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51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0.699cm"/>
    </style:style>
    <style:style style:family="table-column" style:name="co4">
      <style:table-column-properties fo:break-before="auto" style:column-width="2.406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0.923cm"/>
    </style:style>
    <style:style style:family="table-column" style:name="co8">
      <style:table-column-properties fo:break-before="auto" style:column-width="2.041cm"/>
    </style:style>
    <style:style style:family="table-column" style:name="co9">
      <style:table-column-properties fo:break-before="auto" style:column-width="2.798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99cm"/>
    </style:style>
    <style:style style:family="table-column" style:name="co12">
      <style:table-column-properties fo:break-before="auto" style:column-width="2.182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1.231cm"/>
    </style:style>
    <style:style style:family="table-column" style:name="co15">
      <style:table-column-properties fo:break-before="auto" style:column-width="1.175cm"/>
    </style:style>
    <style:style style:family="table-column" style:name="co16">
      <style:table-column-properties fo:break-before="auto" style:column-width="1.734cm"/>
    </style:style>
    <style:style style:family="table-column" style:name="co17">
      <style:table-column-properties fo:break-before="auto" style:column-width="2.21cm"/>
    </style:style>
    <style:style style:family="table-column" style:name="co18">
      <style:table-column-properties fo:break-before="auto" style:column-width="1.538cm"/>
    </style:style>
    <style:style style:family="table-column" style:name="co19">
      <style:table-column-properties fo:break-before="auto" style:column-width="2.237cm"/>
    </style:style>
    <style:style style:family="table-column" style:name="co20">
      <style:table-column-properties fo:break-before="auto" style:column-width="0.979cm"/>
    </style:style>
    <style:style style:family="table-column" style:name="co21">
      <style:table-column-properties fo:break-before="auto" style:column-width="0.866cm"/>
    </style:style>
    <style:style style:family="table-column" style:name="co22">
      <style:table-column-properties fo:break-before="auto" style:column-width="1.062cm"/>
    </style:style>
    <style:style style:family="table-column" style:name="co23">
      <style:table-column-properties fo:break-before="auto" style:column-width="1.56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73cm"/>
    </style:style>
    <style:style style:family="table-row" style:name="ro3">
      <style:table-row-properties fo:break-before="auto" style:use-optimal-row-height="false" style:row-height="0.82cm"/>
    </style:style>
    <style:style style:family="table-row" style:name="ro4">
      <style:table-row-properties fo:break-before="auto" style:use-optimal-row-height="false" style:row-height="1.931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9cm"/>
    </style:style>
    <style:style style:family="table" style:name="ta1" style:master-page-name="PageStyle_5f_WT1919_20_Tabel_20_1">
      <style:table-properties style:writing-mode="lr-tb" table:display="true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1.A701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1.A701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order="none" style:diagonal-tl-br="none" style:print-content="true" style:cell-protect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0.74pt solid #000000" fo:border-bottom="none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="none" style:diagonal-tl-br="none" style:print-content="true" style:cell-protect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9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0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none" fo:border-right="none" style:diagonal-tl-br="none" style:print-content="true" style:cell-protect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9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="none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print-content="true" style:cell-protect="protected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order-right="none" style:diagonal-tl-br="none" style:print-content="true" style:cell-protect="protected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="none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 fo:border-left="0.74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0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3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family="text" style:name="T4">
      <style:text-properties style:text-outline="false" style:text-line-through-type="none" fo:font-style="italic" style:font-name="Arial" style:font-size-complex="10pt" style:text-underline-color="font-color" style:font-size-asian="10pt" style:font-style-complex="italic" style:font-weight-complex="bold" style:font-name-complex="Arial" style:font-weight-asian="bold" fo:font-size="10pt" style:font-style-asian="italic" style:text-position="0%" fo:font-weight="bold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name-complex="Arial" style:font-weight-asian="bold" fo:font-size="10pt" style:font-name="Arial" style:text-underline-style="none" fo:font-weight="bold" style:text-position="0%" fo:text-shadow="none"/>
    </style:style>
  </office:automatic-styles>
  <office:body>
    <office:spreadsheet>
      <table:calculation-settings table:use-regular-expressions="false" table:case-sensitive="false"/>
      <table:table table:style-name="ta1" table:name="WT1919 Tabel 1">
        <office:forms form:apply-design-mode="false" form:automatic-focus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6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9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15" table:default-cell-style-name="ce13"/>
        <table:table-column table:style-name="co6" table:default-cell-style-name="ce13"/>
        <table:table-column table:style-name="co16" table:default-cell-style-name="ce13"/>
        <table:table-column table:style-name="co6" table:default-cell-style-name="ce13"/>
        <table:table-column table:style-name="co17" table:default-cell-style-name="ce13"/>
        <table:table-column table:style-name="co6" table:default-cell-style-name="ce13" table:number-columns-repeated="2"/>
        <table:table-column table:style-name="co18" table:default-cell-style-name="ce103"/>
        <table:table-column table:style-name="co19" table:default-cell-style-name="ce103"/>
        <table:table-column table:style-name="co20" table:default-cell-style-name="ce103"/>
        <table:table-column table:style-name="co21" table:default-cell-style-name="ce103"/>
        <table:table-column table:style-name="co22" table:default-cell-style-name="ce103"/>
        <table:table-column table:style-name="co23" table:default-cell-style-name="ce103"/>
        <table:table-column table:style-name="co6" table:default-cell-style-name="ce13" table:number-columns-repeated="225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1 <text:s/>Algemeen overzicht van de uitkomsten der woningtelling gehouden tussen 1 Juli 1919 en 1 Januari 1920</text:p>
          </table:table-cell>
          <table:table-cell table:style-name="ce14" table:number-columns-repeated="25"/>
          <table:table-cell table:style-name="ce91" table:number-columns-repeated="5"/>
          <table:table-cell table:style-name="ce112"/>
          <table:table-cell table:number-columns-repeated="992"/>
        </table:table-row>
        <table:table-row table:style-name="ro1">
          <table:table-cell table:style-name="ce2"/>
          <table:table-cell table:style-name="ce15" table:number-columns-repeated="6"/>
          <table:table-cell table:style-name="ce41" table:number-columns-repeated="3"/>
          <table:table-cell table:style-name="ce2" table:number-columns-repeated="16"/>
          <table:table-cell table:style-name="ce92" table:number-columns-repeated="3"/>
          <table:table-cell table:style-name="ce105"/>
          <table:table-cell table:style-name="ce92" table:number-columns-repeated="2"/>
          <table:table-cell table:number-columns-repeated="992"/>
        </table:table-row>
        <table:table-row table:style-name="ro2">
          <table:table-cell ns41:value-type="string" table:number-rows-spanned="3" table:style-name="TL RowProperty" table:number-columns-spanned="1" office:value-type="string">
            <text:p><text:span text:style-name="T3"><text:a xlink:type="simple" xlink:href="#WT1919 Tabel 1.A701">G E M E E N T E N</text:a></text:span></text:p>
          </table:table-cell>
          <table:table-cell ns41:value-type="string" table:number-rows-spanned="3" table:style-name="TL RowProperty" table:number-columns-spanned="1" office:value-type="string">
            <text:p>Noot</text:p>
          </table:table-cell>
          <table:table-cell table:style-name="ce2"/>
          <table:table-cell ns41:value-type="string" table:number-rows-spanned="3" table:style-name="TL ColHeader" table:number-columns-spanned="1" office:value-type="string">
            <text:p>Bevolking op 1 jan 1919</text:p>
          </table:table-cell>
          <table:table-cell ns41:value-type="string" table:number-rows-spanned="1" table:style-name="TL ColHeader" table:number-columns-spanned="6" office:value-type="string">
            <text:p>Woningen <text:span text:style-name="T4">zonder</text:span><text:span text:style-name="T5"> nering of bedrijf</text:span>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6" office:value-type="string">
            <text:p>Woningen <text:span text:style-name="T4">met</text:span><text:span text:style-name="T5"> nering of bedrijf</text:span>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1" office:value-type="string">
            <text:p>Vrije of dienstwoningen</text:p>
          </table:table-cell>
          <table:table-cell ns41:value-type="string" table:number-rows-spanned="2" table:style-name="TL ColHeader" table:number-columns-spanned="3" office:value-type="string">
            <text:p>Noodwoningen bewoond door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3" office:value-type="string">
            <text:p>Onbewoonbaar verklaarde woningen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Algemeen totaal der woningen</text:p>
          </table:table-cell>
          <table:table-cell ns41:value-type="string" table:number-rows-spanned="1" table:style-name="TL ColHeader" table:number-columns-spanned="2" office:value-type="string">
            <text:p>Waarvan</text:p>
          </table:table-cell>
          <table:covered-table-cell table:style-name="ce89"/>
          <table:table-cell ns41:value-type="string" table:number-rows-spanned="3" table:style-name="ce93" table:number-columns-spanned="1" office:value-type="string">
            <text:p>Telling</text:p>
          </table:table-cell>
          <table:table-cell ns41:value-type="string" table:number-rows-spanned="3" table:style-name="ce93" table:number-columns-spanned="1" office:value-type="string">
            <text:p>Tabel</text:p>
          </table:table-cell>
          <table:table-cell ns41:value-type="string" table:number-rows-spanned="3" table:style-name="ce93" table:number-columns-spanned="1" office:value-type="string">
            <text:p>Pagina links</text:p>
          </table:table-cell>
          <table:table-cell ns41:value-type="string" table:number-rows-spanned="3" table:style-name="ce106" table:number-columns-spanned="1" office:value-type="string">
            <text:p>Pagina rechts</text:p>
          </table:table-cell>
          <table:table-cell ns41:value-type="string" table:number-rows-spanned="3" table:style-name="ce93" table:number-columns-spanned="1" office:value-type="string">
            <text:p>Provincie</text:p>
          </table:table-cell>
          <table:table-cell ns41:value-type="string" table:number-rows-spanned="3" table:style-name="ce113" table:number-columns-spanned="1" office:value-type="string">
            <text:p>Image nr</text:p>
          </table:table-cell>
          <table:table-cell table:number-columns-repeated="992"/>
        </table:table-row>
        <table:table-row table:style-name="ro3">
          <table:covered-table-cell table:style-name="ce4"/>
          <table:covered-table-cell table:style-name="ce17"/>
          <table:table-cell table:style-name="ce26"/>
          <table:covered-table-cell table:style-name="ce29"/>
          <table:table-cell ns41:value-type="string" table:number-rows-spanned="2" table:style-name="TL ColHeader" table:number-columns-spanned="1" office:value-type="string">
            <text:p>bewoond door eigenaars</text:p>
          </table:table-cell>
          <table:table-cell ns41:value-type="string" table:number-rows-spanned="2" table:style-name="TL ColHeader" table:number-columns-spanned="1" office:value-type="string">
            <text:p>bewoond door huurders</text:p>
          </table:table-cell>
          <table:table-cell ns41:value-type="string" table:number-rows-spanned="2" table:style-name="TL ColHeader" table:number-columns-spanned="1" office:value-type="string">
            <text:p>Onbewoond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2" office:value-type="string">
            <text:p>waarvan onbewoond in percenten van</text:p>
          </table:table-cell>
          <table:covered-table-cell table:style-name="ce48"/>
          <table:table-cell ns41:value-type="string" table:number-rows-spanned="2" table:style-name="TL ColHeader" table:number-columns-spanned="1" office:value-type="string">
            <text:p>bewoond door eigenaars</text:p>
          </table:table-cell>
          <table:table-cell ns41:value-type="string" table:number-rows-spanned="2" table:style-name="TL ColHeader" table:number-columns-spanned="1" office:value-type="string">
            <text:p>bewoond door huurders</text:p>
          </table:table-cell>
          <table:table-cell ns41:value-type="string" table:number-rows-spanned="2" table:style-name="TL ColHeader" table:number-columns-spanned="1" office:value-type="string">
            <text:p>Onbewoond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2" office:value-type="string">
            <text:p>waarvan onbewoond in percenten van</text:p>
          </table:table-cell>
          <table:covered-table-cell table:style-name="ce61"/>
          <table:covered-table-cell table:style-name="ce66"/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bewoond door</text:p>
          </table:table-cell>
          <table:covered-table-cell table:style-name="ce61"/>
          <table:table-cell ns41:value-type="string" table:number-rows-spanned="2" table:style-name="TL ColHeader" table:number-columns-spanned="1" office:value-type="string">
            <text:p>onbewoond</text:p>
          </table:table-cell>
          <table:covered-table-cell table:style-name="ce61"/>
          <table:table-cell ns41:value-type="string" table:number-rows-spanned="2" table:style-name="TL ColHeader" table:number-columns-spanned="1" office:value-type="string">
            <text:p>woningen van werkgevers</text:p>
          </table:table-cell>
          <table:table-cell ns41:value-type="string" table:number-rows-spanned="2" table:style-name="TL ColHeader" table:number-columns-spanned="1" office:value-type="string">
            <text:p>woningen van liefdadige instellingen</text:p>
          </table:table-cell>
          <table:covered-table-cell table:style-name="ce94" table:number-columns-repeated="3"/>
          <table:covered-table-cell table:style-name="ce107"/>
          <table:covered-table-cell table:style-name="ce94"/>
          <table:covered-table-cell table:style-name="ce114"/>
          <table:table-cell table:number-columns-repeated="992"/>
        </table:table-row>
        <table:table-row table:style-name="ro4">
          <table:covered-table-cell table:style-name="ce5"/>
          <table:covered-table-cell table:style-name="ce18"/>
          <table:table-cell table:style-name="ce26"/>
          <table:covered-table-cell table:style-name="ce30"/>
          <table:covered-table-cell table:style-name="TL ColHeader" table:number-columns-repeated="2"/>
          <table:covered-table-cell table:style-name="ce39"/>
          <table:covered-table-cell table:style-name="ce42"/>
          <table:table-cell ns41:value-type="string" table:style-name="TL ColHeader" office:value-type="string">
            <text:p>het totaal aantal woningen</text:p>
          </table:table-cell>
          <table:table-cell ns41:value-type="string" table:style-name="TL ColHeader" office:value-type="string">
            <text:p>het aantal huurwoningen</text:p>
          </table:table-cell>
          <table:covered-table-cell table:style-name="TL ColHeader" table:number-columns-repeated="2"/>
          <table:covered-table-cell table:style-name="ce57"/>
          <table:covered-table-cell table:style-name="ce60"/>
          <table:table-cell ns41:value-type="string" table:style-name="TL ColHeader" office:value-type="string">
            <text:p>het totaal aantal woningen</text:p>
          </table:table-cell>
          <table:table-cell ns41:value-type="string" table:style-name="TL ColHeader" office:value-type="string">
            <text:p>het aantal huurwoningen</text:p>
          </table:table-cell>
          <table:covered-table-cell table:style-name="ce67"/>
          <table:table-cell ns41:value-type="string" table:style-name="TL ColHeader" office:value-type="string">
            <text:p>eigenaars</text:p>
          </table:table-cell>
          <table:table-cell ns41:value-type="string" table:style-name="TL ColHeader" office:value-type="string">
            <text:p>noot</text:p>
          </table:table-cell>
          <table:table-cell ns41:value-type="string" table:style-name="TL ColHeader" office:value-type="string">
            <text:p>huurders</text:p>
          </table:table-cell>
          <table:table-cell ns41:value-type="string" table:style-name="TL ColHeader" office:value-type="string">
            <text:p>eigenaars</text:p>
          </table:table-cell>
          <table:table-cell ns41:value-type="string" table:style-name="TL ColHeader" office:value-type="string">
            <text:p>huurders</text:p>
          </table:table-cell>
          <table:covered-table-cell table:style-name="ce67"/>
          <table:covered-table-cell table:style-name="ce55"/>
          <table:covered-table-cell table:style-name="ce67"/>
          <table:covered-table-cell table:style-name="ce90"/>
          <table:covered-table-cell table:style-name="ce95" table:number-columns-repeated="3"/>
          <table:covered-table-cell table:style-name="ce108"/>
          <table:covered-table-cell table:style-name="ce95"/>
          <table:covered-table-cell table:style-name="ce115"/>
          <table:table-cell table:number-columns-repeated="992"/>
        </table:table-row>
        <table:table-row table:style-name="ro1">
          <table:table-cell table:style-name="ce6"/>
          <table:table-cell table:style-name="ce19"/>
          <table:table-cell table:style-name="ce27"/>
          <table:table-cell table:style-name="ce31"/>
          <table:table-cell table:style-name="ce37" table:number-columns-repeated="2"/>
          <table:table-cell table:style-name="ce40"/>
          <table:table-cell table:style-name="ce43"/>
          <table:table-cell table:style-name="ce50" table:number-columns-repeated="2"/>
          <table:table-cell table:style-name="ce56" table:number-columns-repeated="2"/>
          <table:table-cell table:style-name="ce58"/>
          <table:table-cell table:style-name="ce26"/>
          <table:table-cell table:style-name="ce56" table:number-columns-repeated="4"/>
          <table:table-cell table:style-name="ce71"/>
          <table:table-cell table:style-name="ce56" table:number-columns-repeated="7"/>
          <table:table-cell table:style-name="ce94" table:number-columns-repeated="3"/>
          <table:table-cell table:style-name="ce107"/>
          <table:table-cell table:style-name="ce94" table:number-columns-repeated="2"/>
          <table:table-cell table:number-columns-repeated="992"/>
        </table:table-row>
        <table:table-row table:style-name="ro5">
          <table:table-cell ns41:value-type="string" table:style-name="TL RowHeader" office:value-type="string">
            <text:p>Vrijhoeve-Capelle</text:p>
          </table:table-cell>
          <table:table-cell table:style-name="TL RowHeader"/>
          <table:table-cell table:style-name="ce23"/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formula="of:=SUM([.E7:.G7])" ns41:value-type="float" table:style-name="TL Data" office:value-type="float" office:value="93">
            <text:p>93</text:p>
          </table:table-cell>
          <table:table-cell table:formula="of:=100*[.G7]/[.H7]" ns41:value-type="float" table:style-name="TL Data" office:value-type="float" office:value="1.0752688172043">
            <text:p>1.08</text:p>
          </table:table-cell>
          <table:table-cell table:formula="of:=100*[.G7]/([.F7]+[.G7])" ns41:value-type="float" table:style-name="TL Data" office:value-type="float" office:value="1.88679245283019">
            <text:p>1.8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7:.M7])" ns41:value-type="float" table:style-name="TL Data" office:value-type="float" office:value="23">
            <text:p>2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H7]+[.N7]+[.Q7]+[.R7]+[.T7]+[.U7]+[.V7]+[.W7]" ns41:value-type="float" table:style-name="TL Data" office:value-type="float" office:value="118">
            <text:p>1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96" office:value-type="string">
            <text:p>WT </text:p>
          </table:table-cell>
          <table:table-cell ns41:value-type="string" table:style-name="ce100" office:value-type="string">
            <text:p>1919_00_T1</text:p>
          </table:table-cell>
          <table:table-cell ns41:value-type="float" table:style-name="ce100" office:value="2" office:value-type="float">
            <text:p>2</text:p>
          </table:table-cell>
          <table:table-cell ns41:value-type="float" table:style-name="ce109" office:value="3" office:value-type="float">
            <text:p>3</text:p>
          </table:table-cell>
          <table:table-cell ns41:value-type="string" table:style-name="ce100" office:value-type="string">
            <text:p>NB</text:p>
          </table:table-cell>
          <table:table-cell ns41:value-type="string" table:style-name="ce116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avenstein</text:p>
          </table:table-cell>
          <table:table-cell table:style-name="TL RowHeader"/>
          <table:table-cell table:style-name="ce23"/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table:formula="of:=SUM([.E8:.G8])" ns41:value-type="float" table:style-name="TL Data" office:value-type="float" office:value="122">
            <text:p>122</text:p>
          </table:table-cell>
          <table:table-cell table:formula="of:=100*[.G8]/[.H8]" ns41:value-type="float" table:style-name="TL Data" office:value-type="float" office:value="4.0983606557377">
            <text:p>4.10</text:p>
          </table:table-cell>
          <table:table-cell table:formula="of:=100*[.G8]/([.F8]+[.G8])" ns41:value-type="float" table:style-name="TL Data" office:value-type="float" office:value="5.74712643678161">
            <text:p>5.7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8:.M8])" ns41:value-type="float" table:style-name="TL Data" office:value-type="float" office:value="55">
            <text:p>5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8]+[.N8]+[.Q8]+[.R8]+[.T8]+[.U8]+[.V8]+[.W8]" ns41:value-type="float" table:style-name="TL Data" office:value-type="float" office:value="182">
            <text:p>18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kuyk</text:p>
          </table:table-cell>
          <table:table-cell table:style-name="TL RowHeader"/>
          <table:table-cell table:style-name="ce23"/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SUM([.E9:.G9])" ns41:value-type="float" table:style-name="TL Data" office:value-type="float" office:value="19">
            <text:p>19</text:p>
          </table:table-cell>
          <table:table-cell table:style-name="TL Data" table:number-columns-repeated="2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SUM([.K9:.M9])" ns41:value-type="float" table:style-name="TL Data" office:value-type="float" office:value="186">
            <text:p>18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H9]+[.N9]+[.Q9]+[.R9]+[.T9]+[.U9]+[.V9]+[.W9]" ns41:value-type="float" table:style-name="TL Data" office:value-type="float" office:value="206">
            <text:p>20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aardwijk</text:p>
          </table:table-cell>
          <table:table-cell table:style-name="TL RowHeader"/>
          <table:table-cell table:style-name="ce23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table:formula="of:=SUM([.E10:.G10])" ns41:value-type="float" table:style-name="TL Data" office:value-type="float" office:value="196">
            <text:p>196</text:p>
          </table:table-cell>
          <table:table-cell table:formula="of:=100*[.G10]/[.H10]" ns41:value-type="float" table:style-name="TL Data" office:value-type="float" office:value="1.53061224489796">
            <text:p>1.53</text:p>
          </table:table-cell>
          <table:table-cell table:formula="of:=100*[.G10]/([.F10]+[.G10])" ns41:value-type="float" table:style-name="TL Data" office:value-type="float" office:value="1.86335403726708">
            <office:annotation draw:style-name="gr1" svg:height="1.323cm" draw:caption-point-y="1.067cm" svg:width="1.177cm" svg:x="18.319cm" draw:caption-point-x="1.276cm" svg:y="5.345cm" draw:text-style-name="P1">
              <dc:creator>CDM</dc:creator>
              <dc:date>2014-12-12T00:00:00</dc:date>
              <text:p text:style-name="P1"><text:span text:style-name="T1">1,87</text:span></text:p>
            </office:annotation>
            <text:p>1.8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SUM([.K10:.M10])" ns41:value-type="float" table:style-name="TL Data" office:value-type="float" office:value="118">
            <text:p>118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0]+[.N10]+[.Q10]+[.R10]+[.T10]+[.U10]+[.V10]+[.W10]" ns41:value-type="float" table:style-name="TL Data" office:value-type="float" office:value="335">
            <text:p>33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egen</text:p>
          </table:table-cell>
          <table:table-cell table:style-name="TL RowHeader"/>
          <table:table-cell table:style-name="ce23"/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SUM([.E11:.G11])" ns41:value-type="float" table:style-name="TL Data" office:value-type="float" office:value="138">
            <text:p>138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K11:.M11])" ns41:value-type="float" table:style-name="TL Data" office:value-type="float" office:value="154">
            <text:p>15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formula="of:=[.H11]+[.N11]+[.Q11]+[.R11]+[.T11]+[.U11]+[.V11]+[.W11]" ns41:value-type="float" table:style-name="TL Data" office:value-type="float" office:value="311">
            <text:p>3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soijen</text:p>
          </table:table-cell>
          <table:table-cell table:style-name="TL RowHeader"/>
          <table:table-cell table:style-name="ce23"/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" office:value-type="float">
            <text:p>2</text:p>
          </table:table-cell>
          <table:table-cell table:formula="of:=SUM([.E12:.G12])" ns41:value-type="float" table:style-name="TL Data" office:value-type="float" office:value="258">
            <text:p>258</text:p>
          </table:table-cell>
          <table:table-cell table:formula="of:=100*[.G12]/[.H12]" ns41:value-type="float" table:style-name="TL Data" office:value-type="float" office:value="0.775193798449612">
            <text:p>0.78</text:p>
          </table:table-cell>
          <table:table-cell table:formula="of:=100*[.G12]/([.F12]+[.G12])" ns41:value-type="float" table:style-name="TL Data" office:value-type="float" office:value="1">
            <text:p>1.0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SUM([.K12:.M12])" ns41:value-type="float" table:style-name="TL Data" office:value-type="float" office:value="81">
            <text:p>8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12]+[.N12]+[.Q12]+[.R12]+[.T12]+[.U12]+[.V12]+[.W12]" ns41:value-type="float" table:style-name="TL Data" office:value-type="float" office:value="353">
            <text:p>35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usden</text:p>
          </table:table-cell>
          <table:table-cell table:style-name="TL RowHeader"/>
          <table:table-cell table:style-name="ce23"/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" office:value-type="float">
            <text:p>4</text:p>
          </table:table-cell>
          <table:table-cell table:formula="of:=SUM([.E13:.G13])" ns41:value-type="float" table:style-name="TL Data" office:value-type="float" office:value="336">
            <text:p>336</text:p>
          </table:table-cell>
          <table:table-cell table:formula="of:=100*[.G13]/[.H13]" ns41:value-type="float" table:style-name="TL Data" office:value-type="float" office:value="1.19047619047619">
            <text:p>1.19</text:p>
          </table:table-cell>
          <table:table-cell table:formula="of:=100*[.G13]/([.F13]+[.G13])" ns41:value-type="float" table:style-name="TL Data" office:value-type="float" office:value="1.61290322580645">
            <text:p>1.6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SUM([.K13:.M13])" ns41:value-type="float" table:style-name="TL Data" office:value-type="float" office:value="95">
            <text:p>9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H13]+[.N13]+[.Q13]+[.R13]+[.T13]+[.U13]+[.V13]+[.W13]" ns41:value-type="float" table:style-name="TL Data" office:value-type="float" office:value="441">
            <text:p>4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ploo c.a.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E14:.G14])" ns41:value-type="float" table:style-name="TL Data" office:value-type="float" office:value="26">
            <text:p>26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14:.M14])" ns41:value-type="float" table:style-name="TL Data" office:value-type="float" office:value="60">
            <text:p>6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[.H14]+[.N14]+[.Q14]+[.R14]+[.T14]+[.U14]+[.V14]+[.W14]" ns41:value-type="float" table:style-name="TL Data" office:value-type="float" office:value="95">
            <text:p>9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arle Rixtel</text:p>
          </table:table-cell>
          <table:table-cell table:style-name="TL RowHeader"/>
          <table:table-cell table:style-name="ce23"/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" office:value-type="float">
            <text:p>6</text:p>
          </table:table-cell>
          <table:table-cell table:formula="of:=SUM([.E15:.G15])" ns41:value-type="float" table:style-name="TL Data" office:value-type="float" office:value="183">
            <text:p>183</text:p>
          </table:table-cell>
          <table:table-cell table:formula="of:=100*[.G15]/[.H15]" ns41:value-type="float" table:style-name="TL Data" office:value-type="float" office:value="3.27868852459016">
            <text:p>3.28</text:p>
          </table:table-cell>
          <table:table-cell table:formula="of:=100*[.G15]/([.F15]+[.G15])" ns41:value-type="float" table:style-name="TL Data" office:value-type="float" office:value="4.16666666666667">
            <text:p>4.1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table:formula="of:=SUM([.K15:.M15])" ns41:value-type="float" table:style-name="TL Data" office:value-type="float" office:value="166">
            <text:p>16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15]+[.N15]+[.Q15]+[.R15]+[.T15]+[.U15]+[.V15]+[.W15]" ns41:value-type="float" table:style-name="TL Data" office:value-type="float" office:value="355">
            <text:p>35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ugen c.a.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table:formula="of:=SUM([.E16:.G16])" ns41:value-type="float" table:style-name="TL Data" office:value-type="float" office:value="170">
            <text:p>170</text:p>
          </table:table-cell>
          <table:table-cell table:formula="of:=100*[.G16]/[.H16]" ns41:value-type="float" table:style-name="TL Data" office:value-type="float" office:value="2.35294117647059">
            <office:annotation draw:style-name="gr1" svg:height="1.349cm" draw:caption-point-y="1.067cm" svg:width="1.009cm" svg:x="16.529cm" draw:caption-point-x="0.269cm" svg:y="8.044cm" draw:text-style-name="P1">
              <dc:creator>CDM</dc:creator>
              <dc:date>2014-12-12T00:00:00</dc:date>
              <text:p text:style-name="P1"><text:span text:style-name="T2">2,33</text:span></text:p>
              <text:p text:style-name="P1"><text:span text:style-name="T2"/></text:p>
            </office:annotation>
            <text:p>2.35</text:p>
          </table:table-cell>
          <table:table-cell table:formula="of:=100*[.G16]/([.F16]+[.G16])" ns41:value-type="float" table:style-name="TL Data" office:value-type="float" office:value="3.92156862745098">
            <office:annotation draw:style-name="gr1" svg:height="0.423cm" draw:caption-point-y="1.067cm" svg:width="1.15cm" svg:x="18.319cm" draw:caption-point-x="1.276cm" svg:y="8.044cm" draw:text-style-name="P1">
              <dc:creator>CDM</dc:creator>
              <dc:date>2014-12-12T00:00:00</dc:date>
              <text:p text:style-name="P1"><text:span text:style-name="T1">3,96</text:span></text:p>
              <text:p text:style-name="P1"><text:span text:style-name="T2"/></text:p>
            </office:annotation>
            <text:p>3.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SUM([.K16:.M16])" ns41:value-type="float" table:style-name="TL Data" office:value-type="float" office:value="63">
            <text:p>6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16]+[.N16]+[.Q16]+[.R16]+[.T16]+[.U16]+[.V16]+[.W16]" ns41:value-type="float" table:style-name="TL Data" office:value-type="float" office:value="239">
            <text:p>23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udrichrem</text:p>
          </table:table-cell>
          <table:table-cell table:style-name="TL RowHeader"/>
          <table:table-cell table:style-name="ce23"/>
          <table:table-cell ns41:value-type="float" table:style-name="TL Data" office:value="2217" office:value-type="float">
            <text:p>221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/>
          <table:table-cell table:formula="of:=SUM([.E17:.G17])" ns41:value-type="float" table:style-name="TL Data" office:value-type="float" office:value="369">
            <text:p>369</text:p>
          </table:table-cell>
          <table:table-cell table:formula="of:=100*[.G17]/[.H17]" ns41:value-type="float" table:style-name="TL Data" office:value-type="float" office:value="0">
            <text:p>0.00</text:p>
          </table:table-cell>
          <table:table-cell table:formula="of:=100*[.G17]/([.F17]+[.G17])" ns41:value-type="float" table:style-name="TL Data" office:value-type="float" office:value="0">
            <text:p>0.0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17:.M17])" ns41:value-type="float" table:style-name="TL Data" office:value-type="float" office:value="58">
            <text:p>5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formula="of:=[.H17]+[.N17]+[.Q17]+[.R17]+[.T17]+[.U17]+[.V17]+[.W17]" ns41:value-type="float" table:style-name="TL Data" office:value-type="float" office:value="438">
            <text:p>43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llemstad</text:p>
          </table:table-cell>
          <table:table-cell table:style-name="TL RowHeader"/>
          <table:table-cell table:style-name="ce23"/>
          <table:table-cell ns41:value-type="float" table:style-name="TL Data" office:value="2242" office:value-type="float">
            <text:p>224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" office:value-type="float">
            <text:p>3</text:p>
          </table:table-cell>
          <table:table-cell table:formula="of:=SUM([.E18:.G18])" ns41:value-type="float" table:style-name="TL Data" office:value-type="float" office:value="409">
            <text:p>409</text:p>
          </table:table-cell>
          <table:table-cell table:formula="of:=100*[.G18]/[.H18]" ns41:value-type="float" table:style-name="TL Data" office:value-type="float" office:value="0.733496332518337">
            <text:p>0.73</text:p>
          </table:table-cell>
          <table:table-cell table:formula="of:=100*[.G18]/([.F18]+[.G18])" ns41:value-type="float" table:style-name="TL Data" office:value-type="float" office:value="1.171875">
            <text:p>1.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SUM([.K18:.M18])" ns41:value-type="float" table:style-name="TL Data" office:value-type="float" office:value="63">
            <text:p>63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18]+[.N18]+[.Q18]+[.R18]+[.T18]+[.U18]+[.V18]+[.W18]" ns41:value-type="float" table:style-name="TL Data" office:value-type="float" office:value="494">
            <text:p>4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lphen en Riel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265" office:value-type="float">
            <text:p>226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SUM([.E19:.G19])" ns41:value-type="float" table:style-name="TL Data" office:value-type="float" office:value="175">
            <text:p>175</text:p>
          </table:table-cell>
          <table:table-cell table:formula="of:=100*[.G19]/[.H19]" ns41:value-type="float" table:style-name="TL Data" office:value-type="float" office:value="0">
            <text:p>0.00</text:p>
          </table:table-cell>
          <table:table-cell table:formula="of:=100*[.G19]/([.F19]+[.G19])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style-name="TL Data" table:number-columns-repeated="2"/>
          <table:table-cell table:style-name="TL Data" table:number-columns-repeated="7"/>
          <table:table-cell table:formula="of:=[.H19]+[.N19]+[.Q19]+[.R19]+[.T19]+[.U19]+[.V19]+[.W19]" ns41:value-type="float" table:style-name="TL Data" office:value-type="float" office:value="175">
            <text:p>17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eldhoven c.a.</text:p>
          </table:table-cell>
          <table:table-cell table:style-name="TL RowHeader"/>
          <table:table-cell table:style-name="ce23"/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table:formula="of:=SUM([.E20:.G20])" ns41:value-type="float" table:style-name="TL Data" office:value-type="float" office:value="183">
            <text:p>183</text:p>
          </table:table-cell>
          <table:table-cell table:formula="of:=100*[.G20]/[.H20]" ns41:value-type="float" table:style-name="TL Data" office:value-type="float" office:value="0.546448087431694">
            <text:p>0.55</text:p>
          </table:table-cell>
          <table:table-cell table:formula="of:=100*[.G20]/([.F20]+[.G20])" ns41:value-type="float" table:style-name="TL Data" office:value-type="float" office:value="0.735294117647059">
            <text:p>0.7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/>
          <table:table-cell table:formula="of:=SUM([.K20:.M20])" ns41:value-type="float" table:style-name="TL Data" office:value-type="float" office:value="373">
            <text:p>373</text:p>
          </table:table-cell>
          <table:table-cell table:style-name="TL Data" table:number-columns-repeated="2"/>
          <table:table-cell table:style-name="TL Data" table:number-columns-repeated="7"/>
          <table:table-cell table:formula="of:=[.H20]+[.N20]+[.Q20]+[.R20]+[.T20]+[.U20]+[.V20]+[.W20]" ns41:value-type="float" table:style-name="TL Data" office:value-type="float" office:value="556">
            <text:p>5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ghem</text:p>
          </table:table-cell>
          <table:table-cell table:style-name="TL RowHeader"/>
          <table:table-cell table:style-name="ce23"/>
          <table:table-cell ns41:value-type="float" table:style-name="TL Data" office:value="2286" office:value-type="float">
            <text:p>228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table:formula="of:=SUM([.E21:.G21])" ns41:value-type="float" table:style-name="TL Data" office:value-type="float" office:value="368">
            <text:p>368</text:p>
          </table:table-cell>
          <table:table-cell table:formula="of:=100*[.G21]/[.H21]" ns41:value-type="float" table:style-name="TL Data" office:value-type="float" office:value="0">
            <text:p>0.00</text:p>
          </table:table-cell>
          <table:table-cell table:formula="of:=100*[.G21]/([.F21]+[.G21])" ns41:value-type="float" table:style-name="TL Data" office:value-type="float" office:value="0">
            <text:p>0.0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SUM([.K21:.M21])" ns41:value-type="float" table:style-name="TL Data" office:value-type="float" office:value="71">
            <text:p>7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formula="of:=[.H21]+[.N21]+[.Q21]+[.R21]+[.T21]+[.U21]+[.V21]+[.W21]" ns41:value-type="float" table:style-name="TL Data" office:value-type="float" office:value="456">
            <text:p>45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eeland</text:p>
          </table:table-cell>
          <table:table-cell table:style-name="TL RowHeader"/>
          <table:table-cell table:style-name="ce23"/>
          <table:table-cell ns41:value-type="float" table:style-name="TL Data" office:value="2317" office:value-type="float">
            <text:p>231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formula="of:=SUM([.E22:.G22])" ns41:value-type="float" table:style-name="TL Data" office:value-type="float" office:value="353">
            <text:p>353</text:p>
          </table:table-cell>
          <table:table-cell table:formula="of:=100*[.G22]/[.H22]" ns41:value-type="float" table:style-name="TL Data" office:value-type="float" office:value="0.56657223796034">
            <text:p>0.57</text:p>
          </table:table-cell>
          <table:table-cell table:formula="of:=100*[.G22]/([.F22]+[.G22])" ns41:value-type="float" table:style-name="TL Data" office:value-type="float" office:value="7.14285714285714">
            <text:p>7.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K22:.M22])" ns41:value-type="float" table:style-name="TL Data" office:value-type="float" office:value="42">
            <text:p>4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22]+[.N22]+[.Q22]+[.R22]+[.T22]+[.U22]+[.V22]+[.W22]" ns41:value-type="float" table:style-name="TL Data" office:value-type="float" office:value="399">
            <text:p>39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ave</text:p>
          </table:table-cell>
          <table:table-cell table:style-name="TL RowHeader"/>
          <table:table-cell table:style-name="ce23"/>
          <table:table-cell ns41:value-type="float" table:style-name="TL Data" office:value="2357" office:value-type="float">
            <text:p>235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" office:value-type="float">
            <text:p>5</text:p>
          </table:table-cell>
          <table:table-cell table:formula="of:=SUM([.E23:.G23])" ns41:value-type="float" table:style-name="TL Data" office:value-type="float" office:value="225">
            <text:p>225</text:p>
          </table:table-cell>
          <table:table-cell table:formula="of:=100*[.G23]/[.H23]" ns41:value-type="float" table:style-name="TL Data" office:value-type="float" office:value="2.22222222222222">
            <text:p>2.22</text:p>
          </table:table-cell>
          <table:table-cell table:formula="of:=100*[.G23]/([.F23]+[.G23])" ns41:value-type="float" table:style-name="TL Data" office:value-type="float" office:value="3.47222222222222">
            <text:p>3.4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SUM([.K23:.M23])" ns41:value-type="float" table:style-name="TL Data" office:value-type="float" office:value="141">
            <text:p>14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[.H23]+[.N23]+[.Q23]+[.R23]+[.T23]+[.U23]+[.V23]+[.W23]" ns41:value-type="float" table:style-name="TL Data" office:value-type="float" office:value="378">
            <text:p>37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jk en Aalburg</text:p>
          </table:table-cell>
          <table:table-cell table:style-name="TL RowHeader"/>
          <table:table-cell table:style-name="ce23"/>
          <table:table-cell ns41:value-type="float" table:style-name="TL Data" office:value="2369" office:value-type="float">
            <text:p>236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formula="of:=SUM([.E24:.G24])" ns41:value-type="float" table:style-name="TL Data" office:value-type="float" office:value="134">
            <text:p>134</text:p>
          </table:table-cell>
          <table:table-cell table:formula="of:=100*[.G24]/[.H24]" ns41:value-type="float" table:style-name="TL Data" office:value-type="float" office:value="0.746268656716418">
            <text:p>0.75</text:p>
          </table:table-cell>
          <table:table-cell table:formula="of:=100*[.G24]/([.F24]+[.G24])" ns41:value-type="float" table:style-name="TL Data" office:value-type="float" office:value="2.08333333333333">
            <text:p>2.0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SUM([.K24:.M24])" ns41:value-type="float" table:style-name="TL Data" office:value-type="float" office:value="326">
            <text:p>32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24]+[.N24]+[.Q24]+[.R24]+[.T24]+[.U24]+[.V24]+[.W24]" ns41:value-type="float" table:style-name="TL Data" office:value-type="float" office:value="466">
            <text:p>46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ek en Donk</text:p>
          </table:table-cell>
          <table:table-cell table:style-name="TL RowHeader"/>
          <table:table-cell table:style-name="ce23"/>
          <table:table-cell ns41:value-type="float" table:style-name="TL Data" office:value="2411" office:value-type="float">
            <text:p>241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" office:value-type="float">
            <text:p>3</text:p>
          </table:table-cell>
          <table:table-cell table:formula="of:=SUM([.E25:.G25])" ns41:value-type="float" table:style-name="TL Data" office:value-type="float" office:value="294">
            <text:p>294</text:p>
          </table:table-cell>
          <table:table-cell table:formula="of:=100*[.G25]/[.H25]" ns41:value-type="float" table:style-name="TL Data" office:value-type="float" office:value="1.02040816326531">
            <text:p>1.02</text:p>
          </table:table-cell>
          <table:table-cell table:formula="of:=100*[.G25]/([.F25]+[.G25])" ns41:value-type="float" table:style-name="TL Data" office:value-type="float" office:value="1.27118644067797">
            <text:p>1.2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table:formula="of:=SUM([.K25:.M25])" ns41:value-type="float" table:style-name="TL Data" office:value-type="float" office:value="185">
            <text:p>18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formula="of:=[.H25]+[.N25]+[.Q25]+[.R25]+[.T25]+[.U25]+[.V25]+[.W25]" ns41:value-type="float" table:style-name="TL Data" office:value-type="float" office:value="493">
            <text:p>49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stelrode</text:p>
          </table:table-cell>
          <table:table-cell table:style-name="TL RowHeader"/>
          <table:table-cell table:style-name="ce23"/>
          <table:table-cell ns41:value-type="float" table:style-name="TL Data" office:value="2427" office:value-type="float">
            <text:p>242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" office:value-type="float">
            <text:p>4</text:p>
          </table:table-cell>
          <table:table-cell table:formula="of:=SUM([.E26:.G26])" ns41:value-type="float" table:style-name="TL Data" office:value-type="float" office:value="395">
            <text:p>395</text:p>
          </table:table-cell>
          <table:table-cell table:formula="of:=100*[.G26]/[.H26]" ns41:value-type="float" table:style-name="TL Data" office:value-type="float" office:value="1.0126582278481">
            <text:p>1.01</text:p>
          </table:table-cell>
          <table:table-cell table:formula="of:=100*[.G26]/([.F26]+[.G26])" ns41:value-type="float" table:style-name="TL Data" office:value-type="float" office:value="4.49438202247191">
            <text:p>4.4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K26:.M26])" ns41:value-type="float" table:style-name="TL Data" office:value-type="float" office:value="38">
            <text:p>38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H26]+[.N26]+[.Q26]+[.R26]+[.T26]+[.U26]+[.V26]+[.W26]" ns41:value-type="float" table:style-name="TL Data" office:value-type="float" office:value="437">
            <text:p>437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Capelle</text:p>
          </table:table-cell>
          <table:table-cell table:style-name="TL RowHeader"/>
          <table:table-cell table:style-name="ce23"/>
          <table:table-cell ns41:value-type="float" table:style-name="TL Data" office:value="2465" office:value-type="float">
            <text:p>246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" office:value-type="float">
            <text:p>3</text:p>
          </table:table-cell>
          <table:table-cell table:formula="of:=SUM([.E27:.G27])" ns41:value-type="float" table:style-name="TL Data" office:value-type="float" office:value="470">
            <text:p>470</text:p>
          </table:table-cell>
          <table:table-cell table:formula="of:=100*[.G27]/[.H27]" ns41:value-type="float" table:style-name="TL Data" office:value-type="float" office:value="0.638297872340426">
            <text:p>0.64</text:p>
          </table:table-cell>
          <table:table-cell table:formula="of:=100*[.G27]/([.F27]+[.G27])" ns41:value-type="float" table:style-name="TL Data" office:value-type="float" office:value="1.65745856353591">
            <text:p>1.6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K27:.M27])" ns41:value-type="float" table:style-name="TL Data" office:value-type="float" office:value="35">
            <text:p>35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27]+[.N27]+[.Q27]+[.R27]+[.T27]+[.U27]+[.V27]+[.W27]" ns41:value-type="float" table:style-name="TL Data" office:value-type="float" office:value="518">
            <text:p>5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geijk</text:p>
          </table:table-cell>
          <table:table-cell table:style-name="TL RowHeader"/>
          <table:table-cell table:style-name="ce23"/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28:.G28])" ns41:value-type="float" table:style-name="TL Data" office:value-type="float" office:value="386">
            <text:p>386</text:p>
          </table:table-cell>
          <table:table-cell table:formula="of:=100*[.G28]/[.H28]" ns41:value-type="float" table:style-name="TL Data" office:value-type="float" office:value="2.59067357512953">
            <office:annotation draw:style-name="gr1" svg:height="1.164cm" draw:caption-point-y="1.068cm" svg:width="1.626cm" svg:x="16.529cm" draw:caption-point-x="0.269cm" svg:y="13.441cm" draw:text-style-name="P1">
              <dc:creator>CDM</dc:creator>
              <dc:date>2014-12-12T00:00:00</dc:date>
              <text:p text:style-name="P1"><text:span text:style-name="T1">0</text:span></text:p>
              <text:p text:style-name="P1"><text:span text:style-name="T2"/></text:p>
            </office:annotation>
            <text:p>2.59</text:p>
          </table:table-cell>
          <table:table-cell table:formula="of:=100*[.G28]/([.F28]+[.G28])" ns41:value-type="float" table:style-name="TL Data" office:value-type="float" office:value="14.4927536231884">
            <office:annotation draw:style-name="gr1" svg:height="0.979cm" draw:caption-point-y="1.068cm" svg:width="1.065cm" svg:x="18.319cm" draw:caption-point-x="1.276cm" svg:y="13.441cm" draw:text-style-name="P1">
              <dc:creator>CDM</dc:creator>
              <dc:date>2014-12-12T00:00:00</dc:date>
              <text:p text:style-name="P1"><text:span text:style-name="T1">0</text:span></text:p>
              <text:p text:style-name="P1"><text:span text:style-name="T2"/></text:p>
            </office:annotation>
            <text:p>14.4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table:formula="of:=SUM([.K28:.M28])" ns41:value-type="float" table:style-name="TL Data" office:value-type="float" office:value="50">
            <text:p>50</text:p>
          </table:table-cell>
          <table:table-cell table:style-name="TL Data" table:number-columns-repeated="2"/>
          <table:table-cell table:style-name="TL Data" table:number-columns-repeated="7"/>
          <table:table-cell table:formula="of:=[.H28]+[.N28]+[.Q28]+[.R28]+[.T28]+[.U28]+[.V28]+[.W28]" ns41:value-type="float" table:style-name="TL Data" office:value-type="float" office:value="436">
            <text:p>43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eze</text:p>
          </table:table-cell>
          <table:table-cell table:style-name="TL RowHeader"/>
          <table:table-cell table:style-name="ce23"/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table:formula="of:=SUM([.E29:.G29])" ns41:value-type="float" table:style-name="TL Data" office:value-type="float" office:value="443">
            <text:p>443</text:p>
          </table:table-cell>
          <table:table-cell table:formula="of:=100*[.G29]/[.H29]" ns41:value-type="float" table:style-name="TL Data" office:value-type="float" office:value="0.225733634311512">
            <text:p>0.23</text:p>
          </table:table-cell>
          <table:table-cell table:formula="of:=100*[.G29]/([.F29]+[.G29])" ns41:value-type="float" table:style-name="TL Data" office:value-type="float" office:value="0.609756097560976">
            <text:p>0.6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29:.M29])" ns41:value-type="float" table:style-name="TL Data" office:value-type="float" office:value="61">
            <text:p>6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29]+[.N29]+[.Q29]+[.R29]+[.T29]+[.U29]+[.V29]+[.W29]" ns41:value-type="float" table:style-name="TL Data" office:value-type="float" office:value="512">
            <text:p>5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rp</text:p>
          </table:table-cell>
          <table:table-cell table:style-name="TL RowHeader"/>
          <table:table-cell table:style-name="ce23"/>
          <table:table-cell ns41:value-type="float" table:style-name="TL Data" office:value="2612" office:value-type="float">
            <text:p>26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SUM([.E30:.G30])" ns41:value-type="float" table:style-name="TL Data" office:value-type="float" office:value="75">
            <text:p>75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K30:.M30])" ns41:value-type="float" table:style-name="TL Data" office:value-type="float" office:value="32">
            <text:p>3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30]+[.N30]+[.Q30]+[.R30]+[.T30]+[.U30]+[.V30]+[.W30]" ns41:value-type="float" table:style-name="TL Data" office:value-type="float" office:value="114">
            <text:p>1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ertruidenberg</text:p>
          </table:table-cell>
          <table:table-cell table:style-name="TL RowHeader"/>
          <table:table-cell table:style-name="ce23"/>
          <table:table-cell ns41:value-type="float" table:style-name="TL Data" office:value="2692" office:value-type="float">
            <text:p>269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/>
          <table:table-cell table:formula="of:=SUM([.E31:.G31])" ns41:value-type="float" table:style-name="TL Data" office:value-type="float" office:value="373">
            <text:p>373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31:.M31])" ns41:value-type="float" table:style-name="TL Data" office:value-type="float" office:value="65">
            <text:p>65</text:p>
          </table:table-cell>
          <table:table-cell table:style-name="TL Data" table:number-columns-repeated="2"/>
          <table:table-cell table:style-name="TL Data" table:number-columns-repeated="7"/>
          <table:table-cell table:formula="of:=[.H31]+[.N31]+[.Q31]+[.R31]+[.T31]+[.U31]+[.V31]+[.W31]" ns41:value-type="float" table:style-name="TL Data" office:value-type="float" office:value="438">
            <text:p>43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unen</text:p>
          </table:table-cell>
          <table:table-cell table:style-name="TL RowHeader"/>
          <table:table-cell table:style-name="ce23"/>
          <table:table-cell ns41:value-type="float" table:style-name="TL Data" office:value="2725" office:value-type="float">
            <text:p>2725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/>
          <table:table-cell table:formula="of:=SUM([.E32:.G32])" ns41:value-type="float" table:style-name="TL Data" office:value-type="float" office:value="484">
            <text:p>484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32:.M32])" ns41:value-type="float" table:style-name="TL Data" office:value-type="float" office:value="42">
            <text:p>4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32]+[.N32]+[.Q32]+[.R32]+[.T32]+[.U32]+[.V32]+[.W32]" ns41:value-type="float" table:style-name="TL Data" office:value-type="float" office:value="537">
            <text:p>5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ekel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726" office:value-type="float">
            <text:p>272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formula="of:=SUM([.E33:.G33])" ns41:value-type="float" table:style-name="TL Data" office:value-type="float" office:value="56">
            <text:p>56</text:p>
          </table:table-cell>
          <table:table-cell table:formula="of:=100*[.G33]/[.H33]" ns41:value-type="float" table:style-name="TL Data" office:value-type="float" office:value="1.78571428571429">
            <text:p>1.79</text:p>
          </table:table-cell>
          <table:table-cell table:formula="of:=100*[.G33]/([.F33]+[.G33])" ns41:value-type="float" table:style-name="TL Data" office:value-type="float" office:value="5">
            <text:p>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K33:.M33])" ns41:value-type="float" table:style-name="TL Data" office:value-type="float" office:value="34">
            <text:p>3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33]+[.N33]+[.Q33]+[.R33]+[.T33]+[.U33]+[.V33]+[.W33]" ns41:value-type="float" table:style-name="TL Data" office:value-type="float" office:value="97">
            <text:p>97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esch</text:p>
          </table:table-cell>
          <table:table-cell table:style-name="TL RowHeader"/>
          <table:table-cell table:style-name="ce23"/>
          <table:table-cell ns41:value-type="float" table:style-name="TL Data" office:value="2737" office:value-type="float">
            <text:p>27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E34:.G34])" ns41:value-type="float" table:style-name="TL Data" office:value-type="float" office:value="28">
            <text:p>28</text:p>
          </table:table-cell>
          <table:table-cell table:style-name="TL Data" table:number-columns-repeated="2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/>
          <table:table-cell table:formula="of:=SUM([.K34:.M34])" ns41:value-type="float" table:style-name="TL Data" office:value-type="float" office:value="442">
            <text:p>44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H34]+[.N34]+[.Q34]+[.R34]+[.T34]+[.U34]+[.V34]+[.W34]" ns41:value-type="float" table:style-name="TL Data" office:value-type="float" office:value="475">
            <text:p>47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aarle Nassau</text:p>
          </table:table-cell>
          <table:table-cell table:style-name="TL RowHeader"/>
          <table:table-cell table:style-name="ce23"/>
          <table:table-cell ns41:value-type="float" table:style-name="TL Data" office:value="2873" office:value-type="float">
            <text:p>287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table:formula="of:=SUM([.E35:.G35])" ns41:value-type="float" table:style-name="TL Data" office:value-type="float" office:value="364">
            <text:p>364</text:p>
          </table:table-cell>
          <table:table-cell table:formula="of:=100*[.G35]/[.H35]" ns41:value-type="float" table:style-name="TL Data" office:value-type="float" office:value="0.274725274725275">
            <office:annotation draw:style-name="gr1" svg:height="0.952cm" draw:caption-point-y="1.067cm" svg:width="1.148cm" svg:x="16.529cm" draw:caption-point-x="0.269cm" svg:y="16.59cm" draw:text-style-name="P1">
              <dc:creator>CDM</dc:creator>
              <dc:date>2014-12-12T00:00:00</dc:date>
              <text:p text:style-name="P1"><text:span text:style-name="T2">0,26</text:span></text:p>
              <text:p text:style-name="P1"><text:span text:style-name="T2"/></text:p>
            </office:annotation>
            <text:p>0.27</text:p>
          </table:table-cell>
          <table:table-cell table:formula="of:=100*[.G35]/([.F35]+[.G35])" ns41:value-type="float" table:style-name="TL Data" office:value-type="float" office:value="1.01010101010101">
            <text:p>1.0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35:.M35])" ns41:value-type="float" table:style-name="TL Data" office:value-type="float" office:value="67">
            <text:p>67</text:p>
          </table:table-cell>
          <table:table-cell table:style-name="TL Data" table:number-columns-repeated="2"/>
          <table:table-cell table:style-name="TL Data" table:number-columns-repeated="7"/>
          <table:table-cell table:formula="of:=[.H35]+[.N35]+[.Q35]+[.R35]+[.T35]+[.U35]+[.V35]+[.W35]" ns41:value-type="float" table:style-name="TL Data" office:value-type="float" office:value="431">
            <text:p>4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licum</text:p>
          </table:table-cell>
          <table:table-cell table:style-name="TL RowHeader"/>
          <table:table-cell table:style-name="ce23"/>
          <table:table-cell ns41:value-type="float" table:style-name="TL Data" office:value="2946" office:value-type="float">
            <text:p>294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" office:value-type="float">
            <text:p>2</text:p>
          </table:table-cell>
          <table:table-cell table:formula="of:=SUM([.E36:.G36])" ns41:value-type="float" table:style-name="TL Data" office:value-type="float" office:value="271">
            <text:p>271</text:p>
          </table:table-cell>
          <table:table-cell table:formula="of:=100*[.G36]/[.H36]" ns41:value-type="float" table:style-name="TL Data" office:value-type="float" office:value="0.738007380073801">
            <text:p>0.74</text:p>
          </table:table-cell>
          <table:table-cell table:formula="of:=100*[.G36]/([.F36]+[.G36])" ns41:value-type="float" table:style-name="TL Data" office:value-type="float" office:value="1.27388535031847">
            <text:p>1.2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/>
          <table:table-cell table:formula="of:=SUM([.K36:.M36])" ns41:value-type="float" table:style-name="TL Data" office:value-type="float" office:value="304">
            <text:p>30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36]+[.N36]+[.Q36]+[.R36]+[.T36]+[.U36]+[.V36]+[.W36]" ns41:value-type="float" table:style-name="TL Data" office:value-type="float" office:value="585">
            <text:p>5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runen</text:p>
          </table:table-cell>
          <table:table-cell table:style-name="TL RowHeader"/>
          <table:table-cell table:style-name="ce23"/>
          <table:table-cell ns41:value-type="float" table:style-name="TL Data" office:value="2968" office:value-type="float">
            <text:p>296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" office:value-type="float">
            <text:p>2</text:p>
          </table:table-cell>
          <table:table-cell table:formula="of:=SUM([.E37:.G37])" ns41:value-type="float" table:style-name="TL Data" office:value-type="float" office:value="305">
            <text:p>305</text:p>
          </table:table-cell>
          <table:table-cell table:formula="of:=100*[.G37]/[.H37]" ns41:value-type="float" table:style-name="TL Data" office:value-type="float" office:value="0.655737704918033">
            <text:p>0.66</text:p>
          </table:table-cell>
          <table:table-cell table:formula="of:=100*[.G37]/([.F37]+[.G37])" ns41:value-type="float" table:style-name="TL Data" office:value-type="float" office:value="1.41843971631206">
            <office:annotation draw:style-name="gr1" svg:height="0.766cm" draw:caption-point-y="1.067cm" svg:width="1.568cm" svg:x="18.319cm" draw:caption-point-x="1.276cm" svg:y="17.49cm" draw:text-style-name="P1">
              <dc:creator>CDM</dc:creator>
              <dc:date>2014-12-12T00:00:00</dc:date>
              <text:p text:style-name="P1"><text:span text:style-name="T1">1,43</text:span></text:p>
              <text:p text:style-name="P1"><text:span text:style-name="T2"/></text:p>
            </office:annotation>
            <text:p>1.4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table:formula="of:=SUM([.K37:.M37])" ns41:value-type="float" table:style-name="TL Data" office:value-type="float" office:value="274">
            <text:p>274</text:p>
          </table:table-cell>
          <table:table-cell table:formula="of:=100*[.M37]/[.N37]" ns41:value-type="float" table:style-name="TL Data" office:value-type="float" office:value="2.55474452554745">
            <office:annotation draw:style-name="gr1" svg:height="0.899cm" draw:caption-point-y="1.067cm" svg:width="2.017cm" svg:x="27.268cm" draw:caption-point-x="0.829cm" svg:y="17.49cm" draw:text-style-name="P1">
              <dc:creator>CDM</dc:creator>
              <dc:date>2014-12-12T00:00:00</dc:date>
              <text:p text:style-name="P1"><text:span text:style-name="T1">2,52</text:span></text:p>
              <text:p text:style-name="P1"><text:span text:style-name="T2"/></text:p>
            </office:annotation>
            <text:p>2.55</text:p>
          </table:table-cell>
          <table:table-cell table:formula="of:=100*[.M37]/([.L37]+[.M37])" ns41:value-type="float" table:style-name="TL Data" office:value-type="float" office:value="25">
            <text:p>25.0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37]+[.N37]+[.Q37]+[.R37]+[.T37]+[.U37]+[.V37]+[.W37]" ns41:value-type="float" table:style-name="TL Data" office:value-type="float" office:value="582">
            <text:p>58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xmeer</text:p>
          </table:table-cell>
          <table:table-cell table:style-name="TL RowHeader"/>
          <table:table-cell table:style-name="ce23"/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/>
          <table:table-cell table:formula="of:=SUM([.E38:.G38])" ns41:value-type="float" table:style-name="TL Data" office:value-type="float" office:value="363">
            <text:p>363</text:p>
          </table:table-cell>
          <table:table-cell table:formula="of:=100*[.G38]/[.H38]" ns41:value-type="float" table:style-name="TL Data" office:value-type="float" office:value="0">
            <text:p>0</text:p>
          </table:table-cell>
          <table:table-cell table:formula="of:=100*[.G38]/([.F38]+[.G38])" ns41:value-type="float" table:style-name="TL Data" office:value-type="float" office:value="0">
            <text:p>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SUM([.K38:.M38])" ns41:value-type="float" table:style-name="TL Data" office:value-type="float" office:value="215">
            <text:p>2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38]+[.N38]+[.Q38]+[.R38]+[.T38]+[.U38]+[.V38]+[.W38]" ns41:value-type="float" table:style-name="TL Data" office:value-type="float" office:value="585">
            <text:p>58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ongelre</text:p>
          </table:table-cell>
          <table:table-cell table:style-name="TL RowHeader"/>
          <table:table-cell table:style-name="ce23"/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39:.G39])" ns41:value-type="float" table:style-name="TL Data" office:value-type="float" office:value="471">
            <text:p>471</text:p>
          </table:table-cell>
          <table:table-cell table:formula="of:=100*[.G39]/[.H39]" ns41:value-type="float" table:style-name="TL Data" office:value-type="float" office:value="4.24628450106157">
            <text:p>4.25</text:p>
          </table:table-cell>
          <table:table-cell table:formula="of:=100*[.G39]/([.F39]+[.G39])" ns41:value-type="float" table:style-name="TL Data" office:value-type="float" office:value="6.17283950617284">
            <text:p>6.1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formula="of:=SUM([.K39:.M39])" ns41:value-type="float" table:style-name="TL Data" office:value-type="float" office:value="75">
            <text:p>75</text:p>
          </table:table-cell>
          <table:table-cell table:formula="of:=100*[.M39]/[.N39]" ns41:value-type="float" table:style-name="TL Data" office:value-type="float" office:value="1.33333333333333">
            <text:p>1.33</text:p>
          </table:table-cell>
          <table:table-cell table:formula="of:=100*[.M39]/([.L39]+[.M39])" ns41:value-type="float" table:style-name="TL Data" office:value-type="float" office:value="2.7027027027027">
            <text:p>2.7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39]+[.N39]+[.Q39]+[.R39]+[.T39]+[.U39]+[.V39]+[.W39]" ns41:value-type="float" table:style-name="TL Data" office:value-type="float" office:value="564">
            <text:p>5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omeren</text:p>
          </table:table-cell>
          <table:table-cell table:style-name="TL RowHeader"/>
          <table:table-cell table:style-name="ce23"/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" office:value-type="float">
            <text:p>9</text:p>
          </table:table-cell>
          <table:table-cell table:formula="of:=SUM([.E40:.G40])" ns41:value-type="float" table:style-name="TL Data" office:value-type="float" office:value="475">
            <text:p>475</text:p>
          </table:table-cell>
          <table:table-cell table:formula="of:=100*[.G40]/[.H40]" ns41:value-type="float" table:style-name="TL Data" office:value-type="float" office:value="1.89473684210526">
            <text:p>1.89</text:p>
          </table:table-cell>
          <table:table-cell table:formula="of:=100*[.G40]/([.F40]+[.G40])" ns41:value-type="float" table:style-name="TL Data" office:value-type="float" office:value="14.0625">
            <text:p>14.0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/>
          <table:table-cell table:formula="of:=SUM([.K40:.M40])" ns41:value-type="float" table:style-name="TL Data" office:value-type="float" office:value="172">
            <text:p>17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40]+[.N40]+[.Q40]+[.R40]+[.T40]+[.U40]+[.V40]+[.W40]" ns41:value-type="float" table:style-name="TL Data" office:value-type="float" office:value="660">
            <text:p>6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ilvarenbeek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287" office:value-type="float">
            <text:p>328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" office:value-type="float">
            <text:p>5</text:p>
          </table:table-cell>
          <table:table-cell table:formula="of:=SUM([.E41:.G41])" ns41:value-type="float" table:style-name="TL Data" office:value-type="float" office:value="280">
            <text:p>280</text:p>
          </table:table-cell>
          <table:table-cell table:formula="of:=100*[.G41]/[.H41]" ns41:value-type="float" table:style-name="TL Data" office:value-type="float" office:value="1.78571428571429">
            <text:p>1.79</text:p>
          </table:table-cell>
          <table:table-cell table:formula="of:=100*[.G41]/([.F41]+[.G41])" ns41:value-type="float" table:style-name="TL Data" office:value-type="float" office:value="2.85714285714286">
            <text:p>2.8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K41:.M41])" ns41:value-type="float" table:style-name="TL Data" office:value-type="float" office:value="82">
            <text:p>82</text:p>
          </table:table-cell>
          <table:table-cell table:style-name="TL Data" table:number-columns-repeated="2"/>
          <table:table-cell table:style-name="TL Data" table:number-columns-repeated="7"/>
          <table:table-cell table:formula="of:=[.H41]+[.N41]+[.Q41]+[.R41]+[.T41]+[.U41]+[.V41]+[.W41]" ns41:value-type="float" table:style-name="TL Data" office:value-type="float" office:value="362">
            <text:p>3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spik</text:p>
          </table:table-cell>
          <table:table-cell table:style-name="TL RowHeader"/>
          <table:table-cell table:style-name="ce23"/>
          <table:table-cell ns41:value-type="float" table:style-name="TL Data" office:value="3406" office:value-type="float">
            <text:p>340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" office:value-type="float">
            <text:p>3</text:p>
          </table:table-cell>
          <table:table-cell table:formula="of:=SUM([.E42:.G42])" ns41:value-type="float" table:style-name="TL Data" office:value-type="float" office:value="364">
            <text:p>364</text:p>
          </table:table-cell>
          <table:table-cell table:formula="of:=100*[.G42]/[.H42]" ns41:value-type="float" table:style-name="TL Data" office:value-type="float" office:value="0.824175824175824">
            <text:p>0.82</text:p>
          </table:table-cell>
          <table:table-cell table:formula="of:=100*[.G42]/([.F42]+[.G42])" ns41:value-type="float" table:style-name="TL Data" office:value-type="float" office:value="1.64835164835165">
            <text:p>1.6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SUM([.K42:.M42])" ns41:value-type="float" table:style-name="TL Data" office:value-type="float" office:value="172">
            <text:p>17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42]+[.N42]+[.Q42]+[.R42]+[.T42]+[.U42]+[.V42]+[.W42]" ns41:value-type="float" table:style-name="TL Data" office:value-type="float" office:value="543">
            <text:p>5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ill</text:p>
          </table:table-cell>
          <table:table-cell table:style-name="TL RowHeader"/>
          <table:table-cell table:style-name="ce23"/>
          <table:table-cell ns41:value-type="float" table:style-name="TL Data" office:value="3427" office:value-type="float">
            <text:p>342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SUM([.E43:.G43])" ns41:value-type="float" table:style-name="TL Data" office:value-type="float" office:value="113">
            <text:p>113</text:p>
          </table:table-cell>
          <table:table-cell table:style-name="TL Data" table:number-columns-repeated="2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SUM([.K43:.M43])" ns41:value-type="float" table:style-name="TL Data" office:value-type="float" office:value="482">
            <text:p>482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43]+[.N43]+[.Q43]+[.R43]+[.T43]+[.U43]+[.V43]+[.W43]" ns41:value-type="float" table:style-name="TL Data" office:value-type="float" office:value="637">
            <text:p>63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st</text:p>
          </table:table-cell>
          <table:table-cell table:style-name="TL RowHeader"/>
          <table:table-cell table:style-name="ce23"/>
          <table:table-cell ns41:value-type="float" table:style-name="TL Data" office:value="3429" office:value-type="float">
            <text:p>342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" office:value-type="float">
            <text:p>4</text:p>
          </table:table-cell>
          <table:table-cell table:formula="of:=SUM([.E44:.G44])" ns41:value-type="float" table:style-name="TL Data" office:value-type="float" office:value="450">
            <text:p>450</text:p>
          </table:table-cell>
          <table:table-cell table:formula="of:=100*[.G44]/[.H44]" ns41:value-type="float" table:style-name="TL Data" office:value-type="float" office:value="0.888888888888889">
            <text:p>0.89</text:p>
          </table:table-cell>
          <table:table-cell table:formula="of:=100*[.G44]/([.F44]+[.G44])" ns41:value-type="float" table:style-name="TL Data" office:value-type="float" office:value="2.3121387283237">
            <text:p>2.3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table:formula="of:=SUM([.K44:.M44])" ns41:value-type="float" table:style-name="TL Data" office:value-type="float" office:value="176">
            <text:p>176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44]+[.N44]+[.Q44]+[.R44]+[.T44]+[.U44]+[.V44]+[.W44]" ns41:value-type="float" table:style-name="TL Data" office:value-type="float" office:value="656">
            <text:p>65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denhout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431" office:value-type="float">
            <text:p>343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" office:value-type="float">
            <text:p>5</text:p>
          </table:table-cell>
          <table:table-cell table:formula="of:=SUM([.E45:.G45])" ns41:value-type="float" table:style-name="TL Data" office:value-type="float" office:value="168">
            <text:p>168</text:p>
          </table:table-cell>
          <table:table-cell table:formula="of:=100*[.G45]/[.H45]" ns41:value-type="float" table:style-name="TL Data" office:value-type="float" office:value="2.97619047619048">
            <text:p>2.98</text:p>
          </table:table-cell>
          <table:table-cell table:formula="of:=100*[.G45]/([.F45]+[.G45])" ns41:value-type="float" table:style-name="TL Data" office:value-type="float" office:value="4.95049504950495">
            <text:p>4.9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SUM([.K45:.M45])" ns41:value-type="float" table:style-name="TL Data" office:value-type="float" office:value="52">
            <text:p>5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45]+[.N45]+[.Q45]+[.R45]+[.T45]+[.U45]+[.V45]+[.W45]" ns41:value-type="float" table:style-name="TL Data" office:value-type="float" office:value="225">
            <text:p>2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lmkerk</text:p>
          </table:table-cell>
          <table:table-cell table:style-name="TL RowHeader"/>
          <table:table-cell table:style-name="ce23"/>
          <table:table-cell ns41:value-type="float" table:style-name="TL Data" office:value="3475" office:value-type="float">
            <text:p>347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" office:value-type="float">
            <text:p>6</text:p>
          </table:table-cell>
          <table:table-cell table:formula="of:=SUM([.E46:.G46])" ns41:value-type="float" table:style-name="TL Data" office:value-type="float" office:value="170">
            <text:p>170</text:p>
          </table:table-cell>
          <table:table-cell table:formula="of:=100*[.G46]/[.H46]" ns41:value-type="float" table:style-name="TL Data" office:value-type="float" office:value="3.52941176470588">
            <text:p>3.53</text:p>
          </table:table-cell>
          <table:table-cell table:formula="of:=100*[.G46]/([.F46]+[.G46])" ns41:value-type="float" table:style-name="TL Data" office:value-type="float" office:value="5.76923076923077">
            <text:p>5.7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formula="of:=SUM([.K46:.M46])" ns41:value-type="float" table:style-name="TL Data" office:value-type="float" office:value="68">
            <text:p>68</text:p>
          </table:table-cell>
          <table:table-cell table:formula="of:=100*[.M46]/[.N46]" ns41:value-type="float" table:style-name="TL Data" office:value-type="float" office:value="1.47058823529412">
            <text:p>1.47</text:p>
          </table:table-cell>
          <table:table-cell table:formula="of:=100*[.M46]/([.L46]+[.M46])" ns41:value-type="float" table:style-name="TL Data" office:value-type="float" office:value="6.66666666666667">
            <text:p>6.6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46]+[.N46]+[.Q46]+[.R46]+[.T46]+[.U46]+[.V46]+[.W46]" ns41:value-type="float" table:style-name="TL Data" office:value-type="float" office:value="243">
            <text:p>24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 Werken c.a.</text:p>
          </table:table-cell>
          <table:table-cell table:style-name="TL RowHeader"/>
          <table:table-cell table:style-name="ce23"/>
          <table:table-cell ns41:value-type="float" table:style-name="TL Data" office:value="3476" office:value-type="float">
            <text:p>347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" office:value-type="float">
            <text:p>4</text:p>
          </table:table-cell>
          <table:table-cell table:formula="of:=SUM([.E47:.G47])" ns41:value-type="float" table:style-name="TL Data" office:value-type="float" office:value="556">
            <text:p>556</text:p>
          </table:table-cell>
          <table:table-cell table:formula="of:=100*[.G47]/[.H47]" ns41:value-type="float" table:style-name="TL Data" office:value-type="float" office:value="0.719424460431655">
            <text:p>0.72</text:p>
          </table:table-cell>
          <table:table-cell table:formula="of:=100*[.G47]/([.F47]+[.G47])" ns41:value-type="float" table:style-name="TL Data" office:value-type="float" office:value="1.36054421768707">
            <text:p>1.3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47:.M47])" ns41:value-type="float" table:style-name="TL Data" office:value-type="float" office:value="97">
            <text:p>97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47]+[.N47]+[.Q47]+[.R47]+[.T47]+[.U47]+[.V47]+[.W47]" ns41:value-type="float" table:style-name="TL Data" office:value-type="float" office:value="686">
            <text:p>68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even</text:p>
          </table:table-cell>
          <table:table-cell table:style-name="TL RowHeader"/>
          <table:table-cell table:style-name="ce23"/>
          <table:table-cell ns41:value-type="float" table:style-name="TL Data" office:value="3481" office:value-type="float">
            <text:p>348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" office:value-type="float">
            <text:p>8</text:p>
          </table:table-cell>
          <table:table-cell table:formula="of:=SUM([.E48:.G48])" ns41:value-type="float" table:style-name="TL Data" office:value-type="float" office:value="302">
            <text:p>302</text:p>
          </table:table-cell>
          <table:table-cell table:formula="of:=100*[.G48]/[.H48]" ns41:value-type="float" table:style-name="TL Data" office:value-type="float" office:value="2.64900662251656">
            <text:p>2.65</text:p>
          </table:table-cell>
          <table:table-cell table:formula="of:=100*[.G48]/([.F48]+[.G48])" ns41:value-type="float" table:style-name="TL Data" office:value-type="float" office:value="12.5">
            <text:p>12.5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K48:.M48])" ns41:value-type="float" table:style-name="TL Data" office:value-type="float" office:value="75">
            <text:p>7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formula="of:=[.H48]+[.N48]+[.Q48]+[.R48]+[.T48]+[.U48]+[.V48]+[.W48]" ns41:value-type="float" table:style-name="TL Data" office:value-type="float" office:value="394">
            <text:p>3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Cuijk</text:p>
          </table:table-cell>
          <table:table-cell table:style-name="TL RowHeader"/>
          <table:table-cell table:style-name="ce23"/>
          <table:table-cell ns41:value-type="float" table:style-name="TL Data" office:value="3483" office:value-type="float">
            <text:p>348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" office:value-type="float">
            <text:p>3</text:p>
          </table:table-cell>
          <table:table-cell table:formula="of:=SUM([.E49:.G49])" ns41:value-type="float" table:style-name="TL Data" office:value-type="float" office:value="209">
            <text:p>209</text:p>
          </table:table-cell>
          <table:table-cell table:formula="of:=100*[.G49]/[.H49]" ns41:value-type="float" table:style-name="TL Data" office:value-type="float" office:value="1.43540669856459">
            <text:p>1.44</text:p>
          </table:table-cell>
          <table:table-cell table:formula="of:=100*[.G49]/([.F49]+[.G49])" ns41:value-type="float" table:style-name="TL Data" office:value-type="float" office:value="2.04081632653061">
            <text:p>2.0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SUM([.K49:.M49])" ns41:value-type="float" table:style-name="TL Data" office:value-type="float" office:value="121">
            <text:p>12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formula="of:=[.H49]+[.N49]+[.Q49]+[.R49]+[.T49]+[.U49]+[.V49]+[.W49]" ns41:value-type="float" table:style-name="TL Data" office:value-type="float" office:value="344">
            <text:p>3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ssendrecht</text:p>
          </table:table-cell>
          <table:table-cell table:style-name="TL RowHeader"/>
          <table:table-cell table:style-name="ce23"/>
          <table:table-cell ns41:value-type="float" table:style-name="TL Data" office:value="3508" office:value-type="float">
            <text:p>3508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50:.G50])" ns41:value-type="float" table:style-name="TL Data" office:value-type="float" office:value="442">
            <text:p>442</text:p>
          </table:table-cell>
          <table:table-cell table:formula="of:=100*[.G50]/[.H50]" ns41:value-type="float" table:style-name="TL Data" office:value-type="float" office:value="2.26244343891403">
            <text:p>2.26</text:p>
          </table:table-cell>
          <table:table-cell table:formula="of:=100*[.G50]/([.F50]+[.G50])" ns41:value-type="float" table:style-name="TL Data" office:value-type="float" office:value="20.4081632653061">
            <text:p>20.4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formula="of:=SUM([.K50:.M50])" ns41:value-type="float" table:style-name="TL Data" office:value-type="float" office:value="194">
            <text:p>194</text:p>
          </table:table-cell>
          <table:table-cell table:formula="of:=100*[.M50]/[.N50]" ns41:value-type="float" table:style-name="TL Data" office:value-type="float" office:value="1.03092783505155">
            <text:p>1.03</text:p>
          </table:table-cell>
          <table:table-cell table:formula="of:=100*[.M50]/([.L50]+[.M50])" ns41:value-type="float" table:style-name="TL Data" office:value-type="float" office:value="11.7647058823529">
            <text:p>11.7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formula="of:=[.H50]+[.N50]+[.Q50]+[.R50]+[.T50]+[.U50]+[.V50]+[.W50]" ns41:value-type="float" table:style-name="TL Data" office:value-type="float" office:value="651">
            <text:p>6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ldrop</text:p>
          </table:table-cell>
          <table:table-cell table:style-name="TL RowHeader"/>
          <table:table-cell table:style-name="ce23"/>
          <table:table-cell ns41:value-type="float" table:style-name="TL Data" office:value="3524" office:value-type="float">
            <text:p>352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87" office:value-type="float">
            <text:p>387</text:p>
          </table:table-cell>
          <table:table-cell table:style-name="TL Data"/>
          <table:table-cell table:formula="of:=SUM([.E51:.G51])" ns41:value-type="float" table:style-name="TL Data" office:value-type="float" office:value="581">
            <text:p>581</text:p>
          </table:table-cell>
          <table:table-cell table:formula="of:=100*[.G51]/[.H51]" ns41:value-type="float" table:style-name="TL Data" office:value-type="float" office:value="0">
            <text:p>0</text:p>
          </table:table-cell>
          <table:table-cell table:formula="of:=100*[.G51]/([.F51]+[.G51])" ns41:value-type="float" table:style-name="TL Data" office:value-type="float" office:value="0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SUM([.K51:.M51])" ns41:value-type="float" table:style-name="TL Data" office:value-type="float" office:value="86">
            <text:p>8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51]+[.N51]+[.Q51]+[.R51]+[.T51]+[.U51]+[.V51]+[.W51]" ns41:value-type="float" table:style-name="TL Data" office:value-type="float" office:value="682">
            <text:p>68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ierlo</text:p>
          </table:table-cell>
          <table:table-cell table:style-name="TL RowHeader"/>
          <table:table-cell table:style-name="ce23"/>
          <table:table-cell ns41:value-type="float" table:style-name="TL Data" office:value="3588" office:value-type="float">
            <text:p>358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52:.G52])" ns41:value-type="float" table:style-name="TL Data" office:value-type="float" office:value="597">
            <text:p>597</text:p>
          </table:table-cell>
          <table:table-cell table:formula="of:=100*[.G52]/[.H52]" ns41:value-type="float" table:style-name="TL Data" office:value-type="float" office:value="2.34505862646566">
            <text:p>2.35</text:p>
          </table:table-cell>
          <table:table-cell table:formula="of:=100*[.G52]/([.F52]+[.G52])" ns41:value-type="float" table:style-name="TL Data" office:value-type="float" office:value="4.69798657718121">
            <text:p>4.7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4" office:value-type="float">
            <text:p>24</text:p>
          </table:table-cell>
          <table:table-cell table:formula="of:=SUM([.K52:.M52])" ns41:value-type="float" table:style-name="TL Data" office:value-type="float" office:value="133">
            <text:p>133</text:p>
          </table:table-cell>
          <table:table-cell table:formula="of:=100*[.M52]/[.N52]" ns41:value-type="float" table:style-name="TL Data" office:value-type="float" office:value="18.0451127819549">
            <text:p>18.05</text:p>
          </table:table-cell>
          <table:table-cell table:formula="of:=100*[.M52]/([.L52]+[.M52])" ns41:value-type="float" table:style-name="TL Data" office:value-type="float" office:value="26.0869565217391">
            <text:p>26.0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52]+[.N52]+[.Q52]+[.R52]+[.T52]+[.U52]+[.V52]+[.W52]" ns41:value-type="float" table:style-name="TL Data" office:value-type="float" office:value="774">
            <text:p>7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ussen c.a.</text:p>
          </table:table-cell>
          <table:table-cell table:style-name="TL RowHeader"/>
          <table:table-cell table:style-name="ce23"/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/>
          <table:table-cell table:formula="of:=SUM([.E53:.G53])" ns41:value-type="float" table:style-name="TL Data" office:value-type="float" office:value="560">
            <text:p>560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SUM([.K53:.M53])" ns41:value-type="float" table:style-name="TL Data" office:value-type="float" office:value="103">
            <text:p>10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53]+[.N53]+[.Q53]+[.R53]+[.T53]+[.U53]+[.V53]+[.W53]" ns41:value-type="float" table:style-name="TL Data" office:value-type="float" office:value="669">
            <text:p>66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rkendam</text:p>
          </table:table-cell>
          <table:table-cell table:style-name="TL RowHeader"/>
          <table:table-cell table:style-name="ce23"/>
          <table:table-cell ns41:value-type="float" table:style-name="TL Data" office:value="3683" office:value-type="float">
            <text:p>368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97" office:value-type="float">
            <text:p>397</text:p>
          </table:table-cell>
          <table:table-cell table:style-name="TL Data"/>
          <table:table-cell table:formula="of:=SUM([.E54:.G54])" ns41:value-type="float" table:style-name="TL Data" office:value-type="float" office:value="498">
            <text:p>498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SUM([.K54:.M54])" ns41:value-type="float" table:style-name="TL Data" office:value-type="float" office:value="83">
            <text:p>8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54]+[.N54]+[.Q54]+[.R54]+[.T54]+[.U54]+[.V54]+[.W54]" ns41:value-type="float" table:style-name="TL Data" office:value-type="float" office:value="589">
            <text:p>58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inteloord c.a.</text:p>
          </table:table-cell>
          <table:table-cell table:style-name="TL RowHeader"/>
          <table:table-cell table:style-name="ce23"/>
          <table:table-cell ns41:value-type="float" table:style-name="TL Data" office:value="3725" office:value-type="float">
            <text:p>372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" office:value-type="float">
            <text:p>1</text:p>
          </table:table-cell>
          <table:table-cell table:formula="of:=SUM([.E55:.G55])" ns41:value-type="float" table:style-name="TL Data" office:value-type="float" office:value="413">
            <text:p>413</text:p>
          </table:table-cell>
          <table:table-cell table:formula="of:=100*[.G55]/[.H55]" ns41:value-type="float" table:style-name="TL Data" office:value-type="float" office:value="0.242130750605327">
            <text:p>0.24</text:p>
          </table:table-cell>
          <table:table-cell table:formula="of:=100*[.G55]/([.F55]+[.G55])" ns41:value-type="float" table:style-name="TL Data" office:value-type="float" office:value="0.374531835205993">
            <office:annotation draw:style-name="gr1" svg:height="0.952cm" draw:caption-point-y="1.067cm" svg:width="1.065cm" svg:x="18.319cm" draw:caption-point-x="1.276cm" svg:y="25.586cm" draw:text-style-name="P1">
              <dc:creator>CDM</dc:creator>
              <dc:date>2014-12-12T00:00:00</dc:date>
              <text:p text:style-name="P1"><text:span text:style-name="T2">0,36</text:span></text:p>
              <text:p text:style-name="P1"><text:span text:style-name="T2"/></text:p>
            </office:annotation>
            <text:p>0.3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55:.M55])" ns41:value-type="float" table:style-name="TL Data" office:value-type="float" office:value="100">
            <text:p>100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55]+[.N55]+[.Q55]+[.R55]+[.T55]+[.U55]+[.V55]+[.W55]" ns41:value-type="float" table:style-name="TL Data" office:value-type="float" office:value="526">
            <text:p>52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oirle</text:p>
          </table:table-cell>
          <table:table-cell table:style-name="TL RowHeader"/>
          <table:table-cell table:style-name="ce23"/>
          <table:table-cell ns41:value-type="float" table:style-name="TL Data" office:value="3728" office:value-type="float">
            <text:p>372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56:.G56])" ns41:value-type="float" table:style-name="TL Data" office:value-type="float" office:value="626">
            <text:p>626</text:p>
          </table:table-cell>
          <table:table-cell table:formula="of:=100*[.G56]/[.H56]" ns41:value-type="float" table:style-name="TL Data" office:value-type="float" office:value="1.59744408945687">
            <text:p>1.60</text:p>
          </table:table-cell>
          <table:table-cell table:formula="of:=100*[.G56]/([.F56]+[.G56])" ns41:value-type="float" table:style-name="TL Data" office:value-type="float" office:value="2.27272727272727">
            <text:p>2.2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SUM([.K56:.M56])" ns41:value-type="float" table:style-name="TL Data" office:value-type="float" office:value="70">
            <text:p>70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56]+[.N56]+[.Q56]+[.R56]+[.T56]+[.U56]+[.V56]+[.W56]" ns41:value-type="float" table:style-name="TL Data" office:value-type="float" office:value="722">
            <text:p>722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lijmen</text:p>
          </table:table-cell>
          <table:table-cell table:style-name="TL RowHeader"/>
          <table:table-cell table:style-name="ce23"/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table:formula="of:=SUM([.E57:.G57])" ns41:value-type="float" table:style-name="TL Data" office:value-type="float" office:value="316">
            <text:p>316</text:p>
          </table:table-cell>
          <table:table-cell table:formula="of:=100*[.G57]/[.H57]" ns41:value-type="float" table:style-name="TL Data" office:value-type="float" office:value="0.949367088607595">
            <text:p>0.95</text:p>
          </table:table-cell>
          <table:table-cell table:formula="of:=100*[.G57]/([.F57]+[.G57])" ns41:value-type="float" table:style-name="TL Data" office:value-type="float" office:value="1.86335403726708">
            <text:p>1.86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SUM([.K57:.M57])" ns41:value-type="float" table:style-name="TL Data" office:value-type="float" office:value="430">
            <text:p>43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57]+[.N57]+[.Q57]+[.R57]+[.T57]+[.U57]+[.V57]+[.W57]" ns41:value-type="float" table:style-name="TL Data" office:value-type="float" office:value="758">
            <text:p>7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erheijden</text:p>
          </table:table-cell>
          <table:table-cell table:style-name="TL RowHeader"/>
          <table:table-cell table:style-name="ce23"/>
          <table:table-cell ns41:value-type="float" table:style-name="TL Data" office:value="4077" office:value-type="float">
            <text:p>407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/>
          <table:table-cell table:formula="of:=SUM([.E58:.G58])" ns41:value-type="float" table:style-name="TL Data" office:value-type="float" office:value="449">
            <text:p>449</text:p>
          </table:table-cell>
          <table:table-cell table:style-name="TL Data" table:number-columns-repeated="2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SUM([.K58:.M58])" ns41:value-type="float" table:style-name="TL Data" office:value-type="float" office:value="182">
            <text:p>18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58]+[.N58]+[.Q58]+[.R58]+[.T58]+[.U58]+[.V58]+[.W58]" ns41:value-type="float" table:style-name="TL Data" office:value-type="float" office:value="636">
            <text:p>63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isterwijk</text:p>
          </table:table-cell>
          <table:table-cell table:style-name="TL RowHeader"/>
          <table:table-cell table:style-name="ce23"/>
          <table:table-cell ns41:value-type="float" table:style-name="TL Data" office:value="4171" office:value-type="float">
            <text:p>417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" office:value-type="float">
            <text:p>4</text:p>
          </table:table-cell>
          <table:table-cell table:formula="of:=SUM([.E59:.G59])" ns41:value-type="float" table:style-name="TL Data" office:value-type="float" office:value="451">
            <text:p>451</text:p>
          </table:table-cell>
          <table:table-cell table:formula="of:=100*[.G59]/[.H59]" ns41:value-type="float" table:style-name="TL Data" office:value-type="float" office:value="0.886917960088692">
            <text:p>0.89</text:p>
          </table:table-cell>
          <table:table-cell table:formula="of:=100*[.G59]/([.F59]+[.G59])" ns41:value-type="float" table:style-name="TL Data" office:value-type="float" office:value="1.13314447592068">
            <text:p>1.1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SUM([.K59:.M59])" ns41:value-type="float" table:style-name="TL Data" office:value-type="float" office:value="143">
            <text:p>14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59]+[.N59]+[.Q59]+[.R59]+[.T59]+[.U59]+[.V59]+[.W59]" ns41:value-type="float" table:style-name="TL Data" office:value-type="float" office:value="608">
            <text:p>60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osmalen</text:p>
          </table:table-cell>
          <table:table-cell table:style-name="TL RowHeader"/>
          <table:table-cell table:style-name="ce23"/>
          <table:table-cell ns41:value-type="float" table:style-name="TL Data" office:value="4207" office:value-type="float">
            <text:p>420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" office:value-type="float">
            <text:p>2</text:p>
          </table:table-cell>
          <table:table-cell table:formula="of:=SUM([.E60:.G60])" ns41:value-type="float" table:style-name="TL Data" office:value-type="float" office:value="341">
            <text:p>341</text:p>
          </table:table-cell>
          <table:table-cell table:formula="of:=100*[.G60]/[.H60]" ns41:value-type="float" table:style-name="TL Data" office:value-type="float" office:value="0.586510263929619">
            <text:p>0.59</text:p>
          </table:table-cell>
          <table:table-cell table:formula="of:=100*[.G60]/([.F60]+[.G60])" ns41:value-type="float" table:style-name="TL Data" office:value-type="float" office:value="1.12994350282486">
            <text:p>1.1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/>
          <table:table-cell table:formula="of:=SUM([.K60:.M60])" ns41:value-type="float" table:style-name="TL Data" office:value-type="float" office:value="322">
            <text:p>322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60]+[.N60]+[.Q60]+[.R60]+[.T60]+[.U60]+[.V60]+[.W60]" ns41:value-type="float" table:style-name="TL Data" office:value-type="float" office:value="686">
            <text:p>6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sten</text:p>
          </table:table-cell>
          <table:table-cell table:style-name="TL RowHeader"/>
          <table:table-cell table:style-name="ce23"/>
          <table:table-cell ns41:value-type="float" table:style-name="TL Data" office:value="4229" office:value-type="float">
            <text:p>422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" office:value-type="float">
            <text:p>3</text:p>
          </table:table-cell>
          <table:table-cell table:formula="of:=SUM([.E61:.G61])" ns41:value-type="float" table:style-name="TL Data" office:value-type="float" office:value="291">
            <text:p>291</text:p>
          </table:table-cell>
          <table:table-cell table:formula="of:=100*[.G61]/[.H61]" ns41:value-type="float" table:style-name="TL Data" office:value-type="float" office:value="1.03092783505155">
            <text:p>1.03</text:p>
          </table:table-cell>
          <table:table-cell table:formula="of:=100*[.G61]/([.F61]+[.G61])" ns41:value-type="float" table:style-name="TL Data" office:value-type="float" office:value="1.94805194805195">
            <text:p>1.9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formula="of:=SUM([.K61:.M61])" ns41:value-type="float" table:style-name="TL Data" office:value-type="float" office:value="475">
            <text:p>475</text:p>
          </table:table-cell>
          <table:table-cell table:formula="of:=100*[.M61]/[.N61]" ns41:value-type="float" table:style-name="TL Data" office:value-type="float" office:value="0.210526315789474">
            <text:p>0.21</text:p>
          </table:table-cell>
          <table:table-cell table:formula="of:=100*[.M61]/([.L61]+[.M61])" ns41:value-type="float" table:style-name="TL Data" office:value-type="float" office:value="0.99009900990099">
            <text:p>0.9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H61]+[.N61]+[.Q61]+[.R61]+[.T61]+[.U61]+[.V61]+[.W61]" ns41:value-type="float" table:style-name="TL Data" office:value-type="float" office:value="788">
            <text:p>78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irschot</text:p>
          </table:table-cell>
          <table:table-cell table:style-name="TL RowHeader"/>
          <table:table-cell table:style-name="ce23"/>
          <table:table-cell ns41:value-type="float" table:style-name="TL Data" office:value="4251" office:value-type="float">
            <text:p>425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/>
          <table:table-cell table:formula="of:=SUM([.E62:.G62])" ns41:value-type="float" table:style-name="TL Data" office:value-type="float" office:value="685">
            <text:p>685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table:formula="of:=SUM([.K62:.M62])" ns41:value-type="float" table:style-name="TL Data" office:value-type="float" office:value="226">
            <text:p>226</text:p>
          </table:table-cell>
          <table:table-cell table:formula="of:=100*[.M62]/[.N62]" ns41:value-type="float" table:style-name="TL Data" office:value-type="float" office:value="0.442477876106195">
            <text:p>0.44</text:p>
          </table:table-cell>
          <table:table-cell table:formula="of:=100*[.M62]/([.L62]+[.M62])" ns41:value-type="float" table:style-name="TL Data" office:value-type="float" office:value="1.16279069767442">
            <text:p>1.1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62]+[.N62]+[.Q62]+[.R62]+[.T62]+[.U62]+[.V62]+[.W62]" ns41:value-type="float" table:style-name="TL Data" office:value-type="float" office:value="953">
            <text:p>95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ensdrecht</text:p>
          </table:table-cell>
          <table:table-cell table:style-name="TL RowHeader"/>
          <table:table-cell table:style-name="ce23"/>
          <table:table-cell ns41:value-type="float" table:style-name="TL Data" office:value="4279" office:value-type="float">
            <text:p>427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63:.G63])" ns41:value-type="float" table:style-name="TL Data" office:value-type="float" office:value="546">
            <text:p>546</text:p>
          </table:table-cell>
          <table:table-cell table:formula="of:=100*[.G63]/[.H63]" ns41:value-type="float" table:style-name="TL Data" office:value-type="float" office:value="2.1978021978022">
            <text:p>2.20</text:p>
          </table:table-cell>
          <table:table-cell table:formula="of:=100*[.G63]/([.F63]+[.G63])" ns41:value-type="float" table:style-name="TL Data" office:value-type="float" office:value="18.1818181818182">
            <text:p>18.1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SUM([.K63:.M63])" ns41:value-type="float" table:style-name="TL Data" office:value-type="float" office:value="198">
            <text:p>198</text:p>
          </table:table-cell>
          <table:table-cell table:style-name="TL Data" table:number-columns-repeated="2"/>
          <table:table-cell table:style-name="TL Data" table:number-columns-repeated="7"/>
          <table:table-cell table:formula="of:=[.H63]+[.N63]+[.Q63]+[.R63]+[.T63]+[.U63]+[.V63]+[.W63]" ns41:value-type="float" table:style-name="TL Data" office:value-type="float" office:value="744">
            <text:p>744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Fijnaart c.a.</text:p>
          </table:table-cell>
          <table:table-cell table:style-name="TL RowHeader"/>
          <table:table-cell table:style-name="ce23"/>
          <table:table-cell ns41:value-type="float" table:style-name="TL Data" office:value="4292" office:value-type="float">
            <text:p>429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64:.G64])" ns41:value-type="float" table:style-name="TL Data" office:value-type="float" office:value="615">
            <text:p>615</text:p>
          </table:table-cell>
          <table:table-cell table:formula="of:=100*[.G64]/[.H64]" ns41:value-type="float" table:style-name="TL Data" office:value-type="float" office:value="1.6260162601626">
            <text:p>1.63</text:p>
          </table:table-cell>
          <table:table-cell table:formula="of:=100*[.G64]/([.F64]+[.G64])" ns41:value-type="float" table:style-name="TL Data" office:value-type="float" office:value="3.57142857142857">
            <text:p>3.5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64:.M64])" ns41:value-type="float" table:style-name="TL Data" office:value-type="float" office:value="138">
            <text:p>13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formula="of:=[.H64]+[.N64]+[.Q64]+[.R64]+[.T64]+[.U64]+[.V64]+[.W64]" ns41:value-type="float" table:style-name="TL Data" office:value-type="float" office:value="755">
            <text:p>75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alkenswaard</text:p>
          </table:table-cell>
          <table:table-cell table:style-name="TL RowHeader"/>
          <table:table-cell table:style-name="ce23"/>
          <table:table-cell ns41:value-type="float" table:style-name="TL Data" office:value="4494" office:value-type="float">
            <text:p>449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40" office:value-type="float">
            <text:p>340</text:p>
          </table:table-cell>
          <table:table-cell table:style-name="TL Data"/>
          <table:table-cell table:formula="of:=SUM([.E65:.G65])" ns41:value-type="float" table:style-name="TL Data" office:value-type="float" office:value="685">
            <text:p>685</text:p>
          </table:table-cell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SUM([.K65:.M65])" ns41:value-type="float" table:style-name="TL Data" office:value-type="float" office:value="208">
            <text:p>20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H65]+[.N65]+[.Q65]+[.R65]+[.T65]+[.U65]+[.V65]+[.W65]" ns41:value-type="float" table:style-name="TL Data" office:value-type="float" office:value="912">
            <text:p>91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. Michielsgestel</text:p>
          </table:table-cell>
          <table:table-cell table:style-name="TL RowHeader"/>
          <table:table-cell table:style-name="ce23"/>
          <table:table-cell ns41:value-type="float" table:style-name="TL Data" office:value="4531" office:value-type="float">
            <text:p>453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/>
          <table:table-cell table:formula="of:=SUM([.E66:.G66])" ns41:value-type="float" table:style-name="TL Data" office:value-type="float" office:value="445">
            <text:p>445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table:formula="of:=SUM([.K66:.M66])" ns41:value-type="float" table:style-name="TL Data" office:value-type="float" office:value="241">
            <text:p>24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[.H66]+[.N66]+[.Q66]+[.R66]+[.T66]+[.U66]+[.V66]+[.W66]" ns41:value-type="float" table:style-name="TL Data" office:value-type="float" office:value="690">
            <text:p>69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lundert</text:p>
          </table:table-cell>
          <table:table-cell table:style-name="TL RowHeader"/>
          <table:table-cell table:style-name="ce23"/>
          <table:table-cell ns41:value-type="float" table:style-name="TL Data" office:value="4568" office:value-type="float">
            <text:p>456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67:.G67])" ns41:value-type="float" table:style-name="TL Data" office:value-type="float" office:value="571">
            <text:p>571</text:p>
          </table:table-cell>
          <table:table-cell table:formula="of:=100*[.G67]/[.H67]" ns41:value-type="float" table:style-name="TL Data" office:value-type="float" office:value="1.92644483362522">
            <text:p>1.93</text:p>
          </table:table-cell>
          <table:table-cell table:formula="of:=100*[.G67]/([.F67]+[.G67])" ns41:value-type="float" table:style-name="TL Data" office:value-type="float" office:value="3.17919075144509">
            <text:p>3.1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formula="of:=SUM([.K67:.M67])" ns41:value-type="float" table:style-name="TL Data" office:value-type="float" office:value="137">
            <text:p>137</text:p>
          </table:table-cell>
          <table:table-cell table:formula="of:=100*[.M67]/[.N67]" ns41:value-type="float" table:style-name="TL Data" office:value-type="float" office:value="1.45985401459854">
            <text:p>1.46</text:p>
          </table:table-cell>
          <table:table-cell table:formula="of:=100*[.M67]/([.L67]+[.M67])" ns41:value-type="float" table:style-name="TL Data" office:value-type="float" office:value="10.5263157894737">
            <text:p>10.5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6"/>
          <table:table-cell table:formula="of:=[.H67]+[.N67]+[.Q67]+[.R67]+[.T67]+[.U67]+[.V67]+[.W67]" ns41:value-type="float" table:style-name="TL Data" office:value-type="float" office:value="740">
            <text:p>7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del</text:p>
          </table:table-cell>
          <table:table-cell table:style-name="TL RowHeader"/>
          <table:table-cell table:style-name="ce23"/>
          <table:table-cell ns41:value-type="float" table:style-name="TL Data" office:value="4581" office:value-type="float">
            <text:p>458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68:.G68])" ns41:value-type="float" table:style-name="TL Data" office:value-type="float" office:value="322">
            <text:p>322</text:p>
          </table:table-cell>
          <table:table-cell table:formula="of:=100*[.G68]/[.H68]" ns41:value-type="float" table:style-name="TL Data" office:value-type="float" office:value="11.8012422360248">
            <text:p>11.80</text:p>
          </table:table-cell>
          <table:table-cell table:formula="of:=100*[.G68]/([.F68]+[.G68])" ns41:value-type="float" table:style-name="TL Data" office:value-type="float" office:value="24.5161290322581">
            <text:p>24.5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table:formula="of:=SUM([.K68:.M68])" ns41:value-type="float" table:style-name="TL Data" office:value-type="float" office:value="444">
            <text:p>44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68]+[.N68]+[.Q68]+[.R68]+[.T68]+[.U68]+[.V68]+[.W68]" ns41:value-type="float" table:style-name="TL Data" office:value-type="float" office:value="783">
            <text:p>783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mert</text:p>
          </table:table-cell>
          <table:table-cell table:style-name="TL RowHeader"/>
          <table:table-cell table:style-name="ce23"/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18" office:value-type="float">
            <text:p>318</text:p>
          </table:table-cell>
          <table:table-cell table:style-name="TL Data"/>
          <table:table-cell table:formula="of:=SUM([.E69:.G69])" ns41:value-type="float" table:style-name="TL Data" office:value-type="float" office:value="538">
            <text:p>538</text:p>
          </table:table-cell>
          <table:table-cell table:style-name="TL Data" table:number-columns-repeated="2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/>
          <table:table-cell table:formula="of:=SUM([.K69:.M69])" ns41:value-type="float" table:style-name="TL Data" office:value-type="float" office:value="380">
            <text:p>380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69]+[.N69]+[.Q69]+[.R69]+[.T69]+[.U69]+[.V69]+[.W69]" ns41:value-type="float" table:style-name="TL Data" office:value-type="float" office:value="957">
            <text:p>95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uw</text:p>
          </table:table-cell>
          <table:table-cell table:style-name="TL RowHeader"/>
          <table:table-cell table:style-name="ce23"/>
          <table:table-cell ns41:value-type="float" table:style-name="TL Data" office:value="4754" office:value-type="float">
            <text:p>4754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8" office:value-type="float">
            <text:p>8</text:p>
          </table:table-cell>
          <table:table-cell table:formula="of:=SUM([.E70:.G70])" ns41:value-type="float" table:style-name="TL Data" office:value-type="float" office:value="815">
            <text:p>815</text:p>
          </table:table-cell>
          <table:table-cell table:formula="of:=100*[.G70]/[.H70]" ns41:value-type="float" table:style-name="TL Data" office:value-type="float" office:value="0.98159509202454">
            <text:p>0.98</text:p>
          </table:table-cell>
          <table:table-cell table:formula="of:=100*[.G70]/([.F70]+[.G70])" ns41:value-type="float" table:style-name="TL Data" office:value-type="float" office:value="2.31884057971014">
            <office:annotation draw:style-name="gr1" svg:height="0.766cm" draw:caption-point-y="1.067cm" svg:width="1.707cm" svg:x="18.319cm" draw:caption-point-x="1.276cm" svg:y="32.333cm" draw:text-style-name="P1">
              <dc:creator>CDM</dc:creator>
              <dc:date>2014-12-12T00:00:00</dc:date>
              <text:p text:style-name="P1"><text:span text:style-name="T1">2,37</text:span></text:p>
              <text:p text:style-name="P1"><text:span text:style-name="T2"/></text:p>
            </office:annotation>
            <text:p>2.3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SUM([.K70:.M70])" ns41:value-type="float" table:style-name="TL Data" office:value-type="float" office:value="135">
            <text:p>135</text:p>
          </table:table-cell>
          <table:table-cell table:style-name="TL Data" table:number-columns-repeated="9"/>
          <table:table-cell table:formula="of:=[.H70]+[.N70]+[.Q70]+[.R70]+[.T70]+[.U70]+[.V70]+[.W70]" ns41:value-type="float" table:style-name="TL Data" office:value-type="float" office:value="950">
            <text:p>95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de c.a.</text:p>
          </table:table-cell>
          <table:table-cell table:style-name="TL RowHeader"/>
          <table:table-cell table:style-name="ce23"/>
          <table:table-cell ns41:value-type="float" table:style-name="TL Data" office:value="4814" office:value-type="float">
            <text:p>481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/>
          <table:table-cell table:formula="of:=SUM([.E71:.G71])" ns41:value-type="float" table:style-name="TL Data" office:value-type="float" office:value="821">
            <text:p>821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table:formula="of:=SUM([.K71:.M71])" ns41:value-type="float" table:style-name="TL Data" office:value-type="float" office:value="38">
            <text:p>3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71]+[.N71]+[.Q71]+[.R71]+[.T71]+[.U71]+[.V71]+[.W71]" ns41:value-type="float" table:style-name="TL Data" office:value-type="float" office:value="867">
            <text:p>86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oge en Lage Zwaluwe</text:p>
          </table:table-cell>
          <table:table-cell table:style-name="TL RowHeader"/>
          <table:table-cell table:style-name="ce23"/>
          <table:table-cell ns41:value-type="float" table:style-name="TL Data" office:value="4907" office:value-type="float">
            <text:p>4907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7" office:value-type="float">
            <text:p>7</text:p>
          </table:table-cell>
          <table:table-cell table:formula="of:=SUM([.E72:.G72])" ns41:value-type="float" table:style-name="TL Data" office:value-type="float" office:value="837">
            <text:p>837</text:p>
          </table:table-cell>
          <table:table-cell table:formula="of:=100*[.G72]/[.H72]" ns41:value-type="float" table:style-name="TL Data" office:value-type="float" office:value="0.836320191158901">
            <text:p>0.84</text:p>
          </table:table-cell>
          <table:table-cell table:formula="of:=100*[.G72]/([.F72]+[.G72])" ns41:value-type="float" table:style-name="TL Data" office:value-type="float" office:value="2.11480362537764">
            <text:p>2.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K72:.M72])" ns41:value-type="float" table:style-name="TL Data" office:value-type="float" office:value="50">
            <text:p>5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formula="of:=[.H72]+[.N72]+[.Q72]+[.R72]+[.T72]+[.U72]+[.V72]+[.W72]" ns41:value-type="float" table:style-name="TL Data" office:value-type="float" office:value="898">
            <text:p>89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lsteren</text:p>
          </table:table-cell>
          <table:table-cell table:style-name="TL RowHeader"/>
          <table:table-cell table:style-name="ce23"/>
          <table:table-cell ns41:value-type="float" table:style-name="TL Data" office:value="4982" office:value-type="float">
            <text:p>4982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5" office:value-type="float">
            <text:p>5</text:p>
          </table:table-cell>
          <table:table-cell table:formula="of:=SUM([.E73:.G73])" ns41:value-type="float" table:style-name="TL Data" office:value-type="float" office:value="870">
            <text:p>870</text:p>
          </table:table-cell>
          <table:table-cell table:formula="of:=100*[.G73]/[.H73]" ns41:value-type="float" table:style-name="TL Data" office:value-type="float" office:value="0.574712643678161">
            <text:p>0.57</text:p>
          </table:table-cell>
          <table:table-cell table:formula="of:=100*[.G73]/([.F73]+[.G73])" ns41:value-type="float" table:style-name="TL Data" office:value-type="float" office:value="1.71232876712329">
            <text:p>1.7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K73:.M73])" ns41:value-type="float" table:style-name="TL Data" office:value-type="float" office:value="82">
            <text:p>82</text:p>
          </table:table-cell>
          <table:table-cell table:formula="of:=100*[.M73]/[.N73]" ns41:value-type="float" table:style-name="TL Data" office:value-type="float" office:value="1.21951219512195">
            <text:p>1.22</text:p>
          </table:table-cell>
          <table:table-cell table:formula="of:=100*[.M73]/([.L73]+[.M73])" ns41:value-type="float" table:style-name="TL Data" office:value-type="float" office:value="20">
            <text:p>20</text:p>
          </table:table-cell>
          <table:table-cell table:style-name="TL Data" table:number-columns-repeated="7"/>
          <table:table-cell table:formula="of:=[.H73]+[.N73]+[.Q73]+[.R73]+[.T73]+[.U73]+[.V73]+[.W73]" ns41:value-type="float" table:style-name="TL Data" office:value-type="float" office:value="952">
            <text:p>9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alwijk</text:p>
          </table:table-cell>
          <table:table-cell table:style-name="TL RowHeader"/>
          <table:table-cell table:style-name="ce23"/>
          <table:table-cell ns41:value-type="float" table:style-name="TL Data" office:value="5234" office:value-type="float">
            <text:p>523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8" office:value-type="float">
            <text:p>8</text:p>
          </table:table-cell>
          <table:table-cell table:formula="of:=SUM([.E74:.G74])" ns41:value-type="float" table:style-name="TL Data" office:value-type="float" office:value="810">
            <text:p>810</text:p>
          </table:table-cell>
          <table:table-cell table:formula="of:=100*[.G74]/[.H74]" ns41:value-type="float" table:style-name="TL Data" office:value-type="float" office:value="0.987654320987654">
            <text:p>0.99</text:p>
          </table:table-cell>
          <table:table-cell table:formula="of:=100*[.G74]/([.F74]+[.G74])" ns41:value-type="float" table:style-name="TL Data" office:value-type="float" office:value="1.15440115440115">
            <text:p>1.1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table:formula="of:=SUM([.K74:.M74])" ns41:value-type="float" table:style-name="TL Data" office:value-type="float" office:value="204">
            <text:p>204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formula="of:=[.H74]+[.N74]+[.Q74]+[.R74]+[.T74]+[.U74]+[.V74]+[.W74]" ns41:value-type="float" table:style-name="TL Data" office:value-type="float" office:value="1047">
            <text:p>1047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ilze-Rijen</text:p>
          </table:table-cell>
          <table:table-cell table:style-name="TL RowHeader"/>
          <table:table-cell table:style-name="ce23"/>
          <table:table-cell ns41:value-type="float" table:style-name="TL Data" office:value="5447" office:value-type="float">
            <text:p>5447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/>
          <table:table-cell table:formula="of:=SUM([.E75:.G75])" ns41:value-type="float" table:style-name="TL Data" office:value-type="float" office:value="679">
            <text:p>679</text:p>
          </table:table-cell>
          <table:table-cell table:style-name="TL Data" table:number-columns-repeated="2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table:formula="of:=SUM([.K75:.M75])" ns41:value-type="float" table:style-name="TL Data" office:value-type="float" office:value="340">
            <text:p>34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H75]+[.N75]+[.Q75]+[.R75]+[.T75]+[.U75]+[.V75]+[.W75]" ns41:value-type="float" table:style-name="TL Data" office:value-type="float" office:value="1024">
            <text:p>1024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stel c.a.</text:p>
          </table:table-cell>
          <table:table-cell table:style-name="TL RowHeader"/>
          <table:table-cell table:style-name="ce23"/>
          <table:table-cell ns41:value-type="float" table:style-name="TL Data" office:value="5461" office:value-type="float">
            <text:p>546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5" office:value-type="float">
            <text:p>5</text:p>
          </table:table-cell>
          <table:table-cell table:formula="of:=SUM([.E76:.G76])" ns41:value-type="float" table:style-name="TL Data" office:value-type="float" office:value="854">
            <text:p>854</text:p>
          </table:table-cell>
          <table:table-cell table:formula="of:=100*[.G76]/[.H76]" ns41:value-type="float" table:style-name="TL Data" office:value-type="float" office:value="0.585480093676815">
            <text:p>0.59</text:p>
          </table:table-cell>
          <table:table-cell table:formula="of:=100*[.G76]/([.F76]+[.G76])" ns41:value-type="float" table:style-name="TL Data" office:value-type="float" office:value="0.711237553342816">
            <text:p>0.7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SUM([.K76:.M76])" ns41:value-type="float" table:style-name="TL Data" office:value-type="float" office:value="129">
            <text:p>12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H76]+[.N76]+[.Q76]+[.R76]+[.T76]+[.U76]+[.V76]+[.W76]" ns41:value-type="float" table:style-name="TL Data" office:value-type="float" office:value="989">
            <text:p>9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. Oedenrode</text:p>
          </table:table-cell>
          <table:table-cell table:style-name="TL RowHeader"/>
          <table:table-cell table:style-name="ce23"/>
          <table:table-cell ns41:value-type="float" table:style-name="TL Data" office:value="5467" office:value-type="float">
            <text:p>546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19" office:value-type="float">
            <text:p>419</text:p>
          </table:table-cell>
          <table:table-cell table:style-name="TL Data"/>
          <table:table-cell table:formula="of:=SUM([.E77:.G77])" ns41:value-type="float" table:style-name="TL Data" office:value-type="float" office:value="845">
            <text:p>845</text:p>
          </table:table-cell>
          <table:table-cell table:style-name="TL Data" table:number-columns-repeated="2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table:formula="of:=SUM([.K77:.M77])" ns41:value-type="float" table:style-name="TL Data" office:value-type="float" office:value="214">
            <text:p>214</text:p>
          </table:table-cell>
          <table:table-cell table:style-name="TL Data" table:number-columns-repeated="9"/>
          <table:table-cell table:formula="of:=[.H77]+[.N77]+[.Q77]+[.R77]+[.T77]+[.U77]+[.V77]+[.W77]" ns41:value-type="float" table:style-name="TL Data" office:value-type="float" office:value="1059">
            <text:p>10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- en Nieuw-Gastel</text:p>
          </table:table-cell>
          <table:table-cell table:style-name="TL RowHeader"/>
          <table:table-cell table:style-name="ce23"/>
          <table:table-cell ns41:value-type="float" table:style-name="TL Data" office:value="5703" office:value-type="float">
            <text:p>570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92" office:value-type="float">
            <text:p>192</text:p>
          </table:table-cell>
          <table:table-cell table:style-name="TL Data"/>
          <table:table-cell table:formula="of:=SUM([.E78:.G78])" ns41:value-type="float" table:style-name="TL Data" office:value-type="float" office:value="295">
            <text:p>295</text:p>
          </table:table-cell>
          <table:table-cell table:style-name="TL Data" table:number-columns-repeated="2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78:.M78])" ns41:value-type="float" table:style-name="TL Data" office:value-type="float" office:value="110">
            <text:p>110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table:formula="of:=[.H78]+[.N78]+[.Q78]+[.R78]+[.T78]+[.U78]+[.V78]+[.W78]" ns41:value-type="float" table:style-name="TL Data" office:value-type="float" office:value="426">
            <text:p>42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enbosch</text:p>
          </table:table-cell>
          <table:table-cell table:style-name="TL RowHeader"/>
          <table:table-cell table:style-name="ce23"/>
          <table:table-cell ns41:value-type="float" table:style-name="TL Data" office:value="5871" office:value-type="float">
            <text:p>587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7" office:value-type="float">
            <text:p>7</text:p>
          </table:table-cell>
          <table:table-cell table:formula="of:=SUM([.E79:.G79])" ns41:value-type="float" table:style-name="TL Data" office:value-type="float" office:value="597">
            <text:p>597</text:p>
          </table:table-cell>
          <table:table-cell table:formula="of:=100*[.G79]/[.H79]" ns41:value-type="float" table:style-name="TL Data" office:value-type="float" office:value="1.17252931323283">
            <text:p>1.17</text:p>
          </table:table-cell>
          <table:table-cell table:formula="of:=100*[.G79]/([.F79]+[.G79])" ns41:value-type="float" table:style-name="TL Data" office:value-type="float" office:value="1.92837465564738">
            <text:p>1.9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formula="of:=SUM([.K79:.M79])" ns41:value-type="float" table:style-name="TL Data" office:value-type="float" office:value="311">
            <text:p>311</text:p>
          </table:table-cell>
          <table:table-cell table:formula="of:=100*[.M79]/[.N79]" ns41:value-type="float" table:style-name="TL Data" office:value-type="float" office:value="0.321543408360129">
            <text:p>0.32</text:p>
          </table:table-cell>
          <table:table-cell table:formula="of:=100*[.M79]/([.L79]+[.M79])" ns41:value-type="float" table:style-name="TL Data" office:value-type="float" office:value="1.81818181818182">
            <text:p>1.8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formula="of:=[.H79]+[.N79]+[.Q79]+[.R79]+[.T79]+[.U79]+[.V79]+[.W79]" ns41:value-type="float" table:style-name="TL Data" office:value-type="float" office:value="963">
            <text:p>96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uephen c.a.</text:p>
          </table:table-cell>
          <table:table-cell table:style-name="TL RowHeader"/>
          <table:table-cell table:style-name="ce23"/>
          <table:table-cell ns41:value-type="float" table:style-name="TL Data" office:value="6031" office:value-type="float">
            <text:p>603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formula="of:=SUM([.E80:.G80])" ns41:value-type="float" table:style-name="TL Data" office:value-type="float" office:value="363">
            <text:p>363</text:p>
          </table:table-cell>
          <table:table-cell table:formula="of:=100*[.G80]/[.H80]" ns41:value-type="float" table:style-name="TL Data" office:value-type="float" office:value="0.275482093663912">
            <text:p>0.28</text:p>
          </table:table-cell>
          <table:table-cell table:formula="of:=100*[.G80]/([.F80]+[.G80])" ns41:value-type="float" table:style-name="TL Data" office:value-type="float" office:value="1.63934426229508">
            <text:p>1.6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K80:.M80])" ns41:value-type="float" table:style-name="TL Data" office:value-type="float" office:value="179">
            <text:p>17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80]+[.N80]+[.Q80]+[.R80]+[.T80]+[.U80]+[.V80]+[.W80]" ns41:value-type="float" table:style-name="TL Data" office:value-type="float" office:value="543">
            <text:p>54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undert</text:p>
          </table:table-cell>
          <table:table-cell table:style-name="TL RowHeader"/>
          <table:table-cell table:style-name="ce23"/>
          <table:table-cell ns41:value-type="float" table:style-name="TL Data" office:value="6093" office:value-type="float">
            <text:p>609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formula="of:=SUM([.E81:.G81])" ns41:value-type="float" table:style-name="TL Data" office:value-type="float" office:value="172">
            <text:p>172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SUM([.K81:.M81])" ns41:value-type="float" table:style-name="TL Data" office:value-type="float" office:value="158">
            <text:p>158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81]+[.N81]+[.Q81]+[.R81]+[.T81]+[.U81]+[.V81]+[.W81]" ns41:value-type="float" table:style-name="TL Data" office:value-type="float" office:value="347">
            <text:p>34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indhoven</text:p>
          </table:table-cell>
          <table:table-cell table:style-name="TL RowHeader"/>
          <table:table-cell table:style-name="ce23"/>
          <table:table-cell ns41:value-type="float" table:style-name="TL Data" office:value="6448" office:value-type="float">
            <text:p>644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5" office:value-type="float">
            <text:p>5</text:p>
          </table:table-cell>
          <table:table-cell table:formula="of:=SUM([.E82:.G82])" ns41:value-type="float" table:style-name="TL Data" office:value-type="float" office:value="698">
            <text:p>698</text:p>
          </table:table-cell>
          <table:table-cell table:formula="of:=100*[.G82]/[.H82]" ns41:value-type="float" table:style-name="TL Data" office:value-type="float" office:value="0.716332378223496">
            <text:p>0.72</text:p>
          </table:table-cell>
          <table:table-cell table:formula="of:=100*[.G82]/([.F82]+[.G82])" ns41:value-type="float" table:style-name="TL Data" office:value-type="float" office:value="0.961538461538462">
            <text:p>0.9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" office:value-type="float">
            <text:p>6</text:p>
          </table:table-cell>
          <table:table-cell table:formula="of:=SUM([.K82:.M82])" ns41:value-type="float" table:style-name="TL Data" office:value-type="float" office:value="350">
            <text:p>350</text:p>
          </table:table-cell>
          <table:table-cell table:formula="of:=100*[.M82]/[.N82]" ns41:value-type="float" table:style-name="TL Data" office:value-type="float" office:value="1.71428571428571">
            <text:p>1.71</text:p>
          </table:table-cell>
          <table:table-cell table:formula="of:=100*[.M82]/([.L82]+[.M82])" ns41:value-type="float" table:style-name="TL Data" office:value-type="float" office:value="5.08474576271186">
            <text:p>5.08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H82]+[.N82]+[.Q82]+[.R82]+[.T82]+[.U82]+[.V82]+[.W82]" ns41:value-type="float" table:style-name="TL Data" office:value-type="float" office:value="1113">
            <text:p>1113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eteringen</text:p>
          </table:table-cell>
          <table:table-cell table:style-name="TL RowHeader"/>
          <table:table-cell table:style-name="ce23"/>
          <table:table-cell ns41:value-type="float" table:style-name="TL Data" office:value="6470" office:value-type="float">
            <text:p>647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83:.G83])" ns41:value-type="float" table:style-name="TL Data" office:value-type="float" office:value="1113">
            <text:p>1113</text:p>
          </table:table-cell>
          <table:table-cell table:formula="of:=100*[.G83]/[.H83]" ns41:value-type="float" table:style-name="TL Data" office:value-type="float" office:value="1.70709793351303">
            <text:p>1.71</text:p>
          </table:table-cell>
          <table:table-cell table:formula="of:=100*[.G83]/([.F83]+[.G83])" ns41:value-type="float" table:style-name="TL Data" office:value-type="float" office:value="2.71816881258941">
            <text:p>2.7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formula="of:=SUM([.K83:.M83])" ns41:value-type="float" table:style-name="TL Data" office:value-type="float" office:value="123">
            <text:p>123</text:p>
          </table:table-cell>
          <table:table-cell table:formula="of:=100*[.M83]/[.N83]" ns41:value-type="float" table:style-name="TL Data" office:value-type="float" office:value="0.813008130081301">
            <text:p>0.81</text:p>
          </table:table-cell>
          <table:table-cell table:formula="of:=100*[.M83]/([.L83]+[.M83])" ns41:value-type="float" table:style-name="TL Data" office:value-type="float" office:value="2.5">
            <text:p>2.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83]+[.N83]+[.Q83]+[.R83]+[.T83]+[.U83]+[.V83]+[.W83]" ns41:value-type="float" table:style-name="TL Data" office:value-type="float" office:value="1262">
            <text:p>126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ijndel</text:p>
          </table:table-cell>
          <table:table-cell table:style-name="TL RowHeader"/>
          <table:table-cell table:style-name="ce23"/>
          <table:table-cell ns41:value-type="float" table:style-name="TL Data" office:value="6600" office:value-type="float">
            <text:p>660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29" office:value-type="float">
            <text:p>529</text:p>
          </table:table-cell>
          <table:table-cell table:style-name="TL Data"/>
          <table:table-cell table:formula="of:=SUM([.E84:.G84])" ns41:value-type="float" table:style-name="TL Data" office:value-type="float" office:value="759">
            <text:p>759</text:p>
          </table:table-cell>
          <table:table-cell table:style-name="TL Data" table:number-columns-repeated="2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/>
          <table:table-cell table:formula="of:=SUM([.K84:.M84])" ns41:value-type="float" table:style-name="TL Data" office:value-type="float" office:value="481">
            <text:p>48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formula="of:=[.H84]+[.N84]+[.Q84]+[.R84]+[.T84]+[.U84]+[.V84]+[.W84]" ns41:value-type="float" table:style-name="TL Data" office:value-type="float" office:value="1259">
            <text:p>12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aamsdonk</text:p>
          </table:table-cell>
          <table:table-cell table:style-name="TL RowHeader"/>
          <table:table-cell table:style-name="ce23"/>
          <table:table-cell ns41:value-type="float" table:style-name="TL Data" office:value="6634" office:value-type="float">
            <text:p>6634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" office:value-type="float">
            <text:p>5</text:p>
          </table:table-cell>
          <table:table-cell table:formula="of:=SUM([.E85:.G85])" ns41:value-type="float" table:style-name="TL Data" office:value-type="float" office:value="874">
            <text:p>874</text:p>
          </table:table-cell>
          <table:table-cell table:formula="of:=100*[.G85]/[.H85]" ns41:value-type="float" table:style-name="TL Data" office:value-type="float" office:value="0.5720823798627">
            <text:p>0.57</text:p>
          </table:table-cell>
          <table:table-cell table:formula="of:=100*[.G85]/([.F85]+[.G85])" ns41:value-type="float" table:style-name="TL Data" office:value-type="float" office:value="0.972762645914397">
            <text:p>0.9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formula="of:=SUM([.K85:.M85])" ns41:value-type="float" table:style-name="TL Data" office:value-type="float" office:value="314">
            <text:p>314</text:p>
          </table:table-cell>
          <table:table-cell table:formula="of:=100*[.M85]/[.N85]" ns41:value-type="float" table:style-name="TL Data" office:value-type="float" office:value="0.318471337579618">
            <text:p>0.32</text:p>
          </table:table-cell>
          <table:table-cell table:formula="of:=100*[.M85]/([.L85]+[.M85])" ns41:value-type="float" table:style-name="TL Data" office:value-type="float" office:value="2.32558139534884">
            <text:p>2.33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85]+[.N85]+[.Q85]+[.R85]+[.T85]+[.U85]+[.V85]+[.W85]" ns41:value-type="float" table:style-name="TL Data" office:value-type="float" office:value="1234">
            <text:p>12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rijp</text:p>
          </table:table-cell>
          <table:table-cell table:style-name="TL RowHeader"/>
          <table:table-cell table:style-name="ce23"/>
          <table:table-cell ns41:value-type="float" table:style-name="TL Data" office:value="6682" office:value-type="float">
            <text:p>668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3" office:value-type="float">
            <text:p>3</text:p>
          </table:table-cell>
          <table:table-cell table:formula="of:=SUM([.E86:.G86])" ns41:value-type="float" table:style-name="TL Data" office:value-type="float" office:value="1041">
            <text:p>1041</text:p>
          </table:table-cell>
          <table:table-cell table:formula="of:=100*[.G86]/[.H86]" ns41:value-type="float" table:style-name="TL Data" office:value-type="float" office:value="0.288184438040346">
            <text:p>0.29</text:p>
          </table:table-cell>
          <table:table-cell table:formula="of:=100*[.G86]/([.F86]+[.G86])" ns41:value-type="float" table:style-name="TL Data" office:value-type="float" office:value="0.342075256556442">
            <text:p>0.3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formula="of:=SUM([.K86:.M86])" ns41:value-type="float" table:style-name="TL Data" office:value-type="float" office:value="122">
            <text:p>122</text:p>
          </table:table-cell>
          <table:table-cell table:formula="of:=100*[.M86]/[.N86]" ns41:value-type="float" table:style-name="TL Data" office:value-type="float" office:value="0.819672131147541">
            <text:p>0.82</text:p>
          </table:table-cell>
          <table:table-cell table:formula="of:=100*[.M86]/([.L86]+[.M86])" ns41:value-type="float" table:style-name="TL Data" office:value-type="float" office:value="2.63157894736842">
            <text:p>2.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 table:number-columns-repeated="3"/>
          <table:table-cell table:formula="of:=[.H86]+[.N86]+[.Q86]+[.R86]+[.T86]+[.U86]+[.V86]+[.W86]" ns41:value-type="float" table:style-name="TL Data" office:value-type="float" office:value="1215">
            <text:p>121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eghel</text:p>
          </table:table-cell>
          <table:table-cell table:style-name="TL RowHeader"/>
          <table:table-cell table:style-name="ce23"/>
          <table:table-cell ns41:value-type="float" table:style-name="TL Data" office:value="6833" office:value-type="float">
            <text:p>683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9" office:value-type="float">
            <text:p>9</text:p>
          </table:table-cell>
          <table:table-cell table:formula="of:=SUM([.E87:.G87])" ns41:value-type="float" table:style-name="TL Data" office:value-type="float" office:value="493">
            <text:p>493</text:p>
          </table:table-cell>
          <table:table-cell table:formula="of:=100*[.G87]/[.H87]" ns41:value-type="float" table:style-name="TL Data" office:value-type="float" office:value="1.82555780933063">
            <text:p>1.83</text:p>
          </table:table-cell>
          <table:table-cell table:formula="of:=100*[.G87]/([.F87]+[.G87])" ns41:value-type="float" table:style-name="TL Data" office:value-type="float" office:value="2.3936170212766">
            <text:p>2.3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/>
          <table:table-cell table:formula="of:=SUM([.K87:.M87])" ns41:value-type="float" table:style-name="TL Data" office:value-type="float" office:value="237">
            <text:p>237</text:p>
          </table:table-cell>
          <table:table-cell table:style-name="TL Data" table:number-columns-repeated="9"/>
          <table:table-cell table:formula="of:=[.H87]+[.N87]+[.Q87]+[.R87]+[.T87]+[.U87]+[.V87]+[.W87]" ns41:value-type="float" table:style-name="TL Data" office:value-type="float" office:value="730">
            <text:p>7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den</text:p>
          </table:table-cell>
          <table:table-cell table:style-name="TL RowHeader"/>
          <table:table-cell table:style-name="ce23"/>
          <table:table-cell ns41:value-type="float" table:style-name="TL Data" office:value="7422" office:value-type="float">
            <text:p>742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88:.G88])" ns41:value-type="float" table:style-name="TL Data" office:value-type="float" office:value="477">
            <text:p>477</text:p>
          </table:table-cell>
          <table:table-cell table:formula="of:=100*[.G88]/[.H88]" ns41:value-type="float" table:style-name="TL Data" office:value-type="float" office:value="4.19287211740042">
            <text:p>4.19</text:p>
          </table:table-cell>
          <table:table-cell table:formula="of:=100*[.G88]/([.F88]+[.G88])" ns41:value-type="float" table:style-name="TL Data" office:value-type="float" office:value="7.72200772200772">
            <text:p>7.72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" office:value-type="float">
            <text:p>3</text:p>
          </table:table-cell>
          <table:table-cell table:formula="of:=SUM([.K88:.M88])" ns41:value-type="float" table:style-name="TL Data" office:value-type="float" office:value="743">
            <text:p>743</text:p>
          </table:table-cell>
          <table:table-cell table:formula="of:=100*[.M88]/[.N88]" ns41:value-type="float" table:style-name="TL Data" office:value-type="float" office:value="0.403768506056528">
            <text:p>0.40</text:p>
          </table:table-cell>
          <table:table-cell table:formula="of:=100*[.M88]/([.L88]+[.M88])" ns41:value-type="float" table:style-name="TL Data" office:value-type="float" office:value="1.61290322580645">
            <text:p>1.6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 table:number-columns-repeated="5"/>
          <table:table-cell table:formula="of:=[.H88]+[.N88]+[.Q88]+[.R88]+[.T88]+[.U88]+[.V88]+[.W88]" ns41:value-type="float" table:style-name="TL Data" office:value-type="float" office:value="1257">
            <text:p>12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ongen</text:p>
          </table:table-cell>
          <table:table-cell table:style-name="TL RowHeader"/>
          <table:table-cell table:style-name="ce23"/>
          <table:table-cell ns41:value-type="float" table:style-name="TL Data" office:value="7516" office:value-type="float">
            <text:p>751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89:.G89])" ns41:value-type="float" table:style-name="TL Data" office:value-type="float" office:value="832">
            <text:p>832</text:p>
          </table:table-cell>
          <table:table-cell table:formula="of:=100*[.G89]/[.H89]" ns41:value-type="float" table:style-name="TL Data" office:value-type="float" office:value="1.68269230769231">
            <text:p>1.68</text:p>
          </table:table-cell>
          <table:table-cell table:formula="of:=100*[.G89]/([.F89]+[.G89])" ns41:value-type="float" table:style-name="TL Data" office:value-type="float" office:value="2.9723991507431">
            <text:p>2.9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table:formula="of:=SUM([.K89:.M89])" ns41:value-type="float" table:style-name="TL Data" office:value-type="float" office:value="496">
            <text:p>496</text:p>
          </table:table-cell>
          <table:table-cell table:formula="of:=100*[.M89]/[.N89]" ns41:value-type="float" table:style-name="TL Data" office:value-type="float" office:value="0.201612903225806">
            <text:p>0.20</text:p>
          </table:table-cell>
          <table:table-cell table:formula="of:=100*[.M89]/([.L89]+[.M89])" ns41:value-type="float" table:style-name="TL Data" office:value-type="float" office:value="0.793650793650794">
            <text:p>0.7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6"/>
          <table:table-cell table:formula="of:=[.H89]+[.N89]+[.Q89]+[.R89]+[.T89]+[.U89]+[.V89]+[.W89]" ns41:value-type="float" table:style-name="TL Data" office:value-type="float" office:value="1372">
            <text:p>13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ught</text:p>
          </table:table-cell>
          <table:table-cell table:style-name="TL RowHeader"/>
          <table:table-cell table:style-name="ce23"/>
          <table:table-cell ns41:value-type="float" table:style-name="TL Data" office:value="7524" office:value-type="float">
            <text:p>752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5" office:value-type="float">
            <text:p>5</text:p>
          </table:table-cell>
          <table:table-cell table:formula="of:=SUM([.E90:.G90])" ns41:value-type="float" table:style-name="TL Data" office:value-type="float" office:value="925">
            <text:p>925</text:p>
          </table:table-cell>
          <table:table-cell table:formula="of:=100*[.G90]/[.H90]" ns41:value-type="float" table:style-name="TL Data" office:value-type="float" office:value="0.540540540540541">
            <text:p>0.54</text:p>
          </table:table-cell>
          <table:table-cell table:formula="of:=100*[.G90]/([.F90]+[.G90])" ns41:value-type="float" table:style-name="TL Data" office:value-type="float" office:value="0.709219858156028">
            <text:p>0.7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formula="of:=SUM([.K90:.M90])" ns41:value-type="float" table:style-name="TL Data" office:value-type="float" office:value="220">
            <text:p>220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H90]+[.N90]+[.Q90]+[.R90]+[.T90]+[.U90]+[.V90]+[.W90]" ns41:value-type="float" table:style-name="TL Data" office:value-type="float" office:value="1190">
            <text:p>119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ratum</text:p>
          </table:table-cell>
          <table:table-cell table:style-name="TL RowHeader"/>
          <table:table-cell table:style-name="ce23"/>
          <table:table-cell ns41:value-type="float" table:style-name="TL Data" office:value="7541" office:value-type="float">
            <text:p>754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91:.G91])" ns41:value-type="float" table:style-name="TL Data" office:value-type="float" office:value="1139">
            <text:p>1139</text:p>
          </table:table-cell>
          <table:table-cell table:formula="of:=100*[.G91]/[.H91]" ns41:value-type="float" table:style-name="TL Data" office:value-type="float" office:value="2.63388937664618">
            <text:p>2.63</text:p>
          </table:table-cell>
          <table:table-cell table:formula="of:=100*[.G91]/([.F91]+[.G91])" ns41:value-type="float" table:style-name="TL Data" office:value-type="float" office:value="3.28947368421053">
            <text:p>3.2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SUM([.K91:.M91])" ns41:value-type="float" table:style-name="TL Data" office:value-type="float" office:value="120">
            <text:p>120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91]+[.N91]+[.Q91]+[.R91]+[.T91]+[.U91]+[.V91]+[.W91]" ns41:value-type="float" table:style-name="TL Data" office:value-type="float" office:value="1292">
            <text:p>12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urne c.a.</text:p>
          </table:table-cell>
          <table:table-cell table:style-name="TL RowHeader"/>
          <table:table-cell table:style-name="ce23"/>
          <table:table-cell ns41:value-type="float" table:style-name="TL Data" office:value="8051" office:value-type="float">
            <text:p>805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92:.G92])" ns41:value-type="float" table:style-name="TL Data" office:value-type="float" office:value="633">
            <text:p>633</text:p>
          </table:table-cell>
          <table:table-cell table:formula="of:=100*[.G92]/[.H92]" ns41:value-type="float" table:style-name="TL Data" office:value-type="float" office:value="2.52764612954186">
            <text:p>2.53</text:p>
          </table:table-cell>
          <table:table-cell table:formula="of:=100*[.G92]/([.F92]+[.G92])" ns41:value-type="float" table:style-name="TL Data" office:value-type="float" office:value="3.87409200968523">
            <text:p>3.87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" office:value-type="float">
            <text:p>5</text:p>
          </table:table-cell>
          <table:table-cell table:formula="of:=SUM([.K92:.M92])" ns41:value-type="float" table:style-name="TL Data" office:value-type="float" office:value="822">
            <text:p>822</text:p>
          </table:table-cell>
          <table:table-cell table:formula="of:=100*[.M92]/[.N92]" ns41:value-type="float" table:style-name="TL Data" office:value-type="float" office:value="0.608272506082725">
            <office:annotation draw:style-name="gr1" svg:height="0.9cm" draw:caption-point-y="1.067cm" svg:width="1.457cm" svg:x="27.268cm" draw:caption-point-x="0.829cm" svg:y="42.228cm" draw:text-style-name="P1">
              <dc:creator>CDM</dc:creator>
              <dc:date>2014-12-12T00:00:00</dc:date>
              <text:p text:style-name="P1"><text:span text:style-name="T1">0,60</text:span></text:p>
              <text:p text:style-name="P1"><text:span text:style-name="T2"/></text:p>
            </office:annotation>
            <text:p>0.61</text:p>
          </table:table-cell>
          <table:table-cell table:formula="of:=100*[.M92]/([.L92]+[.M92])" ns41:value-type="float" table:style-name="TL Data" office:value-type="float" office:value="2.71739130434783">
            <office:annotation draw:style-name="gr1" svg:height="0.9cm" draw:caption-point-y="1.067cm" svg:width="2.128cm" svg:x="29.058cm" draw:caption-point-x="1.837cm" svg:y="42.228cm" draw:text-style-name="P1">
              <dc:creator>CDM</dc:creator>
              <dc:date>2014-12-12T00:00:00</dc:date>
              <text:p text:style-name="P1"><text:span text:style-name="T1">2,58</text:span></text:p>
              <text:p text:style-name="P1"><text:span text:style-name="T2"/></text:p>
            </office:annotation>
            <text:p>2.72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92]+[.N92]+[.Q92]+[.R92]+[.T92]+[.U92]+[.V92]+[.W92]" ns41:value-type="float" table:style-name="TL Data" office:value-type="float" office:value="1513">
            <text:p>151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tten en Leur</text:p>
          </table:table-cell>
          <table:table-cell table:style-name="TL RowHeader"/>
          <table:table-cell table:style-name="ce23"/>
          <table:table-cell ns41:value-type="float" table:style-name="TL Data" office:value="8319" office:value-type="float">
            <text:p>831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" office:value-type="float">
            <text:p>3</text:p>
          </table:table-cell>
          <table:table-cell table:formula="of:=SUM([.E93:.G93])" ns41:value-type="float" table:style-name="TL Data" office:value-type="float" office:value="639">
            <text:p>639</text:p>
          </table:table-cell>
          <table:table-cell table:formula="of:=100*[.G93]/[.H93]" ns41:value-type="float" table:style-name="TL Data" office:value-type="float" office:value="0.469483568075117">
            <text:p>0.47</text:p>
          </table:table-cell>
          <table:table-cell table:formula="of:=100*[.G93]/([.F93]+[.G93])" ns41:value-type="float" table:style-name="TL Data" office:value-type="float" office:value="0.833333333333333">
            <text:p>0.83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/>
          <table:table-cell table:formula="of:=SUM([.K93:.M93])" ns41:value-type="float" table:style-name="TL Data" office:value-type="float" office:value="769">
            <text:p>769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93]+[.N93]+[.Q93]+[.R93]+[.T93]+[.U93]+[.V93]+[.W93]" ns41:value-type="float" table:style-name="TL Data" office:value-type="float" office:value="1503">
            <text:p>150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evenbergen</text:p>
          </table:table-cell>
          <table:table-cell table:style-name="TL RowHeader"/>
          <table:table-cell table:style-name="ce23"/>
          <table:table-cell ns41:value-type="float" table:style-name="TL Data" office:value="8402" office:value-type="float">
            <text:p>8402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" office:value-type="float">
            <text:p>1</text:p>
          </table:table-cell>
          <table:table-cell table:formula="of:=SUM([.E94:.G94])" ns41:value-type="float" table:style-name="TL Data" office:value-type="float" office:value="1330">
            <text:p>1330</text:p>
          </table:table-cell>
          <table:table-cell table:formula="of:=100*[.G94]/[.H94]" ns41:value-type="float" table:style-name="TL Data" office:value-type="float" office:value="0.075187969924812">
            <text:p>0.08</text:p>
          </table:table-cell>
          <table:table-cell table:formula="of:=100*[.G94]/([.F94]+[.G94])" ns41:value-type="float" table:style-name="TL Data" office:value-type="float" office:value="0.131926121372032">
            <text:p>0.1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formula="of:=SUM([.K94:.M94])" ns41:value-type="float" table:style-name="TL Data" office:value-type="float" office:value="106">
            <text:p>106</text:p>
          </table:table-cell>
          <table:table-cell table:formula="of:=100*[.M94]/[.N94]" ns41:value-type="float" table:style-name="TL Data" office:value-type="float" office:value="0.943396226415094">
            <text:p>0.94</text:p>
          </table:table-cell>
          <table:table-cell table:formula="of:=100*[.M94]/([.L94]+[.M94])" ns41:value-type="float" table:style-name="TL Data" office:value-type="float" office:value="2.77777777777778">
            <text:p>2.7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94]+[.N94]+[.Q94]+[.R94]+[.T94]+[.U94]+[.V94]+[.W94]" ns41:value-type="float" table:style-name="TL Data" office:value-type="float" office:value="1449">
            <text:p>144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oon op Zand</text:p>
          </table:table-cell>
          <table:table-cell table:style-name="TL RowHeader"/>
          <table:table-cell table:style-name="ce23"/>
          <table:table-cell ns41:value-type="float" table:style-name="TL Data" office:value="8805" office:value-type="float">
            <text:p>880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95:.G95])" ns41:value-type="float" table:style-name="TL Data" office:value-type="float" office:value="885">
            <text:p>885</text:p>
          </table:table-cell>
          <table:table-cell table:formula="of:=100*[.G95]/[.H95]" ns41:value-type="float" table:style-name="TL Data" office:value-type="float" office:value="2.14689265536723">
            <text:p>2.15</text:p>
          </table:table-cell>
          <table:table-cell table:formula="of:=100*[.G95]/([.F95]+[.G95])" ns41:value-type="float" table:style-name="TL Data" office:value-type="float" office:value="3.15614617940199">
            <text:p>3.16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" office:value-type="float">
            <text:p>3</text:p>
          </table:table-cell>
          <table:table-cell table:formula="of:=SUM([.K95:.M95])" ns41:value-type="float" table:style-name="TL Data" office:value-type="float" office:value="859">
            <text:p>859</text:p>
          </table:table-cell>
          <table:table-cell table:formula="of:=100*[.M95]/[.N95]" ns41:value-type="float" table:style-name="TL Data" office:value-type="float" office:value="0.349243306169965">
            <text:p>0.35</text:p>
          </table:table-cell>
          <table:table-cell table:formula="of:=100*[.M95]/([.L95]+[.M95])" ns41:value-type="float" table:style-name="TL Data" office:value-type="float" office:value="0.767263427109974">
            <text:p>0.7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H95]+[.N95]+[.Q95]+[.R95]+[.T95]+[.U95]+[.V95]+[.W95]" ns41:value-type="float" table:style-name="TL Data" office:value-type="float" office:value="1774">
            <text:p>17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inneken c.a.</text:p>
          </table:table-cell>
          <table:table-cell table:style-name="TL RowHeader"/>
          <table:table-cell table:style-name="ce23"/>
          <table:table-cell ns41:value-type="float" table:style-name="TL Data" office:value="9231" office:value-type="float">
            <text:p>923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96:.G96])" ns41:value-type="float" table:style-name="TL Data" office:value-type="float" office:value="1055">
            <text:p>1055</text:p>
          </table:table-cell>
          <table:table-cell table:formula="of:=100*[.G96]/[.H96]" ns41:value-type="float" table:style-name="TL Data" office:value-type="float" office:value="2.27488151658768">
            <text:p>2.27</text:p>
          </table:table-cell>
          <table:table-cell table:formula="of:=100*[.G96]/([.F96]+[.G96])" ns41:value-type="float" table:style-name="TL Data" office:value-type="float" office:value="3.51390922401171">
            <text:p>3.5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formula="of:=SUM([.K96:.M96])" ns41:value-type="float" table:style-name="TL Data" office:value-type="float" office:value="149">
            <text:p>149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H96]+[.N96]+[.Q96]+[.R96]+[.T96]+[.U96]+[.V96]+[.W96]" ns41:value-type="float" table:style-name="TL Data" office:value-type="float" office:value="1234">
            <text:p>1234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eenbergen</text:p>
          </table:table-cell>
          <table:table-cell table:style-name="TL RowHeader"/>
          <table:table-cell table:style-name="ce23"/>
          <table:table-cell ns41:value-type="float" table:style-name="TL Data" office:value="9240" office:value-type="float">
            <text:p>924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" office:value-type="float">
            <text:p>4</text:p>
          </table:table-cell>
          <table:table-cell table:formula="of:=SUM([.E97:.G97])" ns41:value-type="float" table:style-name="TL Data" office:value-type="float" office:value="1034">
            <text:p>1034</text:p>
          </table:table-cell>
          <table:table-cell table:formula="of:=100*[.G97]/[.H97]" ns41:value-type="float" table:style-name="TL Data" office:value-type="float" office:value="0.386847195357834">
            <text:p>0.39</text:p>
          </table:table-cell>
          <table:table-cell table:formula="of:=100*[.G97]/([.F97]+[.G97])" ns41:value-type="float" table:style-name="TL Data" office:value-type="float" office:value="0.766283524904215">
            <office:annotation draw:style-name="gr1" svg:height="0.687cm" draw:caption-point-y="1.067cm" svg:width="1.289cm" svg:x="18.319cm" draw:caption-point-x="1.276cm" svg:y="44.477cm" draw:text-style-name="P1">
              <dc:creator>CDM</dc:creator>
              <dc:date>2014-12-12T00:00:00</dc:date>
              <text:p text:style-name="P1"><text:span text:style-name="T1">0,75</text:span></text:p>
              <text:p text:style-name="P1"><text:span text:style-name="T2"/></text:p>
            </office:annotation>
            <text:p>0.7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SUM([.K97:.M97])" ns41:value-type="float" table:style-name="TL Data" office:value-type="float" office:value="266">
            <text:p>26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97]+[.N97]+[.Q97]+[.R97]+[.T97]+[.U97]+[.V97]+[.W97]" ns41:value-type="float" table:style-name="TL Data" office:value-type="float" office:value="1307">
            <text:p>130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xtel</text:p>
          </table:table-cell>
          <table:table-cell table:style-name="TL RowHeader"/>
          <table:table-cell table:style-name="ce23"/>
          <table:table-cell ns41:value-type="float" table:style-name="TL Data" office:value="9518" office:value-type="float">
            <text:p>951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" office:value-type="float">
            <text:p>7</text:p>
          </table:table-cell>
          <table:table-cell table:formula="of:=SUM([.E98:.G98])" ns41:value-type="float" table:style-name="TL Data" office:value-type="float" office:value="981">
            <text:p>981</text:p>
          </table:table-cell>
          <table:table-cell table:formula="of:=100*[.G98]/[.H98]" ns41:value-type="float" table:style-name="TL Data" office:value-type="float" office:value="0.713557594291539">
            <text:p>0.71</text:p>
          </table:table-cell>
          <table:table-cell table:formula="of:=100*[.G98]/([.F98]+[.G98])" ns41:value-type="float" table:style-name="TL Data" office:value-type="float" office:value="0.91264667535854">
            <text:p>0.9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formula="of:=SUM([.K98:.M98])" ns41:value-type="float" table:style-name="TL Data" office:value-type="float" office:value="168">
            <text:p>168</text:p>
          </table:table-cell>
          <table:table-cell table:formula="of:=100*[.M98]/[.N98]" ns41:value-type="float" table:style-name="TL Data" office:value-type="float" office:value="0.595238095238095">
            <text:p>0.60</text:p>
          </table:table-cell>
          <table:table-cell table:formula="of:=100*[.M98]/([.L98]+[.M98])" ns41:value-type="float" table:style-name="TL Data" office:value-type="float" office:value="1.53846153846154">
            <text:p>1.5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table:formula="of:=[.H98]+[.N98]+[.Q98]+[.R98]+[.T98]+[.U98]+[.V98]+[.W98]" ns41:value-type="float" table:style-name="TL Data" office:value-type="float" office:value="1170">
            <text:p>117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ss</text:p>
          </table:table-cell>
          <table:table-cell table:style-name="TL RowHeader"/>
          <table:table-cell table:style-name="ce23"/>
          <table:table-cell ns41:value-type="float" table:style-name="TL Data" office:value="10725" office:value-type="float">
            <text:p>1072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5" office:value-type="float">
            <text:p>5</text:p>
          </table:table-cell>
          <table:table-cell table:formula="of:=SUM([.E99:.G99])" ns41:value-type="float" table:style-name="TL Data" office:value-type="float" office:value="1423">
            <text:p>1423</text:p>
          </table:table-cell>
          <table:table-cell table:formula="of:=100*[.G99]/[.H99]" ns41:value-type="float" table:style-name="TL Data" office:value-type="float" office:value="0.351370344342937">
            <text:p>0.35</text:p>
          </table:table-cell>
          <table:table-cell table:formula="of:=100*[.G99]/([.F99]+[.G99])" ns41:value-type="float" table:style-name="TL Data" office:value-type="float" office:value="0.518134715025907">
            <text:p>0.5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/>
          <table:table-cell table:formula="of:=SUM([.K99:.M99])" ns41:value-type="float" table:style-name="TL Data" office:value-type="float" office:value="463">
            <text:p>463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table:formula="of:=[.H99]+[.N99]+[.Q99]+[.R99]+[.T99]+[.U99]+[.V99]+[.W99]" ns41:value-type="float" table:style-name="TL Data" office:value-type="float" office:value="1917">
            <text:p>19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rincenhage</text:p>
          </table:table-cell>
          <table:table-cell table:style-name="TL RowHeader"/>
          <table:table-cell table:style-name="ce23"/>
          <table:table-cell ns41:value-type="float" table:style-name="TL Data" office:value="12765" office:value-type="float">
            <text:p>1276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100:.G100])" ns41:value-type="float" table:style-name="TL Data" office:value-type="float" office:value="1300">
            <text:p>1300</text:p>
          </table:table-cell>
          <table:table-cell table:formula="of:=100*[.G100]/[.H100]" ns41:value-type="float" table:style-name="TL Data" office:value-type="float" office:value="1.38461538461538">
            <text:p>1.38</text:p>
          </table:table-cell>
          <table:table-cell table:formula="of:=100*[.G100]/([.F100]+[.G100])" ns41:value-type="float" table:style-name="TL Data" office:value-type="float" office:value="1.98237885462555">
            <text:p>1.98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/>
          <table:table-cell table:formula="of:=SUM([.K100:.M100])" ns41:value-type="float" table:style-name="TL Data" office:value-type="float" office:value="733">
            <text:p>733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table:style-name="TL Data" table:number-columns-repeated="6"/>
          <table:table-cell table:formula="of:=[.H100]+[.N100]+[.Q100]+[.R100]+[.T100]+[.U100]+[.V100]+[.W100]" ns41:value-type="float" table:style-name="TL Data" office:value-type="float" office:value="2088">
            <text:p>20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erhout</text:p>
          </table:table-cell>
          <table:table-cell table:style-name="TL RowHeader"/>
          <table:table-cell table:style-name="ce23"/>
          <table:table-cell ns41:value-type="float" table:style-name="TL Data" office:value="13755" office:value-type="float">
            <text:p>13755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101:.G101])" ns41:value-type="float" table:style-name="TL Data" office:value-type="float" office:value="1832">
            <text:p>1832</text:p>
          </table:table-cell>
          <table:table-cell table:formula="of:=100*[.G101]/[.H101]" ns41:value-type="float" table:style-name="TL Data" office:value-type="float" office:value="0.873362445414847">
            <text:p>0.87</text:p>
          </table:table-cell>
          <table:table-cell table:formula="of:=100*[.G101]/([.F101]+[.G101])" ns41:value-type="float" table:style-name="TL Data" office:value-type="float" office:value="1.27084988085782">
            <text:p>1.27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/>
          <table:table-cell table:formula="of:=SUM([.K101:.M101])" ns41:value-type="float" table:style-name="TL Data" office:value-type="float" office:value="693">
            <text:p>693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01]+[.N101]+[.Q101]+[.R101]+[.T101]+[.U101]+[.V101]+[.W101]" ns41:value-type="float" table:style-name="TL Data" office:value-type="float" office:value="2554">
            <text:p>255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ensel</text:p>
          </table:table-cell>
          <table:table-cell table:style-name="TL RowHeader"/>
          <table:table-cell table:style-name="ce23"/>
          <table:table-cell ns41:value-type="float" table:style-name="TL Data" office:value="14483" office:value-type="float">
            <text:p>1448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6" office:value-type="float">
            <text:p>6</text:p>
          </table:table-cell>
          <table:table-cell table:formula="of:=SUM([.E102:.G102])" ns41:value-type="float" table:style-name="TL Data" office:value-type="float" office:value="2297">
            <text:p>2297</text:p>
          </table:table-cell>
          <table:table-cell table:formula="of:=100*[.G102]/[.H102]" ns41:value-type="float" table:style-name="TL Data" office:value-type="float" office:value="0.261210274270788">
            <text:p>0.26</text:p>
          </table:table-cell>
          <table:table-cell table:formula="of:=100*[.G102]/([.F102]+[.G102])" ns41:value-type="float" table:style-name="TL Data" office:value-type="float" office:value="0.297619047619048">
            <text:p>0.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/>
          <table:table-cell table:formula="of:=SUM([.K102:.M102])" ns41:value-type="float" table:style-name="TL Data" office:value-type="float" office:value="354">
            <text:p>354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102]+[.N102]+[.Q102]+[.R102]+[.T102]+[.U102]+[.V102]+[.W102]" ns41:value-type="float" table:style-name="TL Data" office:value-type="float" office:value="2685">
            <text:p>268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lmond</text:p>
          </table:table-cell>
          <table:table-cell table:style-name="TL RowHeader"/>
          <table:table-cell table:style-name="ce23"/>
          <table:table-cell ns41:value-type="float" table:style-name="TL Data" office:value="18171" office:value-type="float">
            <text:p>1817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369" office:value-type="float">
            <text:p>2369</text:p>
          </table:table-cell>
          <table:table-cell ns41:value-type="float" table:style-name="TL Data" office:value="2" office:value-type="float">
            <text:p>2</text:p>
          </table:table-cell>
          <table:table-cell table:formula="of:=SUM([.E103:.G103])" ns41:value-type="float" table:style-name="TL Data" office:value-type="float" office:value="2636">
            <text:p>2636</text:p>
          </table:table-cell>
          <table:table-cell table:formula="of:=100*[.G103]/[.H103]" ns41:value-type="float" table:style-name="TL Data" office:value-type="float" office:value="0.0758725341426404">
            <text:p>0.08</text:p>
          </table:table-cell>
          <table:table-cell table:formula="of:=100*[.G103]/([.F103]+[.G103])" ns41:value-type="float" table:style-name="TL Data" office:value-type="float" office:value="0.0843525938422606">
            <text:p>0.0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" office:value-type="float">
            <text:p>2</text:p>
          </table:table-cell>
          <table:table-cell table:formula="of:=SUM([.K103:.M103])" ns41:value-type="float" table:style-name="TL Data" office:value-type="float" office:value="545">
            <text:p>545</text:p>
          </table:table-cell>
          <table:table-cell table:formula="of:=100*[.M103]/[.N103]" ns41:value-type="float" table:style-name="TL Data" office:value-type="float" office:value="0.36697247706422">
            <text:p>0.37</text:p>
          </table:table-cell>
          <table:table-cell table:formula="of:=100*[.M103]/([.L103]+[.M103])" ns41:value-type="float" table:style-name="TL Data" office:value-type="float" office:value="0.763358778625954">
            <text:p>0.7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table:style-name="TL Data" table:number-columns-repeated="3"/>
          <table:table-cell table:formula="of:=[.H103]+[.N103]+[.Q103]+[.R103]+[.T103]+[.U103]+[.V103]+[.W103]" ns41:value-type="float" table:style-name="TL Data" office:value-type="float" office:value="3322">
            <text:p>33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gen op Zoom</text:p>
          </table:table-cell>
          <table:table-cell table:style-name="TL RowHeader"/>
          <table:table-cell table:style-name="ce23"/>
          <table:table-cell ns41:value-type="float" table:style-name="TL Data" office:value="19728" office:value-type="float">
            <text:p>19728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662" office:value-type="float">
            <text:p>1662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104:.G104])" ns41:value-type="float" table:style-name="TL Data" office:value-type="float" office:value="2456">
            <text:p>2456</text:p>
          </table:table-cell>
          <table:table-cell table:formula="of:=100*[.G104]/[.H104]" ns41:value-type="float" table:style-name="TL Data" office:value-type="float" office:value="0.732899022801303">
            <text:p>0.73</text:p>
          </table:table-cell>
          <table:table-cell table:formula="of:=100*[.G104]/([.F104]+[.G104])" ns41:value-type="float" table:style-name="TL Data" office:value-type="float" office:value="1.07142857142857">
            <text:p>1.0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" office:value-type="float">
            <text:p>5</text:p>
          </table:table-cell>
          <table:table-cell table:formula="of:=SUM([.K104:.M104])" ns41:value-type="float" table:style-name="TL Data" office:value-type="float" office:value="750">
            <text:p>750</text:p>
          </table:table-cell>
          <table:table-cell table:formula="of:=100*[.M104]/[.N104]" ns41:value-type="float" table:style-name="TL Data" office:value-type="float" office:value="0.666666666666667">
            <text:p>0.67</text:p>
          </table:table-cell>
          <table:table-cell table:formula="of:=100*[.M104]/([.L104]+[.M104])" ns41:value-type="float" table:style-name="TL Data" office:value-type="float" office:value="2.12765957446808">
            <text:p>2.13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H104]+[.N104]+[.Q104]+[.R104]+[.T104]+[.U104]+[.V104]+[.W104]" ns41:value-type="float" table:style-name="TL Data" office:value-type="float" office:value="3334">
            <text:p>3334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oosendaal c.a.</text:p>
          </table:table-cell>
          <table:table-cell table:style-name="TL RowHeader"/>
          <table:table-cell table:style-name="ce23"/>
          <table:table-cell ns41:value-type="float" table:style-name="TL Data" office:value="20544" office:value-type="float">
            <text:p>20544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5" office:value-type="float">
            <text:p>5</text:p>
          </table:table-cell>
          <table:table-cell table:formula="of:=SUM([.E105:.G105])" ns41:value-type="float" table:style-name="TL Data" office:value-type="float" office:value="2463">
            <text:p>2463</text:p>
          </table:table-cell>
          <table:table-cell table:formula="of:=100*[.G105]/[.H105]" ns41:value-type="float" table:style-name="TL Data" office:value-type="float" office:value="0.203004466098254">
            <text:p>0.20</text:p>
          </table:table-cell>
          <table:table-cell table:formula="of:=100*[.G105]/([.F105]+[.G105])" ns41:value-type="float" table:style-name="TL Data" office:value-type="float" office:value="0.355618776671408">
            <text:p>0.36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" office:value-type="float">
            <text:p>1</text:p>
          </table:table-cell>
          <table:table-cell table:formula="of:=SUM([.K105:.M105])" ns41:value-type="float" table:style-name="TL Data" office:value-type="float" office:value="932">
            <text:p>932</text:p>
          </table:table-cell>
          <table:table-cell table:formula="of:=100*[.M105]/[.N105]" ns41:value-type="float" table:style-name="TL Data" office:value-type="float" office:value="0.107296137339056">
            <text:p>0.11</text:p>
          </table:table-cell>
          <table:table-cell table:formula="of:=100*[.M105]/([.L105]+[.M105])" ns41:value-type="float" table:style-name="TL Data" office:value-type="float" office:value="0.689655172413793">
            <text:p>0.69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105]+[.N105]+[.Q105]+[.R105]+[.T105]+[.U105]+[.V105]+[.W105]" ns41:value-type="float" table:style-name="TL Data" office:value-type="float" office:value="3501">
            <text:p>350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reda</text:p>
          </table:table-cell>
          <table:table-cell table:style-name="TL RowHeader"/>
          <table:table-cell table:style-name="ce23"/>
          <table:table-cell ns41:value-type="float" table:style-name="TL Data" office:value="29616" office:value-type="float">
            <text:p>29616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808" office:value-type="float">
            <text:p>3808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106:.G106])" ns41:value-type="float" table:style-name="TL Data" office:value-type="float" office:value="4380">
            <text:p>4380</text:p>
          </table:table-cell>
          <table:table-cell table:formula="of:=100*[.G106]/[.H106]" ns41:value-type="float" table:style-name="TL Data" office:value-type="float" office:value="0.4337899543379">
            <text:p>0.43</text:p>
          </table:table-cell>
          <table:table-cell table:formula="of:=100*[.G106]/([.F106]+[.G106])" ns41:value-type="float" table:style-name="TL Data" office:value-type="float" office:value="0.49647243271492">
            <text:p>0.5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69" office:value-type="float">
            <text:p>469</text:p>
          </table:table-cell>
          <table:table-cell table:style-name="TL Data"/>
          <table:table-cell table:formula="of:=SUM([.K106:.M106])" ns41:value-type="float" table:style-name="TL Data" office:value-type="float" office:value="956">
            <text:p>956</text:p>
          </table:table-cell>
          <table:table-cell table:style-name="TL Data" table:number-columns-repeated="2"/>
          <table:table-cell ns41:value-type="float" table:style-name="TL Data" office:value="172" office:value-type="float">
            <text:p>17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style-name="TL Data"/>
          <table:table-cell table:formula="of:=[.H106]+[.N106]+[.Q106]+[.R106]+[.T106]+[.U106]+[.V106]+[.W106]" ns41:value-type="float" table:style-name="TL Data" office:value-type="float" office:value="5602">
            <text:p>56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" office:value-type="float">
            <text:p>5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-Hertogenbosch</text:p>
          </table:table-cell>
          <table:table-cell table:style-name="TL RowHeader"/>
          <table:table-cell table:style-name="ce23"/>
          <table:table-cell ns41:value-type="float" table:style-name="TL Data" office:value="37667" office:value-type="float">
            <text:p>37667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5510" office:value-type="float">
            <text:p>5510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07:.G107])" ns41:value-type="float" table:style-name="TL Data" office:value-type="float" office:value="6004">
            <text:p>6004</text:p>
          </table:table-cell>
          <table:table-cell table:formula="of:=100*[.G107]/[.H107]" ns41:value-type="float" table:style-name="TL Data" office:value-type="float" office:value="0.383077948034644">
            <text:p>0.38</text:p>
          </table:table-cell>
          <table:table-cell table:formula="of:=100*[.G107]/([.F107]+[.G107])" ns41:value-type="float" table:style-name="TL Data" office:value-type="float" office:value="0.41568769202964">
            <text:p>0.4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" office:value-type="float">
            <text:p>4</text:p>
          </table:table-cell>
          <table:table-cell table:formula="of:=SUM([.K107:.M107])" ns41:value-type="float" table:style-name="TL Data" office:value-type="float" office:value="1077">
            <text:p>1077</text:p>
          </table:table-cell>
          <table:table-cell table:formula="of:=100*[.M107]/[.N107]" ns41:value-type="float" table:style-name="TL Data" office:value-type="float" office:value="0.371402042711235">
            <text:p>0.37</text:p>
          </table:table-cell>
          <table:table-cell table:formula="of:=100*[.M107]/([.L107]+[.M107])" ns41:value-type="float" table:style-name="TL Data" office:value-type="float" office:value="0.632911392405063">
            <text:p>0.63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H107]+[.N107]+[.Q107]+[.R107]+[.T107]+[.U107]+[.V107]+[.W107]" ns41:value-type="float" table:style-name="TL Data" office:value-type="float" office:value="7316">
            <text:p>73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0" office:value-type="float">
            <text:p>10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ilburg</text:p>
          </table:table-cell>
          <table:table-cell table:style-name="TL RowHeader"/>
          <table:table-cell table:style-name="ce23"/>
          <table:table-cell ns41:value-type="float" table:style-name="TL Data" office:value="60226" office:value-type="float">
            <text:p>60226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7018" office:value-type="float">
            <text:p>7018</text:p>
          </table:table-cell>
          <table:table-cell ns41:value-type="float" table:style-name="TL Data" office:value="84" office:value-type="float">
            <text:p>84</text:p>
          </table:table-cell>
          <table:table-cell table:formula="of:=SUM([.E108:.G108])" ns41:value-type="float" table:style-name="TL Data" office:value-type="float" office:value="9243">
            <text:p>9243</text:p>
          </table:table-cell>
          <table:table-cell table:formula="of:=100*[.G108]/[.H108]" ns41:value-type="float" table:style-name="TL Data" office:value-type="float" office:value="0.908795845504706">
            <text:p>0.91</text:p>
          </table:table-cell>
          <table:table-cell table:formula="of:=100*[.G108]/([.F108]+[.G108])" ns41:value-type="float" table:style-name="TL Data" office:value-type="float" office:value="1.18276541819206">
            <text:p>1.18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0" office:value-type="float">
            <text:p>10</text:p>
          </table:table-cell>
          <table:table-cell table:formula="of:=SUM([.K108:.M108])" ns41:value-type="float" table:style-name="TL Data" office:value-type="float" office:value="1600">
            <text:p>1600</text:p>
          </table:table-cell>
          <table:table-cell table:formula="of:=100*[.M108]/[.N108]" ns41:value-type="float" table:style-name="TL Data" office:value-type="float" office:value="0.625">
            <office:annotation draw:style-name="gr1" svg:height="0.634cm" draw:caption-point-y="1.067cm" svg:width="2.156cm" svg:x="27.268cm" draw:caption-point-x="0.829cm" svg:y="49.425cm" draw:text-style-name="P1">
              <dc:creator>CDM</dc:creator>
              <dc:date>2014-12-12T00:00:00</dc:date>
              <text:p text:style-name="P1"><text:span text:style-name="T1">0,62</text:span></text:p>
              <text:p text:style-name="P1"><text:span text:style-name="T2"/></text:p>
            </office:annotation>
            <text:p>0.63</text:p>
          </table:table-cell>
          <table:table-cell table:formula="of:=100*[.M108]/([.L108]+[.M108])" ns41:value-type="float" table:style-name="TL Data" office:value-type="float" office:value="1.57232704402516">
            <text:p>1.57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table:style-name="TL Data" table:number-columns-repeated="3"/>
          <table:table-cell table:formula="of:=[.H108]+[.N108]+[.Q108]+[.R108]+[.T108]+[.U108]+[.V108]+[.W108]" ns41:value-type="float" table:style-name="TL Data" office:value-type="float" office:value="11102">
            <text:p>11102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oorwerth</text:p>
          </table:table-cell>
          <table:table-cell table:style-name="TL RowHeader"/>
          <table:table-cell table:style-name="ce23"/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109:.G109])" ns41:value-type="float" table:style-name="TL Data" office:value-type="float" office:value="200">
            <text:p>200</text:p>
          </table:table-cell>
          <table:table-cell table:formula="of:=100*[.G109]/[.H109]" ns41:value-type="float" table:style-name="TL Data" office:value-type="float" office:value="20.5">
            <text:p>20.50</text:p>
          </table:table-cell>
          <table:table-cell table:formula="of:=100*[.G109]/([.F109]+[.G109])" ns41:value-type="float" table:style-name="TL Data" office:value-type="float" office:value="21.5789473684211">
            <text:p>21.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SUM([.K109:.M109])" ns41:value-type="float" table:style-name="TL Data" office:value-type="float" office:value="21">
            <text:p>21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table:style-name="TL Data" table:number-columns-repeated="6"/>
          <table:table-cell table:formula="of:=[.H109]+[.N109]+[.Q109]+[.R109]+[.T109]+[.U109]+[.V109]+[.W109]" ns41:value-type="float" table:style-name="TL Data" office:value-type="float" office:value="259">
            <text:p>259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uren</text:p>
          </table:table-cell>
          <table:table-cell table:style-name="TL RowHeader"/>
          <table:table-cell table:style-name="ce23"/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110:.G110])" ns41:value-type="float" table:style-name="TL Data" office:value-type="float" office:value="192">
            <text:p>192</text:p>
          </table:table-cell>
          <table:table-cell table:formula="of:=100*[.G110]/[.H110]" ns41:value-type="float" table:style-name="TL Data" office:value-type="float" office:value="10.4166666666667">
            <text:p>10.42</text:p>
          </table:table-cell>
          <table:table-cell table:formula="of:=100*[.G110]/([.F110]+[.G110])" ns41:value-type="float" table:style-name="TL Data" office:value-type="float" office:value="15.8730158730159">
            <text:p>15.8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0" office:value-type="float">
            <text:p>50</text:p>
          </table:table-cell>
          <table:table-cell table:formula="of:=SUM([.K110:.M110])" ns41:value-type="float" table:style-name="TL Data" office:value-type="float" office:value="226">
            <text:p>226</text:p>
          </table:table-cell>
          <table:table-cell table:formula="of:=100*[.M110]/[.N110]" ns41:value-type="float" table:style-name="TL Data" office:value-type="float" office:value="22.1238938053097">
            <text:p>22.12</text:p>
          </table:table-cell>
          <table:table-cell table:formula="of:=100*[.M110]/([.L110]+[.M110])" ns41:value-type="float" table:style-name="TL Data" office:value-type="float" office:value="65.7894736842105">
            <text:p>65.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[.H110]+[.N110]+[.Q110]+[.R110]+[.T110]+[.U110]+[.V110]+[.W110]" ns41:value-type="float" table:style-name="TL Data" office:value-type="float" office:value="424">
            <text:p>4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ameren</text:p>
          </table:table-cell>
          <table:table-cell table:style-name="TL RowHeader"/>
          <table:table-cell table:style-name="ce23"/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table:formula="of:=SUM([.E111:.G111])" ns41:value-type="float" table:style-name="TL Data" office:value-type="float" office:value="200">
            <text:p>200</text:p>
          </table:table-cell>
          <table:table-cell table:style-name="TL Data" table:number-columns-repeated="2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K111:.M111])" ns41:value-type="float" table:style-name="TL Data" office:value-type="float" office:value="207">
            <text:p>207</text:p>
          </table:table-cell>
          <table:table-cell table:formula="of:=100*[.M111]/[.N111]" ns41:value-type="float" table:style-name="TL Data" office:value-type="float" office:value="0.483091787439613">
            <text:p>0.48</text:p>
          </table:table-cell>
          <table:table-cell table:formula="of:=100*[.M111]/([.L111]+[.M111])" ns41:value-type="float" table:style-name="TL Data" office:value-type="float" office:value="20">
            <text:p>2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[.H111]+[.N111]+[.Q111]+[.R111]+[.T111]+[.U111]+[.V111]+[.W111]" ns41:value-type="float" table:style-name="TL Data" office:value-type="float" office:value="419">
            <text:p>4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odewaard</text:p>
          </table:table-cell>
          <table:table-cell table:style-name="TL RowHeader"/>
          <table:table-cell table:style-name="ce23"/>
          <table:table-cell ns41:value-type="float" table:style-name="TL Data" office:value="2132" office:value-type="float">
            <text:p>213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" office:value-type="float">
            <text:p>3</text:p>
          </table:table-cell>
          <table:table-cell table:formula="of:=SUM([.E112:.G112])" ns41:value-type="float" table:style-name="TL Data" office:value-type="float" office:value="288">
            <text:p>288</text:p>
          </table:table-cell>
          <table:table-cell table:formula="of:=100*[.G112]/[.H112]" ns41:value-type="float" table:style-name="TL Data" office:value-type="float" office:value="1.04166666666667">
            <text:p>1.04</text:p>
          </table:table-cell>
          <table:table-cell table:formula="of:=100*[.G112]/([.F112]+[.G112])" ns41:value-type="float" table:style-name="TL Data" office:value-type="float" office:value="1.53061224489796">
            <text:p>1.5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SUM([.K112:.M112])" ns41:value-type="float" table:style-name="TL Data" office:value-type="float" office:value="92">
            <text:p>9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H112]+[.N112]+[.Q112]+[.R112]+[.T112]+[.U112]+[.V112]+[.W112]" ns41:value-type="float" table:style-name="TL Data" office:value-type="float" office:value="388">
            <text:p>38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il</text:p>
          </table:table-cell>
          <table:table-cell table:style-name="TL RowHeader"/>
          <table:table-cell table:style-name="ce23"/>
          <table:table-cell ns41:value-type="float" table:style-name="TL Data" office:value="2307" office:value-type="float">
            <text:p>230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table:formula="of:=SUM([.E113:.G113])" ns41:value-type="float" table:style-name="TL Data" office:value-type="float" office:value="136">
            <text:p>136</text:p>
          </table:table-cell>
          <table:table-cell table:formula="of:=100*[.G113]/[.H113]" ns41:value-type="float" table:style-name="TL Data" office:value-type="float" office:value="2.94117647058824">
            <text:p>2.94</text:p>
          </table:table-cell>
          <table:table-cell table:formula="of:=100*[.G113]/([.F113]+[.G113])" ns41:value-type="float" table:style-name="TL Data" office:value-type="float" office:value="8.33333333333333">
            <text:p>8.3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formula="of:=SUM([.K113:.M113])" ns41:value-type="float" table:style-name="TL Data" office:value-type="float" office:value="334">
            <text:p>334</text:p>
          </table:table-cell>
          <table:table-cell table:formula="of:=100*[.M113]/[.N113]" ns41:value-type="float" table:style-name="TL Data" office:value-type="float" office:value="0.598802395209581">
            <text:p>0.60</text:p>
          </table:table-cell>
          <table:table-cell table:formula="of:=100*[.M113]/([.L113]+[.M113])" ns41:value-type="float" table:style-name="TL Data" office:value-type="float" office:value="10">
            <text:p>1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formula="of:=[.H113]+[.N113]+[.Q113]+[.R113]+[.T113]+[.U113]+[.V113]+[.W113]" ns41:value-type="float" table:style-name="TL Data" office:value-type="float" office:value="494">
            <text:p>49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oelen</text:p>
          </table:table-cell>
          <table:table-cell table:style-name="TL RowHeader"/>
          <table:table-cell table:style-name="ce23"/>
          <table:table-cell ns41:value-type="float" table:style-name="TL Data" office:value="2347" office:value-type="float">
            <text:p>2347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table:formula="of:=SUM([.E114:.G114])" ns41:value-type="float" table:style-name="TL Data" office:value-type="float" office:value="494">
            <text:p>494</text:p>
          </table:table-cell>
          <table:table-cell table:formula="of:=100*[.G114]/[.H114]" ns41:value-type="float" table:style-name="TL Data" office:value-type="float" office:value="0.202429149797571">
            <text:p>0.20</text:p>
          </table:table-cell>
          <table:table-cell table:formula="of:=100*[.G114]/([.F114]+[.G114])" ns41:value-type="float" table:style-name="TL Data" office:value-type="float" office:value="0.884955752212389">
            <text:p>0.8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K114:.M114])" ns41:value-type="float" table:style-name="TL Data" office:value-type="float" office:value="17">
            <text:p>1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114]+[.N114]+[.Q114]+[.R114]+[.T114]+[.U114]+[.V114]+[.W114]" ns41:value-type="float" table:style-name="TL Data" office:value-type="float" office:value="518">
            <text:p>51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reumel</text:p>
          </table:table-cell>
          <table:table-cell table:style-name="TL RowHeader"/>
          <table:table-cell table:style-name="ce23"/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table:formula="of:=SUM([.E115:.G115])" ns41:value-type="float" table:style-name="TL Data" office:value-type="float" office:value="349">
            <text:p>349</text:p>
          </table:table-cell>
          <table:table-cell table:formula="of:=100*[.G115]/[.H115]" ns41:value-type="float" table:style-name="TL Data" office:value-type="float" office:value="0.573065902578797">
            <text:p>0.57</text:p>
          </table:table-cell>
          <table:table-cell table:formula="of:=100*[.G115]/([.F115]+[.G115])" ns41:value-type="float" table:style-name="TL Data" office:value-type="float" office:value="3.7037037037037">
            <text:p>3.7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K115:.M115])" ns41:value-type="float" table:style-name="TL Data" office:value-type="float" office:value="121">
            <text:p>121</text:p>
          </table:table-cell>
          <table:table-cell table:formula="of:=100*[.M115]/[.N115]" ns41:value-type="float" table:style-name="TL Data" office:value-type="float" office:value="0.826446280991735">
            <text:p>0.83</text:p>
          </table:table-cell>
          <table:table-cell table:formula="of:=100*[.M115]/([.L115]+[.M115])" ns41:value-type="float" table:style-name="TL Data" office:value-type="float" office:value="16.6666666666667">
            <text:p>16.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H115]+[.N115]+[.Q115]+[.R115]+[.T115]+[.U115]+[.V115]+[.W115]" ns41:value-type="float" table:style-name="TL Data" office:value-type="float" office:value="481">
            <text:p>48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erzoden</text:p>
          </table:table-cell>
          <table:table-cell table:style-name="TL RowHeader"/>
          <table:table-cell table:style-name="ce23"/>
          <table:table-cell ns41:value-type="float" table:style-name="TL Data" office:value="2499" office:value-type="float">
            <text:p>249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" office:value-type="float">
            <text:p>6</text:p>
          </table:table-cell>
          <table:table-cell table:formula="of:=SUM([.E116:.G116])" ns41:value-type="float" table:style-name="TL Data" office:value-type="float" office:value="312">
            <text:p>312</text:p>
          </table:table-cell>
          <table:table-cell table:formula="of:=100*[.G116]/[.H116]" ns41:value-type="float" table:style-name="TL Data" office:value-type="float" office:value="1.92307692307692">
            <text:p>1.92</text:p>
          </table:table-cell>
          <table:table-cell table:formula="of:=100*[.G116]/([.F116]+[.G116])" ns41:value-type="float" table:style-name="TL Data" office:value-type="float" office:value="7.79220779220779">
            <text:p>7.7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K116:.M116])" ns41:value-type="float" table:style-name="TL Data" office:value-type="float" office:value="175">
            <text:p>17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116]+[.N116]+[.Q116]+[.R116]+[.T116]+[.U116]+[.V116]+[.W116]" ns41:value-type="float" table:style-name="TL Data" office:value-type="float" office:value="492">
            <text:p>49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ngerlo</text:p>
          </table:table-cell>
          <table:table-cell table:style-name="TL RowHeader"/>
          <table:table-cell table:style-name="ce23"/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" office:value-type="float">
            <text:p>6</text:p>
          </table:table-cell>
          <table:table-cell table:formula="of:=SUM([.E117:.G117])" ns41:value-type="float" table:style-name="TL Data" office:value-type="float" office:value="220">
            <text:p>220</text:p>
          </table:table-cell>
          <table:table-cell table:formula="of:=100*[.G117]/[.H117]" ns41:value-type="float" table:style-name="TL Data" office:value-type="float" office:value="2.72727272727273">
            <text:p>2.73</text:p>
          </table:table-cell>
          <table:table-cell table:formula="of:=100*[.G117]/([.F117]+[.G117])" ns41:value-type="float" table:style-name="TL Data" office:value-type="float" office:value="4.61538461538462">
            <office:annotation draw:style-name="gr1" svg:height="0.899cm" draw:caption-point-y="1.067cm" svg:width="1.428cm" svg:x="18.319cm" draw:caption-point-x="1.276cm" svg:y="53.473cm" draw:text-style-name="P1">
              <dc:creator>CDM</dc:creator>
              <dc:date>2014-12-12T00:00:00</dc:date>
              <text:p text:style-name="P1"><text:span text:style-name="T1">4,69</text:span></text:p>
              <text:p text:style-name="P1"><text:span text:style-name="T2"/></text:p>
            </office:annotation>
            <text:p>4.6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SUM([.K117:.M117])" ns41:value-type="float" table:style-name="TL Data" office:value-type="float" office:value="118">
            <text:p>11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117]+[.N117]+[.Q117]+[.R117]+[.T117]+[.U117]+[.V117]+[.W117]" ns41:value-type="float" table:style-name="TL Data" office:value-type="float" office:value="351">
            <text:p>35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aften</text:p>
          </table:table-cell>
          <table:table-cell table:style-name="TL RowHeader"/>
          <table:table-cell table:style-name="ce23"/>
          <table:table-cell ns41:value-type="float" table:style-name="TL Data" office:value="2544" office:value-type="float">
            <text:p>254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formula="of:=SUM([.E118:.G118])" ns41:value-type="float" table:style-name="TL Data" office:value-type="float" office:value="428">
            <text:p>428</text:p>
          </table:table-cell>
          <table:table-cell table:formula="of:=100*[.G118]/[.H118]" ns41:value-type="float" table:style-name="TL Data" office:value-type="float" office:value="0.233644859813084">
            <office:annotation draw:style-name="gr1" svg:height="1.031cm" draw:caption-point-y="1.067cm" svg:width="1.959cm" svg:x="16.529cm" draw:caption-point-x="0.269cm" svg:y="53.923cm" draw:text-style-name="P1">
              <dc:creator>CDM</dc:creator>
              <dc:date>2014-12-12T00:00:00</dc:date>
              <text:p text:style-name="P1"><text:span text:style-name="T1">0,47</text:span></text:p>
              <text:p text:style-name="P1"><text:span text:style-name="T2"/></text:p>
            </office:annotation>
            <text:p>0.23</text:p>
          </table:table-cell>
          <table:table-cell table:formula="of:=100*[.G118]/([.F118]+[.G118])" ns41:value-type="float" table:style-name="TL Data" office:value-type="float" office:value="1.69491525423729">
            <office:annotation draw:style-name="gr1" svg:height="0.899cm" draw:caption-point-y="1.067cm" svg:width="1.568cm" svg:x="18.319cm" draw:caption-point-x="1.276cm" svg:y="53.923cm" draw:text-style-name="P1">
              <dc:creator>CDM</dc:creator>
              <dc:date>2014-12-12T00:00:00</dc:date>
              <text:p text:style-name="P1"><text:span text:style-name="T1">3,33</text:span></text:p>
              <text:p text:style-name="P1"><text:span text:style-name="T2"/></text:p>
            </office:annotation>
            <text:p>1.6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118:.M118])" ns41:value-type="float" table:style-name="TL Data" office:value-type="float" office:value="42">
            <text:p>4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[.H118]+[.N118]+[.Q118]+[.R118]+[.T118]+[.U118]+[.V118]+[.W118]" ns41:value-type="float" table:style-name="TL Data" office:value-type="float" office:value="479">
            <text:p>47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esd</text:p>
          </table:table-cell>
          <table:table-cell table:style-name="TL RowHeader"/>
          <table:table-cell table:style-name="ce23"/>
          <table:table-cell ns41:value-type="float" table:style-name="TL Data" office:value="2607" office:value-type="float">
            <text:p>260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table:formula="of:=SUM([.E119:.G119])" ns41:value-type="float" table:style-name="TL Data" office:value-type="float" office:value="301">
            <text:p>301</text:p>
          </table:table-cell>
          <table:table-cell table:formula="of:=100*[.G119]/[.H119]" ns41:value-type="float" table:style-name="TL Data" office:value-type="float" office:value="1.32890365448505">
            <text:p>1.33</text:p>
          </table:table-cell>
          <table:table-cell table:formula="of:=100*[.G119]/([.F119]+[.G119])" ns41:value-type="float" table:style-name="TL Data" office:value-type="float" office:value="5.1948051948052">
            <text:p>5.1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SUM([.K119:.M119])" ns41:value-type="float" table:style-name="TL Data" office:value-type="float" office:value="217">
            <text:p>217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119]+[.N119]+[.Q119]+[.R119]+[.T119]+[.U119]+[.V119]+[.W119]" ns41:value-type="float" table:style-name="TL Data" office:value-type="float" office:value="547">
            <text:p>5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wijk</text:p>
          </table:table-cell>
          <table:table-cell table:style-name="TL RowHeader"/>
          <table:table-cell table:style-name="ce23"/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formula="of:=SUM([.E120:.G120])" ns41:value-type="float" table:style-name="TL Data" office:value-type="float" office:value="112">
            <text:p>112</text:p>
          </table:table-cell>
          <table:table-cell table:formula="of:=100*[.G120]/[.H120]" ns41:value-type="float" table:style-name="TL Data" office:value-type="float" office:value="0.892857142857143">
            <text:p>0.89</text:p>
          </table:table-cell>
          <table:table-cell table:formula="of:=100*[.G120]/([.F120]+[.G120])" ns41:value-type="float" table:style-name="TL Data" office:value-type="float" office:value="7.69230769230769">
            <text:p>7.6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SUM([.K120:.M120])" ns41:value-type="float" table:style-name="TL Data" office:value-type="float" office:value="72">
            <text:p>7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120]+[.N120]+[.Q120]+[.R120]+[.T120]+[.U120]+[.V120]+[.W120]" ns41:value-type="float" table:style-name="TL Data" office:value-type="float" office:value="197">
            <text:p>1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chteld</text:p>
          </table:table-cell>
          <table:table-cell table:style-name="TL RowHeader"/>
          <table:table-cell table:style-name="ce23"/>
          <table:table-cell ns41:value-type="float" table:style-name="TL Data" office:value="2736" office:value-type="float">
            <text:p>27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" office:value-type="float">
            <text:p>5</text:p>
          </table:table-cell>
          <table:table-cell table:formula="of:=SUM([.E121:.G121])" ns41:value-type="float" table:style-name="TL Data" office:value-type="float" office:value="122">
            <text:p>122</text:p>
          </table:table-cell>
          <table:table-cell table:formula="of:=100*[.G121]/[.H121]" ns41:value-type="float" table:style-name="TL Data" office:value-type="float" office:value="4.0983606557377">
            <text:p>4.10</text:p>
          </table:table-cell>
          <table:table-cell table:formula="of:=100*[.G121]/([.F121]+[.G121])" ns41:value-type="float" table:style-name="TL Data" office:value-type="float" office:value="6.17283950617284">
            <text:p>6.1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table:formula="of:=SUM([.K121:.M121])" ns41:value-type="float" table:style-name="TL Data" office:value-type="float" office:value="372">
            <text:p>37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formula="of:=[.H121]+[.N121]+[.Q121]+[.R121]+[.T121]+[.U121]+[.V121]+[.W121]" ns41:value-type="float" table:style-name="TL Data" office:value-type="float" office:value="508">
            <text:p>50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hl</text:p>
          </table:table-cell>
          <table:table-cell table:style-name="TL RowHeader"/>
          <table:table-cell table:style-name="ce23"/>
          <table:table-cell ns41:value-type="float" table:style-name="TL Data" office:value="2806" office:value-type="float">
            <text:p>2806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E122:.G122])" ns41:value-type="float" table:style-name="TL Data" office:value-type="float" office:value="59">
            <text:p>59</text:p>
          </table:table-cell>
          <table:table-cell table:style-name="TL Data"/>
          <table:table-cell table:style-name="TL Data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122:.M122])" ns41:value-type="float" table:style-name="TL Data" office:value-type="float" office:value="390">
            <text:p>390</text:p>
          </table:table-cell>
          <table:table-cell table:style-name="TL Data" table:number-columns-repeated="9"/>
          <table:table-cell table:formula="of:=[.H122]+[.N122]+[.Q122]+[.R122]+[.T122]+[.U122]+[.V122]+[.W122]" ns41:value-type="float" table:style-name="TL Data" office:value-type="float" office:value="449">
            <text:p>44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lburg</text:p>
          </table:table-cell>
          <table:table-cell table:style-name="TL RowHeader"/>
          <table:table-cell table:style-name="ce23"/>
          <table:table-cell ns41:value-type="float" table:style-name="TL Data" office:value="2876" office:value-type="float">
            <text:p>287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5" office:value-type="float">
            <text:p>5</text:p>
          </table:table-cell>
          <table:table-cell table:formula="of:=SUM([.E123:.G123])" ns41:value-type="float" table:style-name="TL Data" office:value-type="float" office:value="364">
            <text:p>364</text:p>
          </table:table-cell>
          <table:table-cell table:formula="of:=100*[.G123]/[.H123]" ns41:value-type="float" table:style-name="TL Data" office:value-type="float" office:value="1.37362637362637">
            <text:p>1.37</text:p>
          </table:table-cell>
          <table:table-cell table:formula="of:=100*[.G123]/([.F123]+[.G123])" ns41:value-type="float" table:style-name="TL Data" office:value-type="float" office:value="1.82481751824818">
            <text:p>1.8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formula="of:=SUM([.K123:.M123])" ns41:value-type="float" table:style-name="TL Data" office:value-type="float" office:value="212">
            <text:p>212</text:p>
          </table:table-cell>
          <table:table-cell table:formula="of:=100*[.M123]/[.N123]" ns41:value-type="float" table:style-name="TL Data" office:value-type="float" office:value="0.471698113207547">
            <text:p>0.47</text:p>
          </table:table-cell>
          <table:table-cell table:formula="of:=100*[.M123]/([.L123]+[.M123])" ns41:value-type="float" table:style-name="TL Data" office:value-type="float" office:value="1.2987012987013">
            <text:p>1.3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formula="of:=[.H123]+[.N123]+[.Q123]+[.R123]+[.T123]+[.U123]+[.V123]+[.W123]" ns41:value-type="float" table:style-name="TL Data" office:value-type="float" office:value="645">
            <text:p>6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uningen</text:p>
          </table:table-cell>
          <table:table-cell table:style-name="TL RowHeader"/>
          <table:table-cell table:style-name="ce23"/>
          <table:table-cell ns41:value-type="float" table:style-name="TL Data" office:value="3036" office:value-type="float">
            <text:p>303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/>
          <table:table-cell table:formula="of:=SUM([.E124:.G124])" ns41:value-type="float" table:style-name="TL Data" office:value-type="float" office:value="374">
            <text:p>374</text:p>
          </table:table-cell>
          <table:table-cell table:style-name="TL Data"/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SUM([.K124:.M124])" ns41:value-type="float" table:style-name="TL Data" office:value-type="float" office:value="167">
            <text:p>16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formula="of:=[.H124]+[.N124]+[.Q124]+[.R124]+[.T124]+[.U124]+[.V124]+[.W124]" ns41:value-type="float" table:style-name="TL Data" office:value-type="float" office:value="551">
            <text:p>55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ummelo c.a. 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140" office:value-type="float">
            <text:p>31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table:formula="of:=SUM([.E125:.G125])" ns41:value-type="float" table:style-name="TL Data" office:value-type="float" office:value="72">
            <text:p>72</text:p>
          </table:table-cell>
          <table:table-cell table:style-name="TL Data"/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SUM([.K125:.M125])" ns41:value-type="float" table:style-name="TL Data" office:value-type="float" office:value="67">
            <text:p>67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[.H125]+[.N125]+[.Q125]+[.R125]+[.T125]+[.U125]+[.V125]+[.W125]" ns41:value-type="float" table:style-name="TL Data" office:value-type="float" office:value="157">
            <office:annotation draw:style-name="gr1" svg:height="0.635cm" draw:caption-point-y="1.067cm" svg:width="1.652cm" svg:x="43.38cm" draw:caption-point-x="-0.318cm" svg:y="57.071cm" draw:text-style-name="P1">
              <dc:creator>CDM</dc:creator>
              <dc:date>2014-12-12T00:00:00</dc:date>
              <text:p text:style-name="P1"><text:span text:style-name="T1">152</text:span></text:p>
              <text:p text:style-name="P1"><text:span text:style-name="T2"/></text:p>
            </office:annotation>
            <text:p>1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ppeltern</text:p>
          </table:table-cell>
          <table:table-cell table:style-name="TL RowHeader"/>
          <table:table-cell table:style-name="ce23"/>
          <table:table-cell ns41:value-type="float" table:style-name="TL Data" office:value="3165" office:value-type="float">
            <text:p>316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26:.G126])" ns41:value-type="float" table:style-name="TL Data" office:value-type="float" office:value="480">
            <text:p>480</text:p>
          </table:table-cell>
          <table:table-cell table:formula="of:=100*[.G126]/[.H126]" ns41:value-type="float" table:style-name="TL Data" office:value-type="float" office:value="4.79166666666667">
            <text:p>4.79</text:p>
          </table:table-cell>
          <table:table-cell table:formula="of:=100*[.G126]/([.F126]+[.G126])" ns41:value-type="float" table:style-name="TL Data" office:value-type="float" office:value="31.5068493150685">
            <text:p>31.5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formula="of:=SUM([.K126:.M126])" ns41:value-type="float" table:style-name="TL Data" office:value-type="float" office:value="134">
            <text:p>134</text:p>
          </table:table-cell>
          <table:table-cell table:formula="of:=100*[.M126]/[.N126]" ns41:value-type="float" table:style-name="TL Data" office:value-type="float" office:value="1.49253731343284">
            <text:p>1.49</text:p>
          </table:table-cell>
          <table:table-cell table:formula="of:=100*[.M126]/([.L126]+[.M126])" ns41:value-type="float" table:style-name="TL Data" office:value-type="float" office:value="16.6666666666667">
            <text:p>16.6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formula="of:=[.H126]+[.N126]+[.Q126]+[.R126]+[.T126]+[.U126]+[.V126]+[.W126]" ns41:value-type="float" table:style-name="TL Data" office:value-type="float" office:value="633">
            <office:annotation draw:style-name="gr1" svg:height="0.45cm" draw:caption-point-y="1.067cm" svg:width="1.652cm" svg:x="43.38cm" draw:caption-point-x="-0.318cm" svg:y="57.521cm" draw:text-style-name="P1">
              <dc:creator>CDM</dc:creator>
              <dc:date>2014-12-12T00:00:00</dc:date>
              <text:p text:style-name="P1"><text:span text:style-name="T1">634</text:span></text:p>
              <text:p text:style-name="P1"><text:span text:style-name="T2"/></text:p>
            </office:annotation>
            <text:p>63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ndt</text:p>
          </table:table-cell>
          <table:table-cell table:style-name="TL RowHeader"/>
          <table:table-cell table:style-name="ce23"/>
          <table:table-cell ns41:value-type="float" table:style-name="TL Data" office:value="3210" office:value-type="float">
            <text:p>321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" office:value-type="float">
            <text:p>5</text:p>
          </table:table-cell>
          <table:table-cell table:formula="of:=SUM([.E127:.G127])" ns41:value-type="float" table:style-name="TL Data" office:value-type="float" office:value="357">
            <text:p>357</text:p>
          </table:table-cell>
          <table:table-cell table:formula="of:=100*[.G127]/[.H127]" ns41:value-type="float" table:style-name="TL Data" office:value-type="float" office:value="1.40056022408964">
            <text:p>1.40</text:p>
          </table:table-cell>
          <table:table-cell table:formula="of:=100*[.G127]/([.F127]+[.G127])" ns41:value-type="float" table:style-name="TL Data" office:value-type="float" office:value="3.14465408805031">
            <text:p>3.1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SUM([.K127:.M127])" ns41:value-type="float" table:style-name="TL Data" office:value-type="float" office:value="134">
            <text:p>13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127]+[.N127]+[.Q127]+[.R127]+[.T127]+[.U127]+[.V127]+[.W127]" ns41:value-type="float" table:style-name="TL Data" office:value-type="float" office:value="497">
            <text:p>49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inxperlo</text:p>
          </table:table-cell>
          <table:table-cell table:style-name="TL RowHeader"/>
          <table:table-cell table:style-name="ce23"/>
          <table:table-cell ns41:value-type="float" table:style-name="TL Data" office:value="3287" office:value-type="float">
            <text:p>328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table:formula="of:=SUM([.E128:.G128])" ns41:value-type="float" table:style-name="TL Data" office:value-type="float" office:value="213">
            <text:p>213</text:p>
          </table:table-cell>
          <table:table-cell table:formula="of:=100*[.G128]/[.H128]" ns41:value-type="float" table:style-name="TL Data" office:value-type="float" office:value="0.469483568075117">
            <text:p>0.47</text:p>
          </table:table-cell>
          <table:table-cell table:formula="of:=100*[.G128]/([.F128]+[.G128])" ns41:value-type="float" table:style-name="TL Data" office:value-type="float" office:value="0.925925925925926">
            <text:p>0.9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128:.M128])" ns41:value-type="float" table:style-name="TL Data" office:value-type="float" office:value="75">
            <text:p>75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[.H128]+[.N128]+[.Q128]+[.R128]+[.T128]+[.U128]+[.V128]+[.W128]" ns41:value-type="float" table:style-name="TL Data" office:value-type="float" office:value="300">
            <text:p>3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uurlo</text:p>
          </table:table-cell>
          <table:table-cell table:style-name="TL RowHeader"/>
          <table:table-cell table:style-name="ce23"/>
          <table:table-cell ns41:value-type="float" table:style-name="TL Data" office:value="3303" office:value-type="float">
            <text:p>330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table:formula="of:=SUM([.E129:.G129])" ns41:value-type="float" table:style-name="TL Data" office:value-type="float" office:value="121">
            <text:p>121</text:p>
          </table:table-cell>
          <table:table-cell table:formula="of:=100*[.G129]/[.H129]" ns41:value-type="float" table:style-name="TL Data" office:value-type="float" office:value="1.65289256198347">
            <text:p>1.65</text:p>
          </table:table-cell>
          <table:table-cell table:formula="of:=100*[.G129]/([.F129]+[.G129])" ns41:value-type="float" table:style-name="TL Data" office:value-type="float" office:value="2.38095238095238">
            <text:p>2.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formula="of:=SUM([.K129:.M129])" ns41:value-type="float" table:style-name="TL Data" office:value-type="float" office:value="39">
            <text:p>39</text:p>
          </table:table-cell>
          <table:table-cell table:formula="of:=100*[.M129]/[.N129]" ns41:value-type="float" table:style-name="TL Data" office:value-type="float" office:value="5.12820512820513">
            <text:p>5.13</text:p>
          </table:table-cell>
          <table:table-cell table:formula="of:=100*[.M129]/([.L129]+[.M129])" ns41:value-type="float" table:style-name="TL Data" office:value-type="float" office:value="15.3846153846154">
            <text:p>15.3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129]+[.N129]+[.Q129]+[.R129]+[.T129]+[.U129]+[.V129]+[.W129]" ns41:value-type="float" table:style-name="TL Data" office:value-type="float" office:value="180">
            <text:p>180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teren</text:p>
          </table:table-cell>
          <table:table-cell table:style-name="TL RowHeader"/>
          <table:table-cell table:style-name="ce23"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/>
          <table:table-cell table:formula="of:=SUM([.E130:.G130])" ns41:value-type="float" table:style-name="TL Data" office:value-type="float" office:value="419">
            <text:p>419</text:p>
          </table:table-cell>
          <table:table-cell table:style-name="TL Data"/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/>
          <table:table-cell table:formula="of:=SUM([.K130:.M130])" ns41:value-type="float" table:style-name="TL Data" office:value-type="float" office:value="469">
            <text:p>46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30]+[.N130]+[.Q130]+[.R130]+[.T130]+[.U130]+[.V130]+[.W130]" ns41:value-type="float" table:style-name="TL Data" office:value-type="float" office:value="890">
            <text:p>89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esteren</text:p>
          </table:table-cell>
          <table:table-cell table:style-name="TL RowHeader"/>
          <table:table-cell table:style-name="ce23"/>
          <table:table-cell ns41:value-type="float" table:style-name="TL Data" office:value="3491" office:value-type="float">
            <text:p>349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5" office:value-type="float">
            <text:p>5</text:p>
          </table:table-cell>
          <table:table-cell table:formula="of:=SUM([.E131:.G131])" ns41:value-type="float" table:style-name="TL Data" office:value-type="float" office:value="417">
            <text:p>417</text:p>
          </table:table-cell>
          <table:table-cell table:formula="of:=100*[.G131]/[.H131]" ns41:value-type="float" table:style-name="TL Data" office:value-type="float" office:value="1.19904076738609">
            <text:p>1.20</text:p>
          </table:table-cell>
          <table:table-cell table:formula="of:=100*[.G131]/([.F131]+[.G131])" ns41:value-type="float" table:style-name="TL Data" office:value-type="float" office:value="2.79329608938547">
            <text:p>2.7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formula="of:=SUM([.K131:.M131])" ns41:value-type="float" table:style-name="TL Data" office:value-type="float" office:value="250">
            <text:p>25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[.H131]+[.N131]+[.Q131]+[.R131]+[.T131]+[.U131]+[.V131]+[.W131]" ns41:value-type="float" table:style-name="TL Data" office:value-type="float" office:value="702">
            <text:p>70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uiven</text:p>
          </table:table-cell>
          <table:table-cell table:style-name="TL RowHeader"/>
          <table:table-cell table:style-name="ce23"/>
          <table:table-cell ns41:value-type="float" table:style-name="TL Data" office:value="3585" office:value-type="float">
            <text:p>358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table:formula="of:=SUM([.E132:.G132])" ns41:value-type="float" table:style-name="TL Data" office:value-type="float" office:value="260">
            <text:p>260</text:p>
          </table:table-cell>
          <table:table-cell table:formula="of:=100*[.G132]/[.H132]" ns41:value-type="float" table:style-name="TL Data" office:value-type="float" office:value="0.384615384615385">
            <text:p>0.38</text:p>
          </table:table-cell>
          <table:table-cell table:formula="of:=100*[.G132]/([.F132]+[.G132])" ns41:value-type="float" table:style-name="TL Data" office:value-type="float" office:value="1.25">
            <text:p>1.25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SUM([.K132:.M132])" ns41:value-type="float" table:style-name="TL Data" office:value-type="float" office:value="212">
            <text:p>21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132]+[.N132]+[.Q132]+[.R132]+[.T132]+[.U132]+[.V132]+[.W132]" ns41:value-type="float" table:style-name="TL Data" office:value-type="float" office:value="479">
            <text:p>4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oenlo</text:p>
          </table:table-cell>
          <table:table-cell table:style-name="TL RowHeader"/>
          <table:table-cell table:style-name="ce23"/>
          <table:table-cell ns41:value-type="float" table:style-name="TL Data" office:value="3608" office:value-type="float">
            <text:p>360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/>
          <table:table-cell table:formula="of:=SUM([.E133:.G133])" ns41:value-type="float" table:style-name="TL Data" office:value-type="float" office:value="414">
            <text:p>414</text:p>
          </table:table-cell>
          <table:table-cell table:style-name="TL Data"/>
          <table:table-cell table:style-name="TL Data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133:.M133])" ns41:value-type="float" table:style-name="TL Data" office:value-type="float" office:value="114">
            <text:p>114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133]+[.N133]+[.Q133]+[.R133]+[.T133]+[.U133]+[.V133]+[.W133]" ns41:value-type="float" table:style-name="TL Data" office:value-type="float" office:value="548">
            <text:p>54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rnsveld</text:p>
          </table:table-cell>
          <table:table-cell table:style-name="TL RowHeader"/>
          <table:table-cell table:style-name="ce23"/>
          <table:table-cell ns41:value-type="float" table:style-name="TL Data" office:value="3661" office:value-type="float">
            <text:p>366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" office:value-type="float">
            <text:p>1</text:p>
          </table:table-cell>
          <table:table-cell table:formula="of:=SUM([.E134:.G134])" ns41:value-type="float" table:style-name="TL Data" office:value-type="float" office:value="241">
            <text:p>241</text:p>
          </table:table-cell>
          <table:table-cell table:formula="of:=100*[.G134]/[.H134]" ns41:value-type="float" table:style-name="TL Data" office:value-type="float" office:value="0.4149377593361">
            <text:p>0.41</text:p>
          </table:table-cell>
          <table:table-cell table:formula="of:=100*[.G134]/([.F134]+[.G134])" ns41:value-type="float" table:style-name="TL Data" office:value-type="float" office:value="0.581395348837209">
            <text:p>0.5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134:.M134])" ns41:value-type="float" table:style-name="TL Data" office:value-type="float" office:value="25">
            <text:p>25</text:p>
          </table:table-cell>
          <table:table-cell table:style-name="TL Data" table:number-columns-repeated="9"/>
          <table:table-cell table:formula="of:=[.H134]+[.N134]+[.Q134]+[.R134]+[.T134]+[.U134]+[.V134]+[.W134]" ns41:value-type="float" table:style-name="TL Data" office:value-type="float" office:value="266">
            <text:p>26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riel</text:p>
          </table:table-cell>
          <table:table-cell table:style-name="TL RowHeader"/>
          <table:table-cell table:style-name="ce23"/>
          <table:table-cell ns41:value-type="float" table:style-name="TL Data" office:value="3720" office:value-type="float">
            <text:p>372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135:.G135])" ns41:value-type="float" table:style-name="TL Data" office:value-type="float" office:value="436">
            <text:p>436</text:p>
          </table:table-cell>
          <table:table-cell table:formula="of:=100*[.G135]/[.H135]" ns41:value-type="float" table:style-name="TL Data" office:value-type="float" office:value="2.29357798165138">
            <text:p>2.29</text:p>
          </table:table-cell>
          <table:table-cell table:formula="of:=100*[.G135]/([.F135]+[.G135])" ns41:value-type="float" table:style-name="TL Data" office:value-type="float" office:value="9.70873786407767">
            <text:p>9.71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135:.M135])" ns41:value-type="float" table:style-name="TL Data" office:value-type="float" office:value="278">
            <text:p>278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formula="of:=[.H135]+[.N135]+[.Q135]+[.R135]+[.T135]+[.U135]+[.V135]+[.W135]" ns41:value-type="float" table:style-name="TL Data" office:value-type="float" office:value="737">
            <text:p>7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ord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741" office:value-type="float">
            <text:p>374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formula="of:=SUM([.E136:.G136])" ns41:value-type="float" table:style-name="TL Data" office:value-type="float" office:value="155">
            <text:p>155</text:p>
          </table:table-cell>
          <table:table-cell table:formula="of:=100*[.G136]/[.H136]" ns41:value-type="float" table:style-name="TL Data" office:value-type="float" office:value="0.645161290322581">
            <text:p>0.65</text:p>
          </table:table-cell>
          <table:table-cell table:formula="of:=100*[.G136]/([.F136]+[.G136])" ns41:value-type="float" table:style-name="TL Data" office:value-type="float" office:value="1.19047619047619">
            <text:p>1.1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136:.M136])" ns41:value-type="float" table:style-name="TL Data" office:value-type="float" office:value="62">
            <text:p>6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136]+[.N136]+[.Q136]+[.R136]+[.T136]+[.U136]+[.V136]+[.W136]" ns41:value-type="float" table:style-name="TL Data" office:value-type="float" office:value="237">
            <text:p>23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eenderen</text:p>
          </table:table-cell>
          <table:table-cell table:style-name="TL RowHeader"/>
          <table:table-cell table:style-name="ce23"/>
          <table:table-cell ns41:value-type="float" table:style-name="TL Data" office:value="3862" office:value-type="float">
            <text:p>386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formula="of:=SUM([.E137:.G137])" ns41:value-type="float" table:style-name="TL Data" office:value-type="float" office:value="124">
            <text:p>124</text:p>
          </table:table-cell>
          <table:table-cell table:formula="of:=100*[.G137]/[.H137]" ns41:value-type="float" table:style-name="TL Data" office:value-type="float" office:value="0.806451612903226">
            <text:p>0.81</text:p>
          </table:table-cell>
          <table:table-cell table:formula="of:=100*[.G137]/([.F137]+[.G137])" ns41:value-type="float" table:style-name="TL Data" office:value-type="float" office:value="1.26582278481013">
            <text:p>1.2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table:formula="of:=SUM([.K137:.M137])" ns41:value-type="float" table:style-name="TL Data" office:value-type="float" office:value="337">
            <text:p>337</text:p>
          </table:table-cell>
          <table:table-cell table:formula="of:=100*[.M137]/[.N137]" ns41:value-type="float" table:style-name="TL Data" office:value-type="float" office:value="0.29673590504451">
            <text:p>0.30</text:p>
          </table:table-cell>
          <table:table-cell table:formula="of:=100*[.M137]/([.L137]+[.M137])" ns41:value-type="float" table:style-name="TL Data" office:value-type="float" office:value="1.04166666666667">
            <text:p>1.0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[.H137]+[.N137]+[.Q137]+[.R137]+[.T137]+[.U137]+[.V137]+[.W137]" ns41:value-type="float" table:style-name="TL Data" office:value-type="float" office:value="479">
            <text:p>47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illingen</text:p>
          </table:table-cell>
          <table:table-cell table:style-name="TL RowHeader"/>
          <table:table-cell table:style-name="ce23"/>
          <table:table-cell ns41:value-type="float" table:style-name="TL Data" office:value="3884" office:value-type="float">
            <text:p>388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table:formula="of:=SUM([.E138:.G138])" ns41:value-type="float" table:style-name="TL Data" office:value-type="float" office:value="371">
            <text:p>371</text:p>
          </table:table-cell>
          <table:table-cell table:style-name="TL Data"/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K138:.M138])" ns41:value-type="float" table:style-name="TL Data" office:value-type="float" office:value="92">
            <text:p>9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formula="of:=[.H138]+[.N138]+[.Q138]+[.R138]+[.T138]+[.U138]+[.V138]+[.W138]" ns41:value-type="float" table:style-name="TL Data" office:value-type="float" office:value="479">
            <text:p>47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ldersmalsen</text:p>
          </table:table-cell>
          <table:table-cell table:style-name="TL RowHeader"/>
          <table:table-cell table:style-name="ce23"/>
          <table:table-cell ns41:value-type="float" table:style-name="TL Data" office:value="3937" office:value-type="float">
            <text:p>3937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table:formula="of:=SUM([.E139:.G139])" ns41:value-type="float" table:style-name="TL Data" office:value-type="float" office:value="555">
            <text:p>555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SUM([.K139:.M139])" ns41:value-type="float" table:style-name="TL Data" office:value-type="float" office:value="146">
            <text:p>146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table:style-name="TL Data" table:number-columns-repeated="6"/>
          <table:table-cell table:formula="of:=[.H139]+[.N139]+[.Q139]+[.R139]+[.T139]+[.U139]+[.V139]+[.W139]" ns41:value-type="float" table:style-name="TL Data" office:value-type="float" office:value="738">
            <text:p>7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oornspijk</text:p>
          </table:table-cell>
          <table:table-cell table:style-name="TL RowHeader"/>
          <table:table-cell table:style-name="ce23"/>
          <table:table-cell ns41:value-type="float" table:style-name="TL Data" office:value="3980" office:value-type="float">
            <text:p>398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140:.G140])" ns41:value-type="float" table:style-name="TL Data" office:value-type="float" office:value="223">
            <text:p>223</text:p>
          </table:table-cell>
          <table:table-cell table:formula="of:=100*[.G140]/[.H140]" ns41:value-type="float" table:style-name="TL Data" office:value-type="float" office:value="7.17488789237668">
            <text:p>7.17</text:p>
          </table:table-cell>
          <table:table-cell table:formula="of:=100*[.G140]/([.F140]+[.G140])" ns41:value-type="float" table:style-name="TL Data" office:value-type="float" office:value="8.69565217391304">
            <text:p>8.70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/>
          <table:table-cell table:formula="of:=SUM([.K140:.M140])" ns41:value-type="float" table:style-name="TL Data" office:value-type="float" office:value="698">
            <text:p>69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H140]+[.N140]+[.Q140]+[.R140]+[.T140]+[.U140]+[.V140]+[.W140]" ns41:value-type="float" table:style-name="TL Data" office:value-type="float" office:value="923">
            <text:p>92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urik</text:p>
          </table:table-cell>
          <table:table-cell table:style-name="TL RowHeader"/>
          <table:table-cell table:style-name="ce23"/>
          <table:table-cell ns41:value-type="float" table:style-name="TL Data" office:value="4118" office:value-type="float">
            <text:p>411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table:formula="of:=SUM([.E141:.G141])" ns41:value-type="float" table:style-name="TL Data" office:value-type="float" office:value="194">
            <text:p>194</text:p>
          </table:table-cell>
          <table:table-cell table:formula="of:=100*[.G141]/[.H141]" ns41:value-type="float" table:style-name="TL Data" office:value-type="float" office:value="1.03092783505155">
            <text:p>1.03</text:p>
          </table:table-cell>
          <table:table-cell table:formula="of:=100*[.G141]/([.F141]+[.G141])" ns41:value-type="float" table:style-name="TL Data" office:value-type="float" office:value="2.63157894736842">
            <text:p>2.6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K141:.M141])" ns41:value-type="float" table:style-name="TL Data" office:value-type="float" office:value="73">
            <text:p>73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141]+[.N141]+[.Q141]+[.R141]+[.T141]+[.U141]+[.V141]+[.W141]" ns41:value-type="float" table:style-name="TL Data" office:value-type="float" office:value="290">
            <text:p>29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ce23"/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table:formula="of:=SUM([.E142:.G142])" ns41:value-type="float" table:style-name="TL Data" office:value-type="float" office:value="124">
            <text:p>124</text:p>
          </table:table-cell>
          <table:table-cell table:formula="of:=100*[.G142]/[.H142]" ns41:value-type="float" table:style-name="TL Data" office:value-type="float" office:value="1.61290322580645">
            <text:p>1.61</text:p>
          </table:table-cell>
          <table:table-cell table:formula="of:=100*[.G142]/([.F142]+[.G142])" ns41:value-type="float" table:style-name="TL Data" office:value-type="float" office:value="6.45161290322581">
            <text:p>6.4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142:.M142])" ns41:value-type="float" table:style-name="TL Data" office:value-type="float" office:value="65">
            <text:p>6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formula="of:=[.H142]+[.N142]+[.Q142]+[.R142]+[.T142]+[.U142]+[.V142]+[.W142]" ns41:value-type="float" table:style-name="TL Data" office:value-type="float" office:value="203">
            <text:p>20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ttem</text:p>
          </table:table-cell>
          <table:table-cell table:style-name="TL RowHeader"/>
          <table:table-cell table:style-name="ce23"/>
          <table:table-cell ns41:value-type="float" table:style-name="TL Data" office:value="4239" office:value-type="float">
            <text:p>423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" office:value-type="float">
            <text:p>2</text:p>
          </table:table-cell>
          <table:table-cell table:formula="of:=SUM([.E143:.G143])" ns41:value-type="float" table:style-name="TL Data" office:value-type="float" office:value="610">
            <text:p>610</text:p>
          </table:table-cell>
          <table:table-cell table:formula="of:=100*[.G143]/[.H143]" ns41:value-type="float" table:style-name="TL Data" office:value-type="float" office:value="0.327868852459016">
            <text:p>0.33</text:p>
          </table:table-cell>
          <table:table-cell table:formula="of:=100*[.G143]/([.F143]+[.G143])" ns41:value-type="float" table:style-name="TL Data" office:value-type="float" office:value="0.537634408602151">
            <text:p>0.5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table:formula="of:=SUM([.K143:.M143])" ns41:value-type="float" table:style-name="TL Data" office:value-type="float" office:value="168">
            <text:p>16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formula="of:=[.H143]+[.N143]+[.Q143]+[.R143]+[.T143]+[.U143]+[.V143]+[.W143]" ns41:value-type="float" table:style-name="TL Data" office:value-type="float" office:value="791">
            <text:p>79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alt-Bommel</text:p>
          </table:table-cell>
          <table:table-cell table:style-name="TL RowHeader"/>
          <table:table-cell table:style-name="ce23"/>
          <table:table-cell ns41:value-type="float" table:style-name="TL Data" office:value="4316" office:value-type="float">
            <text:p>431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44:.G144])" ns41:value-type="float" table:style-name="TL Data" office:value-type="float" office:value="629">
            <text:p>629</text:p>
          </table:table-cell>
          <table:table-cell table:formula="of:=100*[.G144]/[.H144]" ns41:value-type="float" table:style-name="TL Data" office:value-type="float" office:value="2.7027027027027">
            <text:p>2.70</text:p>
          </table:table-cell>
          <table:table-cell table:formula="of:=100*[.G144]/([.F144]+[.G144])" ns41:value-type="float" table:style-name="TL Data" office:value-type="float" office:value="3.84615384615385">
            <text:p>3.8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K144:.M144])" ns41:value-type="float" table:style-name="TL Data" office:value-type="float" office:value="195">
            <text:p>195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H144]+[.N144]+[.Q144]+[.R144]+[.T144]+[.U144]+[.V144]+[.W144]" ns41:value-type="float" table:style-name="TL Data" office:value-type="float" office:value="880">
            <text:p>88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ienden</text:p>
          </table:table-cell>
          <table:table-cell table:style-name="TL RowHeader"/>
          <table:table-cell table:style-name="ce23"/>
          <table:table-cell ns41:value-type="float" table:style-name="TL Data" office:value="4514" office:value-type="float">
            <text:p>4514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45:.G145])" ns41:value-type="float" table:style-name="TL Data" office:value-type="float" office:value="473">
            <office:annotation draw:style-name="gr1" svg:height="0.766cm" draw:caption-point-y="1.067cm" svg:width="1.427cm" svg:x="14.739cm" draw:caption-point-x="0.018cm" svg:y="66.067cm" draw:text-style-name="P1">
              <dc:creator>CDM</dc:creator>
              <dc:date>2014-12-12T00:00:00</dc:date>
              <text:p text:style-name="P1"><text:span text:style-name="T1">471</text:span></text:p>
              <text:p text:style-name="P1"><text:span text:style-name="T2"/></text:p>
            </office:annotation>
            <text:p>473</text:p>
          </table:table-cell>
          <table:table-cell table:formula="of:=100*[.G145]/[.H145]" ns41:value-type="float" table:style-name="TL Data" office:value-type="float" office:value="3.17124735729387">
            <office:annotation draw:style-name="gr1" svg:height="0.766cm" draw:caption-point-y="1.067cm" svg:width="1.959cm" svg:x="16.529cm" draw:caption-point-x="0.269cm" svg:y="66.067cm" draw:text-style-name="P1">
              <dc:creator>CDM</dc:creator>
              <dc:date>2014-12-12T00:00:00</dc:date>
              <text:p text:style-name="P1"><text:span text:style-name="T1">2,76</text:span></text:p>
              <text:p text:style-name="P1"><text:span text:style-name="T2"/></text:p>
            </office:annotation>
            <text:p>3.17</text:p>
          </table:table-cell>
          <table:table-cell table:formula="of:=100*[.G145]/([.F145]+[.G145])" ns41:value-type="float" table:style-name="TL Data" office:value-type="float" office:value="8.7719298245614">
            <office:annotation draw:style-name="gr1" svg:height="0.634cm" draw:caption-point-y="1.067cm" svg:width="1.428cm" svg:x="18.319cm" draw:caption-point-x="1.276cm" svg:y="66.067cm" draw:text-style-name="P1">
              <dc:creator>CDM</dc:creator>
              <dc:date>2014-12-12T00:00:00</dc:date>
              <text:p text:style-name="P1"><text:span text:style-name="T1">7,69</text:span></text:p>
              <text:p text:style-name="P1"><text:span text:style-name="T2"/></text:p>
            </office:annotation>
            <text:p>8.7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formula="of:=SUM([.K145:.M145])" ns41:value-type="float" table:style-name="TL Data" office:value-type="float" office:value="268">
            <text:p>268</text:p>
          </table:table-cell>
          <table:table-cell table:formula="of:=100*[.M145]/[.N145]" ns41:value-type="float" table:style-name="TL Data" office:value-type="float" office:value="0.373134328358209">
            <text:p>0.37</text:p>
          </table:table-cell>
          <table:table-cell table:formula="of:=100*[.M145]/([.L145]+[.M145])" ns41:value-type="float" table:style-name="TL Data" office:value-type="float" office:value="1.78571428571429">
            <text:p>1.7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formula="of:=[.H145]+[.N145]+[.Q145]+[.R145]+[.T145]+[.U145]+[.V145]+[.W145]" ns41:value-type="float" table:style-name="TL Data" office:value-type="float" office:value="756">
            <office:annotation draw:style-name="gr1" svg:height="0.634cm" draw:caption-point-y="1.067cm" svg:width="1.512cm" svg:x="43.38cm" draw:caption-point-x="-0.318cm" svg:y="66.067cm" draw:text-style-name="P1">
              <dc:creator>CDM</dc:creator>
              <dc:date>2014-12-12T00:00:00</dc:date>
              <text:p text:style-name="P1"><text:span text:style-name="T1">754</text:span></text:p>
            </office:annotation>
            <text:p>7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eede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4596" office:value-type="float">
            <text:p>459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table:formula="of:=SUM([.E146:.G146])" ns41:value-type="float" table:style-name="TL Data" office:value-type="float" office:value="309">
            <text:p>309</text:p>
          </table:table-cell>
          <table:table-cell table:formula="of:=100*[.G146]/[.H146]" ns41:value-type="float" table:style-name="TL Data" office:value-type="float" office:value="0.323624595469256">
            <text:p>0.32</text:p>
          </table:table-cell>
          <table:table-cell table:formula="of:=100*[.G146]/([.F146]+[.G146])" ns41:value-type="float" table:style-name="TL Data" office:value-type="float" office:value="0.78125">
            <text:p>0.7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table:formula="of:=SUM([.K146:.M146])" ns41:value-type="float" table:style-name="TL Data" office:value-type="float" office:value="150">
            <text:p>15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146]+[.N146]+[.Q146]+[.R146]+[.T146]+[.U146]+[.V146]+[.W146]" ns41:value-type="float" table:style-name="TL Data" office:value-type="float" office:value="475">
            <text:p>47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oesburg</text:p>
          </table:table-cell>
          <table:table-cell table:style-name="TL RowHeader"/>
          <table:table-cell table:style-name="ce23"/>
          <table:table-cell ns41:value-type="float" table:style-name="TL Data" office:value="4654" office:value-type="float">
            <text:p>465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47:.G147])" ns41:value-type="float" table:style-name="TL Data" office:value-type="float" office:value="780">
            <text:p>780</text:p>
          </table:table-cell>
          <table:table-cell table:formula="of:=100*[.G147]/[.H147]" ns41:value-type="float" table:style-name="TL Data" office:value-type="float" office:value="1.92307692307692">
            <text:p>1.92</text:p>
          </table:table-cell>
          <table:table-cell table:formula="of:=100*[.G147]/([.F147]+[.G147])" ns41:value-type="float" table:style-name="TL Data" office:value-type="float" office:value="2.3961661341853">
            <text:p>2.4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table:formula="of:=SUM([.K147:.M147])" ns41:value-type="float" table:style-name="TL Data" office:value-type="float" office:value="209">
            <text:p>209</text:p>
          </table:table-cell>
          <table:table-cell table:formula="of:=100*[.M147]/[.N147]" ns41:value-type="float" table:style-name="TL Data" office:value-type="float" office:value="0.956937799043062">
            <text:p>0.96</text:p>
          </table:table-cell>
          <table:table-cell table:formula="of:=100*[.M147]/([.L147]+[.M147])" ns41:value-type="float" table:style-name="TL Data" office:value-type="float" office:value="2.94117647058824">
            <text:p>2.94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formula="of:=[.H147]+[.N147]+[.Q147]+[.R147]+[.T147]+[.U147]+[.V147]+[.W147]" ns41:value-type="float" table:style-name="TL Data" office:value-type="float" office:value="1013">
            <text:p>10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elhem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4802" office:value-type="float">
            <text:p>480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SUM([.E148:.G148])" ns41:value-type="float" table:style-name="TL Data" office:value-type="float" office:value="124">
            <text:p>124</text:p>
          </table:table-cell>
          <table:table-cell table:style-name="TL Data"/>
          <table:table-cell table:style-name="TL Data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/>
          <table:table-cell table:formula="of:=SUM([.K148:.M148])" ns41:value-type="float" table:style-name="TL Data" office:value-type="float" office:value="677">
            <text:p>677</text:p>
          </table:table-cell>
          <table:table-cell table:style-name="TL Data" table:number-columns-repeated="9"/>
          <table:table-cell table:formula="of:=[.H148]+[.N148]+[.Q148]+[.R148]+[.T148]+[.U148]+[.V148]+[.W148]" ns41:value-type="float" table:style-name="TL Data" office:value-type="float" office:value="801">
            <text:p>80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aren</text:p>
          </table:table-cell>
          <table:table-cell table:style-name="TL RowHeader"/>
          <table:table-cell table:style-name="ce23"/>
          <table:table-cell ns41:value-type="float" table:style-name="TL Data" office:value="4814" office:value-type="float">
            <text:p>48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E149:.G149])" ns41:value-type="float" table:style-name="TL Data" office:value-type="float" office:value="40">
            <text:p>40</text:p>
          </table:table-cell>
          <table:table-cell table:style-name="TL Data"/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149:.M149])" ns41:value-type="float" table:style-name="TL Data" office:value-type="float" office:value="23">
            <text:p>2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149]+[.N149]+[.Q149]+[.R149]+[.T149]+[.U149]+[.V149]+[.W149]" ns41:value-type="float" table:style-name="TL Data" office:value-type="float" office:value="71">
            <text:p>7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uissen</text:p>
          </table:table-cell>
          <table:table-cell table:style-name="TL RowHeader"/>
          <table:table-cell table:style-name="ce23"/>
          <table:table-cell ns41:value-type="float" table:style-name="TL Data" office:value="4851" office:value-type="float">
            <text:p>485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" office:value-type="float">
            <text:p>2</text:p>
          </table:table-cell>
          <table:table-cell table:formula="of:=SUM([.E150:.G150])" ns41:value-type="float" table:style-name="TL Data" office:value-type="float" office:value="434">
            <text:p>434</text:p>
          </table:table-cell>
          <table:table-cell table:formula="of:=100*[.G150]/[.H150]" ns41:value-type="float" table:style-name="TL Data" office:value-type="float" office:value="0.460829493087558">
            <office:annotation draw:style-name="gr1" svg:height="0.766cm" draw:caption-point-y="1.067cm" svg:width="2.101cm" svg:x="16.529cm" draw:caption-point-x="0.269cm" svg:y="68.316cm" draw:text-style-name="P1">
              <dc:creator>CDM</dc:creator>
              <dc:date>2014-12-12T00:00:00</dc:date>
              <text:p text:style-name="P1"><text:span text:style-name="T1">0,45</text:span></text:p>
              <text:p text:style-name="P1"><text:span text:style-name="T2"/></text:p>
            </office:annotation>
            <text:p>0.46</text:p>
          </table:table-cell>
          <table:table-cell table:formula="of:=100*[.G150]/([.F150]+[.G150])" ns41:value-type="float" table:style-name="TL Data" office:value-type="float" office:value="0.66006600660066">
            <office:annotation draw:style-name="gr1" svg:height="0.766cm" draw:caption-point-y="1.067cm" svg:width="1.568cm" svg:x="18.319cm" draw:caption-point-x="1.276cm" svg:y="68.316cm" draw:text-style-name="P1">
              <dc:creator>CDM</dc:creator>
              <dc:date>2014-12-12T00:00:00</dc:date>
              <text:p text:style-name="P1"><text:span text:style-name="T1">0,65</text:span></text:p>
              <text:p text:style-name="P1"><text:span text:style-name="T2"/></text:p>
            </office:annotation>
            <text:p>0.6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table:formula="of:=SUM([.K150:.M150])" ns41:value-type="float" table:style-name="TL Data" office:value-type="float" office:value="472">
            <text:p>47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H150]+[.N150]+[.Q150]+[.R150]+[.T150]+[.U150]+[.V150]+[.W150]" ns41:value-type="float" table:style-name="TL Data" office:value-type="float" office:value="920">
            <text:p>92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r.culo</text:p>
          </table:table-cell>
          <table:table-cell table:style-name="TL RowHeader"/>
          <table:table-cell table:style-name="ce23"/>
          <table:table-cell ns41:value-type="float" table:style-name="TL Data" office:value="4863" office:value-type="float">
            <text:p>486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" office:value-type="float">
            <text:p>3</text:p>
          </table:table-cell>
          <table:table-cell table:formula="of:=SUM([.E151:.G151])" ns41:value-type="float" table:style-name="TL Data" office:value-type="float" office:value="385">
            <text:p>385</text:p>
          </table:table-cell>
          <table:table-cell table:formula="of:=100*[.G151]/[.H151]" ns41:value-type="float" table:style-name="TL Data" office:value-type="float" office:value="0.779220779220779">
            <text:p>0.78</text:p>
          </table:table-cell>
          <table:table-cell table:formula="of:=100*[.G151]/([.F151]+[.G151])" ns41:value-type="float" table:style-name="TL Data" office:value-type="float" office:value="1.49253731343284">
            <text:p>1.4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151:.M151])" ns41:value-type="float" table:style-name="TL Data" office:value-type="float" office:value="129">
            <text:p>12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151]+[.N151]+[.Q151]+[.R151]+[.T151]+[.U151]+[.V151]+[.W151]" ns41:value-type="float" table:style-name="TL Data" office:value-type="float" office:value="534">
            <text:p>534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ad-Doetinchem</text:p>
          </table:table-cell>
          <table:table-cell table:style-name="TL RowHeader"/>
          <table:table-cell table:style-name="ce23"/>
          <table:table-cell ns41:value-type="float" table:style-name="TL Data" office:value="4960" office:value-type="float">
            <text:p>496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52:.G152])" ns41:value-type="float" table:style-name="TL Data" office:value-type="float" office:value="851">
            <text:p>851</text:p>
          </table:table-cell>
          <table:table-cell table:formula="of:=100*[.G152]/[.H152]" ns41:value-type="float" table:style-name="TL Data" office:value-type="float" office:value="1.64512338425382">
            <text:p>1.65</text:p>
          </table:table-cell>
          <table:table-cell table:formula="of:=100*[.G152]/([.F152]+[.G152])" ns41:value-type="float" table:style-name="TL Data" office:value-type="float" office:value="2.32172470978441">
            <text:p>2.3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table:formula="of:=SUM([.K152:.M152])" ns41:value-type="float" table:style-name="TL Data" office:value-type="float" office:value="218">
            <text:p>218</text:p>
          </table:table-cell>
          <table:table-cell table:formula="of:=100*[.M152]/[.N152]" ns41:value-type="float" table:style-name="TL Data" office:value-type="float" office:value="0.91743119266055">
            <text:p>0.92</text:p>
          </table:table-cell>
          <table:table-cell table:formula="of:=100*[.M152]/([.L152]+[.M152])" ns41:value-type="float" table:style-name="TL Data" office:value-type="float" office:value="3.125">
            <text:p>3.1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152]+[.N152]+[.Q152]+[.R152]+[.T152]+[.U152]+[.V152]+[.W152]" ns41:value-type="float" table:style-name="TL Data" office:value-type="float" office:value="1116">
            <text:p>11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jchen</text:p>
          </table:table-cell>
          <table:table-cell table:style-name="TL RowHeader"/>
          <table:table-cell table:style-name="ce23"/>
          <table:table-cell ns41:value-type="float" table:style-name="TL Data" office:value="5015" office:value-type="float">
            <text:p>50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table:formula="of:=SUM([.E153:.G153])" ns41:value-type="float" table:style-name="TL Data" office:value-type="float" office:value="157">
            <text:p>157</text:p>
          </table:table-cell>
          <table:table-cell table:style-name="TL Data"/>
          <table:table-cell table:style-name="TL Data"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table:formula="of:=SUM([.K153:.M153])" ns41:value-type="float" table:style-name="TL Data" office:value-type="float" office:value="864">
            <text:p>864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table:formula="of:=[.H153]+[.N153]+[.Q153]+[.R153]+[.T153]+[.U153]+[.V153]+[.W153]" ns41:value-type="float" table:style-name="TL Data" office:value-type="float" office:value="1042">
            <text:p>10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rwen en Aerdt</text:p>
          </table:table-cell>
          <table:table-cell table:style-name="TL RowHeader"/>
          <table:table-cell table:style-name="ce23"/>
          <table:table-cell ns41:value-type="float" table:style-name="TL Data" office:value="5059" office:value-type="float">
            <text:p>505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" office:value-type="float">
            <text:p>4</text:p>
          </table:table-cell>
          <table:table-cell table:formula="of:=SUM([.E154:.G154])" ns41:value-type="float" table:style-name="TL Data" office:value-type="float" office:value="335">
            <text:p>335</text:p>
          </table:table-cell>
          <table:table-cell table:formula="of:=100*[.G154]/[.H154]" ns41:value-type="float" table:style-name="TL Data" office:value-type="float" office:value="1.19402985074627">
            <text:p>1.19</text:p>
          </table:table-cell>
          <table:table-cell table:formula="of:=100*[.G154]/([.F154]+[.G154])" ns41:value-type="float" table:style-name="TL Data" office:value-type="float" office:value="1.85185185185185">
            <text:p>1.8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K154:.M154])" ns41:value-type="float" table:style-name="TL Data" office:value-type="float" office:value="62">
            <text:p>62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table:style-name="TL Data" table:number-columns-repeated="6"/>
          <table:table-cell table:formula="of:=[.H154]+[.N154]+[.Q154]+[.R154]+[.T154]+[.U154]+[.V154]+[.W154]" ns41:value-type="float" table:style-name="TL Data" office:value-type="float" office:value="439">
            <text:p>43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bbergen</text:p>
          </table:table-cell>
          <table:table-cell table:style-name="TL RowHeader"/>
          <table:table-cell table:style-name="ce23"/>
          <table:table-cell ns41:value-type="float" table:style-name="TL Data" office:value="5086" office:value-type="float">
            <text:p>508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55:.G155])" ns41:value-type="float" table:style-name="TL Data" office:value-type="float" office:value="547">
            <text:p>547</text:p>
          </table:table-cell>
          <table:table-cell table:formula="of:=100*[.G155]/[.H155]" ns41:value-type="float" table:style-name="TL Data" office:value-type="float" office:value="2.0109689213894">
            <text:p>2.01</text:p>
          </table:table-cell>
          <table:table-cell table:formula="of:=100*[.G155]/([.F155]+[.G155])" ns41:value-type="float" table:style-name="TL Data" office:value-type="float" office:value="3.17919075144509">
            <office:annotation draw:style-name="gr1" svg:height="0.634cm" draw:caption-point-y="1.067cm" svg:width="1.289cm" svg:x="18.319cm" draw:caption-point-x="1.276cm" svg:y="70.565cm" draw:text-style-name="P1">
              <dc:creator>CDM</dc:creator>
              <dc:date>2014-12-12T00:00:00</dc:date>
              <text:p text:style-name="P1"><text:span text:style-name="T1">3,17</text:span></text:p>
              <text:p text:style-name="P1"><text:span text:style-name="T2"/></text:p>
            </office:annotation>
            <text:p>3.1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table:formula="of:=SUM([.K155:.M155])" ns41:value-type="float" table:style-name="TL Data" office:value-type="float" office:value="189">
            <text:p>189</text:p>
          </table:table-cell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55]+[.N155]+[.Q155]+[.R155]+[.T155]+[.U155]+[.V155]+[.W155]" ns41:value-type="float" table:style-name="TL Data" office:value-type="float" office:value="841">
            <text:p>841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ochem</text:p>
          </table:table-cell>
          <table:table-cell table:style-name="TL RowHeader"/>
          <table:table-cell table:style-name="ce23"/>
          <table:table-cell ns41:value-type="float" table:style-name="TL Data" office:value="5358" office:value-type="float">
            <text:p>535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56:.G156])" ns41:value-type="float" table:style-name="TL Data" office:value-type="float" office:value="918">
            <text:p>918</text:p>
          </table:table-cell>
          <table:table-cell table:formula="of:=100*[.G156]/[.H156]" ns41:value-type="float" table:style-name="TL Data" office:value-type="float" office:value="1.30718954248366">
            <text:p>1.31</text:p>
          </table:table-cell>
          <table:table-cell table:formula="of:=100*[.G156]/([.F156]+[.G156])" ns41:value-type="float" table:style-name="TL Data" office:value-type="float" office:value="2.09424083769633">
            <text:p>2.0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SUM([.K156:.M156])" ns41:value-type="float" table:style-name="TL Data" office:value-type="float" office:value="161">
            <text:p>16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156]+[.N156]+[.Q156]+[.R156]+[.T156]+[.U156]+[.V156]+[.W156]" ns41:value-type="float" table:style-name="TL Data" office:value-type="float" office:value="1086">
            <text:p>108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ruten</text:p>
          </table:table-cell>
          <table:table-cell table:style-name="TL RowHeader"/>
          <table:table-cell table:style-name="ce23"/>
          <table:table-cell ns41:value-type="float" table:style-name="TL Data" office:value="5405" office:value-type="float">
            <text:p>540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357" office:value-type="float">
            <text:p>357</text:p>
          </table:table-cell>
          <table:table-cell table:style-name="TL Data"/>
          <table:table-cell table:formula="of:=SUM([.E157:.G157])" ns41:value-type="float" table:style-name="TL Data" office:value-type="float" office:value="822">
            <text:p>822</text:p>
          </table:table-cell>
          <table:table-cell table:style-name="TL Data"/>
          <table:table-cell table:style-name="TL Data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table:formula="of:=SUM([.K157:.M157])" ns41:value-type="float" table:style-name="TL Data" office:value-type="float" office:value="455">
            <text:p>455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157]+[.N157]+[.Q157]+[.R157]+[.T157]+[.U157]+[.V157]+[.W157]" ns41:value-type="float" table:style-name="TL Data" office:value-type="float" office:value="1281">
            <text:p>128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mel</text:p>
          </table:table-cell>
          <table:table-cell table:style-name="TL RowHeader"/>
          <table:table-cell table:style-name="ce23"/>
          <table:table-cell ns41:value-type="float" table:style-name="TL Data" office:value="5458" office:value-type="float">
            <text:p>545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table:formula="of:=SUM([.E158:.G158])" ns41:value-type="float" table:style-name="TL Data" office:value-type="float" office:value="347">
            <text:p>347</text:p>
          </table:table-cell>
          <table:table-cell table:style-name="TL Data"/>
          <table:table-cell table:style-name="TL Data"/>
          <table:table-cell ns41:value-type="float" table:style-name="TL Data" office:value="622" office:value-type="float">
            <text:p>622</text:p>
          </table:table-cell>
          <table:table-cell table:style-name="TL Data" table:number-columns-repeated="2"/>
          <table:table-cell table:formula="of:=SUM([.K158:.M158])" ns41:value-type="float" table:style-name="TL Data" office:value-type="float" office:value="622">
            <text:p>622</text:p>
          </table:table-cell>
          <table:table-cell table:style-name="TL Data"/>
          <table:table-cell table:style-name="TL Data">
            <office:annotation draw:style-name="gr1" svg:height="1.032cm" draw:caption-point-y="1.068cm" svg:width="2.659cm" svg:x="29.058cm" draw:caption-point-x="1.837cm" svg:y="71.914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</table:table-cell>
          <table:table-cell table:style-name="TL Data" table:number-columns-repeated="7"/>
          <table:table-cell table:formula="of:=[.H158]+[.N158]+[.Q158]+[.R158]+[.T158]+[.U158]+[.V158]+[.W158]" ns41:value-type="float" table:style-name="TL Data" office:value-type="float" office:value="969">
            <text:p>96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idam</text:p>
          </table:table-cell>
          <table:table-cell table:style-name="TL RowHeader"/>
          <table:table-cell table:style-name="ce23"/>
          <table:table-cell ns41:value-type="float" table:style-name="TL Data" office:value="5565" office:value-type="float">
            <text:p>556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table:formula="of:=SUM([.E159:.G159])" ns41:value-type="float" table:style-name="TL Data" office:value-type="float" office:value="48">
            <text:p>48</text:p>
          </table:table-cell>
          <table:table-cell table:formula="of:=100*[.G159]/[.H159]" ns41:value-type="float" table:style-name="TL Data" office:value-type="float" office:value="6.25">
            <text:p>6.25</text:p>
          </table:table-cell>
          <table:table-cell table:formula="of:=100*[.G159]/([.F159]+[.G159])" ns41:value-type="float" table:style-name="TL Data" office:value-type="float" office:value="6.25">
            <text:p>6.25</text:p>
          </table:table-cell>
          <table:table-cell table:style-name="TL Data" table:number-columns-repeated="3"/>
          <table:table-cell table:formula="of:=SUM([.K159:.M159])" ns41:value-type="float" table:style-name="TL Data" office:value-type="float" office:value="0">
            <text:p>0</text:p>
          </table:table-cell>
          <table:table-cell ns41:value-type="string" table:style-name="TL Data" office:value-type="string">
            <office:annotation draw:style-name="gr1" svg:height="0.766cm" draw:caption-point-y="1.067cm" svg:width="3.946cm" svg:x="27.268cm" draw:caption-point-x="0.829cm" svg:y="72.364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string" table:style-name="TL Data" office:value-type="string">
            <office:annotation draw:style-name="gr1" svg:height="1.032cm" draw:caption-point-y="1.067cm" svg:width="2.659cm" svg:x="29.058cm" draw:caption-point-x="1.837cm" svg:y="72.364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formula="of:=[.H159]+[.N159]+[.Q159]+[.R159]+[.T159]+[.U159]+[.V159]+[.W159]" ns41:value-type="float" table:style-name="TL Data" office:value-type="float" office:value="65">
            <text:p>6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evenaar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5755" office:value-type="float">
            <text:p>575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table:formula="of:=SUM([.E160:.G160])" ns41:value-type="float" table:style-name="TL Data" office:value-type="float" office:value="289">
            <text:p>289</text:p>
          </table:table-cell>
          <table:table-cell table:formula="of:=100*[.G160]/[.H160]" ns41:value-type="float" table:style-name="TL Data" office:value-type="float" office:value="0.692041522491349">
            <text:p>0.69</text:p>
          </table:table-cell>
          <table:table-cell table:formula="of:=100*[.G160]/([.F160]+[.G160])" ns41:value-type="float" table:style-name="TL Data" office:value-type="float" office:value="1.36054421768707">
            <text:p>1.3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160:.M160])" ns41:value-type="float" table:style-name="TL Data" office:value-type="float" office:value="156">
            <text:p>156</text:p>
          </table:table-cell>
          <table:table-cell table:formula="of:=100*[.M160]/[.N160]" ns41:value-type="float" table:style-name="TL Data" office:value-type="float" office:value="0">
            <text:p>0</text:p>
          </table:table-cell>
          <table:table-cell table:formula="of:=100*[.M160]/([.L160]+[.M160])" ns41:value-type="float" table:style-name="TL Data" office:value-type="float" office:value="0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160]+[.N160]+[.Q160]+[.R160]+[.T160]+[.U160]+[.V160]+[.W160]" ns41:value-type="float" table:style-name="TL Data" office:value-type="float" office:value="465">
            <text:p>4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ichtenvoorde</text:p>
          </table:table-cell>
          <table:table-cell table:style-name="TL RowHeader"/>
          <table:table-cell table:style-name="ce23"/>
          <table:table-cell ns41:value-type="float" table:style-name="TL Data" office:value="5765" office:value-type="float">
            <text:p>576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/>
          <table:table-cell table:formula="of:=SUM([.E161:.G161])" ns41:value-type="float" table:style-name="TL Data" office:value-type="float" office:value="165">
            <text:p>165</text:p>
          </table:table-cell>
          <table:table-cell table:style-name="TL Data"/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table:formula="of:=SUM([.K161:.M161])" ns41:value-type="float" table:style-name="TL Data" office:value-type="float" office:value="181">
            <text:p>181</text:p>
          </table:table-cell>
          <table:table-cell table:formula="of:=100*[.M161]/[.N161]" ns41:value-type="float" table:style-name="TL Data" office:value-type="float" office:value="0">
            <text:p>0</text:p>
          </table:table-cell>
          <table:table-cell table:formula="of:=100*[.M161]/([.L161]+[.M161])" ns41:value-type="float" table:style-name="TL Data" office:value-type="float" office:value="0">
            <text:p>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161]+[.N161]+[.Q161]+[.R161]+[.T161]+[.U161]+[.V161]+[.W161]" ns41:value-type="float" table:style-name="TL Data" office:value-type="float" office:value="353">
            <text:p>3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alburg</text:p>
          </table:table-cell>
          <table:table-cell table:style-name="TL RowHeader"/>
          <table:table-cell table:style-name="ce23"/>
          <table:table-cell ns41:value-type="float" table:style-name="TL Data" office:value="6160" office:value-type="float">
            <text:p>616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" office:value-type="float">
            <text:p>5</text:p>
          </table:table-cell>
          <table:table-cell table:formula="of:=SUM([.E162:.G162])" ns41:value-type="float" table:style-name="TL Data" office:value-type="float" office:value="524">
            <text:p>524</text:p>
          </table:table-cell>
          <table:table-cell table:formula="of:=100*[.G162]/[.H162]" ns41:value-type="float" table:style-name="TL Data" office:value-type="float" office:value="0.954198473282443">
            <text:p>0.95</text:p>
          </table:table-cell>
          <table:table-cell table:formula="of:=100*[.G162]/([.F162]+[.G162])" ns41:value-type="float" table:style-name="TL Data" office:value-type="float" office:value="1.8450184501845">
            <text:p>1.8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K162:.M162])" ns41:value-type="float" table:style-name="TL Data" office:value-type="float" office:value="257">
            <text:p>257</text:p>
          </table:table-cell>
          <table:table-cell table:formula="of:=100*[.M162]/[.N162]" ns41:value-type="float" table:style-name="TL Data" office:value-type="float" office:value="0">
            <text:p>0</text:p>
          </table:table-cell>
          <table:table-cell table:formula="of:=100*[.M162]/([.L162]+[.M162])" ns41:value-type="float" table:style-name="TL Data" office:value-type="float" office:value="0">
            <text:p>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formula="of:=[.H162]+[.N162]+[.Q162]+[.R162]+[.T162]+[.U162]+[.V162]+[.W162]" ns41:value-type="float" table:style-name="TL Data" office:value-type="float" office:value="827">
            <text:p>8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mmel</text:p>
          </table:table-cell>
          <table:table-cell table:style-name="TL RowHeader"/>
          <table:table-cell table:style-name="ce23"/>
          <table:table-cell ns41:value-type="float" table:style-name="TL Data" office:value="6340" office:value-type="float">
            <text:p>634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" office:value-type="float">
            <text:p>2</text:p>
          </table:table-cell>
          <table:table-cell table:formula="of:=SUM([.E163:.G163])" ns41:value-type="float" table:style-name="TL Data" office:value-type="float" office:value="573">
            <text:p>573</text:p>
          </table:table-cell>
          <table:table-cell table:formula="of:=100*[.G163]/[.H163]" ns41:value-type="float" table:style-name="TL Data" office:value-type="float" office:value="0.349040139616056">
            <text:p>0.35</text:p>
          </table:table-cell>
          <table:table-cell table:formula="of:=100*[.G163]/([.F163]+[.G163])" ns41:value-type="float" table:style-name="TL Data" office:value-type="float" office:value="0.611620795107034">
            <text:p>0.6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table:formula="of:=SUM([.K163:.M163])" ns41:value-type="float" table:style-name="TL Data" office:value-type="float" office:value="429">
            <text:p>429</text:p>
          </table:table-cell>
          <table:table-cell table:formula="of:=100*[.M163]/[.N163]" ns41:value-type="float" table:style-name="TL Data" office:value-type="float" office:value="0">
            <text:p>0</text:p>
          </table:table-cell>
          <table:table-cell table:formula="of:=100*[.M163]/([.L163]+[.M163])" ns41:value-type="float" table:style-name="TL Data" office:value-type="float" office:value="0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[.H163]+[.N163]+[.Q163]+[.R163]+[.T163]+[.U163]+[.V163]+[.W163]" ns41:value-type="float" table:style-name="TL Data" office:value-type="float" office:value="1014">
            <text:p>10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orssel</text:p>
          </table:table-cell>
          <table:table-cell table:style-name="TL RowHeader"/>
          <table:table-cell table:style-name="ce23"/>
          <table:table-cell ns41:value-type="float" table:style-name="TL Data" office:value="6554" office:value-type="float">
            <text:p>6554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164:.G164])" ns41:value-type="float" table:style-name="TL Data" office:value-type="float" office:value="1378">
            <text:p>1378</text:p>
          </table:table-cell>
          <table:table-cell table:formula="of:=100*[.G164]/[.H164]" ns41:value-type="float" table:style-name="TL Data" office:value-type="float" office:value="0.725689404934688">
            <text:p>0.73</text:p>
          </table:table-cell>
          <table:table-cell table:formula="of:=100*[.G164]/([.F164]+[.G164])" ns41:value-type="float" table:style-name="TL Data" office:value-type="float" office:value="3.16455696202532">
            <text:p>3.1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K164:.M164])" ns41:value-type="float" table:style-name="TL Data" office:value-type="float" office:value="65">
            <text:p>65</text:p>
          </table:table-cell>
          <table:table-cell table:formula="of:=100*[.M164]/[.N164]" ns41:value-type="float" table:style-name="TL Data" office:value-type="float" office:value="0">
            <text:p>0</text:p>
          </table:table-cell>
          <table:table-cell table:formula="of:=100*[.M164]/([.L164]+[.M164])" ns41:value-type="float" table:style-name="TL Data" office:value-type="float" office:value="0">
            <text:p>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164]+[.N164]+[.Q164]+[.R164]+[.T164]+[.U164]+[.V164]+[.W164]" ns41:value-type="float" table:style-name="TL Data" office:value-type="float" office:value="1451">
            <office:annotation draw:style-name="gr1" svg:height="0.9cm" draw:caption-point-y="1.067cm" svg:width="2.072cm" svg:x="43.38cm" draw:caption-point-x="-0.318cm" svg:y="74.613cm" draw:text-style-name="P1">
              <dc:creator>CDM</dc:creator>
              <dc:date>2014-12-12T00:00:00</dc:date>
              <text:p text:style-name="P1"><text:span text:style-name="T1">1443</text:span></text:p>
              <text:p text:style-name="P1"><text:span text:style-name="T2"/></text:p>
            </office:annotation>
            <text:p>145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bt-Doetichem</text:p>
          </table:table-cell>
          <table:table-cell table:style-name="TL RowHeader"/>
          <table:table-cell table:style-name="ce23"/>
          <table:table-cell ns41:value-type="float" table:style-name="TL Data" office:value="6766" office:value-type="float">
            <text:p>676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" office:value-type="float">
            <text:p>5</text:p>
          </table:table-cell>
          <table:table-cell table:formula="of:=SUM([.E165:.G165])" ns41:value-type="float" table:style-name="TL Data" office:value-type="float" office:value="493">
            <text:p>493</text:p>
          </table:table-cell>
          <table:table-cell table:formula="of:=100*[.G165]/[.H165]" ns41:value-type="float" table:style-name="TL Data" office:value-type="float" office:value="1.01419878296146">
            <text:p>1.01</text:p>
          </table:table-cell>
          <table:table-cell table:formula="of:=100*[.G165]/([.F165]+[.G165])" ns41:value-type="float" table:style-name="TL Data" office:value-type="float" office:value="1.63934426229508">
            <text:p>1.6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formula="of:=SUM([.K165:.M165])" ns41:value-type="float" table:style-name="TL Data" office:value-type="float" office:value="174">
            <text:p>174</text:p>
          </table:table-cell>
          <table:table-cell table:formula="of:=100*[.M165]/[.N165]" ns41:value-type="float" table:style-name="TL Data" office:value-type="float" office:value="0.574712643678161">
            <text:p>0.57</text:p>
          </table:table-cell>
          <table:table-cell table:formula="of:=100*[.M165]/([.L165]+[.M165])" ns41:value-type="float" table:style-name="TL Data" office:value-type="float" office:value="3.33333333333333">
            <text:p>3.3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165]+[.N165]+[.Q165]+[.R165]+[.T165]+[.U165]+[.V165]+[.W165]" ns41:value-type="float" table:style-name="TL Data" office:value-type="float" office:value="717">
            <text:p>71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utten</text:p>
          </table:table-cell>
          <table:table-cell table:style-name="TL RowHeader"/>
          <table:table-cell table:style-name="ce23"/>
          <table:table-cell ns41:value-type="float" table:style-name="TL Data" office:value="6825" office:value-type="float">
            <text:p>682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/>
          <table:table-cell table:formula="of:=SUM([.E166:.G166])" ns41:value-type="float" table:style-name="TL Data" office:value-type="float" office:value="521">
            <text:p>521</text:p>
          </table:table-cell>
          <table:table-cell table:style-name="TL Data"/>
          <table:table-cell table:style-name="TL Data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/>
          <table:table-cell table:formula="of:=SUM([.K166:.M166])" ns41:value-type="float" table:style-name="TL Data" office:value-type="float" office:value="694">
            <text:p>694</text:p>
          </table:table-cell>
          <table:table-cell table:formula="of:=100*[.M166]/[.N166]" ns41:value-type="float" table:style-name="TL Data" office:value-type="float" office:value="0">
            <text:p>0</text:p>
          </table:table-cell>
          <table:table-cell table:formula="of:=100*[.M166]/([.L166]+[.M166])" ns41:value-type="float" table:style-name="TL Data" office:value-type="float" office:value="0">
            <text:p>0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6"/>
          <table:table-cell table:formula="of:=[.H166]+[.N166]+[.Q166]+[.R166]+[.T166]+[.U166]+[.V166]+[.W166]" ns41:value-type="float" table:style-name="TL Data" office:value-type="float" office:value="1269">
            <text:p>126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ibergen</text:p>
          </table:table-cell>
          <table:table-cell table:style-name="TL RowHeader"/>
          <table:table-cell table:style-name="ce23"/>
          <table:table-cell ns41:value-type="float" table:style-name="TL Data" office:value="6905" office:value-type="float">
            <text:p>690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/>
          <table:table-cell table:formula="of:=SUM([.E167:.G167])" ns41:value-type="float" table:style-name="TL Data" office:value-type="float" office:value="248">
            <text:p>248</text:p>
          </table:table-cell>
          <table:table-cell table:style-name="TL Data"/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SUM([.K167:.M167])" ns41:value-type="float" table:style-name="TL Data" office:value-type="float" office:value="99">
            <text:p>99</text:p>
          </table:table-cell>
          <table:table-cell table:formula="of:=100*[.M167]/[.N167]" ns41:value-type="float" table:style-name="TL Data" office:value-type="float" office:value="0">
            <text:p>0</text:p>
          </table:table-cell>
          <table:table-cell table:formula="of:=100*[.M167]/([.L167]+[.M167])" ns41:value-type="float" table:style-name="TL Data" office:value-type="float" office:value="0">
            <text:p>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formula="of:=[.H167]+[.N167]+[.Q167]+[.R167]+[.T167]+[.U167]+[.V167]+[.W167]" ns41:value-type="float" table:style-name="TL Data" office:value-type="float" office:value="366">
            <text:p>36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ldebroek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7222" office:value-type="float">
            <text:p>72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E168:.G168])" ns41:value-type="float" table:style-name="TL Data" office:value-type="float" office:value="101">
            <text:p>101</text:p>
          </table:table-cell>
          <table:table-cell table:style-name="TL Data"/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SUM([.K168:.M168])" ns41:value-type="float" table:style-name="TL Data" office:value-type="float" office:value="110">
            <text:p>110</text:p>
          </table:table-cell>
          <table:table-cell table:formula="of:=100*[.M168]/[.N168]" ns41:value-type="float" table:style-name="TL Data" office:value-type="float" office:value="0">
            <text:p>0</text:p>
          </table:table-cell>
          <table:table-cell table:formula="of:=100*[.M168]/([.L168]+[.M168])" ns41:value-type="float" table:style-name="TL Data" office:value-type="float" office:value="0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[.H168]+[.N168]+[.Q168]+[.R168]+[.T168]+[.U168]+[.V168]+[.W168]" ns41:value-type="float" table:style-name="TL Data" office:value-type="float" office:value="223">
            <text:p>22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erde</text:p>
          </table:table-cell>
          <table:table-cell table:style-name="TL RowHeader"/>
          <table:table-cell table:style-name="ce23"/>
          <table:table-cell ns41:value-type="float" table:style-name="TL Data" office:value="7631" office:value-type="float">
            <text:p>763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" office:value-type="float">
            <text:p>2</text:p>
          </table:table-cell>
          <table:table-cell table:formula="of:=SUM([.E169:.G169])" ns41:value-type="float" table:style-name="TL Data" office:value-type="float" office:value="474">
            <text:p>474</text:p>
          </table:table-cell>
          <table:table-cell table:formula="of:=100*[.G169]/[.H169]" ns41:value-type="float" table:style-name="TL Data" office:value-type="float" office:value="0.421940928270042">
            <text:p>0.42</text:p>
          </table:table-cell>
          <table:table-cell table:formula="of:=100*[.G169]/([.F169]+[.G169])" ns41:value-type="float" table:style-name="TL Data" office:value-type="float" office:value="0.651465798045603">
            <text:p>0.65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5" office:value-type="float">
            <text:p>5</text:p>
          </table:table-cell>
          <table:table-cell table:formula="of:=SUM([.K169:.M169])" ns41:value-type="float" table:style-name="TL Data" office:value-type="float" office:value="1243">
            <text:p>1243</text:p>
          </table:table-cell>
          <table:table-cell table:formula="of:=100*[.M169]/[.N169]" ns41:value-type="float" table:style-name="TL Data" office:value-type="float" office:value="0.402252614641995">
            <text:p>0.40</text:p>
          </table:table-cell>
          <table:table-cell table:formula="of:=100*[.M169]/([.L169]+[.M169])" ns41:value-type="float" table:style-name="TL Data" office:value-type="float" office:value="1.51515151515152">
            <text:p>1.5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table:formula="of:=[.H169]+[.N169]+[.Q169]+[.R169]+[.T169]+[.U169]+[.V169]+[.W169]" ns41:value-type="float" table:style-name="TL Data" office:value-type="float" office:value="1751">
            <text:p>175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lst</text:p>
          </table:table-cell>
          <table:table-cell table:style-name="TL RowHeader"/>
          <table:table-cell table:style-name="ce23"/>
          <table:table-cell ns41:value-type="float" table:style-name="TL Data" office:value="7713" office:value-type="float">
            <text:p>771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" office:value-type="float">
            <text:p>6</text:p>
          </table:table-cell>
          <table:table-cell table:formula="of:=SUM([.E170:.G170])" ns41:value-type="float" table:style-name="TL Data" office:value-type="float" office:value="501">
            <text:p>501</text:p>
          </table:table-cell>
          <table:table-cell table:formula="of:=100*[.G170]/[.H170]" ns41:value-type="float" table:style-name="TL Data" office:value-type="float" office:value="1.19760479041916">
            <text:p>1.20</text:p>
          </table:table-cell>
          <table:table-cell table:formula="of:=100*[.G170]/([.F170]+[.G170])" ns41:value-type="float" table:style-name="TL Data" office:value-type="float" office:value="2.29007633587786">
            <text:p>2.2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" office:value-type="float">
            <text:p>5</text:p>
          </table:table-cell>
          <table:table-cell table:formula="of:=SUM([.K170:.M170])" ns41:value-type="float" table:style-name="TL Data" office:value-type="float" office:value="424">
            <text:p>424</text:p>
          </table:table-cell>
          <table:table-cell table:formula="of:=100*[.M170]/[.N170]" ns41:value-type="float" table:style-name="TL Data" office:value-type="float" office:value="1.17924528301887">
            <text:p>1.18</text:p>
          </table:table-cell>
          <table:table-cell table:formula="of:=100*[.M170]/([.L170]+[.M170])" ns41:value-type="float" table:style-name="TL Data" office:value-type="float" office:value="3.20512820512821">
            <text:p>3.2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H170]+[.N170]+[.Q170]+[.R170]+[.T170]+[.U170]+[.V170]+[.W170]" ns41:value-type="float" table:style-name="TL Data" office:value-type="float" office:value="941">
            <text:p>94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oesbeek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8113" office:value-type="float">
            <text:p>811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" office:value-type="float">
            <text:p>9</text:p>
          </table:table-cell>
          <table:table-cell table:formula="of:=SUM([.E171:.G171])" ns41:value-type="float" table:style-name="TL Data" office:value-type="float" office:value="344">
            <text:p>344</text:p>
          </table:table-cell>
          <table:table-cell table:formula="of:=100*[.G171]/[.H171]" ns41:value-type="float" table:style-name="TL Data" office:value-type="float" office:value="2.61627906976744">
            <text:p>2.62</text:p>
          </table:table-cell>
          <table:table-cell table:formula="of:=100*[.G171]/([.F171]+[.G171])" ns41:value-type="float" table:style-name="TL Data" office:value-type="float" office:value="10.5882352941176">
            <text:p>10.5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formula="of:=SUM([.K171:.M171])" ns41:value-type="float" table:style-name="TL Data" office:value-type="float" office:value="74">
            <text:p>74</text:p>
          </table:table-cell>
          <table:table-cell table:formula="of:=100*[.M171]/[.N171]" ns41:value-type="float" table:style-name="TL Data" office:value-type="float" office:value="4.05405405405405">
            <text:p>4.05</text:p>
          </table:table-cell>
          <table:table-cell table:formula="of:=100*[.M171]/([.L171]+[.M171])" ns41:value-type="float" table:style-name="TL Data" office:value-type="float" office:value="23.0769230769231">
            <text:p>23.0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171]+[.N171]+[.Q171]+[.R171]+[.T171]+[.U171]+[.V171]+[.W171]" ns41:value-type="float" table:style-name="TL Data" office:value-type="float" office:value="426">
            <text:p>4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rumm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8410" office:value-type="float">
            <text:p>8410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72:.G172])" ns41:value-type="float" table:style-name="TL Data" office:value-type="float" office:value="990">
            <text:p>990</text:p>
          </table:table-cell>
          <table:table-cell table:formula="of:=100*[.G172]/[.H172]" ns41:value-type="float" table:style-name="TL Data" office:value-type="float" office:value="2.32323232323232">
            <text:p>2.32</text:p>
          </table:table-cell>
          <table:table-cell table:formula="of:=100*[.G172]/([.F172]+[.G172])" ns41:value-type="float" table:style-name="TL Data" office:value-type="float" office:value="3.85259631490787">
            <text:p>3.8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table:formula="of:=SUM([.K172:.M172])" ns41:value-type="float" table:style-name="TL Data" office:value-type="float" office:value="205">
            <office:annotation draw:style-name="gr1" svg:height="1.032cm" draw:caption-point-y="1.068cm" svg:width="1.262cm" svg:x="25.478cm" draw:caption-point-x="0.437cm" svg:y="78.211cm" draw:text-style-name="P1">
              <dc:creator>CDM</dc:creator>
              <dc:date>2014-12-12T00:00:00</dc:date>
              <text:p text:style-name="P1"><text:span text:style-name="T1">206</text:span></text:p>
              <text:p text:style-name="P1"><text:span text:style-name="T2"/></text:p>
            </office:annotation>
            <text:p>205</text:p>
          </table:table-cell>
          <table:table-cell table:formula="of:=100*[.M172]/[.N172]" ns41:value-type="float" table:style-name="TL Data" office:value-type="float" office:value="0">
            <text:p>0</text:p>
          </table:table-cell>
          <table:table-cell table:formula="of:=100*[.M172]/([.L172]+[.M172])" ns41:value-type="float" table:style-name="TL Data" office:value-type="float" office:value="0">
            <text:p>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6"/>
          <table:table-cell table:formula="of:=[.H172]+[.N172]+[.Q172]+[.R172]+[.T172]+[.U172]+[.V172]+[.W172]" ns41:value-type="float" table:style-name="TL Data" office:value-type="float" office:value="1247">
            <office:annotation draw:style-name="gr1" svg:height="0.635cm" draw:caption-point-y="1.068cm" svg:width="4.225cm" svg:x="43.38cm" draw:caption-point-x="-0.318cm" svg:y="78.211cm" draw:text-style-name="P1">
              <dc:creator>CDM</dc:creator>
              <dc:date>2014-12-12T00:00:00</dc:date>
              <text:p text:style-name="P1"><text:span text:style-name="T1">1248</text:span></text:p>
              <text:p text:style-name="P1"><text:span text:style-name="T2"/></text:p>
            </office:annotation>
            <text:p>124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jkerk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8723" office:value-type="float">
            <text:p>872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" office:value-type="float">
            <text:p>1</text:p>
          </table:table-cell>
          <table:table-cell table:formula="of:=SUM([.E173:.G173])" ns41:value-type="float" table:style-name="TL Data" office:value-type="float" office:value="793">
            <text:p>793</text:p>
          </table:table-cell>
          <table:table-cell table:formula="of:=100*[.G173]/[.H173]" ns41:value-type="float" table:style-name="TL Data" office:value-type="float" office:value="0.126103404791929">
            <text:p>0.13</text:p>
          </table:table-cell>
          <table:table-cell table:formula="of:=100*[.G173]/([.F173]+[.G173])" ns41:value-type="float" table:style-name="TL Data" office:value-type="float" office:value="0.14792899408284">
            <text:p>0.1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table:formula="of:=SUM([.K173:.M173])" ns41:value-type="float" table:style-name="TL Data" office:value-type="float" office:value="188">
            <text:p>188</text:p>
          </table:table-cell>
          <table:table-cell table:formula="of:=100*[.M173]/[.N173]" ns41:value-type="float" table:style-name="TL Data" office:value-type="float" office:value="0">
            <text:p>0</text:p>
          </table:table-cell>
          <table:table-cell table:formula="of:=100*[.M173]/([.L173]+[.M173])" ns41:value-type="float" table:style-name="TL Data" office:value-type="float" office:value="0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173]+[.N173]+[.Q173]+[.R173]+[.T173]+[.U173]+[.V173]+[.W173]" ns41:value-type="float" table:style-name="TL Data" office:value-type="float" office:value="1002">
            <text:p>10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Culemborg</text:p>
          </table:table-cell>
          <table:table-cell table:style-name="TL RowHeader"/>
          <table:table-cell table:style-name="ce23"/>
          <table:table-cell ns41:value-type="float" table:style-name="TL Data" office:value="9585" office:value-type="float">
            <text:p>958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216" office:value-type="float">
            <text:p>1216</text:p>
          </table:table-cell>
          <table:table-cell table:style-name="TL Data"/>
          <table:table-cell table:formula="of:=SUM([.E174:.G174])" ns41:value-type="float" table:style-name="TL Data" office:value-type="float" office:value="1435">
            <text:p>1435</text:p>
          </table:table-cell>
          <table:table-cell table:style-name="TL Data"/>
          <table:table-cell table:style-name="TL Data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table:formula="of:=SUM([.K174:.M174])" ns41:value-type="float" table:style-name="TL Data" office:value-type="float" office:value="232">
            <text:p>232</text:p>
          </table:table-cell>
          <table:table-cell table:formula="of:=100*[.M174]/[.N174]" ns41:value-type="float" table:style-name="TL Data" office:value-type="float" office:value="0">
            <text:p>0</text:p>
          </table:table-cell>
          <table:table-cell table:formula="of:=100*[.M174]/([.L174]+[.M174])" ns41:value-type="float" table:style-name="TL Data" office:value-type="float" office:value="0">
            <text:p>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174]+[.N174]+[.Q174]+[.R174]+[.T174]+[.U174]+[.V174]+[.W174]" ns41:value-type="float" table:style-name="TL Data" office:value-type="float" office:value="1709">
            <text:p>17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sch</text:p>
          </table:table-cell>
          <table:table-cell table:style-name="TL RowHeader"/>
          <table:table-cell table:style-name="ce23"/>
          <table:table-cell ns41:value-type="float" table:style-name="TL Data" office:value="9710" office:value-type="float">
            <text:p>971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75:.G175])" ns41:value-type="float" table:style-name="TL Data" office:value-type="float" office:value="605">
            <text:p>605</text:p>
          </table:table-cell>
          <table:table-cell table:formula="of:=100*[.G175]/[.H175]" ns41:value-type="float" table:style-name="TL Data" office:value-type="float" office:value="1.81818181818182">
            <text:p>1.82</text:p>
          </table:table-cell>
          <table:table-cell table:formula="of:=100*[.G175]/([.F175]+[.G175])" ns41:value-type="float" table:style-name="TL Data" office:value-type="float" office:value="3.91459074733096">
            <text:p>3.91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SUM([.K175:.M175])" ns41:value-type="float" table:style-name="TL Data" office:value-type="float" office:value="266">
            <text:p>266</text:p>
          </table:table-cell>
          <table:table-cell table:formula="of:=100*[.M175]/[.N175]" ns41:value-type="float" table:style-name="TL Data" office:value-type="float" office:value="0">
            <text:p>0</text:p>
          </table:table-cell>
          <table:table-cell table:formula="of:=100*[.M175]/([.L175]+[.M175])" ns41:value-type="float" table:style-name="TL Data" office:value-type="float" office:value="0">
            <text:p>0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6"/>
          <table:table-cell table:formula="of:=[.H175]+[.N175]+[.Q175]+[.R175]+[.T175]+[.U175]+[.V175]+[.W175]" ns41:value-type="float" table:style-name="TL Data" office:value-type="float" office:value="919">
            <text:p>9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ndringen</text:p>
          </table:table-cell>
          <table:table-cell table:style-name="TL RowHeader"/>
          <table:table-cell table:style-name="ce23"/>
          <table:table-cell ns41:value-type="float" table:style-name="TL Data" office:value="9876" office:value-type="float">
            <text:p>987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table:formula="of:=SUM([.E176:.G176])" ns41:value-type="float" table:style-name="TL Data" office:value-type="float" office:value="238">
            <text:p>238</text:p>
          </table:table-cell>
          <table:table-cell table:formula="of:=100*[.G176]/[.H176]" ns41:value-type="float" table:style-name="TL Data" office:value-type="float" office:value="0.420168067226891">
            <text:p>0.42</text:p>
          </table:table-cell>
          <table:table-cell table:formula="of:=100*[.G176]/([.F176]+[.G176])" ns41:value-type="float" table:style-name="TL Data" office:value-type="float" office:value="0.900900900900901">
            <text:p>0.9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SUM([.K176:.M176])" ns41:value-type="float" table:style-name="TL Data" office:value-type="float" office:value="413">
            <text:p>413</text:p>
          </table:table-cell>
          <table:table-cell table:formula="of:=100*[.M176]/[.N176]" ns41:value-type="float" table:style-name="TL Data" office:value-type="float" office:value="0">
            <text:p>0</text:p>
          </table:table-cell>
          <table:table-cell table:formula="of:=100*[.M176]/([.L176]+[.M176])" ns41:value-type="float" table:style-name="TL Data" office:value-type="float" office:value="0">
            <text:p>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table:formula="of:=[.H176]+[.N176]+[.Q176]+[.R176]+[.T176]+[.U176]+[.V176]+[.W176]" ns41:value-type="float" table:style-name="TL Data" office:value-type="float" office:value="682">
            <text:p>68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alten</text:p>
          </table:table-cell>
          <table:table-cell table:style-name="TL RowHeader"/>
          <table:table-cell table:style-name="ce23"/>
          <table:table-cell ns41:value-type="float" table:style-name="TL Data" office:value="10118" office:value-type="float">
            <text:p>1011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" office:value-type="float">
            <text:p>8</text:p>
          </table:table-cell>
          <table:table-cell table:formula="of:=SUM([.E177:.G177])" ns41:value-type="float" table:style-name="TL Data" office:value-type="float" office:value="785">
            <text:p>785</text:p>
          </table:table-cell>
          <table:table-cell table:formula="of:=100*[.G177]/[.H177]" ns41:value-type="float" table:style-name="TL Data" office:value-type="float" office:value="1.01910828025478">
            <text:p>1.02</text:p>
          </table:table-cell>
          <table:table-cell table:formula="of:=100*[.G177]/([.F177]+[.G177])" ns41:value-type="float" table:style-name="TL Data" office:value-type="float" office:value="1.84757505773672">
            <text:p>1.8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SUM([.K177:.M177])" ns41:value-type="float" table:style-name="TL Data" office:value-type="float" office:value="256">
            <text:p>256</text:p>
          </table:table-cell>
          <table:table-cell table:formula="of:=100*[.M177]/[.N177]" ns41:value-type="float" table:style-name="TL Data" office:value-type="float" office:value="0">
            <text:p>0</text:p>
          </table:table-cell>
          <table:table-cell table:formula="of:=100*[.M177]/([.L177]+[.M177])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177]+[.N177]+[.Q177]+[.R177]+[.T177]+[.U177]+[.V177]+[.W177]" ns41:value-type="float" table:style-name="TL Data" office:value-type="float" office:value="1042">
            <text:p>10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pe</text:p>
          </table:table-cell>
          <table:table-cell table:style-name="TL RowHeader"/>
          <table:table-cell table:style-name="ce23"/>
          <table:table-cell ns41:value-type="float" table:style-name="TL Data" office:value="10981" office:value-type="float">
            <text:p>1098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" office:value-type="float">
            <text:p>1</text:p>
          </table:table-cell>
          <table:table-cell table:formula="of:=SUM([.E178:.G178])" ns41:value-type="float" table:style-name="TL Data" office:value-type="float" office:value="488">
            <text:p>488</text:p>
          </table:table-cell>
          <table:table-cell table:formula="of:=100*[.G178]/[.H178]" ns41:value-type="float" table:style-name="TL Data" office:value-type="float" office:value="0.204918032786885">
            <text:p>0.20</text:p>
          </table:table-cell>
          <table:table-cell table:formula="of:=100*[.G178]/([.F178]+[.G178])" ns41:value-type="float" table:style-name="TL Data" office:value-type="float" office:value="0.591715976331361">
            <text:p>0.5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SUM([.K178:.M178])" ns41:value-type="float" table:style-name="TL Data" office:value-type="float" office:value="258">
            <text:p>258</text:p>
          </table:table-cell>
          <table:table-cell table:formula="of:=100*[.M178]/[.N178]" ns41:value-type="float" table:style-name="TL Data" office:value-type="float" office:value="0">
            <text:p>0</text:p>
          </table:table-cell>
          <table:table-cell table:formula="of:=100*[.M178]/([.L178]+[.M178])" ns41:value-type="float" table:style-name="TL Data" office:value-type="float" office:value="0">
            <text:p>0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6"/>
          <table:table-cell table:formula="of:=[.H178]+[.N178]+[.Q178]+[.R178]+[.T178]+[.U178]+[.V178]+[.W178]" ns41:value-type="float" table:style-name="TL Data" office:value-type="float" office:value="800">
            <text:p>80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rderwijk</text:p>
          </table:table-cell>
          <table:table-cell table:style-name="TL RowHeader"/>
          <table:table-cell table:style-name="ce23"/>
          <table:table-cell ns41:value-type="float" table:style-name="TL Data" office:value="11038" office:value-type="float">
            <text:p>1103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179:.G179])" ns41:value-type="float" table:style-name="TL Data" office:value-type="float" office:value="1374">
            <text:p>1374</text:p>
          </table:table-cell>
          <table:table-cell table:formula="of:=100*[.G179]/[.H179]" ns41:value-type="float" table:style-name="TL Data" office:value-type="float" office:value="2.62008733624454">
            <text:p>2.62</text:p>
          </table:table-cell>
          <table:table-cell table:formula="of:=100*[.G179]/([.F179]+[.G179])" ns41:value-type="float" table:style-name="TL Data" office:value-type="float" office:value="3.71900826446281">
            <text:p>3.7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formula="of:=SUM([.K179:.M179])" ns41:value-type="float" table:style-name="TL Data" office:value-type="float" office:value="214">
            <text:p>214</text:p>
          </table:table-cell>
          <table:table-cell table:formula="of:=100*[.M179]/[.N179]" ns41:value-type="float" table:style-name="TL Data" office:value-type="float" office:value="0.467289719626168">
            <text:p>0.47</text:p>
          </table:table-cell>
          <table:table-cell table:formula="of:=100*[.M179]/([.L179]+[.M179])" ns41:value-type="float" table:style-name="TL Data" office:value-type="float" office:value="1.66666666666667">
            <text:p>1.67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H179]+[.N179]+[.Q179]+[.R179]+[.T179]+[.U179]+[.V179]+[.W179]" ns41:value-type="float" table:style-name="TL Data" office:value-type="float" office:value="1660">
            <text:p>166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gening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1133" office:value-type="float">
            <text:p>1113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9" office:value-type="float">
            <text:p>9</text:p>
          </table:table-cell>
          <table:table-cell table:formula="of:=SUM([.E180:.G180])" ns41:value-type="float" table:style-name="TL Data" office:value-type="float" office:value="1590">
            <text:p>1590</text:p>
          </table:table-cell>
          <table:table-cell table:formula="of:=100*[.G180]/[.H180]" ns41:value-type="float" table:style-name="TL Data" office:value-type="float" office:value="0.566037735849057">
            <text:p>0.57</text:p>
          </table:table-cell>
          <table:table-cell table:formula="of:=100*[.G180]/([.F180]+[.G180])" ns41:value-type="float" table:style-name="TL Data" office:value-type="float" office:value="0.662251655629139">
            <text:p>0.6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/>
          <table:table-cell table:formula="of:=SUM([.K180:.M180])" ns41:value-type="float" table:style-name="TL Data" office:value-type="float" office:value="359">
            <text:p>359</text:p>
          </table:table-cell>
          <table:table-cell table:formula="of:=100*[.M180]/[.N180]" ns41:value-type="float" table:style-name="TL Data" office:value-type="float" office:value="0">
            <text:p>0</text:p>
          </table:table-cell>
          <table:table-cell table:formula="of:=100*[.M180]/([.L180]+[.M180])" ns41:value-type="float" table:style-name="TL Data" office:value-type="float" office:value="0">
            <text:p>0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table:formula="of:=[.H180]+[.N180]+[.Q180]+[.R180]+[.T180]+[.U180]+[.V180]+[.W180]" ns41:value-type="float" table:style-name="TL Data" office:value-type="float" office:value="2002">
            <text:p>200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gh</text:p>
          </table:table-cell>
          <table:table-cell table:style-name="TL RowHeader"/>
          <table:table-cell table:style-name="ce23"/>
          <table:table-cell ns41:value-type="float" table:style-name="TL Data" office:value="11239" office:value-type="float">
            <text:p>11239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" office:value-type="float">
            <text:p>2</text:p>
          </table:table-cell>
          <table:table-cell table:formula="of:=SUM([.E181:.G181])" ns41:value-type="float" table:style-name="TL Data" office:value-type="float" office:value="988">
            <text:p>988</text:p>
          </table:table-cell>
          <table:table-cell table:formula="of:=100*[.G181]/[.H181]" ns41:value-type="float" table:style-name="TL Data" office:value-type="float" office:value="0.202429149797571">
            <text:p>0.20</text:p>
          </table:table-cell>
          <table:table-cell table:formula="of:=100*[.G181]/([.F181]+[.G181])" ns41:value-type="float" table:style-name="TL Data" office:value-type="float" office:value="0.515463917525773">
            <text:p>0.5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181:.M181])" ns41:value-type="float" table:style-name="TL Data" office:value-type="float" office:value="187">
            <text:p>187</text:p>
          </table:table-cell>
          <table:table-cell table:formula="of:=100*[.M181]/[.N181]" ns41:value-type="float" table:style-name="TL Data" office:value-type="float" office:value="0">
            <text:p>0</text:p>
          </table:table-cell>
          <table:table-cell table:formula="of:=100*[.M181]/([.L181]+[.M181])" ns41:value-type="float" table:style-name="TL Data" office:value-type="float" office:value="0">
            <text:p>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table:formula="of:=[.H181]+[.N181]+[.Q181]+[.R181]+[.T181]+[.U181]+[.V181]+[.W181]" ns41:value-type="float" table:style-name="TL Data" office:value-type="float" office:value="1209">
            <text:p>1209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arneveld</text:p>
          </table:table-cell>
          <table:table-cell table:style-name="TL RowHeader"/>
          <table:table-cell table:style-name="ce23"/>
          <table:table-cell ns41:value-type="float" table:style-name="TL Data" office:value="11311" office:value-type="float">
            <text:p>1131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99" office:value-type="float">
            <text:p>399</text:p>
          </table:table-cell>
          <table:table-cell table:style-name="TL Data"/>
          <table:table-cell table:formula="of:=SUM([.E182:.G182])" ns41:value-type="float" table:style-name="TL Data" office:value-type="float" office:value="602">
            <text:p>602</text:p>
          </table:table-cell>
          <table:table-cell table:style-name="TL Data"/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K182:.M182])" ns41:value-type="float" table:style-name="TL Data" office:value-type="float" office:value="251">
            <text:p>251</text:p>
          </table:table-cell>
          <table:table-cell table:formula="of:=100*[.M182]/[.N182]" ns41:value-type="float" table:style-name="TL Data" office:value-type="float" office:value="0">
            <text:p>0</text:p>
          </table:table-cell>
          <table:table-cell table:formula="of:=100*[.M182]/([.L182]+[.M182])" ns41:value-type="float" table:style-name="TL Data" office:value-type="float" office:value="0">
            <text:p>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82]+[.N182]+[.Q182]+[.R182]+[.T182]+[.U182]+[.V182]+[.W182]" ns41:value-type="float" table:style-name="TL Data" office:value-type="float" office:value="902">
            <text:p>90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enkum</text:p>
          </table:table-cell>
          <table:table-cell table:style-name="TL RowHeader"/>
          <table:table-cell table:style-name="ce23"/>
          <table:table-cell ns41:value-type="float" table:style-name="TL Data" office:value="11541" office:value-type="float">
            <text:p>11541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183:.G183])" ns41:value-type="float" table:style-name="TL Data" office:value-type="float" office:value="2035">
            <text:p>2035</text:p>
          </table:table-cell>
          <table:table-cell table:formula="of:=100*[.G183]/[.H183]" ns41:value-type="float" table:style-name="TL Data" office:value-type="float" office:value="1.96560196560197">
            <text:p>1.97</text:p>
          </table:table-cell>
          <table:table-cell table:formula="of:=100*[.G183]/([.F183]+[.G183])" ns41:value-type="float" table:style-name="TL Data" office:value-type="float" office:value="2.64900662251656">
            <text:p>2.65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" office:value-type="float">
            <text:p>3</text:p>
          </table:table-cell>
          <table:table-cell table:formula="of:=SUM([.K183:.M183])" ns41:value-type="float" table:style-name="TL Data" office:value-type="float" office:value="548">
            <text:p>548</text:p>
          </table:table-cell>
          <table:table-cell table:formula="of:=100*[.M183]/[.N183]" ns41:value-type="float" table:style-name="TL Data" office:value-type="float" office:value="0.547445255474453">
            <text:p>0.55</text:p>
          </table:table-cell>
          <table:table-cell table:formula="of:=100*[.M183]/([.L183]+[.M183])" ns41:value-type="float" table:style-name="TL Data" office:value-type="float" office:value="1.27659574468085">
            <text:p>1.2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183]+[.N183]+[.Q183]+[.R183]+[.T183]+[.U183]+[.V183]+[.W183]" ns41:value-type="float" table:style-name="TL Data" office:value-type="float" office:value="2647">
            <text:p>264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iel</text:p>
          </table:table-cell>
          <table:table-cell table:style-name="TL RowHeader"/>
          <table:table-cell table:style-name="ce23"/>
          <table:table-cell ns41:value-type="float" table:style-name="TL Data" office:value="11665" office:value-type="float">
            <text:p>1166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9" office:value-type="float">
            <text:p>9</text:p>
          </table:table-cell>
          <table:table-cell table:formula="of:=SUM([.E184:.G184])" ns41:value-type="float" table:style-name="TL Data" office:value-type="float" office:value="1758">
            <text:p>1758</text:p>
          </table:table-cell>
          <table:table-cell table:formula="of:=100*[.G184]/[.H184]" ns41:value-type="float" table:style-name="TL Data" office:value-type="float" office:value="0.511945392491467">
            <text:p>0.51</text:p>
          </table:table-cell>
          <table:table-cell table:formula="of:=100*[.G184]/([.F184]+[.G184])" ns41:value-type="float" table:style-name="TL Data" office:value-type="float" office:value="0.586701434159061">
            <text:p>0.5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K184:.M184])" ns41:value-type="float" table:style-name="TL Data" office:value-type="float" office:value="573">
            <text:p>573</text:p>
          </table:table-cell>
          <table:table-cell table:formula="of:=100*[.M184]/[.N184]" ns41:value-type="float" table:style-name="TL Data" office:value-type="float" office:value="1.74520069808028">
            <office:annotation draw:style-name="gr1" svg:height="0.9cm" draw:caption-point-y="1.067cm" svg:width="2.017cm" svg:x="27.268cm" draw:caption-point-x="0.829cm" svg:y="83.609cm" draw:text-style-name="P1">
              <dc:creator>CDM</dc:creator>
              <dc:date>2014-12-12T00:00:00</dc:date>
              <text:p text:style-name="P1"><text:span text:style-name="T1">1,74</text:span></text:p>
              <text:p text:style-name="P1"><text:span text:style-name="T2"/></text:p>
            </office:annotation>
            <text:p>1.75</text:p>
          </table:table-cell>
          <table:table-cell table:formula="of:=100*[.M184]/([.L184]+[.M184])" ns41:value-type="float" table:style-name="TL Data" office:value-type="float" office:value="4.40528634361233">
            <office:annotation draw:style-name="gr1" svg:height="0.766cm" draw:caption-point-y="1.067cm" svg:width="2.268cm" svg:x="29.058cm" draw:caption-point-x="1.837cm" svg:y="83.609cm" draw:text-style-name="P1">
              <dc:creator>CDM</dc:creator>
              <dc:date>2014-12-12T00:00:00</dc:date>
              <text:p text:style-name="P1"><text:span text:style-name="T1">4,40</text:span></text:p>
              <text:p text:style-name="P1"><text:span text:style-name="T2"/></text:p>
            </office:annotation>
            <text:p>4.41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H184]+[.N184]+[.Q184]+[.R184]+[.T184]+[.U184]+[.V184]+[.W184]" ns41:value-type="float" table:style-name="TL Data" office:value-type="float" office:value="2414">
            <text:p>241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oorst</text:p>
          </table:table-cell>
          <table:table-cell table:style-name="TL RowHeader"/>
          <table:table-cell table:style-name="ce23"/>
          <table:table-cell ns41:value-type="float" table:style-name="TL Data" office:value="11736" office:value-type="float">
            <text:p>11736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85:.G185])" ns41:value-type="float" table:style-name="TL Data" office:value-type="float" office:value="1744">
            <text:p>1744</text:p>
          </table:table-cell>
          <table:table-cell table:formula="of:=100*[.G185]/[.H185]" ns41:value-type="float" table:style-name="TL Data" office:value-type="float" office:value="1.37614678899083">
            <text:p>1.38</text:p>
          </table:table-cell>
          <table:table-cell table:formula="of:=100*[.G185]/([.F185]+[.G185])" ns41:value-type="float" table:style-name="TL Data" office:value-type="float" office:value="3.17460317460317">
            <text:p>3.1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" office:value-type="float">
            <text:p>1</text:p>
          </table:table-cell>
          <table:table-cell table:formula="of:=SUM([.K185:.M185])" ns41:value-type="float" table:style-name="TL Data" office:value-type="float" office:value="583">
            <text:p>583</text:p>
          </table:table-cell>
          <table:table-cell table:formula="of:=100*[.M185]/[.N185]" ns41:value-type="float" table:style-name="TL Data" office:value-type="float" office:value="0.171526586620926">
            <text:p>0.17</text:p>
          </table:table-cell>
          <table:table-cell table:formula="of:=100*[.M185]/([.L185]+[.M185])" ns41:value-type="float" table:style-name="TL Data" office:value-type="float" office:value="0.292397660818713">
            <text:p>0.29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185]+[.N185]+[.Q185]+[.R185]+[.T185]+[.U185]+[.V185]+[.W185]" ns41:value-type="float" table:style-name="TL Data" office:value-type="float" office:value="2436">
            <text:p>24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rmelo</text:p>
          </table:table-cell>
          <table:table-cell table:style-name="TL RowHeader"/>
          <table:table-cell table:style-name="ce23"/>
          <table:table-cell ns41:value-type="float" table:style-name="TL Data" office:value="12306" office:value-type="float">
            <text:p>1230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86:.G186])" ns41:value-type="float" table:style-name="TL Data" office:value-type="float" office:value="588">
            <text:p>588</text:p>
          </table:table-cell>
          <table:table-cell table:formula="of:=100*[.G186]/[.H186]" ns41:value-type="float" table:style-name="TL Data" office:value-type="float" office:value="2.38095238095238">
            <text:p>2.38</text:p>
          </table:table-cell>
          <table:table-cell table:formula="of:=100*[.G186]/([.F186]+[.G186])" ns41:value-type="float" table:style-name="TL Data" office:value-type="float" office:value="4.62046204620462">
            <text:p>4.6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SUM([.K186:.M186])" ns41:value-type="float" table:style-name="TL Data" office:value-type="float" office:value="128">
            <text:p>128</text:p>
          </table:table-cell>
          <table:table-cell table:formula="of:=100*[.M186]/[.N186]" ns41:value-type="float" table:style-name="TL Data" office:value-type="float" office:value="0">
            <text:p>0</text:p>
          </table:table-cell>
          <table:table-cell table:formula="of:=100*[.M186]/([.L186]+[.M186])" ns41:value-type="float" table:style-name="TL Data" office:value-type="float" office:value="0">
            <text:p>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table:formula="of:=[.H186]+[.N186]+[.Q186]+[.R186]+[.T186]+[.U186]+[.V186]+[.W186]" ns41:value-type="float" table:style-name="TL Data" office:value-type="float" office:value="741">
            <text:p>7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nterswijk</text:p>
          </table:table-cell>
          <table:table-cell table:style-name="TL RowHeader"/>
          <table:table-cell table:style-name="ce23"/>
          <table:table-cell ns41:value-type="float" table:style-name="TL Data" office:value="15504" office:value-type="float">
            <text:p>15504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4" office:value-type="float">
            <text:p>4</text:p>
          </table:table-cell>
          <table:table-cell table:formula="of:=SUM([.E187:.G187])" ns41:value-type="float" table:style-name="TL Data" office:value-type="float" office:value="1714">
            <text:p>1714</text:p>
          </table:table-cell>
          <table:table-cell table:formula="of:=100*[.G187]/[.H187]" ns41:value-type="float" table:style-name="TL Data" office:value-type="float" office:value="0.233372228704784">
            <text:p>0.23</text:p>
          </table:table-cell>
          <table:table-cell table:formula="of:=100*[.G187]/([.F187]+[.G187])" ns41:value-type="float" table:style-name="TL Data" office:value-type="float" office:value="0.365965233302836">
            <office:annotation draw:style-name="gr1" svg:height="0.9cm" draw:caption-point-y="1.068cm" svg:width="1.707cm" svg:x="18.319cm" draw:caption-point-x="1.276cm" svg:y="84.958cm" draw:text-style-name="P1">
              <dc:creator>CDM</dc:creator>
              <dc:date>2014-12-12T00:00:00</dc:date>
              <text:p text:style-name="P1"><text:span text:style-name="T1">3,66</text:span></text:p>
              <text:p text:style-name="P1"><text:span text:style-name="T2"/></text:p>
            </office:annotation>
            <text:p>0.37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73" office:value-type="float">
            <text:p>673</text:p>
          </table:table-cell>
          <table:table-cell table:style-name="TL Data"/>
          <table:table-cell table:formula="of:=SUM([.K187:.M187])" ns41:value-type="float" table:style-name="TL Data" office:value-type="float" office:value="1286">
            <text:p>1286</text:p>
          </table:table-cell>
          <table:table-cell table:formula="of:=100*[.M187]/[.N187]" ns41:value-type="float" table:style-name="TL Data" office:value-type="float" office:value="0">
            <text:p>0</text:p>
          </table:table-cell>
          <table:table-cell table:formula="of:=100*[.M187]/([.L187]+[.M187])" ns41:value-type="float" table:style-name="TL Data" office:value-type="float" office:value="0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H187]+[.N187]+[.Q187]+[.R187]+[.T187]+[.U187]+[.V187]+[.W187]" ns41:value-type="float" table:style-name="TL Data" office:value-type="float" office:value="3067">
            <office:annotation draw:style-name="gr1" svg:height="1.032cm" draw:caption-point-y="1.068cm" svg:width="1.373cm" svg:x="43.38cm" draw:caption-point-x="-0.318cm" svg:y="84.958cm" draw:text-style-name="P1">
              <dc:creator>CDM</dc:creator>
              <dc:date>2014-12-12T00:00:00</dc:date>
              <text:p text:style-name="P1"><text:span text:style-name="T2">3077</text:span></text:p>
            </office:annotation>
            <text:p>306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utphen</text:p>
          </table:table-cell>
          <table:table-cell table:style-name="TL RowHeader"/>
          <table:table-cell table:style-name="ce23"/>
          <table:table-cell ns41:value-type="float" table:style-name="TL Data" office:value="18659" office:value-type="float">
            <text:p>18659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188:.G188])" ns41:value-type="float" table:style-name="TL Data" office:value-type="float" office:value="3534">
            <text:p>3534</text:p>
          </table:table-cell>
          <table:table-cell table:formula="of:=100*[.G188]/[.H188]" ns41:value-type="float" table:style-name="TL Data" office:value-type="float" office:value="0.622524052065648">
            <text:p>0.62</text:p>
          </table:table-cell>
          <table:table-cell table:formula="of:=100*[.G188]/([.F188]+[.G188])" ns41:value-type="float" table:style-name="TL Data" office:value-type="float" office:value="0.758097863542385">
            <text:p>0.76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52" office:value-type="float">
            <text:p>352</text:p>
          </table:table-cell>
          <table:table-cell table:style-name="TL Data"/>
          <table:table-cell table:formula="of:=SUM([.K188:.M188])" ns41:value-type="float" table:style-name="TL Data" office:value-type="float" office:value="714">
            <text:p>714</text:p>
          </table:table-cell>
          <table:table-cell table:formula="of:=100*[.M188]/[.N188]" ns41:value-type="float" table:style-name="TL Data" office:value-type="float" office:value="0">
            <text:p>0</text:p>
          </table:table-cell>
          <table:table-cell table:formula="of:=100*[.M188]/([.L188]+[.M188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188]+[.N188]+[.Q188]+[.R188]+[.T188]+[.U188]+[.V188]+[.W188]" ns41:value-type="float" table:style-name="TL Data" office:value-type="float" office:value="4248">
            <text:p>424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9" office:value-type="float">
            <text:p>11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heden</text:p>
          </table:table-cell>
          <table:table-cell table:style-name="TL RowHeader"/>
          <table:table-cell table:style-name="ce23"/>
          <table:table-cell ns41:value-type="float" table:style-name="TL Data" office:value="20386" office:value-type="float">
            <text:p>20386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2444" office:value-type="float">
            <text:p>2444</text:p>
          </table:table-cell>
          <table:table-cell table:style-name="TL Data"/>
          <table:table-cell table:formula="of:=SUM([.E189:.G189])" ns41:value-type="float" table:style-name="TL Data" office:value-type="float" office:value="3504">
            <text:p>3504</text:p>
          </table:table-cell>
          <table:table-cell table:style-name="TL Data" table:number-columns-repeated="2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/>
          <table:table-cell table:formula="of:=SUM([.K189:.M189])" ns41:value-type="float" table:style-name="TL Data" office:value-type="float" office:value="442">
            <text:p>442</text:p>
          </table:table-cell>
          <table:table-cell table:formula="of:=100*[.M189]/[.N189]" ns41:value-type="float" table:style-name="TL Data" office:value-type="float" office:value="0">
            <text:p>0</text:p>
          </table:table-cell>
          <table:table-cell table:formula="of:=100*[.M189]/([.L189]+[.M189])" ns41:value-type="float" table:style-name="TL Data" office:value-type="float" office:value="0">
            <text:p>0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60" office:value-type="float">
            <text:p>160</text:p>
          </table:table-cell>
          <table:table-cell table:style-name="TL Data"/>
          <table:table-cell table:formula="of:=[.H189]+[.N189]+[.Q189]+[.R189]+[.T189]+[.U189]+[.V189]+[.W189]" ns41:value-type="float" table:style-name="TL Data" office:value-type="float" office:value="4332">
            <text:p>433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6" office:value-type="float">
            <text:p>9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de</text:p>
          </table:table-cell>
          <table:table-cell table:style-name="TL RowHeader"/>
          <table:table-cell table:style-name="ce23"/>
          <table:table-cell ns41:value-type="float" table:style-name="TL Data" office:value="22176" office:value-type="float">
            <text:p>2217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90:.G190])" ns41:value-type="float" table:style-name="TL Data" office:value-type="float" office:value="1500">
            <text:p>1500</text:p>
          </table:table-cell>
          <table:table-cell table:formula="of:=100*[.G190]/[.H190]" ns41:value-type="float" table:style-name="TL Data" office:value-type="float" office:value="0.866666666666667">
            <text:p>0.87</text:p>
          </table:table-cell>
          <table:table-cell table:formula="of:=100*[.G190]/([.F190]+[.G190])" ns41:value-type="float" table:style-name="TL Data" office:value-type="float" office:value="1.2909632571996">
            <text:p>1.2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table:formula="of:=SUM([.K190:.M190])" ns41:value-type="float" table:style-name="TL Data" office:value-type="float" office:value="422">
            <text:p>422</text:p>
          </table:table-cell>
          <table:table-cell table:formula="of:=100*[.M190]/[.N190]" ns41:value-type="float" table:style-name="TL Data" office:value-type="float" office:value="0.23696682464455">
            <text:p>0.24</text:p>
          </table:table-cell>
          <table:table-cell table:formula="of:=100*[.M190]/([.L190]+[.M190])" ns41:value-type="float" table:style-name="TL Data" office:value-type="float" office:value="0.833333333333333">
            <text:p>0.83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[.H190]+[.N190]+[.Q190]+[.R190]+[.T190]+[.U190]+[.V190]+[.W190]" ns41:value-type="float" table:style-name="TL Data" office:value-type="float" office:value="2046">
            <text:p>204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peldoorn</text:p>
          </table:table-cell>
          <table:table-cell table:style-name="TL RowHeader"/>
          <table:table-cell table:style-name="ce23"/>
          <table:table-cell ns41:value-type="float" table:style-name="TL Data" office:value="45139" office:value-type="float">
            <text:p>45139</text:p>
          </table:table-cell>
          <table:table-cell ns41:value-type="float" table:style-name="TL Data" office:value="4531" office:value-type="float">
            <text:p>4531</text:p>
          </table:table-cell>
          <table:table-cell ns41:value-type="float" table:style-name="TL Data" office:value="3328" office:value-type="float">
            <text:p>3328</text:p>
          </table:table-cell>
          <table:table-cell ns41:value-type="float" table:style-name="TL Data" office:value="231" office:value-type="float">
            <text:p>231</text:p>
          </table:table-cell>
          <table:table-cell table:formula="of:=SUM([.E191:.G191])" ns41:value-type="float" table:style-name="TL Data" office:value-type="float" office:value="8090">
            <text:p>8090</text:p>
          </table:table-cell>
          <table:table-cell table:formula="of:=100*[.G191]/[.H191]" ns41:value-type="float" table:style-name="TL Data" office:value-type="float" office:value="2.85537700865266">
            <text:p>2.86</text:p>
          </table:table-cell>
          <table:table-cell table:formula="of:=100*[.G191]/([.F191]+[.G191])" ns41:value-type="float" table:style-name="TL Data" office:value-type="float" office:value="6.49058724360776">
            <text:p>6.49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7" office:value-type="float">
            <text:p>7</text:p>
          </table:table-cell>
          <table:table-cell table:formula="of:=SUM([.K191:.M191])" ns41:value-type="float" table:style-name="TL Data" office:value-type="float" office:value="1005">
            <text:p>1005</text:p>
          </table:table-cell>
          <table:table-cell table:formula="of:=100*[.M191]/[.N191]" ns41:value-type="float" table:style-name="TL Data" office:value-type="float" office:value="0.696517412935323">
            <text:p>0.70</text:p>
          </table:table-cell>
          <table:table-cell table:formula="of:=100*[.M191]/([.L191]+[.M191])" ns41:value-type="float" table:style-name="TL Data" office:value-type="float" office:value="2.5830258302583">
            <text:p>2.58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191]+[.N191]+[.Q191]+[.R191]+[.T191]+[.U191]+[.V191]+[.W191]" ns41:value-type="float" table:style-name="TL Data" office:value-type="float" office:value="9545">
            <text:p>95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 table:style-name="TL RowHeader"/>
          <table:table-cell table:style-name="ce23"/>
          <table:table-cell ns41:value-type="float" table:style-name="TL Data" office:value="66439" office:value-type="float">
            <text:p>66439</text:p>
          </table:table-cell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9108" office:value-type="float">
            <text:p>9108</text:p>
          </table:table-cell>
          <table:table-cell ns41:value-type="float" table:style-name="TL Data" office:value="63" office:value-type="float">
            <text:p>63</text:p>
          </table:table-cell>
          <table:table-cell table:formula="of:=SUM([.E192:.G192])" ns41:value-type="float" table:style-name="TL Data" office:value-type="float" office:value="10754">
            <text:p>10754</text:p>
          </table:table-cell>
          <table:table-cell table:formula="of:=100*[.G192]/[.H192]" ns41:value-type="float" table:style-name="TL Data" office:value-type="float" office:value="0.585828528919472">
            <text:p>0.59</text:p>
          </table:table-cell>
          <table:table-cell table:formula="of:=100*[.G192]/([.F192]+[.G192])" ns41:value-type="float" table:style-name="TL Data" office:value-type="float" office:value="0.686947988223749">
            <text:p>0.69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4" office:value-type="float">
            <text:p>4</text:p>
          </table:table-cell>
          <table:table-cell table:formula="of:=SUM([.K192:.M192])" ns41:value-type="float" table:style-name="TL Data" office:value-type="float" office:value="1681">
            <text:p>1681</text:p>
          </table:table-cell>
          <table:table-cell table:formula="of:=100*[.M192]/[.N192]" ns41:value-type="float" table:style-name="TL Data" office:value-type="float" office:value="0.237953599048186">
            <text:p>0.24</text:p>
          </table:table-cell>
          <table:table-cell table:formula="of:=100*[.M192]/([.L192]+[.M192])" ns41:value-type="float" table:style-name="TL Data" office:value-type="float" office:value="0.440528634361233">
            <text:p>0.44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formula="of:=[.H192]+[.N192]+[.Q192]+[.R192]+[.T192]+[.U192]+[.V192]+[.W192]" ns41:value-type="float" table:style-name="TL Data" office:value-type="float" office:value="12817">
            <text:p>12817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rnhem</text:p>
          </table:table-cell>
          <table:table-cell table:style-name="TL RowHeader"/>
          <table:table-cell table:style-name="ce23"/>
          <table:table-cell ns41:value-type="float" table:style-name="TL Data" office:value="70543" office:value-type="float">
            <text:p>70543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10928" office:value-type="float">
            <text:p>10928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E193:.G193])" ns41:value-type="float" table:style-name="TL Data" office:value-type="float" office:value="12523">
            <text:p>12523</text:p>
          </table:table-cell>
          <table:table-cell table:formula="of:=100*[.G193]/[.H193]" ns41:value-type="float" table:style-name="TL Data" office:value-type="float" office:value="0.862413159785994">
            <text:p>0.86</text:p>
          </table:table-cell>
          <table:table-cell table:formula="of:=100*[.G193]/([.F193]+[.G193])" ns41:value-type="float" table:style-name="TL Data" office:value-type="float" office:value="0.978615440376948">
            <text:p>0.98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K193:.M193])" ns41:value-type="float" table:style-name="TL Data" office:value-type="float" office:value="1816">
            <text:p>1816</text:p>
          </table:table-cell>
          <table:table-cell table:formula="of:=100*[.M193]/[.N193]" ns41:value-type="float" table:style-name="TL Data" office:value-type="float" office:value="0.66079295154185">
            <text:p>0.66</text:p>
          </table:table-cell>
          <table:table-cell table:formula="of:=100*[.M193]/([.L193]+[.M193])" ns41:value-type="float" table:style-name="TL Data" office:value-type="float" office:value="0.950118764845606">
            <text:p>0.95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 table:number-columns-repeated="2"/>
          <table:table-cell ns41:value-type="float" table:style-name="TL Data" office:value="199" office:value-type="float">
            <text:p>199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H193]+[.N193]+[.Q193]+[.R193]+[.T193]+[.U193]+[.V193]+[.W193]" ns41:value-type="float" table:style-name="TL Data" office:value-type="float" office:value="15020">
            <text:p>1502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poort</text:p>
          </table:table-cell>
          <table:table-cell table:style-name="TL RowHeader"/>
          <table:table-cell table:style-name="ce23"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formula="of:=SUM([.E194:.G194])" ns41:value-type="float" table:style-name="TL Data" office:value-type="float" office:value="90">
            <text:p>90</text:p>
          </table:table-cell>
          <table:table-cell table:formula="of:=100*[.G194]/[.H194]" ns41:value-type="float" table:style-name="TL Data" office:value-type="float" office:value="2.22222222222222">
            <text:p>2.22</text:p>
          </table:table-cell>
          <table:table-cell table:formula="of:=100*[.G194]/([.F194]+[.G194])" ns41:value-type="float" table:style-name="TL Data" office:value-type="float" office:value="4.16666666666667">
            <text:p>4.1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194:.M194])" ns41:value-type="float" table:style-name="TL Data" office:value-type="float" office:value="68">
            <text:p>68</text:p>
          </table:table-cell>
          <table:table-cell table:formula="of:=100*[.M194]/[.N194]" ns41:value-type="float" table:style-name="TL Data" office:value-type="float" office:value="0">
            <text:p>0</text:p>
          </table:table-cell>
          <table:table-cell table:formula="of:=100*[.M194]/([.L194]+[.M194])" ns41:value-type="float" table:style-name="TL Data" office:value-type="float" office:value="0">
            <text:p>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94]+[.N194]+[.Q194]+[.R194]+[.T194]+[.U194]+[.V194]+[.W194]" ns41:value-type="float" table:style-name="TL Data" office:value-type="float" office:value="167">
            <text:p>1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ukelum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formula="of:=SUM([.E195:.G195])" ns41:value-type="float" table:style-name="TL Data" office:value-type="float" office:value="97">
            <text:p>97</text:p>
          </table:table-cell>
          <table:table-cell table:formula="of:=100*[.G195]/[.H195]" ns41:value-type="float" table:style-name="TL Data" office:value-type="float" office:value="1.03092783505155">
            <text:p>1.03</text:p>
          </table:table-cell>
          <table:table-cell table:formula="of:=100*[.G195]/([.F195]+[.G195])" ns41:value-type="float" table:style-name="TL Data" office:value-type="float" office:value="1.49253731343284">
            <text:p>1.4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K195:.M195])" ns41:value-type="float" table:style-name="TL Data" office:value-type="float" office:value="47">
            <text:p>47</text:p>
          </table:table-cell>
          <table:table-cell table:formula="of:=100*[.M195]/[.N195]" ns41:value-type="float" table:style-name="TL Data" office:value-type="float" office:value="0">
            <text:p>0</text:p>
          </table:table-cell>
          <table:table-cell table:formula="of:=100*[.M195]/([.L195]+[.M195])" ns41:value-type="float" table:style-name="TL Data" office:value-type="float" office:value="0">
            <text:p>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[.H195]+[.N195]+[.Q195]+[.R195]+[.T195]+[.U195]+[.V195]+[.W195]" ns41:value-type="float" table:style-name="TL Data" office:value-type="float" office:value="153">
            <text:p>15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laardingerambacht</text:p>
          </table:table-cell>
          <table:table-cell table:style-name="TL RowHeader"/>
          <table:table-cell table:style-name="ce23"/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" office:value-type="float">
            <text:p>2</text:p>
          </table:table-cell>
          <table:table-cell table:formula="of:=SUM([.E196:.G196])" ns41:value-type="float" table:style-name="TL Data" office:value-type="float" office:value="160">
            <text:p>160</text:p>
          </table:table-cell>
          <table:table-cell table:formula="of:=100*[.G196]/[.H196]" ns41:value-type="float" table:style-name="TL Data" office:value-type="float" office:value="1.25">
            <text:p>1.25</text:p>
          </table:table-cell>
          <table:table-cell table:formula="of:=100*[.G196]/([.F196]+[.G196])" ns41:value-type="float" table:style-name="TL Data" office:value-type="float" office:value="1.49253731343284">
            <text:p>1.4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SUM([.K196:.M196])" ns41:value-type="float" table:style-name="TL Data" office:value-type="float" office:value="109">
            <text:p>109</text:p>
          </table:table-cell>
          <table:table-cell table:formula="of:=100*[.M196]/[.N196]" ns41:value-type="float" table:style-name="TL Data" office:value-type="float" office:value="0">
            <text:p>0</text:p>
          </table:table-cell>
          <table:table-cell table:formula="of:=100*[.M196]/([.L196]+[.M196])" ns41:value-type="float" table:style-name="TL Data" office:value-type="float" office:value="0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196]+[.N196]+[.Q196]+[.R196]+[.T196]+[.U196]+[.V196]+[.W196]" ns41:value-type="float" table:style-name="TL Data" office:value-type="float" office:value="282">
            <text:p>28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oetermeer</text:p>
          </table:table-cell>
          <table:table-cell table:style-name="TL RowHeader"/>
          <table:table-cell table:style-name="ce23"/>
          <table:table-cell ns41:value-type="float" table:style-name="TL Data" office:value="1629" office:value-type="float">
            <text:p>162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5" office:value-type="float">
            <text:p>5</text:p>
          </table:table-cell>
          <table:table-cell table:formula="of:=SUM([.E197:.G197])" ns41:value-type="float" table:style-name="TL Data" office:value-type="float" office:value="208">
            <text:p>208</text:p>
          </table:table-cell>
          <table:table-cell table:formula="of:=100*[.G197]/[.H197]" ns41:value-type="float" table:style-name="TL Data" office:value-type="float" office:value="2.40384615384615">
            <text:p>2.40</text:p>
          </table:table-cell>
          <table:table-cell table:formula="of:=100*[.G197]/([.F197]+[.G197])" ns41:value-type="float" table:style-name="TL Data" office:value-type="float" office:value="2.79329608938547">
            <text:p>2.7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K197:.M197])" ns41:value-type="float" table:style-name="TL Data" office:value-type="float" office:value="47">
            <text:p>47</text:p>
          </table:table-cell>
          <table:table-cell table:formula="of:=100*[.M197]/[.N197]" ns41:value-type="float" table:style-name="TL Data" office:value-type="float" office:value="0">
            <text:p>0</text:p>
          </table:table-cell>
          <table:table-cell table:formula="of:=100*[.M197]/([.L197]+[.M197])" ns41:value-type="float" table:style-name="TL Data" office:value-type="float" office:value="0">
            <text:p>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formula="of:=[.H197]+[.N197]+[.Q197]+[.R197]+[.T197]+[.U197]+[.V197]+[.W197]" ns41:value-type="float" table:style-name="TL Data" office:value-type="float" office:value="269">
            <text:p>26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speren</text:p>
          </table:table-cell>
          <table:table-cell table:style-name="TL RowHeader"/>
          <table:table-cell table:style-name="ce23"/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" office:value-type="float">
            <text:p>8</text:p>
          </table:table-cell>
          <table:table-cell table:formula="of:=SUM([.E198:.G198])" ns41:value-type="float" table:style-name="TL Data" office:value-type="float" office:value="256">
            <text:p>256</text:p>
          </table:table-cell>
          <table:table-cell table:formula="of:=100*[.G198]/[.H198]" ns41:value-type="float" table:style-name="TL Data" office:value-type="float" office:value="3.125">
            <office:annotation draw:style-name="gr1" svg:height="0.634cm" draw:caption-point-y="1.067cm" svg:width="2.241cm" svg:x="16.529cm" draw:caption-point-x="0.269cm" svg:y="89.906cm" draw:text-style-name="P1">
              <dc:creator>CDM</dc:creator>
              <dc:date>2014-12-12T00:00:00</dc:date>
              <text:p text:style-name="P1"><text:span text:style-name="T1">3,12</text:span></text:p>
              <text:p text:style-name="P1"><text:span text:style-name="T2"/></text:p>
            </office:annotation>
            <text:p>3.13</text:p>
          </table:table-cell>
          <table:table-cell table:formula="of:=100*[.G198]/([.F198]+[.G198])" ns41:value-type="float" table:style-name="TL Data" office:value-type="float" office:value="6.77966101694915">
            <text:p>6.7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198:.M198])" ns41:value-type="float" table:style-name="TL Data" office:value-type="float" office:value="92">
            <text:p>92</text:p>
          </table:table-cell>
          <table:table-cell table:formula="of:=100*[.M198]/[.N198]" ns41:value-type="float" table:style-name="TL Data" office:value-type="float" office:value="0">
            <text:p>0</text:p>
          </table:table-cell>
          <table:table-cell table:formula="of:=100*[.M198]/([.L198]+[.M198])" ns41:value-type="float" table:style-name="TL Data" office:value-type="float" office:value="0">
            <text:p>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198]+[.N198]+[.Q198]+[.R198]+[.T198]+[.U198]+[.V198]+[.W198]" ns41:value-type="float" table:style-name="TL Data" office:value-type="float" office:value="368">
            <text:p>36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ouderak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026" office:value-type="float">
            <text:p>20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SUM([.E199:.G199])" ns41:value-type="float" table:style-name="TL Data" office:value-type="float" office:value="60">
            <text:p>60</text:p>
          </table:table-cell>
          <table:table-cell table:style-name="TL Data"/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199:.M199])" ns41:value-type="float" table:style-name="TL Data" office:value-type="float" office:value="39">
            <text:p>39</text:p>
          </table:table-cell>
          <table:table-cell table:formula="of:=100*[.M199]/[.N199]" ns41:value-type="float" table:style-name="TL Data" office:value-type="float" office:value="0">
            <text:p>0</text:p>
          </table:table-cell>
          <table:table-cell table:formula="of:=100*[.M199]/([.L199]+[.M199])" ns41:value-type="float" table:style-name="TL Data" office:value-type="float" office:value="0">
            <text:p>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199]+[.N199]+[.Q199]+[.R199]+[.T199]+[.U199]+[.V199]+[.W199]" ns41:value-type="float" table:style-name="TL Data" office:value-type="float" office:value="104">
            <text:p>104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hoon</text:p>
          </table:table-cell>
          <table:table-cell table:style-name="TL RowHeader"/>
          <table:table-cell table:style-name="ce23"/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" office:value-type="float">
            <text:p>1</text:p>
          </table:table-cell>
          <table:table-cell table:formula="of:=SUM([.E200:.G200])" ns41:value-type="float" table:style-name="TL Data" office:value-type="float" office:value="341">
            <text:p>341</text:p>
          </table:table-cell>
          <table:table-cell table:formula="of:=100*[.G200]/[.H200]" ns41:value-type="float" table:style-name="TL Data" office:value-type="float" office:value="0.293255131964809">
            <text:p>0.29</text:p>
          </table:table-cell>
          <table:table-cell table:formula="of:=100*[.G200]/([.F200]+[.G200])" ns41:value-type="float" table:style-name="TL Data" office:value-type="float" office:value="0.436681222707424">
            <text:p>0.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K200:.M200])" ns41:value-type="float" table:style-name="TL Data" office:value-type="float" office:value="33">
            <text:p>33</text:p>
          </table:table-cell>
          <table:table-cell table:formula="of:=100*[.M200]/[.N200]" ns41:value-type="float" table:style-name="TL Data" office:value-type="float" office:value="0">
            <text:p>0</text:p>
          </table:table-cell>
          <table:table-cell table:formula="of:=100*[.M200]/([.L200]+[.M200])" ns41:value-type="float" table:style-name="TL Data" office:value-type="float" office:value="0">
            <text:p>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00]+[.N200]+[.Q200]+[.R200]+[.T200]+[.U200]+[.V200]+[.W200]" ns41:value-type="float" table:style-name="TL Data" office:value-type="float" office:value="405">
            <text:p>40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laaswaal</text:p>
          </table:table-cell>
          <table:table-cell table:style-name="TL RowHeader"/>
          <table:table-cell table:style-name="ce23"/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table:formula="of:=SUM([.E201:.G201])" ns41:value-type="float" table:style-name="TL Data" office:value-type="float" office:value="283">
            <text:p>283</text:p>
          </table:table-cell>
          <table:table-cell table:style-name="TL Data"/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201:.M201])" ns41:value-type="float" table:style-name="TL Data" office:value-type="float" office:value="83">
            <text:p>83</text:p>
          </table:table-cell>
          <table:table-cell table:formula="of:=100*[.M201]/[.N201]" ns41:value-type="float" table:style-name="TL Data" office:value-type="float" office:value="0">
            <text:p>0</text:p>
          </table:table-cell>
          <table:table-cell table:formula="of:=100*[.M201]/([.L201]+[.M201])" ns41:value-type="float" table:style-name="TL Data" office:value-type="float" office:value="0">
            <text:p>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formula="of:=[.H201]+[.N201]+[.Q201]+[.R201]+[.T201]+[.U201]+[.V201]+[.W201]" ns41:value-type="float" table:style-name="TL Data" office:value-type="float" office:value="381">
            <text:p>38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rmond</text:p>
          </table:table-cell>
          <table:table-cell table:style-name="TL RowHeader"/>
          <table:table-cell table:style-name="ce23"/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/>
          <table:table-cell table:formula="of:=SUM([.E202:.G202])" ns41:value-type="float" table:style-name="TL Data" office:value-type="float" office:value="269">
            <text:p>269</text:p>
          </table:table-cell>
          <table:table-cell table:style-name="TL Data"/>
          <table:table-cell table:style-name="TL Data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SUM([.K202:.M202])" ns41:value-type="float" table:style-name="TL Data" office:value-type="float" office:value="121">
            <text:p>121</text:p>
          </table:table-cell>
          <table:table-cell table:formula="of:=100*[.M202]/[.N202]" ns41:value-type="float" table:style-name="TL Data" office:value-type="float" office:value="0">
            <text:p>0</text:p>
          </table:table-cell>
          <table:table-cell table:formula="of:=100*[.M202]/([.L202]+[.M202])" ns41:value-type="float" table:style-name="TL Data" office:value-type="float" office:value="0">
            <text:p>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202]+[.N202]+[.Q202]+[.R202]+[.T202]+[.U202]+[.V202]+[.W202]" ns41:value-type="float" table:style-name="TL Data" office:value-type="float" office:value="429">
            <text:p>42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oortugaal</text:p>
          </table:table-cell>
          <table:table-cell table:style-name="TL RowHeader"/>
          <table:table-cell table:style-name="ce23"/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" office:value-type="float">
            <text:p>3</text:p>
          </table:table-cell>
          <table:table-cell table:formula="of:=SUM([.E203:.G203])" ns41:value-type="float" table:style-name="TL Data" office:value-type="float" office:value="231">
            <text:p>231</text:p>
          </table:table-cell>
          <table:table-cell table:formula="of:=100*[.G203]/[.H203]" ns41:value-type="float" table:style-name="TL Data" office:value-type="float" office:value="1.2987012987013">
            <text:p>1.30</text:p>
          </table:table-cell>
          <table:table-cell table:formula="of:=100*[.G203]/([.F203]+[.G203])" ns41:value-type="float" table:style-name="TL Data" office:value-type="float" office:value="2.04081632653061">
            <text:p>2.0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203:.M203])" ns41:value-type="float" table:style-name="TL Data" office:value-type="float" office:value="35">
            <text:p>35</text:p>
          </table:table-cell>
          <table:table-cell table:formula="of:=100*[.M203]/[.N203]" ns41:value-type="float" table:style-name="TL Data" office:value-type="float" office:value="0">
            <text:p>0</text:p>
          </table:table-cell>
          <table:table-cell table:formula="of:=100*[.M203]/([.L203]+[.M203])" ns41:value-type="float" table:style-name="TL Data" office:value-type="float" office:value="0">
            <text:p>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6"/>
          <table:table-cell table:formula="of:=[.H203]+[.N203]+[.Q203]+[.R203]+[.T203]+[.U203]+[.V203]+[.W203]" ns41:value-type="float" table:style-name="TL Data" office:value-type="float" office:value="323">
            <text:p>32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uttershoek</text:p>
          </table:table-cell>
          <table:table-cell table:style-name="TL RowHeader"/>
          <table:table-cell table:style-name="ce23"/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02" office:value-type="float">
            <text:p>302</text:p>
          </table:table-cell>
          <table:table-cell table:style-name="TL Data"/>
          <table:table-cell table:formula="of:=SUM([.E204:.G204])" ns41:value-type="float" table:style-name="TL Data" office:value-type="float" office:value="356">
            <text:p>356</text:p>
          </table:table-cell>
          <table:table-cell table:style-name="TL Data"/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SUM([.K204:.M204])" ns41:value-type="float" table:style-name="TL Data" office:value-type="float" office:value="100">
            <text:p>100</text:p>
          </table:table-cell>
          <table:table-cell table:formula="of:=100*[.M204]/[.N204]" ns41:value-type="float" table:style-name="TL Data" office:value-type="float" office:value="0">
            <text:p>0</text:p>
          </table:table-cell>
          <table:table-cell table:formula="of:=100*[.M204]/([.L204]+[.M204])" ns41:value-type="float" table:style-name="TL Data" office:value-type="float" office:value="0">
            <text:p>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H204]+[.N204]+[.Q204]+[.R204]+[.T204]+[.U204]+[.V204]+[.W204]" ns41:value-type="float" table:style-name="TL Data" office:value-type="float" office:value="480">
            <text:p>48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pijkenisse</text:p>
          </table:table-cell>
          <table:table-cell table:style-name="TL RowHeader"/>
          <table:table-cell table:style-name="ce23"/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7" office:value-type="float">
            <text:p>7</text:p>
          </table:table-cell>
          <table:table-cell table:formula="of:=SUM([.E205:.G205])" ns41:value-type="float" table:style-name="TL Data" office:value-type="float" office:value="350">
            <text:p>350</text:p>
          </table:table-cell>
          <table:table-cell table:formula="of:=100*[.G205]/[.H205]" ns41:value-type="float" table:style-name="TL Data" office:value-type="float" office:value="2">
            <text:p>2.00</text:p>
          </table:table-cell>
          <table:table-cell table:formula="of:=100*[.G205]/([.F205]+[.G205])" ns41:value-type="float" table:style-name="TL Data" office:value-type="float" office:value="3.15315315315315">
            <text:p>3.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K205:.M205])" ns41:value-type="float" table:style-name="TL Data" office:value-type="float" office:value="51">
            <text:p>51</text:p>
          </table:table-cell>
          <table:table-cell table:formula="of:=100*[.M205]/[.N205]" ns41:value-type="float" table:style-name="TL Data" office:value-type="float" office:value="0">
            <text:p>0</text:p>
          </table:table-cell>
          <table:table-cell table:formula="of:=100*[.M205]/([.L205]+[.M205])" ns41:value-type="float" table:style-name="TL Data" office:value-type="float" office:value="0">
            <text:p>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H205]+[.N205]+[.Q205]+[.R205]+[.T205]+[.U205]+[.V205]+[.W205]" ns41:value-type="float" table:style-name="TL Data" office:value-type="float" office:value="417">
            <text:p>4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wammerdam</text:p>
          </table:table-cell>
          <table:table-cell table:style-name="TL RowHeader"/>
          <table:table-cell table:style-name="ce23"/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table:formula="of:=SUM([.E206:.G206])" ns41:value-type="float" table:style-name="TL Data" office:value-type="float" office:value="144">
            <text:p>144</text:p>
          </table:table-cell>
          <table:table-cell table:style-name="TL Data"/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SUM([.K206:.M206])" ns41:value-type="float" table:style-name="TL Data" office:value-type="float" office:value="71">
            <text:p>71</text:p>
          </table:table-cell>
          <table:table-cell table:formula="of:=100*[.M206]/[.N206]" ns41:value-type="float" table:style-name="TL Data" office:value-type="float" office:value="0">
            <text:p>0</text:p>
          </table:table-cell>
          <table:table-cell table:formula="of:=100*[.M206]/([.L206]+[.M206])" ns41:value-type="float" table:style-name="TL Data" office:value-type="float" office:value="0">
            <text:p>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formula="of:=[.H206]+[.N206]+[.Q206]+[.R206]+[.T206]+[.U206]+[.V206]+[.W206]" ns41:value-type="float" table:style-name="TL Data" office:value-type="float" office:value="239">
            <text:p>23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ubrugge</text:p>
          </table:table-cell>
          <table:table-cell table:style-name="TL RowHeader"/>
          <table:table-cell table:style-name="ce23"/>
          <table:table-cell ns41:value-type="float" table:style-name="TL Data" office:value="2201" office:value-type="float">
            <text:p>220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" office:value-type="float">
            <text:p>1</text:p>
          </table:table-cell>
          <table:table-cell table:formula="of:=SUM([.E207:.G207])" ns41:value-type="float" table:style-name="TL Data" office:value-type="float" office:value="264">
            <text:p>264</text:p>
          </table:table-cell>
          <table:table-cell table:formula="of:=100*[.G207]/[.H207]" ns41:value-type="float" table:style-name="TL Data" office:value-type="float" office:value="0.378787878787879">
            <text:p>0.38</text:p>
          </table:table-cell>
          <table:table-cell table:formula="of:=100*[.G207]/([.F207]+[.G207])" ns41:value-type="float" table:style-name="TL Data" office:value-type="float" office:value="0.497512437810945">
            <text:p>0.5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SUM([.K207:.M207])" ns41:value-type="float" table:style-name="TL Data" office:value-type="float" office:value="106">
            <text:p>106</text:p>
          </table:table-cell>
          <table:table-cell table:formula="of:=100*[.M207]/[.N207]" ns41:value-type="float" table:style-name="TL Data" office:value-type="float" office:value="0">
            <text:p>0</text:p>
          </table:table-cell>
          <table:table-cell table:formula="of:=100*[.M207]/([.L207]+[.M207])" ns41:value-type="float" table:style-name="TL Data" office:value-type="float" office:value="0">
            <text:p>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table:formula="of:=[.H207]+[.N207]+[.Q207]+[.R207]+[.T207]+[.U207]+[.V207]+[.W207]" ns41:value-type="float" table:style-name="TL Data" office:value-type="float" office:value="404">
            <text:p>40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egwaart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" office:value-type="float">
            <text:p>1</text:p>
          </table:table-cell>
          <table:table-cell table:formula="of:=SUM([.E208:.G208])" ns41:value-type="float" table:style-name="TL Data" office:value-type="float" office:value="315">
            <text:p>315</text:p>
          </table:table-cell>
          <table:table-cell table:formula="of:=100*[.G208]/[.H208]" ns41:value-type="float" table:style-name="TL Data" office:value-type="float" office:value="0.317460317460317">
            <text:p>0.32</text:p>
          </table:table-cell>
          <table:table-cell table:formula="of:=100*[.G208]/([.F208]+[.G208])" ns41:value-type="float" table:style-name="TL Data" office:value-type="float" office:value="0.363636363636364">
            <text:p>0.3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SUM([.K208:.M208])" ns41:value-type="float" table:style-name="TL Data" office:value-type="float" office:value="81">
            <text:p>81</text:p>
          </table:table-cell>
          <table:table-cell table:formula="of:=100*[.M208]/[.N208]" ns41:value-type="float" table:style-name="TL Data" office:value-type="float" office:value="0">
            <text:p>0</text:p>
          </table:table-cell>
          <table:table-cell table:formula="of:=100*[.M208]/([.L208]+[.M208])" ns41:value-type="float" table:style-name="TL Data" office:value-type="float" office:value="0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208]+[.N208]+[.Q208]+[.R208]+[.T208]+[.U208]+[.V208]+[.W208]" ns41:value-type="float" table:style-name="TL Data" office:value-type="float" office:value="413">
            <text:p>413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olwijk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table:formula="of:=SUM([.E209:.G209])" ns41:value-type="float" table:style-name="TL Data" office:value-type="float" office:value="56">
            <text:p>56</text:p>
          </table:table-cell>
          <table:table-cell table:formula="of:=100*[.G209]/[.H209]" ns41:value-type="float" table:style-name="TL Data" office:value-type="float" office:value="8.92857142857143">
            <text:p>8.93</text:p>
          </table:table-cell>
          <table:table-cell table:formula="of:=100*[.G209]/([.F209]+[.G209])" ns41:value-type="float" table:style-name="TL Data" office:value-type="float" office:value="12.5">
            <text:p>12.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table:formula="of:=SUM([.K209:.M209])" ns41:value-type="float" table:style-name="TL Data" office:value-type="float" office:value="81">
            <text:p>81</text:p>
          </table:table-cell>
          <table:table-cell table:formula="of:=100*[.M209]/[.N209]" ns41:value-type="float" table:style-name="TL Data" office:value-type="float" office:value="22.2222222222222">
            <text:p>22.22</text:p>
          </table:table-cell>
          <table:table-cell table:formula="of:=100*[.M209]/([.L209]+[.M209])" ns41:value-type="float" table:style-name="TL Data" office:value-type="float" office:value="60">
            <text:p>6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209]+[.N209]+[.Q209]+[.R209]+[.T209]+[.U209]+[.V209]+[.W209]" ns41:value-type="float" table:style-name="TL Data" office:value-type="float" office:value="145">
            <text:p>14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ozenburg</text:p>
          </table:table-cell>
          <table:table-cell table:style-name="TL RowHeader"/>
          <table:table-cell table:style-name="ce23"/>
          <table:table-cell ns41:value-type="float" table:style-name="TL Data" office:value="2450" office:value-type="float">
            <text:p>245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" office:value-type="float">
            <text:p>2</text:p>
          </table:table-cell>
          <table:table-cell table:formula="of:=SUM([.E210:.G210])" ns41:value-type="float" table:style-name="TL Data" office:value-type="float" office:value="213">
            <text:p>213</text:p>
          </table:table-cell>
          <table:table-cell table:formula="of:=100*[.G210]/[.H210]" ns41:value-type="float" table:style-name="TL Data" office:value-type="float" office:value="0.938967136150235">
            <text:p>0.94</text:p>
          </table:table-cell>
          <table:table-cell table:formula="of:=100*[.G210]/([.F210]+[.G210])" ns41:value-type="float" table:style-name="TL Data" office:value-type="float" office:value="1.24223602484472">
            <text:p>1.2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210:.M210])" ns41:value-type="float" table:style-name="TL Data" office:value-type="float" office:value="70">
            <text:p>70</text:p>
          </table:table-cell>
          <table:table-cell table:style-name="TL Data"/>
          <table:table-cell table:formula="of:=100*[.M210]/([.L210]+[.M210])" ns41:value-type="float" table:style-name="TL Data" office:value-type="float" office:value="0">
            <text:p>0.0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210]+[.N210]+[.Q210]+[.R210]+[.T210]+[.U210]+[.V210]+[.W210]" ns41:value-type="float" table:style-name="TL Data" office:value-type="float" office:value="288">
            <text:p>2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oordrecht</text:p>
          </table:table-cell>
          <table:table-cell table:style-name="TL RowHeader"/>
          <table:table-cell table:style-name="ce23"/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8" office:value-type="float">
            <text:p>8</text:p>
          </table:table-cell>
          <table:table-cell table:formula="of:=SUM([.E211:.G211])" ns41:value-type="float" table:style-name="TL Data" office:value-type="float" office:value="297">
            <text:p>297</text:p>
          </table:table-cell>
          <table:table-cell table:formula="of:=100*[.G211]/[.H211]" ns41:value-type="float" table:style-name="TL Data" office:value-type="float" office:value="2.69360269360269">
            <text:p>2.69</text:p>
          </table:table-cell>
          <table:table-cell table:formula="of:=100*[.G211]/([.F211]+[.G211])" ns41:value-type="float" table:style-name="TL Data" office:value-type="float" office:value="3.23886639676113">
            <text:p>3.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211:.M211])" ns41:value-type="float" table:style-name="TL Data" office:value-type="float" office:value="69">
            <text:p>69</text:p>
          </table:table-cell>
          <table:table-cell table:style-name="TL Data"/>
          <table:table-cell table:formula="of:=100*[.M211]/([.L211]+[.M211])" ns41:value-type="float" table:style-name="TL Data" office:value-type="float" office:value="0">
            <text:p>0.0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211]+[.N211]+[.Q211]+[.R211]+[.T211]+[.U211]+[.V211]+[.W211]" ns41:value-type="float" table:style-name="TL Data" office:value-type="float" office:value="372">
            <text:p>37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uid-Beijerland</text:p>
          </table:table-cell>
          <table:table-cell table:style-name="TL RowHeader"/>
          <table:table-cell table:style-name="ce23"/>
          <table:table-cell ns41:value-type="float" table:style-name="TL Data" office:value="2557" office:value-type="float">
            <text:p>255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" office:value-type="float">
            <text:p>1</text:p>
          </table:table-cell>
          <table:table-cell table:formula="of:=SUM([.E212:.G212])" ns41:value-type="float" table:style-name="TL Data" office:value-type="float" office:value="379">
            <text:p>379</text:p>
          </table:table-cell>
          <table:table-cell table:formula="of:=100*[.G212]/[.H212]" ns41:value-type="float" table:style-name="TL Data" office:value-type="float" office:value="0.263852242744063">
            <text:p>0.26</text:p>
          </table:table-cell>
          <table:table-cell table:formula="of:=100*[.G212]/([.F212]+[.G212])" ns41:value-type="float" table:style-name="TL Data" office:value-type="float" office:value="0.460829493087558">
            <text:p>0.4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SUM([.K212:.M212])" ns41:value-type="float" table:style-name="TL Data" office:value-type="float" office:value="121">
            <text:p>121</text:p>
          </table:table-cell>
          <table:table-cell table:style-name="TL Data"/>
          <table:table-cell table:formula="of:=100*[.M212]/([.L212]+[.M212])" ns41:value-type="float" table:style-name="TL Data" office:value-type="float" office:value="0">
            <text:p>0.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H212]+[.N212]+[.Q212]+[.R212]+[.T212]+[.U212]+[.V212]+[.W212]" ns41:value-type="float" table:style-name="TL Data" office:value-type="float" office:value="509">
            <text:p>50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oorhout</text:p>
          </table:table-cell>
          <table:table-cell table:style-name="TL RowHeader"/>
          <table:table-cell table:style-name="ce23"/>
          <table:table-cell ns41:value-type="float" table:style-name="TL Data" office:value="2560" office:value-type="float">
            <text:p>256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" office:value-type="float">
            <text:p>2</text:p>
          </table:table-cell>
          <table:table-cell table:formula="of:=SUM([.E213:.G213])" ns41:value-type="float" table:style-name="TL Data" office:value-type="float" office:value="285">
            <text:p>285</text:p>
          </table:table-cell>
          <table:table-cell table:formula="of:=100*[.G213]/[.H213]" ns41:value-type="float" table:style-name="TL Data" office:value-type="float" office:value="0.701754385964912">
            <text:p>0.70</text:p>
          </table:table-cell>
          <table:table-cell table:formula="of:=100*[.G213]/([.F213]+[.G213])" ns41:value-type="float" table:style-name="TL Data" office:value-type="float" office:value="0.743494423791822">
            <text:p>0.7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SUM([.K213:.M213])" ns41:value-type="float" table:style-name="TL Data" office:value-type="float" office:value="112">
            <text:p>112</text:p>
          </table:table-cell>
          <table:table-cell table:style-name="TL Data"/>
          <table:table-cell table:formula="of:=100*[.M213]/([.L213]+[.M213])" ns41:value-type="float" table:style-name="TL Data" office:value-type="float" office:value="0">
            <text:p>0.0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213]+[.N213]+[.Q213]+[.R213]+[.T213]+[.U213]+[.V213]+[.W213]" ns41:value-type="float" table:style-name="TL Data" office:value-type="float" office:value="410">
            <text:p>41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ockanje</text:p>
          </table:table-cell>
          <table:table-cell table:style-name="TL RowHeader"/>
          <table:table-cell table:style-name="ce23"/>
          <table:table-cell ns41:value-type="float" table:style-name="TL Data" office:value="2573" office:value-type="float">
            <text:p>257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table:formula="of:=SUM([.E214:.G214])" ns41:value-type="float" table:style-name="TL Data" office:value-type="float" office:value="166">
            <text:p>166</text:p>
          </table:table-cell>
          <table:table-cell table:formula="of:=100*[.G214]/[.H214]" ns41:value-type="float" table:style-name="TL Data" office:value-type="float" office:value="1.80722891566265">
            <text:p>1.81</text:p>
          </table:table-cell>
          <table:table-cell table:formula="of:=100*[.G214]/([.F214]+[.G214])" ns41:value-type="float" table:style-name="TL Data" office:value-type="float" office:value="5.76923076923077">
            <text:p>5.7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SUM([.K214:.M214])" ns41:value-type="float" table:style-name="TL Data" office:value-type="float" office:value="341">
            <text:p>341</text:p>
          </table:table-cell>
          <table:table-cell table:style-name="TL Data"/>
          <table:table-cell table:formula="of:=100*[.M214]/([.L214]+[.M214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214]+[.N214]+[.Q214]+[.R214]+[.T214]+[.U214]+[.V214]+[.W214]" ns41:value-type="float" table:style-name="TL Data" office:value-type="float" office:value="515">
            <text:p>5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ijnacker</text:p>
          </table:table-cell>
          <table:table-cell table:style-name="TL RowHeader"/>
          <table:table-cell table:style-name="ce23"/>
          <table:table-cell ns41:value-type="float" table:style-name="TL Data" office:value="2623" office:value-type="float">
            <text:p>262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table:formula="of:=SUM([.E215:.G215])" ns41:value-type="float" table:style-name="TL Data" office:value-type="float" office:value="312">
            <text:p>312</text:p>
          </table:table-cell>
          <table:table-cell table:style-name="TL Data"/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SUM([.K215:.M215])" ns41:value-type="float" table:style-name="TL Data" office:value-type="float" office:value="86">
            <text:p>86</text:p>
          </table:table-cell>
          <table:table-cell table:style-name="TL Data"/>
          <table:table-cell table:formula="of:=100*[.M215]/([.L215]+[.M215])" ns41:value-type="float" table:style-name="TL Data" office:value-type="float" office:value="0">
            <text:p>0.0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formula="of:=[.H215]+[.N215]+[.Q215]+[.R215]+[.T215]+[.U215]+[.V215]+[.W215]" ns41:value-type="float" table:style-name="TL Data" office:value-type="float" office:value="413">
            <text:p>4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voorne</text:p>
          </table:table-cell>
          <table:table-cell table:style-name="TL RowHeader"/>
          <table:table-cell table:style-name="ce23"/>
          <table:table-cell ns41:value-type="float" table:style-name="TL Data" office:value="2671" office:value-type="float">
            <text:p>267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216:.G216])" ns41:value-type="float" table:style-name="TL Data" office:value-type="float" office:value="500">
            <text:p>500</text:p>
          </table:table-cell>
          <table:table-cell table:formula="of:=100*[.G216]/[.H216]" ns41:value-type="float" table:style-name="TL Data" office:value-type="float" office:value="5.4">
            <text:p>5.4</text:p>
          </table:table-cell>
          <table:table-cell table:formula="of:=100*[.G216]/([.F216]+[.G216])" ns41:value-type="float" table:style-name="TL Data" office:value-type="float" office:value="17.8807947019868">
            <text:p>17.8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formula="of:=SUM([.K216:.M216])" ns41:value-type="float" table:style-name="TL Data" office:value-type="float" office:value="86">
            <text:p>86</text:p>
          </table:table-cell>
          <table:table-cell table:formula="of:=100*[.M216]/[.N216]" ns41:value-type="float" table:style-name="TL Data" office:value-type="float" office:value="1.16279069767442">
            <text:p>1.16</text:p>
          </table:table-cell>
          <table:table-cell table:formula="of:=100*[.M216]/([.L216]+[.M216])" ns41:value-type="float" table:style-name="TL Data" office:value-type="float" office:value="3.7037037037037">
            <text:p>3.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H216]+[.N216]+[.Q216]+[.R216]+[.T216]+[.U216]+[.V216]+[.W216]" ns41:value-type="float" table:style-name="TL Data" office:value-type="float" office:value="618">
            <text:p>6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evenhuizen</text:p>
          </table:table-cell>
          <table:table-cell table:style-name="TL RowHeader"/>
          <table:table-cell table:style-name="ce23"/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" office:value-type="float">
            <text:p>2</text:p>
          </table:table-cell>
          <table:table-cell table:formula="of:=SUM([.E217:.G217])" ns41:value-type="float" table:style-name="TL Data" office:value-type="float" office:value="215">
            <text:p>215</text:p>
          </table:table-cell>
          <table:table-cell table:formula="of:=100*[.G217]/[.H217]" ns41:value-type="float" table:style-name="TL Data" office:value-type="float" office:value="0.930232558139535">
            <text:p>0.93</text:p>
          </table:table-cell>
          <table:table-cell table:formula="of:=100*[.G217]/([.F217]+[.G217])" ns41:value-type="float" table:style-name="TL Data" office:value-type="float" office:value="1.2987012987013">
            <text:p>1.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formula="of:=SUM([.K217:.M217])" ns41:value-type="float" table:style-name="TL Data" office:value-type="float" office:value="49">
            <text:p>49</text:p>
          </table:table-cell>
          <table:table-cell table:formula="of:=100*[.M217]/[.N217]" ns41:value-type="float" table:style-name="TL Data" office:value-type="float" office:value="4.08163265306122">
            <text:p>4.08</text:p>
          </table:table-cell>
          <table:table-cell table:formula="of:=100*[.M217]/([.L217]+[.M217])" ns41:value-type="float" table:style-name="TL Data" office:value-type="float" office:value="12.5">
            <text:p>12.5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[.H217]+[.N217]+[.Q217]+[.R217]+[.T217]+[.U217]+[.V217]+[.W217]" ns41:value-type="float" table:style-name="TL Data" office:value-type="float" office:value="273">
            <text:p>27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irksland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/>
          <table:table-cell table:formula="of:=SUM([.E218:.G218])" ns41:value-type="float" table:style-name="TL Data" office:value-type="float" office:value="497">
            <text:p>497</text:p>
          </table:table-cell>
          <table:table-cell table:style-name="TL Data"/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SUM([.K218:.M218])" ns41:value-type="float" table:style-name="TL Data" office:value-type="float" office:value="92">
            <text:p>92</text:p>
          </table:table-cell>
          <table:table-cell table:style-name="TL Data"/>
          <table:table-cell table:formula="of:=100*[.M218]/([.L218]+[.M218])" ns41:value-type="float" table:style-name="TL Data" office:value-type="float" office:value="0">
            <text:p>0.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218]+[.N218]+[.Q218]+[.R218]+[.T218]+[.U218]+[.V218]+[.W218]" ns41:value-type="float" table:style-name="TL Data" office:value-type="float" office:value="596">
            <text:p>59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-Helvoet</text:p>
          </table:table-cell>
          <table:table-cell table:style-name="TL RowHeader"/>
          <table:table-cell table:style-name="ce23"/>
          <table:table-cell ns41:value-type="float" table:style-name="TL Data" office:value="2801" office:value-type="float">
            <text:p>280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19:.G219])" ns41:value-type="float" table:style-name="TL Data" office:value-type="float" office:value="577">
            <text:p>577</text:p>
          </table:table-cell>
          <table:table-cell table:formula="of:=100*[.G219]/[.H219]" ns41:value-type="float" table:style-name="TL Data" office:value-type="float" office:value="2.4263431542461">
            <text:p>2.43</text:p>
          </table:table-cell>
          <table:table-cell table:formula="of:=100*[.G219]/([.F219]+[.G219])" ns41:value-type="float" table:style-name="TL Data" office:value-type="float" office:value="3.17460317460317">
            <text:p>3.1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219:.M219])" ns41:value-type="float" table:style-name="TL Data" office:value-type="float" office:value="102">
            <text:p>102</text:p>
          </table:table-cell>
          <table:table-cell table:style-name="TL Data"/>
          <table:table-cell table:formula="of:=100*[.M219]/([.L219]+[.M219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219]+[.N219]+[.Q219]+[.R219]+[.T219]+[.U219]+[.V219]+[.W219]" ns41:value-type="float" table:style-name="TL Data" office:value-type="float" office:value="679">
            <text:p>67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rimpen a/d Lek</text:p>
          </table:table-cell>
          <table:table-cell table:style-name="TL RowHeader"/>
          <table:table-cell table:style-name="ce23"/>
          <table:table-cell ns41:value-type="float" table:style-name="TL Data" office:value="2867" office:value-type="float">
            <text:p>286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220:.G220])" ns41:value-type="float" table:style-name="TL Data" office:value-type="float" office:value="521">
            <text:p>521</text:p>
          </table:table-cell>
          <table:table-cell table:formula="of:=100*[.G220]/[.H220]" ns41:value-type="float" table:style-name="TL Data" office:value-type="float" office:value="3.83877159309021">
            <text:p>3.84</text:p>
          </table:table-cell>
          <table:table-cell table:formula="of:=100*[.G220]/([.F220]+[.G220])" ns41:value-type="float" table:style-name="TL Data" office:value-type="float" office:value="4.739336492891">
            <text:p>4.7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2" office:value-type="float">
            <text:p>132</text:p>
          </table:table-cell>
          <table:table-cell table:formula="of:=SUM([.K220:.M220])" ns41:value-type="float" table:style-name="TL Data" office:value-type="float" office:value="245">
            <text:p>245</text:p>
          </table:table-cell>
          <table:table-cell table:formula="of:=100*[.M220]/[.N220]" ns41:value-type="float" table:style-name="TL Data" office:value-type="float" office:value="53.8775510204082">
            <text:p>53.88</text:p>
          </table:table-cell>
          <table:table-cell table:formula="of:=100*[.M220]/([.L220]+[.M220])" ns41:value-type="float" table:style-name="TL Data" office:value-type="float" office:value="78.1065088757397">
            <text:p>78.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H220]+[.N220]+[.Q220]+[.R220]+[.T220]+[.U220]+[.V220]+[.W220]" ns41:value-type="float" table:style-name="TL Data" office:value-type="float" office:value="780">
            <text:p>78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ewater</text:p>
          </table:table-cell>
          <table:table-cell table:style-name="TL RowHeader"/>
          <table:table-cell table:style-name="ce23"/>
          <table:table-cell ns41:value-type="float" table:style-name="TL Data" office:value="2969" office:value-type="float">
            <text:p>296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/>
          <table:table-cell table:formula="of:=SUM([.E221:.G221])" ns41:value-type="float" table:style-name="TL Data" office:value-type="float" office:value="552">
            <text:p>552</text:p>
          </table:table-cell>
          <table:table-cell table:style-name="TL Data"/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SUM([.K221:.M221])" ns41:value-type="float" table:style-name="TL Data" office:value-type="float" office:value="126">
            <text:p>126</text:p>
          </table:table-cell>
          <table:table-cell table:style-name="TL Data"/>
          <table:table-cell table:formula="of:=100*[.M221]/([.L221]+[.M221])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H221]+[.N221]+[.Q221]+[.R221]+[.T221]+[.U221]+[.V221]+[.W221]" ns41:value-type="float" table:style-name="TL Data" office:value-type="float" office:value="681">
            <text:p>68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aswater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034" office:value-type="float">
            <text:p>303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table:formula="of:=SUM([.E222:.G222])" ns41:value-type="float" table:style-name="TL Data" office:value-type="float" office:value="202">
            <text:p>202</text:p>
          </table:table-cell>
          <table:table-cell table:style-name="TL Data"/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SUM([.K222:.M222])" ns41:value-type="float" table:style-name="TL Data" office:value-type="float" office:value="95">
            <text:p>95</text:p>
          </table:table-cell>
          <table:table-cell table:style-name="TL Data"/>
          <table:table-cell table:formula="of:=100*[.M222]/([.L222]+[.M222])" ns41:value-type="float" table:style-name="TL Data" office:value-type="float" office:value="0">
            <text:p>0.0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22]+[.N222]+[.Q222]+[.R222]+[.T222]+[.U222]+[.V222]+[.W222]" ns41:value-type="float" table:style-name="TL Data" office:value-type="float" office:value="310">
            <text:p>3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teringen</text:p>
          </table:table-cell>
          <table:table-cell table:style-name="TL RowHeader"/>
          <table:table-cell table:style-name="ce23"/>
          <table:table-cell ns41:value-type="float" table:style-name="TL Data" office:value="3074" office:value-type="float">
            <text:p>307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/>
          <table:table-cell table:formula="of:=SUM([.E223:.G223])" ns41:value-type="float" table:style-name="TL Data" office:value-type="float" office:value="524">
            <text:p>524</text:p>
          </table:table-cell>
          <table:table-cell table:style-name="TL Data"/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formula="of:=SUM([.K223:.M223])" ns41:value-type="float" table:style-name="TL Data" office:value-type="float" office:value="142">
            <text:p>142</text:p>
          </table:table-cell>
          <table:table-cell table:formula="of:=100*[.M223]/[.N223]" ns41:value-type="float" table:style-name="TL Data" office:value-type="float" office:value="0.704225352112676">
            <text:p>0.70</text:p>
          </table:table-cell>
          <table:table-cell table:formula="of:=100*[.M223]/([.L223]+[.M223])" ns41:value-type="float" table:style-name="TL Data" office:value-type="float" office:value="1.42857142857143">
            <text:p>1.43</text:p>
          </table:table-cell>
          <table:table-cell table:style-name="TL Data" table:number-columns-repeated="7"/>
          <table:table-cell table:formula="of:=[.H223]+[.N223]+[.Q223]+[.R223]+[.T223]+[.U223]+[.V223]+[.W223]" ns41:value-type="float" table:style-name="TL Data" office:value-type="float" office:value="666">
            <text:p>66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koop</text:p>
          </table:table-cell>
          <table:table-cell table:style-name="TL RowHeader"/>
          <table:table-cell table:style-name="ce23"/>
          <table:table-cell ns41:value-type="float" table:style-name="TL Data" office:value="3083" office:value-type="float">
            <text:p>308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/>
          <table:table-cell table:formula="of:=SUM([.E224:.G224])" ns41:value-type="float" table:style-name="TL Data" office:value-type="float" office:value="439">
            <text:p>439</text:p>
          </table:table-cell>
          <table:table-cell table:style-name="TL Data"/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224:.M224])" ns41:value-type="float" table:style-name="TL Data" office:value-type="float" office:value="46">
            <text:p>46</text:p>
          </table:table-cell>
          <table:table-cell table:style-name="TL Data"/>
          <table:table-cell table:formula="of:=100*[.M224]/([.L224]+[.M224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224]+[.N224]+[.Q224]+[.R224]+[.T224]+[.U224]+[.V224]+[.W224]" ns41:value-type="float" table:style-name="TL Data" office:value-type="float" office:value="485">
            <text:p>48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eiderdorp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5" office:value-type="float">
            <text:p>5</text:p>
          </table:table-cell>
          <table:table-cell table:formula="of:=SUM([.E225:.G225])" ns41:value-type="float" table:style-name="TL Data" office:value-type="float" office:value="512">
            <text:p>512</text:p>
          </table:table-cell>
          <table:table-cell table:formula="of:=100*[.G225]/[.H225]" ns41:value-type="float" table:style-name="TL Data" office:value-type="float" office:value="0.9765625">
            <text:p>0.98</text:p>
          </table:table-cell>
          <table:table-cell table:formula="of:=100*[.G225]/([.F225]+[.G225])" ns41:value-type="float" table:style-name="TL Data" office:value-type="float" office:value="1.12359550561798">
            <text:p>1.1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SUM([.K225:.M225])" ns41:value-type="float" table:style-name="TL Data" office:value-type="float" office:value="91">
            <text:p>91</text:p>
          </table:table-cell>
          <table:table-cell table:style-name="TL Data"/>
          <table:table-cell table:formula="of:=100*[.M225]/([.L225]+[.M225])" ns41:value-type="float" table:style-name="TL Data" office:value-type="float" office:value="0">
            <text:p>0.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225]+[.N225]+[.Q225]+[.R225]+[.T225]+[.U225]+[.V225]+[.W225]" ns41:value-type="float" table:style-name="TL Data" office:value-type="float" office:value="613">
            <text:p>613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ltgensplaat</text:p>
          </table:table-cell>
          <table:table-cell table:style-name="TL RowHeader"/>
          <table:table-cell table:style-name="ce23"/>
          <table:table-cell ns41:value-type="float" table:style-name="TL Data" office:value="3133" office:value-type="float">
            <text:p>313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17" office:value-type="float">
            <text:p>317</text:p>
          </table:table-cell>
          <table:table-cell table:style-name="TL Data"/>
          <table:table-cell table:formula="of:=SUM([.E226:.G226])" ns41:value-type="float" table:style-name="TL Data" office:value-type="float" office:value="471">
            <text:p>471</text:p>
          </table:table-cell>
          <table:table-cell table:style-name="TL Data"/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SUM([.K226:.M226])" ns41:value-type="float" table:style-name="TL Data" office:value-type="float" office:value="100">
            <text:p>100</text:p>
          </table:table-cell>
          <table:table-cell table:style-name="TL Data"/>
          <table:table-cell table:formula="of:=100*[.M226]/([.L226]+[.M226])" ns41:value-type="float" table:style-name="TL Data" office:value-type="float" office:value="0">
            <text:p>0.0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226]+[.N226]+[.Q226]+[.R226]+[.T226]+[.U226]+[.V226]+[.W226]" ns41:value-type="float" table:style-name="TL Data" office:value-type="float" office:value="594">
            <text:p>5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e-Tonge</text:p>
          </table:table-cell>
          <table:table-cell table:style-name="TL RowHeader"/>
          <table:table-cell table:style-name="ce23"/>
          <table:table-cell ns41:value-type="float" table:style-name="TL Data" office:value="3204" office:value-type="float">
            <text:p>320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46" office:value-type="float">
            <text:p>346</text:p>
          </table:table-cell>
          <table:table-cell table:style-name="TL Data"/>
          <table:table-cell table:formula="of:=SUM([.E227:.G227])" ns41:value-type="float" table:style-name="TL Data" office:value-type="float" office:value="600">
            <text:p>600</text:p>
          </table:table-cell>
          <table:table-cell table:style-name="TL Data"/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SUM([.K227:.M227])" ns41:value-type="float" table:style-name="TL Data" office:value-type="float" office:value="84">
            <text:p>84</text:p>
          </table:table-cell>
          <table:table-cell table:style-name="TL Data"/>
          <table:table-cell table:formula="of:=100*[.M227]/([.L227]+[.M227])" ns41:value-type="float" table:style-name="TL Data" office:value-type="float" office:value="0">
            <text:p>0.0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formula="of:=[.H227]+[.N227]+[.Q227]+[.R227]+[.T227]+[.U227]+[.V227]+[.W227]" ns41:value-type="float" table:style-name="TL Data" office:value-type="float" office:value="708">
            <text:p>70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kel en Rodenrijs</text:p>
          </table:table-cell>
          <table:table-cell table:style-name="TL RowHeader"/>
          <table:table-cell table:style-name="ce23"/>
          <table:table-cell ns41:value-type="float" table:style-name="TL Data" office:value="3317" office:value-type="float">
            <text:p>33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table:formula="of:=SUM([.E228:.G228])" ns41:value-type="float" table:style-name="TL Data" office:value-type="float" office:value="104">
            <text:p>104</text:p>
          </table:table-cell>
          <table:table-cell table:style-name="TL Data"/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SUM([.K228:.M228])" ns41:value-type="float" table:style-name="TL Data" office:value-type="float" office:value="49">
            <text:p>49</text:p>
          </table:table-cell>
          <table:table-cell table:style-name="TL Data"/>
          <table:table-cell table:formula="of:=100*[.M228]/([.L228]+[.M228])" ns41:value-type="float" table:style-name="TL Data" office:value-type="float" office:value="0">
            <text:p>0.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228]+[.N228]+[.Q228]+[.R228]+[.T228]+[.U228]+[.V228]+[.W228]" ns41:value-type="float" table:style-name="TL Data" office:value-type="float" office:value="163">
            <text:p>1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kerk a/d IJssel</text:p>
          </table:table-cell>
          <table:table-cell table:style-name="TL RowHeader"/>
          <table:table-cell table:style-name="ce23"/>
          <table:table-cell ns41:value-type="float" table:style-name="TL Data" office:value="3366" office:value-type="float">
            <text:p>336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7" office:value-type="float">
            <text:p>7</text:p>
          </table:table-cell>
          <table:table-cell table:formula="of:=SUM([.E229:.G229])" ns41:value-type="float" table:style-name="TL Data" office:value-type="float" office:value="318">
            <text:p>318</text:p>
          </table:table-cell>
          <table:table-cell table:formula="of:=100*[.G229]/[.H229]" ns41:value-type="float" table:style-name="TL Data" office:value-type="float" office:value="2.20125786163522">
            <text:p>2.20</text:p>
          </table:table-cell>
          <table:table-cell table:formula="of:=100*[.G229]/([.F229]+[.G229])" ns41:value-type="float" table:style-name="TL Data" office:value-type="float" office:value="2.77777777777778">
            <text:p>2.7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K229:.M229])" ns41:value-type="float" table:style-name="TL Data" office:value-type="float" office:value="52">
            <text:p>52</text:p>
          </table:table-cell>
          <table:table-cell table:formula="of:=100*[.M229]/[.N229]" ns41:value-type="float" table:style-name="TL Data" office:value-type="float" office:value="0">
            <text:p>0.00</text:p>
          </table:table-cell>
          <table:table-cell table:formula="of:=100*[.M229]/([.L229]+[.M229])" ns41:value-type="float" table:style-name="TL Data" office:value-type="float" office:value="0">
            <text:p>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6"/>
          <table:table-cell table:formula="of:=[.H229]+[.N229]+[.Q229]+[.R229]+[.T229]+[.U229]+[.V229]+[.W229]" ns41:value-type="float" table:style-name="TL Data" office:value-type="float" office:value="406">
            <text:p>40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er Aar</text:p>
          </table:table-cell>
          <table:table-cell table:style-name="TL RowHeader"/>
          <table:table-cell table:style-name="ce23"/>
          <table:table-cell ns41:value-type="float" table:style-name="TL Data" office:value="3390" office:value-type="float">
            <text:p>33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/>
          <table:table-cell table:formula="of:=SUM([.E230:.G230])" ns41:value-type="float" table:style-name="TL Data" office:value-type="float" office:value="238">
            <text:p>238</text:p>
          </table:table-cell>
          <table:table-cell table:style-name="TL Data" table:number-columns-repeated="2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table:formula="of:=SUM([.K230:.M230])" ns41:value-type="float" table:style-name="TL Data" office:value-type="float" office:value="355">
            <text:p>355</text:p>
          </table:table-cell>
          <table:table-cell table:formula="of:=100*[.M230]/[.N230]" ns41:value-type="float" table:style-name="TL Data" office:value-type="float" office:value="0">
            <text:p>0.00</text:p>
          </table:table-cell>
          <table:table-cell table:formula="of:=100*[.M230]/([.L230]+[.M230])" ns41:value-type="float" table:style-name="TL Data" office:value-type="float" office:value="0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30]+[.N230]+[.Q230]+[.R230]+[.T230]+[.U230]+[.V230]+[.W230]" ns41:value-type="float" table:style-name="TL Data" office:value-type="float" office:value="631">
            <text:p>6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dorp</text:p>
          </table:table-cell>
          <table:table-cell table:style-name="TL RowHeader"/>
          <table:table-cell table:style-name="ce23"/>
          <table:table-cell ns41:value-type="float" table:style-name="TL Data" office:value="3417" office:value-type="float">
            <text:p>3417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table:formula="of:=SUM([.E231:.G231])" ns41:value-type="float" table:style-name="TL Data" office:value-type="float" office:value="607">
            <text:p>607</text:p>
          </table:table-cell>
          <table:table-cell table:formula="of:=100*[.G231]/[.H231]" ns41:value-type="float" table:style-name="TL Data" office:value-type="float" office:value="0.494233937397035">
            <text:p>0.49</text:p>
          </table:table-cell>
          <table:table-cell table:formula="of:=100*[.G231]/([.F231]+[.G231])" ns41:value-type="float" table:style-name="TL Data" office:value-type="float" office:value="5.76923076923077">
            <text:p>5.7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231:.M231])" ns41:value-type="float" table:style-name="TL Data" office:value-type="float" office:value="37">
            <text:p>37</text:p>
          </table:table-cell>
          <table:table-cell table:formula="of:=100*[.M231]/[.N231]" ns41:value-type="float" table:style-name="TL Data" office:value-type="float" office:value="0">
            <text:p>0.00</text:p>
          </table:table-cell>
          <table:table-cell table:formula="of:=100*[.M231]/([.L231]+[.M231])" ns41:value-type="float" table:style-name="TL Data" office:value-type="float" office:value="0">
            <text:p>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formula="of:=[.H231]+[.N231]+[.Q231]+[.R231]+[.T231]+[.U231]+[.V231]+[.W231]" ns41:value-type="float" table:style-name="TL Data" office:value-type="float" office:value="661">
            <text:p>66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ianen</text:p>
          </table:table-cell>
          <table:table-cell table:style-name="TL RowHeader"/>
          <table:table-cell table:style-name="ce23"/>
          <table:table-cell ns41:value-type="float" table:style-name="TL Data" office:value="3427" office:value-type="float">
            <text:p>342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" office:value-type="float">
            <text:p>3</text:p>
          </table:table-cell>
          <table:table-cell table:formula="of:=SUM([.E232:.G232])" ns41:value-type="float" table:style-name="TL Data" office:value-type="float" office:value="417">
            <text:p>417</text:p>
          </table:table-cell>
          <table:table-cell table:formula="of:=100*[.G232]/[.H232]" ns41:value-type="float" table:style-name="TL Data" office:value-type="float" office:value="0.719424460431655">
            <text:p>0.72</text:p>
          </table:table-cell>
          <table:table-cell table:formula="of:=100*[.G232]/([.F232]+[.G232])" ns41:value-type="float" table:style-name="TL Data" office:value-type="float" office:value="1.03448275862069">
            <text:p>1.0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SUM([.K232:.M232])" ns41:value-type="float" table:style-name="TL Data" office:value-type="float" office:value="126">
            <text:p>126</text:p>
          </table:table-cell>
          <table:table-cell table:formula="of:=100*[.M232]/[.N232]" ns41:value-type="float" table:style-name="TL Data" office:value-type="float" office:value="0">
            <text:p>0.00</text:p>
          </table:table-cell>
          <table:table-cell table:formula="of:=100*[.M232]/([.L232]+[.M23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H232]+[.N232]+[.Q232]+[.R232]+[.T232]+[.U232]+[.V232]+[.W232]" ns41:value-type="float" table:style-name="TL Data" office:value-type="float" office:value="551">
            <text:p>551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gambacht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437" office:value-type="float">
            <text:p>343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table:formula="of:=SUM([.E233:.G233])" ns41:value-type="float" table:style-name="TL Data" office:value-type="float" office:value="187">
            <text:p>187</text:p>
          </table:table-cell>
          <table:table-cell table:formula="of:=100*[.G233]/[.H233]" ns41:value-type="float" table:style-name="TL Data" office:value-type="float" office:value="1.60427807486631">
            <text:p>1.60</text:p>
          </table:table-cell>
          <table:table-cell table:formula="of:=100*[.G233]/([.F233]+[.G233])" ns41:value-type="float" table:style-name="TL Data" office:value-type="float" office:value="2.72727272727273">
            <text:p>2.7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K233:.M233])" ns41:value-type="float" table:style-name="TL Data" office:value-type="float" office:value="69">
            <text:p>69</text:p>
          </table:table-cell>
          <table:table-cell table:formula="of:=100*[.M233]/[.N233]" ns41:value-type="float" table:style-name="TL Data" office:value-type="float" office:value="0">
            <text:p>0.00</text:p>
          </table:table-cell>
          <table:table-cell table:formula="of:=100*[.M233]/([.L233]+[.M233])" ns41:value-type="float" table:style-name="TL Data" office:value-type="float" office:value="0">
            <text:p>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[.H233]+[.N233]+[.Q233]+[.R233]+[.T233]+[.U233]+[.V233]+[.W233]" ns41:value-type="float" table:style-name="TL Data" office:value-type="float" office:value="260">
            <text:p>26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-Lekkerland</text:p>
          </table:table-cell>
          <table:table-cell table:style-name="TL RowHeader"/>
          <table:table-cell table:style-name="ce23"/>
          <table:table-cell ns41:value-type="float" table:style-name="TL Data" office:value="3491" office:value-type="float">
            <text:p>349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34:.G234])" ns41:value-type="float" table:style-name="TL Data" office:value-type="float" office:value="672">
            <text:p>672</text:p>
          </table:table-cell>
          <table:table-cell table:formula="of:=100*[.G234]/[.H234]" ns41:value-type="float" table:style-name="TL Data" office:value-type="float" office:value="2.08333333333333">
            <text:p>2.08</text:p>
          </table:table-cell>
          <table:table-cell table:formula="of:=100*[.G234]/([.F234]+[.G234])" ns41:value-type="float" table:style-name="TL Data" office:value-type="float" office:value="2.62172284644195">
            <text:p>2.6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SUM([.K234:.M234])" ns41:value-type="float" table:style-name="TL Data" office:value-type="float" office:value="95">
            <text:p>95</text:p>
          </table:table-cell>
          <table:table-cell table:formula="of:=100*[.M234]/[.N234]" ns41:value-type="float" table:style-name="TL Data" office:value-type="float" office:value="0">
            <text:p>0.00</text:p>
          </table:table-cell>
          <table:table-cell table:formula="of:=100*[.M234]/([.L234]+[.M234])" ns41:value-type="float" table:style-name="TL Data" office:value-type="float" office:value="0">
            <text:p>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234]+[.N234]+[.Q234]+[.R234]+[.T234]+[.U234]+[.V234]+[.W234]" ns41:value-type="float" table:style-name="TL Data" office:value-type="float" office:value="813">
            <text:p>81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erkerk a/d IJssel</text:p>
          </table:table-cell>
          <table:table-cell table:style-name="TL RowHeader"/>
          <table:table-cell table:style-name="ce23"/>
          <table:table-cell ns41:value-type="float" table:style-name="TL Data" office:value="3517" office:value-type="float">
            <text:p>351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235:.G235])" ns41:value-type="float" table:style-name="TL Data" office:value-type="float" office:value="536">
            <text:p>536</text:p>
          </table:table-cell>
          <table:table-cell table:formula="of:=100*[.G235]/[.H235]" ns41:value-type="float" table:style-name="TL Data" office:value-type="float" office:value="4.2910447761194">
            <text:p>4.29</text:p>
          </table:table-cell>
          <table:table-cell table:formula="of:=100*[.G235]/([.F235]+[.G235])" ns41:value-type="float" table:style-name="TL Data" office:value-type="float" office:value="6.51558073654391">
            <text:p>6.5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table:formula="of:=SUM([.K235:.M235])" ns41:value-type="float" table:style-name="TL Data" office:value-type="float" office:value="162">
            <text:p>162</text:p>
          </table:table-cell>
          <table:table-cell table:formula="of:=100*[.M235]/[.N235]" ns41:value-type="float" table:style-name="TL Data" office:value-type="float" office:value="0">
            <text:p>0.00</text:p>
          </table:table-cell>
          <table:table-cell table:formula="of:=100*[.M235]/([.L235]+[.M235])" ns41:value-type="float" table:style-name="TL Data" office:value-type="float" office:value="0">
            <text:p>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table:formula="of:=[.H235]+[.N235]+[.Q235]+[.R235]+[.T235]+[.U235]+[.V235]+[.W235]" ns41:value-type="float" table:style-name="TL Data" office:value-type="float" office:value="720">
            <text:p>720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rimpen a/d IJssel</text:p>
          </table:table-cell>
          <table:table-cell table:style-name="TL RowHeader"/>
          <table:table-cell table:style-name="ce23"/>
          <table:table-cell ns41:value-type="float" table:style-name="TL Data" office:value="3531" office:value-type="float">
            <text:p>353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6" office:value-type="float">
            <text:p>6</text:p>
          </table:table-cell>
          <table:table-cell table:formula="of:=SUM([.E236:.G236])" ns41:value-type="float" table:style-name="TL Data" office:value-type="float" office:value="622">
            <text:p>622</text:p>
          </table:table-cell>
          <table:table-cell table:formula="of:=100*[.G236]/[.H236]" ns41:value-type="float" table:style-name="TL Data" office:value-type="float" office:value="0.964630225080386">
            <text:p>0.96</text:p>
          </table:table-cell>
          <table:table-cell table:formula="of:=100*[.G236]/([.F236]+[.G236])" ns41:value-type="float" table:style-name="TL Data" office:value-type="float" office:value="1.21212121212121">
            <text:p>1.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SUM([.K236:.M236])" ns41:value-type="float" table:style-name="TL Data" office:value-type="float" office:value="65">
            <text:p>65</text:p>
          </table:table-cell>
          <table:table-cell table:formula="of:=100*[.M236]/[.N236]" ns41:value-type="float" table:style-name="TL Data" office:value-type="float" office:value="0">
            <text:p>0.00</text:p>
          </table:table-cell>
          <table:table-cell table:formula="of:=100*[.M236]/([.L236]+[.M236])" ns41:value-type="float" table:style-name="TL Data" office:value-type="float" office:value="0">
            <text:p>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236]+[.N236]+[.Q236]+[.R236]+[.T236]+[.U236]+[.V236]+[.W236]" ns41:value-type="float" table:style-name="TL Data" office:value-type="float" office:value="725">
            <text:p>725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llevoetsluis</text:p>
          </table:table-cell>
          <table:table-cell table:style-name="TL RowHeader"/>
          <table:table-cell table:style-name="ce23"/>
          <table:table-cell ns41:value-type="float" table:style-name="TL Data" office:value="3557" office:value-type="float">
            <text:p>355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21" office:value-type="float">
            <text:p>121</text:p>
          </table:table-cell>
          <table:table-cell table:formula="of:=SUM([.E237:.G237])" ns41:value-type="float" table:style-name="TL Data" office:value-type="float" office:value="728">
            <text:p>728</text:p>
          </table:table-cell>
          <table:table-cell table:formula="of:=100*[.G237]/[.H237]" ns41:value-type="float" table:style-name="TL Data" office:value-type="float" office:value="16.6208791208791">
            <text:p>16.62</text:p>
          </table:table-cell>
          <table:table-cell table:formula="of:=100*[.G237]/([.F237]+[.G237])" ns41:value-type="float" table:style-name="TL Data" office:value-type="float" office:value="17.820324005891">
            <text:p>17.8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formula="of:=SUM([.K237:.M237])" ns41:value-type="float" table:style-name="TL Data" office:value-type="float" office:value="78">
            <text:p>78</text:p>
          </table:table-cell>
          <table:table-cell table:formula="of:=100*[.M237]/[.N237]" ns41:value-type="float" table:style-name="TL Data" office:value-type="float" office:value="1.28205128205128">
            <text:p>1.28</text:p>
          </table:table-cell>
          <table:table-cell table:formula="of:=100*[.M237]/([.L237]+[.M237])" ns41:value-type="float" table:style-name="TL Data" office:value-type="float" office:value="1.96078431372549">
            <text:p>1.9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formula="of:=[.H237]+[.N237]+[.Q237]+[.R237]+[.T237]+[.U237]+[.V237]+[.W237]" ns41:value-type="float" table:style-name="TL Data" office:value-type="float" office:value="818">
            <text:p>818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ommelsdijk</text:p>
          </table:table-cell>
          <table:table-cell table:style-name="TL RowHeader"/>
          <table:table-cell table:style-name="ce23"/>
          <table:table-cell ns41:value-type="float" table:style-name="TL Data" office:value="3560" office:value-type="float">
            <text:p>356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" office:value-type="float">
            <text:p>2</text:p>
          </table:table-cell>
          <table:table-cell table:formula="of:=SUM([.E238:.G238])" ns41:value-type="float" table:style-name="TL Data" office:value-type="float" office:value="642">
            <text:p>642</text:p>
          </table:table-cell>
          <table:table-cell table:formula="of:=100*[.G238]/[.H238]" ns41:value-type="float" table:style-name="TL Data" office:value-type="float" office:value="0.311526479750779">
            <text:p>0.31</text:p>
          </table:table-cell>
          <table:table-cell table:formula="of:=100*[.G238]/([.F238]+[.G238])" ns41:value-type="float" table:style-name="TL Data" office:value-type="float" office:value="0.508905852417303">
            <text:p>0.5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formula="of:=SUM([.K238:.M238])" ns41:value-type="float" table:style-name="TL Data" office:value-type="float" office:value="95">
            <text:p>95</text:p>
          </table:table-cell>
          <table:table-cell table:formula="of:=100*[.M238]/[.N238]" ns41:value-type="float" table:style-name="TL Data" office:value-type="float" office:value="1.05263157894737">
            <text:p>1.05</text:p>
          </table:table-cell>
          <table:table-cell table:formula="of:=100*[.M238]/([.L238]+[.M238])" ns41:value-type="float" table:style-name="TL Data" office:value-type="float" office:value="3.03030303030303">
            <text:p>3.0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238]+[.N238]+[.Q238]+[.R238]+[.T238]+[.U238]+[.V238]+[.W238]" ns41:value-type="float" table:style-name="TL Data" office:value-type="float" office:value="750">
            <text:p>75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rijenba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605" office:value-type="float">
            <text:p>360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/>
          <table:table-cell table:formula="of:=SUM([.E239:.G239])" ns41:value-type="float" table:style-name="TL Data" office:value-type="float" office:value="354">
            <text:p>35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SUM([.K239:.M239])" ns41:value-type="float" table:style-name="TL Data" office:value-type="float" office:value="43">
            <text:p>43</text:p>
          </table:table-cell>
          <table:table-cell table:formula="of:=100*[.M239]/[.N239]" ns41:value-type="float" table:style-name="TL Data" office:value-type="float" office:value="0">
            <text:p>0.00</text:p>
          </table:table-cell>
          <table:table-cell table:formula="of:=100*[.M239]/([.L239]+[.M239])" ns41:value-type="float" table:style-name="TL Data" office:value-type="float" office:value="0">
            <text:p>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239]+[.N239]+[.Q239]+[.R239]+[.T239]+[.U239]+[.V239]+[.W239]" ns41:value-type="float" table:style-name="TL Data" office:value-type="float" office:value="402">
            <text:p>402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eeuwijk</text:p>
          </table:table-cell>
          <table:table-cell table:style-name="TL RowHeader"/>
          <table:table-cell table:style-name="ce23"/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/>
          <table:table-cell table:formula="of:=SUM([.E240:.G240])" ns41:value-type="float" table:style-name="TL Data" office:value-type="float" office:value="496">
            <text:p>496</text:p>
          </table:table-cell>
          <table:table-cell table:style-name="TL Data" table:number-columns-repeated="2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table:formula="of:=SUM([.K240:.M240])" ns41:value-type="float" table:style-name="TL Data" office:value-type="float" office:value="229">
            <text:p>229</text:p>
          </table:table-cell>
          <table:table-cell table:formula="of:=100*[.M240]/[.N240]" ns41:value-type="float" table:style-name="TL Data" office:value-type="float" office:value="0">
            <text:p>0.00</text:p>
          </table:table-cell>
          <table:table-cell table:formula="of:=100*[.M240]/([.L240]+[.M240])" ns41:value-type="float" table:style-name="TL Data" office:value-type="float" office:value="0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240]+[.N240]+[.Q240]+[.R240]+[.T240]+[.U240]+[.V240]+[.W240]" ns41:value-type="float" table:style-name="TL Data" office:value-type="float" office:value="747">
            <text:p>74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arendrecht</text:p>
          </table:table-cell>
          <table:table-cell table:style-name="TL RowHeader"/>
          <table:table-cell table:style-name="ce23"/>
          <table:table-cell ns41:value-type="float" table:style-name="TL Data" office:value="3666" office:value-type="float">
            <text:p>366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/>
          <table:table-cell table:formula="of:=SUM([.E241:.G241])" ns41:value-type="float" table:style-name="TL Data" office:value-type="float" office:value="500">
            <text:p>500</text:p>
          </table:table-cell>
          <table:table-cell table:style-name="TL Data" table:number-columns-repeated="2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SUM([.K241:.M241])" ns41:value-type="float" table:style-name="TL Data" office:value-type="float" office:value="163">
            <text:p>163</text:p>
          </table:table-cell>
          <table:table-cell table:formula="of:=100*[.M241]/[.N241]" ns41:value-type="float" table:style-name="TL Data" office:value-type="float" office:value="0">
            <text:p>0.00</text:p>
          </table:table-cell>
          <table:table-cell table:formula="of:=100*[.M241]/([.L241]+[.M241])" ns41:value-type="float" table:style-name="TL Data" office:value-type="float" office:value="0">
            <text:p>0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formula="of:=[.H241]+[.N241]+[.Q241]+[.R241]+[.T241]+[.U241]+[.V241]+[.W241]" ns41:value-type="float" table:style-name="TL Data" office:value-type="float" office:value="766">
            <text:p>76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assenheim</text:p>
          </table:table-cell>
          <table:table-cell table:style-name="TL RowHeader"/>
          <table:table-cell table:style-name="ce23"/>
          <table:table-cell ns41:value-type="float" table:style-name="TL Data" office:value="3679" office:value-type="float">
            <text:p>367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67" office:value-type="float">
            <text:p>467</text:p>
          </table:table-cell>
          <table:table-cell table:style-name="TL Data"/>
          <table:table-cell table:formula="of:=SUM([.E242:.G242])" ns41:value-type="float" table:style-name="TL Data" office:value-type="float" office:value="554">
            <text:p>554</text:p>
          </table:table-cell>
          <table:table-cell table:style-name="TL Data" table:number-columns-repeated="2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SUM([.K242:.M242])" ns41:value-type="float" table:style-name="TL Data" office:value-type="float" office:value="132">
            <text:p>132</text:p>
          </table:table-cell>
          <table:table-cell table:formula="of:=100*[.M242]/[.N242]" ns41:value-type="float" table:style-name="TL Data" office:value-type="float" office:value="0">
            <text:p>0.00</text:p>
          </table:table-cell>
          <table:table-cell table:formula="of:=100*[.M242]/([.L242]+[.M242])" ns41:value-type="float" table:style-name="TL Data" office:value-type="float" office:value="0">
            <text:p>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6"/>
          <table:table-cell table:formula="of:=[.H242]+[.N242]+[.Q242]+[.R242]+[.T242]+[.U242]+[.V242]+[.W242]" ns41:value-type="float" table:style-name="TL Data" office:value-type="float" office:value="719">
            <text:p>7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ernis</text:p>
          </table:table-cell>
          <table:table-cell table:style-name="TL RowHeader"/>
          <table:table-cell table:style-name="ce23"/>
          <table:table-cell ns41:value-type="float" table:style-name="TL Data" office:value="3766" office:value-type="float">
            <text:p>376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7" office:value-type="float">
            <text:p>7</text:p>
          </table:table-cell>
          <table:table-cell table:formula="of:=SUM([.E243:.G243])" ns41:value-type="float" table:style-name="TL Data" office:value-type="float" office:value="644">
            <text:p>644</text:p>
          </table:table-cell>
          <table:table-cell table:formula="of:=100*[.G243]/[.H243]" ns41:value-type="float" table:style-name="TL Data" office:value-type="float" office:value="1.08695652173913">
            <text:p>1.09</text:p>
          </table:table-cell>
          <table:table-cell table:formula="of:=100*[.G243]/([.F243]+[.G243])" ns41:value-type="float" table:style-name="TL Data" office:value-type="float" office:value="1.25">
            <text:p>1.2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243:.M243])" ns41:value-type="float" table:style-name="TL Data" office:value-type="float" office:value="73">
            <text:p>73</text:p>
          </table:table-cell>
          <table:table-cell table:formula="of:=100*[.M243]/[.N243]" ns41:value-type="float" table:style-name="TL Data" office:value-type="float" office:value="0">
            <text:p>0.00</text:p>
          </table:table-cell>
          <table:table-cell table:formula="of:=100*[.M243]/([.L243]+[.M243])" ns41:value-type="float" table:style-name="TL Data" office:value-type="float" office:value="0">
            <text:p>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243]+[.N243]+[.Q243]+[.R243]+[.T243]+[.U243]+[.V243]+[.W243]" ns41:value-type="float" table:style-name="TL Data" office:value-type="float" office:value="765">
            <text:p>7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ijnsburg</text:p>
          </table:table-cell>
          <table:table-cell table:style-name="TL RowHeader"/>
          <table:table-cell table:style-name="ce23"/>
          <table:table-cell ns41:value-type="float" table:style-name="TL Data" office:value="3890" office:value-type="float">
            <text:p>389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/>
          <table:table-cell table:formula="of:=SUM([.E244:.G244])" ns41:value-type="float" table:style-name="TL Data" office:value-type="float" office:value="648">
            <text:p>648</text:p>
          </table:table-cell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SUM([.K244:.M244])" ns41:value-type="float" table:style-name="TL Data" office:value-type="float" office:value="141">
            <text:p>141</text:p>
          </table:table-cell>
          <table:table-cell table:formula="of:=100*[.M244]/[.N244]" ns41:value-type="float" table:style-name="TL Data" office:value-type="float" office:value="0">
            <text:p>0.00</text:p>
          </table:table-cell>
          <table:table-cell table:formula="of:=100*[.M244]/([.L244]+[.M244])" ns41:value-type="float" table:style-name="TL Data" office:value-type="float" office:value="0">
            <text:p>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formula="of:=[.H244]+[.N244]+[.Q244]+[.R244]+[.T244]+[.U244]+[.V244]+[.W244]" ns41:value-type="float" table:style-name="TL Data" office:value-type="float" office:value="800">
            <text:p>8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oorschoten</text:p>
          </table:table-cell>
          <table:table-cell table:style-name="TL RowHeader"/>
          <table:table-cell table:style-name="ce23"/>
          <table:table-cell ns41:value-type="float" table:style-name="TL Data" office:value="3920" office:value-type="float">
            <text:p>392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7" office:value-type="float">
            <text:p>7</text:p>
          </table:table-cell>
          <table:table-cell table:formula="of:=SUM([.E245:.G245])" ns41:value-type="float" table:style-name="TL Data" office:value-type="float" office:value="521">
            <text:p>521</text:p>
          </table:table-cell>
          <table:table-cell table:formula="of:=100*[.G245]/[.H245]" ns41:value-type="float" table:style-name="TL Data" office:value-type="float" office:value="1.34357005758157">
            <text:p>1.34</text:p>
          </table:table-cell>
          <table:table-cell table:formula="of:=100*[.G245]/([.F245]+[.G245])" ns41:value-type="float" table:style-name="TL Data" office:value-type="float" office:value="1.62037037037037">
            <text:p>1.6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table:formula="of:=SUM([.K245:.M245])" ns41:value-type="float" table:style-name="TL Data" office:value-type="float" office:value="145">
            <text:p>145</text:p>
          </table:table-cell>
          <table:table-cell table:formula="of:=100*[.M245]/[.N245]" ns41:value-type="float" table:style-name="TL Data" office:value-type="float" office:value="1.37931034482759">
            <text:p>1.38</text:p>
          </table:table-cell>
          <table:table-cell table:formula="of:=100*[.M245]/([.L245]+[.M245])" ns41:value-type="float" table:style-name="TL Data" office:value-type="float" office:value="3.38983050847458">
            <text:p>3.3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formula="of:=[.H245]+[.N245]+[.Q245]+[.R245]+[.T245]+[.U245]+[.V245]+[.W245]" ns41:value-type="float" table:style-name="TL Data" office:value-type="float" office:value="689">
            <text:p>68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rielle</text:p>
          </table:table-cell>
          <table:table-cell table:style-name="TL RowHeader"/>
          <table:table-cell table:style-name="ce23"/>
          <table:table-cell ns41:value-type="float" table:style-name="TL Data" office:value="3946" office:value-type="float">
            <text:p>394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5" office:value-type="float">
            <text:p>5</text:p>
          </table:table-cell>
          <table:table-cell table:formula="of:=SUM([.E246:.G246])" ns41:value-type="float" table:style-name="TL Data" office:value-type="float" office:value="629">
            <text:p>629</text:p>
          </table:table-cell>
          <table:table-cell table:formula="of:=100*[.G246]/[.H246]" ns41:value-type="float" table:style-name="TL Data" office:value-type="float" office:value="0.794912559618442">
            <text:p>0.79</text:p>
          </table:table-cell>
          <table:table-cell table:formula="of:=100*[.G246]/([.F246]+[.G246])" ns41:value-type="float" table:style-name="TL Data" office:value-type="float" office:value="1.21951219512195">
            <text:p>1.2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table:formula="of:=SUM([.K246:.M246])" ns41:value-type="float" table:style-name="TL Data" office:value-type="float" office:value="172">
            <text:p>172</text:p>
          </table:table-cell>
          <table:table-cell table:formula="of:=100*[.M246]/[.N246]" ns41:value-type="float" table:style-name="TL Data" office:value-type="float" office:value="0">
            <text:p>0.00</text:p>
          </table:table-cell>
          <table:table-cell table:formula="of:=100*[.M246]/([.L246]+[.M246])" ns41:value-type="float" table:style-name="TL Data" office:value-type="float" office:value="0">
            <text:p>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formula="of:=[.H246]+[.N246]+[.Q246]+[.R246]+[.T246]+[.U246]+[.V246]+[.W246]" ns41:value-type="float" table:style-name="TL Data" office:value-type="float" office:value="850">
            <text:p>8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ompwijk</text:p>
          </table:table-cell>
          <table:table-cell table:style-name="TL RowHeader"/>
          <table:table-cell table:style-name="ce23"/>
          <table:table-cell ns41:value-type="float" table:style-name="TL Data" office:value="4096" office:value-type="float">
            <text:p>4096</text:p>
          </table:table-cell>
          <table:table-cell table:style-name="TL Data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4" office:value-type="float">
            <text:p>4</text:p>
          </table:table-cell>
          <table:table-cell table:formula="of:=SUM([.E247:.G247])" ns41:value-type="float" table:style-name="TL Data" office:value-type="float" office:value="357">
            <text:p>357</text:p>
          </table:table-cell>
          <table:table-cell table:formula="of:=100*[.G247]/[.H247]" ns41:value-type="float" table:style-name="TL Data" office:value-type="float" office:value="1.12044817927171">
            <text:p>1.12</text:p>
          </table:table-cell>
          <table:table-cell table:formula="of:=100*[.G247]/([.F247]+[.G247])" ns41:value-type="float" table:style-name="TL Data" office:value-type="float" office:value="1.12044817927171">
            <text:p>1.12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SUM([.K247:.M247])" ns41:value-type="float" table:style-name="TL Data" office:value-type="float" office:value="51">
            <text:p>51</text:p>
          </table:table-cell>
          <table:table-cell table:formula="of:=100*[.M247]/[.N247]" ns41:value-type="float" table:style-name="TL Data" office:value-type="float" office:value="0">
            <text:p>0.00</text:p>
          </table:table-cell>
          <table:table-cell table:formula="of:=100*[.M247]/([.L247]+[.M247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247]+[.N247]+[.Q247]+[.R247]+[.T247]+[.U247]+[.V247]+[.W247]" ns41:value-type="float" table:style-name="TL Data" office:value-type="float" office:value="408">
            <text:p>40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ubbeldam</text:p>
          </table:table-cell>
          <table:table-cell table:style-name="TL RowHeader"/>
          <table:table-cell table:style-name="ce23"/>
          <table:table-cell ns41:value-type="float" table:style-name="TL Data" office:value="4104" office:value-type="float">
            <text:p>410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table:formula="of:=SUM([.E248:.G248])" ns41:value-type="float" table:style-name="TL Data" office:value-type="float" office:value="196">
            <text:p>196</text:p>
          </table:table-cell>
          <table:table-cell table:formula="of:=100*[.G248]/[.H248]" ns41:value-type="float" table:style-name="TL Data" office:value-type="float" office:value="0.510204081632653">
            <office:annotation draw:style-name="gr1" svg:height="0.502cm" draw:caption-point-y="1.067cm" svg:width="3.722cm" svg:x="16.529cm" draw:caption-point-x="0.269cm" svg:y="112.396cm" draw:text-style-name="P1">
              <dc:creator>CDM</dc:creator>
              <dc:date>2014-12-12T00:00:00</dc:date>
              <text:p text:style-name="P1"><text:span text:style-name="T1">0,50</text:span></text:p>
              <text:p text:style-name="P1"><text:span text:style-name="T1"/></text:p>
            </office:annotation>
            <text:p>0.51</text:p>
          </table:table-cell>
          <table:table-cell table:formula="of:=100*[.G248]/([.F248]+[.G248])" ns41:value-type="float" table:style-name="TL Data" office:value-type="float" office:value="0.72992700729927">
            <text:p>0.7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K248:.M248])" ns41:value-type="float" table:style-name="TL Data" office:value-type="float" office:value="50">
            <text:p>50</text:p>
          </table:table-cell>
          <table:table-cell table:formula="of:=100*[.M248]/[.N248]" ns41:value-type="float" table:style-name="TL Data" office:value-type="float" office:value="0">
            <office:annotation draw:style-name="gr1" svg:height="0.766cm" draw:caption-point-y="1.067cm" svg:width="2.492cm" svg:x="27.268cm" draw:caption-point-x="0.829cm" svg:y="112.396cm" draw:text-style-name="P1">
              <dc:creator>CDM</dc:creator>
              <dc:date>2014-12-12T00:00:00</dc:date>
              <text:p text:style-name="P1"><text:span text:style-name="T1">0,40</text:span></text:p>
              <text:p text:style-name="P1"><text:span text:style-name="T2"/></text:p>
            </office:annotation>
            <text:p>0.00</text:p>
          </table:table-cell>
          <table:table-cell table:formula="of:=100*[.M248]/([.L248]+[.M248])" ns41:value-type="float" table:style-name="TL Data" office:value-type="float" office:value="0">
            <office:annotation draw:style-name="gr1" svg:height="0.899cm" draw:caption-point-y="1.067cm" svg:width="2.212cm" svg:x="29.058cm" draw:caption-point-x="1.837cm" svg:y="112.396cm" draw:text-style-name="P1">
              <dc:creator>CDM</dc:creator>
              <dc:date>2014-12-12T00:00:00</dc:date>
              <text:p text:style-name="P1"><text:span text:style-name="T1">0,67</text:span></text:p>
              <text:p text:style-name="P1"><text:span text:style-name="T2"/></text:p>
            </office:annotation>
            <text:p>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H248]+[.N248]+[.Q248]+[.R248]+[.T248]+[.U248]+[.V248]+[.W248]" ns41:value-type="float" table:style-name="TL Data" office:value-type="float" office:value="253">
            <text:p>2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umansdorp</text:p>
          </table:table-cell>
          <table:table-cell table:style-name="TL RowHeader"/>
          <table:table-cell table:style-name="ce23"/>
          <table:table-cell ns41:value-type="float" table:style-name="TL Data" office:value="4126" office:value-type="float">
            <text:p>412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49:.G249])" ns41:value-type="float" table:style-name="TL Data" office:value-type="float" office:value="647">
            <text:p>647</text:p>
          </table:table-cell>
          <table:table-cell table:formula="of:=100*[.G249]/[.H249]" ns41:value-type="float" table:style-name="TL Data" office:value-type="float" office:value="2.16383307573416">
            <text:p>2.16</text:p>
          </table:table-cell>
          <table:table-cell table:formula="of:=100*[.G249]/([.F249]+[.G249])" ns41:value-type="float" table:style-name="TL Data" office:value-type="float" office:value="3.09050772626932">
            <text:p>3.0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formula="of:=SUM([.K249:.M249])" ns41:value-type="float" table:style-name="TL Data" office:value-type="float" office:value="268">
            <text:p>268</text:p>
          </table:table-cell>
          <table:table-cell table:formula="of:=100*[.M249]/[.N249]" ns41:value-type="float" table:style-name="TL Data" office:value-type="float" office:value="0.373134328358209">
            <text:p>0.37</text:p>
          </table:table-cell>
          <table:table-cell table:formula="of:=100*[.M249]/([.L249]+[.M249])" ns41:value-type="float" table:style-name="TL Data" office:value-type="float" office:value="1.2987012987013">
            <text:p>1.3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H249]+[.N249]+[.Q249]+[.R249]+[.T249]+[.U249]+[.V249]+[.W249]" ns41:value-type="float" table:style-name="TL Data" office:value-type="float" office:value="930">
            <text:p>9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ekkerkerk</text:p>
          </table:table-cell>
          <table:table-cell table:style-name="TL RowHeader"/>
          <table:table-cell table:style-name="ce23"/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8" office:value-type="float">
            <text:p>8</text:p>
          </table:table-cell>
          <table:table-cell table:formula="of:=SUM([.E250:.G250])" ns41:value-type="float" table:style-name="TL Data" office:value-type="float" office:value="631">
            <text:p>631</text:p>
          </table:table-cell>
          <table:table-cell table:formula="of:=100*[.G250]/[.H250]" ns41:value-type="float" table:style-name="TL Data" office:value-type="float" office:value="1.26782884310618">
            <text:p>1.27</text:p>
          </table:table-cell>
          <table:table-cell table:formula="of:=100*[.G250]/([.F250]+[.G250])" ns41:value-type="float" table:style-name="TL Data" office:value-type="float" office:value="2.13903743315508">
            <text:p>2.1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table:formula="of:=SUM([.K250:.M250])" ns41:value-type="float" table:style-name="TL Data" office:value-type="float" office:value="241">
            <text:p>241</text:p>
          </table:table-cell>
          <table:table-cell table:formula="of:=100*[.M250]/[.N250]" ns41:value-type="float" table:style-name="TL Data" office:value-type="float" office:value="0">
            <text:p>0.00</text:p>
          </table:table-cell>
          <table:table-cell table:formula="of:=100*[.M250]/([.L250]+[.M250])" ns41:value-type="float" table:style-name="TL Data" office:value-type="float" office:value="0">
            <text:p>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250]+[.N250]+[.Q250]+[.R250]+[.T250]+[.U250]+[.V250]+[.W250]" ns41:value-type="float" table:style-name="TL Data" office:value-type="float" office:value="880">
            <text:p>88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oordwijkerhout</text:p>
          </table:table-cell>
          <table:table-cell table:style-name="TL RowHeader"/>
          <table:table-cell table:style-name="ce23"/>
          <table:table-cell ns41:value-type="float" table:style-name="TL Data" office:value="4201" office:value-type="float">
            <text:p>420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6" office:value-type="float">
            <text:p>6</text:p>
          </table:table-cell>
          <table:table-cell table:formula="of:=SUM([.E251:.G251])" ns41:value-type="float" table:style-name="TL Data" office:value-type="float" office:value="618">
            <text:p>618</text:p>
          </table:table-cell>
          <table:table-cell table:formula="of:=100*[.G251]/[.H251]" ns41:value-type="float" table:style-name="TL Data" office:value-type="float" office:value="0.970873786407767">
            <text:p>0.97</text:p>
          </table:table-cell>
          <table:table-cell table:formula="of:=100*[.G251]/([.F251]+[.G251])" ns41:value-type="float" table:style-name="TL Data" office:value-type="float" office:value="1.66204986149584">
            <text:p>1.6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K251:.M251])" ns41:value-type="float" table:style-name="TL Data" office:value-type="float" office:value="16">
            <text:p>16</text:p>
          </table:table-cell>
          <table:table-cell table:formula="of:=100*[.M251]/[.N251]" ns41:value-type="float" table:style-name="TL Data" office:value-type="float" office:value="0">
            <text:p>0.00</text:p>
          </table:table-cell>
          <table:table-cell table:formula="of:=100*[.M251]/([.L251]+[.M251])" ns41:value-type="float" table:style-name="TL Data" office:value-type="float" office:value="0">
            <text:p>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formula="of:=[.H251]+[.N251]+[.Q251]+[.R251]+[.T251]+[.U251]+[.V251]+[.W251]" ns41:value-type="float" table:style-name="TL Data" office:value-type="float" office:value="653">
            <text:p>65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zerswoude</text:p>
          </table:table-cell>
          <table:table-cell table:style-name="TL RowHeader"/>
          <table:table-cell table:style-name="ce23"/>
          <table:table-cell ns41:value-type="float" table:style-name="TL Data" office:value="4260" office:value-type="float">
            <text:p>426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7" office:value-type="float">
            <text:p>7</text:p>
          </table:table-cell>
          <table:table-cell table:formula="of:=SUM([.E252:.G252])" ns41:value-type="float" table:style-name="TL Data" office:value-type="float" office:value="640">
            <text:p>640</text:p>
          </table:table-cell>
          <table:table-cell table:formula="of:=100*[.G252]/[.H252]" ns41:value-type="float" table:style-name="TL Data" office:value-type="float" office:value="1.09375">
            <text:p>1.09</text:p>
          </table:table-cell>
          <table:table-cell table:formula="of:=100*[.G252]/([.F252]+[.G252])" ns41:value-type="float" table:style-name="TL Data" office:value-type="float" office:value="1.51843817787419">
            <text:p>1.5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SUM([.K252:.M252])" ns41:value-type="float" table:style-name="TL Data" office:value-type="float" office:value="136">
            <text:p>136</text:p>
          </table:table-cell>
          <table:table-cell table:formula="of:=100*[.M252]/[.N252]" ns41:value-type="float" table:style-name="TL Data" office:value-type="float" office:value="0">
            <text:p>0.00</text:p>
          </table:table-cell>
          <table:table-cell table:formula="of:=100*[.M252]/([.L252]+[.M252])" ns41:value-type="float" table:style-name="TL Data" office:value-type="float" office:value="0">
            <text:p>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252]+[.N252]+[.Q252]+[.R252]+[.T252]+[.U252]+[.V252]+[.W252]" ns41:value-type="float" table:style-name="TL Data" office:value-type="float" office:value="795">
            <text:p>79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iessendam</text:p>
          </table:table-cell>
          <table:table-cell table:style-name="TL RowHeader"/>
          <table:table-cell table:style-name="ce23"/>
          <table:table-cell ns41:value-type="float" table:style-name="TL Data" office:value="4312" office:value-type="float">
            <text:p>431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85" office:value-type="float">
            <text:p>485</text:p>
          </table:table-cell>
          <table:table-cell table:style-name="TL Data"/>
          <table:table-cell table:formula="of:=SUM([.E253:.G253])" ns41:value-type="float" table:style-name="TL Data" office:value-type="float" office:value="710">
            <text:p>710</text:p>
          </table:table-cell>
          <table:table-cell table:formula="of:=100*[.G253]/[.H253]" ns41:value-type="float" table:style-name="TL Data" office:value-type="float" office:value="0">
            <text:p>0.00</text:p>
          </table:table-cell>
          <table:table-cell table:formula="of:=100*[.G253]/([.F253]+[.G253])" ns41:value-type="float" table:style-name="TL Data" office:value-type="float" office:value="0">
            <text:p>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table:formula="of:=SUM([.K253:.M253])" ns41:value-type="float" table:style-name="TL Data" office:value-type="float" office:value="180">
            <text:p>180</text:p>
          </table:table-cell>
          <table:table-cell table:formula="of:=100*[.M253]/[.N253]" ns41:value-type="float" table:style-name="TL Data" office:value-type="float" office:value="0">
            <text:p>0.00</text:p>
          </table:table-cell>
          <table:table-cell table:formula="of:=100*[.M253]/([.L253]+[.M253])" ns41:value-type="float" table:style-name="TL Data" office:value-type="float" office:value="0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253]+[.N253]+[.Q253]+[.R253]+[.T253]+[.U253]+[.V253]+[.W253]" ns41:value-type="float" table:style-name="TL Data" office:value-type="float" office:value="903">
            <text:p>90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iddelharnis</text:p>
          </table:table-cell>
          <table:table-cell table:style-name="TL RowHeader"/>
          <table:table-cell table:style-name="ce23"/>
          <table:table-cell ns41:value-type="float" table:style-name="TL Data" office:value="4339" office:value-type="float">
            <text:p>433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6" office:value-type="float">
            <text:p>6</text:p>
          </table:table-cell>
          <table:table-cell table:formula="of:=SUM([.E254:.G254])" ns41:value-type="float" table:style-name="TL Data" office:value-type="float" office:value="834">
            <text:p>834</text:p>
          </table:table-cell>
          <table:table-cell table:formula="of:=100*[.G254]/[.H254]" ns41:value-type="float" table:style-name="TL Data" office:value-type="float" office:value="0.719424460431655">
            <text:p>0.72</text:p>
          </table:table-cell>
          <table:table-cell table:formula="of:=100*[.G254]/([.F254]+[.G254])" ns41:value-type="float" table:style-name="TL Data" office:value-type="float" office:value="1.01180438448567">
            <text:p>1.0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SUM([.K254:.M254])" ns41:value-type="float" table:style-name="TL Data" office:value-type="float" office:value="132">
            <text:p>132</text:p>
          </table:table-cell>
          <table:table-cell table:formula="of:=100*[.M254]/[.N254]" ns41:value-type="float" table:style-name="TL Data" office:value-type="float" office:value="0">
            <text:p>0.00</text:p>
          </table:table-cell>
          <table:table-cell table:formula="of:=100*[.M254]/([.L254]+[.M254])" ns41:value-type="float" table:style-name="TL Data" office:value-type="float" office:value="0">
            <text:p>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254]+[.N254]+[.Q254]+[.R254]+[.T254]+[.U254]+[.V254]+[.W254]" ns41:value-type="float" table:style-name="TL Data" office:value-type="float" office:value="985">
            <text:p>9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apendrecht</text:p>
          </table:table-cell>
          <table:table-cell table:style-name="TL RowHeader"/>
          <table:table-cell table:style-name="ce23"/>
          <table:table-cell ns41:value-type="float" table:style-name="TL Data" office:value="4510" office:value-type="float">
            <text:p>451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3" office:value-type="float">
            <text:p>3</text:p>
          </table:table-cell>
          <table:table-cell table:formula="of:=SUM([.E255:.G255])" ns41:value-type="float" table:style-name="TL Data" office:value-type="float" office:value="853">
            <text:p>853</text:p>
          </table:table-cell>
          <table:table-cell table:formula="of:=100*[.G255]/[.H255]" ns41:value-type="float" table:style-name="TL Data" office:value-type="float" office:value="0.351699882766706">
            <text:p>0.35</text:p>
          </table:table-cell>
          <table:table-cell table:formula="of:=100*[.G255]/([.F255]+[.G255])" ns41:value-type="float" table:style-name="TL Data" office:value-type="float" office:value="0.480769230769231">
            <text:p>0.4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table:formula="of:=SUM([.K255:.M255])" ns41:value-type="float" table:style-name="TL Data" office:value-type="float" office:value="97">
            <text:p>97</text:p>
          </table:table-cell>
          <table:table-cell table:formula="of:=100*[.M255]/[.N255]" ns41:value-type="float" table:style-name="TL Data" office:value-type="float" office:value="0">
            <text:p>0.00</text:p>
          </table:table-cell>
          <table:table-cell table:formula="of:=100*[.M255]/([.L255]+[.M255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255]+[.N255]+[.Q255]+[.R255]+[.T255]+[.U255]+[.V255]+[.W255]" ns41:value-type="float" table:style-name="TL Data" office:value-type="float" office:value="950">
            <text:p>950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rijen</text:p>
          </table:table-cell>
          <table:table-cell table:style-name="TL RowHeader"/>
          <table:table-cell table:style-name="ce23"/>
          <table:table-cell ns41:value-type="float" table:style-name="TL Data" office:value="4598" office:value-type="float">
            <text:p>459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6" office:value-type="float">
            <text:p>6</text:p>
          </table:table-cell>
          <table:table-cell table:formula="of:=SUM([.E256:.G256])" ns41:value-type="float" table:style-name="TL Data" office:value-type="float" office:value="750">
            <text:p>750</text:p>
          </table:table-cell>
          <table:table-cell table:formula="of:=100*[.G256]/[.H256]" ns41:value-type="float" table:style-name="TL Data" office:value-type="float" office:value="0.8">
            <text:p>0.80</text:p>
          </table:table-cell>
          <table:table-cell table:formula="of:=100*[.G256]/([.F256]+[.G256])" ns41:value-type="float" table:style-name="TL Data" office:value-type="float" office:value="1.47783251231527">
            <text:p>1.4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SUM([.K256:.M256])" ns41:value-type="float" table:style-name="TL Data" office:value-type="float" office:value="149">
            <text:p>149</text:p>
          </table:table-cell>
          <table:table-cell table:formula="of:=100*[.M256]/[.N256]" ns41:value-type="float" table:style-name="TL Data" office:value-type="float" office:value="0">
            <text:p>0.00</text:p>
          </table:table-cell>
          <table:table-cell table:formula="of:=100*[.M256]/([.L256]+[.M256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256]+[.N256]+[.Q256]+[.R256]+[.T256]+[.U256]+[.V256]+[.W256]" ns41:value-type="float" table:style-name="TL Data" office:value-type="float" office:value="899">
            <text:p>89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-Gravendeel</text:p>
          </table:table-cell>
          <table:table-cell table:style-name="TL RowHeader"/>
          <table:table-cell table:style-name="ce23"/>
          <table:table-cell ns41:value-type="float" table:style-name="TL Data" office:value="4643" office:value-type="float">
            <text:p>464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" office:value-type="float">
            <text:p>6</text:p>
          </table:table-cell>
          <table:table-cell table:formula="of:=SUM([.E257:.G257])" ns41:value-type="float" table:style-name="TL Data" office:value-type="float" office:value="828">
            <text:p>828</text:p>
          </table:table-cell>
          <table:table-cell table:formula="of:=100*[.G257]/[.H257]" ns41:value-type="float" table:style-name="TL Data" office:value-type="float" office:value="0.72463768115942">
            <text:p>0.72</text:p>
          </table:table-cell>
          <table:table-cell table:formula="of:=100*[.G257]/([.F257]+[.G257])" ns41:value-type="float" table:style-name="TL Data" office:value-type="float" office:value="0.961538461538462">
            <text:p>0.9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/>
          <table:table-cell table:formula="of:=SUM([.K257:.M257])" ns41:value-type="float" table:style-name="TL Data" office:value-type="float" office:value="266">
            <text:p>266</text:p>
          </table:table-cell>
          <table:table-cell table:formula="of:=100*[.M257]/[.N257]" ns41:value-type="float" table:style-name="TL Data" office:value-type="float" office:value="0">
            <text:p>0.00</text:p>
          </table:table-cell>
          <table:table-cell table:formula="of:=100*[.M257]/([.L257]+[.M257])" ns41:value-type="float" table:style-name="TL Data" office:value-type="float" office:value="0">
            <text:p>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table:formula="of:=[.H257]+[.N257]+[.Q257]+[.R257]+[.T257]+[.U257]+[.V257]+[.W257]" ns41:value-type="float" table:style-name="TL Data" office:value-type="float" office:value="1116">
            <text:p>1116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ndrik-Ido-Ambacht</text:p>
          </table:table-cell>
          <table:table-cell table:style-name="TL RowHeader"/>
          <table:table-cell table:style-name="ce23"/>
          <table:table-cell ns41:value-type="float" table:style-name="TL Data" office:value="4645" office:value-type="float">
            <text:p>464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" office:value-type="float">
            <text:p>2</text:p>
          </table:table-cell>
          <table:table-cell table:formula="of:=SUM([.E258:.G258])" ns41:value-type="float" table:style-name="TL Data" office:value-type="float" office:value="712">
            <text:p>712</text:p>
          </table:table-cell>
          <table:table-cell table:formula="of:=100*[.G258]/[.H258]" ns41:value-type="float" table:style-name="TL Data" office:value-type="float" office:value="0.280898876404494">
            <text:p>0.28</text:p>
          </table:table-cell>
          <table:table-cell table:formula="of:=100*[.G258]/([.F258]+[.G258])" ns41:value-type="float" table:style-name="TL Data" office:value-type="float" office:value="0.35650623885918">
            <text:p>0.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formula="of:=SUM([.K258:.M258])" ns41:value-type="float" table:style-name="TL Data" office:value-type="float" office:value="68">
            <text:p>68</text:p>
          </table:table-cell>
          <table:table-cell table:formula="of:=100*[.M258]/[.N258]" ns41:value-type="float" table:style-name="TL Data" office:value-type="float" office:value="1.47058823529412">
            <text:p>1.47</text:p>
          </table:table-cell>
          <table:table-cell table:formula="of:=100*[.M258]/([.L258]+[.M258])" ns41:value-type="float" table:style-name="TL Data" office:value-type="float" office:value="3.2258064516129">
            <text:p>3.2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258]+[.N258]+[.Q258]+[.R258]+[.T258]+[.U258]+[.V258]+[.W258]" ns41:value-type="float" table:style-name="TL Data" office:value-type="float" office:value="821">
            <text:p>82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oeterwoude</text:p>
          </table:table-cell>
          <table:table-cell table:style-name="TL RowHeader"/>
          <table:table-cell table:style-name="ce23"/>
          <table:table-cell ns41:value-type="float" table:style-name="TL Data" office:value="4807" office:value-type="float">
            <text:p>480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6" office:value-type="float">
            <text:p>6</text:p>
          </table:table-cell>
          <table:table-cell table:formula="of:=SUM([.E259:.G259])" ns41:value-type="float" table:style-name="TL Data" office:value-type="float" office:value="686">
            <text:p>686</text:p>
          </table:table-cell>
          <table:table-cell table:formula="of:=100*[.G259]/[.H259]" ns41:value-type="float" table:style-name="TL Data" office:value-type="float" office:value="0.874635568513119">
            <text:p>0.87</text:p>
          </table:table-cell>
          <table:table-cell table:formula="of:=100*[.G259]/([.F259]+[.G259])" ns41:value-type="float" table:style-name="TL Data" office:value-type="float" office:value="1.18343195266272">
            <text:p>1.1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formula="of:=SUM([.K259:.M259])" ns41:value-type="float" table:style-name="TL Data" office:value-type="float" office:value="221">
            <text:p>221</text:p>
          </table:table-cell>
          <table:table-cell table:formula="of:=100*[.M259]/[.N259]" ns41:value-type="float" table:style-name="TL Data" office:value-type="float" office:value="0">
            <text:p>0.00</text:p>
          </table:table-cell>
          <table:table-cell table:formula="of:=100*[.M259]/([.L259]+[.M259])" ns41:value-type="float" table:style-name="TL Data" office:value-type="float" office:value="0">
            <text:p>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6"/>
          <table:table-cell table:formula="of:=[.H259]+[.N259]+[.Q259]+[.R259]+[.T259]+[.U259]+[.V259]+[.W259]" ns41:value-type="float" table:style-name="TL Data" office:value-type="float" office:value="967">
            <text:p>96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oonhoven</text:p>
          </table:table-cell>
          <table:table-cell table:style-name="TL RowHeader"/>
          <table:table-cell table:style-name="ce23"/>
          <table:table-cell ns41:value-type="float" table:style-name="TL Data" office:value="4812" office:value-type="float">
            <text:p>481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260:.G260])" ns41:value-type="float" table:style-name="TL Data" office:value-type="float" office:value="700">
            <text:p>700</text:p>
          </table:table-cell>
          <table:table-cell table:formula="of:=100*[.G260]/[.H260]" ns41:value-type="float" table:style-name="TL Data" office:value-type="float" office:value="2.57142857142857">
            <text:p>2.57</text:p>
          </table:table-cell>
          <table:table-cell table:formula="of:=100*[.G260]/([.F260]+[.G260])" ns41:value-type="float" table:style-name="TL Data" office:value-type="float" office:value="3.09810671256454">
            <text:p>3.1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/>
          <table:table-cell table:formula="of:=SUM([.K260:.M260])" ns41:value-type="float" table:style-name="TL Data" office:value-type="float" office:value="335">
            <text:p>335</text:p>
          </table:table-cell>
          <table:table-cell table:formula="of:=100*[.M260]/[.N260]" ns41:value-type="float" table:style-name="TL Data" office:value-type="float" office:value="0">
            <text:p>0.00</text:p>
          </table:table-cell>
          <table:table-cell table:formula="of:=100*[.M260]/([.L260]+[.M260])" ns41:value-type="float" table:style-name="TL Data" office:value-type="float" office:value="0">
            <text:p>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60]+[.N260]+[.Q260]+[.R260]+[.T260]+[.U260]+[.V260]+[.W260]" ns41:value-type="float" table:style-name="TL Data" office:value-type="float" office:value="1076">
            <text:p>107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illigersberg</text:p>
          </table:table-cell>
          <table:table-cell table:style-name="TL RowHeader"/>
          <table:table-cell table:style-name="ce23"/>
          <table:table-cell ns41:value-type="float" table:style-name="TL Data" office:value="4826" office:value-type="float">
            <text:p>482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" office:value-type="float">
            <text:p>3</text:p>
          </table:table-cell>
          <table:table-cell table:formula="of:=SUM([.E261:.G261])" ns41:value-type="float" table:style-name="TL Data" office:value-type="float" office:value="408">
            <text:p>408</text:p>
          </table:table-cell>
          <table:table-cell table:formula="of:=100*[.G261]/[.H261]" ns41:value-type="float" table:style-name="TL Data" office:value-type="float" office:value="0.735294117647059">
            <text:p>0.74</text:p>
          </table:table-cell>
          <table:table-cell table:formula="of:=100*[.G261]/([.F261]+[.G261])" ns41:value-type="float" table:style-name="TL Data" office:value-type="float" office:value="1.21457489878543">
            <text:p>1.2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SUM([.K261:.M261])" ns41:value-type="float" table:style-name="TL Data" office:value-type="float" office:value="99">
            <text:p>99</text:p>
          </table:table-cell>
          <table:table-cell table:formula="of:=100*[.M261]/[.N261]" ns41:value-type="float" table:style-name="TL Data" office:value-type="float" office:value="0">
            <text:p>0.00</text:p>
          </table:table-cell>
          <table:table-cell table:formula="of:=100*[.M261]/([.L261]+[.M261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261]+[.N261]+[.Q261]+[.R261]+[.T261]+[.U261]+[.V261]+[.W261]" ns41:value-type="float" table:style-name="TL Data" office:value-type="float" office:value="507">
            <text:p>507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verschie</text:p>
          </table:table-cell>
          <table:table-cell table:style-name="TL RowHeader"/>
          <table:table-cell table:style-name="ce23"/>
          <table:table-cell ns41:value-type="float" table:style-name="TL Data" office:value="4855" office:value-type="float">
            <text:p>485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7" office:value-type="float">
            <text:p>7</text:p>
          </table:table-cell>
          <table:table-cell table:formula="of:=SUM([.E262:.G262])" ns41:value-type="float" table:style-name="TL Data" office:value-type="float" office:value="848">
            <text:p>848</text:p>
          </table:table-cell>
          <table:table-cell table:formula="of:=100*[.G262]/[.H262]" ns41:value-type="float" table:style-name="TL Data" office:value-type="float" office:value="0.825471698113208">
            <text:p>0.83</text:p>
          </table:table-cell>
          <table:table-cell table:formula="of:=100*[.G262]/([.F262]+[.G262])" ns41:value-type="float" table:style-name="TL Data" office:value-type="float" office:value="0.995732574679943">
            <text:p>1.0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table:formula="of:=SUM([.K262:.M262])" ns41:value-type="float" table:style-name="TL Data" office:value-type="float" office:value="198">
            <text:p>198</text:p>
          </table:table-cell>
          <table:table-cell table:formula="of:=100*[.M262]/[.N262]" ns41:value-type="float" table:style-name="TL Data" office:value-type="float" office:value="0">
            <text:p>0.00</text:p>
          </table:table-cell>
          <table:table-cell table:formula="of:=100*[.M262]/([.L262]+[.M26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262]+[.N262]+[.Q262]+[.R262]+[.T262]+[.U262]+[.V262]+[.W262]" ns41:value-type="float" table:style-name="TL Data" office:value-type="float" office:value="1049">
            <text:p>10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IJsselmonde</text:p>
          </table:table-cell>
          <table:table-cell table:style-name="TL RowHeader"/>
          <table:table-cell table:style-name="ce23"/>
          <table:table-cell ns41:value-type="float" table:style-name="TL Data" office:value="5330" office:value-type="float">
            <text:p>533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/>
          <table:table-cell table:formula="of:=SUM([.E263:.G263])" ns41:value-type="float" table:style-name="TL Data" office:value-type="float" office:value="873">
            <text:p>873</text:p>
          </table:table-cell>
          <table:table-cell table:formula="of:=100*[.G263]/[.H263]" ns41:value-type="float" table:style-name="TL Data" office:value-type="float" office:value="0">
            <text:p>0.00</text:p>
          </table:table-cell>
          <table:table-cell table:formula="of:=100*[.G263]/([.F263]+[.G263])" ns41:value-type="float" table:style-name="TL Data" office:value-type="float" office:value="0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table:formula="of:=SUM([.K263:.M263])" ns41:value-type="float" table:style-name="TL Data" office:value-type="float" office:value="105">
            <text:p>105</text:p>
          </table:table-cell>
          <table:table-cell table:formula="of:=100*[.M263]/[.N263]" ns41:value-type="float" table:style-name="TL Data" office:value-type="float" office:value="7.61904761904762">
            <text:p>7.62</text:p>
          </table:table-cell>
          <table:table-cell table:formula="of:=100*[.M263]/([.L263]+[.M263])" ns41:value-type="float" table:style-name="TL Data" office:value-type="float" office:value="16.6666666666667">
            <text:p>16.67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6"/>
          <table:table-cell table:formula="of:=[.H263]+[.N263]+[.Q263]+[.R263]+[.T263]+[.U263]+[.V263]+[.W263]" ns41:value-type="float" table:style-name="TL Data" office:value-type="float" office:value="1042">
            <text:p>104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egstgeest</text:p>
          </table:table-cell>
          <table:table-cell table:style-name="TL RowHeader"/>
          <table:table-cell table:style-name="ce23"/>
          <table:table-cell ns41:value-type="float" table:style-name="TL Data" office:value="5601" office:value-type="float">
            <text:p>560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3" office:value-type="float">
            <text:p>3</text:p>
          </table:table-cell>
          <table:table-cell table:formula="of:=SUM([.E264:.G264])" ns41:value-type="float" table:style-name="TL Data" office:value-type="float" office:value="791">
            <text:p>791</text:p>
          </table:table-cell>
          <table:table-cell table:formula="of:=100*[.G264]/[.H264]" ns41:value-type="float" table:style-name="TL Data" office:value-type="float" office:value="0.379266750948167">
            <text:p>0.38</text:p>
          </table:table-cell>
          <table:table-cell table:formula="of:=100*[.G264]/([.F264]+[.G264])" ns41:value-type="float" table:style-name="TL Data" office:value-type="float" office:value="0.467289719626168">
            <text:p>0.4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table:formula="of:=SUM([.K264:.M264])" ns41:value-type="float" table:style-name="TL Data" office:value-type="float" office:value="147">
            <text:p>147</text:p>
          </table:table-cell>
          <table:table-cell table:formula="of:=100*[.M264]/[.N264]" ns41:value-type="float" table:style-name="TL Data" office:value-type="float" office:value="0">
            <text:p>0.00</text:p>
          </table:table-cell>
          <table:table-cell table:formula="of:=100*[.M264]/([.L264]+[.M264])" ns41:value-type="float" table:style-name="TL Data" office:value-type="float" office:value="0">
            <text:p>0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264]+[.N264]+[.Q264]+[.R264]+[.T264]+[.U264]+[.V264]+[.W264]" ns41:value-type="float" table:style-name="TL Data" office:value-type="float" office:value="1005">
            <text:p>100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f van Delft</text:p>
          </table:table-cell>
          <table:table-cell table:style-name="TL RowHeader"/>
          <table:table-cell table:style-name="ce23"/>
          <table:table-cell ns41:value-type="float" table:style-name="TL Data" office:value="5615" office:value-type="float">
            <text:p>561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" office:value-type="float">
            <text:p>5</text:p>
          </table:table-cell>
          <table:table-cell table:formula="of:=SUM([.E265:.G265])" ns41:value-type="float" table:style-name="TL Data" office:value-type="float" office:value="724">
            <text:p>724</text:p>
          </table:table-cell>
          <table:table-cell table:formula="of:=100*[.G265]/[.H265]" ns41:value-type="float" table:style-name="TL Data" office:value-type="float" office:value="0.69060773480663">
            <text:p>0.69</text:p>
          </table:table-cell>
          <table:table-cell table:formula="of:=100*[.G265]/([.F265]+[.G265])" ns41:value-type="float" table:style-name="TL Data" office:value-type="float" office:value="0.782472613458529">
            <text:p>0.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formula="of:=SUM([.K265:.M265])" ns41:value-type="float" table:style-name="TL Data" office:value-type="float" office:value="50">
            <text:p>50</text:p>
          </table:table-cell>
          <table:table-cell table:formula="of:=100*[.M265]/[.N265]" ns41:value-type="float" table:style-name="TL Data" office:value-type="float" office:value="2">
            <text:p>2.00</text:p>
          </table:table-cell>
          <table:table-cell table:formula="of:=100*[.M265]/([.L265]+[.M265])" ns41:value-type="float" table:style-name="TL Data" office:value-type="float" office:value="2.85714285714286">
            <text:p>2.8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265]+[.N265]+[.Q265]+[.R265]+[.T265]+[.U265]+[.V265]+[.W265]" ns41:value-type="float" table:style-name="TL Data" office:value-type="float" office:value="788">
            <text:p>78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lkemade</text:p>
          </table:table-cell>
          <table:table-cell table:style-name="TL RowHeader"/>
          <table:table-cell table:style-name="ce23"/>
          <table:table-cell ns41:value-type="float" table:style-name="TL Data" office:value="5619" office:value-type="float">
            <text:p>561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33" office:value-type="float">
            <text:p>833</text:p>
          </table:table-cell>
          <table:table-cell table:style-name="TL Data"/>
          <table:table-cell table:formula="of:=SUM([.E266:.G266])" ns41:value-type="float" table:style-name="TL Data" office:value-type="float" office:value="1185">
            <text:p>1185</text:p>
          </table:table-cell>
          <table:table-cell table:formula="of:=100*[.G266]/[.H266]" ns41:value-type="float" table:style-name="TL Data" office:value-type="float" office:value="0">
            <text:p>0.00</text:p>
          </table:table-cell>
          <table:table-cell table:formula="of:=100*[.G266]/([.F266]+[.G266])" ns41:value-type="float" table:style-name="TL Data" office:value-type="float" office:value="0">
            <text:p>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/>
          <table:table-cell table:formula="of:=SUM([.K266:.M266])" ns41:value-type="float" table:style-name="TL Data" office:value-type="float" office:value="318">
            <text:p>318</text:p>
          </table:table-cell>
          <table:table-cell table:formula="of:=100*[.M266]/[.N266]" ns41:value-type="float" table:style-name="TL Data" office:value-type="float" office:value="0">
            <text:p>0.00</text:p>
          </table:table-cell>
          <table:table-cell table:formula="of:=100*[.M266]/([.L266]+[.M266])" ns41:value-type="float" table:style-name="TL Data" office:value-type="float" office:value="0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266]+[.N266]+[.Q266]+[.R266]+[.T266]+[.U266]+[.V266]+[.W266]" ns41:value-type="float" table:style-name="TL Data" office:value-type="float" office:value="1521">
            <text:p>152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-Gravenzande</text:p>
          </table:table-cell>
          <table:table-cell table:style-name="TL RowHeader"/>
          <table:table-cell table:style-name="ce23"/>
          <table:table-cell ns41:value-type="float" table:style-name="TL Data" office:value="5694" office:value-type="float">
            <text:p>569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7" office:value-type="float">
            <text:p>7</text:p>
          </table:table-cell>
          <table:table-cell table:formula="of:=SUM([.E267:.G267])" ns41:value-type="float" table:style-name="TL Data" office:value-type="float" office:value="742">
            <text:p>742</text:p>
          </table:table-cell>
          <table:table-cell table:formula="of:=100*[.G267]/[.H267]" ns41:value-type="float" table:style-name="TL Data" office:value-type="float" office:value="0.943396226415094">
            <text:p>0.94</text:p>
          </table:table-cell>
          <table:table-cell table:formula="of:=100*[.G267]/([.F267]+[.G267])" ns41:value-type="float" table:style-name="TL Data" office:value-type="float" office:value="1.05421686746988">
            <text:p>1.0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" office:value-type="float">
            <text:p>2</text:p>
          </table:table-cell>
          <table:table-cell table:formula="of:=SUM([.K267:.M267])" ns41:value-type="float" table:style-name="TL Data" office:value-type="float" office:value="406">
            <text:p>406</text:p>
          </table:table-cell>
          <table:table-cell table:formula="of:=100*[.M267]/[.N267]" ns41:value-type="float" table:style-name="TL Data" office:value-type="float" office:value="0.492610837438424">
            <office:annotation draw:style-name="gr1" svg:height="0.634cm" draw:caption-point-y="1.067cm" svg:width="2.156cm" svg:x="27.268cm" draw:caption-point-x="0.829cm" svg:y="120.942cm" draw:text-style-name="P1">
              <dc:creator>CDM</dc:creator>
              <dc:date>2014-12-12T00:00:00</dc:date>
              <text:p text:style-name="P1"><text:span text:style-name="T1">0,25</text:span></text:p>
              <text:p text:style-name="P1"><text:span text:style-name="T2"/></text:p>
            </office:annotation>
            <text:p>0.49</text:p>
          </table:table-cell>
          <table:table-cell table:formula="of:=100*[.M267]/([.L267]+[.M267])" ns41:value-type="float" table:style-name="TL Data" office:value-type="float" office:value="1.11731843575419">
            <office:annotation draw:style-name="gr1" svg:height="0.899cm" draw:caption-point-y="1.067cm" svg:width="2.268cm" svg:x="29.058cm" draw:caption-point-x="1.837cm" svg:y="120.942cm" draw:text-style-name="P1">
              <dc:creator>CDM</dc:creator>
              <dc:date>2014-12-12T00:00:00</dc:date>
              <text:p text:style-name="P1"><text:span text:style-name="T1">0,56</text:span></text:p>
              <text:p text:style-name="P1"><text:span text:style-name="T2"/></text:p>
            </office:annotation>
            <text:p>1.1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table:formula="of:=[.H267]+[.N267]+[.Q267]+[.R267]+[.T267]+[.U267]+[.V267]+[.W267]" ns41:value-type="float" table:style-name="TL Data" office:value-type="float" office:value="1175">
            <text:p>117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degraven</text:p>
          </table:table-cell>
          <table:table-cell table:style-name="TL RowHeader"/>
          <table:table-cell table:style-name="ce23"/>
          <table:table-cell ns41:value-type="float" table:style-name="TL Data" office:value="5897" office:value-type="float">
            <text:p>589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7" office:value-type="float">
            <text:p>7</text:p>
          </table:table-cell>
          <table:table-cell table:formula="of:=SUM([.E268:.G268])" ns41:value-type="float" table:style-name="TL Data" office:value-type="float" office:value="830">
            <text:p>830</text:p>
          </table:table-cell>
          <table:table-cell table:formula="of:=100*[.G268]/[.H268]" ns41:value-type="float" table:style-name="TL Data" office:value-type="float" office:value="0.843373493975904">
            <text:p>0.84</text:p>
          </table:table-cell>
          <table:table-cell table:formula="of:=100*[.G268]/([.F268]+[.G268])" ns41:value-type="float" table:style-name="TL Data" office:value-type="float" office:value="1.07692307692308">
            <text:p>1.0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/>
          <table:table-cell table:formula="of:=SUM([.K268:.M268])" ns41:value-type="float" table:style-name="TL Data" office:value-type="float" office:value="258">
            <text:p>258</text:p>
          </table:table-cell>
          <table:table-cell table:formula="of:=100*[.M268]/[.N268]" ns41:value-type="float" table:style-name="TL Data" office:value-type="float" office:value="0">
            <text:p>0.00</text:p>
          </table:table-cell>
          <table:table-cell table:formula="of:=100*[.M268]/([.L268]+[.M268])" ns41:value-type="float" table:style-name="TL Data" office:value-type="float" office:value="0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268]+[.N268]+[.Q268]+[.R268]+[.T268]+[.U268]+[.V268]+[.W268]" ns41:value-type="float" table:style-name="TL Data" office:value-type="float" office:value="1108">
            <text:p>11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lblasserdam</text:p>
          </table:table-cell>
          <table:table-cell table:style-name="TL RowHeader"/>
          <table:table-cell table:style-name="ce23"/>
          <table:table-cell ns41:value-type="float" table:style-name="TL Data" office:value="6074" office:value-type="float">
            <text:p>607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7" office:value-type="float">
            <text:p>7</text:p>
          </table:table-cell>
          <table:table-cell table:formula="of:=SUM([.E269:.G269])" ns41:value-type="float" table:style-name="TL Data" office:value-type="float" office:value="1171">
            <text:p>1171</text:p>
          </table:table-cell>
          <table:table-cell table:formula="of:=100*[.G269]/[.H269]" ns41:value-type="float" table:style-name="TL Data" office:value-type="float" office:value="0.597779675491033">
            <text:p>0.60</text:p>
          </table:table-cell>
          <table:table-cell table:formula="of:=100*[.G269]/([.F269]+[.G269])" ns41:value-type="float" table:style-name="TL Data" office:value-type="float" office:value="0.704225352112676">
            <text:p>0.7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table:formula="of:=SUM([.K269:.M269])" ns41:value-type="float" table:style-name="TL Data" office:value-type="float" office:value="159">
            <text:p>159</text:p>
          </table:table-cell>
          <table:table-cell table:formula="of:=100*[.M269]/[.N269]" ns41:value-type="float" table:style-name="TL Data" office:value-type="float" office:value="0">
            <text:p>0.00</text:p>
          </table:table-cell>
          <table:table-cell table:formula="of:=100*[.M269]/([.L269]+[.M269])" ns41:value-type="float" table:style-name="TL Data" office:value-type="float" office:value="0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formula="of:=[.H269]+[.N269]+[.Q269]+[.R269]+[.T269]+[.U269]+[.V269]+[.W269]" ns41:value-type="float" table:style-name="TL Data" office:value-type="float" office:value="1353">
            <text:p>135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Capelle op d'IJssel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6132" office:value-type="float">
            <text:p>613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" office:value-type="float">
            <text:p>1</text:p>
          </table:table-cell>
          <table:table-cell table:formula="of:=SUM([.E270:.G270])" ns41:value-type="float" table:style-name="TL Data" office:value-type="float" office:value="831">
            <text:p>831</text:p>
          </table:table-cell>
          <table:table-cell table:formula="of:=100*[.G270]/[.H270]" ns41:value-type="float" table:style-name="TL Data" office:value-type="float" office:value="0.120336943441637">
            <text:p>0.12</text:p>
          </table:table-cell>
          <table:table-cell table:formula="of:=100*[.G270]/([.F270]+[.G270])" ns41:value-type="float" table:style-name="TL Data" office:value-type="float" office:value="0.141043723554302">
            <text:p>0.1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SUM([.K270:.M270])" ns41:value-type="float" table:style-name="TL Data" office:value-type="float" office:value="93">
            <text:p>93</text:p>
          </table:table-cell>
          <table:table-cell table:formula="of:=100*[.M270]/[.N270]" ns41:value-type="float" table:style-name="TL Data" office:value-type="float" office:value="0">
            <text:p>0.00</text:p>
          </table:table-cell>
          <table:table-cell table:formula="of:=100*[.M270]/([.L270]+[.M270])" ns41:value-type="float" table:style-name="TL Data" office:value-type="float" office:value="0">
            <text:p>0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270]+[.N270]+[.Q270]+[.R270]+[.T270]+[.U270]+[.V270]+[.W270]" ns41:value-type="float" table:style-name="TL Data" office:value-type="float" office:value="975">
            <text:p>9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rdinxveld</text:p>
          </table:table-cell>
          <table:table-cell table:style-name="TL RowHeader"/>
          <table:table-cell table:style-name="ce23"/>
          <table:table-cell ns41:value-type="float" table:style-name="TL Data" office:value="6172" office:value-type="float">
            <text:p>617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805" office:value-type="float">
            <text:p>805</text:p>
          </table:table-cell>
          <table:table-cell table:style-name="TL Data"/>
          <table:table-cell table:formula="of:=SUM([.E271:.G271])" ns41:value-type="float" table:style-name="TL Data" office:value-type="float" office:value="1141">
            <text:p>1141</text:p>
          </table:table-cell>
          <table:table-cell table:formula="of:=100*[.G271]/[.H271]" ns41:value-type="float" table:style-name="TL Data" office:value-type="float" office:value="0">
            <text:p>0.00</text:p>
          </table:table-cell>
          <table:table-cell table:formula="of:=100*[.G271]/([.F271]+[.G271])" ns41:value-type="float" table:style-name="TL Data" office:value-type="float" office:value="0">
            <text:p>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SUM([.K271:.M271])" ns41:value-type="float" table:style-name="TL Data" office:value-type="float" office:value="114">
            <text:p>114</text:p>
          </table:table-cell>
          <table:table-cell table:formula="of:=100*[.M271]/[.N271]" ns41:value-type="float" table:style-name="TL Data" office:value-type="float" office:value="0">
            <text:p>0.00</text:p>
          </table:table-cell>
          <table:table-cell table:formula="of:=100*[.M271]/([.L271]+[.M271])" ns41:value-type="float" table:style-name="TL Data" office:value-type="float" office:value="0">
            <text:p>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formula="of:=[.H271]+[.N271]+[.Q271]+[.R271]+[.T271]+[.U271]+[.V271]+[.W271]" ns41:value-type="float" table:style-name="TL Data" office:value-type="float" office:value="1296">
            <text:p>1296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-Beijerland</text:p>
          </table:table-cell>
          <table:table-cell table:style-name="TL RowHeader"/>
          <table:table-cell table:style-name="ce23"/>
          <table:table-cell ns41:value-type="float" table:style-name="TL Data" office:value="6270" office:value-type="float">
            <text:p>627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4" office:value-type="float">
            <text:p>4</text:p>
          </table:table-cell>
          <table:table-cell table:formula="of:=SUM([.E272:.G272])" ns41:value-type="float" table:style-name="TL Data" office:value-type="float" office:value="1055">
            <text:p>1055</text:p>
          </table:table-cell>
          <table:table-cell table:formula="of:=100*[.G272]/[.H272]" ns41:value-type="float" table:style-name="TL Data" office:value-type="float" office:value="0.37914691943128">
            <text:p>0.38</text:p>
          </table:table-cell>
          <table:table-cell table:formula="of:=100*[.G272]/([.F272]+[.G272])" ns41:value-type="float" table:style-name="TL Data" office:value-type="float" office:value="0.481927710843373">
            <text:p>0.4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/>
          <table:table-cell table:formula="of:=SUM([.K272:.M272])" ns41:value-type="float" table:style-name="TL Data" office:value-type="float" office:value="244">
            <text:p>244</text:p>
          </table:table-cell>
          <table:table-cell table:formula="of:=100*[.M272]/[.N272]" ns41:value-type="float" table:style-name="TL Data" office:value-type="float" office:value="0">
            <text:p>0.00</text:p>
          </table:table-cell>
          <table:table-cell table:formula="of:=100*[.M272]/([.L272]+[.M272])" ns41:value-type="float" table:style-name="TL Data" office:value-type="float" office:value="0">
            <text:p>0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[.H272]+[.N272]+[.Q272]+[.R272]+[.T272]+[.U272]+[.V272]+[.W272]" ns41:value-type="float" table:style-name="TL Data" office:value-type="float" office:value="1322">
            <text:p>13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ssenaar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6310" office:value-type="float">
            <text:p>631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2" office:value-type="float">
            <text:p>52</text:p>
          </table:table-cell>
          <table:table-cell table:formula="of:=SUM([.E273:.G273])" ns41:value-type="float" table:style-name="TL Data" office:value-type="float" office:value="701">
            <text:p>701</text:p>
          </table:table-cell>
          <table:table-cell table:formula="of:=100*[.G273]/[.H273]" ns41:value-type="float" table:style-name="TL Data" office:value-type="float" office:value="7.41797432239658">
            <text:p>7.42</text:p>
          </table:table-cell>
          <table:table-cell table:formula="of:=100*[.G273]/([.F273]+[.G273])" ns41:value-type="float" table:style-name="TL Data" office:value-type="float" office:value="9.68342644320298">
            <text:p>9.6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table:formula="of:=SUM([.K273:.M273])" ns41:value-type="float" table:style-name="TL Data" office:value-type="float" office:value="180">
            <text:p>180</text:p>
          </table:table-cell>
          <table:table-cell table:formula="of:=100*[.M273]/[.N273]" ns41:value-type="float" table:style-name="TL Data" office:value-type="float" office:value="1.11111111111111">
            <text:p>1.11</text:p>
          </table:table-cell>
          <table:table-cell table:formula="of:=100*[.M273]/([.L273]+[.M273])" ns41:value-type="float" table:style-name="TL Data" office:value-type="float" office:value="2.10526315789474">
            <text:p>2.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273]+[.N273]+[.Q273]+[.R273]+[.T273]+[.U273]+[.V273]+[.W273]" ns41:value-type="float" table:style-name="TL Data" office:value-type="float" office:value="922">
            <text:p>922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ddinxveen</text:p>
          </table:table-cell>
          <table:table-cell table:style-name="TL RowHeader"/>
          <table:table-cell table:style-name="ce23"/>
          <table:table-cell ns41:value-type="float" table:style-name="TL Data" office:value="6424" office:value-type="float">
            <text:p>642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274:.G274])" ns41:value-type="float" table:style-name="TL Data" office:value-type="float" office:value="1031">
            <text:p>1031</text:p>
          </table:table-cell>
          <table:table-cell table:formula="of:=100*[.G274]/[.H274]" ns41:value-type="float" table:style-name="TL Data" office:value-type="float" office:value="1.06692531522793">
            <text:p>1.07</text:p>
          </table:table-cell>
          <table:table-cell table:formula="of:=100*[.G274]/([.F274]+[.G274])" ns41:value-type="float" table:style-name="TL Data" office:value-type="float" office:value="1.19565217391304">
            <text:p>1.2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/>
          <table:table-cell table:formula="of:=SUM([.K274:.M274])" ns41:value-type="float" table:style-name="TL Data" office:value-type="float" office:value="315">
            <text:p>315</text:p>
          </table:table-cell>
          <table:table-cell table:formula="of:=100*[.M274]/[.N274]" ns41:value-type="float" table:style-name="TL Data" office:value-type="float" office:value="0">
            <text:p>0.00</text:p>
          </table:table-cell>
          <table:table-cell table:formula="of:=100*[.M274]/([.L274]+[.M274])" ns41:value-type="float" table:style-name="TL Data" office:value-type="float" office:value="0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274]+[.N274]+[.Q274]+[.R274]+[.T274]+[.U274]+[.V274]+[.W274]" ns41:value-type="float" table:style-name="TL Data" office:value-type="float" office:value="1394">
            <text:p>1394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erd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6489" office:value-type="float">
            <text:p>648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275:.G275])" ns41:value-type="float" table:style-name="TL Data" office:value-type="float" office:value="956">
            <text:p>956</text:p>
          </table:table-cell>
          <table:table-cell table:formula="of:=100*[.G275]/[.H275]" ns41:value-type="float" table:style-name="TL Data" office:value-type="float" office:value="2.51046025104602">
            <text:p>2.51</text:p>
          </table:table-cell>
          <table:table-cell table:formula="of:=100*[.G275]/([.F275]+[.G275])" ns41:value-type="float" table:style-name="TL Data" office:value-type="float" office:value="3.04568527918782">
            <text:p>3.0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table:formula="of:=SUM([.K275:.M275])" ns41:value-type="float" table:style-name="TL Data" office:value-type="float" office:value="237">
            <text:p>237</text:p>
          </table:table-cell>
          <table:table-cell table:formula="of:=100*[.M275]/[.N275]" ns41:value-type="float" table:style-name="TL Data" office:value-type="float" office:value="0.421940928270042">
            <text:p>0.42</text:p>
          </table:table-cell>
          <table:table-cell table:formula="of:=100*[.M275]/([.L275]+[.M275])" ns41:value-type="float" table:style-name="TL Data" office:value-type="float" office:value="1.03092783505155">
            <text:p>1.03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275]+[.N275]+[.Q275]+[.R275]+[.T275]+[.U275]+[.V275]+[.W275]" ns41:value-type="float" table:style-name="TL Data" office:value-type="float" office:value="1245">
            <text:p>124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skoop</text:p>
          </table:table-cell>
          <table:table-cell table:style-name="TL RowHeader"/>
          <table:table-cell table:style-name="ce23"/>
          <table:table-cell ns41:value-type="float" table:style-name="TL Data" office:value="6712" office:value-type="float">
            <text:p>671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" office:value-type="float">
            <text:p>1</text:p>
          </table:table-cell>
          <table:table-cell table:formula="of:=SUM([.E276:.G276])" ns41:value-type="float" table:style-name="TL Data" office:value-type="float" office:value="1066">
            <text:p>1066</text:p>
          </table:table-cell>
          <table:table-cell table:formula="of:=100*[.G276]/[.H276]" ns41:value-type="float" table:style-name="TL Data" office:value-type="float" office:value="0.0938086303939962">
            <text:p>0.09</text:p>
          </table:table-cell>
          <table:table-cell table:formula="of:=100*[.G276]/([.F276]+[.G276])" ns41:value-type="float" table:style-name="TL Data" office:value-type="float" office:value="0.138312586445367">
            <text:p>0.1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table:formula="of:=SUM([.K276:.M276])" ns41:value-type="float" table:style-name="TL Data" office:value-type="float" office:value="183">
            <text:p>183</text:p>
          </table:table-cell>
          <table:table-cell table:formula="of:=100*[.M276]/[.N276]" ns41:value-type="float" table:style-name="TL Data" office:value-type="float" office:value="0">
            <text:p>0.00</text:p>
          </table:table-cell>
          <table:table-cell table:formula="of:=100*[.M276]/([.L276]+[.M276])" ns41:value-type="float" table:style-name="TL Data" office:value-type="float" office:value="0">
            <text:p>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formula="of:=[.H276]+[.N276]+[.Q276]+[.R276]+[.T276]+[.U276]+[.V276]+[.W276]" ns41:value-type="float" table:style-name="TL Data" office:value-type="float" office:value="1272">
            <text:p>127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isse</text:p>
          </table:table-cell>
          <table:table-cell table:style-name="TL RowHeader"/>
          <table:table-cell table:style-name="ce23"/>
          <table:table-cell ns41:value-type="float" table:style-name="TL Data" office:value="6729" office:value-type="float">
            <text:p>672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5" office:value-type="float">
            <text:p>5</text:p>
          </table:table-cell>
          <table:table-cell table:formula="of:=SUM([.E277:.G277])" ns41:value-type="float" table:style-name="TL Data" office:value-type="float" office:value="824">
            <text:p>824</text:p>
          </table:table-cell>
          <table:table-cell table:formula="of:=100*[.G277]/[.H277]" ns41:value-type="float" table:style-name="TL Data" office:value-type="float" office:value="0.606796116504854">
            <text:p>0.61</text:p>
          </table:table-cell>
          <table:table-cell table:formula="of:=100*[.G277]/([.F277]+[.G277])" ns41:value-type="float" table:style-name="TL Data" office:value-type="float" office:value="0.747384155455904">
            <text:p>0.7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table:formula="of:=SUM([.K277:.M277])" ns41:value-type="float" table:style-name="TL Data" office:value-type="float" office:value="273">
            <text:p>273</text:p>
          </table:table-cell>
          <table:table-cell table:formula="of:=100*[.M277]/[.N277]" ns41:value-type="float" table:style-name="TL Data" office:value-type="float" office:value="0">
            <text:p>0.00</text:p>
          </table:table-cell>
          <table:table-cell table:formula="of:=100*[.M277]/([.L277]+[.M277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277]+[.N277]+[.Q277]+[.R277]+[.T277]+[.U277]+[.V277]+[.W277]" ns41:value-type="float" table:style-name="TL Data" office:value-type="float" office:value="1097">
            <text:p>109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oorburg</text:p>
          </table:table-cell>
          <table:table-cell table:style-name="TL RowHeader"/>
          <table:table-cell table:style-name="ce23"/>
          <table:table-cell ns41:value-type="float" table:style-name="TL Data" office:value="7194" office:value-type="float">
            <text:p>7194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278:.G278])" ns41:value-type="float" table:style-name="TL Data" office:value-type="float" office:value="1286">
            <text:p>1286</text:p>
          </table:table-cell>
          <table:table-cell table:formula="of:=100*[.G278]/[.H278]" ns41:value-type="float" table:style-name="TL Data" office:value-type="float" office:value="1.63297045101089">
            <text:p>1.63</text:p>
          </table:table-cell>
          <table:table-cell table:formula="of:=100*[.G278]/([.F278]+[.G278])" ns41:value-type="float" table:style-name="TL Data" office:value-type="float" office:value="2.3972602739726">
            <office:annotation draw:style-name="gr1" svg:height="0.766cm" draw:caption-point-y="1.068cm" svg:width="1.568cm" svg:x="18.319cm" draw:caption-point-x="1.276cm" svg:y="125.889cm" draw:text-style-name="P1">
              <dc:creator>CDM</dc:creator>
              <dc:date>2014-12-12T00:00:00</dc:date>
              <text:p text:style-name="P1"><text:span text:style-name="T1">2,41</text:span></text:p>
              <text:p text:style-name="P1"><text:span text:style-name="T2"/></text:p>
              <text:p text:style-name="P1"><text:span text:style-name="T2"/></text:p>
            </office:annotation>
            <text:p>2.4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table:formula="of:=SUM([.K278:.M278])" ns41:value-type="float" table:style-name="TL Data" office:value-type="float" office:value="159">
            <text:p>159</text:p>
          </table:table-cell>
          <table:table-cell table:formula="of:=100*[.M278]/[.N278]" ns41:value-type="float" table:style-name="TL Data" office:value-type="float" office:value="1.88679245283019">
            <text:p>1.89</text:p>
          </table:table-cell>
          <table:table-cell table:formula="of:=100*[.M278]/([.L278]+[.M278])" ns41:value-type="float" table:style-name="TL Data" office:value-type="float" office:value="4.34782608695652">
            <text:p>4.35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H278]+[.N278]+[.Q278]+[.R278]+[.T278]+[.U278]+[.V278]+[.W278]" ns41:value-type="float" table:style-name="TL Data" office:value-type="float" office:value="1513">
            <text:p>151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onster</text:p>
          </table:table-cell>
          <table:table-cell table:style-name="TL RowHeader"/>
          <table:table-cell table:style-name="ce23"/>
          <table:table-cell ns41:value-type="float" table:style-name="TL Data" office:value="7509" office:value-type="float">
            <text:p>7509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8" office:value-type="float">
            <text:p>8</text:p>
          </table:table-cell>
          <table:table-cell table:formula="of:=SUM([.E279:.G279])" ns41:value-type="float" table:style-name="TL Data" office:value-type="float" office:value="1057">
            <text:p>1057</text:p>
          </table:table-cell>
          <table:table-cell table:formula="of:=100*[.G279]/[.H279]" ns41:value-type="float" table:style-name="TL Data" office:value-type="float" office:value="0.75685903500473">
            <text:p>0.76</text:p>
          </table:table-cell>
          <table:table-cell table:formula="of:=100*[.G279]/([.F279]+[.G279])" ns41:value-type="float" table:style-name="TL Data" office:value-type="float" office:value="0.856531049250535">
            <text:p>0.8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table:formula="of:=SUM([.K279:.M279])" ns41:value-type="float" table:style-name="TL Data" office:value-type="float" office:value="160">
            <text:p>160</text:p>
          </table:table-cell>
          <table:table-cell table:formula="of:=100*[.M279]/[.N279]" ns41:value-type="float" table:style-name="TL Data" office:value-type="float" office:value="0">
            <text:p>0.00</text:p>
          </table:table-cell>
          <table:table-cell table:formula="of:=100*[.M279]/([.L279]+[.M279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279]+[.N279]+[.Q279]+[.R279]+[.T279]+[.U279]+[.V279]+[.W279]" ns41:value-type="float" table:style-name="TL Data" office:value-type="float" office:value="1217">
            <text:p>12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oordwijk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7713" office:value-type="float">
            <text:p>771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E280:.G280])" ns41:value-type="float" table:style-name="TL Data" office:value-type="float" office:value="1291">
            <text:p>1291</text:p>
          </table:table-cell>
          <table:table-cell table:formula="of:=100*[.G280]/[.H280]" ns41:value-type="float" table:style-name="TL Data" office:value-type="float" office:value="7.82339271882262">
            <text:p>7.82</text:p>
          </table:table-cell>
          <table:table-cell table:formula="of:=100*[.G280]/([.F280]+[.G280])" ns41:value-type="float" table:style-name="TL Data" office:value-type="float" office:value="11.8823529411765">
            <text:p>11.8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K280:.M280])" ns41:value-type="float" table:style-name="TL Data" office:value-type="float" office:value="305">
            <text:p>305</text:p>
          </table:table-cell>
          <table:table-cell table:formula="of:=100*[.M280]/[.N280]" ns41:value-type="float" table:style-name="TL Data" office:value-type="float" office:value="3.60655737704918">
            <text:p>3.61</text:p>
          </table:table-cell>
          <table:table-cell table:formula="of:=100*[.M280]/([.L280]+[.M280])" ns41:value-type="float" table:style-name="TL Data" office:value-type="float" office:value="11">
            <text:p>1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formula="of:=[.H280]+[.N280]+[.Q280]+[.R280]+[.T280]+[.U280]+[.V280]+[.W280]" ns41:value-type="float" table:style-name="TL Data" office:value-type="float" office:value="1660">
            <text:p>16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eerdam</text:p>
          </table:table-cell>
          <table:table-cell table:style-name="TL RowHeader"/>
          <table:table-cell table:style-name="ce23"/>
          <table:table-cell ns41:value-type="float" table:style-name="TL Data" office:value="8085" office:value-type="float">
            <text:p>808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281:.G281])" ns41:value-type="float" table:style-name="TL Data" office:value-type="float" office:value="1304">
            <text:p>1304</text:p>
          </table:table-cell>
          <table:table-cell table:formula="of:=100*[.G281]/[.H281]" ns41:value-type="float" table:style-name="TL Data" office:value-type="float" office:value="1.68711656441718">
            <text:p>1.69</text:p>
          </table:table-cell>
          <table:table-cell table:formula="of:=100*[.G281]/([.F281]+[.G281])" ns41:value-type="float" table:style-name="TL Data" office:value-type="float" office:value="2.0128087831656">
            <text:p>2.0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table:formula="of:=SUM([.K281:.M281])" ns41:value-type="float" table:style-name="TL Data" office:value-type="float" office:value="327">
            <text:p>327</text:p>
          </table:table-cell>
          <table:table-cell table:formula="of:=100*[.M281]/[.N281]" ns41:value-type="float" table:style-name="TL Data" office:value-type="float" office:value="0.611620795107034">
            <text:p>0.61</text:p>
          </table:table-cell>
          <table:table-cell table:formula="of:=100*[.M281]/([.L281]+[.M281])" ns41:value-type="float" table:style-name="TL Data" office:value-type="float" office:value="1.45985401459854">
            <text:p>1.46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table:formula="of:=[.H281]+[.N281]+[.Q281]+[.R281]+[.T281]+[.U281]+[.V281]+[.W281]" ns41:value-type="float" table:style-name="TL Data" office:value-type="float" office:value="1741">
            <text:p>1741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oosduinen</text:p>
          </table:table-cell>
          <table:table-cell table:style-name="TL RowHeader"/>
          <table:table-cell table:style-name="ce23"/>
          <table:table-cell ns41:value-type="float" table:style-name="TL Data" office:value="8255" office:value-type="float">
            <text:p>825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6" office:value-type="float">
            <text:p>6</text:p>
          </table:table-cell>
          <table:table-cell table:formula="of:=SUM([.E282:.G282])" ns41:value-type="float" table:style-name="TL Data" office:value-type="float" office:value="979">
            <text:p>979</text:p>
          </table:table-cell>
          <table:table-cell table:formula="of:=100*[.G282]/[.H282]" ns41:value-type="float" table:style-name="TL Data" office:value-type="float" office:value="0.612870275791624">
            <text:p>0.61</text:p>
          </table:table-cell>
          <table:table-cell table:formula="of:=100*[.G282]/([.F282]+[.G282])" ns41:value-type="float" table:style-name="TL Data" office:value-type="float" office:value="0.703399765533411">
            <text:p>0.7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table:formula="of:=SUM([.K282:.M282])" ns41:value-type="float" table:style-name="TL Data" office:value-type="float" office:value="170">
            <text:p>170</text:p>
          </table:table-cell>
          <table:table-cell table:formula="of:=100*[.M282]/[.N282]" ns41:value-type="float" table:style-name="TL Data" office:value-type="float" office:value="0.588235294117647">
            <text:p>0.59</text:p>
          </table:table-cell>
          <table:table-cell table:formula="of:=100*[.M282]/([.L282]+[.M282])" ns41:value-type="float" table:style-name="TL Data" office:value-type="float" office:value="0.909090909090909">
            <text:p>0.91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282]+[.N282]+[.Q282]+[.R282]+[.T282]+[.U282]+[.V282]+[.W282]" ns41:value-type="float" table:style-name="TL Data" office:value-type="float" office:value="1239">
            <text:p>12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aaldwijk</text:p>
          </table:table-cell>
          <table:table-cell table:style-name="TL RowHeader"/>
          <table:table-cell table:style-name="ce23"/>
          <table:table-cell ns41:value-type="float" table:style-name="TL Data" office:value="8270" office:value-type="float">
            <text:p>827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9" office:value-type="float">
            <text:p>9</text:p>
          </table:table-cell>
          <table:table-cell table:formula="of:=SUM([.E283:.G283])" ns41:value-type="float" table:style-name="TL Data" office:value-type="float" office:value="1205">
            <text:p>1205</text:p>
          </table:table-cell>
          <table:table-cell table:formula="of:=100*[.G283]/[.H283]" ns41:value-type="float" table:style-name="TL Data" office:value-type="float" office:value="0.746887966804979">
            <text:p>0.75</text:p>
          </table:table-cell>
          <table:table-cell table:formula="of:=100*[.G283]/([.F283]+[.G283])" ns41:value-type="float" table:style-name="TL Data" office:value-type="float" office:value="1.02857142857143">
            <text:p>1.0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" office:value-type="float">
            <text:p>2</text:p>
          </table:table-cell>
          <table:table-cell table:formula="of:=SUM([.K283:.M283])" ns41:value-type="float" table:style-name="TL Data" office:value-type="float" office:value="346">
            <text:p>346</text:p>
          </table:table-cell>
          <table:table-cell table:formula="of:=100*[.M283]/[.N283]" ns41:value-type="float" table:style-name="TL Data" office:value-type="float" office:value="0.578034682080925">
            <text:p>0.58</text:p>
          </table:table-cell>
          <table:table-cell table:formula="of:=100*[.M283]/([.L283]+[.M283])" ns41:value-type="float" table:style-name="TL Data" office:value-type="float" office:value="1.52671755725191">
            <text:p>1.5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[.H283]+[.N283]+[.Q283]+[.R283]+[.T283]+[.U283]+[.V283]+[.W283]" ns41:value-type="float" table:style-name="TL Data" office:value-type="float" office:value="1613">
            <text:p>161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ijswijk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8430" office:value-type="float">
            <text:p>8430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33" office:value-type="float">
            <text:p>33</text:p>
          </table:table-cell>
          <table:table-cell table:formula="of:=SUM([.E284:.G284])" ns41:value-type="float" table:style-name="TL Data" office:value-type="float" office:value="1354">
            <text:p>1354</text:p>
          </table:table-cell>
          <table:table-cell table:formula="of:=100*[.G284]/[.H284]" ns41:value-type="float" table:style-name="TL Data" office:value-type="float" office:value="2.43722304283604">
            <text:p>2.44</text:p>
          </table:table-cell>
          <table:table-cell table:formula="of:=100*[.G284]/([.F284]+[.G284])" ns41:value-type="float" table:style-name="TL Data" office:value-type="float" office:value="3.44827586206897">
            <text:p>3.4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/>
          <table:table-cell table:formula="of:=SUM([.K284:.M284])" ns41:value-type="float" table:style-name="TL Data" office:value-type="float" office:value="202">
            <text:p>202</text:p>
          </table:table-cell>
          <table:table-cell table:formula="of:=100*[.M284]/[.N284]" ns41:value-type="float" table:style-name="TL Data" office:value-type="float" office:value="0">
            <text:p>0.00</text:p>
          </table:table-cell>
          <table:table-cell table:formula="of:=100*[.M284]/([.L284]+[.M284])" ns41:value-type="float" table:style-name="TL Data" office:value-type="float" office:value="0">
            <text:p>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6"/>
          <table:table-cell table:formula="of:=[.H284]+[.N284]+[.Q284]+[.R284]+[.T284]+[.U284]+[.V284]+[.W284]" ns41:value-type="float" table:style-name="TL Data" office:value-type="float" office:value="1588">
            <text:p>158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illegom</text:p>
          </table:table-cell>
          <table:table-cell table:style-name="TL RowHeader"/>
          <table:table-cell table:style-name="ce23"/>
          <table:table-cell ns41:value-type="float" table:style-name="TL Data" office:value="9132" office:value-type="float">
            <text:p>913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2" office:value-type="float">
            <text:p>2</text:p>
          </table:table-cell>
          <table:table-cell table:formula="of:=SUM([.E285:.G285])" ns41:value-type="float" table:style-name="TL Data" office:value-type="float" office:value="1399">
            <text:p>1399</text:p>
          </table:table-cell>
          <table:table-cell table:formula="of:=100*[.G285]/[.H285]" ns41:value-type="float" table:style-name="TL Data" office:value-type="float" office:value="0.142959256611866">
            <text:p>0.14</text:p>
          </table:table-cell>
          <table:table-cell table:formula="of:=100*[.G285]/([.F285]+[.G285])" ns41:value-type="float" table:style-name="TL Data" office:value-type="float" office:value="0.157232704402516">
            <text:p>0.1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table:formula="of:=SUM([.K285:.M285])" ns41:value-type="float" table:style-name="TL Data" office:value-type="float" office:value="272">
            <text:p>272</text:p>
          </table:table-cell>
          <table:table-cell table:formula="of:=100*[.M285]/[.N285]" ns41:value-type="float" table:style-name="TL Data" office:value-type="float" office:value="0.735294117647059">
            <text:p>0.74</text:p>
          </table:table-cell>
          <table:table-cell table:formula="of:=100*[.M285]/([.L285]+[.M285])" ns41:value-type="float" table:style-name="TL Data" office:value-type="float" office:value="2.06185567010309">
            <text:p>2.06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85]+[.N285]+[.Q285]+[.R285]+[.T285]+[.U285]+[.V285]+[.W285]" ns41:value-type="float" table:style-name="TL Data" office:value-type="float" office:value="1732">
            <text:p>173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wijndrecht</text:p>
          </table:table-cell>
          <table:table-cell table:style-name="TL RowHeader"/>
          <table:table-cell table:style-name="ce23"/>
          <table:table-cell ns41:value-type="float" table:style-name="TL Data" office:value="9623" office:value-type="float">
            <text:p>962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286:.G286])" ns41:value-type="float" table:style-name="TL Data" office:value-type="float" office:value="1599">
            <text:p>1599</text:p>
          </table:table-cell>
          <table:table-cell table:formula="of:=100*[.G286]/[.H286]" ns41:value-type="float" table:style-name="TL Data" office:value-type="float" office:value="0.75046904315197">
            <text:p>0.75</text:p>
          </table:table-cell>
          <table:table-cell table:formula="of:=100*[.G286]/([.F286]+[.G286])" ns41:value-type="float" table:style-name="TL Data" office:value-type="float" office:value="0.904977375565611">
            <text:p>0.9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table:formula="of:=SUM([.K286:.M286])" ns41:value-type="float" table:style-name="TL Data" office:value-type="float" office:value="196">
            <text:p>196</text:p>
          </table:table-cell>
          <table:table-cell table:formula="of:=100*[.M286]/[.N286]" ns41:value-type="float" table:style-name="TL Data" office:value-type="float" office:value="0.510204081632653">
            <text:p>0.51</text:p>
          </table:table-cell>
          <table:table-cell table:formula="of:=100*[.M286]/([.L286]+[.M286])" ns41:value-type="float" table:style-name="TL Data" office:value-type="float" office:value="1.20481927710843">
            <text:p>1.2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[.H286]+[.N286]+[.Q286]+[.R286]+[.T286]+[.U286]+[.V286]+[.W286]" ns41:value-type="float" table:style-name="TL Data" office:value-type="float" office:value="1859">
            <text:p>1859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assluis</text:p>
          </table:table-cell>
          <table:table-cell table:style-name="TL RowHeader"/>
          <table:table-cell table:style-name="ce23"/>
          <table:table-cell ns41:value-type="float" table:style-name="TL Data" office:value="10405" office:value-type="float">
            <text:p>1040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287:.G287])" ns41:value-type="float" table:style-name="TL Data" office:value-type="float" office:value="1731">
            <text:p>1731</text:p>
          </table:table-cell>
          <table:table-cell table:formula="of:=100*[.G287]/[.H287]" ns41:value-type="float" table:style-name="TL Data" office:value-type="float" office:value="0.577700751010976">
            <text:p>0.58</text:p>
          </table:table-cell>
          <table:table-cell table:formula="of:=100*[.G287]/([.F287]+[.G287])" ns41:value-type="float" table:style-name="TL Data" office:value-type="float" office:value="0.66577896138482">
            <text:p>0.6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table:formula="of:=SUM([.K287:.M287])" ns41:value-type="float" table:style-name="TL Data" office:value-type="float" office:value="255">
            <text:p>255</text:p>
          </table:table-cell>
          <table:table-cell table:formula="of:=100*[.M287]/[.N287]" ns41:value-type="float" table:style-name="TL Data" office:value-type="float" office:value="0.392156862745098">
            <text:p>0.39</text:p>
          </table:table-cell>
          <table:table-cell table:formula="of:=100*[.M287]/([.L287]+[.M287])" ns41:value-type="float" table:style-name="TL Data" office:value-type="float" office:value="0.78740157480315">
            <text:p>0.79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87]+[.N287]+[.Q287]+[.R287]+[.T287]+[.U287]+[.V287]+[.W287]" ns41:value-type="float" table:style-name="TL Data" office:value-type="float" office:value="2029">
            <text:p>202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idderkerk</text:p>
          </table:table-cell>
          <table:table-cell table:style-name="TL RowHeader"/>
          <table:table-cell table:style-name="ce23"/>
          <table:table-cell ns41:value-type="float" table:style-name="TL Data" office:value="11723" office:value-type="float">
            <text:p>1172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288:.G288])" ns41:value-type="float" table:style-name="TL Data" office:value-type="float" office:value="1871">
            <text:p>1871</text:p>
          </table:table-cell>
          <table:table-cell table:formula="of:=100*[.G288]/[.H288]" ns41:value-type="float" table:style-name="TL Data" office:value-type="float" office:value="1.38963121325494">
            <text:p>1.39</text:p>
          </table:table-cell>
          <table:table-cell table:formula="of:=100*[.G288]/([.F288]+[.G288])" ns41:value-type="float" table:style-name="TL Data" office:value-type="float" office:value="1.5767131594906">
            <office:annotation draw:style-name="gr1" svg:height="1.032cm" draw:caption-point-y="1.068cm" svg:width="1.428cm" svg:x="18.319cm" draw:caption-point-x="1.276cm" svg:y="130.387cm" draw:text-style-name="P1">
              <dc:creator>CDM</dc:creator>
              <dc:date>2014-12-12T00:00:00</dc:date>
              <text:p text:style-name="P1"><text:span text:style-name="T1">1,28</text:span></text:p>
              <text:p text:style-name="P1"><text:span text:style-name="T2"/></text:p>
            </office:annotation>
            <text:p>1.5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table:formula="of:=SUM([.K288:.M288])" ns41:value-type="float" table:style-name="TL Data" office:value-type="float" office:value="300">
            <text:p>300</text:p>
          </table:table-cell>
          <table:table-cell table:formula="of:=100*[.M288]/[.N288]" ns41:value-type="float" table:style-name="TL Data" office:value-type="float" office:value="0.666666666666667">
            <text:p>0.67</text:p>
          </table:table-cell>
          <table:table-cell table:formula="of:=100*[.M288]/([.L288]+[.M288])" ns41:value-type="float" table:style-name="TL Data" office:value-type="float" office:value="1.78571428571429">
            <text:p>1.79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H288]+[.N288]+[.Q288]+[.R288]+[.T288]+[.U288]+[.V288]+[.W288]" ns41:value-type="float" table:style-name="TL Data" office:value-type="float" office:value="2273">
            <text:p>2273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orinchem</text:p>
          </table:table-cell>
          <table:table-cell table:style-name="TL RowHeader"/>
          <table:table-cell table:style-name="ce23"/>
          <table:table-cell ns41:value-type="float" table:style-name="TL Data" office:value="12713" office:value-type="float">
            <text:p>1271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66" office:value-type="float">
            <text:p>1866</text:p>
          </table:table-cell>
          <table:table-cell table:style-name="TL Data"/>
          <table:table-cell table:formula="of:=SUM([.E289:.G289])" ns41:value-type="float" table:style-name="TL Data" office:value-type="float" office:value="2073">
            <text:p>2073</text:p>
          </table:table-cell>
          <table:table-cell table:formula="of:=100*[.G289]/[.H289]" ns41:value-type="float" table:style-name="TL Data" office:value-type="float" office:value="0">
            <text:p>0.00</text:p>
          </table:table-cell>
          <table:table-cell table:formula="of:=100*[.G289]/([.F289]+[.G289])" ns41:value-type="float" table:style-name="TL Data" office:value-type="float" office:value="0">
            <text:p>0.00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/>
          <table:table-cell table:formula="of:=SUM([.K289:.M289])" ns41:value-type="float" table:style-name="TL Data" office:value-type="float" office:value="621">
            <text:p>621</text:p>
          </table:table-cell>
          <table:table-cell table:formula="of:=100*[.M289]/[.N289]" ns41:value-type="float" table:style-name="TL Data" office:value-type="float" office:value="0">
            <text:p>0.00</text:p>
          </table:table-cell>
          <table:table-cell table:formula="of:=100*[.M289]/([.L289]+[.M289])" ns41:value-type="float" table:style-name="TL Data" office:value-type="float" office:value="0">
            <text:p>0.0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H289]+[.N289]+[.Q289]+[.R289]+[.T289]+[.U289]+[.V289]+[.W289]" ns41:value-type="float" table:style-name="TL Data" office:value-type="float" office:value="2720">
            <text:p>272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liedrecht</text:p>
          </table:table-cell>
          <table:table-cell table:style-name="TL RowHeader"/>
          <table:table-cell table:style-name="ce23"/>
          <table:table-cell ns41:value-type="float" table:style-name="TL Data" office:value="12794" office:value-type="float">
            <text:p>12794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290:.G290])" ns41:value-type="float" table:style-name="TL Data" office:value-type="float" office:value="2381">
            <text:p>2381</text:p>
          </table:table-cell>
          <table:table-cell table:formula="of:=100*[.G290]/[.H290]" ns41:value-type="float" table:style-name="TL Data" office:value-type="float" office:value="0.839983200335993">
            <text:p>0.84</text:p>
          </table:table-cell>
          <table:table-cell table:formula="of:=100*[.G290]/([.F290]+[.G290])" ns41:value-type="float" table:style-name="TL Data" office:value-type="float" office:value="1.09229929000546">
            <text:p>1.0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table:formula="of:=SUM([.K290:.M290])" ns41:value-type="float" table:style-name="TL Data" office:value-type="float" office:value="265">
            <text:p>265</text:p>
          </table:table-cell>
          <table:table-cell table:formula="of:=100*[.M290]/[.N290]" ns41:value-type="float" table:style-name="TL Data" office:value-type="float" office:value="0.754716981132076">
            <text:p>0.75</text:p>
          </table:table-cell>
          <table:table-cell table:formula="of:=100*[.M290]/([.L290]+[.M290])" ns41:value-type="float" table:style-name="TL Data" office:value-type="float" office:value="1.94174757281553">
            <text:p>1.9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formula="of:=[.H290]+[.N290]+[.Q290]+[.R290]+[.T290]+[.U290]+[.V290]+[.W290]" ns41:value-type="float" table:style-name="TL Data" office:value-type="float" office:value="2692">
            <text:p>269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atwijk</text:p>
          </table:table-cell>
          <table:table-cell table:style-name="TL RowHeader"/>
          <table:table-cell table:style-name="ce23"/>
          <table:table-cell ns41:value-type="float" table:style-name="TL Data" office:value="13128" office:value-type="float">
            <text:p>13128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2" office:value-type="float">
            <text:p>2</text:p>
          </table:table-cell>
          <table:table-cell table:formula="of:=SUM([.E291:.G291])" ns41:value-type="float" table:style-name="TL Data" office:value-type="float" office:value="2290">
            <text:p>2290</text:p>
          </table:table-cell>
          <table:table-cell table:formula="of:=100*[.G291]/[.H291]" ns41:value-type="float" table:style-name="TL Data" office:value-type="float" office:value="0.0873362445414847">
            <text:p>0.09</text:p>
          </table:table-cell>
          <table:table-cell table:formula="of:=100*[.G291]/([.F291]+[.G291])" ns41:value-type="float" table:style-name="TL Data" office:value-type="float" office:value="0.165700082850041">
            <office:annotation draw:style-name="gr1" svg:height="0.581cm" draw:caption-point-y="1.067cm" svg:width="0.926cm" svg:x="18.319cm" draw:caption-point-x="1.276cm" svg:y="131.737cm" draw:text-style-name="P1">
              <dc:creator>CDM</dc:creator>
              <dc:date>2014-12-12T00:00:00</dc:date>
              <text:p text:style-name="P1"><text:span text:style-name="T1">1,17</text:span></text:p>
              <text:p text:style-name="P1"><text:span text:style-name="T2"/></text:p>
            </office:annotation>
            <text:p>0.1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formula="of:=SUM([.K291:.M291])" ns41:value-type="float" table:style-name="TL Data" office:value-type="float" office:value="241">
            <text:p>241</text:p>
          </table:table-cell>
          <table:table-cell table:formula="of:=100*[.M291]/[.N291]" ns41:value-type="float" table:style-name="TL Data" office:value-type="float" office:value="0">
            <text:p>0.00</text:p>
          </table:table-cell>
          <table:table-cell table:formula="of:=100*[.M291]/([.L291]+[.M291])" ns41:value-type="float" table:style-name="TL Data" office:value-type="float" office:value="0">
            <text:p>0.00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formula="of:=[.H291]+[.N291]+[.Q291]+[.R291]+[.T291]+[.U291]+[.V291]+[.W291]" ns41:value-type="float" table:style-name="TL Data" office:value-type="float" office:value="2609">
            <text:p>260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lphen a/d Rijn</text:p>
          </table:table-cell>
          <table:table-cell table:style-name="TL RowHeader"/>
          <table:table-cell table:style-name="ce23"/>
          <table:table-cell ns41:value-type="float" table:style-name="TL Data" office:value="14962" office:value-type="float">
            <text:p>1496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292:.G292])" ns41:value-type="float" table:style-name="TL Data" office:value-type="float" office:value="2181">
            <text:p>2181</text:p>
          </table:table-cell>
          <table:table-cell table:formula="of:=100*[.G292]/[.H292]" ns41:value-type="float" table:style-name="TL Data" office:value-type="float" office:value="1.46721687299404">
            <text:p>1.47</text:p>
          </table:table-cell>
          <table:table-cell table:formula="of:=100*[.G292]/([.F292]+[.G292])" ns41:value-type="float" table:style-name="TL Data" office:value-type="float" office:value="1.73253925284245">
            <text:p>1.7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/>
          <table:table-cell table:formula="of:=SUM([.K292:.M292])" ns41:value-type="float" table:style-name="TL Data" office:value-type="float" office:value="636">
            <text:p>636</text:p>
          </table:table-cell>
          <table:table-cell table:formula="of:=100*[.M292]/[.N292]" ns41:value-type="float" table:style-name="TL Data" office:value-type="float" office:value="0">
            <text:p>0.00</text:p>
          </table:table-cell>
          <table:table-cell table:formula="of:=100*[.M292]/([.L292]+[.M292])" ns41:value-type="float" table:style-name="TL Data" office:value-type="float" office:value="0">
            <text:p>0.0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[.H292]+[.N292]+[.Q292]+[.R292]+[.T292]+[.U292]+[.V292]+[.W292]" ns41:value-type="float" table:style-name="TL Data" office:value-type="float" office:value="3017">
            <text:p>3017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laardingen</text:p>
          </table:table-cell>
          <table:table-cell table:style-name="TL RowHeader"/>
          <table:table-cell table:style-name="ce23"/>
          <table:table-cell ns41:value-type="float" table:style-name="TL Data" office:value="24659" office:value-type="float">
            <text:p>24659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3727" office:value-type="float">
            <text:p>3727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293:.G293])" ns41:value-type="float" table:style-name="TL Data" office:value-type="float" office:value="4617">
            <text:p>4617</text:p>
          </table:table-cell>
          <table:table-cell table:formula="of:=100*[.G293]/[.H293]" ns41:value-type="float" table:style-name="TL Data" office:value-type="float" office:value="0.346545375785142">
            <text:p>0.35</text:p>
          </table:table-cell>
          <table:table-cell table:formula="of:=100*[.G293]/([.F293]+[.G293])" ns41:value-type="float" table:style-name="TL Data" office:value-type="float" office:value="0.427464600587764">
            <text:p>0.4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" office:value-type="float">
            <text:p>1</text:p>
          </table:table-cell>
          <table:table-cell table:formula="of:=SUM([.K293:.M293])" ns41:value-type="float" table:style-name="TL Data" office:value-type="float" office:value="441">
            <text:p>441</text:p>
          </table:table-cell>
          <table:table-cell table:formula="of:=100*[.M293]/[.N293]" ns41:value-type="float" table:style-name="TL Data" office:value-type="float" office:value="0.226757369614512">
            <text:p>0.23</text:p>
          </table:table-cell>
          <table:table-cell table:formula="of:=100*[.M293]/([.L293]+[.M293])" ns41:value-type="float" table:style-name="TL Data" office:value-type="float" office:value="0.444444444444444">
            <text:p>0.44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H293]+[.N293]+[.Q293]+[.R293]+[.T293]+[.U293]+[.V293]+[.W293]" ns41:value-type="float" table:style-name="TL Data" office:value-type="float" office:value="5191">
            <text:p>519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6373" office:value-type="float">
            <text:p>26373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3641" office:value-type="float">
            <text:p>3641</text:p>
          </table:table-cell>
          <table:table-cell ns41:value-type="float" table:style-name="TL Data" office:value="71" office:value-type="float">
            <text:p>71</text:p>
          </table:table-cell>
          <table:table-cell table:formula="of:=SUM([.E294:.G294])" ns41:value-type="float" table:style-name="TL Data" office:value-type="float" office:value="4698">
            <text:p>4698</text:p>
          </table:table-cell>
          <table:table-cell table:formula="of:=100*[.G294]/[.H294]" ns41:value-type="float" table:style-name="TL Data" office:value-type="float" office:value="1.51128139633887">
            <text:p>1.51</text:p>
          </table:table-cell>
          <table:table-cell table:formula="of:=100*[.G294]/([.F294]+[.G294])" ns41:value-type="float" table:style-name="TL Data" office:value-type="float" office:value="1.91271551724138">
            <text:p>1.91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" office:value-type="float">
            <text:p>5</text:p>
          </table:table-cell>
          <table:table-cell table:formula="of:=SUM([.K294:.M294])" ns41:value-type="float" table:style-name="TL Data" office:value-type="float" office:value="1118">
            <text:p>1118</text:p>
          </table:table-cell>
          <table:table-cell table:formula="of:=100*[.M294]/[.N294]" ns41:value-type="float" table:style-name="TL Data" office:value-type="float" office:value="0.447227191413238">
            <text:p>0.45</text:p>
          </table:table-cell>
          <table:table-cell table:formula="of:=100*[.M294]/([.L294]+[.M294])" ns41:value-type="float" table:style-name="TL Data" office:value-type="float" office:value="0.956022944550669">
            <text:p>0.96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[.H294]+[.N294]+[.Q294]+[.R294]+[.T294]+[.U294]+[.V294]+[.W294]" ns41:value-type="float" table:style-name="TL Data" office:value-type="float" office:value="5831">
            <text:p>583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8" office:value-type="float">
            <text:p>6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 table:style-name="TL RowHeader"/>
          <table:table-cell table:style-name="ce23"/>
          <table:table-cell ns41:value-type="float" table:style-name="TL Data" office:value="38189" office:value-type="float">
            <text:p>38189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155" office:value-type="float">
            <text:p>6155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295:.G295])" ns41:value-type="float" table:style-name="TL Data" office:value-type="float" office:value="6848">
            <text:p>6848</text:p>
          </table:table-cell>
          <table:table-cell table:formula="of:=100*[.G295]/[.H295]" ns41:value-type="float" table:style-name="TL Data" office:value-type="float" office:value="0.365070093457944">
            <text:p>0.37</text:p>
          </table:table-cell>
          <table:table-cell table:formula="of:=100*[.G295]/([.F295]+[.G295])" ns41:value-type="float" table:style-name="TL Data" office:value-type="float" office:value="0.40453074433657">
            <text:p>0.4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" office:value-type="float">
            <text:p>4</text:p>
          </table:table-cell>
          <table:table-cell table:formula="of:=SUM([.K295:.M295])" ns41:value-type="float" table:style-name="TL Data" office:value-type="float" office:value="879">
            <text:p>879</text:p>
          </table:table-cell>
          <table:table-cell table:formula="of:=100*[.M295]/[.N295]" ns41:value-type="float" table:style-name="TL Data" office:value-type="float" office:value="0.455062571103527">
            <text:p>0.46</text:p>
          </table:table-cell>
          <table:table-cell table:formula="of:=100*[.M295]/([.L295]+[.M295])" ns41:value-type="float" table:style-name="TL Data" office:value-type="float" office:value="0.82815734989648">
            <text:p>0.83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H295]+[.N295]+[.Q295]+[.R295]+[.T295]+[.U295]+[.V295]+[.W295]" ns41:value-type="float" table:style-name="TL Data" office:value-type="float" office:value="7947">
            <text:p>79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iedam</text:p>
          </table:table-cell>
          <table:table-cell table:style-name="TL RowHeader"/>
          <table:table-cell table:style-name="ce23"/>
          <table:table-cell ns41:value-type="float" table:style-name="TL Data" office:value="38191" office:value-type="float">
            <text:p>38191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6216" office:value-type="float">
            <text:p>6216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296:.G296])" ns41:value-type="float" table:style-name="TL Data" office:value-type="float" office:value="7074">
            <text:p>7074</text:p>
          </table:table-cell>
          <table:table-cell table:formula="of:=100*[.G296]/[.H296]" ns41:value-type="float" table:style-name="TL Data" office:value-type="float" office:value="0.310998020921685">
            <text:p>0.31</text:p>
          </table:table-cell>
          <table:table-cell table:formula="of:=100*[.G296]/([.F296]+[.G296])" ns41:value-type="float" table:style-name="TL Data" office:value-type="float" office:value="0.352677140109009">
            <text:p>0.3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/>
          <table:table-cell table:formula="of:=SUM([.K296:.M296])" ns41:value-type="float" table:style-name="TL Data" office:value-type="float" office:value="756">
            <text:p>756</text:p>
          </table:table-cell>
          <table:table-cell table:formula="of:=100*[.M296]/[.N296]" ns41:value-type="float" table:style-name="TL Data" office:value-type="float" office:value="0">
            <text:p>0.00</text:p>
          </table:table-cell>
          <table:table-cell table:formula="of:=100*[.M296]/([.L296]+[.M296])" ns41:value-type="float" table:style-name="TL Data" office:value-type="float" office:value="0">
            <text:p>0.00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[.H296]+[.N296]+[.Q296]+[.R296]+[.T296]+[.U296]+[.V296]+[.W296]" ns41:value-type="float" table:style-name="TL Data" office:value-type="float" office:value="7985">
            <text:p>798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 table:style-name="TL RowHeader"/>
          <table:table-cell table:style-name="ce23"/>
          <table:table-cell ns41:value-type="float" table:style-name="TL Data" office:value="53828" office:value-type="float">
            <text:p>53828</text:p>
          </table:table-cell>
          <table:table-cell ns41:value-type="float" table:style-name="TL Data" office:value="1672" office:value-type="float">
            <text:p>1672</text:p>
          </table:table-cell>
          <table:table-cell ns41:value-type="float" table:style-name="TL Data" office:value="7609" office:value-type="float">
            <text:p>7609</text:p>
          </table:table-cell>
          <table:table-cell ns41:value-type="float" table:style-name="TL Data" office:value="78" office:value-type="float">
            <text:p>78</text:p>
          </table:table-cell>
          <table:table-cell table:formula="of:=SUM([.E297:.G297])" ns41:value-type="float" table:style-name="TL Data" office:value-type="float" office:value="9359">
            <text:p>9359</text:p>
          </table:table-cell>
          <table:table-cell table:formula="of:=100*[.G297]/[.H297]" ns41:value-type="float" table:style-name="TL Data" office:value-type="float" office:value="0.833422374185276">
            <text:p>0.83</text:p>
          </table:table-cell>
          <table:table-cell table:formula="of:=100*[.G297]/([.F297]+[.G297])" ns41:value-type="float" table:style-name="TL Data" office:value-type="float" office:value="1.01470014309874">
            <text:p>1.01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" office:value-type="float">
            <text:p>6</text:p>
          </table:table-cell>
          <table:table-cell table:formula="of:=SUM([.K297:.M297])" ns41:value-type="float" table:style-name="TL Data" office:value-type="float" office:value="1260">
            <text:p>1260</text:p>
          </table:table-cell>
          <table:table-cell table:formula="of:=100*[.M297]/[.N297]" ns41:value-type="float" table:style-name="TL Data" office:value-type="float" office:value="0.476190476190476">
            <text:p>0.48</text:p>
          </table:table-cell>
          <table:table-cell table:formula="of:=100*[.M297]/([.L297]+[.M297])" ns41:value-type="float" table:style-name="TL Data" office:value-type="float" office:value="0.840336134453782">
            <text:p>0.84</text:p>
          </table:table-cell>
          <table:table-cell ns41:value-type="float" table:style-name="TL Data" office:value="548" office:value-type="float">
            <text:p>54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[.H297]+[.N297]+[.Q297]+[.R297]+[.T297]+[.U297]+[.V297]+[.W297]" ns41:value-type="float" table:style-name="TL Data" office:value-type="float" office:value="11311">
            <text:p>1131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3" office:value-type="float">
            <text:p>13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 table:style-name="TL RowHeader"/>
          <table:table-cell table:style-name="ce23"/>
          <table:table-cell ns41:value-type="float" table:style-name="TL Data" office:value="61113" office:value-type="float">
            <text:p>61113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9192" office:value-type="float">
            <text:p>9192</text:p>
          </table:table-cell>
          <table:table-cell ns41:value-type="float" table:style-name="TL Data" office:value="81" office:value-type="float">
            <text:p>81</text:p>
          </table:table-cell>
          <table:table-cell table:formula="of:=SUM([.E298:.G298])" ns41:value-type="float" table:style-name="TL Data" office:value-type="float" office:value="10477">
            <text:p>10477</text:p>
          </table:table-cell>
          <table:table-cell table:formula="of:=100*[.G298]/[.H298]" ns41:value-type="float" table:style-name="TL Data" office:value-type="float" office:value="0.773122076930419">
            <text:p>0.77</text:p>
          </table:table-cell>
          <table:table-cell table:formula="of:=100*[.G298]/([.F298]+[.G298])" ns41:value-type="float" table:style-name="TL Data" office:value-type="float" office:value="0.873503720478809">
            <text:p>0.87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15" office:value-type="float">
            <text:p>15</text:p>
          </table:table-cell>
          <table:table-cell table:formula="of:=SUM([.K298:.M298])" ns41:value-type="float" table:style-name="TL Data" office:value-type="float" office:value="2382">
            <text:p>2382</text:p>
          </table:table-cell>
          <table:table-cell table:formula="of:=100*[.M298]/[.N298]" ns41:value-type="float" table:style-name="TL Data" office:value-type="float" office:value="0.629722921914358">
            <text:p>0.63</text:p>
          </table:table-cell>
          <table:table-cell table:formula="of:=100*[.M298]/([.L298]+[.M298])" ns41:value-type="float" table:style-name="TL Data" office:value-type="float" office:value="1.03376981392143">
            <office:annotation draw:style-name="gr1" svg:height="1.587cm" draw:caption-point-y="1.067cm" svg:width="2.268cm" svg:x="29.058cm" draw:caption-point-x="1.837cm" svg:y="134.885cm" draw:text-style-name="P1">
              <dc:creator>CDM</dc:creator>
              <dc:date>2014-12-12T00:00:00</dc:date>
              <text:p text:style-name="P1"><text:span text:style-name="T1">SP: 1,04</text:span></text:p>
              <text:p text:style-name="P1"><text:span text:style-name="T2"/></text:p>
              <text:p text:style-name="P1"><text:span text:style-name="T2"/></text:p>
            </office:annotation>
            <text:p>1.03</text:p>
          </table:table-cell>
          <table:table-cell ns41:value-type="float" table:style-name="TL Data" office:value="715" office:value-type="float">
            <text:p>715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table:formula="of:=[.H298]+[.N298]+[.Q298]+[.R298]+[.T298]+[.U298]+[.V298]+[.W298]" ns41:value-type="float" table:style-name="TL Data" office:value-type="float" office:value="13628">
            <text:p>1362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-Gravenhage</text:p>
          </table:table-cell>
          <table:table-cell table:style-name="TL RowHeader"/>
          <table:table-cell table:style-name="ce23"/>
          <table:table-cell ns41:value-type="float" table:style-name="TL Data" office:value="352979" office:value-type="float">
            <text:p>352979</text:p>
          </table:table-cell>
          <table:table-cell ns41:value-type="float" table:style-name="TL Data" office:value="9259" office:value-type="float">
            <text:p>9259</text:p>
          </table:table-cell>
          <table:table-cell ns41:value-type="float" table:style-name="TL Data" office:value="58849" office:value-type="float">
            <text:p>58849</text:p>
          </table:table-cell>
          <table:table-cell ns41:value-type="float" table:style-name="TL Data" office:value="814" office:value-type="float">
            <text:p>814</text:p>
          </table:table-cell>
          <table:table-cell table:formula="of:=SUM([.E299:.G299])" ns41:value-type="float" table:style-name="TL Data" office:value-type="float" office:value="68922">
            <text:p>68922</text:p>
          </table:table-cell>
          <table:table-cell table:formula="of:=100*[.G299]/[.H299]" ns41:value-type="float" table:style-name="TL Data" office:value-type="float" office:value="1.18104523954615">
            <text:p>1.18</text:p>
          </table:table-cell>
          <table:table-cell table:formula="of:=100*[.G299]/([.F299]+[.G299])" ns41:value-type="float" table:style-name="TL Data" office:value-type="float" office:value="1.36432965154283">
            <text:p>1.36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4646" office:value-type="float">
            <text:p>4646</text:p>
          </table:table-cell>
          <table:table-cell ns41:value-type="float" table:style-name="TL Data" office:value="26" office:value-type="float">
            <text:p>26</text:p>
          </table:table-cell>
          <table:table-cell table:formula="of:=SUM([.K299:.M299])" ns41:value-type="float" table:style-name="TL Data" office:value-type="float" office:value="5944">
            <text:p>5944</text:p>
          </table:table-cell>
          <table:table-cell table:formula="of:=100*[.M299]/[.N299]" ns41:value-type="float" table:style-name="TL Data" office:value-type="float" office:value="0.437415881561238">
            <text:p>0.44</text:p>
          </table:table-cell>
          <table:table-cell table:formula="of:=100*[.M299]/([.L299]+[.M299])" ns41:value-type="float" table:style-name="TL Data" office:value-type="float" office:value="0.556506849315068">
            <text:p>0.56</text:p>
          </table:table-cell>
          <table:table-cell ns41:value-type="float" table:style-name="TL Data" office:value="2006" office:value-type="float">
            <text:p>2006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H299]+[.N299]+[.Q299]+[.R299]+[.T299]+[.U299]+[.V299]+[.W299]" ns41:value-type="float" table:style-name="TL Data" office:value-type="float" office:value="76953">
            <text:p>7695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31" office:value-type="float">
            <text:p>4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6">
          <table:table-cell ns41:value-type="string" table:style-name="TL RowHeader" office:value-type="string">
            <text:p>Rotterdam (met inbegrip van Hoek van Holland)</text:p>
          </table:table-cell>
          <table:table-cell table:style-name="TL RowHeader"/>
          <table:table-cell table:style-name="ce23"/>
          <table:table-cell ns41:value-type="float" table:style-name="TL Data" office:value="501281" office:value-type="float">
            <text:p>501281</text:p>
          </table:table-cell>
          <table:table-cell ns41:value-type="float" table:style-name="TL Data" office:value="4468" office:value-type="float">
            <text:p>4468</text:p>
          </table:table-cell>
          <table:table-cell ns41:value-type="float" table:style-name="TL Data" office:value="91796" office:value-type="float">
            <text:p>91796</text:p>
          </table:table-cell>
          <table:table-cell ns41:value-type="float" table:style-name="TL Data" office:value="607" office:value-type="float">
            <text:p>607</text:p>
          </table:table-cell>
          <table:table-cell table:formula="of:=SUM([.E300:.G300])" ns41:value-type="float" table:style-name="TL Data" office:value-type="float" office:value="96871">
            <text:p>96871</text:p>
          </table:table-cell>
          <table:table-cell table:formula="of:=100*[.G300]/[.H300]" ns41:value-type="float" table:style-name="TL Data" office:value-type="float" office:value="0.626606517946547">
            <text:p>0.63</text:p>
          </table:table-cell>
          <table:table-cell table:formula="of:=100*[.G300]/([.F300]+[.G300])" ns41:value-type="float" table:style-name="TL Data" office:value-type="float" office:value="0.656905078839432">
            <text:p>0.66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6645" office:value-type="float">
            <text:p>6645</text:p>
          </table:table-cell>
          <table:table-cell ns41:value-type="float" table:style-name="TL Data" office:value="18" office:value-type="float">
            <text:p>18</text:p>
          </table:table-cell>
          <table:table-cell table:formula="of:=SUM([.K300:.M300])" ns41:value-type="float" table:style-name="TL Data" office:value-type="float" office:value="7530">
            <text:p>7530</text:p>
          </table:table-cell>
          <table:table-cell table:formula="of:=100*[.M300]/[.N300]" ns41:value-type="float" table:style-name="TL Data" office:value-type="float" office:value="0.239043824701195">
            <text:p>0.24</text:p>
          </table:table-cell>
          <table:table-cell table:formula="of:=100*[.M300]/([.L300]+[.M300])" ns41:value-type="float" table:style-name="TL Data" office:value-type="float" office:value="0.270148581719946">
            <text:p>0.27</text:p>
          </table:table-cell>
          <table:table-cell ns41:value-type="float" table:style-name="TL Data" office:value="1862" office:value-type="float">
            <text:p>1862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formula="of:=[.H300]+[.N300]+[.Q300]+[.R300]+[.T300]+[.U300]+[.V300]+[.W300]" ns41:value-type="float" table:style-name="TL Data" office:value-type="float" office:value="106267">
            <text:p>10626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74" office:value-type="float">
            <text:p>7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6">
          <table:table-cell ns41:value-type="string" table:style-name="TL RowHeader" office:value-type="string">
            <text:p>Rotterdam ( Hoek van Holland)</text:p>
          </table:table-cell>
          <table:table-cell table:style-name="TL RowHeader"/>
          <table:table-cell table:style-name="ce23"/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301:.G301])" ns41:value-type="float" table:style-name="TL Data" office:value-type="float" office:value="497">
            <text:p>497</text:p>
          </table:table-cell>
          <table:table-cell table:formula="of:=100*[.G301]/[.H301]" ns41:value-type="float" table:style-name="TL Data" office:value-type="float" office:value="2.61569416498994">
            <text:p>2.62</text:p>
          </table:table-cell>
          <table:table-cell table:formula="of:=100*[.G301]/([.F301]+[.G301])" ns41:value-type="float" table:style-name="TL Data" office:value-type="float" office:value="2.87610619469027">
            <text:p>2.8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table:formula="of:=SUM([.K301:.M301])" ns41:value-type="float" table:style-name="TL Data" office:value-type="float" office:value="84">
            <text:p>84</text:p>
          </table:table-cell>
          <table:table-cell table:formula="of:=100*[.M301]/[.N301]" ns41:value-type="float" table:style-name="TL Data" office:value-type="float" office:value="0">
            <text:p>0.00</text:p>
          </table:table-cell>
          <table:table-cell table:formula="of:=100*[.M301]/([.L301]+[.M301])" ns41:value-type="float" table:style-name="TL Data" office:value-type="float" office:value="0">
            <text:p>0.00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6"/>
          <table:table-cell table:formula="of:=[.H301]+[.N301]+[.Q301]+[.R301]+[.T301]+[.U301]+[.V301]+[.W301]" ns41:value-type="float" table:style-name="TL Data" office:value-type="float" office:value="660">
            <text:p>66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uiksloot</text:p>
          </table:table-cell>
          <table:table-cell table:style-name="TL RowHeader"/>
          <table:table-cell table:style-name="ce23"/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/>
          <table:table-cell table:formula="of:=SUM([.E302:.G302])" ns41:value-type="float" table:style-name="TL Data" office:value-type="float" office:value="346">
            <text:p>346</text:p>
          </table:table-cell>
          <table:table-cell table:formula="of:=100*[.G302]/[.H302]" ns41:value-type="float" table:style-name="TL Data" office:value-type="float" office:value="0">
            <text:p>0.00</text:p>
          </table:table-cell>
          <table:table-cell table:formula="of:=100*[.G302]/([.F302]+[.G302])" ns41:value-type="float" table:style-name="TL Data" office:value-type="float" office:value="0">
            <text:p>0.0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302:.M302])" ns41:value-type="float" table:style-name="TL Data" office:value-type="float" office:value="51">
            <text:p>51</text:p>
          </table:table-cell>
          <table:table-cell table:formula="of:=100*[.M302]/[.N302]" ns41:value-type="float" table:style-name="TL Data" office:value-type="float" office:value="0">
            <text:p>0.00</text:p>
          </table:table-cell>
          <table:table-cell table:formula="of:=100*[.M302]/([.L302]+[.M302])" ns41:value-type="float" table:style-name="TL Data" office:value-type="float" office:value="0">
            <text:p>0.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302]+[.N302]+[.Q302]+[.R302]+[.T302]+[.U302]+[.V302]+[.W302]" ns41:value-type="float" table:style-name="TL Data" office:value-type="float" office:value="403">
            <text:p>4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iemen</text:p>
          </table:table-cell>
          <table:table-cell table:style-name="TL RowHeader"/>
          <table:table-cell table:style-name="ce23"/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" office:value-type="float">
            <text:p>2</text:p>
          </table:table-cell>
          <table:table-cell table:formula="of:=SUM([.E303:.G303])" ns41:value-type="float" table:style-name="TL Data" office:value-type="float" office:value="302">
            <text:p>302</text:p>
          </table:table-cell>
          <table:table-cell table:formula="of:=100*[.G303]/[.H303]" ns41:value-type="float" table:style-name="TL Data" office:value-type="float" office:value="0.662251655629139">
            <text:p>0.66</text:p>
          </table:table-cell>
          <table:table-cell table:formula="of:=100*[.G303]/([.F303]+[.G303])" ns41:value-type="float" table:style-name="TL Data" office:value-type="float" office:value="0.790513833992095">
            <text:p>0.7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formula="of:=SUM([.K303:.M303])" ns41:value-type="float" table:style-name="TL Data" office:value-type="float" office:value="75">
            <text:p>75</text:p>
          </table:table-cell>
          <table:table-cell table:formula="of:=100*[.M303]/[.N303]" ns41:value-type="float" table:style-name="TL Data" office:value-type="float" office:value="0">
            <text:p>0.00</text:p>
          </table:table-cell>
          <table:table-cell table:formula="of:=100*[.M303]/([.L303]+[.M303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303]+[.N303]+[.Q303]+[.R303]+[.T303]+[.U303]+[.V303]+[.W303]" ns41:value-type="float" table:style-name="TL Data" office:value-type="float" office:value="400">
            <text:p>4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ansdorp</text:p>
          </table:table-cell>
          <table:table-cell table:style-name="TL RowHeader"/>
          <table:table-cell table:style-name="ce23"/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/>
          <table:table-cell table:formula="of:=SUM([.E304:.G304])" ns41:value-type="float" table:style-name="TL Data" office:value-type="float" office:value="349">
            <text:p>349</text:p>
          </table:table-cell>
          <table:table-cell table:formula="of:=100*[.G304]/[.H304]" ns41:value-type="float" table:style-name="TL Data" office:value-type="float" office:value="0">
            <text:p>0.00</text:p>
          </table:table-cell>
          <table:table-cell table:formula="of:=100*[.G304]/([.F304]+[.G304])" ns41:value-type="float" table:style-name="TL Data" office:value-type="float" office:value="0">
            <text:p>0.0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SUM([.K304:.M304])" ns41:value-type="float" table:style-name="TL Data" office:value-type="float" office:value="125">
            <text:p>125</text:p>
          </table:table-cell>
          <table:table-cell table:formula="of:=100*[.M304]/[.N304]" ns41:value-type="float" table:style-name="TL Data" office:value-type="float" office:value="0">
            <text:p>0.00</text:p>
          </table:table-cell>
          <table:table-cell table:formula="of:=100*[.M304]/([.L304]+[.M304])" ns41:value-type="float" table:style-name="TL Data" office:value-type="float" office:value="0">
            <text:p>0.0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6"/>
          <table:table-cell table:formula="of:=[.H304]+[.N304]+[.Q304]+[.R304]+[.T304]+[.U304]+[.V304]+[.W304]" ns41:value-type="float" table:style-name="TL Data" office:value-type="float" office:value="513">
            <text:p>5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rmenhuizen</text:p>
          </table:table-cell>
          <table:table-cell table:style-name="TL RowHeader"/>
          <table:table-cell table:style-name="ce23"/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" office:value-type="float">
            <text:p>2</text:p>
          </table:table-cell>
          <table:table-cell table:formula="of:=SUM([.E305:.G305])" ns41:value-type="float" table:style-name="TL Data" office:value-type="float" office:value="286">
            <text:p>286</text:p>
          </table:table-cell>
          <table:table-cell table:formula="of:=100*[.G305]/[.H305]" ns41:value-type="float" table:style-name="TL Data" office:value-type="float" office:value="0.699300699300699">
            <text:p>0.70</text:p>
          </table:table-cell>
          <table:table-cell table:formula="of:=100*[.G305]/([.F305]+[.G305])" ns41:value-type="float" table:style-name="TL Data" office:value-type="float" office:value="1.25786163522013">
            <text:p>1.2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305:.M305])" ns41:value-type="float" table:style-name="TL Data" office:value-type="float" office:value="164">
            <text:p>164</text:p>
          </table:table-cell>
          <table:table-cell table:formula="of:=100*[.M305]/[.N305]" ns41:value-type="float" table:style-name="TL Data" office:value-type="float" office:value="0">
            <text:p>0.00</text:p>
          </table:table-cell>
          <table:table-cell table:formula="of:=100*[.M305]/([.L305]+[.M305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305]+[.N305]+[.Q305]+[.R305]+[.T305]+[.U305]+[.V305]+[.W305]" ns41:value-type="float" table:style-name="TL Data" office:value-type="float" office:value="459">
            <text:p>45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ogwoud</text:p>
          </table:table-cell>
          <table:table-cell table:style-name="TL RowHeader"/>
          <table:table-cell table:style-name="ce23"/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table:formula="of:=SUM([.E306:.G306])" ns41:value-type="float" table:style-name="TL Data" office:value-type="float" office:value="117">
            <text:p>117</text:p>
          </table:table-cell>
          <table:table-cell table:formula="of:=100*[.G306]/[.H306]" ns41:value-type="float" table:style-name="TL Data" office:value-type="float" office:value="2.56410256410256">
            <text:p>2.56</text:p>
          </table:table-cell>
          <table:table-cell table:formula="of:=100*[.G306]/([.F306]+[.G306])" ns41:value-type="float" table:style-name="TL Data" office:value-type="float" office:value="6.38297872340426">
            <office:annotation draw:style-name="gr1" svg:height="0.766cm" draw:caption-point-y="1.067cm" svg:width="0.953cm" svg:x="18.319cm" draw:caption-point-x="1.276cm" svg:y="139.383cm" draw:text-style-name="P1">
              <dc:creator>CDM</dc:creator>
              <dc:date>2014-12-12T00:00:00</dc:date>
              <text:p text:style-name="P1"><text:span text:style-name="T1">3,16</text:span></text:p>
              <text:p text:style-name="P1"><text:span text:style-name="T2"/></text:p>
            </office:annotation>
            <text:p>6.3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SUM([.K306:.M306])" ns41:value-type="float" table:style-name="TL Data" office:value-type="float" office:value="178">
            <text:p>178</text:p>
          </table:table-cell>
          <table:table-cell table:formula="of:=100*[.M306]/[.N306]" ns41:value-type="float" table:style-name="TL Data" office:value-type="float" office:value="0">
            <text:p>0.00</text:p>
          </table:table-cell>
          <table:table-cell table:formula="of:=100*[.M306]/([.L306]+[.M306])" ns41:value-type="float" table:style-name="TL Data" office:value-type="float" office:value="0">
            <text:p>0.0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306]+[.N306]+[.Q306]+[.R306]+[.T306]+[.U306]+[.V306]+[.W306]" ns41:value-type="float" table:style-name="TL Data" office:value-type="float" office:value="316">
            <text:p>3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lokker</text:p>
          </table:table-cell>
          <table:table-cell table:style-name="TL RowHeader"/>
          <table:table-cell table:style-name="ce23"/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table:formula="of:=SUM([.E307:.G307])" ns41:value-type="float" table:style-name="TL Data" office:value-type="float" office:value="327">
            <text:p>327</text:p>
          </table:table-cell>
          <table:table-cell table:formula="of:=100*[.G307]/[.H307]" ns41:value-type="float" table:style-name="TL Data" office:value-type="float" office:value="1.22324159021407">
            <text:p>1.22</text:p>
          </table:table-cell>
          <table:table-cell table:formula="of:=100*[.G307]/([.F307]+[.G307])" ns41:value-type="float" table:style-name="TL Data" office:value-type="float" office:value="2.87769784172662">
            <text:p>2.8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SUM([.K307:.M307])" ns41:value-type="float" table:style-name="TL Data" office:value-type="float" office:value="205">
            <text:p>205</text:p>
          </table:table-cell>
          <table:table-cell table:formula="of:=100*[.M307]/[.N307]" ns41:value-type="float" table:style-name="TL Data" office:value-type="float" office:value="0">
            <text:p>0.00</text:p>
          </table:table-cell>
          <table:table-cell table:formula="of:=100*[.M307]/([.L307]+[.M307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307]+[.N307]+[.Q307]+[.R307]+[.T307]+[.U307]+[.V307]+[.W307]" ns41:value-type="float" table:style-name="TL Data" office:value-type="float" office:value="532">
            <text:p>5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IJpendam</text:p>
          </table:table-cell>
          <table:table-cell table:style-name="TL RowHeader"/>
          <table:table-cell table:style-name="ce23"/>
          <table:table-cell ns41:value-type="float" table:style-name="TL Data" office:value="2169" office:value-type="float">
            <text:p>216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/>
          <table:table-cell table:formula="of:=SUM([.E308:.G308])" ns41:value-type="float" table:style-name="TL Data" office:value-type="float" office:value="265">
            <text:p>265</text:p>
          </table:table-cell>
          <table:table-cell table:formula="of:=100*[.G308]/[.H308]" ns41:value-type="float" table:style-name="TL Data" office:value-type="float" office:value="0">
            <text:p>0.00</text:p>
          </table:table-cell>
          <table:table-cell table:formula="of:=100*[.G308]/([.F308]+[.G308])" ns41:value-type="float" table:style-name="TL Data" office:value-type="float" office:value="0">
            <text:p>0.0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table:formula="of:=SUM([.K308:.M308])" ns41:value-type="float" table:style-name="TL Data" office:value-type="float" office:value="245">
            <text:p>245</text:p>
          </table:table-cell>
          <table:table-cell table:formula="of:=100*[.M308]/[.N308]" ns41:value-type="float" table:style-name="TL Data" office:value-type="float" office:value="0">
            <text:p>0.00</text:p>
          </table:table-cell>
          <table:table-cell table:formula="of:=100*[.M308]/([.L308]+[.M308])" ns41:value-type="float" table:style-name="TL Data" office:value-type="float" office:value="0">
            <text:p>0.0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308]+[.N308]+[.Q308]+[.R308]+[.T308]+[.U308]+[.V308]+[.W308]" ns41:value-type="float" table:style-name="TL Data" office:value-type="float" office:value="515">
            <text:p>5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roek op Langendijk</text:p>
          </table:table-cell>
          <table:table-cell table:style-name="TL RowHeader"/>
          <table:table-cell table:style-name="ce23"/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/>
          <table:table-cell table:formula="of:=SUM([.E309:.G309])" ns41:value-type="float" table:style-name="TL Data" office:value-type="float" office:value="357">
            <text:p>357</text:p>
          </table:table-cell>
          <table:table-cell table:formula="of:=100*[.G309]/[.H309]" ns41:value-type="float" table:style-name="TL Data" office:value-type="float" office:value="0">
            <text:p>0.00</text:p>
          </table:table-cell>
          <table:table-cell table:formula="of:=100*[.G309]/([.F309]+[.G309])" ns41:value-type="float" table:style-name="TL Data" office:value-type="float" office:value="0">
            <text:p>0.0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SUM([.K309:.M309])" ns41:value-type="float" table:style-name="TL Data" office:value-type="float" office:value="154">
            <text:p>154</text:p>
          </table:table-cell>
          <table:table-cell table:formula="of:=100*[.M309]/[.N309]" ns41:value-type="float" table:style-name="TL Data" office:value-type="float" office:value="0">
            <text:p>0.00</text:p>
          </table:table-cell>
          <table:table-cell table:formula="of:=100*[.M309]/([.L309]+[.M309])" ns41:value-type="float" table:style-name="TL Data" office:value-type="float" office:value="0">
            <text:p>0.0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309]+[.N309]+[.Q309]+[.R309]+[.T309]+[.U309]+[.V309]+[.W309]" ns41:value-type="float" table:style-name="TL Data" office:value-type="float" office:value="531">
            <text:p>5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enhuizen</text:p>
          </table:table-cell>
          <table:table-cell table:style-name="TL RowHeader"/>
          <table:table-cell table:style-name="ce23"/>
          <table:table-cell ns41:value-type="float" table:style-name="TL Data" office:value="2428" office:value-type="float">
            <text:p>242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table:formula="of:=SUM([.E310:.G310])" ns41:value-type="float" table:style-name="TL Data" office:value-type="float" office:value="364">
            <text:p>364</text:p>
          </table:table-cell>
          <table:table-cell table:formula="of:=100*[.G310]/[.H310]" ns41:value-type="float" table:style-name="TL Data" office:value-type="float" office:value="0">
            <text:p>0.00</text:p>
          </table:table-cell>
          <table:table-cell table:formula="of:=100*[.G310]/([.F310]+[.G310])" ns41:value-type="float" table:style-name="TL Data" office:value-type="float" office:value="0">
            <text:p>0.0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SUM([.K310:.M310])" ns41:value-type="float" table:style-name="TL Data" office:value-type="float" office:value="214">
            <text:p>214</text:p>
          </table:table-cell>
          <table:table-cell table:formula="of:=100*[.M310]/[.N310]" ns41:value-type="float" table:style-name="TL Data" office:value-type="float" office:value="0">
            <text:p>0.00</text:p>
          </table:table-cell>
          <table:table-cell table:formula="of:=100*[.M310]/([.L310]+[.M310])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310]+[.N310]+[.Q310]+[.R310]+[.T310]+[.U310]+[.V310]+[.W310]" ns41:value-type="float" table:style-name="TL Data" office:value-type="float" office:value="579">
            <text:p>57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onnikendam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" office:value-type="float">
            <text:p>4</text:p>
          </table:table-cell>
          <table:table-cell table:formula="of:=SUM([.E311:.G311])" ns41:value-type="float" table:style-name="TL Data" office:value-type="float" office:value="372">
            <text:p>372</text:p>
          </table:table-cell>
          <table:table-cell table:formula="of:=100*[.G311]/[.H311]" ns41:value-type="float" table:style-name="TL Data" office:value-type="float" office:value="1.0752688172043">
            <text:p>1.08</text:p>
          </table:table-cell>
          <table:table-cell table:formula="of:=100*[.G311]/([.F311]+[.G311])" ns41:value-type="float" table:style-name="TL Data" office:value-type="float" office:value="1.8018018018018">
            <text:p>1.8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311:.M311])" ns41:value-type="float" table:style-name="TL Data" office:value-type="float" office:value="138">
            <text:p>138</text:p>
          </table:table-cell>
          <table:table-cell table:formula="of:=100*[.M311]/[.N311]" ns41:value-type="float" table:style-name="TL Data" office:value-type="float" office:value="0">
            <text:p>0.00</text:p>
          </table:table-cell>
          <table:table-cell table:formula="of:=100*[.M311]/([.L311]+[.M311])" ns41:value-type="float" table:style-name="TL Data" office:value-type="float" office:value="0">
            <text:p>0.0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6"/>
          <table:table-cell table:formula="of:=[.H311]+[.N311]+[.Q311]+[.R311]+[.T311]+[.U311]+[.V311]+[.W311]" ns41:value-type="float" table:style-name="TL Data" office:value-type="float" office:value="546">
            <text:p>5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andsmeer</text:p>
          </table:table-cell>
          <table:table-cell table:style-name="TL RowHeader"/>
          <table:table-cell table:style-name="ce23"/>
          <table:table-cell ns41:value-type="float" table:style-name="TL Data" office:value="2501" office:value-type="float">
            <text:p>250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/>
          <table:table-cell table:formula="of:=SUM([.E312:.G312])" ns41:value-type="float" table:style-name="TL Data" office:value-type="float" office:value="457">
            <text:p>457</text:p>
          </table:table-cell>
          <table:table-cell table:formula="of:=100*[.G312]/[.H312]" ns41:value-type="float" table:style-name="TL Data" office:value-type="float" office:value="0">
            <text:p>0.00</text:p>
          </table:table-cell>
          <table:table-cell table:formula="of:=100*[.G312]/([.F312]+[.G312])" ns41:value-type="float" table:style-name="TL Data" office:value-type="float" office:value="0">
            <text:p>0.0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SUM([.K312:.M312])" ns41:value-type="float" table:style-name="TL Data" office:value-type="float" office:value="89">
            <text:p>89</text:p>
          </table:table-cell>
          <table:table-cell table:formula="of:=100*[.M312]/[.N312]" ns41:value-type="float" table:style-name="TL Data" office:value-type="float" office:value="0">
            <text:p>0.00</text:p>
          </table:table-cell>
          <table:table-cell table:formula="of:=100*[.M312]/([.L312]+[.M312])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312]+[.N312]+[.Q312]+[.R312]+[.T312]+[.U312]+[.V312]+[.W312]" ns41:value-type="float" table:style-name="TL Data" office:value-type="float" office:value="547">
            <text:p>5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endam</text:p>
          </table:table-cell>
          <table:table-cell table:style-name="TL RowHeader"/>
          <table:table-cell table:style-name="ce23"/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" office:value-type="float">
            <text:p>5</text:p>
          </table:table-cell>
          <table:table-cell table:formula="of:=SUM([.E313:.G313])" ns41:value-type="float" table:style-name="TL Data" office:value-type="float" office:value="440">
            <text:p>440</text:p>
          </table:table-cell>
          <table:table-cell table:formula="of:=100*[.G313]/[.H313]" ns41:value-type="float" table:style-name="TL Data" office:value-type="float" office:value="1.13636363636364">
            <text:p>1.14</text:p>
          </table:table-cell>
          <table:table-cell table:formula="of:=100*[.G313]/([.F313]+[.G313])" ns41:value-type="float" table:style-name="TL Data" office:value-type="float" office:value="1.31578947368421">
            <text:p>1.3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table:formula="of:=SUM([.K313:.M313])" ns41:value-type="float" table:style-name="TL Data" office:value-type="float" office:value="224">
            <text:p>224</text:p>
          </table:table-cell>
          <table:table-cell table:formula="of:=100*[.M313]/[.N313]" ns41:value-type="float" table:style-name="TL Data" office:value-type="float" office:value="0">
            <text:p>0.00</text:p>
          </table:table-cell>
          <table:table-cell table:formula="of:=100*[.M313]/([.L313]+[.M313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313]+[.N313]+[.Q313]+[.R313]+[.T313]+[.U313]+[.V313]+[.W313]" ns41:value-type="float" table:style-name="TL Data" office:value-type="float" office:value="673">
            <office:annotation draw:style-name="gr1" svg:height="1.163cm" draw:caption-point-y="1.067cm" svg:width="3.554cm" svg:x="43.38cm" draw:caption-point-x="-0.318cm" svg:y="142.532cm" draw:text-style-name="P1">
              <dc:creator>CDM</dc:creator>
              <dc:date>2014-12-12T00:00:00</dc:date>
              <text:p text:style-name="P1"><text:span text:style-name="T1">573</text:span></text:p>
              <text:p text:style-name="P1"><text:span text:style-name="T2"/></text:p>
            </office:annotation>
            <text:p>6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khout</text:p>
          </table:table-cell>
          <table:table-cell table:style-name="TL RowHeader"/>
          <table:table-cell table:style-name="ce23"/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/>
          <table:table-cell table:formula="of:=SUM([.E314:.G314])" ns41:value-type="float" table:style-name="TL Data" office:value-type="float" office:value="493">
            <text:p>493</text:p>
          </table:table-cell>
          <table:table-cell table:formula="of:=100*[.G314]/[.H314]" ns41:value-type="float" table:style-name="TL Data" office:value-type="float" office:value="0">
            <text:p>0.00</text:p>
          </table:table-cell>
          <table:table-cell table:formula="of:=100*[.G314]/([.F314]+[.G314])" ns41:value-type="float" table:style-name="TL Data" office:value-type="float" office:value="0">
            <text:p>0.0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K314:.M314])" ns41:value-type="float" table:style-name="TL Data" office:value-type="float" office:value="81">
            <text:p>81</text:p>
          </table:table-cell>
          <table:table-cell table:formula="of:=100*[.M314]/[.N314]" ns41:value-type="float" table:style-name="TL Data" office:value-type="float" office:value="0">
            <text:p>0.00</text:p>
          </table:table-cell>
          <table:table-cell table:formula="of:=100*[.M314]/([.L314]+[.M314])" ns41:value-type="float" table:style-name="TL Data" office:value-type="float" office:value="0">
            <text:p>0.0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[.H314]+[.N314]+[.Q314]+[.R314]+[.T314]+[.U314]+[.V314]+[.W314]" ns41:value-type="float" table:style-name="TL Data" office:value-type="float" office:value="669">
            <text:p>66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stzaan</text:p>
          </table:table-cell>
          <table:table-cell table:style-name="TL RowHeader"/>
          <table:table-cell table:style-name="ce23"/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5" office:value-type="float">
            <text:p>5</text:p>
          </table:table-cell>
          <table:table-cell table:formula="of:=SUM([.E315:.G315])" ns41:value-type="float" table:style-name="TL Data" office:value-type="float" office:value="453">
            <text:p>453</text:p>
          </table:table-cell>
          <table:table-cell table:formula="of:=100*[.G315]/[.H315]" ns41:value-type="float" table:style-name="TL Data" office:value-type="float" office:value="1.1037527593819">
            <text:p>1.10</text:p>
          </table:table-cell>
          <table:table-cell table:formula="of:=100*[.G315]/([.F315]+[.G315])" ns41:value-type="float" table:style-name="TL Data" office:value-type="float" office:value="1.52439024390244">
            <text:p>1.5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table:formula="of:=SUM([.K315:.M315])" ns41:value-type="float" table:style-name="TL Data" office:value-type="float" office:value="167">
            <text:p>167</text:p>
          </table:table-cell>
          <table:table-cell table:formula="of:=100*[.M315]/[.N315]" ns41:value-type="float" table:style-name="TL Data" office:value-type="float" office:value="4.19161676646707">
            <text:p>4.19</text:p>
          </table:table-cell>
          <table:table-cell table:formula="of:=100*[.M315]/([.L315]+[.M315])" ns41:value-type="float" table:style-name="TL Data" office:value-type="float" office:value="15.9090909090909">
            <text:p>15.9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315]+[.N315]+[.Q315]+[.R315]+[.T315]+[.U315]+[.V315]+[.W315]" ns41:value-type="float" table:style-name="TL Data" office:value-type="float" office:value="628">
            <text:p>62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venkarspel</text:p>
          </table:table-cell>
          <table:table-cell table:style-name="TL RowHeader"/>
          <table:table-cell table:style-name="ce23"/>
          <table:table-cell ns41:value-type="float" table:style-name="TL Data" office:value="2664" office:value-type="float">
            <text:p>266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table:formula="of:=SUM([.E316:.G316])" ns41:value-type="float" table:style-name="TL Data" office:value-type="float" office:value="524">
            <text:p>524</text:p>
          </table:table-cell>
          <table:table-cell table:formula="of:=100*[.G316]/[.H316]" ns41:value-type="float" table:style-name="TL Data" office:value-type="float" office:value="0">
            <text:p>0.00</text:p>
          </table:table-cell>
          <table:table-cell table:formula="of:=100*[.G316]/([.F316]+[.G316])" ns41:value-type="float" table:style-name="TL Data" office:value-type="float" office:value="0">
            <text:p>0.0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K316:.M316])" ns41:value-type="float" table:style-name="TL Data" office:value-type="float" office:value="26">
            <text:p>26</text:p>
          </table:table-cell>
          <table:table-cell table:formula="of:=100*[.M316]/[.N316]" ns41:value-type="float" table:style-name="TL Data" office:value-type="float" office:value="0">
            <text:p>0.00</text:p>
          </table:table-cell>
          <table:table-cell table:formula="of:=100*[.M316]/([.L316]+[.M316])" ns41:value-type="float" table:style-name="TL Data" office:value-type="float" office:value="0">
            <text:p>0.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316]+[.N316]+[.Q316]+[.R316]+[.T316]+[.U316]+[.V316]+[.W316]" ns41:value-type="float" table:style-name="TL Data" office:value-type="float" office:value="555">
            <text:p>55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esperkarspel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formula="of:=SUM([.E317:.G317])" ns41:value-type="float" table:style-name="TL Data" office:value-type="float" office:value="128">
            <text:p>128</text:p>
          </table:table-cell>
          <table:table-cell table:formula="of:=100*[.G317]/[.H317]" ns41:value-type="float" table:style-name="TL Data" office:value-type="float" office:value="0.78125">
            <text:p>0.78</text:p>
          </table:table-cell>
          <table:table-cell table:formula="of:=100*[.G317]/([.F317]+[.G317])" ns41:value-type="float" table:style-name="TL Data" office:value-type="float" office:value="0.99009900990099">
            <text:p>0.9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SUM([.K317:.M317])" ns41:value-type="float" table:style-name="TL Data" office:value-type="float" office:value="71">
            <text:p>71</text:p>
          </table:table-cell>
          <table:table-cell table:formula="of:=100*[.M317]/[.N317]" ns41:value-type="float" table:style-name="TL Data" office:value-type="float" office:value="0">
            <text:p>0.00</text:p>
          </table:table-cell>
          <table:table-cell table:formula="of:=100*[.M317]/([.L317]+[.M317])" ns41:value-type="float" table:style-name="TL Data" office:value-type="float" office:value="0">
            <text:p>0.0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[.H317]+[.N317]+[.Q317]+[.R317]+[.T317]+[.U317]+[.V317]+[.W317]" ns41:value-type="float" table:style-name="TL Data" office:value-type="float" office:value="208">
            <text:p>20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rvershoof</text:p>
          </table:table-cell>
          <table:table-cell table:style-name="TL RowHeader"/>
          <table:table-cell table:style-name="ce23"/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formula="of:=SUM([.E318:.G318])" ns41:value-type="float" table:style-name="TL Data" office:value-type="float" office:value="439">
            <text:p>439</text:p>
          </table:table-cell>
          <table:table-cell table:formula="of:=100*[.G318]/[.H318]" ns41:value-type="float" table:style-name="TL Data" office:value-type="float" office:value="0.455580865603645">
            <text:p>0.46</text:p>
          </table:table-cell>
          <table:table-cell table:formula="of:=100*[.G318]/([.F318]+[.G318])" ns41:value-type="float" table:style-name="TL Data" office:value-type="float" office:value="7.69230769230769">
            <text:p>7.6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318:.M318])" ns41:value-type="float" table:style-name="TL Data" office:value-type="float" office:value="112">
            <text:p>112</text:p>
          </table:table-cell>
          <table:table-cell table:formula="of:=100*[.M318]/[.N318]" ns41:value-type="float" table:style-name="TL Data" office:value-type="float" office:value="0">
            <text:p>0.00</text:p>
          </table:table-cell>
          <table:table-cell table:formula="of:=100*[.M318]/([.L318]+[.M318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318]+[.N318]+[.Q318]+[.R318]+[.T318]+[.U318]+[.V318]+[.W318]" ns41:value-type="float" table:style-name="TL Data" office:value-type="float" office:value="551">
            <text:p>55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uiden</text:p>
          </table:table-cell>
          <table:table-cell table:style-name="TL RowHeader"/>
          <table:table-cell table:style-name="ce23"/>
          <table:table-cell ns41:value-type="float" table:style-name="TL Data" office:value="2837" office:value-type="float">
            <text:p>283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" office:value-type="float">
            <text:p>1</text:p>
          </table:table-cell>
          <table:table-cell table:formula="of:=SUM([.E319:.G319])" ns41:value-type="float" table:style-name="TL Data" office:value-type="float" office:value="435">
            <text:p>435</text:p>
          </table:table-cell>
          <table:table-cell table:formula="of:=100*[.G319]/[.H319]" ns41:value-type="float" table:style-name="TL Data" office:value-type="float" office:value="0.229885057471264">
            <text:p>0.23</text:p>
          </table:table-cell>
          <table:table-cell table:formula="of:=100*[.G319]/([.F319]+[.G319])" ns41:value-type="float" table:style-name="TL Data" office:value-type="float" office:value="0.267379679144385">
            <office:annotation draw:style-name="gr1" svg:height="0.9cm" draw:caption-point-y="1.068cm" svg:width="1.568cm" svg:x="18.319cm" draw:caption-point-x="1.276cm" svg:y="145.23cm" draw:text-style-name="P1">
              <dc:creator>CDM</dc:creator>
              <dc:date>2014-12-12T00:00:00</dc:date>
              <text:p text:style-name="P1"><text:span text:style-name="T1">0,26</text:span></text:p>
              <text:p text:style-name="P1"><text:span text:style-name="T2"/></text:p>
            </office:annotation>
            <text:p>0.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SUM([.K319:.M319])" ns41:value-type="float" table:style-name="TL Data" office:value-type="float" office:value="71">
            <text:p>71</text:p>
          </table:table-cell>
          <table:table-cell table:formula="of:=100*[.M319]/[.N319]" ns41:value-type="float" table:style-name="TL Data" office:value-type="float" office:value="0">
            <text:p>0.00</text:p>
          </table:table-cell>
          <table:table-cell table:formula="of:=100*[.M319]/([.L319]+[.M319])" ns41:value-type="float" table:style-name="TL Data" office:value-type="float" office:value="0">
            <text:p>0.0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formula="of:=[.H319]+[.N319]+[.Q319]+[.R319]+[.T319]+[.U319]+[.V319]+[.W319]" ns41:value-type="float" table:style-name="TL Data" office:value-type="float" office:value="520">
            <text:p>52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aandijk</text:p>
          </table:table-cell>
          <table:table-cell table:style-name="TL RowHeader"/>
          <table:table-cell table:style-name="ce23"/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" office:value-type="float">
            <text:p>5</text:p>
          </table:table-cell>
          <table:table-cell table:formula="of:=SUM([.E320:.G320])" ns41:value-type="float" table:style-name="TL Data" office:value-type="float" office:value="681">
            <text:p>681</text:p>
          </table:table-cell>
          <table:table-cell table:formula="of:=100*[.G320]/[.H320]" ns41:value-type="float" table:style-name="TL Data" office:value-type="float" office:value="0.734214390602056">
            <text:p>0.73</text:p>
          </table:table-cell>
          <table:table-cell table:formula="of:=100*[.G320]/([.F320]+[.G320])" ns41:value-type="float" table:style-name="TL Data" office:value-type="float" office:value="0.929368029739777">
            <text:p>0.9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SUM([.K320:.M320])" ns41:value-type="float" table:style-name="TL Data" office:value-type="float" office:value="108">
            <text:p>108</text:p>
          </table:table-cell>
          <table:table-cell table:formula="of:=100*[.M320]/[.N320]" ns41:value-type="float" table:style-name="TL Data" office:value-type="float" office:value="0">
            <text:p>0.00</text:p>
          </table:table-cell>
          <table:table-cell table:formula="of:=100*[.M320]/([.L320]+[.M320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320]+[.N320]+[.Q320]+[.R320]+[.T320]+[.U320]+[.V320]+[.W320]" ns41:value-type="float" table:style-name="TL Data" office:value-type="float" office:value="789">
            <text:p>78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edemblik</text:p>
          </table:table-cell>
          <table:table-cell table:style-name="TL RowHeader"/>
          <table:table-cell table:style-name="ce23"/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" office:value-type="float">
            <text:p>4</text:p>
          </table:table-cell>
          <table:table-cell table:formula="of:=SUM([.E321:.G321])" ns41:value-type="float" table:style-name="TL Data" office:value-type="float" office:value="430">
            <text:p>430</text:p>
          </table:table-cell>
          <table:table-cell table:formula="of:=100*[.G321]/[.H321]" ns41:value-type="float" table:style-name="TL Data" office:value-type="float" office:value="0.930232558139535">
            <text:p>0.93</text:p>
          </table:table-cell>
          <table:table-cell table:formula="of:=100*[.G321]/([.F321]+[.G321])" ns41:value-type="float" table:style-name="TL Data" office:value-type="float" office:value="2.07253886010363">
            <text:p>2.0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SUM([.K321:.M321])" ns41:value-type="float" table:style-name="TL Data" office:value-type="float" office:value="98">
            <text:p>98</text:p>
          </table:table-cell>
          <table:table-cell table:formula="of:=100*[.M321]/[.N321]" ns41:value-type="float" table:style-name="TL Data" office:value-type="float" office:value="0">
            <text:p>0.00</text:p>
          </table:table-cell>
          <table:table-cell table:formula="of:=100*[.M321]/([.L321]+[.M321])" ns41:value-type="float" table:style-name="TL Data" office:value-type="float" office:value="0">
            <text:p>0.0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321]+[.N321]+[.Q321]+[.R321]+[.T321]+[.U321]+[.V321]+[.W321]" ns41:value-type="float" table:style-name="TL Data" office:value-type="float" office:value="545">
            <text:p>54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renkarspel</text:p>
          </table:table-cell>
          <table:table-cell table:style-name="TL RowHeader"/>
          <table:table-cell table:style-name="ce23"/>
          <table:table-cell ns41:value-type="float" table:style-name="TL Data" office:value="2956" office:value-type="float">
            <text:p>295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formula="of:=SUM([.E322:.G322])" ns41:value-type="float" table:style-name="TL Data" office:value-type="float" office:value="144">
            <text:p>144</text:p>
          </table:table-cell>
          <table:table-cell table:formula="of:=100*[.G322]/[.H322]" ns41:value-type="float" table:style-name="TL Data" office:value-type="float" office:value="0.694444444444444">
            <text:p>0.69</text:p>
          </table:table-cell>
          <table:table-cell table:formula="of:=100*[.G322]/([.F322]+[.G322])" ns41:value-type="float" table:style-name="TL Data" office:value-type="float" office:value="1.47058823529412">
            <text:p>1.4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SUM([.K322:.M322])" ns41:value-type="float" table:style-name="TL Data" office:value-type="float" office:value="151">
            <text:p>151</text:p>
          </table:table-cell>
          <table:table-cell table:formula="of:=100*[.M322]/[.N322]" ns41:value-type="float" table:style-name="TL Data" office:value-type="float" office:value="0">
            <text:p>0.00</text:p>
          </table:table-cell>
          <table:table-cell table:formula="of:=100*[.M322]/([.L322]+[.M322])" ns41:value-type="float" table:style-name="TL Data" office:value-type="float" office:value="0">
            <text:p>0.0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table:formula="of:=[.H322]+[.N322]+[.Q322]+[.R322]+[.T322]+[.U322]+[.V322]+[.W322]" ns41:value-type="float" table:style-name="TL Data" office:value-type="float" office:value="321">
            <text:p>32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ilo</text:p>
          </table:table-cell>
          <table:table-cell table:style-name="TL RowHeader"/>
          <table:table-cell table:style-name="ce23"/>
          <table:table-cell ns41:value-type="float" table:style-name="TL Data" office:value="3017" office:value-type="float">
            <text:p>301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323:.G323])" ns41:value-type="float" table:style-name="TL Data" office:value-type="float" office:value="526">
            <text:p>526</text:p>
          </table:table-cell>
          <table:table-cell table:formula="of:=100*[.G323]/[.H323]" ns41:value-type="float" table:style-name="TL Data" office:value-type="float" office:value="2.28136882129278">
            <text:p>2.28</text:p>
          </table:table-cell>
          <table:table-cell table:formula="of:=100*[.G323]/([.F323]+[.G323])" ns41:value-type="float" table:style-name="TL Data" office:value-type="float" office:value="7.05882352941176">
            <text:p>7.0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" office:value-type="float">
            <text:p>5</text:p>
          </table:table-cell>
          <table:table-cell table:formula="of:=SUM([.K323:.M323])" ns41:value-type="float" table:style-name="TL Data" office:value-type="float" office:value="196">
            <text:p>196</text:p>
          </table:table-cell>
          <table:table-cell table:formula="of:=100*[.M323]/[.N323]" ns41:value-type="float" table:style-name="TL Data" office:value-type="float" office:value="2.55102040816327">
            <text:p>2.55</text:p>
          </table:table-cell>
          <table:table-cell table:formula="of:=100*[.M323]/([.L323]+[.M323])" ns41:value-type="float" table:style-name="TL Data" office:value-type="float" office:value="6.94444444444444">
            <text:p>6.9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323]+[.N323]+[.Q323]+[.R323]+[.T323]+[.U323]+[.V323]+[.W323]" ns41:value-type="float" table:style-name="TL Data" office:value-type="float" office:value="770">
            <text:p>77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rk</text:p>
          </table:table-cell>
          <table:table-cell table:style-name="TL RowHeader"/>
          <table:table-cell table:style-name="ce23"/>
          <table:table-cell ns41:value-type="float" table:style-name="TL Data" office:value="3144" office:value-type="float">
            <text:p>314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" office:value-type="float">
            <text:p>5</text:p>
          </table:table-cell>
          <table:table-cell table:formula="of:=SUM([.E324:.G324])" ns41:value-type="float" table:style-name="TL Data" office:value-type="float" office:value="513">
            <text:p>513</text:p>
          </table:table-cell>
          <table:table-cell table:formula="of:=100*[.G324]/[.H324]" ns41:value-type="float" table:style-name="TL Data" office:value-type="float" office:value="0.974658869395711">
            <office:annotation draw:style-name="gr1" svg:height="0.9cm" draw:caption-point-y="1.068cm" svg:width="2.241cm" svg:x="16.529cm" draw:caption-point-x="0.269cm" svg:y="147.479cm" draw:text-style-name="P1">
              <dc:creator>CDM</dc:creator>
              <dc:date>2014-12-12T00:00:00</dc:date>
              <text:p text:style-name="P1"><text:span text:style-name="T1">0,98</text:span></text:p>
              <text:p text:style-name="P1"><text:span text:style-name="T2"/></text:p>
            </office:annotation>
            <text:p>0.97</text:p>
          </table:table-cell>
          <table:table-cell table:formula="of:=100*[.G324]/([.F324]+[.G324])" ns41:value-type="float" table:style-name="TL Data" office:value-type="float" office:value="3.47222222222222">
            <text:p>3.4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formula="of:=SUM([.K324:.M324])" ns41:value-type="float" table:style-name="TL Data" office:value-type="float" office:value="81">
            <text:p>81</text:p>
          </table:table-cell>
          <table:table-cell table:formula="of:=100*[.M324]/[.N324]" ns41:value-type="float" table:style-name="TL Data" office:value-type="float" office:value="2.46913580246914">
            <text:p>2.47</text:p>
          </table:table-cell>
          <table:table-cell table:formula="of:=100*[.M324]/([.L324]+[.M324])" ns41:value-type="float" table:style-name="TL Data" office:value-type="float" office:value="14.2857142857143">
            <text:p>14.29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324]+[.N324]+[.Q324]+[.R324]+[.T324]+[.U324]+[.V324]+[.W324]" ns41:value-type="float" table:style-name="TL Data" office:value-type="float" office:value="641">
            <text:p>64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eringen</text:p>
          </table:table-cell>
          <table:table-cell table:style-name="TL RowHeader"/>
          <table:table-cell table:style-name="ce23"/>
          <table:table-cell ns41:value-type="float" table:style-name="TL Data" office:value="3158" office:value-type="float">
            <text:p>315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" office:value-type="float">
            <text:p>3</text:p>
          </table:table-cell>
          <table:table-cell table:formula="of:=SUM([.E325:.G325])" ns41:value-type="float" table:style-name="TL Data" office:value-type="float" office:value="514">
            <text:p>514</text:p>
          </table:table-cell>
          <table:table-cell table:formula="of:=100*[.G325]/[.H325]" ns41:value-type="float" table:style-name="TL Data" office:value-type="float" office:value="0.583657587548638">
            <text:p>0.58</text:p>
          </table:table-cell>
          <table:table-cell table:formula="of:=100*[.G325]/([.F325]+[.G325])" ns41:value-type="float" table:style-name="TL Data" office:value-type="float" office:value="1.51515151515152">
            <text:p>1.5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SUM([.K325:.M325])" ns41:value-type="float" table:style-name="TL Data" office:value-type="float" office:value="272">
            <text:p>272</text:p>
          </table:table-cell>
          <table:table-cell table:formula="of:=100*[.M325]/[.N325]" ns41:value-type="float" table:style-name="TL Data" office:value-type="float" office:value="0">
            <text:p>0.00</text:p>
          </table:table-cell>
          <table:table-cell table:formula="of:=100*[.M325]/([.L325]+[.M325])" ns41:value-type="float" table:style-name="TL Data" office:value-type="float" office:value="0">
            <text:p>0.00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6"/>
          <table:table-cell table:formula="of:=[.H325]+[.N325]+[.Q325]+[.R325]+[.T325]+[.U325]+[.V325]+[.W325]" ns41:value-type="float" table:style-name="TL Data" office:value-type="float" office:value="840">
            <text:p>84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gmond aan Zee</text:p>
          </table:table-cell>
          <table:table-cell table:style-name="TL RowHeader"/>
          <table:table-cell table:style-name="ce23"/>
          <table:table-cell ns41:value-type="float" table:style-name="TL Data" office:value="3179" office:value-type="float">
            <text:p>317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326:.G326])" ns41:value-type="float" table:style-name="TL Data" office:value-type="float" office:value="560">
            <text:p>560</text:p>
          </table:table-cell>
          <table:table-cell table:formula="of:=100*[.G326]/[.H326]" ns41:value-type="float" table:style-name="TL Data" office:value-type="float" office:value="3.57142857142857">
            <text:p>3.57</text:p>
          </table:table-cell>
          <table:table-cell table:formula="of:=100*[.G326]/([.F326]+[.G326])" ns41:value-type="float" table:style-name="TL Data" office:value-type="float" office:value="5.93471810089021">
            <text:p>5.9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table:formula="of:=SUM([.K326:.M326])" ns41:value-type="float" table:style-name="TL Data" office:value-type="float" office:value="153">
            <text:p>153</text:p>
          </table:table-cell>
          <table:table-cell table:formula="of:=100*[.M326]/[.N326]" ns41:value-type="float" table:style-name="TL Data" office:value-type="float" office:value="2.61437908496732">
            <text:p>2.61</text:p>
          </table:table-cell>
          <table:table-cell table:formula="of:=100*[.M326]/([.L326]+[.M326])" ns41:value-type="float" table:style-name="TL Data" office:value-type="float" office:value="12.5">
            <text:p>12.5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H326]+[.N326]+[.Q326]+[.R326]+[.T326]+[.U326]+[.V326]+[.W326]" ns41:value-type="float" table:style-name="TL Data" office:value-type="float" office:value="716">
            <text:p>71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itgeest</text:p>
          </table:table-cell>
          <table:table-cell table:style-name="TL RowHeader"/>
          <table:table-cell table:style-name="ce23"/>
          <table:table-cell ns41:value-type="float" table:style-name="TL Data" office:value="3211" office:value-type="float">
            <text:p>321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" office:value-type="float">
            <text:p>1</text:p>
          </table:table-cell>
          <table:table-cell table:formula="of:=SUM([.E327:.G327])" ns41:value-type="float" table:style-name="TL Data" office:value-type="float" office:value="601">
            <text:p>601</text:p>
          </table:table-cell>
          <table:table-cell table:formula="of:=100*[.G327]/[.H327]" ns41:value-type="float" table:style-name="TL Data" office:value-type="float" office:value="0.166389351081531">
            <text:p>0.17</text:p>
          </table:table-cell>
          <table:table-cell table:formula="of:=100*[.G327]/([.F327]+[.G327])" ns41:value-type="float" table:style-name="TL Data" office:value-type="float" office:value="0.242130750605327">
            <text:p>0.2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SUM([.K327:.M327])" ns41:value-type="float" table:style-name="TL Data" office:value-type="float" office:value="145">
            <text:p>145</text:p>
          </table:table-cell>
          <table:table-cell table:formula="of:=100*[.M327]/[.N327]" ns41:value-type="float" table:style-name="TL Data" office:value-type="float" office:value="0">
            <text:p>0.00</text:p>
          </table:table-cell>
          <table:table-cell table:formula="of:=100*[.M327]/([.L327]+[.M327])" ns41:value-type="float" table:style-name="TL Data" office:value-type="float" office:value="0">
            <text:p>0.00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6"/>
          <table:table-cell table:formula="of:=[.H327]+[.N327]+[.Q327]+[.R327]+[.T327]+[.U327]+[.V327]+[.W327]" ns41:value-type="float" table:style-name="TL Data" office:value-type="float" office:value="789">
            <text:p>78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rmer</text:p>
          </table:table-cell>
          <table:table-cell table:style-name="TL RowHeader"/>
          <table:table-cell table:style-name="ce23"/>
          <table:table-cell ns41:value-type="float" table:style-name="TL Data" office:value="3250" office:value-type="float">
            <text:p>325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" office:value-type="float">
            <text:p>1</text:p>
          </table:table-cell>
          <table:table-cell table:formula="of:=SUM([.E328:.G328])" ns41:value-type="float" table:style-name="TL Data" office:value-type="float" office:value="631">
            <text:p>631</text:p>
          </table:table-cell>
          <table:table-cell table:formula="of:=100*[.G328]/[.H328]" ns41:value-type="float" table:style-name="TL Data" office:value-type="float" office:value="0.158478605388273">
            <text:p>0.16</text:p>
          </table:table-cell>
          <table:table-cell table:formula="of:=100*[.G328]/([.F328]+[.G328])" ns41:value-type="float" table:style-name="TL Data" office:value-type="float" office:value="0.218340611353712">
            <text:p>0.2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328:.M328])" ns41:value-type="float" table:style-name="TL Data" office:value-type="float" office:value="127">
            <text:p>127</text:p>
          </table:table-cell>
          <table:table-cell table:formula="of:=100*[.M328]/[.N328]" ns41:value-type="float" table:style-name="TL Data" office:value-type="float" office:value="0">
            <text:p>0.00</text:p>
          </table:table-cell>
          <table:table-cell table:formula="of:=100*[.M328]/([.L328]+[.M328])" ns41:value-type="float" table:style-name="TL Data" office:value-type="float" office:value="0">
            <text:p>0.0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table:formula="of:=[.H328]+[.N328]+[.Q328]+[.R328]+[.T328]+[.U328]+[.V328]+[.W328]" ns41:value-type="float" table:style-name="TL Data" office:value-type="float" office:value="787">
            <text:p>78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ithoorn</text:p>
          </table:table-cell>
          <table:table-cell table:style-name="TL RowHeader"/>
          <table:table-cell table:style-name="ce23"/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8" office:value-type="float">
            <text:p>8</text:p>
          </table:table-cell>
          <table:table-cell table:formula="of:=SUM([.E329:.G329])" ns41:value-type="float" table:style-name="TL Data" office:value-type="float" office:value="490">
            <text:p>490</text:p>
          </table:table-cell>
          <table:table-cell table:formula="of:=100*[.G329]/[.H329]" ns41:value-type="float" table:style-name="TL Data" office:value-type="float" office:value="1.63265306122449">
            <text:p>1.63</text:p>
          </table:table-cell>
          <table:table-cell table:formula="of:=100*[.G329]/([.F329]+[.G329])" ns41:value-type="float" table:style-name="TL Data" office:value-type="float" office:value="2.05128205128205">
            <text:p>2.0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table:formula="of:=SUM([.K329:.M329])" ns41:value-type="float" table:style-name="TL Data" office:value-type="float" office:value="158">
            <text:p>158</text:p>
          </table:table-cell>
          <table:table-cell table:formula="of:=100*[.M329]/[.N329]" ns41:value-type="float" table:style-name="TL Data" office:value-type="float" office:value="0">
            <text:p>0.00</text:p>
          </table:table-cell>
          <table:table-cell table:formula="of:=100*[.M329]/([.L329]+[.M329])" ns41:value-type="float" table:style-name="TL Data" office:value-type="float" office:value="0">
            <text:p>0.0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6"/>
          <table:table-cell table:formula="of:=[.H329]+[.N329]+[.Q329]+[.R329]+[.T329]+[.U329]+[.V329]+[.W329]" ns41:value-type="float" table:style-name="TL Data" office:value-type="float" office:value="700">
            <text:p>70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g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477" office:value-type="float">
            <text:p>347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9" office:value-type="float">
            <text:p>39</text:p>
          </table:table-cell>
          <table:table-cell table:formula="of:=SUM([.E330:.G330])" ns41:value-type="float" table:style-name="TL Data" office:value-type="float" office:value="554">
            <text:p>554</text:p>
          </table:table-cell>
          <table:table-cell table:formula="of:=100*[.G330]/[.H330]" ns41:value-type="float" table:style-name="TL Data" office:value-type="float" office:value="7.03971119133574">
            <text:p>7.04</text:p>
          </table:table-cell>
          <table:table-cell table:formula="of:=100*[.G330]/([.F330]+[.G330])" ns41:value-type="float" table:style-name="TL Data" office:value-type="float" office:value="13.1313131313131">
            <office:annotation draw:style-name="gr1" svg:height="1.031cm" draw:caption-point-y="1.067cm" svg:width="2.128cm" svg:x="18.319cm" draw:caption-point-x="1.276cm" svg:y="150.178cm" draw:text-style-name="P1">
              <dc:creator>CDM</dc:creator>
              <dc:date>2014-12-12T00:00:00</dc:date>
              <text:p text:style-name="P1"><text:span text:style-name="T1">13,14</text:span></text:p>
              <text:p text:style-name="P1"><text:span text:style-name="T2"/></text:p>
            </office:annotation>
            <text:p>13.1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SUM([.K330:.M330])" ns41:value-type="float" table:style-name="TL Data" office:value-type="float" office:value="120">
            <text:p>120</text:p>
          </table:table-cell>
          <table:table-cell table:formula="of:=100*[.M330]/[.N330]" ns41:value-type="float" table:style-name="TL Data" office:value-type="float" office:value="0">
            <text:p>0.00</text:p>
          </table:table-cell>
          <table:table-cell table:formula="of:=100*[.M330]/([.L330]+[.M330])" ns41:value-type="float" table:style-name="TL Data" office:value-type="float" office:value="0">
            <text:p>0.0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330]+[.N330]+[.Q330]+[.R330]+[.T330]+[.U330]+[.V330]+[.W330]" ns41:value-type="float" table:style-name="TL Data" office:value-type="float" office:value="693">
            <text:p>69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agen</text:p>
          </table:table-cell>
          <table:table-cell table:style-name="TL RowHeader"/>
          <table:table-cell table:style-name="ce23"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5" office:value-type="float">
            <text:p>5</text:p>
          </table:table-cell>
          <table:table-cell table:formula="of:=SUM([.E331:.G331])" ns41:value-type="float" table:style-name="TL Data" office:value-type="float" office:value="579">
            <text:p>579</text:p>
          </table:table-cell>
          <table:table-cell table:formula="of:=100*[.G331]/[.H331]" ns41:value-type="float" table:style-name="TL Data" office:value-type="float" office:value="0.863557858376511">
            <text:p>0.86</text:p>
          </table:table-cell>
          <table:table-cell table:formula="of:=100*[.G331]/([.F331]+[.G331])" ns41:value-type="float" table:style-name="TL Data" office:value-type="float" office:value="1.42045454545455">
            <text:p>1.4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table:formula="of:=SUM([.K331:.M331])" ns41:value-type="float" table:style-name="TL Data" office:value-type="float" office:value="253">
            <text:p>253</text:p>
          </table:table-cell>
          <table:table-cell table:formula="of:=100*[.M331]/[.N331]" ns41:value-type="float" table:style-name="TL Data" office:value-type="float" office:value="0">
            <text:p>0.00</text:p>
          </table:table-cell>
          <table:table-cell table:formula="of:=100*[.M331]/([.L331]+[.M331])" ns41:value-type="float" table:style-name="TL Data" office:value-type="float" office:value="0">
            <text:p>0.00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H331]+[.N331]+[.Q331]+[.R331]+[.T331]+[.U331]+[.V331]+[.W331]" ns41:value-type="float" table:style-name="TL Data" office:value-type="float" office:value="909">
            <text:p>90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oog a/d Zaan</text:p>
          </table:table-cell>
          <table:table-cell table:style-name="TL RowHeader"/>
          <table:table-cell table:style-name="ce23"/>
          <table:table-cell ns41:value-type="float" table:style-name="TL Data" office:value="3492" office:value-type="float">
            <text:p>349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3" office:value-type="float">
            <text:p>3</text:p>
          </table:table-cell>
          <table:table-cell table:formula="of:=SUM([.E332:.G332])" ns41:value-type="float" table:style-name="TL Data" office:value-type="float" office:value="716">
            <text:p>716</text:p>
          </table:table-cell>
          <table:table-cell table:formula="of:=100*[.G332]/[.H332]" ns41:value-type="float" table:style-name="TL Data" office:value-type="float" office:value="0.418994413407821">
            <text:p>0.42</text:p>
          </table:table-cell>
          <table:table-cell table:formula="of:=100*[.G332]/([.F332]+[.G332])" ns41:value-type="float" table:style-name="TL Data" office:value-type="float" office:value="0.522648083623693">
            <text:p>0.5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table:formula="of:=SUM([.K332:.M332])" ns41:value-type="float" table:style-name="TL Data" office:value-type="float" office:value="147">
            <text:p>147</text:p>
          </table:table-cell>
          <table:table-cell table:formula="of:=100*[.M332]/[.N332]" ns41:value-type="float" table:style-name="TL Data" office:value-type="float" office:value="0">
            <text:p>0.00</text:p>
          </table:table-cell>
          <table:table-cell table:formula="of:=100*[.M332]/([.L332]+[.M332])" ns41:value-type="float" table:style-name="TL Data" office:value-type="float" office:value="0">
            <text:p>0.0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332]+[.N332]+[.Q332]+[.R332]+[.T332]+[.U332]+[.V332]+[.W332]" ns41:value-type="float" table:style-name="TL Data" office:value-type="float" office:value="898">
            <text:p>89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ndijk</text:p>
          </table:table-cell>
          <table:table-cell table:style-name="TL RowHeader"/>
          <table:table-cell table:style-name="ce23"/>
          <table:table-cell ns41:value-type="float" table:style-name="TL Data" office:value="3501" office:value-type="float">
            <text:p>3501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333:.G333])" ns41:value-type="float" table:style-name="TL Data" office:value-type="float" office:value="674">
            <text:p>674</text:p>
          </table:table-cell>
          <table:table-cell table:formula="of:=100*[.G333]/[.H333]" ns41:value-type="float" table:style-name="TL Data" office:value-type="float" office:value="1.48367952522255">
            <text:p>1.48</text:p>
          </table:table-cell>
          <table:table-cell table:formula="of:=100*[.G333]/([.F333]+[.G333])" ns41:value-type="float" table:style-name="TL Data" office:value-type="float" office:value="4.32900432900433">
            <text:p>4.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333:.M333])" ns41:value-type="float" table:style-name="TL Data" office:value-type="float" office:value="157">
            <text:p>157</text:p>
          </table:table-cell>
          <table:table-cell table:formula="of:=100*[.M333]/[.N333]" ns41:value-type="float" table:style-name="TL Data" office:value-type="float" office:value="0">
            <text:p>0.00</text:p>
          </table:table-cell>
          <table:table-cell table:formula="of:=100*[.M333]/([.L333]+[.M333])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formula="of:=[.H333]+[.N333]+[.Q333]+[.R333]+[.T333]+[.U333]+[.V333]+[.W333]" ns41:value-type="float" table:style-name="TL Data" office:value-type="float" office:value="837">
            <text:p>8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emskerk</text:p>
          </table:table-cell>
          <table:table-cell table:style-name="TL RowHeader"/>
          <table:table-cell table:style-name="ce23"/>
          <table:table-cell ns41:value-type="float" table:style-name="TL Data" office:value="3532" office:value-type="float">
            <text:p>353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7" office:value-type="float">
            <text:p>7</text:p>
          </table:table-cell>
          <table:table-cell table:formula="of:=SUM([.E334:.G334])" ns41:value-type="float" table:style-name="TL Data" office:value-type="float" office:value="584">
            <text:p>584</text:p>
          </table:table-cell>
          <table:table-cell table:formula="of:=100*[.G334]/[.H334]" ns41:value-type="float" table:style-name="TL Data" office:value-type="float" office:value="1.1986301369863">
            <text:p>1.20</text:p>
          </table:table-cell>
          <table:table-cell table:formula="of:=100*[.G334]/([.F334]+[.G334])" ns41:value-type="float" table:style-name="TL Data" office:value-type="float" office:value="2.14723926380368">
            <text:p>2.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334:.M334])" ns41:value-type="float" table:style-name="TL Data" office:value-type="float" office:value="77">
            <text:p>77</text:p>
          </table:table-cell>
          <table:table-cell table:formula="of:=100*[.M334]/[.N334]" ns41:value-type="float" table:style-name="TL Data" office:value-type="float" office:value="0">
            <text:p>0.00</text:p>
          </table:table-cell>
          <table:table-cell table:formula="of:=100*[.M334]/([.L334]+[.M334])" ns41:value-type="float" table:style-name="TL Data" office:value-type="float" office:value="0">
            <text:p>0.0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H334]+[.N334]+[.Q334]+[.R334]+[.T334]+[.U334]+[.V334]+[.W334]" ns41:value-type="float" table:style-name="TL Data" office:value-type="float" office:value="687">
            <text:p>687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er-Amstel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691" office:value-type="float">
            <text:p>369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" office:value-type="float">
            <text:p>1</text:p>
          </table:table-cell>
          <table:table-cell table:formula="of:=SUM([.E335:.G335])" ns41:value-type="float" table:style-name="TL Data" office:value-type="float" office:value="302">
            <text:p>302</text:p>
          </table:table-cell>
          <table:table-cell table:formula="of:=100*[.G335]/[.H335]" ns41:value-type="float" table:style-name="TL Data" office:value-type="float" office:value="0.33112582781457">
            <text:p>0.33</text:p>
          </table:table-cell>
          <table:table-cell table:formula="of:=100*[.G335]/([.F335]+[.G335])" ns41:value-type="float" table:style-name="TL Data" office:value-type="float" office:value="0.420168067226891">
            <text:p>0.4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SUM([.K335:.M335])" ns41:value-type="float" table:style-name="TL Data" office:value-type="float" office:value="73">
            <text:p>73</text:p>
          </table:table-cell>
          <table:table-cell table:formula="of:=100*[.M335]/[.N335]" ns41:value-type="float" table:style-name="TL Data" office:value-type="float" office:value="0">
            <text:p>0.00</text:p>
          </table:table-cell>
          <table:table-cell table:formula="of:=100*[.M335]/([.L335]+[.M335])" ns41:value-type="float" table:style-name="TL Data" office:value-type="float" office:value="0">
            <text:p>0.0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335]+[.N335]+[.Q335]+[.R335]+[.T335]+[.U335]+[.V335]+[.W335]" ns41:value-type="float" table:style-name="TL Data" office:value-type="float" office:value="399">
            <text:p>39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ootebroek</text:p>
          </table:table-cell>
          <table:table-cell table:style-name="TL RowHeader"/>
          <table:table-cell table:style-name="ce23"/>
          <table:table-cell ns41:value-type="float" table:style-name="TL Data" office:value="3709" office:value-type="float">
            <text:p>3709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/>
          <table:table-cell table:formula="of:=SUM([.E336:.G336])" ns41:value-type="float" table:style-name="TL Data" office:value-type="float" office:value="659">
            <text:p>659</text:p>
          </table:table-cell>
          <table:table-cell table:formula="of:=100*[.G336]/[.H336]" ns41:value-type="float" table:style-name="TL Data" office:value-type="float" office:value="0">
            <text:p>0.00</text:p>
          </table:table-cell>
          <table:table-cell table:formula="of:=100*[.G336]/([.F336]+[.G336])" ns41:value-type="float" table:style-name="TL Data" office:value-type="float" office:value="0">
            <text:p>0.0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K336:.M336])" ns41:value-type="float" table:style-name="TL Data" office:value-type="float" office:value="66">
            <text:p>66</text:p>
          </table:table-cell>
          <table:table-cell table:formula="of:=100*[.M336]/[.N336]" ns41:value-type="float" table:style-name="TL Data" office:value-type="float" office:value="0">
            <text:p>0.00</text:p>
          </table:table-cell>
          <table:table-cell table:formula="of:=100*[.M336]/([.L336]+[.M336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336]+[.N336]+[.Q336]+[.R336]+[.T336]+[.U336]+[.V336]+[.W336]" ns41:value-type="float" table:style-name="TL Data" office:value-type="float" office:value="725">
            <text:p>72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jk aan Zee en Duin</text:p>
          </table:table-cell>
          <table:table-cell table:style-name="TL RowHeader"/>
          <table:table-cell table:style-name="ce23"/>
          <table:table-cell ns41:value-type="float" table:style-name="TL Data" office:value="3712" office:value-type="float">
            <text:p>371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" office:value-type="float">
            <text:p>2</text:p>
          </table:table-cell>
          <table:table-cell table:formula="of:=SUM([.E337:.G337])" ns41:value-type="float" table:style-name="TL Data" office:value-type="float" office:value="656">
            <text:p>656</text:p>
          </table:table-cell>
          <table:table-cell table:formula="of:=100*[.G337]/[.H337]" ns41:value-type="float" table:style-name="TL Data" office:value-type="float" office:value="0.304878048780488">
            <text:p>0.30</text:p>
          </table:table-cell>
          <table:table-cell table:formula="of:=100*[.G337]/([.F337]+[.G337])" ns41:value-type="float" table:style-name="TL Data" office:value-type="float" office:value="0.574712643678161">
            <text:p>0.5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SUM([.K337:.M337])" ns41:value-type="float" table:style-name="TL Data" office:value-type="float" office:value="96">
            <text:p>96</text:p>
          </table:table-cell>
          <table:table-cell table:formula="of:=100*[.M337]/[.N337]" ns41:value-type="float" table:style-name="TL Data" office:value-type="float" office:value="0">
            <text:p>0</text:p>
          </table:table-cell>
          <table:table-cell table:formula="of:=100*[.M337]/([.L337]+[.M337])" ns41:value-type="float" table:style-name="TL Data" office:value-type="float" office:value="0">
            <text:p>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337]+[.N337]+[.Q337]+[.R337]+[.T337]+[.U337]+[.V337]+[.W337]" ns41:value-type="float" table:style-name="TL Data" office:value-type="float" office:value="757">
            <text:p>7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erschelling</text:p>
          </table:table-cell>
          <table:table-cell table:style-name="TL RowHeader"/>
          <table:table-cell table:style-name="ce23"/>
          <table:table-cell ns41:value-type="float" table:style-name="TL Data" office:value="3917" office:value-type="float">
            <text:p>391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338:.G338])" ns41:value-type="float" table:style-name="TL Data" office:value-type="float" office:value="640">
            <text:p>640</text:p>
          </table:table-cell>
          <table:table-cell table:formula="of:=100*[.G338]/[.H338]" ns41:value-type="float" table:style-name="TL Data" office:value-type="float" office:value="2.8125">
            <text:p>2.81</text:p>
          </table:table-cell>
          <table:table-cell table:formula="of:=100*[.G338]/([.F338]+[.G338])" ns41:value-type="float" table:style-name="TL Data" office:value-type="float" office:value="7.28744939271255">
            <text:p>7.2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K338:.M338])" ns41:value-type="float" table:style-name="TL Data" office:value-type="float" office:value="321">
            <text:p>321</text:p>
          </table:table-cell>
          <table:table-cell table:formula="of:=100*[.M338]/[.N338]" ns41:value-type="float" table:style-name="TL Data" office:value-type="float" office:value="0">
            <text:p>0</text:p>
          </table:table-cell>
          <table:table-cell table:formula="of:=100*[.M338]/([.L338]+[.M338])" ns41:value-type="float" table:style-name="TL Data" office:value-type="float" office:value="0">
            <text:p>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338]+[.N338]+[.Q338]+[.R338]+[.T338]+[.U338]+[.V338]+[.W338]" ns41:value-type="float" table:style-name="TL Data" office:value-type="float" office:value="962">
            <text:p>96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zaan</text:p>
          </table:table-cell>
          <table:table-cell table:style-name="TL RowHeader"/>
          <table:table-cell table:style-name="ce23"/>
          <table:table-cell ns41:value-type="float" table:style-name="TL Data" office:value="3937" office:value-type="float">
            <text:p>3937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" office:value-type="float">
            <text:p>3</text:p>
          </table:table-cell>
          <table:table-cell table:formula="of:=SUM([.E339:.G339])" ns41:value-type="float" table:style-name="TL Data" office:value-type="float" office:value="840">
            <text:p>840</text:p>
          </table:table-cell>
          <table:table-cell table:formula="of:=100*[.G339]/[.H339]" ns41:value-type="float" table:style-name="TL Data" office:value-type="float" office:value="0.357142857142857">
            <text:p>0.36</text:p>
          </table:table-cell>
          <table:table-cell table:formula="of:=100*[.G339]/([.F339]+[.G339])" ns41:value-type="float" table:style-name="TL Data" office:value-type="float" office:value="0.678733031674208">
            <text:p>0.6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K339:.M339])" ns41:value-type="float" table:style-name="TL Data" office:value-type="float" office:value="71">
            <text:p>71</text:p>
          </table:table-cell>
          <table:table-cell table:formula="of:=100*[.M339]/[.N339]" ns41:value-type="float" table:style-name="TL Data" office:value-type="float" office:value="0">
            <text:p>0</text:p>
          </table:table-cell>
          <table:table-cell table:formula="of:=100*[.M339]/([.L339]+[.M339])" ns41:value-type="float" table:style-name="TL Data" office:value-type="float" office:value="0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formula="of:=[.H339]+[.N339]+[.Q339]+[.R339]+[.T339]+[.U339]+[.V339]+[.W339]" ns41:value-type="float" table:style-name="TL Data" office:value-type="float" office:value="939">
            <text:p>9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ssendelft</text:p>
          </table:table-cell>
          <table:table-cell table:style-name="TL RowHeader"/>
          <table:table-cell table:style-name="ce23"/>
          <table:table-cell ns41:value-type="float" table:style-name="TL Data" office:value="3952" office:value-type="float">
            <text:p>395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" office:value-type="float">
            <text:p>2</text:p>
          </table:table-cell>
          <table:table-cell table:formula="of:=SUM([.E340:.G340])" ns41:value-type="float" table:style-name="TL Data" office:value-type="float" office:value="656">
            <text:p>656</text:p>
          </table:table-cell>
          <table:table-cell table:formula="of:=100*[.G340]/[.H340]" ns41:value-type="float" table:style-name="TL Data" office:value-type="float" office:value="0.304878048780488">
            <text:p>0.30</text:p>
          </table:table-cell>
          <table:table-cell table:formula="of:=100*[.G340]/([.F340]+[.G340])" ns41:value-type="float" table:style-name="TL Data" office:value-type="float" office:value="0.497512437810945">
            <office:annotation draw:style-name="gr1" svg:height="0.9cm" draw:caption-point-y="1.067cm" svg:width="1.568cm" svg:x="18.319cm" draw:caption-point-x="1.276cm" svg:y="154.676cm" draw:text-style-name="P1">
              <dc:creator>CDM</dc:creator>
              <dc:date>2014-12-12T00:00:00</dc:date>
              <text:p text:style-name="P1"><text:span text:style-name="T1">0,64</text:span></text:p>
              <text:p text:style-name="P1"><text:span text:style-name="T2"/></text:p>
            </office:annotation>
            <text:p>0.5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K340:.M340])" ns41:value-type="float" table:style-name="TL Data" office:value-type="float" office:value="272">
            <text:p>272</text:p>
          </table:table-cell>
          <table:table-cell table:formula="of:=100*[.M340]/[.N340]" ns41:value-type="float" table:style-name="TL Data" office:value-type="float" office:value="0">
            <text:p>0</text:p>
          </table:table-cell>
          <table:table-cell table:formula="of:=100*[.M340]/([.L340]+[.M340])" ns41:value-type="float" table:style-name="TL Data" office:value-type="float" office:value="0">
            <text:p>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340]+[.N340]+[.Q340]+[.R340]+[.T340]+[.U340]+[.V340]+[.W340]" ns41:value-type="float" table:style-name="TL Data" office:value-type="float" office:value="974">
            <text:p>97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nna Paulowna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4087" office:value-type="float">
            <text:p>408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" office:value-type="float">
            <text:p>5</text:p>
          </table:table-cell>
          <table:table-cell table:formula="of:=SUM([.E341:.G341])" ns41:value-type="float" table:style-name="TL Data" office:value-type="float" office:value="405">
            <text:p>405</text:p>
          </table:table-cell>
          <table:table-cell table:formula="of:=100*[.G341]/[.H341]" ns41:value-type="float" table:style-name="TL Data" office:value-type="float" office:value="1.23456790123457">
            <text:p>1.23</text:p>
          </table:table-cell>
          <table:table-cell table:formula="of:=100*[.G341]/([.F341]+[.G341])" ns41:value-type="float" table:style-name="TL Data" office:value-type="float" office:value="3.20512820512821">
            <text:p>3.2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341:.M341])" ns41:value-type="float" table:style-name="TL Data" office:value-type="float" office:value="91">
            <text:p>91</text:p>
          </table:table-cell>
          <table:table-cell table:formula="of:=100*[.M341]/[.N341]" ns41:value-type="float" table:style-name="TL Data" office:value-type="float" office:value="0">
            <text:p>0</text:p>
          </table:table-cell>
          <table:table-cell table:formula="of:=100*[.M341]/([.L341]+[.M34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341]+[.N341]+[.Q341]+[.R341]+[.T341]+[.U341]+[.V341]+[.W341]" ns41:value-type="float" table:style-name="TL Data" office:value-type="float" office:value="499">
            <text:p>49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erhugowaard</text:p>
          </table:table-cell>
          <table:table-cell table:style-name="TL RowHeader"/>
          <table:table-cell table:style-name="ce23"/>
          <table:table-cell ns41:value-type="float" table:style-name="TL Data" office:value="4148" office:value-type="float">
            <text:p>414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" office:value-type="float">
            <text:p>4</text:p>
          </table:table-cell>
          <table:table-cell table:formula="of:=SUM([.E342:.G342])" ns41:value-type="float" table:style-name="TL Data" office:value-type="float" office:value="794">
            <text:p>794</text:p>
          </table:table-cell>
          <table:table-cell table:formula="of:=100*[.G342]/[.H342]" ns41:value-type="float" table:style-name="TL Data" office:value-type="float" office:value="0.503778337531486">
            <text:p>0.50</text:p>
          </table:table-cell>
          <table:table-cell table:formula="of:=100*[.G342]/([.F342]+[.G342])" ns41:value-type="float" table:style-name="TL Data" office:value-type="float" office:value="1.20845921450151">
            <text:p>1.2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K342:.M342])" ns41:value-type="float" table:style-name="TL Data" office:value-type="float" office:value="82">
            <text:p>82</text:p>
          </table:table-cell>
          <table:table-cell table:formula="of:=100*[.M342]/[.N342]" ns41:value-type="float" table:style-name="TL Data" office:value-type="float" office:value="0">
            <text:p>0</text:p>
          </table:table-cell>
          <table:table-cell table:formula="of:=100*[.M342]/([.L342]+[.M342])" ns41:value-type="float" table:style-name="TL Data" office:value-type="float" office:value="0">
            <text:p>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6"/>
          <table:table-cell table:formula="of:=[.H342]+[.N342]+[.Q342]+[.R342]+[.T342]+[.U342]+[.V342]+[.W342]" ns41:value-type="float" table:style-name="TL Data" office:value-type="float" office:value="914">
            <text:p>91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Castricum</text:p>
          </table:table-cell>
          <table:table-cell table:style-name="TL RowHeader"/>
          <table:table-cell table:style-name="ce23"/>
          <table:table-cell ns41:value-type="float" table:style-name="TL Data" office:value="4185" office:value-type="float">
            <text:p>418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" office:value-type="float">
            <text:p>1</text:p>
          </table:table-cell>
          <table:table-cell table:formula="of:=SUM([.E343:.G343])" ns41:value-type="float" table:style-name="TL Data" office:value-type="float" office:value="406">
            <text:p>406</text:p>
          </table:table-cell>
          <table:table-cell table:formula="of:=100*[.G343]/[.H343]" ns41:value-type="float" table:style-name="TL Data" office:value-type="float" office:value="0.246305418719212">
            <text:p>0.25</text:p>
          </table:table-cell>
          <table:table-cell table:formula="of:=100*[.G343]/([.F343]+[.G343])" ns41:value-type="float" table:style-name="TL Data" office:value-type="float" office:value="0.495049504950495">
            <text:p>0.5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343:.M343])" ns41:value-type="float" table:style-name="TL Data" office:value-type="float" office:value="173">
            <text:p>173</text:p>
          </table:table-cell>
          <table:table-cell table:formula="of:=100*[.M343]/[.N343]" ns41:value-type="float" table:style-name="TL Data" office:value-type="float" office:value="0">
            <text:p>0</text:p>
          </table:table-cell>
          <table:table-cell table:formula="of:=100*[.M343]/([.L343]+[.M343])" ns41:value-type="float" table:style-name="TL Data" office:value-type="float" office:value="0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table:formula="of:=[.H343]+[.N343]+[.Q343]+[.R343]+[.T343]+[.U343]+[.V343]+[.W343]" ns41:value-type="float" table:style-name="TL Data" office:value-type="float" office:value="614">
            <text:p>6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rommenie</text:p>
          </table:table-cell>
          <table:table-cell table:style-name="TL RowHeader"/>
          <table:table-cell table:style-name="ce23"/>
          <table:table-cell ns41:value-type="float" table:style-name="TL Data" office:value="4351" office:value-type="float">
            <text:p>435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2" office:value-type="float">
            <text:p>2</text:p>
          </table:table-cell>
          <table:table-cell table:formula="of:=SUM([.E344:.G344])" ns41:value-type="float" table:style-name="TL Data" office:value-type="float" office:value="770">
            <text:p>770</text:p>
          </table:table-cell>
          <table:table-cell table:formula="of:=100*[.G344]/[.H344]" ns41:value-type="float" table:style-name="TL Data" office:value-type="float" office:value="0.25974025974026">
            <text:p>0.26</text:p>
          </table:table-cell>
          <table:table-cell table:formula="of:=100*[.G344]/([.F344]+[.G344])" ns41:value-type="float" table:style-name="TL Data" office:value-type="float" office:value="0.352733686067019">
            <text:p>0.3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SUM([.K344:.M344])" ns41:value-type="float" table:style-name="TL Data" office:value-type="float" office:value="145">
            <text:p>145</text:p>
          </table:table-cell>
          <table:table-cell table:formula="of:=100*[.M344]/[.N344]" ns41:value-type="float" table:style-name="TL Data" office:value-type="float" office:value="0">
            <text:p>0</text:p>
          </table:table-cell>
          <table:table-cell table:formula="of:=100*[.M344]/([.L344]+[.M344])" ns41:value-type="float" table:style-name="TL Data" office:value-type="float" office:value="0">
            <text:p>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[.H344]+[.N344]+[.Q344]+[.R344]+[.T344]+[.U344]+[.V344]+[.W344]" ns41:value-type="float" table:style-name="TL Data" office:value-type="float" office:value="931">
            <text:p>931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arlemmerliede c.a.</text:p>
          </table:table-cell>
          <table:table-cell table:style-name="TL RowHeader"/>
          <table:table-cell table:style-name="ce23"/>
          <table:table-cell ns41:value-type="float" table:style-name="TL Data" office:value="4533" office:value-type="float">
            <text:p>453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" office:value-type="float">
            <text:p>4</text:p>
          </table:table-cell>
          <table:table-cell table:formula="of:=SUM([.E345:.G345])" ns41:value-type="float" table:style-name="TL Data" office:value-type="float" office:value="661">
            <text:p>661</text:p>
          </table:table-cell>
          <table:table-cell table:formula="of:=100*[.G345]/[.H345]" ns41:value-type="float" table:style-name="TL Data" office:value-type="float" office:value="0.605143721633888">
            <text:p>0.61</text:p>
          </table:table-cell>
          <table:table-cell table:formula="of:=100*[.G345]/([.F345]+[.G345])" ns41:value-type="float" table:style-name="TL Data" office:value-type="float" office:value="0.776699029126214">
            <text:p>0.7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table:formula="of:=SUM([.K345:.M345])" ns41:value-type="float" table:style-name="TL Data" office:value-type="float" office:value="214">
            <text:p>214</text:p>
          </table:table-cell>
          <table:table-cell table:formula="of:=100*[.M345]/[.N345]" ns41:value-type="float" table:style-name="TL Data" office:value-type="float" office:value="0">
            <text:p>0</text:p>
          </table:table-cell>
          <table:table-cell table:formula="of:=100*[.M345]/([.L345]+[.M345])" ns41:value-type="float" table:style-name="TL Data" office:value-type="float" office:value="0">
            <text:p>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formula="of:=[.H345]+[.N345]+[.Q345]+[.R345]+[.T345]+[.U345]+[.V345]+[.W345]" ns41:value-type="float" table:style-name="TL Data" office:value-type="float" office:value="905">
            <text:p>905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aren</text:p>
          </table:table-cell>
          <table:table-cell table:style-name="TL RowHeader"/>
          <table:table-cell table:style-name="ce23"/>
          <table:table-cell ns41:value-type="float" table:style-name="TL Data" office:value="4601" office:value-type="float">
            <text:p>460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346:.G346])" ns41:value-type="float" table:style-name="TL Data" office:value-type="float" office:value="819">
            <text:p>819</text:p>
          </table:table-cell>
          <table:table-cell table:formula="of:=100*[.G346]/[.H346]" ns41:value-type="float" table:style-name="TL Data" office:value-type="float" office:value="4.3956043956044">
            <text:p>4.40</text:p>
          </table:table-cell>
          <table:table-cell table:formula="of:=100*[.G346]/([.F346]+[.G346])" ns41:value-type="float" table:style-name="TL Data" office:value-type="float" office:value="6.29370629370629">
            <text:p>6.2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table:formula="of:=SUM([.K346:.M346])" ns41:value-type="float" table:style-name="TL Data" office:value-type="float" office:value="202">
            <text:p>202</text:p>
          </table:table-cell>
          <table:table-cell table:formula="of:=100*[.M346]/[.N346]" ns41:value-type="float" table:style-name="TL Data" office:value-type="float" office:value="0">
            <text:p>0</text:p>
          </table:table-cell>
          <table:table-cell table:formula="of:=100*[.M346]/([.L346]+[.M346])" ns41:value-type="float" table:style-name="TL Data" office:value-type="float" office:value="0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[.H346]+[.N346]+[.Q346]+[.R346]+[.T346]+[.U346]+[.V346]+[.W346]" ns41:value-type="float" table:style-name="TL Data" office:value-type="float" office:value="1046">
            <text:p>104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ijpe</text:p>
          </table:table-cell>
          <table:table-cell table:style-name="TL RowHeader"/>
          <table:table-cell table:style-name="ce23"/>
          <table:table-cell ns41:value-type="float" table:style-name="TL Data" office:value="4683" office:value-type="float">
            <text:p>468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" office:value-type="float">
            <text:p>1</text:p>
          </table:table-cell>
          <table:table-cell table:formula="of:=SUM([.E347:.G347])" ns41:value-type="float" table:style-name="TL Data" office:value-type="float" office:value="463">
            <text:p>463</text:p>
          </table:table-cell>
          <table:table-cell table:formula="of:=100*[.G347]/[.H347]" ns41:value-type="float" table:style-name="TL Data" office:value-type="float" office:value="0.215982721382289">
            <text:p>0.22</text:p>
          </table:table-cell>
          <table:table-cell table:formula="of:=100*[.G347]/([.F347]+[.G347])" ns41:value-type="float" table:style-name="TL Data" office:value-type="float" office:value="0.37593984962406">
            <text:p>0.3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formula="of:=SUM([.K347:.M347])" ns41:value-type="float" table:style-name="TL Data" office:value-type="float" office:value="192">
            <text:p>192</text:p>
          </table:table-cell>
          <table:table-cell table:formula="of:=100*[.M347]/[.N347]" ns41:value-type="float" table:style-name="TL Data" office:value-type="float" office:value="0.520833333333333">
            <text:p>0.52</text:p>
          </table:table-cell>
          <table:table-cell table:formula="of:=100*[.M347]/([.L347]+[.M347])" ns41:value-type="float" table:style-name="TL Data" office:value-type="float" office:value="2">
            <text:p>2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6"/>
          <table:table-cell table:formula="of:=[.H347]+[.N347]+[.Q347]+[.R347]+[.T347]+[.U347]+[.V347]+[.W347]" ns41:value-type="float" table:style-name="TL Data" office:value-type="float" office:value="699">
            <text:p>69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aarden</text:p>
          </table:table-cell>
          <table:table-cell table:style-name="TL RowHeader"/>
          <table:table-cell table:style-name="ce23"/>
          <table:table-cell ns41:value-type="float" table:style-name="TL Data" office:value="4934" office:value-type="float">
            <text:p>493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2" office:value-type="float">
            <text:p>2</text:p>
          </table:table-cell>
          <table:table-cell table:formula="of:=SUM([.E348:.G348])" ns41:value-type="float" table:style-name="TL Data" office:value-type="float" office:value="817">
            <text:p>817</text:p>
          </table:table-cell>
          <table:table-cell table:formula="of:=100*[.G348]/[.H348]" ns41:value-type="float" table:style-name="TL Data" office:value-type="float" office:value="0.244798041615667">
            <text:p>0.24</text:p>
          </table:table-cell>
          <table:table-cell table:formula="of:=100*[.G348]/([.F348]+[.G348])" ns41:value-type="float" table:style-name="TL Data" office:value-type="float" office:value="0.306278713629403">
            <text:p>0.3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/>
          <table:table-cell table:formula="of:=SUM([.K348:.M348])" ns41:value-type="float" table:style-name="TL Data" office:value-type="float" office:value="294">
            <text:p>294</text:p>
          </table:table-cell>
          <table:table-cell table:formula="of:=100*[.M348]/[.N348]" ns41:value-type="float" table:style-name="TL Data" office:value-type="float" office:value="0">
            <text:p>0</text:p>
          </table:table-cell>
          <table:table-cell table:formula="of:=100*[.M348]/([.L348]+[.M348])" ns41:value-type="float" table:style-name="TL Data" office:value-type="float" office:value="0">
            <text:p>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6"/>
          <table:table-cell table:formula="of:=[.H348]+[.N348]+[.Q348]+[.R348]+[.T348]+[.U348]+[.V348]+[.W348]" ns41:value-type="float" table:style-name="TL Data" office:value-type="float" office:value="1144">
            <text:p>11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emster</text:p>
          </table:table-cell>
          <table:table-cell table:style-name="TL RowHeader"/>
          <table:table-cell table:style-name="ce23"/>
          <table:table-cell ns41:value-type="float" table:style-name="TL Data" office:value="5216" office:value-type="float">
            <text:p>521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" office:value-type="float">
            <text:p>2</text:p>
          </table:table-cell>
          <table:table-cell table:formula="of:=SUM([.E349:.G349])" ns41:value-type="float" table:style-name="TL Data" office:value-type="float" office:value="382">
            <text:p>382</text:p>
          </table:table-cell>
          <table:table-cell table:formula="of:=100*[.G349]/[.H349]" ns41:value-type="float" table:style-name="TL Data" office:value-type="float" office:value="0.523560209424084">
            <text:p>0.52</text:p>
          </table:table-cell>
          <table:table-cell table:formula="of:=100*[.G349]/([.F349]+[.G349])" ns41:value-type="float" table:style-name="TL Data" office:value-type="float" office:value="0.975609756097561">
            <text:p>0.9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SUM([.K349:.M349])" ns41:value-type="float" table:style-name="TL Data" office:value-type="float" office:value="146">
            <text:p>146</text:p>
          </table:table-cell>
          <table:table-cell table:formula="of:=100*[.M349]/[.N349]" ns41:value-type="float" table:style-name="TL Data" office:value-type="float" office:value="0">
            <text:p>0</text:p>
          </table:table-cell>
          <table:table-cell table:formula="of:=100*[.M349]/([.L349]+[.M349])" ns41:value-type="float" table:style-name="TL Data" office:value-type="float" office:value="0">
            <text:p>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table:formula="of:=[.H349]+[.N349]+[.Q349]+[.R349]+[.T349]+[.U349]+[.V349]+[.W349]" ns41:value-type="float" table:style-name="TL Data" office:value-type="float" office:value="553">
            <text:p>55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andvoort</text:p>
          </table:table-cell>
          <table:table-cell table:style-name="TL RowHeader"/>
          <table:table-cell table:style-name="ce23"/>
          <table:table-cell ns41:value-type="float" table:style-name="TL Data" office:value="5476" office:value-type="float">
            <text:p>5476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243" office:value-type="float">
            <text:p>243</text:p>
          </table:table-cell>
          <table:table-cell table:formula="of:=SUM([.E350:.G350])" ns41:value-type="float" table:style-name="TL Data" office:value-type="float" office:value="1369">
            <text:p>1369</text:p>
          </table:table-cell>
          <table:table-cell table:formula="of:=100*[.G350]/[.H350]" ns41:value-type="float" table:style-name="TL Data" office:value-type="float" office:value="17.7501826150475">
            <text:p>17.750182615</text:p>
          </table:table-cell>
          <table:table-cell table:formula="of:=100*[.G350]/([.F350]+[.G350])" ns41:value-type="float" table:style-name="TL Data" office:value-type="float" office:value="27.3957158962796">
            <text:p>27.4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6" office:value-type="float">
            <text:p>36</text:p>
          </table:table-cell>
          <table:table-cell table:formula="of:=SUM([.K350:.M350])" ns41:value-type="float" table:style-name="TL Data" office:value-type="float" office:value="207">
            <text:p>207</text:p>
          </table:table-cell>
          <table:table-cell table:formula="of:=100*[.M350]/[.N350]" ns41:value-type="float" table:style-name="TL Data" office:value-type="float" office:value="17.3913043478261">
            <text:p>17.39</text:p>
          </table:table-cell>
          <table:table-cell table:formula="of:=100*[.M350]/([.L350]+[.M350])" ns41:value-type="float" table:style-name="TL Data" office:value-type="float" office:value="40.9090909090909">
            <text:p>40.91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[.H350]+[.N350]+[.Q350]+[.R350]+[.T350]+[.U350]+[.V350]+[.W350]" ns41:value-type="float" table:style-name="TL Data" office:value-type="float" office:value="1647">
            <text:p>164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alsmeer</text:p>
          </table:table-cell>
          <table:table-cell table:style-name="TL RowHeader"/>
          <table:table-cell table:style-name="ce23"/>
          <table:table-cell ns41:value-type="float" table:style-name="TL Data" office:value="6146" office:value-type="float">
            <text:p>614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/>
          <table:table-cell table:formula="of:=SUM([.E351:.G351])" ns41:value-type="float" table:style-name="TL Data" office:value-type="float" office:value="750">
            <text:p>750</text:p>
          </table:table-cell>
          <table:table-cell table:formula="of:=100*[.G351]/[.H351]" ns41:value-type="float" table:style-name="TL Data" office:value-type="float" office:value="0">
            <text:p>0</text:p>
          </table:table-cell>
          <table:table-cell table:formula="of:=100*[.G351]/([.F351]+[.G351])" ns41:value-type="float" table:style-name="TL Data" office:value-type="float" office:value="0">
            <text:p>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K351:.M351])" ns41:value-type="float" table:style-name="TL Data" office:value-type="float" office:value="345">
            <text:p>345</text:p>
          </table:table-cell>
          <table:table-cell table:formula="of:=100*[.M351]/[.N351]" ns41:value-type="float" table:style-name="TL Data" office:value-type="float" office:value="0">
            <text:p>0</text:p>
          </table:table-cell>
          <table:table-cell table:formula="of:=100*[.M351]/([.L351]+[.M351])" ns41:value-type="float" table:style-name="TL Data" office:value-type="float" office:value="0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H351]+[.N351]+[.Q351]+[.R351]+[.T351]+[.U351]+[.V351]+[.W351]" ns41:value-type="float" table:style-name="TL Data" office:value-type="float" office:value="1180">
            <text:p>118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urmerend</text:p>
          </table:table-cell>
          <table:table-cell table:style-name="TL RowHeader"/>
          <table:table-cell table:style-name="ce23"/>
          <table:table-cell ns41:value-type="float" table:style-name="TL Data" office:value="6202" office:value-type="float">
            <text:p>620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5" office:value-type="float">
            <text:p>5</text:p>
          </table:table-cell>
          <table:table-cell table:formula="of:=SUM([.E352:.G352])" ns41:value-type="float" table:style-name="TL Data" office:value-type="float" office:value="1007">
            <text:p>1007</text:p>
          </table:table-cell>
          <table:table-cell table:formula="of:=100*[.G352]/[.H352]" ns41:value-type="float" table:style-name="TL Data" office:value-type="float" office:value="0.496524329692155">
            <text:p>0.50</text:p>
          </table:table-cell>
          <table:table-cell table:formula="of:=100*[.G352]/([.F352]+[.G352])" ns41:value-type="float" table:style-name="TL Data" office:value-type="float" office:value="0.593824228028504">
            <text:p>0.5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/>
          <table:table-cell table:formula="of:=SUM([.K352:.M352])" ns41:value-type="float" table:style-name="TL Data" office:value-type="float" office:value="393">
            <text:p>393</text:p>
          </table:table-cell>
          <table:table-cell table:formula="of:=100*[.M352]/[.N352]" ns41:value-type="float" table:style-name="TL Data" office:value-type="float" office:value="0">
            <text:p>0</text:p>
          </table:table-cell>
          <table:table-cell table:formula="of:=100*[.M352]/([.L352]+[.M352])" ns41:value-type="float" table:style-name="TL Data" office:value-type="float" office:value="0">
            <text:p>0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formula="of:=[.H352]+[.N352]+[.Q352]+[.R352]+[.T352]+[.U352]+[.V352]+[.W352]" ns41:value-type="float" table:style-name="TL Data" office:value-type="float" office:value="1444">
            <text:p>14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uizen</text:p>
          </table:table-cell>
          <table:table-cell table:style-name="TL RowHeader"/>
          <table:table-cell table:style-name="ce23"/>
          <table:table-cell ns41:value-type="float" table:style-name="TL Data" office:value="6229" office:value-type="float">
            <text:p>622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3" office:value-type="float">
            <text:p>3</text:p>
          </table:table-cell>
          <table:table-cell table:formula="of:=SUM([.E353:.G353])" ns41:value-type="float" table:style-name="TL Data" office:value-type="float" office:value="1043">
            <text:p>1043</text:p>
          </table:table-cell>
          <table:table-cell table:formula="of:=100*[.G353]/[.H353]" ns41:value-type="float" table:style-name="TL Data" office:value-type="float" office:value="0.287631831255992">
            <text:p>0.29</text:p>
          </table:table-cell>
          <table:table-cell table:formula="of:=100*[.G353]/([.F353]+[.G353])" ns41:value-type="float" table:style-name="TL Data" office:value-type="float" office:value="0.338600451467269">
            <text:p>0.3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table:formula="of:=SUM([.K353:.M353])" ns41:value-type="float" table:style-name="TL Data" office:value-type="float" office:value="216">
            <text:p>216</text:p>
          </table:table-cell>
          <table:table-cell table:formula="of:=100*[.M353]/[.N353]" ns41:value-type="float" table:style-name="TL Data" office:value-type="float" office:value="0">
            <text:p>0</text:p>
          </table:table-cell>
          <table:table-cell table:formula="of:=100*[.M353]/([.L353]+[.M353])" ns41:value-type="float" table:style-name="TL Data" office:value-type="float" office:value="0">
            <text:p>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353]+[.N353]+[.Q353]+[.R353]+[.T353]+[.U353]+[.V353]+[.W353]" ns41:value-type="float" table:style-name="TL Data" office:value-type="float" office:value="1269">
            <text:p>126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exel</text:p>
          </table:table-cell>
          <table:table-cell table:style-name="TL RowHeader"/>
          <table:table-cell table:style-name="ce23"/>
          <table:table-cell ns41:value-type="float" table:style-name="TL Data" office:value="7122" office:value-type="float">
            <text:p>7122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354:.G354])" ns41:value-type="float" table:style-name="TL Data" office:value-type="float" office:value="941">
            <text:p>941</text:p>
          </table:table-cell>
          <table:table-cell table:formula="of:=100*[.G354]/[.H354]" ns41:value-type="float" table:style-name="TL Data" office:value-type="float" office:value="2.01912858660999">
            <text:p>2.02</text:p>
          </table:table-cell>
          <table:table-cell table:formula="of:=100*[.G354]/([.F354]+[.G354])" ns41:value-type="float" table:style-name="TL Data" office:value-type="float" office:value="4.63414634146341">
            <text:p>4.6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formula="of:=SUM([.K354:.M354])" ns41:value-type="float" table:style-name="TL Data" office:value-type="float" office:value="290">
            <text:p>290</text:p>
          </table:table-cell>
          <table:table-cell table:formula="of:=100*[.M354]/[.N354]" ns41:value-type="float" table:style-name="TL Data" office:value-type="float" office:value="0.344827586206897">
            <text:p>0.34</text:p>
          </table:table-cell>
          <table:table-cell table:formula="of:=100*[.M354]/([.L354]+[.M354])" ns41:value-type="float" table:style-name="TL Data" office:value-type="float" office:value="1.47058823529412">
            <text:p>1.4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H354]+[.N354]+[.Q354]+[.R354]+[.T354]+[.U354]+[.V354]+[.W354]" ns41:value-type="float" table:style-name="TL Data" office:value-type="float" office:value="1318">
            <text:p>13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dam</text:p>
          </table:table-cell>
          <table:table-cell table:style-name="TL RowHeader"/>
          <table:table-cell table:style-name="ce23"/>
          <table:table-cell ns41:value-type="float" table:style-name="TL Data" office:value="7427" office:value-type="float">
            <text:p>7427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5" office:value-type="float">
            <text:p>5</text:p>
          </table:table-cell>
          <table:table-cell table:formula="of:=SUM([.E355:.G355])" ns41:value-type="float" table:style-name="TL Data" office:value-type="float" office:value="1255">
            <text:p>1255</text:p>
          </table:table-cell>
          <table:table-cell table:formula="of:=100*[.G355]/[.H355]" ns41:value-type="float" table:style-name="TL Data" office:value-type="float" office:value="0.398406374501992">
            <text:p>0.40</text:p>
          </table:table-cell>
          <table:table-cell table:formula="of:=100*[.G355]/([.F355]+[.G355])" ns41:value-type="float" table:style-name="TL Data" office:value-type="float" office:value="1.11607142857143">
            <office:annotation draw:style-name="gr1" svg:height="0.766cm" draw:caption-point-y="1.067cm" svg:width="1.707cm" svg:x="18.319cm" draw:caption-point-x="1.276cm" svg:y="161.423cm" draw:text-style-name="P1">
              <dc:creator>CDM</dc:creator>
              <dc:date>2014-12-12T00:00:00</dc:date>
              <text:p text:style-name="P1"><text:span text:style-name="T1">1,02</text:span></text:p>
              <text:p text:style-name="P1"><text:span text:style-name="T2"/></text:p>
            </office:annotation>
            <text:p>1.1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table:formula="of:=SUM([.K355:.M355])" ns41:value-type="float" table:style-name="TL Data" office:value-type="float" office:value="348">
            <text:p>348</text:p>
          </table:table-cell>
          <table:table-cell table:formula="of:=100*[.M355]/[.N355]" ns41:value-type="float" table:style-name="TL Data" office:value-type="float" office:value="0">
            <text:p>0</text:p>
          </table:table-cell>
          <table:table-cell table:formula="of:=100*[.M355]/([.L355]+[.M355])" ns41:value-type="float" table:style-name="TL Data" office:value-type="float" office:value="0">
            <text:p>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355]+[.N355]+[.Q355]+[.R355]+[.T355]+[.U355]+[.V355]+[.W355]" ns41:value-type="float" table:style-name="TL Data" office:value-type="float" office:value="1651">
            <text:p>165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verwijk</text:p>
          </table:table-cell>
          <table:table-cell table:style-name="TL RowHeader"/>
          <table:table-cell table:style-name="ce23"/>
          <table:table-cell ns41:value-type="float" table:style-name="TL Data" office:value="7589" office:value-type="float">
            <text:p>758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56" office:value-type="float">
            <text:p>56</text:p>
          </table:table-cell>
          <table:table-cell table:formula="of:=SUM([.E356:.G356])" ns41:value-type="float" table:style-name="TL Data" office:value-type="float" office:value="1223">
            <text:p>1223</text:p>
          </table:table-cell>
          <table:table-cell table:formula="of:=100*[.G356]/[.H356]" ns41:value-type="float" table:style-name="TL Data" office:value-type="float" office:value="4.57890433360589">
            <text:p>4.58</text:p>
          </table:table-cell>
          <table:table-cell table:formula="of:=100*[.G356]/([.F356]+[.G356])" ns41:value-type="float" table:style-name="TL Data" office:value-type="float" office:value="6.02798708288482">
            <text:p>6.0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table:formula="of:=SUM([.K356:.M356])" ns41:value-type="float" table:style-name="TL Data" office:value-type="float" office:value="275">
            <text:p>275</text:p>
          </table:table-cell>
          <table:table-cell table:formula="of:=100*[.M356]/[.N356]" ns41:value-type="float" table:style-name="TL Data" office:value-type="float" office:value="0">
            <text:p>0</text:p>
          </table:table-cell>
          <table:table-cell table:formula="of:=100*[.M356]/([.L356]+[.M356])" ns41:value-type="float" table:style-name="TL Data" office:value-type="float" office:value="0">
            <text:p>0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356]+[.N356]+[.Q356]+[.R356]+[.T356]+[.U356]+[.V356]+[.W356]" ns41:value-type="float" table:style-name="TL Data" office:value-type="float" office:value="1545">
            <text:p>15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rmerveer</text:p>
          </table:table-cell>
          <table:table-cell table:style-name="TL RowHeader"/>
          <table:table-cell table:style-name="ce23"/>
          <table:table-cell ns41:value-type="float" table:style-name="TL Data" office:value="7632" office:value-type="float">
            <text:p>763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501" office:value-type="float">
            <text:p>1501</text:p>
          </table:table-cell>
          <table:table-cell table:style-name="TL Data"/>
          <table:table-cell table:formula="of:=SUM([.E357:.G357])" ns41:value-type="float" table:style-name="TL Data" office:value-type="float" office:value="1737">
            <text:p>1737</text:p>
          </table:table-cell>
          <table:table-cell table:formula="of:=100*[.G357]/[.H357]" ns41:value-type="float" table:style-name="TL Data" office:value-type="float" office:value="0">
            <text:p>0</text:p>
          </table:table-cell>
          <table:table-cell table:formula="of:=100*[.G357]/([.F357]+[.G357])" ns41:value-type="float" table:style-name="TL Data" office:value-type="float" office:value="0">
            <text:p>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table:formula="of:=SUM([.K357:.M357])" ns41:value-type="float" table:style-name="TL Data" office:value-type="float" office:value="211">
            <text:p>211</text:p>
          </table:table-cell>
          <table:table-cell table:formula="of:=100*[.M357]/[.N357]" ns41:value-type="float" table:style-name="TL Data" office:value-type="float" office:value="0">
            <text:p>0</text:p>
          </table:table-cell>
          <table:table-cell table:formula="of:=100*[.M357]/([.L357]+[.M357])" ns41:value-type="float" table:style-name="TL Data" office:value-type="float" office:value="0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357]+[.N357]+[.Q357]+[.R357]+[.T357]+[.U357]+[.V357]+[.W357]" ns41:value-type="float" table:style-name="TL Data" office:value-type="float" office:value="1961">
            <office:annotation draw:style-name="gr1" svg:height="0.767cm" draw:caption-point-y="1.068cm" svg:width="1.652cm" svg:x="43.38cm" draw:caption-point-x="-0.318cm" svg:y="162.322cm" draw:text-style-name="P1">
              <dc:creator>CDM</dc:creator>
              <dc:date>2014-12-12T00:00:00</dc:date>
              <text:p text:style-name="P1"><text:span text:style-name="T1">1963</text:span></text:p>
              <text:p text:style-name="P1"><text:span text:style-name="T2"/></text:p>
            </office:annotation>
            <text:p>196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esp</text:p>
          </table:table-cell>
          <table:table-cell table:style-name="TL RowHeader"/>
          <table:table-cell table:style-name="ce23"/>
          <table:table-cell ns41:value-type="float" table:style-name="TL Data" office:value="7708" office:value-type="float">
            <text:p>770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3" office:value-type="float">
            <text:p>3</text:p>
          </table:table-cell>
          <table:table-cell table:formula="of:=SUM([.E358:.G358])" ns41:value-type="float" table:style-name="TL Data" office:value-type="float" office:value="1263">
            <text:p>1263</text:p>
          </table:table-cell>
          <table:table-cell table:formula="of:=100*[.G358]/[.H358]" ns41:value-type="float" table:style-name="TL Data" office:value-type="float" office:value="0.237529691211401">
            <text:p>0.24</text:p>
          </table:table-cell>
          <table:table-cell table:formula="of:=100*[.G358]/([.F358]+[.G358])" ns41:value-type="float" table:style-name="TL Data" office:value-type="float" office:value="0.271985494106981">
            <text:p>0.2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/>
          <table:table-cell table:formula="of:=SUM([.K358:.M358])" ns41:value-type="float" table:style-name="TL Data" office:value-type="float" office:value="257">
            <text:p>257</text:p>
          </table:table-cell>
          <table:table-cell table:formula="of:=100*[.M358]/[.N358]" ns41:value-type="float" table:style-name="TL Data" office:value-type="float" office:value="0">
            <text:p>0</text:p>
          </table:table-cell>
          <table:table-cell table:formula="of:=100*[.M358]/([.L358]+[.M358])" ns41:value-type="float" table:style-name="TL Data" office:value-type="float" office:value="0">
            <text:p>0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358]+[.N358]+[.Q358]+[.R358]+[.T358]+[.U358]+[.V358]+[.W358]" ns41:value-type="float" table:style-name="TL Data" office:value-type="float" office:value="1583">
            <text:p>158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er Amstel</text:p>
          </table:table-cell>
          <table:table-cell table:style-name="TL RowHeader"/>
          <table:table-cell table:style-name="ce23"/>
          <table:table-cell ns41:value-type="float" table:style-name="TL Data" office:value="7944" office:value-type="float">
            <text:p>794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7" office:value-type="float">
            <text:p>7</text:p>
          </table:table-cell>
          <table:table-cell table:formula="of:=SUM([.E359:.G359])" ns41:value-type="float" table:style-name="TL Data" office:value-type="float" office:value="1081">
            <text:p>1081</text:p>
          </table:table-cell>
          <table:table-cell table:formula="of:=100*[.G359]/[.H359]" ns41:value-type="float" table:style-name="TL Data" office:value-type="float" office:value="0.647548566142461">
            <text:p>0.65</text:p>
          </table:table-cell>
          <table:table-cell table:formula="of:=100*[.G359]/([.F359]+[.G359])" ns41:value-type="float" table:style-name="TL Data" office:value-type="float" office:value="0.780379041248606">
            <text:p>0.78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" office:value-type="float">
            <text:p>1</text:p>
          </table:table-cell>
          <table:table-cell table:formula="of:=SUM([.K359:.M359])" ns41:value-type="float" table:style-name="TL Data" office:value-type="float" office:value="429">
            <text:p>429</text:p>
          </table:table-cell>
          <table:table-cell table:formula="of:=100*[.M359]/[.N359]" ns41:value-type="float" table:style-name="TL Data" office:value-type="float" office:value="0.233100233100233">
            <text:p>0.23</text:p>
          </table:table-cell>
          <table:table-cell table:formula="of:=100*[.M359]/([.L359]+[.M359])" ns41:value-type="float" table:style-name="TL Data" office:value-type="float" office:value="0.568181818181818">
            <text:p>0.57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H359]+[.N359]+[.Q359]+[.R359]+[.T359]+[.U359]+[.V359]+[.W359]" ns41:value-type="float" table:style-name="TL Data" office:value-type="float" office:value="1577">
            <text:p>157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nkhuizen</text:p>
          </table:table-cell>
          <table:table-cell table:style-name="TL RowHeader"/>
          <table:table-cell table:style-name="ce23"/>
          <table:table-cell ns41:value-type="float" table:style-name="TL Data" office:value="8663" office:value-type="float">
            <text:p>8663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360:.G360])" ns41:value-type="float" table:style-name="TL Data" office:value-type="float" office:value="1616">
            <text:p>1616</text:p>
          </table:table-cell>
          <table:table-cell table:formula="of:=100*[.G360]/[.H360]" ns41:value-type="float" table:style-name="TL Data" office:value-type="float" office:value="0.618811881188119">
            <text:p>0.62</text:p>
          </table:table-cell>
          <table:table-cell table:formula="of:=100*[.G360]/([.F360]+[.G360])" ns41:value-type="float" table:style-name="TL Data" office:value-type="float" office:value="1.04384133611691">
            <text:p>1.0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table:formula="of:=SUM([.K360:.M360])" ns41:value-type="float" table:style-name="TL Data" office:value-type="float" office:value="279">
            <text:p>279</text:p>
          </table:table-cell>
          <table:table-cell table:formula="of:=100*[.M360]/[.N360]" ns41:value-type="float" table:style-name="TL Data" office:value-type="float" office:value="0">
            <text:p>0</text:p>
          </table:table-cell>
          <table:table-cell table:formula="of:=100*[.M360]/([.L360]+[.M360])" ns41:value-type="float" table:style-name="TL Data" office:value-type="float" office:value="0">
            <text:p>0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360]+[.N360]+[.Q360]+[.R360]+[.T360]+[.U360]+[.V360]+[.W360]" ns41:value-type="float" table:style-name="TL Data" office:value-type="float" office:value="1992">
            <text:p>199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6" office:value-type="float">
            <text:p>5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loemendaal</text:p>
          </table:table-cell>
          <table:table-cell table:style-name="TL RowHeader"/>
          <table:table-cell table:style-name="ce23"/>
          <table:table-cell ns41:value-type="float" table:style-name="TL Data" office:value="9716" office:value-type="float">
            <text:p>9716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361:.G361])" ns41:value-type="float" table:style-name="TL Data" office:value-type="float" office:value="1377">
            <text:p>1377</text:p>
          </table:table-cell>
          <table:table-cell table:formula="of:=100*[.G361]/[.H361]" ns41:value-type="float" table:style-name="TL Data" office:value-type="float" office:value="3.05010893246187">
            <text:p>3.05</text:p>
          </table:table-cell>
          <table:table-cell table:formula="of:=100*[.G361]/([.F361]+[.G361])" ns41:value-type="float" table:style-name="TL Data" office:value-type="float" office:value="5.35031847133758">
            <text:p>5.3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SUM([.K361:.M361])" ns41:value-type="float" table:style-name="TL Data" office:value-type="float" office:value="140">
            <text:p>140</text:p>
          </table:table-cell>
          <table:table-cell table:formula="of:=100*[.M361]/[.N361]" ns41:value-type="float" table:style-name="TL Data" office:value-type="float" office:value="0">
            <text:p>0</text:p>
          </table:table-cell>
          <table:table-cell table:formula="of:=100*[.M361]/([.L361]+[.M361])" ns41:value-type="float" table:style-name="TL Data" office:value-type="float" office:value="0">
            <text:p>0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formula="of:=[.H361]+[.N361]+[.Q361]+[.R361]+[.T361]+[.U361]+[.V361]+[.W361]" ns41:value-type="float" table:style-name="TL Data" office:value-type="float" office:value="1801">
            <text:p>180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emstede</text:p>
          </table:table-cell>
          <table:table-cell table:style-name="TL RowHeader"/>
          <table:table-cell table:style-name="ce23"/>
          <table:table-cell ns41:value-type="float" table:style-name="TL Data" office:value="9784" office:value-type="float">
            <text:p>9784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362:.G362])" ns41:value-type="float" table:style-name="TL Data" office:value-type="float" office:value="1928">
            <text:p>1928</text:p>
          </table:table-cell>
          <table:table-cell table:formula="of:=100*[.G362]/[.H362]" ns41:value-type="float" table:style-name="TL Data" office:value-type="float" office:value="1.14107883817427">
            <text:p>1.14</text:p>
          </table:table-cell>
          <table:table-cell table:formula="of:=100*[.G362]/([.F362]+[.G362])" ns41:value-type="float" table:style-name="TL Data" office:value-type="float" office:value="1.63204747774481">
            <text:p>1.6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table:formula="of:=SUM([.K362:.M362])" ns41:value-type="float" table:style-name="TL Data" office:value-type="float" office:value="188">
            <text:p>188</text:p>
          </table:table-cell>
          <table:table-cell table:formula="of:=100*[.M362]/[.N362]" ns41:value-type="float" table:style-name="TL Data" office:value-type="float" office:value="0">
            <text:p>0</text:p>
          </table:table-cell>
          <table:table-cell table:formula="of:=100*[.M362]/([.L362]+[.M362])" ns41:value-type="float" table:style-name="TL Data" office:value-type="float" office:value="0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H362]+[.N362]+[.Q362]+[.R362]+[.T362]+[.U362]+[.V362]+[.W362]" ns41:value-type="float" table:style-name="TL Data" office:value-type="float" office:value="2123">
            <text:p>2123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tergraafsmeer</text:p>
          </table:table-cell>
          <table:table-cell table:style-name="TL RowHeader"/>
          <table:table-cell table:style-name="ce23"/>
          <table:table-cell ns41:value-type="float" table:style-name="TL Data" office:value="10715" office:value-type="float">
            <text:p>1071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35" office:value-type="float">
            <text:p>1735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363:.G363])" ns41:value-type="float" table:style-name="TL Data" office:value-type="float" office:value="1921">
            <text:p>1921</text:p>
          </table:table-cell>
          <table:table-cell table:formula="of:=100*[.G363]/[.H363]" ns41:value-type="float" table:style-name="TL Data" office:value-type="float" office:value="0.62467464862051">
            <text:p>0.62</text:p>
          </table:table-cell>
          <table:table-cell table:formula="of:=100*[.G363]/([.F363]+[.G363])" ns41:value-type="float" table:style-name="TL Data" office:value-type="float" office:value="0.68689181453921">
            <office:annotation draw:style-name="gr1" svg:height="1.958cm" draw:caption-point-y="1.067cm" svg:width="3.469cm" svg:x="18.319cm" draw:caption-point-x="1.276cm" svg:y="165.021cm" draw:text-style-name="P1">
              <dc:creator>CDM</dc:creator>
              <dc:date>2014-12-12T00:00:00</dc:date>
              <text:p text:style-name="P1"><text:span text:style-name="T1">0,68</text:span></text:p>
              <text:p text:style-name="P1"><text:span text:style-name="T2"/></text:p>
            </office:annotation>
            <text:p>0.6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/>
          <table:table-cell table:formula="of:=SUM([.K363:.M363])" ns41:value-type="float" table:style-name="TL Data" office:value-type="float" office:value="193">
            <text:p>193</text:p>
          </table:table-cell>
          <table:table-cell table:formula="of:=100*[.M363]/[.N363]" ns41:value-type="float" table:style-name="TL Data" office:value-type="float" office:value="0">
            <text:p>0</text:p>
          </table:table-cell>
          <table:table-cell table:formula="of:=100*[.M363]/([.L363]+[.M363])" ns41:value-type="float" table:style-name="TL Data" office:value-type="float" office:value="0">
            <text:p>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6"/>
          <table:table-cell table:formula="of:=[.H363]+[.N363]+[.Q363]+[.R363]+[.T363]+[.U363]+[.V363]+[.W363]" ns41:value-type="float" table:style-name="TL Data" office:value-type="float" office:value="2165">
            <text:p>216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orn</text:p>
          </table:table-cell>
          <table:table-cell table:style-name="TL RowHeader"/>
          <table:table-cell table:style-name="ce23"/>
          <table:table-cell ns41:value-type="float" table:style-name="TL Data" office:value="11306" office:value-type="float">
            <text:p>11306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364:.G364])" ns41:value-type="float" table:style-name="TL Data" office:value-type="float" office:value="2139">
            <text:p>2139</text:p>
          </table:table-cell>
          <table:table-cell table:formula="of:=100*[.G364]/[.H364]" ns41:value-type="float" table:style-name="TL Data" office:value-type="float" office:value="0.935016362786349">
            <text:p>0.94</text:p>
          </table:table-cell>
          <table:table-cell table:formula="of:=100*[.G364]/([.F364]+[.G364])" ns41:value-type="float" table:style-name="TL Data" office:value-type="float" office:value="1.25628140703518">
            <text:p>1.2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" office:value-type="float">
            <text:p>2</text:p>
          </table:table-cell>
          <table:table-cell table:formula="of:=SUM([.K364:.M364])" ns41:value-type="float" table:style-name="TL Data" office:value-type="float" office:value="579">
            <text:p>579</text:p>
          </table:table-cell>
          <table:table-cell table:formula="of:=100*[.M364]/[.N364]" ns41:value-type="float" table:style-name="TL Data" office:value-type="float" office:value="0.345423143350604">
            <text:p>0.35</text:p>
          </table:table-cell>
          <table:table-cell table:formula="of:=100*[.M364]/([.L364]+[.M364])" ns41:value-type="float" table:style-name="TL Data" office:value-type="float" office:value="0.816326530612245">
            <text:p>0.82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[.H364]+[.N364]+[.Q364]+[.R364]+[.T364]+[.U364]+[.V364]+[.W364]" ns41:value-type="float" table:style-name="TL Data" office:value-type="float" office:value="2852">
            <text:p>28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ot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2875" office:value-type="float">
            <text:p>12875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8" office:value-type="float">
            <text:p>8</text:p>
          </table:table-cell>
          <table:table-cell table:formula="of:=SUM([.E365:.G365])" ns41:value-type="float" table:style-name="TL Data" office:value-type="float" office:value="2405">
            <text:p>2405</text:p>
          </table:table-cell>
          <table:table-cell table:formula="of:=100*[.G365]/[.H365]" ns41:value-type="float" table:style-name="TL Data" office:value-type="float" office:value="0.332640332640333">
            <text:p>0.33</text:p>
          </table:table-cell>
          <table:table-cell table:formula="of:=100*[.G365]/([.F365]+[.G365])" ns41:value-type="float" table:style-name="TL Data" office:value-type="float" office:value="0.400200100050025">
            <text:p>0.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/>
          <table:table-cell table:formula="of:=SUM([.K365:.M365])" ns41:value-type="float" table:style-name="TL Data" office:value-type="float" office:value="185">
            <text:p>185</text:p>
          </table:table-cell>
          <table:table-cell table:formula="of:=100*[.M365]/[.N365]" ns41:value-type="float" table:style-name="TL Data" office:value-type="float" office:value="0">
            <text:p>0</text:p>
          </table:table-cell>
          <table:table-cell table:formula="of:=100*[.M365]/([.L365]+[.M365])" ns41:value-type="float" table:style-name="TL Data" office:value-type="float" office:value="0">
            <text:p>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formula="of:=[.H365]+[.N365]+[.Q365]+[.R365]+[.T365]+[.U365]+[.V365]+[.W365]" ns41:value-type="float" table:style-name="TL Data" office:value-type="float" office:value="2612">
            <text:p>261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lot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5126" office:value-type="float">
            <text:p>1512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165" office:value-type="float">
            <text:p>2165</text:p>
          </table:table-cell>
          <table:table-cell ns41:value-type="float" table:style-name="TL Data" office:value="7" office:value-type="float">
            <text:p>7</text:p>
          </table:table-cell>
          <table:table-cell table:formula="of:=SUM([.E366:.G366])" ns41:value-type="float" table:style-name="TL Data" office:value-type="float" office:value="2303">
            <text:p>2303</text:p>
          </table:table-cell>
          <table:table-cell table:formula="of:=100*[.G366]/[.H366]" ns41:value-type="float" table:style-name="TL Data" office:value-type="float" office:value="0.303951367781155">
            <text:p>0.30</text:p>
          </table:table-cell>
          <table:table-cell table:formula="of:=100*[.G366]/([.F366]+[.G366])" ns41:value-type="float" table:style-name="TL Data" office:value-type="float" office:value="0.322283609576427">
            <text:p>0.3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/>
          <table:table-cell table:formula="of:=SUM([.K366:.M366])" ns41:value-type="float" table:style-name="TL Data" office:value-type="float" office:value="332">
            <text:p>332</text:p>
          </table:table-cell>
          <table:table-cell table:formula="of:=100*[.M366]/[.N366]" ns41:value-type="float" table:style-name="TL Data" office:value-type="float" office:value="0">
            <text:p>0</text:p>
          </table:table-cell>
          <table:table-cell table:formula="of:=100*[.M366]/([.L366]+[.M366])" ns41:value-type="float" table:style-name="TL Data" office:value-type="float" office:value="0">
            <text:p>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formula="of:=[.H366]+[.N366]+[.Q366]+[.R366]+[.T366]+[.U366]+[.V366]+[.W366]" ns41:value-type="float" table:style-name="TL Data" office:value-type="float" office:value="2676">
            <text:p>26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ussum</text:p>
          </table:table-cell>
          <table:table-cell table:style-name="TL RowHeader"/>
          <table:table-cell table:style-name="ce23"/>
          <table:table-cell ns41:value-type="float" table:style-name="TL Data" office:value="17697" office:value-type="float">
            <text:p>17697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2234" office:value-type="float">
            <text:p>2234</text:p>
          </table:table-cell>
          <table:table-cell ns41:value-type="float" table:style-name="TL Data" office:value="33" office:value-type="float">
            <text:p>33</text:p>
          </table:table-cell>
          <table:table-cell table:formula="of:=SUM([.E367:.G367])" ns41:value-type="float" table:style-name="TL Data" office:value-type="float" office:value="3110">
            <text:p>3110</text:p>
          </table:table-cell>
          <table:table-cell table:formula="of:=100*[.G367]/[.H367]" ns41:value-type="float" table:style-name="TL Data" office:value-type="float" office:value="1.06109324758842">
            <text:p>1.06</text:p>
          </table:table-cell>
          <table:table-cell table:formula="of:=100*[.G367]/([.F367]+[.G367])" ns41:value-type="float" table:style-name="TL Data" office:value-type="float" office:value="1.45566828407587">
            <text:p>1.4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" office:value-type="float">
            <text:p>2</text:p>
          </table:table-cell>
          <table:table-cell table:formula="of:=SUM([.K367:.M367])" ns41:value-type="float" table:style-name="TL Data" office:value-type="float" office:value="405">
            <text:p>405</text:p>
          </table:table-cell>
          <table:table-cell table:formula="of:=100*[.M367]/[.N367]" ns41:value-type="float" table:style-name="TL Data" office:value-type="float" office:value="0.493827160493827">
            <text:p>0.49</text:p>
          </table:table-cell>
          <table:table-cell table:formula="of:=100*[.M367]/([.L367]+[.M367])" ns41:value-type="float" table:style-name="TL Data" office:value-type="float" office:value="0.91324200913242">
            <text:p>0.9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formula="of:=[.H367]+[.N367]+[.Q367]+[.R367]+[.T367]+[.U367]+[.V367]+[.W367]" ns41:value-type="float" table:style-name="TL Data" office:value-type="float" office:value="3606">
            <text:p>36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arlemmermeer</text:p>
          </table:table-cell>
          <table:table-cell table:style-name="TL RowHeader"/>
          <table:table-cell table:style-name="ce23"/>
          <table:table-cell ns41:value-type="float" table:style-name="TL Data" office:value="22915" office:value-type="float">
            <text:p>22915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2095" office:value-type="float">
            <text:p>209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368:.G368])" ns41:value-type="float" table:style-name="TL Data" office:value-type="float" office:value="2916">
            <text:p>2916</text:p>
          </table:table-cell>
          <table:table-cell table:formula="of:=100*[.G368]/[.H368]" ns41:value-type="float" table:style-name="TL Data" office:value-type="float" office:value="0.342935528120713">
            <office:annotation draw:style-name="gr1" svg:height="1.032cm" draw:caption-point-y="1.067cm" svg:width="2.241cm" svg:x="16.529cm" draw:caption-point-x="0.269cm" svg:y="167.27cm" draw:text-style-name="P1">
              <dc:creator>CDM</dc:creator>
              <dc:date>2014-12-12T00:00:00</dc:date>
              <text:p text:style-name="P1"><text:span text:style-name="T1">0,31</text:span></text:p>
              <text:p text:style-name="P1"><text:span text:style-name="T2"/></text:p>
            </office:annotation>
            <text:p>0.34</text:p>
          </table:table-cell>
          <table:table-cell table:formula="of:=100*[.G368]/([.F368]+[.G368])" ns41:value-type="float" table:style-name="TL Data" office:value-type="float" office:value="0.475059382422803">
            <office:annotation draw:style-name="gr1" svg:height="0.503cm" draw:caption-point-y="1.067cm" svg:width="1.707cm" svg:x="18.319cm" draw:caption-point-x="1.276cm" svg:y="167.27cm" draw:text-style-name="P1">
              <dc:creator>CDM</dc:creator>
              <dc:date>2014-12-12T00:00:00</dc:date>
              <text:p text:style-name="P1"><text:span text:style-name="T1">0,43</text:span></text:p>
              <text:p text:style-name="P1"><text:span text:style-name="T2"/></text:p>
            </office:annotation>
            <text:p>0.48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table:formula="of:=SUM([.K368:.M368])" ns41:value-type="float" table:style-name="TL Data" office:value-type="float" office:value="564">
            <text:p>564</text:p>
          </table:table-cell>
          <table:table-cell table:formula="of:=100*[.M368]/[.N368]" ns41:value-type="float" table:style-name="TL Data" office:value-type="float" office:value="0.177304964539007">
            <text:p>0.18</text:p>
          </table:table-cell>
          <table:table-cell table:formula="of:=100*[.M368]/([.L368]+[.M368])" ns41:value-type="float" table:style-name="TL Data" office:value-type="float" office:value="0.609756097560976">
            <text:p>0.6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368]+[.N368]+[.Q368]+[.R368]+[.T368]+[.U368]+[.V368]+[.W368]" ns41:value-type="float" table:style-name="TL Data" office:value-type="float" office:value="3685">
            <text:p>368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 table:style-name="TL RowHeader"/>
          <table:table-cell table:style-name="ce23"/>
          <table:table-cell ns41:value-type="float" table:style-name="TL Data" office:value="23755" office:value-type="float">
            <text:p>23755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3139" office:value-type="float">
            <text:p>3139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369:.G369])" ns41:value-type="float" table:style-name="TL Data" office:value-type="float" office:value="4342">
            <text:p>4342</text:p>
          </table:table-cell>
          <table:table-cell table:formula="of:=100*[.G369]/[.H369]" ns41:value-type="float" table:style-name="TL Data" office:value-type="float" office:value="1.49700598802395">
            <text:p>1.50</text:p>
          </table:table-cell>
          <table:table-cell table:formula="of:=100*[.G369]/([.F369]+[.G369])" ns41:value-type="float" table:style-name="TL Data" office:value-type="float" office:value="2.02871410736579">
            <text:p>2.03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7" office:value-type="float">
            <text:p>7</text:p>
          </table:table-cell>
          <table:table-cell table:formula="of:=SUM([.K369:.M369])" ns41:value-type="float" table:style-name="TL Data" office:value-type="float" office:value="1029">
            <text:p>1029</text:p>
          </table:table-cell>
          <table:table-cell table:formula="of:=100*[.M369]/[.N369]" ns41:value-type="float" table:style-name="TL Data" office:value-type="float" office:value="0.680272108843537">
            <text:p>0.68</text:p>
          </table:table-cell>
          <table:table-cell table:formula="of:=100*[.M369]/([.L369]+[.M369])" ns41:value-type="float" table:style-name="TL Data" office:value-type="float" office:value="1.63551401869159">
            <text:p>1.6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H369]+[.N369]+[.Q369]+[.R369]+[.T369]+[.U369]+[.V369]+[.W369]" ns41:value-type="float" table:style-name="TL Data" office:value-type="float" office:value="5636">
            <text:p>563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98" office:value-type="float">
            <text:p>9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elsen</text:p>
          </table:table-cell>
          <table:table-cell table:style-name="TL RowHeader"/>
          <table:table-cell table:style-name="ce23"/>
          <table:table-cell ns41:value-type="float" table:style-name="TL Data" office:value="26491" office:value-type="float">
            <text:p>26491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4026" office:value-type="float">
            <text:p>4026</text:p>
          </table:table-cell>
          <table:table-cell ns41:value-type="float" table:style-name="TL Data" office:value="39" office:value-type="float">
            <text:p>39</text:p>
          </table:table-cell>
          <table:table-cell table:formula="of:=SUM([.E370:.G370])" ns41:value-type="float" table:style-name="TL Data" office:value-type="float" office:value="4828">
            <text:p>4828</text:p>
          </table:table-cell>
          <table:table-cell table:formula="of:=100*[.G370]/[.H370]" ns41:value-type="float" table:style-name="TL Data" office:value-type="float" office:value="0.807787903893952">
            <text:p>0.81</text:p>
          </table:table-cell>
          <table:table-cell table:formula="of:=100*[.G370]/([.F370]+[.G370])" ns41:value-type="float" table:style-name="TL Data" office:value-type="float" office:value="0.959409594095941">
            <text:p>0.9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" office:value-type="float">
            <text:p>4</text:p>
          </table:table-cell>
          <table:table-cell table:formula="of:=SUM([.K370:.M370])" ns41:value-type="float" table:style-name="TL Data" office:value-type="float" office:value="667">
            <text:p>667</text:p>
          </table:table-cell>
          <table:table-cell table:formula="of:=100*[.M370]/[.N370]" ns41:value-type="float" table:style-name="TL Data" office:value-type="float" office:value="0.599700149925037">
            <text:p>0.60</text:p>
          </table:table-cell>
          <table:table-cell table:formula="of:=100*[.M370]/([.L370]+[.M370])" ns41:value-type="float" table:style-name="TL Data" office:value-type="float" office:value="0.968523002421308">
            <office:annotation draw:style-name="gr1" svg:height="0.581cm" draw:caption-point-y="1.067cm" svg:width="2.268cm" svg:x="29.058cm" draw:caption-point-x="1.837cm" svg:y="168.17cm" draw:text-style-name="P1">
              <dc:creator>CDM</dc:creator>
              <dc:date>2014-12-12T00:00:00</dc:date>
              <text:p text:style-name="P1"><text:span text:style-name="T1">0,98</text:span></text:p>
            </office:annotation>
            <text:p>0.97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table:formula="of:=[.H370]+[.N370]+[.Q370]+[.R370]+[.T370]+[.U370]+[.V370]+[.W370]" ns41:value-type="float" table:style-name="TL Data" office:value-type="float" office:value="5612">
            <text:p>5612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 table:style-name="TL RowHeader"/>
          <table:table-cell table:style-name="ce23"/>
          <table:table-cell ns41:value-type="float" table:style-name="TL Data" office:value="28372" office:value-type="float">
            <text:p>28372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4664" office:value-type="float">
            <text:p>4664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371:.G371])" ns41:value-type="float" table:style-name="TL Data" office:value-type="float" office:value="5764">
            <text:p>5764</text:p>
          </table:table-cell>
          <table:table-cell table:formula="of:=100*[.G371]/[.H371]" ns41:value-type="float" table:style-name="TL Data" office:value-type="float" office:value="0.607217210270645">
            <text:p>0.61</text:p>
          </table:table-cell>
          <table:table-cell table:formula="of:=100*[.G371]/([.F371]+[.G371])" ns41:value-type="float" table:style-name="TL Data" office:value-type="float" office:value="0.744839327516493">
            <office:annotation draw:style-name="gr1" svg:height="1.031cm" draw:caption-point-y="1.067cm" svg:width="1.011cm" svg:x="18.319cm" draw:caption-point-x="1.276cm" svg:y="168.62cm" draw:text-style-name="P1">
              <dc:creator>CDM</dc:creator>
              <dc:date>2014-12-12T00:00:00</dc:date>
              <text:p text:style-name="P1"><text:span text:style-name="T1"><text:s/></text:span><text:span text:style-name="T1">0,75</text:span></text:p>
              <text:p text:style-name="P1"><text:span text:style-name="T2"/></text:p>
            </office:annotation>
            <text:p>0.7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" office:value-type="float">
            <text:p>2</text:p>
          </table:table-cell>
          <table:table-cell table:formula="of:=SUM([.K371:.M371])" ns41:value-type="float" table:style-name="TL Data" office:value-type="float" office:value="640">
            <text:p>640</text:p>
          </table:table-cell>
          <table:table-cell table:formula="of:=100*[.M371]/[.N371]" ns41:value-type="float" table:style-name="TL Data" office:value-type="float" office:value="0.3125">
            <text:p>0.31</text:p>
          </table:table-cell>
          <table:table-cell table:formula="of:=100*[.M371]/([.L371]+[.M371])" ns41:value-type="float" table:style-name="TL Data" office:value-type="float" office:value="0.645161290322581">
            <text:p>0.6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[.H371]+[.N371]+[.Q371]+[.R371]+[.T371]+[.U371]+[.V371]+[.W371]" ns41:value-type="float" table:style-name="TL Data" office:value-type="float" office:value="6629">
            <text:p>662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lder</text:p>
          </table:table-cell>
          <table:table-cell table:style-name="TL RowHeader"/>
          <table:table-cell table:style-name="ce23"/>
          <table:table-cell ns41:value-type="float" table:style-name="TL Data" office:value="29861" office:value-type="float">
            <text:p>29861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4533" office:value-type="float">
            <text:p>4533</text:p>
          </table:table-cell>
          <table:table-cell ns41:value-type="float" table:style-name="TL Data" office:value="87" office:value-type="float">
            <text:p>87</text:p>
          </table:table-cell>
          <table:table-cell table:formula="of:=SUM([.E372:.G372])" ns41:value-type="float" table:style-name="TL Data" office:value-type="float" office:value="5865">
            <text:p>5865</text:p>
          </table:table-cell>
          <table:table-cell table:formula="of:=100*[.G372]/[.H372]" ns41:value-type="float" table:style-name="TL Data" office:value-type="float" office:value="1.48337595907928">
            <text:p>1.48</text:p>
          </table:table-cell>
          <table:table-cell table:formula="of:=100*[.G372]/([.F372]+[.G372])" ns41:value-type="float" table:style-name="TL Data" office:value-type="float" office:value="1.88311688311688">
            <text:p>1.88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K372:.M372])" ns41:value-type="float" table:style-name="TL Data" office:value-type="float" office:value="773">
            <text:p>773</text:p>
          </table:table-cell>
          <table:table-cell table:formula="of:=100*[.M372]/[.N372]" ns41:value-type="float" table:style-name="TL Data" office:value-type="float" office:value="1.42302716688228">
            <text:p>1.42</text:p>
          </table:table-cell>
          <table:table-cell table:formula="of:=100*[.M372]/([.L372]+[.M372])" ns41:value-type="float" table:style-name="TL Data" office:value-type="float" office:value="2.47191011235955">
            <office:annotation draw:style-name="gr1" svg:height="1.164cm" draw:caption-point-y="1.068cm" svg:width="2.268cm" svg:x="29.058cm" draw:caption-point-x="1.837cm" svg:y="169.069cm" draw:text-style-name="P1">
              <dc:creator>CDM</dc:creator>
              <dc:date>2014-12-12T00:00:00</dc:date>
              <text:p text:style-name="P1"><text:span text:style-name="T1">2,23</text:span></text:p>
              <text:p text:style-name="P1"><text:span text:style-name="T2"/></text:p>
            </office:annotation>
            <text:p>2.47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H372]+[.N372]+[.Q372]+[.R372]+[.T372]+[.U372]+[.V372]+[.W372]" ns41:value-type="float" table:style-name="TL Data" office:value-type="float" office:value="6891">
            <text:p>689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ilversum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6746" office:value-type="float">
            <text:p>36746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5205" office:value-type="float">
            <text:p>5205</text:p>
          </table:table-cell>
          <table:table-cell ns41:value-type="float" table:style-name="TL Data" office:value="55" office:value-type="float">
            <text:p>55</text:p>
          </table:table-cell>
          <table:table-cell table:formula="of:=SUM([.E373:.G373])" ns41:value-type="float" table:style-name="TL Data" office:value-type="float" office:value="6340">
            <text:p>6340</text:p>
          </table:table-cell>
          <table:table-cell table:formula="of:=100*[.G373]/[.H373]" ns41:value-type="float" table:style-name="TL Data" office:value-type="float" office:value="0.867507886435331">
            <text:p>0.87</text:p>
          </table:table-cell>
          <table:table-cell table:formula="of:=100*[.G373]/([.F373]+[.G373])" ns41:value-type="float" table:style-name="TL Data" office:value-type="float" office:value="1.04562737642586">
            <text:p>1.0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4" office:value-type="float">
            <text:p>14</text:p>
          </table:table-cell>
          <table:table-cell table:formula="of:=SUM([.K373:.M373])" ns41:value-type="float" table:style-name="TL Data" office:value-type="float" office:value="1095">
            <text:p>1095</text:p>
          </table:table-cell>
          <table:table-cell table:formula="of:=100*[.M373]/[.N373]" ns41:value-type="float" table:style-name="TL Data" office:value-type="float" office:value="1.27853881278539">
            <text:p>1.28</text:p>
          </table:table-cell>
          <table:table-cell table:formula="of:=100*[.M373]/([.L373]+[.M373])" ns41:value-type="float" table:style-name="TL Data" office:value-type="float" office:value="1.90995907230559">
            <text:p>1.91</text:p>
          </table:table-cell>
          <table:table-cell ns41:value-type="float" table:style-name="TL Data" office:value="192" office:value-type="float">
            <text:p>192</text:p>
          </table:table-cell>
          <table:table-cell table:style-name="TL Data" table:number-columns-repeated="6"/>
          <table:table-cell table:formula="of:=[.H373]+[.N373]+[.Q373]+[.R373]+[.T373]+[.U373]+[.V373]+[.W373]" ns41:value-type="float" table:style-name="TL Data" office:value-type="float" office:value="7627">
            <text:p>762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 table:style-name="TL RowHeader"/>
          <table:table-cell table:style-name="ce23"/>
          <table:table-cell ns41:value-type="float" table:style-name="TL Data" office:value="75280" office:value-type="float">
            <text:p>75280</text:p>
          </table:table-cell>
          <table:table-cell ns41:value-type="float" table:style-name="TL Data" office:value="2525" office:value-type="float">
            <text:p>2525</text:p>
          </table:table-cell>
          <table:table-cell ns41:value-type="float" table:style-name="TL Data" office:value="10751" office:value-type="float">
            <text:p>10751</text:p>
          </table:table-cell>
          <table:table-cell ns41:value-type="float" table:style-name="TL Data" office:value="92" office:value-type="float">
            <text:p>92</text:p>
          </table:table-cell>
          <table:table-cell table:formula="of:=SUM([.E374:.G374])" ns41:value-type="float" table:style-name="TL Data" office:value-type="float" office:value="13368">
            <text:p>13368</text:p>
          </table:table-cell>
          <table:table-cell table:formula="of:=100*[.G374]/[.H374]" ns41:value-type="float" table:style-name="TL Data" office:value-type="float" office:value="0.68821065230401">
            <text:p>0.69</text:p>
          </table:table-cell>
          <table:table-cell table:formula="of:=100*[.G374]/([.F374]+[.G374])" ns41:value-type="float" table:style-name="TL Data" office:value-type="float" office:value="0.848473669648621">
            <text:p>0.85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7" office:value-type="float">
            <text:p>17</text:p>
          </table:table-cell>
          <table:table-cell table:formula="of:=SUM([.K374:.M374])" ns41:value-type="float" table:style-name="TL Data" office:value-type="float" office:value="2305">
            <text:p>2305</text:p>
          </table:table-cell>
          <table:table-cell table:formula="of:=100*[.M374]/[.N374]" ns41:value-type="float" table:style-name="TL Data" office:value-type="float" office:value="0.737527114967462">
            <text:p>0.74</text:p>
          </table:table-cell>
          <table:table-cell table:formula="of:=100*[.M374]/([.L374]+[.M374])" ns41:value-type="float" table:style-name="TL Data" office:value-type="float" office:value="1.2292118582791">
            <text:p>1.23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" office:value-type="float">
            <text:p>44</text:p>
          </table:table-cell>
          <table:table-cell table:formula="of:=[.H374]+[.N374]+[.Q374]+[.R374]+[.T374]+[.U374]+[.V374]+[.W374]" ns41:value-type="float" table:style-name="TL Data" office:value-type="float" office:value="16549">
            <text:p>1654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8" office:value-type="float">
            <text:p>11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table:style-name="TL RowHeader"/>
          <table:table-cell table:style-name="ce23"/>
          <table:table-cell ns41:value-type="float" table:style-name="TL Data" office:value="644070" office:value-type="float">
            <text:p>644070</text:p>
          </table:table-cell>
          <table:table-cell ns41:value-type="float" table:style-name="TL Data" office:value="4133" office:value-type="float">
            <text:p>4133</text:p>
          </table:table-cell>
          <table:table-cell ns41:value-type="float" table:style-name="TL Data" office:value="120243" office:value-type="float">
            <text:p>120243</text:p>
          </table:table-cell>
          <table:table-cell ns41:value-type="float" table:style-name="TL Data" office:value="426" office:value-type="float">
            <text:p>426</text:p>
          </table:table-cell>
          <table:table-cell table:formula="of:=SUM([.E375:.G375])" ns41:value-type="float" table:style-name="TL Data" office:value-type="float" office:value="124802">
            <office:annotation draw:style-name="gr1" svg:height="0.766cm" draw:caption-point-y="1.067cm" svg:width="1.708cm" svg:x="14.739cm" draw:caption-point-x="0.018cm" svg:y="170.419cm" draw:text-style-name="P1">
              <dc:creator>CDM</dc:creator>
              <dc:date>2014-12-12T00:00:00</dc:date>
              <text:p text:style-name="P1"><text:span text:style-name="T1">125802</text:span></text:p>
              <text:p text:style-name="P1"><text:span text:style-name="T2"/></text:p>
            </office:annotation>
            <text:p>124802</text:p>
          </table:table-cell>
          <table:table-cell table:formula="of:=100*[.G375]/[.H375]" ns41:value-type="float" table:style-name="TL Data" office:value-type="float" office:value="0.34134068364289">
            <text:p>0.34</text:p>
          </table:table-cell>
          <table:table-cell table:formula="of:=100*[.G375]/([.F375]+[.G375])" ns41:value-type="float" table:style-name="TL Data" office:value-type="float" office:value="0.353031847450464">
            <text:p>0.35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12364" office:value-type="float">
            <text:p>12364</text:p>
          </table:table-cell>
          <table:table-cell ns41:value-type="float" table:style-name="TL Data" office:value="38" office:value-type="float">
            <text:p>38</text:p>
          </table:table-cell>
          <table:table-cell table:formula="of:=SUM([.K375:.M375])" ns41:value-type="float" table:style-name="TL Data" office:value-type="float" office:value="14022">
            <text:p>14022</text:p>
          </table:table-cell>
          <table:table-cell table:formula="of:=100*[.M375]/[.N375]" ns41:value-type="float" table:style-name="TL Data" office:value-type="float" office:value="0.2710027100271">
            <text:p>0.27</text:p>
          </table:table-cell>
          <table:table-cell table:formula="of:=100*[.M375]/([.L375]+[.M375])" ns41:value-type="float" table:style-name="TL Data" office:value-type="float" office:value="0.306402193194646">
            <text:p>0.31</text:p>
          </table:table-cell>
          <table:table-cell ns41:value-type="float" table:style-name="TL Data" office:value="1318" office:value-type="float">
            <text:p>131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table:formula="of:=[.H375]+[.N375]+[.Q375]+[.R375]+[.T375]+[.U375]+[.V375]+[.W375]" ns41:value-type="float" table:style-name="TL Data" office:value-type="float" office:value="141200">
            <office:annotation draw:style-name="gr1" svg:height="0.899cm" draw:caption-point-y="1.067cm" svg:width="1.932cm" svg:x="43.38cm" draw:caption-point-x="-0.318cm" svg:y="170.419cm" draw:text-style-name="P1">
              <dc:creator>CDM</dc:creator>
              <dc:date>2014-12-12T00:00:00</dc:date>
              <text:p text:style-name="P1"><text:span text:style-name="T1">142200</text:span></text:p>
              <text:p text:style-name="P1"><text:span text:style-name="T2"/></text:p>
            </office:annotation>
            <text:p>141200</text:p>
          </table:table-cell>
          <table:table-cell ns41:value-type="float" table:style-name="TL Data" office:value="2992" office:value-type="float">
            <text:p>2992</text:p>
          </table:table-cell>
          <table:table-cell ns41:value-type="float" table:style-name="TL Data" office:value="233" office:value-type="float">
            <text:p>23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er Abtskerke</text:p>
          </table:table-cell>
          <table:table-cell table:style-name="TL RowHeader"/>
          <table:table-cell table:style-name="ce23"/>
          <table:table-cell ns41:value-type="float" table:style-name="TL Data" office:value="386" office:value-type="float">
            <text:p>386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formula="of:=SUM([.E376:.G376])" ns41:value-type="float" table:style-name="TL Data" office:value-type="float" office:value="23">
            <text:p>23</text:p>
          </table:table-cell>
          <table:table-cell table:formula="of:=100*[.G376]/[.H376]" ns41:value-type="float" table:style-name="TL Data" office:value-type="float" office:value="4.34782608695652">
            <text:p>4.35</text:p>
          </table:table-cell>
          <table:table-cell table:formula="of:=100*[.G376]/([.F376]+[.G376])" ns41:value-type="float" table:style-name="TL Data" office:value-type="float" office:value="4.34782608695652">
            <text:p>4.35</text:p>
          </table:table-cell>
          <table:table-cell table:style-name="TL Data" table:number-columns-repeated="3"/>
          <table:table-cell table:formula="of:=SUM([.K376:.M376])" ns41:value-type="float" table:style-name="TL Data" office:value-type="float" office:value="0">
            <text:p>0</text:p>
          </table:table-cell>
          <table:table-cell ns41:value-type="string" table:style-name="TL Data" office:value-type="string">
            <office:annotation draw:style-name="gr1" svg:height="0.634cm" draw:caption-point-y="1.067cm" svg:width="2.856cm" svg:x="27.268cm" draw:caption-point-x="0.829cm" svg:y="170.869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string" table:style-name="TL Data" office:value-type="string">
            <office:annotation draw:style-name="gr1" svg:height="0.899cm" draw:caption-point-y="1.067cm" svg:width="2.323cm" svg:x="29.058cm" draw:caption-point-x="1.837cm" svg:y="170.869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H376]+[.N376]+[.Q376]+[.R376]+[.T376]+[.U376]+[.V376]+[.W376]" ns41:value-type="float" table:style-name="TL Data" office:value-type="float" office:value="26">
            <text:p>2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riewegen</text:p>
          </table:table-cell>
          <table:table-cell table:style-name="TL RowHeader"/>
          <table:table-cell table:style-name="ce23"/>
          <table:table-cell ns41:value-type="float" table:style-name="TL Data" office:value="662" office:value-type="float">
            <text:p>66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table:formula="of:=SUM([.E377:.G377])" ns41:value-type="float" table:style-name="TL Data" office:value-type="float" office:value="31">
            <text:p>31</text:p>
          </table:table-cell>
          <table:table-cell table:formula="of:=100*[.G377]/[.H377]" ns41:value-type="float" table:style-name="TL Data" office:value-type="float" office:value="9.67741935483871">
            <text:p>9.68</text:p>
          </table:table-cell>
          <table:table-cell table:formula="of:=100*[.G377]/([.F377]+[.G377])" ns41:value-type="float" table:style-name="TL Data" office:value-type="float" office:value="9.67741935483871">
            <text:p>9.68</text:p>
          </table:table-cell>
          <table:table-cell table:style-name="TL Data" table:number-columns-repeated="3"/>
          <table:table-cell table:formula="of:=SUM([.K377:.M377])" ns41:value-type="float" table:style-name="TL Data" office:value-type="float" office:value="0">
            <text:p>0</text:p>
          </table:table-cell>
          <table:table-cell ns41:value-type="string" table:style-name="TL Data" office:value-type="string">
            <office:annotation draw:style-name="gr1" svg:height="0.635cm" draw:caption-point-y="1.068cm" svg:width="3.778cm" svg:x="27.268cm" draw:caption-point-x="0.829cm" svg:y="171.31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string" table:style-name="TL Data" office:value-type="string">
            <office:annotation draw:style-name="gr1" svg:height="0.661cm" draw:caption-point-y="1.068cm" svg:width="2.491cm" svg:x="29.058cm" draw:caption-point-x="1.837cm" svg:y="171.31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H377]+[.N377]+[.Q377]+[.R377]+[.T377]+[.U377]+[.V377]+[.W377]" ns41:value-type="float" table:style-name="TL Data" office:value-type="float" office:value="33">
            <text:p>3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sse</text:p>
          </table:table-cell>
          <table:table-cell table:style-name="TL RowHeader"/>
          <table:table-cell table:style-name="ce23"/>
          <table:table-cell ns41:value-type="float" table:style-name="TL Data" office:value="703" office:value-type="float">
            <text:p>703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formula="of:=SUM([.E378:.G378])" ns41:value-type="float" table:style-name="TL Data" office:value-type="float" office:value="30">
            <text:p>30</text:p>
          </table:table-cell>
          <table:table-cell table:formula="of:=100*[.G378]/[.H378]" ns41:value-type="float" table:style-name="TL Data" office:value-type="float" office:value="3.33333333333333">
            <text:p>3.33</text:p>
          </table:table-cell>
          <table:table-cell table:formula="of:=100*[.G378]/([.F378]+[.G378])" ns41:value-type="float" table:style-name="TL Data" office:value-type="float" office:value="3.33333333333333">
            <text:p>3.33</text:p>
          </table:table-cell>
          <table:table-cell table:style-name="TL Data" table:number-columns-repeated="3"/>
          <table:table-cell table:formula="of:=SUM([.K378:.M378])" ns41:value-type="float" table:style-name="TL Data" office:value-type="float" office:value="0">
            <text:p>0</text:p>
          </table:table-cell>
          <table:table-cell ns41:value-type="string" table:style-name="TL Data" office:value-type="string">
            <office:annotation draw:style-name="gr1" svg:height="0.634cm" draw:caption-point-y="1.067cm" svg:width="3.778cm" svg:x="27.268cm" draw:caption-point-x="0.829cm" svg:y="171.76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string" table:style-name="TL Data" office:value-type="string">
            <office:annotation draw:style-name="gr1" svg:height="0.766cm" draw:caption-point-y="1.067cm" svg:width="2.659cm" svg:x="29.058cm" draw:caption-point-x="1.837cm" svg:y="171.76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378]+[.N378]+[.Q378]+[.R378]+[.T378]+[.U378]+[.V378]+[.W378]" ns41:value-type="float" table:style-name="TL Data" office:value-type="float" office:value="37">
            <text:p>3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eere</text:p>
          </table:table-cell>
          <table:table-cell table:style-name="TL RowHeader"/>
          <table:table-cell table:style-name="ce23"/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formula="of:=SUM([.E379:.G379])" ns41:value-type="float" table:style-name="TL Data" office:value-type="float" office:value="174">
            <text:p>174</text:p>
          </table:table-cell>
          <table:table-cell table:formula="of:=100*[.G379]/[.H379]" ns41:value-type="float" table:style-name="TL Data" office:value-type="float" office:value="0.574712643678161">
            <text:p>0.57</text:p>
          </table:table-cell>
          <table:table-cell table:formula="of:=100*[.G379]/([.F379]+[.G379])" ns41:value-type="float" table:style-name="TL Data" office:value-type="float" office:value="1.47058823529412">
            <office:annotation draw:style-name="gr1" svg:height="0.899cm" draw:caption-point-y="1.067cm" svg:width="1.849cm" svg:x="18.319cm" draw:caption-point-x="1.276cm" svg:y="172.218cm" draw:text-style-name="P1">
              <dc:creator>CDM</dc:creator>
              <dc:date>2014-12-12T00:00:00</dc:date>
              <text:p text:style-name="P1"><text:span text:style-name="T1">1,49</text:span></text:p>
              <text:p text:style-name="P1"><text:span text:style-name="T2"/></text:p>
            </office:annotation>
            <text:p>1.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379:.M379])" ns41:value-type="float" table:style-name="TL Data" office:value-type="float" office:value="21">
            <text:p>21</text:p>
          </table:table-cell>
          <table:table-cell table:formula="of:=100*[.M379]/[.N379]" ns41:value-type="float" table:style-name="TL Data" office:value-type="float" office:value="0">
            <text:p>0</text:p>
          </table:table-cell>
          <table:table-cell table:formula="of:=100*[.M379]/([.L379]+[.M379])" ns41:value-type="float" table:style-name="TL Data" office:value-type="float" office:value="0">
            <text:p>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379]+[.N379]+[.Q379]+[.R379]+[.T379]+[.U379]+[.V379]+[.W379]" ns41:value-type="float" table:style-name="TL Data" office:value-type="float" office:value="202">
            <text:p>2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vezande</text:p>
          </table:table-cell>
          <table:table-cell table:style-name="TL RowHeader"/>
          <table:table-cell table:style-name="ce23"/>
          <table:table-cell ns41:value-type="float" table:style-name="TL Data" office:value="1186" office:value-type="float">
            <text:p>1186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SUM([.E380:.G380])" ns41:value-type="float" table:style-name="TL Data" office:value-type="float" office:value="27">
            <text:p>27</text:p>
          </table:table-cell>
          <table:table-cell table:formula="of:=100*[.G380]/[.H380]" ns41:value-type="float" table:style-name="TL Data" office:value-type="float" office:value="0">
            <text:p>0</text:p>
          </table:table-cell>
          <table:table-cell table:formula="of:=100*[.G380]/([.F380]+[.G38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K380:.M380])" ns41:value-type="float" table:style-name="TL Data" office:value-type="float" office:value="0">
            <text:p>0</text:p>
          </table:table-cell>
          <table:table-cell ns41:value-type="string" table:style-name="TL Data" office:value-type="string">
            <office:annotation draw:style-name="gr1" svg:height="0.766cm" draw:caption-point-y="1.067cm" svg:width="3.778cm" svg:x="27.268cm" draw:caption-point-x="0.829cm" svg:y="172.668cm" draw:text-style-name="P1">
              <dc:creator>CDM</dc:creator>
              <dc:date>2014-12-12T00:00:00</dc:date>
              <text:p text:style-name="P1"><text:span text:style-name="T1">geen waarde</text:span></text:p>
            </office:annotation>
            <text:p>-</text:p>
          </table:table-cell>
          <table:table-cell ns41:value-type="string" table:style-name="TL Data" office:value-type="string">
            <office:annotation draw:style-name="gr1" svg:height="1.957cm" draw:caption-point-y="1.067cm" svg:width="2.827cm" svg:x="29.058cm" draw:caption-point-x="1.837cm" svg:y="172.66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380]+[.N380]+[.Q380]+[.R380]+[.T380]+[.U380]+[.V380]+[.W380]" ns41:value-type="float" table:style-name="TL Data" office:value-type="float" office:value="37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hilippine</text:p>
          </table:table-cell>
          <table:table-cell table:style-name="TL RowHeader"/>
          <table:table-cell table:style-name="ce23"/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table:formula="of:=SUM([.E381:.G381])" ns41:value-type="float" table:style-name="TL Data" office:value-type="float" office:value="162">
            <text:p>162</text:p>
          </table:table-cell>
          <table:table-cell table:formula="of:=100*[.G381]/[.H381]" ns41:value-type="float" table:style-name="TL Data" office:value-type="float" office:value="1.85185185185185">
            <text:p>1.85</text:p>
          </table:table-cell>
          <table:table-cell table:formula="of:=100*[.G381]/([.F381]+[.G381])" ns41:value-type="float" table:style-name="TL Data" office:value-type="float" office:value="4.05405405405405">
            <text:p>4.0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381:.M381])" ns41:value-type="float" table:style-name="TL Data" office:value-type="float" office:value="43">
            <text:p>43</text:p>
          </table:table-cell>
          <table:table-cell table:formula="of:=100*[.M381]/[.N381]" ns41:value-type="float" table:style-name="TL Data" office:value-type="float" office:value="0">
            <text:p>0</text:p>
          </table:table-cell>
          <table:table-cell table:formula="of:=100*[.M381]/([.L381]+[.M381])" ns41:value-type="float" table:style-name="TL Data" office:value-type="float" office:value="0">
            <text:p>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381]+[.N381]+[.Q381]+[.R381]+[.T381]+[.U381]+[.V381]+[.W381]" ns41:value-type="float" table:style-name="TL Data" office:value-type="float" office:value="215">
            <text:p>2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loetinge</text:p>
          </table:table-cell>
          <table:table-cell table:style-name="TL RowHeader"/>
          <table:table-cell table:style-name="ce23"/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" office:value-type="float">
            <text:p>4</text:p>
          </table:table-cell>
          <table:table-cell table:formula="of:=SUM([.E382:.G382])" ns41:value-type="float" table:style-name="TL Data" office:value-type="float" office:value="372">
            <text:p>372</text:p>
          </table:table-cell>
          <table:table-cell table:formula="of:=100*[.G382]/[.H382]" ns41:value-type="float" table:style-name="TL Data" office:value-type="float" office:value="1.0752688172043">
            <text:p>1.08</text:p>
          </table:table-cell>
          <table:table-cell table:formula="of:=100*[.G382]/([.F382]+[.G382])" ns41:value-type="float" table:style-name="TL Data" office:value-type="float" office:value="1.72413793103448">
            <text:p>1.7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SUM([.K382:.M382])" ns41:value-type="float" table:style-name="TL Data" office:value-type="float" office:value="56">
            <text:p>56</text:p>
          </table:table-cell>
          <table:table-cell table:formula="of:=100*[.M382]/[.N382]" ns41:value-type="float" table:style-name="TL Data" office:value-type="float" office:value="0">
            <text:p>0</text:p>
          </table:table-cell>
          <table:table-cell table:formula="of:=100*[.M382]/([.L382]+[.M382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382]+[.N382]+[.Q382]+[.R382]+[.T382]+[.U382]+[.V382]+[.W382]" ns41:value-type="float" table:style-name="TL Data" office:value-type="float" office:value="428">
            <text:p>42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avenisse</text:p>
          </table:table-cell>
          <table:table-cell table:style-name="TL RowHeader"/>
          <table:table-cell table:style-name="ce23"/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" office:value-type="float">
            <text:p>4</text:p>
          </table:table-cell>
          <table:table-cell table:formula="of:=SUM([.E383:.G383])" ns41:value-type="float" table:style-name="TL Data" office:value-type="float" office:value="296">
            <text:p>296</text:p>
          </table:table-cell>
          <table:table-cell table:formula="of:=100*[.G383]/[.H383]" ns41:value-type="float" table:style-name="TL Data" office:value-type="float" office:value="1.35135135135135">
            <text:p>1.35</text:p>
          </table:table-cell>
          <table:table-cell table:formula="of:=100*[.G383]/([.F383]+[.G383])" ns41:value-type="float" table:style-name="TL Data" office:value-type="float" office:value="5.12820512820513">
            <text:p>5.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K383:.M383])" ns41:value-type="float" table:style-name="TL Data" office:value-type="float" office:value="46">
            <text:p>46</text:p>
          </table:table-cell>
          <table:table-cell table:formula="of:=100*[.M383]/[.N383]" ns41:value-type="float" table:style-name="TL Data" office:value-type="float" office:value="2.17391304347826">
            <office:annotation draw:style-name="gr1" svg:height="0.9cm" draw:caption-point-y="1.067cm" svg:width="2.017cm" svg:x="27.268cm" draw:caption-point-x="0.829cm" svg:y="174.017cm" draw:text-style-name="P1">
              <dc:creator>CDM</dc:creator>
              <dc:date>2014-12-12T00:00:00</dc:date>
              <text:p text:style-name="P1"><text:span text:style-name="T1">4,35</text:span></text:p>
              <text:p text:style-name="P1"><text:span text:style-name="T2"/></text:p>
            </office:annotation>
            <text:p>2.17</text:p>
          </table:table-cell>
          <table:table-cell table:formula="of:=100*[.M383]/([.L383]+[.M383])" ns41:value-type="float" table:style-name="TL Data" office:value-type="float" office:value="14.2857142857143">
            <text:p>14.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383]+[.N383]+[.Q383]+[.R383]+[.T383]+[.U383]+[.V383]+[.W383]" ns41:value-type="float" table:style-name="TL Data" office:value-type="float" office:value="346">
            <text:p>3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Colijnsplaat</text:p>
          </table:table-cell>
          <table:table-cell table:style-name="TL RowHeader"/>
          <table:table-cell table:style-name="ce23"/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table:formula="of:=SUM([.E384:.G384])" ns41:value-type="float" table:style-name="TL Data" office:value-type="float" office:value="321">
            <text:p>321</text:p>
          </table:table-cell>
          <table:table-cell table:formula="of:=100*[.G384]/[.H384]" ns41:value-type="float" table:style-name="TL Data" office:value-type="float" office:value="0">
            <text:p>0</text:p>
          </table:table-cell>
          <table:table-cell table:formula="of:=100*[.G384]/([.F384]+[.G384])" ns41:value-type="float" table:style-name="TL Data" office:value-type="float" office:value="0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K384:.M384])" ns41:value-type="float" table:style-name="TL Data" office:value-type="float" office:value="63">
            <text:p>63</text:p>
          </table:table-cell>
          <table:table-cell table:formula="of:=100*[.M384]/[.N384]" ns41:value-type="float" table:style-name="TL Data" office:value-type="float" office:value="0">
            <text:p>0</text:p>
          </table:table-cell>
          <table:table-cell table:formula="of:=100*[.M384]/([.L384]+[.M384])" ns41:value-type="float" table:style-name="TL Data" office:value-type="float" office:value="0">
            <text:p>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384]+[.N384]+[.Q384]+[.R384]+[.T384]+[.U384]+[.V384]+[.W384]" ns41:value-type="float" table:style-name="TL Data" office:value-type="float" office:value="390">
            <text:p>39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erland</text:p>
          </table:table-cell>
          <table:table-cell table:style-name="TL RowHeader"/>
          <table:table-cell table:style-name="ce23"/>
          <table:table-cell ns41:value-type="float" table:style-name="TL Data" office:value="2086" office:value-type="float">
            <text:p>208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" office:value-type="float">
            <text:p>5</text:p>
          </table:table-cell>
          <table:table-cell table:formula="of:=SUM([.E385:.G385])" ns41:value-type="float" table:style-name="TL Data" office:value-type="float" office:value="359">
            <text:p>359</text:p>
          </table:table-cell>
          <table:table-cell table:formula="of:=100*[.G385]/[.H385]" ns41:value-type="float" table:style-name="TL Data" office:value-type="float" office:value="1.39275766016713">
            <text:p>1.39</text:p>
          </table:table-cell>
          <table:table-cell table:formula="of:=100*[.G385]/([.F385]+[.G385])" ns41:value-type="float" table:style-name="TL Data" office:value-type="float" office:value="4.76190476190476">
            <text:p>4.7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K385:.M385])" ns41:value-type="float" table:style-name="TL Data" office:value-type="float" office:value="42">
            <text:p>42</text:p>
          </table:table-cell>
          <table:table-cell table:formula="of:=100*[.M385]/[.N385]" ns41:value-type="float" table:style-name="TL Data" office:value-type="float" office:value="0">
            <text:p>0</text:p>
          </table:table-cell>
          <table:table-cell table:formula="of:=100*[.M385]/([.L385]+[.M385])" ns41:value-type="float" table:style-name="TL Data" office:value-type="float" office:value="0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385]+[.N385]+[.Q385]+[.R385]+[.T385]+[.U385]+[.V385]+[.W385]" ns41:value-type="float" table:style-name="TL Data" office:value-type="float" office:value="415">
            <text:p>4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stkapelle</text:p>
          </table:table-cell>
          <table:table-cell table:style-name="TL RowHeader"/>
          <table:table-cell table:style-name="ce23"/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" office:value-type="float">
            <text:p>7</text:p>
          </table:table-cell>
          <table:table-cell table:formula="of:=SUM([.E386:.G386])" ns41:value-type="float" table:style-name="TL Data" office:value-type="float" office:value="429">
            <text:p>429</text:p>
          </table:table-cell>
          <table:table-cell table:formula="of:=100*[.G386]/[.H386]" ns41:value-type="float" table:style-name="TL Data" office:value-type="float" office:value="1.63170163170163">
            <text:p>1.63</text:p>
          </table:table-cell>
          <table:table-cell table:formula="of:=100*[.G386]/([.F386]+[.G386])" ns41:value-type="float" table:style-name="TL Data" office:value-type="float" office:value="5.98290598290598">
            <text:p>5.9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K386:.M386])" ns41:value-type="float" table:style-name="TL Data" office:value-type="float" office:value="46">
            <text:p>46</text:p>
          </table:table-cell>
          <table:table-cell table:formula="of:=100*[.M386]/[.N386]" ns41:value-type="float" table:style-name="TL Data" office:value-type="float" office:value="0">
            <text:p>0</text:p>
          </table:table-cell>
          <table:table-cell table:formula="of:=100*[.M386]/([.L386]+[.M386])" ns41:value-type="float" table:style-name="TL Data" office:value-type="float" office:value="0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386]+[.N386]+[.Q386]+[.R386]+[.T386]+[.U386]+[.V386]+[.W386]" ns41:value-type="float" table:style-name="TL Data" office:value-type="float" office:value="488">
            <text:p>48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rnemuiden</text:p>
          </table:table-cell>
          <table:table-cell table:style-name="TL RowHeader"/>
          <table:table-cell table:style-name="ce23"/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/>
          <table:table-cell table:formula="of:=SUM([.E387:.G387])" ns41:value-type="float" table:style-name="TL Data" office:value-type="float" office:value="439">
            <text:p>439</text:p>
          </table:table-cell>
          <table:table-cell table:formula="of:=100*[.G387]/[.H387]" ns41:value-type="float" table:style-name="TL Data" office:value-type="float" office:value="0">
            <text:p>0</text:p>
          </table:table-cell>
          <table:table-cell table:formula="of:=100*[.G387]/([.F387]+[.G387])" ns41:value-type="float" table:style-name="TL Data" office:value-type="float" office:value="0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387:.M387])" ns41:value-type="float" table:style-name="TL Data" office:value-type="float" office:value="35">
            <text:p>35</text:p>
          </table:table-cell>
          <table:table-cell table:formula="of:=100*[.M387]/[.N387]" ns41:value-type="float" table:style-name="TL Data" office:value-type="float" office:value="0">
            <text:p>0</text:p>
          </table:table-cell>
          <table:table-cell table:formula="of:=100*[.M387]/([.L387]+[.M387])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H387]+[.N387]+[.Q387]+[.R387]+[.T387]+[.U387]+[.V387]+[.W387]" ns41:value-type="float" table:style-name="TL Data" office:value-type="float" office:value="475">
            <text:p>4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illand-Bath</text:p>
          </table:table-cell>
          <table:table-cell table:style-name="TL RowHeader"/>
          <table:table-cell table:style-name="ce23"/>
          <table:table-cell ns41:value-type="float" table:style-name="TL Data" office:value="2207" office:value-type="float">
            <text:p>220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8" office:value-type="float">
            <text:p>8</text:p>
          </table:table-cell>
          <table:table-cell table:formula="of:=SUM([.E388:.G388])" ns41:value-type="float" table:style-name="TL Data" office:value-type="float" office:value="308">
            <text:p>308</text:p>
          </table:table-cell>
          <table:table-cell table:formula="of:=100*[.G388]/[.H388]" ns41:value-type="float" table:style-name="TL Data" office:value-type="float" office:value="2.5974025974026">
            <text:p>2.60</text:p>
          </table:table-cell>
          <table:table-cell table:formula="of:=100*[.G388]/([.F388]+[.G388])" ns41:value-type="float" table:style-name="TL Data" office:value-type="float" office:value="4.16666666666667">
            <text:p>4.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388:.M388])" ns41:value-type="float" table:style-name="TL Data" office:value-type="float" office:value="11">
            <text:p>11</text:p>
          </table:table-cell>
          <table:table-cell table:formula="of:=100*[.M388]/[.N388]" ns41:value-type="float" table:style-name="TL Data" office:value-type="float" office:value="0">
            <text:p>0</text:p>
          </table:table-cell>
          <table:table-cell table:formula="of:=100*[.M388]/([.L388]+[.M388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388]+[.N388]+[.Q388]+[.R388]+[.T388]+[.U388]+[.V388]+[.W388]" ns41:value-type="float" table:style-name="TL Data" office:value-type="float" office:value="319">
            <text:p>3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. Philipsland</text:p>
          </table:table-cell>
          <table:table-cell table:style-name="TL RowHeader"/>
          <table:table-cell table:style-name="ce23"/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/>
          <table:table-cell table:formula="of:=SUM([.E389:.G389])" ns41:value-type="float" table:style-name="TL Data" office:value-type="float" office:value="313">
            <text:p>313</text:p>
          </table:table-cell>
          <table:table-cell table:formula="of:=100*[.G389]/[.H389]" ns41:value-type="float" table:style-name="TL Data" office:value-type="float" office:value="0">
            <text:p>0</text:p>
          </table:table-cell>
          <table:table-cell table:formula="of:=100*[.G389]/([.F389]+[.G389])" ns41:value-type="float" table:style-name="TL Data" office:value-type="float" office:value="0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K389:.M389])" ns41:value-type="float" table:style-name="TL Data" office:value-type="float" office:value="72">
            <text:p>72</text:p>
          </table:table-cell>
          <table:table-cell table:formula="of:=100*[.M389]/[.N389]" ns41:value-type="float" table:style-name="TL Data" office:value-type="float" office:value="0">
            <text:p>0</text:p>
          </table:table-cell>
          <table:table-cell table:formula="of:=100*[.M389]/([.L389]+[.M389])" ns41:value-type="float" table:style-name="TL Data" office:value-type="float" office:value="0">
            <text:p>0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6"/>
          <table:table-cell table:formula="of:=[.H389]+[.N389]+[.Q389]+[.R389]+[.T389]+[.U389]+[.V389]+[.W389]" ns41:value-type="float" table:style-name="TL Data" office:value-type="float" office:value="443">
            <text:p>4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aauw c.a.</text:p>
          </table:table-cell>
          <table:table-cell table:style-name="TL RowHeader"/>
          <table:table-cell table:style-name="ce23"/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table:formula="of:=SUM([.E390:.G390])" ns41:value-type="float" table:style-name="TL Data" office:value-type="float" office:value="333">
            <text:p>333</text:p>
          </table:table-cell>
          <table:table-cell table:formula="of:=100*[.G390]/[.H390]" ns41:value-type="float" table:style-name="TL Data" office:value-type="float" office:value="2.1021021021021">
            <text:p>2.10</text:p>
          </table:table-cell>
          <table:table-cell table:formula="of:=100*[.G390]/([.F390]+[.G390])" ns41:value-type="float" table:style-name="TL Data" office:value-type="float" office:value="28">
            <text:p>2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K390:.M390])" ns41:value-type="float" table:style-name="TL Data" office:value-type="float" office:value="81">
            <text:p>81</text:p>
          </table:table-cell>
          <table:table-cell table:formula="of:=100*[.M390]/[.N390]" ns41:value-type="float" table:style-name="TL Data" office:value-type="float" office:value="0">
            <text:p>0</text:p>
          </table:table-cell>
          <table:table-cell table:formula="of:=100*[.M390]/([.L390]+[.M390])" ns41:value-type="float" table:style-name="TL Data" office:value-type="float" office:value="0">
            <text:p>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6"/>
          <table:table-cell table:formula="of:=[.H390]+[.N390]+[.Q390]+[.R390]+[.T390]+[.U390]+[.V390]+[.W390]" ns41:value-type="float" table:style-name="TL Data" office:value-type="float" office:value="449">
            <text:p>4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-Vossenmeer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248" office:value-type="float">
            <text:p>224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table:formula="of:=SUM([.E391:.G391])" ns41:value-type="float" table:style-name="TL Data" office:value-type="float" office:value="308">
            <text:p>308</text:p>
          </table:table-cell>
          <table:table-cell table:formula="of:=100*[.G391]/[.H391]" ns41:value-type="float" table:style-name="TL Data" office:value-type="float" office:value="0.974025974025974">
            <text:p>0.97</text:p>
          </table:table-cell>
          <table:table-cell table:formula="of:=100*[.G391]/([.F391]+[.G391])" ns41:value-type="float" table:style-name="TL Data" office:value-type="float" office:value="3.40909090909091">
            <text:p>3.4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391:.M391])" ns41:value-type="float" table:style-name="TL Data" office:value-type="float" office:value="55">
            <text:p>55</text:p>
          </table:table-cell>
          <table:table-cell table:formula="of:=100*[.M391]/[.N391]" ns41:value-type="float" table:style-name="TL Data" office:value-type="float" office:value="0">
            <text:p>0</text:p>
          </table:table-cell>
          <table:table-cell table:formula="of:=100*[.M391]/([.L391]+[.M391])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H391]+[.N391]+[.Q391]+[.R391]+[.T391]+[.U391]+[.V391]+[.W391]" ns41:value-type="float" table:style-name="TL Data" office:value-type="float" office:value="369">
            <text:p>3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ardenburg</text:p>
          </table:table-cell>
          <table:table-cell table:style-name="TL RowHeader"/>
          <table:table-cell table:style-name="ce23"/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" office:value-type="float">
            <text:p>6</text:p>
          </table:table-cell>
          <table:table-cell table:formula="of:=SUM([.E392:.G392])" ns41:value-type="float" table:style-name="TL Data" office:value-type="float" office:value="432">
            <text:p>432</text:p>
          </table:table-cell>
          <table:table-cell table:formula="of:=100*[.G392]/[.H392]" ns41:value-type="float" table:style-name="TL Data" office:value-type="float" office:value="1.38888888888889">
            <text:p>1.39</text:p>
          </table:table-cell>
          <table:table-cell table:formula="of:=100*[.G392]/([.F392]+[.G392])" ns41:value-type="float" table:style-name="TL Data" office:value-type="float" office:value="6.18556701030928">
            <text:p>6.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K392:.M392])" ns41:value-type="float" table:style-name="TL Data" office:value-type="float" office:value="38">
            <text:p>38</text:p>
          </table:table-cell>
          <table:table-cell table:formula="of:=100*[.M392]/[.N392]" ns41:value-type="float" table:style-name="TL Data" office:value-type="float" office:value="0">
            <text:p>0</text:p>
          </table:table-cell>
          <table:table-cell table:formula="of:=100*[.M392]/([.L392]+[.M392])" ns41:value-type="float" table:style-name="TL Data" office:value-type="float" office:value="0">
            <text:p>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H392]+[.N392]+[.Q392]+[.R392]+[.T392]+[.U392]+[.V392]+[.W392]" ns41:value-type="float" table:style-name="TL Data" office:value-type="float" office:value="481">
            <text:p>48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meldinge</text:p>
          </table:table-cell>
          <table:table-cell table:style-name="TL RowHeader"/>
          <table:table-cell table:style-name="ce23"/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393:.G393])" ns41:value-type="float" table:style-name="TL Data" office:value-type="float" office:value="340">
            <text:p>340</text:p>
          </table:table-cell>
          <table:table-cell table:formula="of:=100*[.G393]/[.H393]" ns41:value-type="float" table:style-name="TL Data" office:value-type="float" office:value="4.11764705882353">
            <text:p>4.12</text:p>
          </table:table-cell>
          <table:table-cell table:formula="of:=100*[.G393]/([.F393]+[.G393])" ns41:value-type="float" table:style-name="TL Data" office:value-type="float" office:value="8.69565217391304">
            <text:p>8.7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K393:.M393])" ns41:value-type="float" table:style-name="TL Data" office:value-type="float" office:value="95">
            <text:p>95</text:p>
          </table:table-cell>
          <table:table-cell table:formula="of:=100*[.M393]/[.N393]" ns41:value-type="float" table:style-name="TL Data" office:value-type="float" office:value="2.10526315789474">
            <text:p>2.11</text:p>
          </table:table-cell>
          <table:table-cell table:formula="of:=100*[.M393]/([.L393]+[.M393])" ns41:value-type="float" table:style-name="TL Data" office:value-type="float" office:value="40">
            <text:p>4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393]+[.N393]+[.Q393]+[.R393]+[.T393]+[.U393]+[.V393]+[.W393]" ns41:value-type="float" table:style-name="TL Data" office:value-type="float" office:value="443">
            <text:p>4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reskens</text:p>
          </table:table-cell>
          <table:table-cell table:style-name="TL RowHeader"/>
          <table:table-cell table:style-name="ce23"/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E394:.G394])" ns41:value-type="float" table:style-name="TL Data" office:value-type="float" office:value="379">
            <text:p>379</text:p>
          </table:table-cell>
          <table:table-cell table:formula="of:=100*[.G394]/[.H394]" ns41:value-type="float" table:style-name="TL Data" office:value-type="float" office:value="0">
            <text:p>0.00</text:p>
          </table:table-cell>
          <table:table-cell table:formula="of:=100*[.G394]/([.F394]+[.G394])" ns41:value-type="float" table:style-name="TL Data" office:value-type="float" office:value="0">
            <text:p>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K394:.M394])" ns41:value-type="float" table:style-name="TL Data" office:value-type="float" office:value="94">
            <text:p>94</text:p>
          </table:table-cell>
          <table:table-cell table:formula="of:=100*[.M394]/[.N394]" ns41:value-type="float" table:style-name="TL Data" office:value-type="float" office:value="0">
            <text:p>0</text:p>
          </table:table-cell>
          <table:table-cell table:formula="of:=100*[.M394]/([.L394]+[.M394])" ns41:value-type="float" table:style-name="TL Data" office:value-type="float" office:value="0">
            <text:p>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[.H394]+[.N394]+[.Q394]+[.R394]+[.T394]+[.U394]+[.V394]+[.W394]" ns41:value-type="float" table:style-name="TL Data" office:value-type="float" office:value="491">
            <text:p>49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apelle</text:p>
          </table:table-cell>
          <table:table-cell table:style-name="TL RowHeader"/>
          <table:table-cell table:style-name="ce23"/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/>
          <table:table-cell table:formula="of:=SUM([.E395:.G395])" ns41:value-type="float" table:style-name="TL Data" office:value-type="float" office:value="435">
            <text:p>435</text:p>
          </table:table-cell>
          <table:table-cell table:formula="of:=100*[.G395]/[.H395]" ns41:value-type="float" table:style-name="TL Data" office:value-type="float" office:value="0">
            <text:p>0.00</text:p>
          </table:table-cell>
          <table:table-cell table:formula="of:=100*[.G395]/([.F395]+[.G395])" ns41:value-type="float" table:style-name="TL Data" office:value-type="float" office:value="0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395:.M395])" ns41:value-type="float" table:style-name="TL Data" office:value-type="float" office:value="85">
            <text:p>85</text:p>
          </table:table-cell>
          <table:table-cell table:formula="of:=100*[.M395]/[.N395]" ns41:value-type="float" table:style-name="TL Data" office:value-type="float" office:value="0">
            <text:p>0</text:p>
          </table:table-cell>
          <table:table-cell table:formula="of:=100*[.M395]/([.L395]+[.M395])" ns41:value-type="float" table:style-name="TL Data" office:value-type="float" office:value="0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395]+[.N395]+[.Q395]+[.R395]+[.T395]+[.U395]+[.V395]+[.W395]" ns41:value-type="float" table:style-name="TL Data" office:value-type="float" office:value="543">
            <text:p>54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rabbendijke</text:p>
          </table:table-cell>
          <table:table-cell table:style-name="TL RowHeader"/>
          <table:table-cell table:style-name="ce23"/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7" office:value-type="float">
            <text:p>7</text:p>
          </table:table-cell>
          <table:table-cell table:formula="of:=SUM([.E396:.G396])" ns41:value-type="float" table:style-name="TL Data" office:value-type="float" office:value="434">
            <text:p>434</text:p>
          </table:table-cell>
          <table:table-cell table:formula="of:=100*[.G396]/[.H396]" ns41:value-type="float" table:style-name="TL Data" office:value-type="float" office:value="1.61290322580645">
            <text:p>1.61</text:p>
          </table:table-cell>
          <table:table-cell table:formula="of:=100*[.G396]/([.F396]+[.G396])" ns41:value-type="float" table:style-name="TL Data" office:value-type="float" office:value="3.57142857142857">
            <text:p>3.5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K396:.M396])" ns41:value-type="float" table:style-name="TL Data" office:value-type="float" office:value="46">
            <text:p>46</text:p>
          </table:table-cell>
          <table:table-cell table:formula="of:=100*[.M396]/[.N396]" ns41:value-type="float" table:style-name="TL Data" office:value-type="float" office:value="0">
            <text:p>0</text:p>
          </table:table-cell>
          <table:table-cell table:formula="of:=100*[.M396]/([.L396]+[.M396])" ns41:value-type="float" table:style-name="TL Data" office:value-type="float" office:value="0">
            <text:p>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396]+[.N396]+[.Q396]+[.R396]+[.T396]+[.U396]+[.V396]+[.W396]" ns41:value-type="float" table:style-name="TL Data" office:value-type="float" office:value="509">
            <text:p>50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burg</text:p>
          </table:table-cell>
          <table:table-cell table:style-name="TL RowHeader"/>
          <table:table-cell table:style-name="ce23"/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/>
          <table:table-cell table:formula="of:=SUM([.E397:.G397])" ns41:value-type="float" table:style-name="TL Data" office:value-type="float" office:value="456">
            <text:p>456</text:p>
          </table:table-cell>
          <table:table-cell table:formula="of:=100*[.G397]/[.H397]" ns41:value-type="float" table:style-name="TL Data" office:value-type="float" office:value="0">
            <text:p>0.00</text:p>
          </table:table-cell>
          <table:table-cell table:formula="of:=100*[.G397]/([.F397]+[.G397])" ns41:value-type="float" table:style-name="TL Data" office:value-type="float" office:value="0">
            <text:p>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397:.M397])" ns41:value-type="float" table:style-name="TL Data" office:value-type="float" office:value="101">
            <text:p>101</text:p>
          </table:table-cell>
          <table:table-cell table:formula="of:=100*[.M397]/[.N397]" ns41:value-type="float" table:style-name="TL Data" office:value-type="float" office:value="0">
            <text:p>0</text:p>
          </table:table-cell>
          <table:table-cell table:formula="of:=100*[.M397]/([.L397]+[.M397])" ns41:value-type="float" table:style-name="TL Data" office:value-type="float" office:value="0">
            <text:p>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H397]+[.N397]+[.Q397]+[.R397]+[.T397]+[.U397]+[.V397]+[.W397]" ns41:value-type="float" table:style-name="TL Data" office:value-type="float" office:value="563">
            <text:p>563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oede</text:p>
          </table:table-cell>
          <table:table-cell table:style-name="TL RowHeader"/>
          <table:table-cell table:style-name="ce23"/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formula="of:=SUM([.E398:.G398])" ns41:value-type="float" table:style-name="TL Data" office:value-type="float" office:value="284">
            <text:p>284</text:p>
          </table:table-cell>
          <table:table-cell table:formula="of:=100*[.G398]/[.H398]" ns41:value-type="float" table:style-name="TL Data" office:value-type="float" office:value="0.352112676056338">
            <text:p>0.35</text:p>
          </table:table-cell>
          <table:table-cell table:formula="of:=100*[.G398]/([.F398]+[.G398])" ns41:value-type="float" table:style-name="TL Data" office:value-type="float" office:value="2.08333333333333">
            <text:p>2.0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K398:.M398])" ns41:value-type="float" table:style-name="TL Data" office:value-type="float" office:value="68">
            <text:p>68</text:p>
          </table:table-cell>
          <table:table-cell table:formula="of:=100*[.M398]/[.N398]" ns41:value-type="float" table:style-name="TL Data" office:value-type="float" office:value="0">
            <text:p>0</text:p>
          </table:table-cell>
          <table:table-cell table:formula="of:=100*[.M398]/([.L398]+[.M398])" ns41:value-type="float" table:style-name="TL Data" office:value-type="float" office:value="0">
            <text:p>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398]+[.N398]+[.Q398]+[.R398]+[.T398]+[.U398]+[.V398]+[.W398]" ns41:value-type="float" table:style-name="TL Data" office:value-type="float" office:value="360">
            <text:p>36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lphaartsdijk</text:p>
          </table:table-cell>
          <table:table-cell table:style-name="TL RowHeader"/>
          <table:table-cell table:style-name="ce23"/>
          <table:table-cell ns41:value-type="float" table:style-name="TL Data" office:value="2540" office:value-type="float">
            <text:p>254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" office:value-type="float">
            <text:p>5</text:p>
          </table:table-cell>
          <table:table-cell table:formula="of:=SUM([.E399:.G399])" ns41:value-type="float" table:style-name="TL Data" office:value-type="float" office:value="471">
            <text:p>471</text:p>
          </table:table-cell>
          <table:table-cell table:formula="of:=100*[.G399]/[.H399]" ns41:value-type="float" table:style-name="TL Data" office:value-type="float" office:value="1.06157112526539">
            <text:p>1.06</text:p>
          </table:table-cell>
          <table:table-cell table:formula="of:=100*[.G399]/([.F399]+[.G399])" ns41:value-type="float" table:style-name="TL Data" office:value-type="float" office:value="2.4390243902439">
            <text:p>2.4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K399:.M399])" ns41:value-type="float" table:style-name="TL Data" office:value-type="float" office:value="75">
            <text:p>75</text:p>
          </table:table-cell>
          <table:table-cell table:formula="of:=100*[.M399]/[.N399]" ns41:value-type="float" table:style-name="TL Data" office:value-type="float" office:value="0">
            <text:p>0</text:p>
          </table:table-cell>
          <table:table-cell table:formula="of:=100*[.M399]/([.L399]+[.M399])" ns41:value-type="float" table:style-name="TL Data" office:value-type="float" office:value="0">
            <text:p>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[.H399]+[.N399]+[.Q399]+[.R399]+[.T399]+[.U399]+[.V399]+[.W399]" ns41:value-type="float" table:style-name="TL Data" office:value-type="float" office:value="564">
            <text:p>564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iervliet</text:p>
          </table:table-cell>
          <table:table-cell table:style-name="TL RowHeader"/>
          <table:table-cell table:style-name="ce23"/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table:formula="of:=SUM([.E400:.G400])" ns41:value-type="float" table:style-name="TL Data" office:value-type="float" office:value="420">
            <text:p>420</text:p>
          </table:table-cell>
          <table:table-cell table:formula="of:=100*[.G400]/[.H400]" ns41:value-type="float" table:style-name="TL Data" office:value-type="float" office:value="0">
            <text:p>0.00</text:p>
          </table:table-cell>
          <table:table-cell table:formula="of:=100*[.G400]/([.F400]+[.G400])" ns41:value-type="float" table:style-name="TL Data" office:value-type="float" office:value="0">
            <text:p>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K400:.M400])" ns41:value-type="float" table:style-name="TL Data" office:value-type="float" office:value="94">
            <text:p>94</text:p>
          </table:table-cell>
          <table:table-cell table:formula="of:=100*[.M400]/[.N400]" ns41:value-type="float" table:style-name="TL Data" office:value-type="float" office:value="0">
            <text:p>0</text:p>
          </table:table-cell>
          <table:table-cell table:formula="of:=100*[.M400]/([.L400]+[.M400])" ns41:value-type="float" table:style-name="TL Data" office:value-type="float" office:value="0">
            <text:p>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400]+[.N400]+[.Q400]+[.R400]+[.T400]+[.U400]+[.V400]+[.W400]" ns41:value-type="float" table:style-name="TL Data" office:value-type="float" office:value="520">
            <text:p>52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. Annaland</text:p>
          </table:table-cell>
          <table:table-cell table:style-name="TL RowHeader"/>
          <table:table-cell table:style-name="ce23"/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SUM([.E401:.G401])" ns41:value-type="float" table:style-name="TL Data" office:value-type="float" office:value="447">
            <text:p>447</text:p>
          </table:table-cell>
          <table:table-cell table:formula="of:=100*[.G401]/[.H401]" ns41:value-type="float" table:style-name="TL Data" office:value-type="float" office:value="0">
            <text:p>0.00</text:p>
          </table:table-cell>
          <table:table-cell table:formula="of:=100*[.G401]/([.F401]+[.G401])" ns41:value-type="float" table:style-name="TL Data" office:value-type="float" office:value="0">
            <text:p>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K401:.M401])" ns41:value-type="float" table:style-name="TL Data" office:value-type="float" office:value="69">
            <text:p>69</text:p>
          </table:table-cell>
          <table:table-cell table:formula="of:=100*[.M401]/[.N401]" ns41:value-type="float" table:style-name="TL Data" office:value-type="float" office:value="0">
            <text:p>0</text:p>
          </table:table-cell>
          <table:table-cell table:formula="of:=100*[.M401]/([.L401]+[.M401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401]+[.N401]+[.Q401]+[.R401]+[.T401]+[.U401]+[.V401]+[.W401]" ns41:value-type="float" table:style-name="TL Data" office:value-type="float" office:value="516">
            <text:p>51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as van Gent</text:p>
          </table:table-cell>
          <table:table-cell table:style-name="TL RowHeader"/>
          <table:table-cell table:style-name="ce23"/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table:formula="of:=SUM([.E402:.G402])" ns41:value-type="float" table:style-name="TL Data" office:value-type="float" office:value="325">
            <text:p>325</text:p>
          </table:table-cell>
          <table:table-cell table:formula="of:=100*[.G402]/[.H402]" ns41:value-type="float" table:style-name="TL Data" office:value-type="float" office:value="0">
            <text:p>0.00</text:p>
          </table:table-cell>
          <table:table-cell table:formula="of:=100*[.G402]/([.F402]+[.G402])" ns41:value-type="float" table:style-name="TL Data" office:value-type="float" office:value="0">
            <text:p>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SUM([.K402:.M402])" ns41:value-type="float" table:style-name="TL Data" office:value-type="float" office:value="145">
            <text:p>145</text:p>
          </table:table-cell>
          <table:table-cell table:formula="of:=100*[.M402]/[.N402]" ns41:value-type="float" table:style-name="TL Data" office:value-type="float" office:value="0">
            <text:p>0</text:p>
          </table:table-cell>
          <table:table-cell table:formula="of:=100*[.M402]/([.L402]+[.M402])" ns41:value-type="float" table:style-name="TL Data" office:value-type="float" office:value="0">
            <text:p>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table:formula="of:=[.H402]+[.N402]+[.Q402]+[.R402]+[.T402]+[.U402]+[.V402]+[.W402]" ns41:value-type="float" table:style-name="TL Data" office:value-type="float" office:value="538">
            <text:p>53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oewacht</text:p>
          </table:table-cell>
          <table:table-cell table:style-name="TL RowHeader"/>
          <table:table-cell table:style-name="ce23"/>
          <table:table-cell ns41:value-type="float" table:style-name="TL Data" office:value="2830" office:value-type="float">
            <text:p>2830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table:formula="of:=SUM([.E403:.G403])" ns41:value-type="float" table:style-name="TL Data" office:value-type="float" office:value="467">
            <text:p>467</text:p>
          </table:table-cell>
          <table:table-cell table:formula="of:=100*[.G403]/[.H403]" ns41:value-type="float" table:style-name="TL Data" office:value-type="float" office:value="0">
            <text:p>0.00</text:p>
          </table:table-cell>
          <table:table-cell table:formula="of:=100*[.G403]/([.F403]+[.G403])" ns41:value-type="float" table:style-name="TL Data" office:value-type="float" office:value="0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K403:.M403])" ns41:value-type="float" table:style-name="TL Data" office:value-type="float" office:value="28">
            <text:p>28</text:p>
          </table:table-cell>
          <table:table-cell table:formula="of:=100*[.M403]/[.N403]" ns41:value-type="float" table:style-name="TL Data" office:value-type="float" office:value="0">
            <text:p>0</text:p>
          </table:table-cell>
          <table:table-cell table:formula="of:=100*[.M403]/([.L403]+[.M403])" ns41:value-type="float" table:style-name="TL Data" office:value-type="float" office:value="0">
            <text:p>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[.H403]+[.N403]+[.Q403]+[.R403]+[.T403]+[.U403]+[.V403]+[.W403]" ns41:value-type="float" table:style-name="TL Data" office:value-type="float" office:value="499">
            <text:p>49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ruinisse</text:p>
          </table:table-cell>
          <table:table-cell table:style-name="TL RowHeader"/>
          <table:table-cell table:style-name="ce23"/>
          <table:table-cell ns41:value-type="float" table:style-name="TL Data" office:value="2835" office:value-type="float">
            <text:p>283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" office:value-type="float">
            <text:p>4</text:p>
          </table:table-cell>
          <table:table-cell table:formula="of:=SUM([.E404:.G404])" ns41:value-type="float" table:style-name="TL Data" office:value-type="float" office:value="517">
            <text:p>517</text:p>
          </table:table-cell>
          <table:table-cell table:formula="of:=100*[.G404]/[.H404]" ns41:value-type="float" table:style-name="TL Data" office:value-type="float" office:value="0.773694390715667">
            <text:p>0.77</text:p>
          </table:table-cell>
          <table:table-cell table:formula="of:=100*[.G404]/([.F404]+[.G404])" ns41:value-type="float" table:style-name="TL Data" office:value-type="float" office:value="1.23076923076923">
            <text:p>1.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SUM([.K404:.M404])" ns41:value-type="float" table:style-name="TL Data" office:value-type="float" office:value="82">
            <text:p>82</text:p>
          </table:table-cell>
          <table:table-cell table:formula="of:=100*[.M404]/[.N404]" ns41:value-type="float" table:style-name="TL Data" office:value-type="float" office:value="0">
            <text:p>0</text:p>
          </table:table-cell>
          <table:table-cell table:formula="of:=100*[.M404]/([.L404]+[.M404])" ns41:value-type="float" table:style-name="TL Data" office:value-type="float" office:value="0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404]+[.N404]+[.Q404]+[.R404]+[.T404]+[.U404]+[.V404]+[.W404]" ns41:value-type="float" table:style-name="TL Data" office:value-type="float" office:value="612">
            <text:p>6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ek</text:p>
          </table:table-cell>
          <table:table-cell table:style-name="TL RowHeader"/>
          <table:table-cell table:style-name="ce23"/>
          <table:table-cell ns41:value-type="float" table:style-name="TL Data" office:value="2836" office:value-type="float">
            <text:p>2836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" office:value-type="float">
            <text:p>8</text:p>
          </table:table-cell>
          <table:table-cell table:formula="of:=SUM([.E405:.G405])" ns41:value-type="float" table:style-name="TL Data" office:value-type="float" office:value="549">
            <text:p>549</text:p>
          </table:table-cell>
          <table:table-cell table:formula="of:=100*[.G405]/[.H405]" ns41:value-type="float" table:style-name="TL Data" office:value-type="float" office:value="1.45719489981785">
            <text:p>1.46</text:p>
          </table:table-cell>
          <table:table-cell table:formula="of:=100*[.G405]/([.F405]+[.G405])" ns41:value-type="float" table:style-name="TL Data" office:value-type="float" office:value="11.1111111111111">
            <text:p>11.11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table:formula="of:=SUM([.K405:.M405])" ns41:value-type="float" table:style-name="TL Data" office:value-type="float" office:value="61">
            <text:p>61</text:p>
          </table:table-cell>
          <table:table-cell table:formula="of:=100*[.M405]/[.N405]" ns41:value-type="float" table:style-name="TL Data" office:value-type="float" office:value="0">
            <text:p>0</text:p>
          </table:table-cell>
          <table:table-cell ns41:value-type="string" table:style-name="TL Data" office:value-type="string">
            <office:annotation draw:style-name="gr1" svg:height="0.874cm" draw:caption-point-y="1.068cm" svg:width="2.659cm" svg:x="29.058cm" draw:caption-point-x="1.837cm" svg:y="183.912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405]+[.N405]+[.Q405]+[.R405]+[.T405]+[.U405]+[.V405]+[.W405]" ns41:value-type="float" table:style-name="TL Data" office:value-type="float" office:value="616">
            <text:p>61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luis</text:p>
          </table:table-cell>
          <table:table-cell table:style-name="TL RowHeader"/>
          <table:table-cell table:style-name="ce23"/>
          <table:table-cell ns41:value-type="float" table:style-name="TL Data" office:value="2848" office:value-type="float">
            <text:p>284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table:formula="of:=SUM([.E406:.G406])" ns41:value-type="float" table:style-name="TL Data" office:value-type="float" office:value="319">
            <text:p>319</text:p>
          </table:table-cell>
          <table:table-cell table:formula="of:=100*[.G406]/[.H406]" ns41:value-type="float" table:style-name="TL Data" office:value-type="float" office:value="0">
            <text:p>0.00</text:p>
          </table:table-cell>
          <table:table-cell table:formula="of:=100*[.G406]/([.F406]+[.G406])" ns41:value-type="float" table:style-name="TL Data" office:value-type="float" office:value="0">
            <text:p>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406:.M406])" ns41:value-type="float" table:style-name="TL Data" office:value-type="float" office:value="142">
            <text:p>142</text:p>
          </table:table-cell>
          <table:table-cell table:formula="of:=100*[.M406]/[.N406]" ns41:value-type="float" table:style-name="TL Data" office:value-type="float" office:value="0">
            <text:p>0</text:p>
          </table:table-cell>
          <table:table-cell table:formula="of:=100*[.M406]/([.L406]+[.M406])" ns41:value-type="float" table:style-name="TL Data" office:value-type="float" office:value="0">
            <text:p>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06]+[.N406]+[.Q406]+[.R406]+[.T406]+[.U406]+[.V406]+[.W406]" ns41:value-type="float" table:style-name="TL Data" office:value-type="float" office:value="480">
            <text:p>48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. Maartsensdijk</text:p>
          </table:table-cell>
          <table:table-cell table:style-name="TL RowHeader"/>
          <table:table-cell table:style-name="ce23"/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" office:value-type="float">
            <text:p>4</text:p>
          </table:table-cell>
          <table:table-cell table:formula="of:=SUM([.E407:.G407])" ns41:value-type="float" table:style-name="TL Data" office:value-type="float" office:value="574">
            <text:p>574</text:p>
          </table:table-cell>
          <table:table-cell table:formula="of:=100*[.G407]/[.H407]" ns41:value-type="float" table:style-name="TL Data" office:value-type="float" office:value="0.696864111498258">
            <text:p>0.70</text:p>
          </table:table-cell>
          <table:table-cell table:formula="of:=100*[.G407]/([.F407]+[.G407])" ns41:value-type="float" table:style-name="TL Data" office:value-type="float" office:value="1.63265306122449">
            <text:p>1.6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407:.M407])" ns41:value-type="float" table:style-name="TL Data" office:value-type="float" office:value="97">
            <text:p>97</text:p>
          </table:table-cell>
          <table:table-cell table:formula="of:=100*[.M407]/[.N407]" ns41:value-type="float" table:style-name="TL Data" office:value-type="float" office:value="0">
            <text:p>0</text:p>
          </table:table-cell>
          <table:table-cell table:formula="of:=100*[.M407]/([.L407]+[.M407])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formula="of:=[.H407]+[.N407]+[.Q407]+[.R407]+[.T407]+[.U407]+[.V407]+[.W407]" ns41:value-type="float" table:style-name="TL Data" office:value-type="float" office:value="690">
            <text:p>6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IJzendijke</text:p>
          </table:table-cell>
          <table:table-cell table:style-name="TL RowHeader"/>
          <table:table-cell table:style-name="ce23"/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" office:value-type="float">
            <text:p>2</text:p>
          </table:table-cell>
          <table:table-cell table:formula="of:=SUM([.E408:.G408])" ns41:value-type="float" table:style-name="TL Data" office:value-type="float" office:value="211">
            <text:p>211</text:p>
          </table:table-cell>
          <table:table-cell table:formula="of:=100*[.G408]/[.H408]" ns41:value-type="float" table:style-name="TL Data" office:value-type="float" office:value="0.947867298578199">
            <text:p>0.95</text:p>
          </table:table-cell>
          <table:table-cell table:formula="of:=100*[.G408]/([.F408]+[.G408])" ns41:value-type="float" table:style-name="TL Data" office:value-type="float" office:value="3.07692307692308">
            <text:p>3.0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408:.M408])" ns41:value-type="float" table:style-name="TL Data" office:value-type="float" office:value="122">
            <text:p>122</text:p>
          </table:table-cell>
          <table:table-cell table:formula="of:=100*[.M408]/[.N408]" ns41:value-type="float" table:style-name="TL Data" office:value-type="float" office:value="0">
            <text:p>0</text:p>
          </table:table-cell>
          <table:table-cell table:formula="of:=100*[.M408]/([.L408]+[.M408])" ns41:value-type="float" table:style-name="TL Data" office:value-type="float" office:value="0">
            <text:p>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formula="of:=[.H408]+[.N408]+[.Q408]+[.R408]+[.T408]+[.U408]+[.V408]+[.W408]" ns41:value-type="float" table:style-name="TL Data" office:value-type="float" office:value="348">
            <text:p>34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oudekerke</text:p>
          </table:table-cell>
          <table:table-cell table:style-name="TL RowHeader"/>
          <table:table-cell table:style-name="ce23"/>
          <table:table-cell ns41:value-type="float" table:style-name="TL Data" office:value="3193" office:value-type="float">
            <text:p>3193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" office:value-type="float">
            <text:p>9</text:p>
          </table:table-cell>
          <table:table-cell table:formula="of:=SUM([.E409:.G409])" ns41:value-type="float" table:style-name="TL Data" office:value-type="float" office:value="566">
            <text:p>566</text:p>
          </table:table-cell>
          <table:table-cell table:formula="of:=100*[.G409]/[.H409]" ns41:value-type="float" table:style-name="TL Data" office:value-type="float" office:value="1.59010600706714">
            <text:p>1.59</text:p>
          </table:table-cell>
          <table:table-cell table:formula="of:=100*[.G409]/([.F409]+[.G409])" ns41:value-type="float" table:style-name="TL Data" office:value-type="float" office:value="3.515625">
            <text:p>3.5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SUM([.K409:.M409])" ns41:value-type="float" table:style-name="TL Data" office:value-type="float" office:value="231">
            <text:p>231</text:p>
          </table:table-cell>
          <table:table-cell table:formula="of:=100*[.M409]/[.N409]" ns41:value-type="float" table:style-name="TL Data" office:value-type="float" office:value="0">
            <text:p>0</text:p>
          </table:table-cell>
          <table:table-cell table:formula="of:=100*[.M409]/([.L409]+[.M409])" ns41:value-type="float" table:style-name="TL Data" office:value-type="float" office:value="0">
            <text:p>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table:formula="of:=[.H409]+[.N409]+[.Q409]+[.R409]+[.T409]+[.U409]+[.V409]+[.W409]" ns41:value-type="float" table:style-name="TL Data" office:value-type="float" office:value="828">
            <text:p>8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holen</text:p>
          </table:table-cell>
          <table:table-cell table:style-name="TL RowHeader"/>
          <table:table-cell table:style-name="ce23"/>
          <table:table-cell ns41:value-type="float" table:style-name="TL Data" office:value="3356" office:value-type="float">
            <text:p>335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" office:value-type="float">
            <text:p>3</text:p>
          </table:table-cell>
          <table:table-cell table:formula="of:=SUM([.E410:.G410])" ns41:value-type="float" table:style-name="TL Data" office:value-type="float" office:value="538">
            <text:p>538</text:p>
          </table:table-cell>
          <table:table-cell table:formula="of:=100*[.G410]/[.H410]" ns41:value-type="float" table:style-name="TL Data" office:value-type="float" office:value="0.557620817843866">
            <text:p>0.56</text:p>
          </table:table-cell>
          <table:table-cell table:formula="of:=100*[.G410]/([.F410]+[.G410])" ns41:value-type="float" table:style-name="TL Data" office:value-type="float" office:value="1.06761565836299">
            <text:p>1.0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SUM([.K410:.M410])" ns41:value-type="float" table:style-name="TL Data" office:value-type="float" office:value="137">
            <text:p>137</text:p>
          </table:table-cell>
          <table:table-cell table:formula="of:=100*[.M410]/[.N410]" ns41:value-type="float" table:style-name="TL Data" office:value-type="float" office:value="0">
            <text:p>0</text:p>
          </table:table-cell>
          <table:table-cell table:formula="of:=100*[.M410]/([.L410]+[.M410])" ns41:value-type="float" table:style-name="TL Data" office:value-type="float" office:value="0">
            <text:p>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410]+[.N410]+[.Q410]+[.R410]+[.T410]+[.U410]+[.V410]+[.W410]" ns41:value-type="float" table:style-name="TL Data" office:value-type="float" office:value="729">
            <text:p>7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. Jansteen</text:p>
          </table:table-cell>
          <table:table-cell table:style-name="TL RowHeader"/>
          <table:table-cell table:style-name="ce23"/>
          <table:table-cell ns41:value-type="float" table:style-name="TL Data" office:value="3529" office:value-type="float">
            <text:p>352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" office:value-type="float">
            <text:p>4</text:p>
          </table:table-cell>
          <table:table-cell table:formula="of:=SUM([.E411:.G411])" ns41:value-type="float" table:style-name="TL Data" office:value-type="float" office:value="384">
            <text:p>384</text:p>
          </table:table-cell>
          <table:table-cell table:formula="of:=100*[.G411]/[.H411]" ns41:value-type="float" table:style-name="TL Data" office:value-type="float" office:value="1.04166666666667">
            <text:p>1.04</text:p>
          </table:table-cell>
          <table:table-cell table:formula="of:=100*[.G411]/([.F411]+[.G411])" ns41:value-type="float" table:style-name="TL Data" office:value-type="float" office:value="3.2">
            <text:p>3.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SUM([.K411:.M411])" ns41:value-type="float" table:style-name="TL Data" office:value-type="float" office:value="197">
            <text:p>197</text:p>
          </table:table-cell>
          <table:table-cell table:formula="of:=100*[.M411]/[.N411]" ns41:value-type="float" table:style-name="TL Data" office:value-type="float" office:value="0">
            <text:p>0</text:p>
          </table:table-cell>
          <table:table-cell table:formula="of:=100*[.M411]/([.L411]+[.M411])" ns41:value-type="float" table:style-name="TL Data" office:value-type="float" office:value="0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5"/>
          <table:table-cell table:formula="of:=[.H411]+[.N411]+[.Q411]+[.R411]+[.T411]+[.U411]+[.V411]+[.W411]" ns41:value-type="float" table:style-name="TL Data" office:value-type="float" office:value="612">
            <text:p>6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aamslag</text:p>
          </table:table-cell>
          <table:table-cell table:style-name="TL RowHeader"/>
          <table:table-cell table:style-name="ce23"/>
          <table:table-cell ns41:value-type="float" table:style-name="TL Data" office:value="3597" office:value-type="float">
            <text:p>3597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E412:.G412])" ns41:value-type="float" table:style-name="TL Data" office:value-type="float" office:value="719">
            <text:p>719</text:p>
          </table:table-cell>
          <table:table-cell table:formula="of:=100*[.G412]/[.H412]" ns41:value-type="float" table:style-name="TL Data" office:value-type="float" office:value="0">
            <text:p>0.00</text:p>
          </table:table-cell>
          <table:table-cell table:formula="of:=100*[.G412]/([.F412]+[.G412])" ns41:value-type="float" table:style-name="TL Data" office:value-type="float" office:value="0">
            <text:p>0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table:formula="of:=SUM([.K412:.M412])" ns41:value-type="float" table:style-name="TL Data" office:value-type="float" office:value="86">
            <text:p>86</text:p>
          </table:table-cell>
          <table:table-cell table:formula="of:=100*[.M412]/[.N412]" ns41:value-type="float" table:style-name="TL Data" office:value-type="float" office:value="0">
            <text:p>0</text:p>
          </table:table-cell>
          <table:table-cell ns41:value-type="string" table:style-name="TL Data" office:value-type="string">
            <office:annotation draw:style-name="gr1" svg:height="1.137cm" draw:caption-point-y="1.067cm" svg:width="2.659cm" svg:x="29.058cm" draw:caption-point-x="1.837cm" svg:y="187.061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H412]+[.N412]+[.Q412]+[.R412]+[.T412]+[.U412]+[.V412]+[.W412]" ns41:value-type="float" table:style-name="TL Data" office:value-type="float" office:value="815">
            <text:p>81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-Heer-Arendskerke</text:p>
          </table:table-cell>
          <table:table-cell table:style-name="TL RowHeader"/>
          <table:table-cell table:style-name="ce23"/>
          <table:table-cell ns41:value-type="float" table:style-name="TL Data" office:value="3603" office:value-type="float">
            <text:p>360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6" office:value-type="float">
            <text:p>6</text:p>
          </table:table-cell>
          <table:table-cell table:formula="of:=SUM([.E413:.G413])" ns41:value-type="float" table:style-name="TL Data" office:value-type="float" office:value="637">
            <text:p>637</text:p>
          </table:table-cell>
          <table:table-cell table:formula="of:=100*[.G413]/[.H413]" ns41:value-type="float" table:style-name="TL Data" office:value-type="float" office:value="0.941915227629513">
            <text:p>0.94</text:p>
          </table:table-cell>
          <table:table-cell table:formula="of:=100*[.G413]/([.F413]+[.G413])" ns41:value-type="float" table:style-name="TL Data" office:value-type="float" office:value="2.67857142857143">
            <text:p>2.6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SUM([.K413:.M413])" ns41:value-type="float" table:style-name="TL Data" office:value-type="float" office:value="115">
            <text:p>115</text:p>
          </table:table-cell>
          <table:table-cell table:formula="of:=100*[.M413]/[.N413]" ns41:value-type="float" table:style-name="TL Data" office:value-type="float" office:value="0">
            <text:p>0</text:p>
          </table:table-cell>
          <table:table-cell table:formula="of:=100*[.M413]/([.L413]+[.M413])" ns41:value-type="float" table:style-name="TL Data" office:value-type="float" office:value="0">
            <text:p>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413]+[.N413]+[.Q413]+[.R413]+[.T413]+[.U413]+[.V413]+[.W413]" ns41:value-type="float" table:style-name="TL Data" office:value-type="float" office:value="783">
            <text:p>78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ssekerke</text:p>
          </table:table-cell>
          <table:table-cell table:style-name="TL RowHeader"/>
          <table:table-cell table:style-name="ce23"/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" office:value-type="float">
            <text:p>1</text:p>
          </table:table-cell>
          <table:table-cell table:formula="of:=SUM([.E414:.G414])" ns41:value-type="float" table:style-name="TL Data" office:value-type="float" office:value="535">
            <text:p>535</text:p>
          </table:table-cell>
          <table:table-cell table:formula="of:=100*[.G414]/[.H414]" ns41:value-type="float" table:style-name="TL Data" office:value-type="float" office:value="0.186915887850467">
            <text:p>0.19</text:p>
          </table:table-cell>
          <table:table-cell table:formula="of:=100*[.G414]/([.F414]+[.G414])" ns41:value-type="float" table:style-name="TL Data" office:value-type="float" office:value="0.448430493273543">
            <text:p>0.4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K414:.M414])" ns41:value-type="float" table:style-name="TL Data" office:value-type="float" office:value="133">
            <text:p>133</text:p>
          </table:table-cell>
          <table:table-cell table:formula="of:=100*[.M414]/[.N414]" ns41:value-type="float" table:style-name="TL Data" office:value-type="float" office:value="0">
            <text:p>0</text:p>
          </table:table-cell>
          <table:table-cell table:formula="of:=100*[.M414]/([.L414]+[.M414])" ns41:value-type="float" table:style-name="TL Data" office:value-type="float" office:value="0">
            <text:p>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formula="of:=[.H414]+[.N414]+[.Q414]+[.R414]+[.T414]+[.U414]+[.V414]+[.W414]" ns41:value-type="float" table:style-name="TL Data" office:value-type="float" office:value="685">
            <text:p>68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ulst</text:p>
          </table:table-cell>
          <table:table-cell table:style-name="TL RowHeader"/>
          <table:table-cell table:style-name="ce23"/>
          <table:table-cell ns41:value-type="float" table:style-name="TL Data" office:value="3809" office:value-type="float">
            <text:p>380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5" office:value-type="float">
            <text:p>5</text:p>
          </table:table-cell>
          <table:table-cell table:formula="of:=SUM([.E415:.G415])" ns41:value-type="float" table:style-name="TL Data" office:value-type="float" office:value="583">
            <text:p>583</text:p>
          </table:table-cell>
          <table:table-cell table:formula="of:=100*[.G415]/[.H415]" ns41:value-type="float" table:style-name="TL Data" office:value-type="float" office:value="0.857632933104631">
            <text:p>0.86</text:p>
          </table:table-cell>
          <table:table-cell table:formula="of:=100*[.G415]/([.F415]+[.G415])" ns41:value-type="float" table:style-name="TL Data" office:value-type="float" office:value="1.42450142450142">
            <text:p>1.4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table:formula="of:=SUM([.K415:.M415])" ns41:value-type="float" table:style-name="TL Data" office:value-type="float" office:value="127">
            <text:p>127</text:p>
          </table:table-cell>
          <table:table-cell table:formula="of:=100*[.M415]/[.N415]" ns41:value-type="float" table:style-name="TL Data" office:value-type="float" office:value="3.1496062992126">
            <text:p>3.15</text:p>
          </table:table-cell>
          <table:table-cell table:formula="of:=100*[.M415]/([.L415]+[.M415])" ns41:value-type="float" table:style-name="TL Data" office:value-type="float" office:value="13.7931034482759">
            <text:p>13.7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415]+[.N415]+[.Q415]+[.R415]+[.T415]+[.U415]+[.V415]+[.W415]" ns41:value-type="float" table:style-name="TL Data" office:value-type="float" office:value="716">
            <text:p>7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Clinge</text:p>
          </table:table-cell>
          <table:table-cell table:style-name="TL RowHeader"/>
          <table:table-cell table:style-name="ce23"/>
          <table:table-cell ns41:value-type="float" table:style-name="TL Data" office:value="3859" office:value-type="float">
            <text:p>385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7" office:value-type="float">
            <text:p>7</text:p>
          </table:table-cell>
          <table:table-cell table:formula="of:=SUM([.E416:.G416])" ns41:value-type="float" table:style-name="TL Data" office:value-type="float" office:value="416">
            <text:p>416</text:p>
          </table:table-cell>
          <table:table-cell table:formula="of:=100*[.G416]/[.H416]" ns41:value-type="float" table:style-name="TL Data" office:value-type="float" office:value="1.68269230769231">
            <text:p>1.68</text:p>
          </table:table-cell>
          <table:table-cell table:formula="of:=100*[.G416]/([.F416]+[.G416])" ns41:value-type="float" table:style-name="TL Data" office:value-type="float" office:value="2.65151515151515">
            <text:p>2.6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table:formula="of:=SUM([.K416:.M416])" ns41:value-type="float" table:style-name="TL Data" office:value-type="float" office:value="316">
            <text:p>316</text:p>
          </table:table-cell>
          <table:table-cell table:formula="of:=100*[.M416]/[.N416]" ns41:value-type="float" table:style-name="TL Data" office:value-type="float" office:value="0.316455696202532">
            <text:p>0.32</text:p>
          </table:table-cell>
          <table:table-cell table:formula="of:=100*[.M416]/([.L416]+[.M416])" ns41:value-type="float" table:style-name="TL Data" office:value-type="float" office:value="0.72463768115942">
            <text:p>0.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416]+[.N416]+[.Q416]+[.R416]+[.T416]+[.U416]+[.V416]+[.W416]" ns41:value-type="float" table:style-name="TL Data" office:value-type="float" office:value="787">
            <text:p>78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- en West-Souburg</text:p>
          </table:table-cell>
          <table:table-cell table:style-name="TL RowHeader"/>
          <table:table-cell table:style-name="ce23"/>
          <table:table-cell ns41:value-type="float" table:style-name="TL Data" office:value="4011" office:value-type="float">
            <text:p>401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614" office:value-type="float">
            <text:p>614</text:p>
          </table:table-cell>
          <table:table-cell table:style-name="TL Data"/>
          <table:table-cell table:formula="of:=SUM([.E417:.G417])" ns41:value-type="float" table:style-name="TL Data" office:value-type="float" office:value="894">
            <text:p>894</text:p>
          </table:table-cell>
          <table:table-cell table:formula="of:=100*[.G417]/[.H417]" ns41:value-type="float" table:style-name="TL Data" office:value-type="float" office:value="0">
            <text:p>0.00</text:p>
          </table:table-cell>
          <table:table-cell table:formula="of:=100*[.G417]/([.F417]+[.G417])" ns41:value-type="float" table:style-name="TL Data" office:value-type="float" office:value="0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SUM([.K417:.M417])" ns41:value-type="float" table:style-name="TL Data" office:value-type="float" office:value="111">
            <text:p>111</text:p>
          </table:table-cell>
          <table:table-cell table:formula="of:=100*[.M417]/[.N417]" ns41:value-type="float" table:style-name="TL Data" office:value-type="float" office:value="0">
            <text:p>0</text:p>
          </table:table-cell>
          <table:table-cell table:formula="of:=100*[.M417]/([.L417]+[.M417])" ns41:value-type="float" table:style-name="TL Data" office:value-type="float" office:value="0">
            <text:p>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17]+[.N417]+[.Q417]+[.R417]+[.T417]+[.U417]+[.V417]+[.W417]" ns41:value-type="float" table:style-name="TL Data" office:value-type="float" office:value="1014">
            <text:p>101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ruiningen</text:p>
          </table:table-cell>
          <table:table-cell table:style-name="TL RowHeader"/>
          <table:table-cell table:style-name="ce23"/>
          <table:table-cell ns41:value-type="float" table:style-name="TL Data" office:value="4154" office:value-type="float">
            <text:p>415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8" office:value-type="float">
            <text:p>8</text:p>
          </table:table-cell>
          <table:table-cell table:formula="of:=SUM([.E418:.G418])" ns41:value-type="float" table:style-name="TL Data" office:value-type="float" office:value="585">
            <text:p>585</text:p>
          </table:table-cell>
          <table:table-cell table:formula="of:=100*[.G418]/[.H418]" ns41:value-type="float" table:style-name="TL Data" office:value-type="float" office:value="1.36752136752137">
            <text:p>1.37</text:p>
          </table:table-cell>
          <table:table-cell table:formula="of:=100*[.G418]/([.F418]+[.G418])" ns41:value-type="float" table:style-name="TL Data" office:value-type="float" office:value="2.48447204968944">
            <text:p>2.4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formula="of:=SUM([.K418:.M418])" ns41:value-type="float" table:style-name="TL Data" office:value-type="float" office:value="220">
            <text:p>220</text:p>
          </table:table-cell>
          <table:table-cell table:formula="of:=100*[.M418]/[.N418]" ns41:value-type="float" table:style-name="TL Data" office:value-type="float" office:value="0">
            <text:p>0</text:p>
          </table:table-cell>
          <table:table-cell table:formula="of:=100*[.M418]/([.L418]+[.M418])" ns41:value-type="float" table:style-name="TL Data" office:value-type="float" office:value="0">
            <text:p>0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18]+[.N418]+[.Q418]+[.R418]+[.T418]+[.U418]+[.V418]+[.W418]" ns41:value-type="float" table:style-name="TL Data" office:value-type="float" office:value="888">
            <text:p>88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Yerseke</text:p>
          </table:table-cell>
          <table:table-cell table:style-name="TL RowHeader"/>
          <table:table-cell table:style-name="ce23"/>
          <table:table-cell ns41:value-type="float" table:style-name="TL Data" office:value="4215" office:value-type="float">
            <text:p>421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" office:value-type="float">
            <text:p>3</text:p>
          </table:table-cell>
          <table:table-cell table:formula="of:=SUM([.E419:.G419])" ns41:value-type="float" table:style-name="TL Data" office:value-type="float" office:value="713">
            <text:p>713</text:p>
          </table:table-cell>
          <table:table-cell table:formula="of:=100*[.G419]/[.H419]" ns41:value-type="float" table:style-name="TL Data" office:value-type="float" office:value="0.420757363253857">
            <text:p>0.42</text:p>
          </table:table-cell>
          <table:table-cell table:formula="of:=100*[.G419]/([.F419]+[.G419])" ns41:value-type="float" table:style-name="TL Data" office:value-type="float" office:value="0.859598853868195">
            <text:p>0.8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SUM([.K419:.M419])" ns41:value-type="float" table:style-name="TL Data" office:value-type="float" office:value="148">
            <text:p>148</text:p>
          </table:table-cell>
          <table:table-cell table:formula="of:=100*[.M419]/[.N419]" ns41:value-type="float" table:style-name="TL Data" office:value-type="float" office:value="0">
            <text:p>0</text:p>
          </table:table-cell>
          <table:table-cell table:formula="of:=100*[.M419]/([.L419]+[.M419])" ns41:value-type="float" table:style-name="TL Data" office:value-type="float" office:value="0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419]+[.N419]+[.Q419]+[.R419]+[.T419]+[.U419]+[.V419]+[.W419]" ns41:value-type="float" table:style-name="TL Data" office:value-type="float" office:value="881">
            <text:p>88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ntenisse</text:p>
          </table:table-cell>
          <table:table-cell table:style-name="TL RowHeader"/>
          <table:table-cell table:style-name="ce23"/>
          <table:table-cell ns41:value-type="float" table:style-name="TL Data" office:value="5386" office:value-type="float">
            <text:p>5386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table:formula="of:=SUM([.E420:.G420])" ns41:value-type="float" table:style-name="TL Data" office:value-type="float" office:value="907">
            <text:p>907</text:p>
          </table:table-cell>
          <table:table-cell table:formula="of:=100*[.G420]/[.H420]" ns41:value-type="float" table:style-name="TL Data" office:value-type="float" office:value="0">
            <text:p>0.00</text:p>
          </table:table-cell>
          <table:table-cell table:formula="of:=100*[.G420]/([.F420]+[.G420])" ns41:value-type="float" table:style-name="TL Data" office:value-type="float" office:value="0">
            <text:p>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SUM([.K420:.M420])" ns41:value-type="float" table:style-name="TL Data" office:value-type="float" office:value="166">
            <text:p>166</text:p>
          </table:table-cell>
          <table:table-cell table:formula="of:=100*[.M420]/[.N420]" ns41:value-type="float" table:style-name="TL Data" office:value-type="float" office:value="0">
            <text:p>0</text:p>
          </table:table-cell>
          <table:table-cell table:formula="of:=100*[.M420]/([.L420]+[.M420])" ns41:value-type="float" table:style-name="TL Data" office:value-type="float" office:value="0">
            <text:p>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420]+[.N420]+[.Q420]+[.R420]+[.T420]+[.U420]+[.V420]+[.W420]" ns41:value-type="float" table:style-name="TL Data" office:value-type="float" office:value="1083">
            <text:p>108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xel</text:p>
          </table:table-cell>
          <table:table-cell table:style-name="TL RowHeader"/>
          <table:table-cell table:style-name="ce23"/>
          <table:table-cell ns41:value-type="float" table:style-name="TL Data" office:value="5565" office:value-type="float">
            <text:p>5565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" office:value-type="float">
            <text:p>1</text:p>
          </table:table-cell>
          <table:table-cell table:formula="of:=SUM([.E421:.G421])" ns41:value-type="float" table:style-name="TL Data" office:value-type="float" office:value="771">
            <text:p>771</text:p>
          </table:table-cell>
          <table:table-cell table:formula="of:=100*[.G421]/[.H421]" ns41:value-type="float" table:style-name="TL Data" office:value-type="float" office:value="0.12970168612192">
            <text:p>0.13</text:p>
          </table:table-cell>
          <table:table-cell table:formula="of:=100*[.G421]/([.F421]+[.G421])" ns41:value-type="float" table:style-name="TL Data" office:value-type="float" office:value="0.314465408805031">
            <text:p>0.3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421:.M421])" ns41:value-type="float" table:style-name="TL Data" office:value-type="float" office:value="199">
            <text:p>199</text:p>
          </table:table-cell>
          <table:table-cell table:formula="of:=100*[.M421]/[.N421]" ns41:value-type="float" table:style-name="TL Data" office:value-type="float" office:value="0">
            <text:p>0</text:p>
          </table:table-cell>
          <table:table-cell table:formula="of:=100*[.M421]/([.L421]+[.M421])" ns41:value-type="float" table:style-name="TL Data" office:value-type="float" office:value="0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421]+[.N421]+[.Q421]+[.R421]+[.T421]+[.U421]+[.V421]+[.W421]" ns41:value-type="float" table:style-name="TL Data" office:value-type="float" office:value="1037">
            <text:p>10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ierikzee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7086" office:value-type="float">
            <text:p>7086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5" office:value-type="float">
            <text:p>5</text:p>
          </table:table-cell>
          <table:table-cell table:formula="of:=SUM([.E422:.G422])" ns41:value-type="float" table:style-name="TL Data" office:value-type="float" office:value="1210">
            <text:p>1210</text:p>
          </table:table-cell>
          <table:table-cell table:formula="of:=100*[.G422]/[.H422]" ns41:value-type="float" table:style-name="TL Data" office:value-type="float" office:value="0.413223140495868">
            <text:p>0.41</text:p>
          </table:table-cell>
          <table:table-cell table:formula="of:=100*[.G422]/([.F422]+[.G422])" ns41:value-type="float" table:style-name="TL Data" office:value-type="float" office:value="0.723589001447178">
            <text:p>0.7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table:formula="of:=SUM([.K422:.M422])" ns41:value-type="float" table:style-name="TL Data" office:value-type="float" office:value="393">
            <text:p>393</text:p>
          </table:table-cell>
          <table:table-cell table:formula="of:=100*[.M422]/[.N422]" ns41:value-type="float" table:style-name="TL Data" office:value-type="float" office:value="0">
            <text:p>0</text:p>
          </table:table-cell>
          <table:table-cell table:formula="of:=100*[.M422]/([.L422]+[.M422])" ns41:value-type="float" table:style-name="TL Data" office:value-type="float" office:value="0">
            <text:p>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table:formula="of:=[.H422]+[.N422]+[.Q422]+[.R422]+[.T422]+[.U422]+[.V422]+[.W422]" ns41:value-type="float" table:style-name="TL Data" office:value-type="float" office:value="1628">
            <text:p>162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oes</text:p>
          </table:table-cell>
          <table:table-cell table:style-name="TL RowHeader"/>
          <table:table-cell table:style-name="ce23"/>
          <table:table-cell ns41:value-type="float" table:style-name="TL Data" office:value="7881" office:value-type="float">
            <text:p>7881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4" office:value-type="float">
            <text:p>4</text:p>
          </table:table-cell>
          <table:table-cell table:formula="of:=SUM([.E423:.G423])" ns41:value-type="float" table:style-name="TL Data" office:value-type="float" office:value="1291">
            <text:p>1291</text:p>
          </table:table-cell>
          <table:table-cell table:formula="of:=100*[.G423]/[.H423]" ns41:value-type="float" table:style-name="TL Data" office:value-type="float" office:value="0.309837335398916">
            <text:p>0.31</text:p>
          </table:table-cell>
          <table:table-cell table:formula="of:=100*[.G423]/([.F423]+[.G423])" ns41:value-type="float" table:style-name="TL Data" office:value-type="float" office:value="0.480192076830732">
            <text:p>0.4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table:formula="of:=SUM([.K423:.M423])" ns41:value-type="float" table:style-name="TL Data" office:value-type="float" office:value="379">
            <text:p>379</text:p>
          </table:table-cell>
          <table:table-cell table:formula="of:=100*[.M423]/[.N423]" ns41:value-type="float" table:style-name="TL Data" office:value-type="float" office:value="0">
            <text:p>0</text:p>
          </table:table-cell>
          <table:table-cell table:formula="of:=100*[.M423]/([.L423]+[.M423])" ns41:value-type="float" table:style-name="TL Data" office:value-type="float" office:value="0">
            <text:p>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formula="of:=[.H423]+[.N423]+[.Q423]+[.R423]+[.T423]+[.U423]+[.V423]+[.W423]" ns41:value-type="float" table:style-name="TL Data" office:value-type="float" office:value="1697">
            <text:p>1697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euzen</text:p>
          </table:table-cell>
          <table:table-cell table:style-name="TL RowHeader"/>
          <table:table-cell table:style-name="ce23"/>
          <table:table-cell ns41:value-type="float" table:style-name="TL Data" office:value="9895" office:value-type="float">
            <text:p>9895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424:.G424])" ns41:value-type="float" table:style-name="TL Data" office:value-type="float" office:value="1575">
            <text:p>1575</text:p>
          </table:table-cell>
          <table:table-cell table:formula="of:=100*[.G424]/[.H424]" ns41:value-type="float" table:style-name="TL Data" office:value-type="float" office:value="1.96825396825397">
            <text:p>1.97</text:p>
          </table:table-cell>
          <table:table-cell table:formula="of:=100*[.G424]/([.F424]+[.G424])" ns41:value-type="float" table:style-name="TL Data" office:value-type="float" office:value="5.2013422818792">
            <text:p>5.2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SUM([.K424:.M424])" ns41:value-type="float" table:style-name="TL Data" office:value-type="float" office:value="293">
            <text:p>293</text:p>
          </table:table-cell>
          <table:table-cell table:formula="of:=100*[.M424]/[.N424]" ns41:value-type="float" table:style-name="TL Data" office:value-type="float" office:value="0">
            <text:p>0</text:p>
          </table:table-cell>
          <table:table-cell table:formula="of:=100*[.M424]/([.L424]+[.M424])" ns41:value-type="float" table:style-name="TL Data" office:value-type="float" office:value="0">
            <text:p>0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formula="of:=[.H424]+[.N424]+[.Q424]+[.R424]+[.T424]+[.U424]+[.V424]+[.W424]" ns41:value-type="float" table:style-name="TL Data" office:value-type="float" office:value="1942">
            <text:p>19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iddelburg</text:p>
          </table:table-cell>
          <table:table-cell table:style-name="TL RowHeader"/>
          <table:table-cell table:style-name="ce23"/>
          <table:table-cell ns41:value-type="float" table:style-name="TL Data" office:value="18468" office:value-type="float">
            <text:p>18468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2789" office:value-type="float">
            <text:p>2789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425:.G425])" ns41:value-type="float" table:style-name="TL Data" office:value-type="float" office:value="3859">
            <text:p>3859</text:p>
          </table:table-cell>
          <table:table-cell table:formula="of:=100*[.G425]/[.H425]" ns41:value-type="float" table:style-name="TL Data" office:value-type="float" office:value="0.829230370562322">
            <text:p>0.83</text:p>
          </table:table-cell>
          <table:table-cell table:formula="of:=100*[.G425]/([.F425]+[.G425])" ns41:value-type="float" table:style-name="TL Data" office:value-type="float" office:value="1.1343495214463">
            <text:p>1.1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" office:value-type="float">
            <text:p>5</text:p>
          </table:table-cell>
          <table:table-cell table:formula="of:=SUM([.K425:.M425])" ns41:value-type="float" table:style-name="TL Data" office:value-type="float" office:value="808">
            <text:p>808</text:p>
          </table:table-cell>
          <table:table-cell table:formula="of:=100*[.M425]/[.N425]" ns41:value-type="float" table:style-name="TL Data" office:value-type="float" office:value="0.618811881188119">
            <text:p>0.62</text:p>
          </table:table-cell>
          <table:table-cell table:formula="of:=100*[.M425]/([.L425]+[.M425])" ns41:value-type="float" table:style-name="TL Data" office:value-type="float" office:value="1.65562913907285">
            <text:p>1.66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formula="of:=[.H425]+[.N425]+[.Q425]+[.R425]+[.T425]+[.U425]+[.V425]+[.W425]" ns41:value-type="float" table:style-name="TL Data" office:value-type="float" office:value="4831">
            <text:p>48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lissingen</text:p>
          </table:table-cell>
          <table:table-cell table:style-name="TL RowHeader"/>
          <table:table-cell table:style-name="ce23"/>
          <table:table-cell ns41:value-type="float" table:style-name="TL Data" office:value="22431" office:value-type="float">
            <text:p>22431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3440" office:value-type="float">
            <text:p>3440</text:p>
          </table:table-cell>
          <table:table-cell ns41:value-type="float" table:style-name="TL Data" office:value="54" office:value-type="float">
            <text:p>54</text:p>
          </table:table-cell>
          <table:table-cell table:formula="of:=SUM([.E426:.G426])" ns41:value-type="float" table:style-name="TL Data" office:value-type="float" office:value="4257">
            <text:p>4257</text:p>
          </table:table-cell>
          <table:table-cell table:formula="of:=100*[.G426]/[.H426]" ns41:value-type="float" table:style-name="TL Data" office:value-type="float" office:value="1.26849894291755">
            <text:p>1.27</text:p>
          </table:table-cell>
          <table:table-cell table:formula="of:=100*[.G426]/([.F426]+[.G426])" ns41:value-type="float" table:style-name="TL Data" office:value-type="float" office:value="1.54550658271322">
            <text:p>1.5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" office:value-type="float">
            <text:p>1</text:p>
          </table:table-cell>
          <table:table-cell table:formula="of:=SUM([.K426:.M426])" ns41:value-type="float" table:style-name="TL Data" office:value-type="float" office:value="606">
            <text:p>606</text:p>
          </table:table-cell>
          <table:table-cell table:formula="of:=100*[.M426]/[.N426]" ns41:value-type="float" table:style-name="TL Data" office:value-type="float" office:value="0.165016501650165">
            <office:annotation draw:style-name="gr1" svg:height="0.926cm" draw:caption-point-y="1.067cm" svg:width="2.52cm" svg:x="27.268cm" draw:caption-point-x="0.829cm" svg:y="193.358cm" draw:text-style-name="P1">
              <dc:creator>CDM</dc:creator>
              <dc:date>2014-12-12T00:00:00</dc:date>
              <text:p text:style-name="P1"><text:span text:style-name="T1">0,16</text:span></text:p>
              <text:p text:style-name="P1"><text:span text:style-name="T2"/></text:p>
            </office:annotation>
            <text:p>0.17</text:p>
          </table:table-cell>
          <table:table-cell table:formula="of:=100*[.M426]/([.L426]+[.M426])" ns41:value-type="float" table:style-name="TL Data" office:value-type="float" office:value="0.308641975308642">
            <text:p>0.31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6"/>
          <table:table-cell table:formula="of:=[.H426]+[.N426]+[.Q426]+[.R426]+[.T426]+[.U426]+[.V426]+[.W426]" ns41:value-type="float" table:style-name="TL Data" office:value-type="float" office:value="4965">
            <text:p>4965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64" office:value-type="float">
            <text:p>6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enrij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SUM([.E427:.G427])" ns41:value-type="float" table:style-name="TL Data" office:value-type="float" office:value="34">
            <text:p>34</text:p>
          </table:table-cell>
          <table:table-cell table:formula="of:=100*[.G427]/[.H427]" ns41:value-type="float" table:style-name="TL Data" office:value-type="float" office:value="0">
            <text:p>0.00</text:p>
          </table:table-cell>
          <table:table-cell table:formula="of:=100*[.G427]/([.F427]+[.G427])" ns41:value-type="float" table:style-name="TL Data" office:value-type="float" office:value="0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SUM([.K427:.M427])" ns41:value-type="float" table:style-name="TL Data" office:value-type="float" office:value="2">
            <text:p>2</text:p>
          </table:table-cell>
          <table:table-cell table:formula="of:=100*[.M427]/[.N427]" ns41:value-type="float" table:style-name="TL Data" office:value-type="float" office:value="0">
            <text:p>0</text:p>
          </table:table-cell>
          <table:table-cell table:formula="of:=100*[.M427]/([.L427]+[.M427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427]+[.N427]+[.Q427]+[.R427]+[.T427]+[.U427]+[.V427]+[.W427]" ns41:value-type="float" table:style-name="TL Data" office:value-type="float" office:value="36">
            <text:p>3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ijsenburg</text:p>
          </table:table-cell>
          <table:table-cell table:style-name="TL RowHeader"/>
          <table:table-cell table:style-name="ce23"/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table:formula="of:=SUM([.E428:.G428])" ns41:value-type="float" table:style-name="TL Data" office:value-type="float" office:value="161">
            <text:p>161</text:p>
          </table:table-cell>
          <table:table-cell table:formula="of:=100*[.G428]/[.H428]" ns41:value-type="float" table:style-name="TL Data" office:value-type="float" office:value="1.24223602484472">
            <text:p>1.24</text:p>
          </table:table-cell>
          <table:table-cell table:formula="of:=100*[.G428]/([.F428]+[.G428])" ns41:value-type="float" table:style-name="TL Data" office:value-type="float" office:value="1.94174757281553">
            <text:p>1.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SUM([.K428:.M428])" ns41:value-type="float" table:style-name="TL Data" office:value-type="float" office:value="33">
            <text:p>33</text:p>
          </table:table-cell>
          <table:table-cell table:formula="of:=100*[.M428]/[.N428]" ns41:value-type="float" table:style-name="TL Data" office:value-type="float" office:value="0">
            <text:p>0</text:p>
          </table:table-cell>
          <table:table-cell table:formula="of:=100*[.M428]/([.L428]+[.M428])" ns41:value-type="float" table:style-name="TL Data" office:value-type="float" office:value="0">
            <text:p>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[.H428]+[.N428]+[.Q428]+[.R428]+[.T428]+[.U428]+[.V428]+[.W428]" ns41:value-type="float" table:style-name="TL Data" office:value-type="float" office:value="212">
            <text:p>21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reukelen St. Pieter</text:p>
          </table:table-cell>
          <table:table-cell table:style-name="TL RowHeader"/>
          <table:table-cell table:style-name="ce23"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" office:value-type="float">
            <text:p>9</text:p>
          </table:table-cell>
          <table:table-cell table:formula="of:=SUM([.E429:.G429])" ns41:value-type="float" table:style-name="TL Data" office:value-type="float" office:value="112">
            <text:p>112</text:p>
          </table:table-cell>
          <table:table-cell table:formula="of:=100*[.G429]/[.H429]" ns41:value-type="float" table:style-name="TL Data" office:value-type="float" office:value="8.03571428571429">
            <office:annotation draw:style-name="gr1" svg:height="0.687cm" draw:caption-point-y="1.068cm" svg:width="2.156cm" svg:x="16.529cm" draw:caption-point-x="0.269cm" svg:y="194.707cm" draw:text-style-name="P1">
              <dc:creator>CDM</dc:creator>
              <dc:date>2014-12-12T00:00:00</dc:date>
              <text:p text:style-name="P1"><text:span text:style-name="T1">8,06</text:span></text:p>
              <text:p text:style-name="P1"><text:span text:style-name="T2"/></text:p>
            </office:annotation>
            <text:p>8.04</text:p>
          </table:table-cell>
          <table:table-cell table:formula="of:=100*[.G429]/([.F429]+[.G429])" ns41:value-type="float" table:style-name="TL Data" office:value-type="float" office:value="12.8571428571429">
            <text:p>12.8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K429:.M429])" ns41:value-type="float" table:style-name="TL Data" office:value-type="float" office:value="16">
            <text:p>16</text:p>
          </table:table-cell>
          <table:table-cell table:formula="of:=100*[.M429]/[.N429]" ns41:value-type="float" table:style-name="TL Data" office:value-type="float" office:value="0">
            <text:p>0</text:p>
          </table:table-cell>
          <table:table-cell table:formula="of:=100*[.M429]/([.L429]+[.M429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429]+[.N429]+[.Q429]+[.R429]+[.T429]+[.U429]+[.V429]+[.W429]" ns41:value-type="float" table:style-name="TL Data" office:value-type="float" office:value="128">
            <text:p>12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ontfoort</text:p>
          </table:table-cell>
          <table:table-cell table:style-name="TL RowHeader"/>
          <table:table-cell table:style-name="ce23"/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" office:value-type="float">
            <text:p>3</text:p>
          </table:table-cell>
          <table:table-cell table:formula="of:=SUM([.E430:.G430])" ns41:value-type="float" table:style-name="TL Data" office:value-type="float" office:value="262">
            <text:p>262</text:p>
          </table:table-cell>
          <table:table-cell table:formula="of:=100*[.G430]/[.H430]" ns41:value-type="float" table:style-name="TL Data" office:value-type="float" office:value="1.14503816793893">
            <text:p>1.15</text:p>
          </table:table-cell>
          <table:table-cell table:formula="of:=100*[.G430]/([.F430]+[.G430])" ns41:value-type="float" table:style-name="TL Data" office:value-type="float" office:value="1.5625">
            <text:p>1.5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SUM([.K430:.M430])" ns41:value-type="float" table:style-name="TL Data" office:value-type="float" office:value="115">
            <text:p>115</text:p>
          </table:table-cell>
          <table:table-cell table:formula="of:=100*[.M430]/[.N430]" ns41:value-type="float" table:style-name="TL Data" office:value-type="float" office:value="0">
            <text:p>0</text:p>
          </table:table-cell>
          <table:table-cell table:formula="of:=100*[.M430]/([.L430]+[.M430])" ns41:value-type="float" table:style-name="TL Data" office:value-type="float" office:value="0">
            <text:p>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table:formula="of:=[.H430]+[.N430]+[.Q430]+[.R430]+[.T430]+[.U430]+[.V430]+[.W430]" ns41:value-type="float" table:style-name="TL Data" office:value-type="float" office:value="398">
            <text:p>3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rmel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table:formula="of:=SUM([.E431:.G431])" ns41:value-type="float" table:style-name="TL Data" office:value-type="float" office:value="135">
            <text:p>135</text:p>
          </table:table-cell>
          <table:table-cell table:formula="of:=100*[.G431]/[.H431]" ns41:value-type="float" table:style-name="TL Data" office:value-type="float" office:value="0">
            <text:p>0.00</text:p>
          </table:table-cell>
          <table:table-cell table:formula="of:=100*[.G431]/([.F431]+[.G431])" ns41:value-type="float" table:style-name="TL Data" office:value-type="float" office:value="0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K431:.M431])" ns41:value-type="float" table:style-name="TL Data" office:value-type="float" office:value="60">
            <text:p>60</text:p>
          </table:table-cell>
          <table:table-cell table:formula="of:=100*[.M431]/[.N431]" ns41:value-type="float" table:style-name="TL Data" office:value-type="float" office:value="0">
            <text:p>0</text:p>
          </table:table-cell>
          <table:table-cell table:formula="of:=100*[.M431]/([.L431]+[.M431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431]+[.N431]+[.Q431]+[.R431]+[.T431]+[.U431]+[.V431]+[.W431]" ns41:value-type="float" table:style-name="TL Data" office:value-type="float" office:value="195">
            <text:p>19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amerik</text:p>
          </table:table-cell>
          <table:table-cell table:style-name="TL RowHeader"/>
          <table:table-cell table:style-name="ce23"/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formula="of:=SUM([.E432:.G432])" ns41:value-type="float" table:style-name="TL Data" office:value-type="float" office:value="115">
            <text:p>115</text:p>
          </table:table-cell>
          <table:table-cell table:formula="of:=100*[.G432]/[.H432]" ns41:value-type="float" table:style-name="TL Data" office:value-type="float" office:value="0.869565217391304">
            <text:p>0.87</text:p>
          </table:table-cell>
          <table:table-cell table:formula="of:=100*[.G432]/([.F432]+[.G432])" ns41:value-type="float" table:style-name="TL Data" office:value-type="float" office:value="1.31578947368421">
            <text:p>1.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432:.M432])" ns41:value-type="float" table:style-name="TL Data" office:value-type="float" office:value="28">
            <text:p>28</text:p>
          </table:table-cell>
          <table:table-cell table:formula="of:=100*[.M432]/[.N432]" ns41:value-type="float" table:style-name="TL Data" office:value-type="float" office:value="0">
            <text:p>0</text:p>
          </table:table-cell>
          <table:table-cell table:formula="of:=100*[.M432]/([.L432]+[.M432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432]+[.N432]+[.Q432]+[.R432]+[.T432]+[.U432]+[.V432]+[.W432]" ns41:value-type="float" table:style-name="TL Data" office:value-type="float" office:value="143">
            <text:p>14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leut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054" office:value-type="float">
            <text:p>205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/>
          <table:table-cell table:formula="of:=SUM([.E433:.G433])" ns41:value-type="float" table:style-name="TL Data" office:value-type="float" office:value="186">
            <text:p>186</text:p>
          </table:table-cell>
          <table:table-cell table:formula="of:=100*[.G433]/[.H433]" ns41:value-type="float" table:style-name="TL Data" office:value-type="float" office:value="0">
            <text:p>0.00</text:p>
          </table:table-cell>
          <table:table-cell table:formula="of:=100*[.G433]/([.F433]+[.G433])" ns41:value-type="float" table:style-name="TL Data" office:value-type="float" office:value="0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SUM([.K433:.M433])" ns41:value-type="float" table:style-name="TL Data" office:value-type="float" office:value="75">
            <text:p>75</text:p>
          </table:table-cell>
          <table:table-cell table:formula="of:=100*[.M433]/[.N433]" ns41:value-type="float" table:style-name="TL Data" office:value-type="float" office:value="0">
            <text:p>0</text:p>
          </table:table-cell>
          <table:table-cell table:formula="of:=100*[.M433]/([.L433]+[.M433])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433]+[.N433]+[.Q433]+[.R433]+[.T433]+[.U433]+[.V433]+[.W433]" ns41:value-type="float" table:style-name="TL Data" office:value-type="float" office:value="265">
            <text:p>265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uten</text:p>
          </table:table-cell>
          <table:table-cell table:style-name="TL RowHeader"/>
          <table:table-cell table:style-name="ce23"/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434:.G434])" ns41:value-type="float" table:style-name="TL Data" office:value-type="float" office:value="373">
            <text:p>373</text:p>
          </table:table-cell>
          <table:table-cell table:formula="of:=100*[.G434]/[.H434]" ns41:value-type="float" table:style-name="TL Data" office:value-type="float" office:value="3.75335120643432">
            <text:p>3.75</text:p>
          </table:table-cell>
          <table:table-cell table:formula="of:=100*[.G434]/([.F434]+[.G434])" ns41:value-type="float" table:style-name="TL Data" office:value-type="float" office:value="5.90717299578059">
            <text:p>5.9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K434:.M434])" ns41:value-type="float" table:style-name="TL Data" office:value-type="float" office:value="33">
            <text:p>33</text:p>
          </table:table-cell>
          <table:table-cell table:formula="of:=100*[.M434]/[.N434]" ns41:value-type="float" table:style-name="TL Data" office:value-type="float" office:value="0">
            <text:p>0</text:p>
          </table:table-cell>
          <table:table-cell table:formula="of:=100*[.M434]/([.L434]+[.M434])" ns41:value-type="float" table:style-name="TL Data" office:value-type="float" office:value="0">
            <text:p>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table:formula="of:=[.H434]+[.N434]+[.Q434]+[.R434]+[.T434]+[.U434]+[.V434]+[.W434]" ns41:value-type="float" table:style-name="TL Data" office:value-type="float" office:value="437">
            <text:p>43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erongen</text:p>
          </table:table-cell>
          <table:table-cell table:style-name="TL RowHeader"/>
          <table:table-cell table:style-name="ce23"/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/>
          <table:table-cell table:formula="of:=SUM([.E435:.G435])" ns41:value-type="float" table:style-name="TL Data" office:value-type="float" office:value="386">
            <text:p>386</text:p>
          </table:table-cell>
          <table:table-cell table:formula="of:=100*[.G435]/[.H435]" ns41:value-type="float" table:style-name="TL Data" office:value-type="float" office:value="0">
            <text:p>0.00</text:p>
          </table:table-cell>
          <table:table-cell table:formula="of:=100*[.G435]/([.F435]+[.G435])" ns41:value-type="float" table:style-name="TL Data" office:value-type="float" office:value="0">
            <text:p>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formula="of:=SUM([.K435:.M435])" ns41:value-type="float" table:style-name="TL Data" office:value-type="float" office:value="152">
            <text:p>152</text:p>
          </table:table-cell>
          <table:table-cell table:formula="of:=100*[.M435]/[.N435]" ns41:value-type="float" table:style-name="TL Data" office:value-type="float" office:value="0">
            <text:p>0</text:p>
          </table:table-cell>
          <table:table-cell table:formula="of:=100*[.M435]/([.L435]+[.M435])" ns41:value-type="float" table:style-name="TL Data" office:value-type="float" office:value="0">
            <text:p>0</text:p>
          </table:table-cell>
          <table:table-cell table:style-name="TL Data" table:number-columns-repeated="7"/>
          <table:table-cell table:formula="of:=[.H435]+[.N435]+[.Q435]+[.R435]+[.T435]+[.U435]+[.V435]+[.W435]" ns41:value-type="float" table:style-name="TL Data" office:value-type="float" office:value="538">
            <text:p>538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reukelen-Nijenrode</text:p>
          </table:table-cell>
          <table:table-cell table:style-name="TL RowHeader"/>
          <table:table-cell table:style-name="ce23"/>
          <table:table-cell ns41:value-type="float" table:style-name="TL Data" office:value="2482" office:value-type="float">
            <text:p>248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" office:value-type="float">
            <text:p>1</text:p>
          </table:table-cell>
          <table:table-cell table:formula="of:=SUM([.E436:.G436])" ns41:value-type="float" table:style-name="TL Data" office:value-type="float" office:value="347">
            <text:p>347</text:p>
          </table:table-cell>
          <table:table-cell table:formula="of:=100*[.G436]/[.H436]" ns41:value-type="float" table:style-name="TL Data" office:value-type="float" office:value="0.288184438040346">
            <text:p>0.29</text:p>
          </table:table-cell>
          <table:table-cell table:formula="of:=100*[.G436]/([.F436]+[.G436])" ns41:value-type="float" table:style-name="TL Data" office:value-type="float" office:value="0.32258064516129">
            <text:p>0.3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SUM([.K436:.M436])" ns41:value-type="float" table:style-name="TL Data" office:value-type="float" office:value="92">
            <text:p>92</text:p>
          </table:table-cell>
          <table:table-cell table:formula="of:=100*[.M436]/[.N436]" ns41:value-type="float" table:style-name="TL Data" office:value-type="float" office:value="0">
            <text:p>0</text:p>
          </table:table-cell>
          <table:table-cell table:formula="of:=100*[.M436]/([.L436]+[.M436])" ns41:value-type="float" table:style-name="TL Data" office:value-type="float" office:value="0">
            <text:p>0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formula="of:=[.H436]+[.N436]+[.Q436]+[.R436]+[.T436]+[.U436]+[.V436]+[.W436]" ns41:value-type="float" table:style-name="TL Data" office:value-type="float" office:value="442">
            <text:p>44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lnis</text:p>
          </table:table-cell>
          <table:table-cell table:style-name="TL RowHeader"/>
          <table:table-cell table:style-name="ce23"/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" office:value-type="float">
            <text:p>3</text:p>
          </table:table-cell>
          <table:table-cell table:formula="of:=SUM([.E437:.G437])" ns41:value-type="float" table:style-name="TL Data" office:value-type="float" office:value="324">
            <text:p>324</text:p>
          </table:table-cell>
          <table:table-cell table:formula="of:=100*[.G437]/[.H437]" ns41:value-type="float" table:style-name="TL Data" office:value-type="float" office:value="0.925925925925926">
            <text:p>0.93</text:p>
          </table:table-cell>
          <table:table-cell table:formula="of:=100*[.G437]/([.F437]+[.G437])" ns41:value-type="float" table:style-name="TL Data" office:value-type="float" office:value="1.3953488372093">
            <text:p>1.4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437:.M437])" ns41:value-type="float" table:style-name="TL Data" office:value-type="float" office:value="40">
            <text:p>40</text:p>
          </table:table-cell>
          <table:table-cell table:formula="of:=100*[.M437]/[.N437]" ns41:value-type="float" table:style-name="TL Data" office:value-type="float" office:value="0">
            <text:p>0</text:p>
          </table:table-cell>
          <table:table-cell table:formula="of:=100*[.M437]/([.L437]+[.M437])" ns41:value-type="float" table:style-name="TL Data" office:value-type="float" office:value="0">
            <text:p>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437]+[.N437]+[.Q437]+[.R437]+[.T437]+[.U437]+[.V437]+[.W437]" ns41:value-type="float" table:style-name="TL Data" office:value-type="float" office:value="369">
            <text:p>369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arssen</text:p>
          </table:table-cell>
          <table:table-cell table:style-name="TL RowHeader"/>
          <table:table-cell table:style-name="ce23"/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43" office:value-type="float">
            <text:p>343</text:p>
          </table:table-cell>
          <table:table-cell table:style-name="TL Data"/>
          <table:table-cell table:formula="of:=SUM([.E438:.G438])" ns41:value-type="float" table:style-name="TL Data" office:value-type="float" office:value="437">
            <text:p>437</text:p>
          </table:table-cell>
          <table:table-cell table:formula="of:=100*[.G438]/[.H438]" ns41:value-type="float" table:style-name="TL Data" office:value-type="float" office:value="0">
            <text:p>0.00</text:p>
          </table:table-cell>
          <table:table-cell table:formula="of:=100*[.G438]/([.F438]+[.G438])" ns41:value-type="float" table:style-name="TL Data" office:value-type="float" office:value="0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SUM([.K438:.M438])" ns41:value-type="float" table:style-name="TL Data" office:value-type="float" office:value="121">
            <text:p>121</text:p>
          </table:table-cell>
          <table:table-cell table:formula="of:=100*[.M438]/[.N438]" ns41:value-type="float" table:style-name="TL Data" office:value-type="float" office:value="0">
            <text:p>0</text:p>
          </table:table-cell>
          <table:table-cell table:formula="of:=100*[.M438]/([.L438]+[.M438])" ns41:value-type="float" table:style-name="TL Data" office:value-type="float" office:value="0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438]+[.N438]+[.Q438]+[.R438]+[.T438]+[.U438]+[.V438]+[.W438]" ns41:value-type="float" table:style-name="TL Data" office:value-type="float" office:value="593">
            <text:p>59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artensdijk</text:p>
          </table:table-cell>
          <table:table-cell table:style-name="TL RowHeader"/>
          <table:table-cell table:style-name="ce23"/>
          <table:table-cell ns41:value-type="float" table:style-name="TL Data" office:value="2747" office:value-type="float">
            <text:p>274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" office:value-type="float">
            <text:p>3</text:p>
          </table:table-cell>
          <table:table-cell table:formula="of:=SUM([.E439:.G439])" ns41:value-type="float" table:style-name="TL Data" office:value-type="float" office:value="430">
            <text:p>430</text:p>
          </table:table-cell>
          <table:table-cell table:formula="of:=100*[.G439]/[.H439]" ns41:value-type="float" table:style-name="TL Data" office:value-type="float" office:value="0.697674418604651">
            <text:p>0.70</text:p>
          </table:table-cell>
          <table:table-cell table:formula="of:=100*[.G439]/([.F439]+[.G439])" ns41:value-type="float" table:style-name="TL Data" office:value-type="float" office:value="0.887573964497041">
            <text:p>0.8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table:formula="of:=SUM([.K439:.M439])" ns41:value-type="float" table:style-name="TL Data" office:value-type="float" office:value="176">
            <text:p>176</text:p>
          </table:table-cell>
          <table:table-cell table:formula="of:=100*[.M439]/[.N439]" ns41:value-type="float" table:style-name="TL Data" office:value-type="float" office:value="0">
            <text:p>0</text:p>
          </table:table-cell>
          <table:table-cell table:formula="of:=100*[.M439]/([.L439]+[.M439])" ns41:value-type="float" table:style-name="TL Data" office:value-type="float" office:value="0">
            <text:p>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439]+[.N439]+[.Q439]+[.R439]+[.T439]+[.U439]+[.V439]+[.W439]" ns41:value-type="float" table:style-name="TL Data" office:value-type="float" office:value="616">
            <text:p>6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ogland</text:p>
          </table:table-cell>
          <table:table-cell table:style-name="TL RowHeader"/>
          <table:table-cell table:style-name="ce23"/>
          <table:table-cell ns41:value-type="float" table:style-name="TL Data" office:value="2850" office:value-type="float">
            <text:p>285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table:formula="of:=SUM([.E440:.G440])" ns41:value-type="float" table:style-name="TL Data" office:value-type="float" office:value="237">
            <text:p>237</text:p>
          </table:table-cell>
          <table:table-cell table:formula="of:=100*[.G440]/[.H440]" ns41:value-type="float" table:style-name="TL Data" office:value-type="float" office:value="0">
            <text:p>0.00</text:p>
          </table:table-cell>
          <table:table-cell table:formula="of:=100*[.G440]/([.F440]+[.G440])" ns41:value-type="float" table:style-name="TL Data" office:value-type="float" office:value="0">
            <text:p>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SUM([.K440:.M440])" ns41:value-type="float" table:style-name="TL Data" office:value-type="float" office:value="298">
            <text:p>298</text:p>
          </table:table-cell>
          <table:table-cell table:formula="of:=100*[.M440]/[.N440]" ns41:value-type="float" table:style-name="TL Data" office:value-type="float" office:value="0">
            <text:p>0</text:p>
          </table:table-cell>
          <table:table-cell table:formula="of:=100*[.M440]/([.L440]+[.M440])" ns41:value-type="float" table:style-name="TL Data" office:value-type="float" office:value="0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H440]+[.N440]+[.Q440]+[.R440]+[.T440]+[.U440]+[.V440]+[.W440]" ns41:value-type="float" table:style-name="TL Data" office:value-type="float" office:value="548">
            <text:p>54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oosdrecht</text:p>
          </table:table-cell>
          <table:table-cell table:style-name="TL RowHeader"/>
          <table:table-cell table:style-name="ce23"/>
          <table:table-cell ns41:value-type="float" table:style-name="TL Data" office:value="2914" office:value-type="float">
            <text:p>291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7" office:value-type="float">
            <text:p>7</text:p>
          </table:table-cell>
          <table:table-cell table:formula="of:=SUM([.E441:.G441])" ns41:value-type="float" table:style-name="TL Data" office:value-type="float" office:value="475">
            <text:p>475</text:p>
          </table:table-cell>
          <table:table-cell table:formula="of:=100*[.G441]/[.H441]" ns41:value-type="float" table:style-name="TL Data" office:value-type="float" office:value="1.47368421052632">
            <text:p>1.47</text:p>
          </table:table-cell>
          <table:table-cell table:formula="of:=100*[.G441]/([.F441]+[.G441])" ns41:value-type="float" table:style-name="TL Data" office:value-type="float" office:value="2.09580838323353">
            <text:p>2.1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table:formula="of:=SUM([.K441:.M441])" ns41:value-type="float" table:style-name="TL Data" office:value-type="float" office:value="197">
            <text:p>197</text:p>
          </table:table-cell>
          <table:table-cell table:formula="of:=100*[.M441]/[.N441]" ns41:value-type="float" table:style-name="TL Data" office:value-type="float" office:value="0">
            <text:p>0</text:p>
          </table:table-cell>
          <table:table-cell table:formula="of:=100*[.M441]/([.L441]+[.M441])" ns41:value-type="float" table:style-name="TL Data" office:value-type="float" office:value="0">
            <text:p>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H441]+[.N441]+[.Q441]+[.R441]+[.T441]+[.U441]+[.V441]+[.W441]" ns41:value-type="float" table:style-name="TL Data" office:value-type="float" office:value="705">
            <text:p>70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udenberg</text:p>
          </table:table-cell>
          <table:table-cell table:style-name="TL RowHeader"/>
          <table:table-cell table:style-name="ce23"/>
          <table:table-cell ns41:value-type="float" table:style-name="TL Data" office:value="2971" office:value-type="float">
            <text:p>297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" office:value-type="float">
            <text:p>4</text:p>
          </table:table-cell>
          <table:table-cell table:formula="of:=SUM([.E442:.G442])" ns41:value-type="float" table:style-name="TL Data" office:value-type="float" office:value="242">
            <text:p>242</text:p>
          </table:table-cell>
          <table:table-cell table:formula="of:=100*[.G442]/[.H442]" ns41:value-type="float" table:style-name="TL Data" office:value-type="float" office:value="1.65289256198347">
            <text:p>1.65</text:p>
          </table:table-cell>
          <table:table-cell table:formula="of:=100*[.G442]/([.F442]+[.G442])" ns41:value-type="float" table:style-name="TL Data" office:value-type="float" office:value="2.5">
            <text:p>2.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formula="of:=SUM([.K442:.M442])" ns41:value-type="float" table:style-name="TL Data" office:value-type="float" office:value="66">
            <text:p>66</text:p>
          </table:table-cell>
          <table:table-cell table:formula="of:=100*[.M442]/[.N442]" ns41:value-type="float" table:style-name="TL Data" office:value-type="float" office:value="3.03030303030303">
            <office:annotation draw:style-name="gr1" svg:height="0.847cm" draw:caption-point-y="1.067cm" svg:width="2.074cm" svg:x="27.268cm" draw:caption-point-x="0.829cm" svg:y="200.555cm" draw:text-style-name="P1">
              <dc:creator>CDM</dc:creator>
              <dc:date>2014-12-12T00:00:00</dc:date>
              <text:p text:style-name="P1"><text:span text:style-name="T1">3,33</text:span></text:p>
              <text:p text:style-name="P1"><text:span text:style-name="T2"/></text:p>
            </office:annotation>
            <text:p>3.03</text:p>
          </table:table-cell>
          <table:table-cell table:formula="of:=100*[.M442]/([.L442]+[.M442])" ns41:value-type="float" table:style-name="TL Data" office:value-type="float" office:value="14.2857142857143">
            <office:annotation draw:style-name="gr1" svg:height="0.926cm" draw:caption-point-y="1.067cm" svg:width="2.323cm" svg:x="29.058cm" draw:caption-point-x="1.837cm" svg:y="200.555cm" draw:text-style-name="P1">
              <dc:creator>CDM</dc:creator>
              <dc:date>2014-12-12T00:00:00</dc:date>
              <text:p text:style-name="P1"><text:span text:style-name="T1">14,28</text:span></text:p>
              <text:p text:style-name="P1"><text:span text:style-name="T2"/></text:p>
            </office:annotation>
            <text:p>14.2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442]+[.N442]+[.Q442]+[.R442]+[.T442]+[.U442]+[.V442]+[.W442]" ns41:value-type="float" table:style-name="TL Data" office:value-type="float" office:value="328">
            <text:p>32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oorn</text:p>
          </table:table-cell>
          <table:table-cell table:style-name="TL RowHeader"/>
          <table:table-cell table:style-name="ce23"/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443:.G443])" ns41:value-type="float" table:style-name="TL Data" office:value-type="float" office:value="460">
            <text:p>460</text:p>
          </table:table-cell>
          <table:table-cell table:formula="of:=100*[.G443]/[.H443]" ns41:value-type="float" table:style-name="TL Data" office:value-type="float" office:value="2.39130434782609">
            <text:p>2.39</text:p>
          </table:table-cell>
          <table:table-cell table:formula="of:=100*[.G443]/([.F443]+[.G443])" ns41:value-type="float" table:style-name="TL Data" office:value-type="float" office:value="3.44827586206897">
            <text:p>3.4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formula="of:=SUM([.K443:.M443])" ns41:value-type="float" table:style-name="TL Data" office:value-type="float" office:value="74">
            <text:p>74</text:p>
          </table:table-cell>
          <table:table-cell table:formula="of:=100*[.M443]/[.N443]" ns41:value-type="float" table:style-name="TL Data" office:value-type="float" office:value="1.35135135135135">
            <text:p>1.35</text:p>
          </table:table-cell>
          <table:table-cell table:formula="of:=100*[.M443]/([.L443]+[.M443])" ns41:value-type="float" table:style-name="TL Data" office:value-type="float" office:value="3.57142857142857">
            <text:p>3.5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443]+[.N443]+[.Q443]+[.R443]+[.T443]+[.U443]+[.V443]+[.W443]" ns41:value-type="float" table:style-name="TL Data" office:value-type="float" office:value="561">
            <text:p>5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reeswijk</text:p>
          </table:table-cell>
          <table:table-cell table:style-name="TL RowHeader"/>
          <table:table-cell table:style-name="ce23"/>
          <table:table-cell ns41:value-type="float" table:style-name="TL Data" office:value="3134" office:value-type="float">
            <text:p>313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/>
          <table:table-cell table:formula="of:=SUM([.E444:.G444])" ns41:value-type="float" table:style-name="TL Data" office:value-type="float" office:value="349">
            <text:p>349</text:p>
          </table:table-cell>
          <table:table-cell table:formula="of:=100*[.G444]/[.H444]" ns41:value-type="float" table:style-name="TL Data" office:value-type="float" office:value="0">
            <text:p>0.00</text:p>
          </table:table-cell>
          <table:table-cell table:formula="of:=100*[.G444]/([.F444]+[.G444])" ns41:value-type="float" table:style-name="TL Data" office:value-type="float" office:value="0">
            <text:p>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SUM([.K444:.M444])" ns41:value-type="float" table:style-name="TL Data" office:value-type="float" office:value="91">
            <text:p>91</text:p>
          </table:table-cell>
          <table:table-cell table:formula="of:=100*[.M444]/[.N444]" ns41:value-type="float" table:style-name="TL Data" office:value-type="float" office:value="0">
            <text:p>0</text:p>
          </table:table-cell>
          <table:table-cell table:formula="of:=100*[.M444]/([.L444]+[.M444])" ns41:value-type="float" table:style-name="TL Data" office:value-type="float" office:value="0">
            <text:p>0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444]+[.N444]+[.Q444]+[.R444]+[.T444]+[.U444]+[.V444]+[.W444]" ns41:value-type="float" table:style-name="TL Data" office:value-type="float" office:value="500">
            <text:p>50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jk bij Duurstede</text:p>
          </table:table-cell>
          <table:table-cell table:style-name="TL RowHeader"/>
          <table:table-cell table:style-name="ce23"/>
          <table:table-cell ns41:value-type="float" table:style-name="TL Data" office:value="3259" office:value-type="float">
            <text:p>32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445:.G445])" ns41:value-type="float" table:style-name="TL Data" office:value-type="float" office:value="375">
            <text:p>375</text:p>
          </table:table-cell>
          <table:table-cell table:formula="of:=100*[.G445]/[.H445]" ns41:value-type="float" table:style-name="TL Data" office:value-type="float" office:value="4.53333333333333">
            <text:p>4.53</text:p>
          </table:table-cell>
          <table:table-cell table:formula="of:=100*[.G445]/([.F445]+[.G445])" ns41:value-type="float" table:style-name="TL Data" office:value-type="float" office:value="5.26315789473684">
            <text:p>5.2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formula="of:=SUM([.K445:.M445])" ns41:value-type="float" table:style-name="TL Data" office:value-type="float" office:value="125">
            <text:p>125</text:p>
          </table:table-cell>
          <table:table-cell table:formula="of:=100*[.M445]/[.N445]" ns41:value-type="float" table:style-name="TL Data" office:value-type="float" office:value="0.8">
            <text:p>0.80</text:p>
          </table:table-cell>
          <table:table-cell table:formula="of:=100*[.M445]/([.L445]+[.M445])" ns41:value-type="float" table:style-name="TL Data" office:value-type="float" office:value="2.77777777777778">
            <text:p>2.7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445]+[.N445]+[.Q445]+[.R445]+[.T445]+[.U445]+[.V445]+[.W445]" ns41:value-type="float" table:style-name="TL Data" office:value-type="float" office:value="507">
            <text:p>50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Jutphaas</text:p>
          </table:table-cell>
          <table:table-cell table:style-name="TL RowHeader"/>
          <table:table-cell table:style-name="ce23"/>
          <table:table-cell ns41:value-type="float" table:style-name="TL Data" office:value="3441" office:value-type="float">
            <text:p>344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446:.G446])" ns41:value-type="float" table:style-name="TL Data" office:value-type="float" office:value="378">
            <text:p>378</text:p>
          </table:table-cell>
          <table:table-cell table:formula="of:=100*[.G446]/[.H446]" ns41:value-type="float" table:style-name="TL Data" office:value-type="float" office:value="3.7037037037037">
            <text:p>3.70</text:p>
          </table:table-cell>
          <table:table-cell table:formula="of:=100*[.G446]/([.F446]+[.G446])" ns41:value-type="float" table:style-name="TL Data" office:value-type="float" office:value="4.26829268292683">
            <text:p>4.2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table:formula="of:=SUM([.K446:.M446])" ns41:value-type="float" table:style-name="TL Data" office:value-type="float" office:value="83">
            <text:p>83</text:p>
          </table:table-cell>
          <table:table-cell table:formula="of:=100*[.M446]/[.N446]" ns41:value-type="float" table:style-name="TL Data" office:value-type="float" office:value="7.2289156626506">
            <text:p>7.23</text:p>
          </table:table-cell>
          <table:table-cell table:formula="of:=100*[.M446]/([.L446]+[.M446])" ns41:value-type="float" table:style-name="TL Data" office:value-type="float" office:value="16.6666666666667">
            <text:p>16.67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6"/>
          <table:table-cell table:formula="of:=[.H446]+[.N446]+[.Q446]+[.R446]+[.T446]+[.U446]+[.V446]+[.W446]" ns41:value-type="float" table:style-name="TL Data" office:value-type="float" office:value="573">
            <text:p>57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uilen</text:p>
          </table:table-cell>
          <table:table-cell table:style-name="TL RowHeader"/>
          <table:table-cell table:style-name="ce23"/>
          <table:table-cell ns41:value-type="float" table:style-name="TL Data" office:value="3779" office:value-type="float">
            <text:p>377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5" office:value-type="float">
            <text:p>5</text:p>
          </table:table-cell>
          <table:table-cell table:formula="of:=SUM([.E447:.G447])" ns41:value-type="float" table:style-name="TL Data" office:value-type="float" office:value="738">
            <text:p>738</text:p>
          </table:table-cell>
          <table:table-cell table:formula="of:=100*[.G447]/[.H447]" ns41:value-type="float" table:style-name="TL Data" office:value-type="float" office:value="0.677506775067751">
            <text:p>0.68</text:p>
          </table:table-cell>
          <table:table-cell table:formula="of:=100*[.G447]/([.F447]+[.G447])" ns41:value-type="float" table:style-name="TL Data" office:value-type="float" office:value="0.708215297450425">
            <text:p>0.7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SUM([.K447:.M447])" ns41:value-type="float" table:style-name="TL Data" office:value-type="float" office:value="52">
            <text:p>52</text:p>
          </table:table-cell>
          <table:table-cell table:formula="of:=100*[.M447]/[.N447]" ns41:value-type="float" table:style-name="TL Data" office:value-type="float" office:value="0">
            <text:p>0.00</text:p>
          </table:table-cell>
          <table:table-cell table:formula="of:=100*[.M447]/([.L447]+[.M447])" ns41:value-type="float" table:style-name="TL Data" office:value-type="float" office:value="0">
            <text:p>0.0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table:formula="of:=[.H447]+[.N447]+[.Q447]+[.R447]+[.T447]+[.U447]+[.V447]+[.W447]" ns41:value-type="float" table:style-name="TL Data" office:value-type="float" office:value="824">
            <text:p>82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unschoten</text:p>
          </table:table-cell>
          <table:table-cell table:style-name="TL RowHeader"/>
          <table:table-cell table:style-name="ce23"/>
          <table:table-cell ns41:value-type="float" table:style-name="TL Data" office:value="3976" office:value-type="float">
            <text:p>397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5" office:value-type="float">
            <text:p>5</text:p>
          </table:table-cell>
          <table:table-cell table:formula="of:=SUM([.E448:.G448])" ns41:value-type="float" table:style-name="TL Data" office:value-type="float" office:value="576">
            <text:p>576</text:p>
          </table:table-cell>
          <table:table-cell table:formula="of:=100*[.G448]/[.H448]" ns41:value-type="float" table:style-name="TL Data" office:value-type="float" office:value="0.868055555555556">
            <text:p>0.87</text:p>
          </table:table-cell>
          <table:table-cell table:formula="of:=100*[.G448]/([.F448]+[.G448])" ns41:value-type="float" table:style-name="TL Data" office:value-type="float" office:value="1.32978723404255">
            <text:p>1.3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448:.M448])" ns41:value-type="float" table:style-name="TL Data" office:value-type="float" office:value="241">
            <text:p>241</text:p>
          </table:table-cell>
          <table:table-cell table:formula="of:=100*[.M448]/[.N448]" ns41:value-type="float" table:style-name="TL Data" office:value-type="float" office:value="0">
            <text:p>0.00</text:p>
          </table:table-cell>
          <table:table-cell table:formula="of:=100*[.M448]/([.L448]+[.M448])" ns41:value-type="float" table:style-name="TL Data" office:value-type="float" office:value="0">
            <text:p>0.0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formula="of:=[.H448]+[.N448]+[.Q448]+[.R448]+[.T448]+[.U448]+[.V448]+[.W448]" ns41:value-type="float" table:style-name="TL Data" office:value-type="float" office:value="831">
            <text:p>83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4174" office:value-type="float">
            <text:p>417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/>
          <table:table-cell table:formula="of:=SUM([.E449:.G449])" ns41:value-type="float" table:style-name="TL Data" office:value-type="float" office:value="484">
            <text:p>484</text:p>
          </table:table-cell>
          <table:table-cell table:formula="of:=100*[.G449]/[.H449]" ns41:value-type="float" table:style-name="TL Data" office:value-type="float" office:value="0">
            <text:p>0.00</text:p>
          </table:table-cell>
          <table:table-cell table:formula="of:=100*[.G449]/([.F449]+[.G449])" ns41:value-type="float" table:style-name="TL Data" office:value-type="float" office:value="0">
            <text:p>0.0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SUM([.K449:.M449])" ns41:value-type="float" table:style-name="TL Data" office:value-type="float" office:value="136">
            <text:p>136</text:p>
          </table:table-cell>
          <table:table-cell table:formula="of:=100*[.M449]/[.N449]" ns41:value-type="float" table:style-name="TL Data" office:value-type="float" office:value="0">
            <text:p>0.00</text:p>
          </table:table-cell>
          <table:table-cell table:formula="of:=100*[.M449]/([.L449]+[.M449])" ns41:value-type="float" table:style-name="TL Data" office:value-type="float" office:value="0">
            <text:p>0.0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6"/>
          <table:table-cell table:formula="of:=[.H449]+[.N449]+[.Q449]+[.R449]+[.T449]+[.U449]+[.V449]+[.W449]" ns41:value-type="float" table:style-name="TL Data" office:value-type="float" office:value="655">
            <text:p>6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inkeveen</text:p>
          </table:table-cell>
          <table:table-cell table:style-name="TL RowHeader"/>
          <table:table-cell table:style-name="ce23"/>
          <table:table-cell ns41:value-type="float" table:style-name="TL Data" office:value="4219" office:value-type="float">
            <text:p>421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450:.G450])" ns41:value-type="float" table:style-name="TL Data" office:value-type="float" office:value="543">
            <text:p>543</text:p>
          </table:table-cell>
          <table:table-cell table:formula="of:=100*[.G450]/[.H450]" ns41:value-type="float" table:style-name="TL Data" office:value-type="float" office:value="3.68324125230203">
            <text:p>3.68</text:p>
          </table:table-cell>
          <table:table-cell table:formula="of:=100*[.G450]/([.F450]+[.G450])" ns41:value-type="float" table:style-name="TL Data" office:value-type="float" office:value="5.1150895140665">
            <text:p>5.1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table:formula="of:=SUM([.K450:.M450])" ns41:value-type="float" table:style-name="TL Data" office:value-type="float" office:value="191">
            <text:p>191</text:p>
          </table:table-cell>
          <table:table-cell table:formula="of:=100*[.M450]/[.N450]" ns41:value-type="float" table:style-name="TL Data" office:value-type="float" office:value="0">
            <text:p>0.00</text:p>
          </table:table-cell>
          <table:table-cell table:formula="of:=100*[.M450]/([.L450]+[.M450])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H450]+[.N450]+[.Q450]+[.R450]+[.T450]+[.U450]+[.V450]+[.W450]" ns41:value-type="float" table:style-name="TL Data" office:value-type="float" office:value="736">
            <text:p>73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riebergen</text:p>
          </table:table-cell>
          <table:table-cell table:style-name="TL RowHeader"/>
          <table:table-cell table:style-name="ce23"/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451:.G451])" ns41:value-type="float" table:style-name="TL Data" office:value-type="float" office:value="750">
            <text:p>750</text:p>
          </table:table-cell>
          <table:table-cell table:formula="of:=100*[.G451]/[.H451]" ns41:value-type="float" table:style-name="TL Data" office:value-type="float" office:value="3.86666666666667">
            <text:p>3.87</text:p>
          </table:table-cell>
          <table:table-cell table:formula="of:=100*[.G451]/([.F451]+[.G451])" ns41:value-type="float" table:style-name="TL Data" office:value-type="float" office:value="4.96575342465753">
            <text:p>4.9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table:formula="of:=SUM([.K451:.M451])" ns41:value-type="float" table:style-name="TL Data" office:value-type="float" office:value="191">
            <text:p>191</text:p>
          </table:table-cell>
          <table:table-cell table:formula="of:=100*[.M451]/[.N451]" ns41:value-type="float" table:style-name="TL Data" office:value-type="float" office:value="2.09424083769633">
            <text:p>2.09</text:p>
          </table:table-cell>
          <table:table-cell table:formula="of:=100*[.M451]/([.L451]+[.M451])" ns41:value-type="float" table:style-name="TL Data" office:value-type="float" office:value="3.88349514563107">
            <text:p>3.8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451]+[.N451]+[.Q451]+[.R451]+[.T451]+[.U451]+[.V451]+[.W451]" ns41:value-type="float" table:style-name="TL Data" office:value-type="float" office:value="1019">
            <office:annotation draw:style-name="gr1" svg:height="0.847cm" draw:caption-point-y="1.067cm" svg:width="1.736cm" svg:x="43.38cm" draw:caption-point-x="-0.318cm" svg:y="204.603cm" draw:text-style-name="P1">
              <dc:creator>CDM</dc:creator>
              <dc:date>2014-12-12T00:00:00</dc:date>
              <text:p text:style-name="P1"><text:span text:style-name="T1">1013</text:span></text:p>
              <text:p text:style-name="P1"><text:span text:style-name="T2"/></text:p>
            </office:annotation>
            <text:p>1019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IJsselstei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4486" office:value-type="float">
            <text:p>448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31" office:value-type="float">
            <text:p>431</text:p>
          </table:table-cell>
          <table:table-cell table:style-name="TL Data"/>
          <table:table-cell table:formula="of:=SUM([.E452:.G452])" ns41:value-type="float" table:style-name="TL Data" office:value-type="float" office:value="532">
            <text:p>532</text:p>
          </table:table-cell>
          <table:table-cell table:formula="of:=100*[.G452]/[.H452]" ns41:value-type="float" table:style-name="TL Data" office:value-type="float" office:value="0">
            <text:p>0.00</text:p>
          </table:table-cell>
          <table:table-cell table:formula="of:=100*[.G452]/([.F452]+[.G452])" ns41:value-type="float" table:style-name="TL Data" office:value-type="float" office:value="0">
            <text:p>0.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SUM([.K452:.M452])" ns41:value-type="float" table:style-name="TL Data" office:value-type="float" office:value="72">
            <text:p>72</text:p>
          </table:table-cell>
          <table:table-cell table:formula="of:=100*[.M452]/[.N452]" ns41:value-type="float" table:style-name="TL Data" office:value-type="float" office:value="0">
            <text:p>0.00</text:p>
          </table:table-cell>
          <table:table-cell table:formula="of:=100*[.M452]/([.L452]+[.M452])" ns41:value-type="float" table:style-name="TL Data" office:value-type="float" office:value="0">
            <text:p>0.0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[.H452]+[.N452]+[.Q452]+[.R452]+[.T452]+[.U452]+[.V452]+[.W452]" ns41:value-type="float" table:style-name="TL Data" office:value-type="float" office:value="608">
            <text:p>60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 Bilt</text:p>
          </table:table-cell>
          <table:table-cell table:style-name="TL RowHeader"/>
          <table:table-cell table:style-name="ce23"/>
          <table:table-cell ns41:value-type="float" table:style-name="TL Data" office:value="5362" office:value-type="float">
            <text:p>5362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86" office:value-type="float">
            <text:p>586</text:p>
          </table:table-cell>
          <table:table-cell table:style-name="TL Data"/>
          <table:table-cell table:formula="of:=SUM([.E453:.G453])" ns41:value-type="float" table:style-name="TL Data" office:value-type="float" office:value="1014">
            <text:p>1014</text:p>
          </table:table-cell>
          <table:table-cell table:formula="of:=100*[.G453]/[.H453]" ns41:value-type="float" table:style-name="TL Data" office:value-type="float" office:value="0">
            <text:p>0.00</text:p>
          </table:table-cell>
          <table:table-cell table:formula="of:=100*[.G453]/([.F453]+[.G453])" ns41:value-type="float" table:style-name="TL Data" office:value-type="float" office:value="0">
            <text:p>0.0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SUM([.K453:.M453])" ns41:value-type="float" table:style-name="TL Data" office:value-type="float" office:value="73">
            <text:p>73</text:p>
          </table:table-cell>
          <table:table-cell table:formula="of:=100*[.M453]/[.N453]" ns41:value-type="float" table:style-name="TL Data" office:value-type="float" office:value="0">
            <text:p>0.00</text:p>
          </table:table-cell>
          <table:table-cell table:formula="of:=100*[.M453]/([.L453]+[.M453])" ns41:value-type="float" table:style-name="TL Data" office:value-type="float" office:value="0">
            <text:p>0.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H453]+[.N453]+[.Q453]+[.R453]+[.T453]+[.U453]+[.V453]+[.W453]" ns41:value-type="float" table:style-name="TL Data" office:value-type="float" office:value="1088">
            <text:p>1088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henen</text:p>
          </table:table-cell>
          <table:table-cell table:style-name="TL RowHeader"/>
          <table:table-cell table:style-name="ce23"/>
          <table:table-cell ns41:value-type="float" table:style-name="TL Data" office:value="6426" office:value-type="float">
            <text:p>642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4" office:value-type="float">
            <text:p>4</text:p>
          </table:table-cell>
          <table:table-cell table:formula="of:=SUM([.E454:.G454])" ns41:value-type="float" table:style-name="TL Data" office:value-type="float" office:value="1024">
            <text:p>1024</text:p>
          </table:table-cell>
          <table:table-cell table:formula="of:=100*[.G454]/[.H454]" ns41:value-type="float" table:style-name="TL Data" office:value-type="float" office:value="0.390625">
            <text:p>0.39</text:p>
          </table:table-cell>
          <table:table-cell table:formula="of:=100*[.G454]/([.F454]+[.G454])" ns41:value-type="float" table:style-name="TL Data" office:value-type="float" office:value="0.559440559440559">
            <text:p>0.5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/>
          <table:table-cell table:formula="of:=SUM([.K454:.M454])" ns41:value-type="float" table:style-name="TL Data" office:value-type="float" office:value="348">
            <text:p>348</text:p>
          </table:table-cell>
          <table:table-cell table:formula="of:=100*[.M454]/[.N454]" ns41:value-type="float" table:style-name="TL Data" office:value-type="float" office:value="0">
            <text:p>0.00</text:p>
          </table:table-cell>
          <table:table-cell table:formula="of:=100*[.M454]/([.L454]+[.M454])" ns41:value-type="float" table:style-name="TL Data" office:value-type="float" office:value="0">
            <text:p>0.0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6"/>
          <table:table-cell table:formula="of:=[.H454]+[.N454]+[.Q454]+[.R454]+[.T454]+[.U454]+[.V454]+[.W454]" ns41:value-type="float" table:style-name="TL Data" office:value-type="float" office:value="1423">
            <text:p>142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eenendaal</text:p>
          </table:table-cell>
          <table:table-cell table:style-name="TL RowHeader"/>
          <table:table-cell table:style-name="ce23"/>
          <table:table-cell ns41:value-type="float" table:style-name="TL Data" office:value="6532" office:value-type="float">
            <text:p>653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3" office:value-type="float">
            <text:p>3</text:p>
          </table:table-cell>
          <table:table-cell table:formula="of:=SUM([.E455:.G455])" ns41:value-type="float" table:style-name="TL Data" office:value-type="float" office:value="874">
            <text:p>874</text:p>
          </table:table-cell>
          <table:table-cell table:formula="of:=100*[.G455]/[.H455]" ns41:value-type="float" table:style-name="TL Data" office:value-type="float" office:value="0.34324942791762">
            <text:p>0.34</text:p>
          </table:table-cell>
          <table:table-cell table:formula="of:=100*[.G455]/([.F455]+[.G455])" ns41:value-type="float" table:style-name="TL Data" office:value-type="float" office:value="0.38265306122449">
            <text:p>0.3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/>
          <table:table-cell table:formula="of:=SUM([.K455:.M455])" ns41:value-type="float" table:style-name="TL Data" office:value-type="float" office:value="343">
            <text:p>343</text:p>
          </table:table-cell>
          <table:table-cell table:formula="of:=100*[.M455]/[.N455]" ns41:value-type="float" table:style-name="TL Data" office:value-type="float" office:value="0">
            <text:p>0.00</text:p>
          </table:table-cell>
          <table:table-cell table:formula="of:=100*[.M455]/([.L455]+[.M455])" ns41:value-type="float" table:style-name="TL Data" office:value-type="float" office:value="0">
            <text:p>0.0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H455]+[.N455]+[.Q455]+[.R455]+[.T455]+[.U455]+[.V455]+[.W455]" ns41:value-type="float" table:style-name="TL Data" office:value-type="float" office:value="1246">
            <text:p>12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oest</text:p>
          </table:table-cell>
          <table:table-cell table:style-name="TL RowHeader"/>
          <table:table-cell table:style-name="ce23"/>
          <table:table-cell ns41:value-type="float" table:style-name="TL Data" office:value="7137" office:value-type="float">
            <text:p>7137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456:.G456])" ns41:value-type="float" table:style-name="TL Data" office:value-type="float" office:value="1344">
            <text:p>1344</text:p>
          </table:table-cell>
          <table:table-cell table:formula="of:=100*[.G456]/[.H456]" ns41:value-type="float" table:style-name="TL Data" office:value-type="float" office:value="1.5625">
            <text:p>1.56</text:p>
          </table:table-cell>
          <table:table-cell table:formula="of:=100*[.G456]/([.F456]+[.G456])" ns41:value-type="float" table:style-name="TL Data" office:value-type="float" office:value="3.38709677419355">
            <text:p>3.3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/>
          <table:table-cell table:formula="of:=SUM([.K456:.M456])" ns41:value-type="float" table:style-name="TL Data" office:value-type="float" office:value="264">
            <text:p>264</text:p>
          </table:table-cell>
          <table:table-cell table:formula="of:=100*[.M456]/[.N456]" ns41:value-type="float" table:style-name="TL Data" office:value-type="float" office:value="0">
            <text:p>0.00</text:p>
          </table:table-cell>
          <table:table-cell table:formula="of:=100*[.M456]/([.L456]+[.M456])" ns41:value-type="float" table:style-name="TL Data" office:value-type="float" office:value="0">
            <text:p>0.00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table:formula="of:=[.H456]+[.N456]+[.Q456]+[.R456]+[.T456]+[.U456]+[.V456]+[.W456]" ns41:value-type="float" table:style-name="TL Data" office:value-type="float" office:value="1676">
            <text:p>167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aar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0145" office:value-type="float">
            <text:p>10145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60" office:value-type="float">
            <text:p>60</text:p>
          </table:table-cell>
          <table:table-cell table:formula="of:=SUM([.E457:.G457])" ns41:value-type="float" table:style-name="TL Data" office:value-type="float" office:value="1844">
            <text:p>1844</text:p>
          </table:table-cell>
          <table:table-cell table:formula="of:=100*[.G457]/[.H457]" ns41:value-type="float" table:style-name="TL Data" office:value-type="float" office:value="3.25379609544469">
            <text:p>3.25</text:p>
          </table:table-cell>
          <table:table-cell table:formula="of:=100*[.G457]/([.F457]+[.G457])" ns41:value-type="float" table:style-name="TL Data" office:value-type="float" office:value="4.7808764940239">
            <text:p>4.7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" office:value-type="float">
            <text:p>7</text:p>
          </table:table-cell>
          <table:table-cell table:formula="of:=SUM([.K457:.M457])" ns41:value-type="float" table:style-name="TL Data" office:value-type="float" office:value="296">
            <text:p>296</text:p>
          </table:table-cell>
          <table:table-cell table:formula="of:=100*[.M457]/[.N457]" ns41:value-type="float" table:style-name="TL Data" office:value-type="float" office:value="2.36486486486486">
            <text:p>2.36</text:p>
          </table:table-cell>
          <table:table-cell table:formula="of:=100*[.M457]/([.L457]+[.M457])" ns41:value-type="float" table:style-name="TL Data" office:value-type="float" office:value="5.34351145038168">
            <text:p>5.3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H457]+[.N457]+[.Q457]+[.R457]+[.T457]+[.U457]+[.V457]+[.W457]" ns41:value-type="float" table:style-name="TL Data" office:value-type="float" office:value="2279">
            <text:p>227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eist</text:p>
          </table:table-cell>
          <table:table-cell table:style-name="TL RowHeader"/>
          <table:table-cell table:style-name="ce23"/>
          <table:table-cell ns41:value-type="float" table:style-name="TL Data" office:value="16321" office:value-type="float">
            <text:p>16321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73" office:value-type="float">
            <text:p>73</text:p>
          </table:table-cell>
          <table:table-cell table:formula="of:=SUM([.E458:.G458])" ns41:value-type="float" table:style-name="TL Data" office:value-type="float" office:value="2643">
            <text:p>2643</text:p>
          </table:table-cell>
          <table:table-cell table:formula="of:=100*[.G458]/[.H458]" ns41:value-type="float" table:style-name="TL Data" office:value-type="float" office:value="2.7620128641695">
            <text:p>2.76</text:p>
          </table:table-cell>
          <table:table-cell table:formula="of:=100*[.G458]/([.F458]+[.G458])" ns41:value-type="float" table:style-name="TL Data" office:value-type="float" office:value="3.78042465044019">
            <text:p>3.7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54" office:value-type="float">
            <text:p>354</text:p>
          </table:table-cell>
          <table:table-cell table:style-name="TL Data"/>
          <table:table-cell table:formula="of:=SUM([.K458:.M458])" ns41:value-type="float" table:style-name="TL Data" office:value-type="float" office:value="513">
            <text:p>513</text:p>
          </table:table-cell>
          <table:table-cell table:formula="of:=100*[.M458]/[.N458]" ns41:value-type="float" table:style-name="TL Data" office:value-type="float" office:value="0">
            <text:p>0.00</text:p>
          </table:table-cell>
          <table:table-cell table:formula="of:=100*[.M458]/([.L458]+[.M458])" ns41:value-type="float" table:style-name="TL Data" office:value-type="float" office:value="0">
            <text:p>0.00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H458]+[.N458]+[.Q458]+[.R458]+[.T458]+[.U458]+[.V458]+[.W458]" ns41:value-type="float" table:style-name="TL Data" office:value-type="float" office:value="3383">
            <text:p>338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ersfoort</text:p>
          </table:table-cell>
          <table:table-cell table:style-name="TL RowHeader"/>
          <table:table-cell table:style-name="ce23"/>
          <table:table-cell ns41:value-type="float" table:style-name="TL Data" office:value="29736" office:value-type="float">
            <text:p>29736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3889" office:value-type="float">
            <text:p>388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459:.G459])" ns41:value-type="float" table:style-name="TL Data" office:value-type="float" office:value="4694">
            <text:p>4694</text:p>
          </table:table-cell>
          <table:table-cell table:formula="of:=100*[.G459]/[.H459]" ns41:value-type="float" table:style-name="TL Data" office:value-type="float" office:value="0.532594801874734">
            <text:p>0.53</text:p>
          </table:table-cell>
          <table:table-cell table:formula="of:=100*[.G459]/([.F459]+[.G459])" ns41:value-type="float" table:style-name="TL Data" office:value-type="float" office:value="0.638732754215636">
            <text:p>0.64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" office:value-type="float">
            <text:p>1</text:p>
          </table:table-cell>
          <table:table-cell table:formula="of:=SUM([.K459:.M459])" ns41:value-type="float" table:style-name="TL Data" office:value-type="float" office:value="807">
            <text:p>807</text:p>
          </table:table-cell>
          <table:table-cell table:formula="of:=100*[.M459]/[.N459]" ns41:value-type="float" table:style-name="TL Data" office:value-type="float" office:value="0.123915737298637">
            <text:p>0.12</text:p>
          </table:table-cell>
          <table:table-cell table:formula="of:=100*[.M459]/([.L459]+[.M459])" ns41:value-type="float" table:style-name="TL Data" office:value-type="float" office:value="0.255754475703325">
            <office:annotation draw:style-name="gr1" svg:height="0.687cm" draw:caption-point-y="1.067cm" svg:width="2.323cm" svg:x="29.058cm" draw:caption-point-x="1.837cm" svg:y="208.201cm" draw:text-style-name="P1">
              <dc:creator>CDM</dc:creator>
              <dc:date>2014-12-12T00:00:00</dc:date>
              <text:p text:style-name="P1"><text:span text:style-name="T1">2,56</text:span></text:p>
              <text:p text:style-name="P1"><text:span text:style-name="T2"/></text:p>
            </office:annotation>
            <text:p>0.2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table:formula="of:=[.H459]+[.N459]+[.Q459]+[.R459]+[.T459]+[.U459]+[.V459]+[.W459]" ns41:value-type="float" table:style-name="TL Data" office:value-type="float" office:value="5859">
            <text:p>585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trecht</text:p>
          </table:table-cell>
          <table:table-cell table:style-name="TL RowHeader"/>
          <table:table-cell table:style-name="ce23"/>
          <table:table-cell ns41:value-type="float" table:style-name="TL Data" office:value="136605" office:value-type="float">
            <text:p>136605</text:p>
          </table:table-cell>
          <table:table-cell ns41:value-type="float" table:style-name="TL Data" office:value="2859" office:value-type="float">
            <text:p>2859</text:p>
          </table:table-cell>
          <table:table-cell ns41:value-type="float" table:style-name="TL Data" office:value="21427" office:value-type="float">
            <text:p>21427</text:p>
          </table:table-cell>
          <table:table-cell ns41:value-type="float" table:style-name="TL Data" office:value="73" office:value-type="float">
            <text:p>73</text:p>
          </table:table-cell>
          <table:table-cell table:formula="of:=SUM([.E460:.G460])" ns41:value-type="float" table:style-name="TL Data" office:value-type="float" office:value="24359">
            <text:p>24359</text:p>
          </table:table-cell>
          <table:table-cell table:formula="of:=100*[.G460]/[.H460]" ns41:value-type="float" table:style-name="TL Data" office:value-type="float" office:value="0.299683895069584">
            <text:p>0.30</text:p>
          </table:table-cell>
          <table:table-cell table:formula="of:=100*[.G460]/([.F460]+[.G460])" ns41:value-type="float" table:style-name="TL Data" office:value-type="float" office:value="0.33953488372093">
            <text:p>0.34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12" office:value-type="float">
            <text:p>12</text:p>
          </table:table-cell>
          <table:table-cell table:formula="of:=SUM([.K460:.M460])" ns41:value-type="float" table:style-name="TL Data" office:value-type="float" office:value="3759">
            <text:p>3759</text:p>
          </table:table-cell>
          <table:table-cell table:formula="of:=100*[.M460]/[.N460]" ns41:value-type="float" table:style-name="TL Data" office:value-type="float" office:value="0.319233838786911">
            <text:p>0.32</text:p>
          </table:table-cell>
          <table:table-cell table:formula="of:=100*[.M460]/([.L460]+[.M460])" ns41:value-type="float" table:style-name="TL Data" office:value-type="float" office:value="0.487606663957741">
            <text:p>0.49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table:formula="of:=[.H460]+[.N460]+[.Q460]+[.R460]+[.T460]+[.U460]+[.V460]+[.W460]" ns41:value-type="float" table:style-name="TL Data" office:value-type="float" office:value="29181">
            <text:p>2918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516" office:value-type="float">
            <text:p>5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loten</text:p>
          </table:table-cell>
          <table:table-cell table:style-name="TL RowHeader"/>
          <table:table-cell table:style-name="ce23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table:formula="of:=SUM([.E461:.G461])" ns41:value-type="float" table:style-name="TL Data" office:value-type="float" office:value="129">
            <text:p>129</text:p>
          </table:table-cell>
          <table:table-cell table:formula="of:=100*[.G461]/[.H461]" ns41:value-type="float" table:style-name="TL Data" office:value-type="float" office:value="0">
            <text:p>0.00</text:p>
          </table:table-cell>
          <table:table-cell table:formula="of:=100*[.G461]/([.F461]+[.G461])" ns41:value-type="float" table:style-name="TL Data" office:value-type="float" office:value="0">
            <text:p>0.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K461:.M461])" ns41:value-type="float" table:style-name="TL Data" office:value-type="float" office:value="58">
            <text:p>58</text:p>
          </table:table-cell>
          <table:table-cell table:formula="of:=100*[.M461]/[.N461]" ns41:value-type="float" table:style-name="TL Data" office:value-type="float" office:value="0">
            <text:p>0.00</text:p>
          </table:table-cell>
          <table:table-cell table:formula="of:=100*[.M461]/([.L461]+[.M461])" ns41:value-type="float" table:style-name="TL Data" office:value-type="float" office:value="0">
            <text:p>0.0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formula="of:=[.H461]+[.N461]+[.Q461]+[.R461]+[.T461]+[.U461]+[.V461]+[.W461]" ns41:value-type="float" table:style-name="TL Data" office:value-type="float" office:value="198">
            <text:p>19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avoren</text:p>
          </table:table-cell>
          <table:table-cell table:style-name="TL RowHeader"/>
          <table:table-cell table:style-name="ce23"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table:formula="of:=SUM([.E462:.G462])" ns41:value-type="float" table:style-name="TL Data" office:value-type="float" office:value="147">
            <text:p>147</text:p>
          </table:table-cell>
          <table:table-cell table:formula="of:=100*[.G462]/[.H462]" ns41:value-type="float" table:style-name="TL Data" office:value-type="float" office:value="0">
            <text:p>0.00</text:p>
          </table:table-cell>
          <table:table-cell table:formula="of:=100*[.G462]/([.F462]+[.G462])" ns41:value-type="float" table:style-name="TL Data" office:value-type="float" office:value="0">
            <text:p>0.0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462:.M462])" ns41:value-type="float" table:style-name="TL Data" office:value-type="float" office:value="51">
            <text:p>51</text:p>
          </table:table-cell>
          <table:table-cell table:formula="of:=100*[.M462]/[.N462]" ns41:value-type="float" table:style-name="TL Data" office:value-type="float" office:value="0">
            <text:p>0.00</text:p>
          </table:table-cell>
          <table:table-cell table:formula="of:=100*[.M462]/([.L462]+[.M462])" ns41:value-type="float" table:style-name="TL Data" office:value-type="float" office:value="0">
            <text:p>0.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462]+[.N462]+[.Q462]+[.R462]+[.T462]+[.U462]+[.V462]+[.W462]" ns41:value-type="float" table:style-name="TL Data" office:value-type="float" office:value="208">
            <text:p>20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indeloopen</text:p>
          </table:table-cell>
          <table:table-cell table:style-name="TL RowHeader"/>
          <table:table-cell table:style-name="ce23"/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table:formula="of:=SUM([.E463:.G463])" ns41:value-type="float" table:style-name="TL Data" office:value-type="float" office:value="188">
            <text:p>188</text:p>
          </table:table-cell>
          <table:table-cell table:formula="of:=100*[.G463]/[.H463]" ns41:value-type="float" table:style-name="TL Data" office:value-type="float" office:value="0">
            <text:p>0.00</text:p>
          </table:table-cell>
          <table:table-cell table:formula="of:=100*[.G463]/([.F463]+[.G463])" ns41:value-type="float" table:style-name="TL Data" office:value-type="float" office:value="0">
            <text:p>0.0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463:.M463])" ns41:value-type="float" table:style-name="TL Data" office:value-type="float" office:value="48">
            <text:p>48</text:p>
          </table:table-cell>
          <table:table-cell table:formula="of:=100*[.M463]/[.N463]" ns41:value-type="float" table:style-name="TL Data" office:value-type="float" office:value="0">
            <text:p>0.00</text:p>
          </table:table-cell>
          <table:table-cell table:formula="of:=100*[.M463]/([.L463]+[.M463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463]+[.N463]+[.Q463]+[.R463]+[.T463]+[.U463]+[.V463]+[.W463]" ns41:value-type="float" table:style-name="TL Data" office:value-type="float" office:value="236">
            <text:p>23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IJlst</text:p>
          </table:table-cell>
          <table:table-cell table:style-name="TL RowHeader"/>
          <table:table-cell table:style-name="ce23"/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" office:value-type="float">
            <text:p>1</text:p>
          </table:table-cell>
          <table:table-cell table:formula="of:=SUM([.E464:.G464])" ns41:value-type="float" table:style-name="TL Data" office:value-type="float" office:value="257">
            <text:p>257</text:p>
          </table:table-cell>
          <table:table-cell table:formula="of:=100*[.G464]/[.H464]" ns41:value-type="float" table:style-name="TL Data" office:value-type="float" office:value="0.389105058365759">
            <text:p>0.39</text:p>
          </table:table-cell>
          <table:table-cell table:formula="of:=100*[.G464]/([.F464]+[.G464])" ns41:value-type="float" table:style-name="TL Data" office:value-type="float" office:value="0.588235294117647">
            <text:p>0.5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SUM([.K464:.M464])" ns41:value-type="float" table:style-name="TL Data" office:value-type="float" office:value="103">
            <text:p>103</text:p>
          </table:table-cell>
          <table:table-cell table:formula="of:=100*[.M464]/[.N464]" ns41:value-type="float" table:style-name="TL Data" office:value-type="float" office:value="0">
            <text:p>0.00</text:p>
          </table:table-cell>
          <table:table-cell table:formula="of:=100*[.M464]/([.L464]+[.M464])" ns41:value-type="float" table:style-name="TL Data" office:value-type="float" office:value="0">
            <text:p>0.0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[.H464]+[.N464]+[.Q464]+[.R464]+[.T464]+[.U464]+[.V464]+[.W464]" ns41:value-type="float" table:style-name="TL Data" office:value-type="float" office:value="364">
            <text:p>364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eland</text:p>
          </table:table-cell>
          <table:table-cell table:style-name="TL RowHeader"/>
          <table:table-cell table:style-name="ce23"/>
          <table:table-cell ns41:value-type="float" table:style-name="TL Data" office:value="2081" office:value-type="float">
            <text:p>208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" office:value-type="float">
            <text:p>9</text:p>
          </table:table-cell>
          <table:table-cell table:formula="of:=SUM([.E465:.G465])" ns41:value-type="float" table:style-name="TL Data" office:value-type="float" office:value="249">
            <text:p>249</text:p>
          </table:table-cell>
          <table:table-cell table:formula="of:=100*[.G465]/[.H465]" ns41:value-type="float" table:style-name="TL Data" office:value-type="float" office:value="3.6144578313253">
            <text:p>3.61</text:p>
          </table:table-cell>
          <table:table-cell table:formula="of:=100*[.G465]/([.F465]+[.G465])" ns41:value-type="float" table:style-name="TL Data" office:value-type="float" office:value="8.41121495327103">
            <text:p>8.4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SUM([.K465:.M465])" ns41:value-type="float" table:style-name="TL Data" office:value-type="float" office:value="254">
            <text:p>254</text:p>
          </table:table-cell>
          <table:table-cell table:formula="of:=100*[.M465]/[.N465]" ns41:value-type="float" table:style-name="TL Data" office:value-type="float" office:value="0">
            <text:p>0.00</text:p>
          </table:table-cell>
          <table:table-cell table:formula="of:=100*[.M465]/([.L465]+[.M465])" ns41:value-type="float" table:style-name="TL Data" office:value-type="float" office:value="0">
            <text:p>0.0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6"/>
          <table:table-cell table:formula="of:=[.H465]+[.N465]+[.Q465]+[.R465]+[.T465]+[.U465]+[.V465]+[.W465]" ns41:value-type="float" table:style-name="TL Data" office:value-type="float" office:value="541">
            <text:p>54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auwerderhem</text:p>
          </table:table-cell>
          <table:table-cell table:style-name="TL RowHeader"/>
          <table:table-cell table:style-name="ce23"/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/>
          <table:table-cell table:formula="of:=SUM([.E466:.G466])" ns41:value-type="float" table:style-name="TL Data" office:value-type="float" office:value="451">
            <text:p>451</text:p>
          </table:table-cell>
          <table:table-cell table:formula="of:=100*[.G466]/[.H466]" ns41:value-type="float" table:style-name="TL Data" office:value-type="float" office:value="0">
            <text:p>0.00</text:p>
          </table:table-cell>
          <table:table-cell table:formula="of:=100*[.G466]/([.F466]+[.G466])" ns41:value-type="float" table:style-name="TL Data" office:value-type="float" office:value="0">
            <text:p>0.0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SUM([.K466:.M466])" ns41:value-type="float" table:style-name="TL Data" office:value-type="float" office:value="158">
            <text:p>158</text:p>
          </table:table-cell>
          <table:table-cell table:formula="of:=100*[.M466]/[.N466]" ns41:value-type="float" table:style-name="TL Data" office:value-type="float" office:value="0">
            <text:p>0.00</text:p>
          </table:table-cell>
          <table:table-cell table:formula="of:=100*[.M466]/([.L466]+[.M466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466]+[.N466]+[.Q466]+[.R466]+[.T466]+[.U466]+[.V466]+[.W466]" ns41:value-type="float" table:style-name="TL Data" office:value-type="float" office:value="609">
            <text:p>60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ockum</text:p>
          </table:table-cell>
          <table:table-cell table:style-name="TL RowHeader"/>
          <table:table-cell table:style-name="ce23"/>
          <table:table-cell ns41:value-type="float" table:style-name="TL Data" office:value="3732" office:value-type="float">
            <text:p>373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" office:value-type="float">
            <text:p>2</text:p>
          </table:table-cell>
          <table:table-cell table:formula="of:=SUM([.E467:.G467])" ns41:value-type="float" table:style-name="TL Data" office:value-type="float" office:value="595">
            <text:p>595</text:p>
          </table:table-cell>
          <table:table-cell table:formula="of:=100*[.G467]/[.H467]" ns41:value-type="float" table:style-name="TL Data" office:value-type="float" office:value="0.336134453781513">
            <text:p>0.34</text:p>
          </table:table-cell>
          <table:table-cell table:formula="of:=100*[.G467]/([.F467]+[.G467])" ns41:value-type="float" table:style-name="TL Data" office:value-type="float" office:value="0.519480519480519">
            <text:p>0.5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table:formula="of:=SUM([.K467:.M467])" ns41:value-type="float" table:style-name="TL Data" office:value-type="float" office:value="286">
            <text:p>286</text:p>
          </table:table-cell>
          <table:table-cell table:formula="of:=100*[.M467]/[.N467]" ns41:value-type="float" table:style-name="TL Data" office:value-type="float" office:value="0">
            <text:p>0.00</text:p>
          </table:table-cell>
          <table:table-cell table:formula="of:=100*[.M467]/([.L467]+[.M467])" ns41:value-type="float" table:style-name="TL Data" office:value-type="float" office:value="0">
            <text:p>0.0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H467]+[.N467]+[.Q467]+[.R467]+[.T467]+[.U467]+[.V467]+[.W467]" ns41:value-type="float" table:style-name="TL Data" office:value-type="float" office:value="941">
            <text:p>94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rkum</text:p>
          </table:table-cell>
          <table:table-cell table:style-name="TL RowHeader"/>
          <table:table-cell table:style-name="ce23"/>
          <table:table-cell ns41:value-type="float" table:style-name="TL Data" office:value="4237" office:value-type="float">
            <text:p>423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/>
          <table:table-cell table:formula="of:=SUM([.E468:.G468])" ns41:value-type="float" table:style-name="TL Data" office:value-type="float" office:value="567">
            <text:p>567</text:p>
          </table:table-cell>
          <table:table-cell table:formula="of:=100*[.G468]/[.H468]" ns41:value-type="float" table:style-name="TL Data" office:value-type="float" office:value="0">
            <text:p>0.00</text:p>
          </table:table-cell>
          <table:table-cell table:formula="of:=100*[.G468]/([.F468]+[.G468])" ns41:value-type="float" table:style-name="TL Data" office:value-type="float" office:value="0">
            <text:p>0.0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table:formula="of:=SUM([.K468:.M468])" ns41:value-type="float" table:style-name="TL Data" office:value-type="float" office:value="231">
            <text:p>231</text:p>
          </table:table-cell>
          <table:table-cell table:formula="of:=100*[.M468]/[.N468]" ns41:value-type="float" table:style-name="TL Data" office:value-type="float" office:value="0">
            <text:p>0.00</text:p>
          </table:table-cell>
          <table:table-cell table:formula="of:=100*[.M468]/([.L468]+[.M468])" ns41:value-type="float" table:style-name="TL Data" office:value-type="float" office:value="0">
            <text:p>0.00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6"/>
          <table:table-cell table:formula="of:=[.H468]+[.N468]+[.Q468]+[.R468]+[.T468]+[.U468]+[.V468]+[.W468]" ns41:value-type="float" table:style-name="TL Data" office:value-type="float" office:value="826">
            <text:p>82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engwird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4583" office:value-type="float">
            <text:p>458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87" office:value-type="float">
            <text:p>387</text:p>
          </table:table-cell>
          <table:table-cell table:style-name="TL Data"/>
          <table:table-cell table:formula="of:=SUM([.E469:.G469])" ns41:value-type="float" table:style-name="TL Data" office:value-type="float" office:value="702">
            <text:p>702</text:p>
          </table:table-cell>
          <table:table-cell table:formula="of:=100*[.G469]/[.H469]" ns41:value-type="float" table:style-name="TL Data" office:value-type="float" office:value="0">
            <text:p>0.00</text:p>
          </table:table-cell>
          <table:table-cell table:formula="of:=100*[.G469]/([.F469]+[.G469])" ns41:value-type="float" table:style-name="TL Data" office:value-type="float" office:value="0">
            <text:p>0.0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K469:.M469])" ns41:value-type="float" table:style-name="TL Data" office:value-type="float" office:value="55">
            <text:p>55</text:p>
          </table:table-cell>
          <table:table-cell table:formula="of:=100*[.M469]/[.N469]" ns41:value-type="float" table:style-name="TL Data" office:value-type="float" office:value="0">
            <text:p>0.00</text:p>
          </table:table-cell>
          <table:table-cell table:formula="of:=100*[.M469]/([.L469]+[.M469])" ns41:value-type="float" table:style-name="TL Data" office:value-type="float" office:value="0">
            <text:p>0.00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[.H469]+[.N469]+[.Q469]+[.R469]+[.T469]+[.U469]+[.V469]+[.W469]" ns41:value-type="float" table:style-name="TL Data" office:value-type="float" office:value="817">
            <text:p>817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nnaarderadeel</text:p>
          </table:table-cell>
          <table:table-cell table:style-name="TL RowHeader"/>
          <table:table-cell table:style-name="ce23"/>
          <table:table-cell ns41:value-type="float" table:style-name="TL Data" office:value="5070" office:value-type="float">
            <text:p>507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8" office:value-type="float">
            <text:p>8</text:p>
          </table:table-cell>
          <table:table-cell table:formula="of:=SUM([.E470:.G470])" ns41:value-type="float" table:style-name="TL Data" office:value-type="float" office:value="706">
            <text:p>706</text:p>
          </table:table-cell>
          <table:table-cell table:formula="of:=100*[.G470]/[.H470]" ns41:value-type="float" table:style-name="TL Data" office:value-type="float" office:value="1.13314447592068">
            <text:p>1.13</text:p>
          </table:table-cell>
          <table:table-cell table:formula="of:=100*[.G470]/([.F470]+[.G470])" ns41:value-type="float" table:style-name="TL Data" office:value-type="float" office:value="1.70212765957447">
            <text:p>1.7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formula="of:=SUM([.K470:.M470])" ns41:value-type="float" table:style-name="TL Data" office:value-type="float" office:value="274">
            <text:p>274</text:p>
          </table:table-cell>
          <table:table-cell table:formula="of:=100*[.M470]/[.N470]" ns41:value-type="float" table:style-name="TL Data" office:value-type="float" office:value="0">
            <text:p>0.00</text:p>
          </table:table-cell>
          <table:table-cell table:formula="of:=100*[.M470]/([.L470]+[.M470])" ns41:value-type="float" table:style-name="TL Data" office:value-type="float" office:value="0">
            <text:p>0.00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470]+[.N470]+[.Q470]+[.R470]+[.T470]+[.U470]+[.V470]+[.W470]" ns41:value-type="float" table:style-name="TL Data" office:value-type="float" office:value="1286">
            <text:p>128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8" office:value-type="float">
            <text:p>6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rnelumer c.a.</text:p>
          </table:table-cell>
          <table:table-cell table:style-name="TL RowHeader"/>
          <table:table-cell table:style-name="ce23"/>
          <table:table-cell ns41:value-type="float" table:style-name="TL Data" office:value="5127" office:value-type="float">
            <text:p>512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471:.G471])" ns41:value-type="float" table:style-name="TL Data" office:value-type="float" office:value="720">
            <text:p>720</text:p>
          </table:table-cell>
          <table:table-cell table:formula="of:=100*[.G471]/[.H471]" ns41:value-type="float" table:style-name="TL Data" office:value-type="float" office:value="2.5">
            <text:p>2.50</text:p>
          </table:table-cell>
          <table:table-cell table:formula="of:=100*[.G471]/([.F471]+[.G471])" ns41:value-type="float" table:style-name="TL Data" office:value-type="float" office:value="4.37956204379562">
            <text:p>4.3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formula="of:=SUM([.K471:.M471])" ns41:value-type="float" table:style-name="TL Data" office:value-type="float" office:value="187">
            <text:p>187</text:p>
          </table:table-cell>
          <table:table-cell table:formula="of:=100*[.M471]/[.N471]" ns41:value-type="float" table:style-name="TL Data" office:value-type="float" office:value="0.53475935828877">
            <text:p>0.53</text:p>
          </table:table-cell>
          <table:table-cell table:formula="of:=100*[.M471]/([.L471]+[.M471])" ns41:value-type="float" table:style-name="TL Data" office:value-type="float" office:value="2.7027027027027">
            <text:p>2.7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H471]+[.N471]+[.Q471]+[.R471]+[.T471]+[.U471]+[.V471]+[.W471]" ns41:value-type="float" table:style-name="TL Data" office:value-type="float" office:value="951">
            <text:p>9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Franekeradeel</text:p>
          </table:table-cell>
          <table:table-cell table:style-name="TL RowHeader"/>
          <table:table-cell table:style-name="ce23"/>
          <table:table-cell ns41:value-type="float" table:style-name="TL Data" office:value="5306" office:value-type="float">
            <text:p>530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9" office:value-type="float">
            <text:p>9</text:p>
          </table:table-cell>
          <table:table-cell table:formula="of:=SUM([.E472:.G472])" ns41:value-type="float" table:style-name="TL Data" office:value-type="float" office:value="1109">
            <text:p>1109</text:p>
          </table:table-cell>
          <table:table-cell table:formula="of:=100*[.G472]/[.H472]" ns41:value-type="float" table:style-name="TL Data" office:value-type="float" office:value="0.811541929666366">
            <text:p>0.81</text:p>
          </table:table-cell>
          <table:table-cell table:formula="of:=100*[.G472]/([.F472]+[.G472])" ns41:value-type="float" table:style-name="TL Data" office:value-type="float" office:value="0.992282249173098">
            <text:p>0.9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table:formula="of:=SUM([.K472:.M472])" ns41:value-type="float" table:style-name="TL Data" office:value-type="float" office:value="316">
            <text:p>316</text:p>
          </table:table-cell>
          <table:table-cell table:formula="of:=100*[.M472]/[.N472]" ns41:value-type="float" table:style-name="TL Data" office:value-type="float" office:value="0">
            <text:p>0.00</text:p>
          </table:table-cell>
          <table:table-cell table:formula="of:=100*[.M472]/([.L472]+[.M472])" ns41:value-type="float" table:style-name="TL Data" office:value-type="float" office:value="0">
            <text:p>0.00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formula="of:=[.H472]+[.N472]+[.Q472]+[.R472]+[.T472]+[.U472]+[.V472]+[.W472]" ns41:value-type="float" table:style-name="TL Data" office:value-type="float" office:value="1427">
            <text:p>142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aarderadeel</text:p>
          </table:table-cell>
          <table:table-cell table:style-name="TL RowHeader"/>
          <table:table-cell table:style-name="ce23"/>
          <table:table-cell ns41:value-type="float" table:style-name="TL Data" office:value="5531" office:value-type="float">
            <text:p>553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6" office:value-type="float">
            <text:p>6</text:p>
          </table:table-cell>
          <table:table-cell table:formula="of:=SUM([.E473:.G473])" ns41:value-type="float" table:style-name="TL Data" office:value-type="float" office:value="646">
            <text:p>646</text:p>
          </table:table-cell>
          <table:table-cell table:formula="of:=100*[.G473]/[.H473]" ns41:value-type="float" table:style-name="TL Data" office:value-type="float" office:value="0.928792569659443">
            <text:p>0.93</text:p>
          </table:table-cell>
          <table:table-cell table:formula="of:=100*[.G473]/([.F473]+[.G473])" ns41:value-type="float" table:style-name="TL Data" office:value-type="float" office:value="1.36054421768707">
            <text:p>1.3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K473:.M473])" ns41:value-type="float" table:style-name="TL Data" office:value-type="float" office:value="256">
            <text:p>256</text:p>
          </table:table-cell>
          <table:table-cell table:formula="of:=100*[.M473]/[.N473]" ns41:value-type="float" table:style-name="TL Data" office:value-type="float" office:value="0">
            <text:p>0.00</text:p>
          </table:table-cell>
          <table:table-cell table:formula="of:=100*[.M473]/([.L473]+[.M473])" ns41:value-type="float" table:style-name="TL Data" office:value-type="float" office:value="0">
            <text:p>0.00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73]+[.N473]+[.Q473]+[.R473]+[.T473]+[.U473]+[.V473]+[.W473]" ns41:value-type="float" table:style-name="TL Data" office:value-type="float" office:value="1033">
            <text:p>103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tingeradeel</text:p>
          </table:table-cell>
          <table:table-cell table:style-name="TL RowHeader"/>
          <table:table-cell table:style-name="ce23"/>
          <table:table-cell ns41:value-type="float" table:style-name="TL Data" office:value="5573" office:value-type="float">
            <text:p>5573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58" office:value-type="float">
            <text:p>458</text:p>
          </table:table-cell>
          <table:table-cell table:style-name="TL Data"/>
          <table:table-cell table:formula="of:=SUM([.E474:.G474])" ns41:value-type="float" table:style-name="TL Data" office:value-type="float" office:value="859">
            <text:p>859</text:p>
          </table:table-cell>
          <table:table-cell table:formula="of:=100*[.G474]/[.H474]" ns41:value-type="float" table:style-name="TL Data" office:value-type="float" office:value="0">
            <text:p>0.00</text:p>
          </table:table-cell>
          <table:table-cell table:formula="of:=100*[.G474]/([.F474]+[.G474])" ns41:value-type="float" table:style-name="TL Data" office:value-type="float" office:value="0">
            <text:p>0.0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SUM([.K474:.M474])" ns41:value-type="float" table:style-name="TL Data" office:value-type="float" office:value="277">
            <text:p>277</text:p>
          </table:table-cell>
          <table:table-cell table:formula="of:=100*[.M474]/[.N474]" ns41:value-type="float" table:style-name="TL Data" office:value-type="float" office:value="0">
            <text:p>0.00</text:p>
          </table:table-cell>
          <table:table-cell table:formula="of:=100*[.M474]/([.L474]+[.M474])" ns41:value-type="float" table:style-name="TL Data" office:value-type="float" office:value="0">
            <text:p>0.0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74]+[.N474]+[.Q474]+[.R474]+[.T474]+[.U474]+[.V474]+[.W474]" ns41:value-type="float" table:style-name="TL Data" office:value-type="float" office:value="1174">
            <text:p>11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oniawerstal</text:p>
          </table:table-cell>
          <table:table-cell table:style-name="TL RowHeader"/>
          <table:table-cell table:style-name="ce23"/>
          <table:table-cell ns41:value-type="float" table:style-name="TL Data" office:value="5616" office:value-type="float">
            <text:p>561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7" office:value-type="float">
            <text:p>7</text:p>
          </table:table-cell>
          <table:table-cell table:formula="of:=SUM([.E475:.G475])" ns41:value-type="float" table:style-name="TL Data" office:value-type="float" office:value="623">
            <text:p>623</text:p>
          </table:table-cell>
          <table:table-cell table:formula="of:=100*[.G475]/[.H475]" ns41:value-type="float" table:style-name="TL Data" office:value-type="float" office:value="1.12359550561798">
            <text:p>1.12</text:p>
          </table:table-cell>
          <table:table-cell table:formula="of:=100*[.G475]/([.F475]+[.G475])" ns41:value-type="float" table:style-name="TL Data" office:value-type="float" office:value="1.68269230769231">
            <text:p>1.6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table:formula="of:=SUM([.K475:.M475])" ns41:value-type="float" table:style-name="TL Data" office:value-type="float" office:value="325">
            <text:p>325</text:p>
          </table:table-cell>
          <table:table-cell table:formula="of:=100*[.M475]/[.N475]" ns41:value-type="float" table:style-name="TL Data" office:value-type="float" office:value="0">
            <text:p>0.00</text:p>
          </table:table-cell>
          <table:table-cell table:formula="of:=100*[.M475]/([.L475]+[.M475])" ns41:value-type="float" table:style-name="TL Data" office:value-type="float" office:value="0">
            <text:p>0.00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475]+[.N475]+[.Q475]+[.R475]+[.T475]+[.U475]+[.V475]+[.W475]" ns41:value-type="float" table:style-name="TL Data" office:value-type="float" office:value="977">
            <text:p>97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Idaarderadeel</text:p>
          </table:table-cell>
          <table:table-cell table:style-name="TL RowHeader"/>
          <table:table-cell table:style-name="ce23"/>
          <table:table-cell ns41:value-type="float" table:style-name="TL Data" office:value="5734" office:value-type="float">
            <text:p>573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" office:value-type="float">
            <text:p>4</text:p>
          </table:table-cell>
          <table:table-cell table:formula="of:=SUM([.E476:.G476])" ns41:value-type="float" table:style-name="TL Data" office:value-type="float" office:value="891">
            <text:p>891</text:p>
          </table:table-cell>
          <table:table-cell table:formula="of:=100*[.G476]/[.H476]" ns41:value-type="float" table:style-name="TL Data" office:value-type="float" office:value="0.448933782267116">
            <text:p>0.45</text:p>
          </table:table-cell>
          <table:table-cell table:formula="of:=100*[.G476]/([.F476]+[.G476])" ns41:value-type="float" table:style-name="TL Data" office:value-type="float" office:value="0.759013282732448">
            <text:p>0.7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SUM([.K476:.M476])" ns41:value-type="float" table:style-name="TL Data" office:value-type="float" office:value="263">
            <text:p>263</text:p>
          </table:table-cell>
          <table:table-cell table:formula="of:=100*[.M476]/[.N476]" ns41:value-type="float" table:style-name="TL Data" office:value-type="float" office:value="0">
            <text:p>0.00</text:p>
          </table:table-cell>
          <table:table-cell table:formula="of:=100*[.M476]/([.L476]+[.M476])" ns41:value-type="float" table:style-name="TL Data" office:value-type="float" office:value="0">
            <text:p>0.00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H476]+[.N476]+[.Q476]+[.R476]+[.T476]+[.U476]+[.V476]+[.W476]" ns41:value-type="float" table:style-name="TL Data" office:value-type="float" office:value="1262">
            <text:p>12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aasterland</text:p>
          </table:table-cell>
          <table:table-cell table:style-name="TL RowHeader"/>
          <table:table-cell table:style-name="ce23"/>
          <table:table-cell ns41:value-type="float" table:style-name="TL Data" office:value="6106" office:value-type="float">
            <text:p>610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05" office:value-type="float">
            <text:p>405</text:p>
          </table:table-cell>
          <table:table-cell table:style-name="TL Data"/>
          <table:table-cell table:formula="of:=SUM([.E477:.G477])" ns41:value-type="float" table:style-name="TL Data" office:value-type="float" office:value="615">
            <text:p>615</text:p>
          </table:table-cell>
          <table:table-cell table:formula="of:=100*[.G477]/[.H477]" ns41:value-type="float" table:style-name="TL Data" office:value-type="float" office:value="0">
            <text:p>0.00</text:p>
          </table:table-cell>
          <table:table-cell table:formula="of:=100*[.G477]/([.F477]+[.G477])" ns41:value-type="float" table:style-name="TL Data" office:value-type="float" office:value="0">
            <text:p>0.0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/>
          <table:table-cell table:formula="of:=SUM([.K477:.M477])" ns41:value-type="float" table:style-name="TL Data" office:value-type="float" office:value="349">
            <text:p>349</text:p>
          </table:table-cell>
          <table:table-cell table:formula="of:=100*[.M477]/[.N477]" ns41:value-type="float" table:style-name="TL Data" office:value-type="float" office:value="0">
            <text:p>0.00</text:p>
          </table:table-cell>
          <table:table-cell table:formula="of:=100*[.M477]/([.L477]+[.M477])" ns41:value-type="float" table:style-name="TL Data" office:value-type="float" office:value="0">
            <text:p>0.0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77]+[.N477]+[.Q477]+[.R477]+[.T477]+[.U477]+[.V477]+[.W477]" ns41:value-type="float" table:style-name="TL Data" office:value-type="float" office:value="1022">
            <text:p>10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5" office:value-type="float">
            <text:p>5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lsward</text:p>
          </table:table-cell>
          <table:table-cell table:style-name="TL RowHeader"/>
          <table:table-cell table:style-name="ce23"/>
          <table:table-cell ns41:value-type="float" table:style-name="TL Data" office:value="7314" office:value-type="float">
            <text:p>731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478:.G478])" ns41:value-type="float" table:style-name="TL Data" office:value-type="float" office:value="1263">
            <text:p>1263</text:p>
          </table:table-cell>
          <table:table-cell table:formula="of:=100*[.G478]/[.H478]" ns41:value-type="float" table:style-name="TL Data" office:value-type="float" office:value="0.870942201108472">
            <text:p>0.87</text:p>
          </table:table-cell>
          <table:table-cell table:formula="of:=100*[.G478]/([.F478]+[.G478])" ns41:value-type="float" table:style-name="TL Data" office:value-type="float" office:value="1.22222222222222">
            <text:p>1.2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/>
          <table:table-cell table:formula="of:=SUM([.K478:.M478])" ns41:value-type="float" table:style-name="TL Data" office:value-type="float" office:value="403">
            <text:p>403</text:p>
          </table:table-cell>
          <table:table-cell table:formula="of:=100*[.M478]/[.N478]" ns41:value-type="float" table:style-name="TL Data" office:value-type="float" office:value="0">
            <text:p>0.00</text:p>
          </table:table-cell>
          <table:table-cell table:formula="of:=100*[.M478]/([.L478]+[.M478])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H478]+[.N478]+[.Q478]+[.R478]+[.T478]+[.U478]+[.V478]+[.W478]" ns41:value-type="float" table:style-name="TL Data" office:value-type="float" office:value="1678">
            <text:p>167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7" office:value-type="float">
            <text:p>10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emsterland</text:p>
          </table:table-cell>
          <table:table-cell table:style-name="TL RowHeader"/>
          <table:table-cell table:style-name="ce23"/>
          <table:table-cell ns41:value-type="float" table:style-name="TL Data" office:value="7333" office:value-type="float">
            <text:p>733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" office:value-type="float">
            <text:p>7</text:p>
          </table:table-cell>
          <table:table-cell table:formula="of:=SUM([.E479:.G479])" ns41:value-type="float" table:style-name="TL Data" office:value-type="float" office:value="1092">
            <text:p>1092</text:p>
          </table:table-cell>
          <table:table-cell table:formula="of:=100*[.G479]/[.H479]" ns41:value-type="float" table:style-name="TL Data" office:value-type="float" office:value="0.641025641025641">
            <text:p>0.64</text:p>
          </table:table-cell>
          <table:table-cell table:formula="of:=100*[.G479]/([.F479]+[.G479])" ns41:value-type="float" table:style-name="TL Data" office:value-type="float" office:value="0.902061855670103">
            <text:p>0.9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" office:value-type="float">
            <text:p>1</text:p>
          </table:table-cell>
          <table:table-cell table:formula="of:=SUM([.K479:.M479])" ns41:value-type="float" table:style-name="TL Data" office:value-type="float" office:value="437">
            <text:p>437</text:p>
          </table:table-cell>
          <table:table-cell table:formula="of:=100*[.M479]/[.N479]" ns41:value-type="float" table:style-name="TL Data" office:value-type="float" office:value="0.22883295194508">
            <text:p>0.23</text:p>
          </table:table-cell>
          <table:table-cell table:formula="of:=100*[.M479]/([.L479]+[.M479])" ns41:value-type="float" table:style-name="TL Data" office:value-type="float" office:value="0.591715976331361">
            <text:p>0.5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formula="of:=[.H479]+[.N479]+[.Q479]+[.R479]+[.T479]+[.U479]+[.V479]+[.W479]" ns41:value-type="float" table:style-name="TL Data" office:value-type="float" office:value="1585">
            <text:p>158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Franeker</text:p>
          </table:table-cell>
          <table:table-cell table:style-name="TL RowHeader"/>
          <table:table-cell table:style-name="ce23"/>
          <table:table-cell ns41:value-type="float" table:style-name="TL Data" office:value="7834" office:value-type="float">
            <text:p>7834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986" office:value-type="float">
            <text:p>986</text:p>
          </table:table-cell>
          <table:table-cell table:style-name="TL Data"/>
          <table:table-cell table:formula="of:=SUM([.E480:.G480])" ns41:value-type="float" table:style-name="TL Data" office:value-type="float" office:value="1338">
            <text:p>1338</text:p>
          </table:table-cell>
          <table:table-cell table:formula="of:=100*[.G480]/[.H480]" ns41:value-type="float" table:style-name="TL Data" office:value-type="float" office:value="0">
            <text:p>0.00</text:p>
          </table:table-cell>
          <table:table-cell table:formula="of:=100*[.G480]/([.F480]+[.G480])" ns41:value-type="float" table:style-name="TL Data" office:value-type="float" office:value="0">
            <text:p>0.0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/>
          <table:table-cell table:formula="of:=SUM([.K480:.M480])" ns41:value-type="float" table:style-name="TL Data" office:value-type="float" office:value="375">
            <text:p>375</text:p>
          </table:table-cell>
          <table:table-cell table:formula="of:=100*[.M480]/[.N480]" ns41:value-type="float" table:style-name="TL Data" office:value-type="float" office:value="0">
            <text:p>0.00</text:p>
          </table:table-cell>
          <table:table-cell table:formula="of:=100*[.M480]/([.L480]+[.M480])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[.H480]+[.N480]+[.Q480]+[.R480]+[.T480]+[.U480]+[.V480]+[.W480]" ns41:value-type="float" table:style-name="TL Data" office:value-type="float" office:value="1717">
            <text:p>171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stdongeradeel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7976" office:value-type="float">
            <text:p>7976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" office:value-type="float">
            <text:p>4</text:p>
          </table:table-cell>
          <table:table-cell table:formula="of:=SUM([.E481:.G481])" ns41:value-type="float" table:style-name="TL Data" office:value-type="float" office:value="1055">
            <text:p>1055</text:p>
          </table:table-cell>
          <table:table-cell table:formula="of:=100*[.G481]/[.H481]" ns41:value-type="float" table:style-name="TL Data" office:value-type="float" office:value="0.37914691943128">
            <text:p>0.38</text:p>
          </table:table-cell>
          <table:table-cell table:formula="of:=100*[.G481]/([.F481]+[.G481])" ns41:value-type="float" table:style-name="TL Data" office:value-type="float" office:value="0.813008130081301">
            <text:p>0.8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table:formula="of:=SUM([.K481:.M481])" ns41:value-type="float" table:style-name="TL Data" office:value-type="float" office:value="520">
            <text:p>520</text:p>
          </table:table-cell>
          <table:table-cell table:formula="of:=100*[.M481]/[.N481]" ns41:value-type="float" table:style-name="TL Data" office:value-type="float" office:value="0">
            <text:p>0.00</text:p>
          </table:table-cell>
          <table:table-cell table:formula="of:=100*[.M481]/([.L481]+[.M481])" ns41:value-type="float" table:style-name="TL Data" office:value-type="float" office:value="0">
            <text:p>0.00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table:formula="of:=[.H481]+[.N481]+[.Q481]+[.R481]+[.T481]+[.U481]+[.V481]+[.W481]" ns41:value-type="float" table:style-name="TL Data" office:value-type="float" office:value="1660">
            <text:p>166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arradeel</text:p>
          </table:table-cell>
          <table:table-cell table:style-name="TL RowHeader"/>
          <table:table-cell table:style-name="ce23"/>
          <table:table-cell ns41:value-type="float" table:style-name="TL Data" office:value="8062" office:value-type="float">
            <text:p>8062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214" office:value-type="float">
            <text:p>1214</text:p>
          </table:table-cell>
          <table:table-cell table:style-name="TL Data"/>
          <table:table-cell table:formula="of:=SUM([.E482:.G482])" ns41:value-type="float" table:style-name="TL Data" office:value-type="float" office:value="1649">
            <text:p>1649</text:p>
          </table:table-cell>
          <table:table-cell table:formula="of:=100*[.G482]/[.H482]" ns41:value-type="float" table:style-name="TL Data" office:value-type="float" office:value="0">
            <text:p>0.00</text:p>
          </table:table-cell>
          <table:table-cell table:formula="of:=100*[.G482]/([.F482]+[.G482])" ns41:value-type="float" table:style-name="TL Data" office:value-type="float" office:value="0">
            <text:p>0.0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/>
          <table:table-cell table:formula="of:=SUM([.K482:.M482])" ns41:value-type="float" table:style-name="TL Data" office:value-type="float" office:value="356">
            <text:p>356</text:p>
          </table:table-cell>
          <table:table-cell table:formula="of:=100*[.M482]/[.N482]" ns41:value-type="float" table:style-name="TL Data" office:value-type="float" office:value="0">
            <text:p>0.00</text:p>
          </table:table-cell>
          <table:table-cell table:formula="of:=100*[.M482]/([.L482]+[.M482])" ns41:value-type="float" table:style-name="TL Data" office:value-type="float" office:value="0">
            <text:p>0.00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[.H482]+[.N482]+[.Q482]+[.R482]+[.T482]+[.U482]+[.V482]+[.W482]" ns41:value-type="float" table:style-name="TL Data" office:value-type="float" office:value="2075">
            <text:p>207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skerland</text:p>
          </table:table-cell>
          <table:table-cell table:style-name="TL RowHeader"/>
          <table:table-cell table:style-name="ce23"/>
          <table:table-cell ns41:value-type="float" table:style-name="TL Data" office:value="8094" office:value-type="float">
            <text:p>8094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3" office:value-type="float">
            <text:p>3</text:p>
          </table:table-cell>
          <table:table-cell table:formula="of:=SUM([.E483:.G483])" ns41:value-type="float" table:style-name="TL Data" office:value-type="float" office:value="1298">
            <text:p>1298</text:p>
          </table:table-cell>
          <table:table-cell table:formula="of:=100*[.G483]/[.H483]" ns41:value-type="float" table:style-name="TL Data" office:value-type="float" office:value="0.231124807395994">
            <text:p>0.23</text:p>
          </table:table-cell>
          <table:table-cell table:formula="of:=100*[.G483]/([.F483]+[.G483])" ns41:value-type="float" table:style-name="TL Data" office:value-type="float" office:value="0.416088765603329">
            <text:p>0.4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" office:value-type="float">
            <text:p>1</text:p>
          </table:table-cell>
          <table:table-cell table:formula="of:=SUM([.K483:.M483])" ns41:value-type="float" table:style-name="TL Data" office:value-type="float" office:value="489">
            <text:p>489</text:p>
          </table:table-cell>
          <table:table-cell table:formula="of:=100*[.M483]/[.N483]" ns41:value-type="float" table:style-name="TL Data" office:value-type="float" office:value="0.204498977505112">
            <text:p>0.20</text:p>
          </table:table-cell>
          <table:table-cell table:formula="of:=100*[.M483]/([.L483]+[.M483])" ns41:value-type="float" table:style-name="TL Data" office:value-type="float" office:value="0.510204081632653">
            <text:p>0.51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formula="of:=[.H483]+[.N483]+[.Q483]+[.R483]+[.T483]+[.U483]+[.V483]+[.W483]" ns41:value-type="float" table:style-name="TL Data" office:value-type="float" office:value="1863">
            <text:p>186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Ferwerderadeel</text:p>
          </table:table-cell>
          <table:table-cell table:style-name="TL RowHeader"/>
          <table:table-cell table:style-name="ce23"/>
          <table:table-cell ns41:value-type="float" table:style-name="TL Data" office:value="8554" office:value-type="float">
            <text:p>8554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" office:value-type="float">
            <text:p>1</text:p>
          </table:table-cell>
          <table:table-cell table:formula="of:=SUM([.E484:.G484])" ns41:value-type="float" table:style-name="TL Data" office:value-type="float" office:value="1553">
            <text:p>1553</text:p>
          </table:table-cell>
          <table:table-cell table:formula="of:=100*[.G484]/[.H484]" ns41:value-type="float" table:style-name="TL Data" office:value-type="float" office:value="0.0643915003219575">
            <text:p>0.06</text:p>
          </table:table-cell>
          <table:table-cell table:formula="of:=100*[.G484]/([.F484]+[.G484])" ns41:value-type="float" table:style-name="TL Data" office:value-type="float" office:value="0.110864745011086">
            <text:p>0.1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/>
          <table:table-cell table:formula="of:=SUM([.K484:.M484])" ns41:value-type="float" table:style-name="TL Data" office:value-type="float" office:value="465">
            <text:p>465</text:p>
          </table:table-cell>
          <table:table-cell table:formula="of:=100*[.M484]/[.N484]" ns41:value-type="float" table:style-name="TL Data" office:value-type="float" office:value="0">
            <text:p>0.00</text:p>
          </table:table-cell>
          <table:table-cell table:formula="of:=100*[.M484]/([.L484]+[.M484])" ns41:value-type="float" table:style-name="TL Data" office:value-type="float" office:value="0">
            <text:p>0.00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484]+[.N484]+[.Q484]+[.R484]+[.T484]+[.U484]+[.V484]+[.W484]" ns41:value-type="float" table:style-name="TL Data" office:value-type="float" office:value="2134">
            <text:p>213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ollumerland c.a.</text:p>
          </table:table-cell>
          <table:table-cell table:style-name="TL RowHeader"/>
          <table:table-cell table:style-name="ce23"/>
          <table:table-cell ns41:value-type="float" table:style-name="TL Data" office:value="8630" office:value-type="float">
            <text:p>863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2" office:value-type="float">
            <text:p>2</text:p>
          </table:table-cell>
          <table:table-cell table:formula="of:=SUM([.E485:.G485])" ns41:value-type="float" table:style-name="TL Data" office:value-type="float" office:value="1080">
            <text:p>1080</text:p>
          </table:table-cell>
          <table:table-cell table:formula="of:=100*[.G485]/[.H485]" ns41:value-type="float" table:style-name="TL Data" office:value-type="float" office:value="0.185185185185185">
            <text:p>0.19</text:p>
          </table:table-cell>
          <table:table-cell table:formula="of:=100*[.G485]/([.F485]+[.G485])" ns41:value-type="float" table:style-name="TL Data" office:value-type="float" office:value="0.310077519379845">
            <text:p>0.31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/>
          <table:table-cell table:formula="of:=SUM([.K485:.M485])" ns41:value-type="float" table:style-name="TL Data" office:value-type="float" office:value="877">
            <text:p>877</text:p>
          </table:table-cell>
          <table:table-cell table:formula="of:=100*[.M485]/[.N485]" ns41:value-type="float" table:style-name="TL Data" office:value-type="float" office:value="0">
            <text:p>0.00</text:p>
          </table:table-cell>
          <table:table-cell table:formula="of:=100*[.M485]/([.L485]+[.M485])" ns41:value-type="float" table:style-name="TL Data" office:value-type="float" office:value="0">
            <text:p>0.00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485]+[.N485]+[.Q485]+[.R485]+[.T485]+[.U485]+[.V485]+[.W485]" ns41:value-type="float" table:style-name="TL Data" office:value-type="float" office:value="2067">
            <text:p>20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dongeradeel</text:p>
          </table:table-cell>
          <table:table-cell table:style-name="TL RowHeader"/>
          <table:table-cell table:style-name="ce23"/>
          <table:table-cell ns41:value-type="float" table:style-name="TL Data" office:value="8684" office:value-type="float">
            <text:p>8684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486:.G486])" ns41:value-type="float" table:style-name="TL Data" office:value-type="float" office:value="1074">
            <text:p>1074</text:p>
          </table:table-cell>
          <table:table-cell table:formula="of:=100*[.G486]/[.H486]" ns41:value-type="float" table:style-name="TL Data" office:value-type="float" office:value="1.11731843575419">
            <text:p>1.12</text:p>
          </table:table-cell>
          <table:table-cell table:formula="of:=100*[.G486]/([.F486]+[.G486])" ns41:value-type="float" table:style-name="TL Data" office:value-type="float" office:value="1.9672131147541">
            <text:p>1.97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table:formula="of:=SUM([.K486:.M486])" ns41:value-type="float" table:style-name="TL Data" office:value-type="float" office:value="468">
            <text:p>468</text:p>
          </table:table-cell>
          <table:table-cell table:formula="of:=100*[.M486]/[.N486]" ns41:value-type="float" table:style-name="TL Data" office:value-type="float" office:value="0">
            <text:p>0.00</text:p>
          </table:table-cell>
          <table:table-cell table:formula="of:=100*[.M486]/([.L486]+[.M486])" ns41:value-type="float" table:style-name="TL Data" office:value-type="float" office:value="0">
            <text:p>0.0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formula="of:=[.H486]+[.N486]+[.Q486]+[.R486]+[.T486]+[.U486]+[.V486]+[.W486]" ns41:value-type="float" table:style-name="TL Data" office:value-type="float" office:value="1602">
            <text:p>1602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 Bildt</text:p>
          </table:table-cell>
          <table:table-cell table:style-name="TL RowHeader"/>
          <table:table-cell table:style-name="ce23"/>
          <table:table-cell ns41:value-type="float" table:style-name="TL Data" office:value="8852" office:value-type="float">
            <text:p>8852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7" office:value-type="float">
            <text:p>7</text:p>
          </table:table-cell>
          <table:table-cell table:formula="of:=SUM([.E487:.G487])" ns41:value-type="float" table:style-name="TL Data" office:value-type="float" office:value="1487">
            <text:p>1487</text:p>
          </table:table-cell>
          <table:table-cell table:formula="of:=100*[.G487]/[.H487]" ns41:value-type="float" table:style-name="TL Data" office:value-type="float" office:value="0.470746469401479">
            <text:p>0.47</text:p>
          </table:table-cell>
          <table:table-cell table:formula="of:=100*[.G487]/([.F487]+[.G487])" ns41:value-type="float" table:style-name="TL Data" office:value-type="float" office:value="0.872817955112219">
            <office:annotation draw:style-name="gr1" svg:height="0.74cm" draw:caption-point-y="1.068cm" svg:width="1.763cm" svg:x="18.319cm" draw:caption-point-x="1.276cm" svg:y="220.795cm" draw:text-style-name="P1">
              <dc:creator>CDM</dc:creator>
              <dc:date>2014-12-12T00:00:00</dc:date>
              <text:p text:style-name="P1"><text:span text:style-name="T1">0,86</text:span></text:p>
              <text:p text:style-name="P1"><text:span text:style-name="T2"/></text:p>
            </office:annotation>
            <text:p>0.8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/>
          <table:table-cell table:formula="of:=SUM([.K487:.M487])" ns41:value-type="float" table:style-name="TL Data" office:value-type="float" office:value="572">
            <text:p>572</text:p>
          </table:table-cell>
          <table:table-cell table:formula="of:=100*[.M487]/[.N487]" ns41:value-type="float" table:style-name="TL Data" office:value-type="float" office:value="0">
            <text:p>0.00</text:p>
          </table:table-cell>
          <table:table-cell table:formula="of:=100*[.M487]/([.L487]+[.M487])" ns41:value-type="float" table:style-name="TL Data" office:value-type="float" office:value="0">
            <text:p>0.00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table:formula="of:=[.H487]+[.N487]+[.Q487]+[.R487]+[.T487]+[.U487]+[.V487]+[.W487]" ns41:value-type="float" table:style-name="TL Data" office:value-type="float" office:value="2338">
            <text:p>233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rlingen</text:p>
          </table:table-cell>
          <table:table-cell table:style-name="TL RowHeader"/>
          <table:table-cell table:style-name="ce23"/>
          <table:table-cell ns41:value-type="float" table:style-name="TL Data" office:value="10463" office:value-type="float">
            <text:p>10463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488:.G488])" ns41:value-type="float" table:style-name="TL Data" office:value-type="float" office:value="1852">
            <text:p>1852</text:p>
          </table:table-cell>
          <table:table-cell table:formula="of:=100*[.G488]/[.H488]" ns41:value-type="float" table:style-name="TL Data" office:value-type="float" office:value="0.593952483801296">
            <text:p>0.59</text:p>
          </table:table-cell>
          <table:table-cell table:formula="of:=100*[.G488]/([.F488]+[.G488])" ns41:value-type="float" table:style-name="TL Data" office:value-type="float" office:value="0.735785953177258">
            <text:p>0.7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" office:value-type="float">
            <text:p>3</text:p>
          </table:table-cell>
          <table:table-cell table:formula="of:=SUM([.K488:.M488])" ns41:value-type="float" table:style-name="TL Data" office:value-type="float" office:value="448">
            <text:p>448</text:p>
          </table:table-cell>
          <table:table-cell table:formula="of:=100*[.M488]/[.N488]" ns41:value-type="float" table:style-name="TL Data" office:value-type="float" office:value="0.669642857142857">
            <text:p>0.67</text:p>
          </table:table-cell>
          <table:table-cell table:formula="of:=100*[.M488]/([.L488]+[.M488])" ns41:value-type="float" table:style-name="TL Data" office:value-type="float" office:value="1.89873417721519">
            <text:p>1.90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formula="of:=[.H488]+[.N488]+[.Q488]+[.R488]+[.T488]+[.U488]+[.V488]+[.W488]" ns41:value-type="float" table:style-name="TL Data" office:value-type="float" office:value="2386">
            <text:p>238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enaldumadeel</text:p>
          </table:table-cell>
          <table:table-cell table:style-name="TL RowHeader"/>
          <table:table-cell table:style-name="ce23"/>
          <table:table-cell ns41:value-type="float" table:style-name="TL Data" office:value="10596" office:value-type="float">
            <text:p>10596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9" office:value-type="float">
            <text:p>9</text:p>
          </table:table-cell>
          <table:table-cell table:formula="of:=SUM([.E489:.G489])" ns41:value-type="float" table:style-name="TL Data" office:value-type="float" office:value="1940">
            <text:p>1940</text:p>
          </table:table-cell>
          <table:table-cell table:formula="of:=100*[.G489]/[.H489]" ns41:value-type="float" table:style-name="TL Data" office:value-type="float" office:value="0.463917525773196">
            <text:p>0.46</text:p>
          </table:table-cell>
          <table:table-cell table:formula="of:=100*[.G489]/([.F489]+[.G489])" ns41:value-type="float" table:style-name="TL Data" office:value-type="float" office:value="0.757575757575758">
            <text:p>0.7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formula="of:=SUM([.K489:.M489])" ns41:value-type="float" table:style-name="TL Data" office:value-type="float" office:value="390">
            <text:p>390</text:p>
          </table:table-cell>
          <table:table-cell table:formula="of:=100*[.M489]/[.N489]" ns41:value-type="float" table:style-name="TL Data" office:value-type="float" office:value="0.256410256410256">
            <text:p>0.26</text:p>
          </table:table-cell>
          <table:table-cell table:formula="of:=100*[.M489]/([.L489]+[.M489])" ns41:value-type="float" table:style-name="TL Data" office:value-type="float" office:value="1.05263157894737">
            <text:p>1.05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formula="of:=[.H489]+[.N489]+[.Q489]+[.R489]+[.T489]+[.U489]+[.V489]+[.W489]" ns41:value-type="float" table:style-name="TL Data" office:value-type="float" office:value="2422">
            <text:p>242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9" office:value-type="float">
            <text:p>12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eeuwarderadeel</text:p>
          </table:table-cell>
          <table:table-cell table:style-name="TL RowHeader"/>
          <table:table-cell table:style-name="ce23"/>
          <table:table-cell ns41:value-type="float" table:style-name="TL Data" office:value="12097" office:value-type="float">
            <text:p>12097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8" office:value-type="float">
            <text:p>8</text:p>
          </table:table-cell>
          <table:table-cell table:formula="of:=SUM([.E490:.G490])" ns41:value-type="float" table:style-name="TL Data" office:value-type="float" office:value="2232">
            <text:p>2232</text:p>
          </table:table-cell>
          <table:table-cell table:formula="of:=100*[.G490]/[.H490]" ns41:value-type="float" table:style-name="TL Data" office:value-type="float" office:value="0.3584229390681">
            <text:p>0.36</text:p>
          </table:table-cell>
          <table:table-cell table:formula="of:=100*[.G490]/([.F490]+[.G490])" ns41:value-type="float" table:style-name="TL Data" office:value-type="float" office:value="0.531208499335989">
            <text:p>0.5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52" office:value-type="float">
            <text:p>352</text:p>
          </table:table-cell>
          <table:table-cell table:style-name="TL Data"/>
          <table:table-cell table:formula="of:=SUM([.K490:.M490])" ns41:value-type="float" table:style-name="TL Data" office:value-type="float" office:value="786">
            <text:p>786</text:p>
          </table:table-cell>
          <table:table-cell table:formula="of:=100*[.M490]/[.N490]" ns41:value-type="float" table:style-name="TL Data" office:value-type="float" office:value="0">
            <text:p>0.00</text:p>
          </table:table-cell>
          <table:table-cell table:formula="of:=100*[.M490]/([.L490]+[.M490])" ns41:value-type="float" table:style-name="TL Data" office:value-type="float" office:value="0">
            <text:p>0.00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[.H490]+[.N490]+[.Q490]+[.R490]+[.T490]+[.U490]+[.V490]+[.W490]" ns41:value-type="float" table:style-name="TL Data" office:value-type="float" office:value="3110">
            <text:p>311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jmbritseradeel</text:p>
          </table:table-cell>
          <table:table-cell table:style-name="TL RowHeader"/>
          <table:table-cell table:style-name="ce23"/>
          <table:table-cell ns41:value-type="float" table:style-name="TL Data" office:value="12461" office:value-type="float">
            <text:p>12461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3" office:value-type="float">
            <text:p>3</text:p>
          </table:table-cell>
          <table:table-cell table:formula="of:=SUM([.E491:.G491])" ns41:value-type="float" table:style-name="TL Data" office:value-type="float" office:value="1652">
            <text:p>1652</text:p>
          </table:table-cell>
          <table:table-cell table:formula="of:=100*[.G491]/[.H491]" ns41:value-type="float" table:style-name="TL Data" office:value-type="float" office:value="0.181598062953995">
            <text:p>0.18</text:p>
          </table:table-cell>
          <table:table-cell table:formula="of:=100*[.G491]/([.F491]+[.G491])" ns41:value-type="float" table:style-name="TL Data" office:value-type="float" office:value="0.289855072463768">
            <text:p>0.2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table:formula="of:=SUM([.K491:.M491])" ns41:value-type="float" table:style-name="TL Data" office:value-type="float" office:value="474">
            <text:p>474</text:p>
          </table:table-cell>
          <table:table-cell table:formula="of:=100*[.M491]/[.N491]" ns41:value-type="float" table:style-name="TL Data" office:value-type="float" office:value="0">
            <text:p>0.00</text:p>
          </table:table-cell>
          <table:table-cell table:formula="of:=100*[.M491]/([.L491]+[.M491])" ns41:value-type="float" table:style-name="TL Data" office:value-type="float" office:value="0">
            <text:p>0.00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[.H491]+[.N491]+[.Q491]+[.R491]+[.T491]+[.U491]+[.V491]+[.W491]" ns41:value-type="float" table:style-name="TL Data" office:value-type="float" office:value="2297">
            <text:p>229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3" office:value-type="float">
            <text:p>7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ellingwerf</text:p>
          </table:table-cell>
          <table:table-cell table:style-name="TL RowHeader"/>
          <table:table-cell table:style-name="ce23"/>
          <table:table-cell ns41:value-type="float" table:style-name="TL Data" office:value="12581" office:value-type="float">
            <text:p>12581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4" office:value-type="float">
            <text:p>4</text:p>
          </table:table-cell>
          <table:table-cell table:formula="of:=SUM([.E492:.G492])" ns41:value-type="float" table:style-name="TL Data" office:value-type="float" office:value="1130">
            <text:p>1130</text:p>
          </table:table-cell>
          <table:table-cell table:formula="of:=100*[.G492]/[.H492]" ns41:value-type="float" table:style-name="TL Data" office:value-type="float" office:value="0.353982300884956">
            <text:p>0.35</text:p>
          </table:table-cell>
          <table:table-cell table:formula="of:=100*[.G492]/([.F492]+[.G492])" ns41:value-type="float" table:style-name="TL Data" office:value-type="float" office:value="0.625">
            <office:annotation draw:style-name="gr1" svg:height="0.74cm" draw:caption-point-y="1.068cm" svg:width="1.679cm" svg:x="18.319cm" draw:caption-point-x="1.276cm" svg:y="223.044cm" draw:text-style-name="P1">
              <dc:creator>CDM</dc:creator>
              <dc:date>2014-12-12T00:00:00</dc:date>
              <text:p text:style-name="P1"><text:span text:style-name="T1">0,62</text:span></text:p>
              <text:p text:style-name="P1"><text:span text:style-name="T2"/></text:p>
            </office:annotation>
            <text:p>0.63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463" office:value-type="float">
            <text:p>463</text:p>
          </table:table-cell>
          <table:table-cell table:style-name="TL Data"/>
          <table:table-cell table:formula="of:=SUM([.K492:.M492])" ns41:value-type="float" table:style-name="TL Data" office:value-type="float" office:value="1515">
            <text:p>1515</text:p>
          </table:table-cell>
          <table:table-cell table:formula="of:=100*[.M492]/[.N492]" ns41:value-type="float" table:style-name="TL Data" office:value-type="float" office:value="0">
            <text:p>0.00</text:p>
          </table:table-cell>
          <table:table-cell table:formula="of:=100*[.M492]/([.L492]+[.M492])" ns41:value-type="float" table:style-name="TL Data" office:value-type="float" office:value="0">
            <text:p>0.00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formula="of:=[.H492]+[.N492]+[.Q492]+[.R492]+[.T492]+[.U492]+[.V492]+[.W492]" ns41:value-type="float" table:style-name="TL Data" office:value-type="float" office:value="2742">
            <text:p>27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antumadeel</text:p>
          </table:table-cell>
          <table:table-cell table:style-name="TL RowHeader"/>
          <table:table-cell table:style-name="ce23"/>
          <table:table-cell ns41:value-type="float" table:style-name="TL Data" office:value="13230" office:value-type="float">
            <text:p>13230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716" office:value-type="float">
            <text:p>716</text:p>
          </table:table-cell>
          <table:table-cell table:style-name="TL Data"/>
          <table:table-cell table:formula="of:=SUM([.E493:.G493])" ns41:value-type="float" table:style-name="TL Data" office:value-type="float" office:value="1516">
            <text:p>1516</text:p>
          </table:table-cell>
          <table:table-cell table:formula="of:=100*[.G493]/[.H493]" ns41:value-type="float" table:style-name="TL Data" office:value-type="float" office:value="0">
            <text:p>0.00</text:p>
          </table:table-cell>
          <table:table-cell table:formula="of:=100*[.G493]/([.F493]+[.G493])" ns41:value-type="float" table:style-name="TL Data" office:value-type="float" office:value="0">
            <text:p>0.00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/>
          <table:table-cell table:formula="of:=SUM([.K493:.M493])" ns41:value-type="float" table:style-name="TL Data" office:value-type="float" office:value="1083">
            <text:p>1083</text:p>
          </table:table-cell>
          <table:table-cell table:formula="of:=100*[.M493]/[.N493]" ns41:value-type="float" table:style-name="TL Data" office:value-type="float" office:value="0">
            <text:p>0.00</text:p>
          </table:table-cell>
          <table:table-cell table:formula="of:=100*[.M493]/([.L493]+[.M493])" ns41:value-type="float" table:style-name="TL Data" office:value-type="float" office:value="0">
            <text:p>0.0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[.H493]+[.N493]+[.Q493]+[.R493]+[.T493]+[.U493]+[.V493]+[.W493]" ns41:value-type="float" table:style-name="TL Data" office:value-type="float" office:value="2691">
            <text:p>269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onseradeel</text:p>
          </table:table-cell>
          <table:table-cell table:style-name="TL RowHeader"/>
          <table:table-cell table:style-name="ce23"/>
          <table:table-cell ns41:value-type="float" table:style-name="TL Data" office:value="13295" office:value-type="float">
            <text:p>13295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2" office:value-type="float">
            <text:p>2</text:p>
          </table:table-cell>
          <table:table-cell table:formula="of:=SUM([.E494:.G494])" ns41:value-type="float" table:style-name="TL Data" office:value-type="float" office:value="1785">
            <text:p>1785</text:p>
          </table:table-cell>
          <table:table-cell table:formula="of:=100*[.G494]/[.H494]" ns41:value-type="float" table:style-name="TL Data" office:value-type="float" office:value="0.112044817927171">
            <text:p>0.11</text:p>
          </table:table-cell>
          <table:table-cell table:formula="of:=100*[.G494]/([.F494]+[.G494])" ns41:value-type="float" table:style-name="TL Data" office:value-type="float" office:value="0.169204737732657">
            <text:p>0.17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/>
          <table:table-cell table:formula="of:=SUM([.K494:.M494])" ns41:value-type="float" table:style-name="TL Data" office:value-type="float" office:value="746">
            <text:p>746</text:p>
          </table:table-cell>
          <table:table-cell table:formula="of:=100*[.M494]/[.N494]" ns41:value-type="float" table:style-name="TL Data" office:value-type="float" office:value="0">
            <text:p>0.00</text:p>
          </table:table-cell>
          <table:table-cell table:formula="of:=100*[.M494]/([.L494]+[.M494])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H494]+[.N494]+[.Q494]+[.R494]+[.T494]+[.U494]+[.V494]+[.W494]" ns41:value-type="float" table:style-name="TL Data" office:value-type="float" office:value="2535">
            <text:p>253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0" office:value-type="float">
            <text:p>12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neek</text:p>
          </table:table-cell>
          <table:table-cell table:style-name="TL RowHeader"/>
          <table:table-cell table:style-name="ce23"/>
          <table:table-cell ns41:value-type="float" table:style-name="TL Data" office:value="13647" office:value-type="float">
            <text:p>13647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691" office:value-type="float">
            <text:p>1691</text:p>
          </table:table-cell>
          <table:table-cell ns41:value-type="float" table:style-name="TL Data" office:value="9" office:value-type="float">
            <text:p>9</text:p>
          </table:table-cell>
          <table:table-cell table:formula="of:=SUM([.E495:.G495])" ns41:value-type="float" table:style-name="TL Data" office:value-type="float" office:value="2388">
            <text:p>2388</text:p>
          </table:table-cell>
          <table:table-cell table:formula="of:=100*[.G495]/[.H495]" ns41:value-type="float" table:style-name="TL Data" office:value-type="float" office:value="0.376884422110553">
            <text:p>0.38</text:p>
          </table:table-cell>
          <table:table-cell table:formula="of:=100*[.G495]/([.F495]+[.G495])" ns41:value-type="float" table:style-name="TL Data" office:value-type="float" office:value="0.529411764705882">
            <text:p>0.53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" office:value-type="float">
            <text:p>3</text:p>
          </table:table-cell>
          <table:table-cell table:formula="of:=SUM([.K495:.M495])" ns41:value-type="float" table:style-name="TL Data" office:value-type="float" office:value="556">
            <text:p>556</text:p>
          </table:table-cell>
          <table:table-cell table:formula="of:=100*[.M495]/[.N495]" ns41:value-type="float" table:style-name="TL Data" office:value-type="float" office:value="0.539568345323741">
            <text:p>0.54</text:p>
          </table:table-cell>
          <table:table-cell table:formula="of:=100*[.M495]/([.L495]+[.M495])" ns41:value-type="float" table:style-name="TL Data" office:value-type="float" office:value="1.5">
            <text:p>1.50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[.H495]+[.N495]+[.Q495]+[.R495]+[.T495]+[.U495]+[.V495]+[.W495]" ns41:value-type="float" table:style-name="TL Data" office:value-type="float" office:value="3092">
            <text:p>3092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chtkarspelen</text:p>
          </table:table-cell>
          <table:table-cell table:style-name="TL RowHeader"/>
          <table:table-cell table:style-name="ce23"/>
          <table:table-cell ns41:value-type="float" table:style-name="TL Data" office:value="13870" office:value-type="float">
            <text:p>13870</text:p>
          </table:table-cell>
          <table:table-cell ns41:value-type="float" table:style-name="TL Data" office:value="1720" office:value-type="float">
            <text:p>1720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496:.G496])" ns41:value-type="float" table:style-name="TL Data" office:value-type="float" office:value="2850">
            <text:p>2850</text:p>
          </table:table-cell>
          <table:table-cell table:formula="of:=100*[.G496]/[.H496]" ns41:value-type="float" table:style-name="TL Data" office:value-type="float" office:value="0.526315789473684">
            <text:p>0.53</text:p>
          </table:table-cell>
          <table:table-cell table:formula="of:=100*[.G496]/([.F496]+[.G496])" ns41:value-type="float" table:style-name="TL Data" office:value-type="float" office:value="1.32743362831858">
            <text:p>1.3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496:.M496])" ns41:value-type="float" table:style-name="TL Data" office:value-type="float" office:value="237">
            <text:p>237</text:p>
          </table:table-cell>
          <table:table-cell table:formula="of:=100*[.M496]/[.N496]" ns41:value-type="float" table:style-name="TL Data" office:value-type="float" office:value="0">
            <text:p>0.00</text:p>
          </table:table-cell>
          <table:table-cell table:formula="of:=100*[.M496]/([.L496]+[.M496])" ns41:value-type="float" table:style-name="TL Data" office:value-type="float" office:value="0">
            <text:p>0.00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H496]+[.N496]+[.Q496]+[.R496]+[.T496]+[.U496]+[.V496]+[.W496]" ns41:value-type="float" table:style-name="TL Data" office:value-type="float" office:value="3227">
            <text:p>322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mallingerland</text:p>
          </table:table-cell>
          <table:table-cell table:style-name="TL RowHeader"/>
          <table:table-cell table:style-name="ce23"/>
          <table:table-cell ns41:value-type="float" table:style-name="TL Data" office:value="14104" office:value-type="float">
            <text:p>14104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6" office:value-type="float">
            <text:p>6</text:p>
          </table:table-cell>
          <table:table-cell table:formula="of:=SUM([.E497:.G497])" ns41:value-type="float" table:style-name="TL Data" office:value-type="float" office:value="1846">
            <text:p>1846</text:p>
          </table:table-cell>
          <table:table-cell table:formula="of:=100*[.G497]/[.H497]" ns41:value-type="float" table:style-name="TL Data" office:value-type="float" office:value="0.325027085590466">
            <text:p>0.33</text:p>
          </table:table-cell>
          <table:table-cell table:formula="of:=100*[.G497]/([.F497]+[.G497])" ns41:value-type="float" table:style-name="TL Data" office:value-type="float" office:value="0.53715308863026">
            <text:p>0.54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486" office:value-type="float">
            <text:p>486</text:p>
          </table:table-cell>
          <table:table-cell table:style-name="TL Data"/>
          <table:table-cell table:formula="of:=SUM([.K497:.M497])" ns41:value-type="float" table:style-name="TL Data" office:value-type="float" office:value="1168">
            <text:p>1168</text:p>
          </table:table-cell>
          <table:table-cell table:formula="of:=100*[.M497]/[.N497]" ns41:value-type="float" table:style-name="TL Data" office:value-type="float" office:value="0">
            <text:p>0.00</text:p>
          </table:table-cell>
          <table:table-cell table:formula="of:=100*[.M497]/([.L497]+[.M497])" ns41:value-type="float" table:style-name="TL Data" office:value-type="float" office:value="0">
            <text:p>0.0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97]+[.N497]+[.Q497]+[.R497]+[.T497]+[.U497]+[.V497]+[.W497]" ns41:value-type="float" table:style-name="TL Data" office:value-type="float" office:value="3131">
            <text:p>31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ietjerksteradeel</text:p>
          </table:table-cell>
          <table:table-cell table:style-name="TL RowHeader"/>
          <table:table-cell table:style-name="ce23"/>
          <table:table-cell ns41:value-type="float" table:style-name="TL Data" office:value="15519" office:value-type="float">
            <text:p>15519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5" office:value-type="float">
            <text:p>5</text:p>
          </table:table-cell>
          <table:table-cell table:formula="of:=SUM([.E498:.G498])" ns41:value-type="float" table:style-name="TL Data" office:value-type="float" office:value="1782">
            <text:p>1782</text:p>
          </table:table-cell>
          <table:table-cell table:formula="of:=100*[.G498]/[.H498]" ns41:value-type="float" table:style-name="TL Data" office:value-type="float" office:value="0.280583613916947">
            <text:p>0.28</text:p>
          </table:table-cell>
          <table:table-cell table:formula="of:=100*[.G498]/([.F498]+[.G498])" ns41:value-type="float" table:style-name="TL Data" office:value-type="float" office:value="0.537634408602151">
            <text:p>0.5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/>
          <table:table-cell table:formula="of:=SUM([.K498:.M498])" ns41:value-type="float" table:style-name="TL Data" office:value-type="float" office:value="867">
            <text:p>867</text:p>
          </table:table-cell>
          <table:table-cell table:formula="of:=100*[.M498]/[.N498]" ns41:value-type="float" table:style-name="TL Data" office:value-type="float" office:value="0">
            <text:p>0.00</text:p>
          </table:table-cell>
          <table:table-cell table:formula="of:=100*[.M498]/([.L498]+[.M498])" ns41:value-type="float" table:style-name="TL Data" office:value-type="float" office:value="0">
            <text:p>0.0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98]+[.N498]+[.Q498]+[.R498]+[.T498]+[.U498]+[.V498]+[.W498]" ns41:value-type="float" table:style-name="TL Data" office:value-type="float" office:value="2693">
            <office:annotation draw:style-name="gr1" svg:height="0.873cm" draw:caption-point-y="1.067cm" svg:width="1.54cm" svg:x="43.38cm" draw:caption-point-x="-0.318cm" svg:y="225.743cm" draw:text-style-name="P1">
              <dc:creator>CDM</dc:creator>
              <dc:date>2014-12-12T00:00:00</dc:date>
              <text:p text:style-name="P1"><text:span text:style-name="T1">2694</text:span></text:p>
              <text:p text:style-name="P1"><text:span text:style-name="T2"/></text:p>
            </office:annotation>
            <text:p>269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oterland</text:p>
          </table:table-cell>
          <table:table-cell table:style-name="TL RowHeader"/>
          <table:table-cell table:style-name="ce23"/>
          <table:table-cell ns41:value-type="float" table:style-name="TL Data" office:value="16393" office:value-type="float">
            <text:p>16393</text:p>
          </table:table-cell>
          <table:table-cell ns41:value-type="float" table:style-name="TL Data" office:value="1574" office:value-type="float">
            <text:p>1574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499:.G499])" ns41:value-type="float" table:style-name="TL Data" office:value-type="float" office:value="2708">
            <text:p>2708</text:p>
          </table:table-cell>
          <table:table-cell table:formula="of:=100*[.G499]/[.H499]" ns41:value-type="float" table:style-name="TL Data" office:value-type="float" office:value="0.406203840472674">
            <text:p>0.41</text:p>
          </table:table-cell>
          <table:table-cell table:formula="of:=100*[.G499]/([.F499]+[.G499])" ns41:value-type="float" table:style-name="TL Data" office:value-type="float" office:value="0.970017636684303">
            <text:p>0.97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397" office:value-type="float">
            <text:p>397</text:p>
          </table:table-cell>
          <table:table-cell table:style-name="TL Data"/>
          <table:table-cell table:formula="of:=SUM([.K499:.M499])" ns41:value-type="float" table:style-name="TL Data" office:value-type="float" office:value="891">
            <text:p>891</text:p>
          </table:table-cell>
          <table:table-cell table:formula="of:=100*[.M499]/[.N499]" ns41:value-type="float" table:style-name="TL Data" office:value-type="float" office:value="0">
            <text:p>0.00</text:p>
          </table:table-cell>
          <table:table-cell table:formula="of:=100*[.M499]/([.L499]+[.M499])" ns41:value-type="float" table:style-name="TL Data" office:value-type="float" office:value="0">
            <text:p>0.0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H499]+[.N499]+[.Q499]+[.R499]+[.T499]+[.U499]+[.V499]+[.W499]" ns41:value-type="float" table:style-name="TL Data" office:value-type="float" office:value="3813">
            <text:p>381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psterland</text:p>
          </table:table-cell>
          <table:table-cell table:style-name="TL RowHeader"/>
          <table:table-cell table:style-name="ce23"/>
          <table:table-cell ns41:value-type="float" table:style-name="TL Data" office:value="18165" office:value-type="float">
            <text:p>18165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500:.G500])" ns41:value-type="float" table:style-name="TL Data" office:value-type="float" office:value="1419">
            <text:p>1419</text:p>
          </table:table-cell>
          <table:table-cell table:formula="of:=100*[.G500]/[.H500]" ns41:value-type="float" table:style-name="TL Data" office:value-type="float" office:value="0.916138125440451">
            <text:p>0.92</text:p>
          </table:table-cell>
          <table:table-cell table:formula="of:=100*[.G500]/([.F500]+[.G500])" ns41:value-type="float" table:style-name="TL Data" office:value-type="float" office:value="1.60692212608158">
            <text:p>1.61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2" office:value-type="float">
            <text:p>2</text:p>
          </table:table-cell>
          <table:table-cell table:formula="of:=SUM([.K500:.M500])" ns41:value-type="float" table:style-name="TL Data" office:value-type="float" office:value="2452">
            <text:p>2452</text:p>
          </table:table-cell>
          <table:table-cell table:formula="of:=100*[.M500]/[.N500]" ns41:value-type="float" table:style-name="TL Data" office:value-type="float" office:value="0.0815660685154976">
            <text:p>0.08</text:p>
          </table:table-cell>
          <table:table-cell table:formula="of:=100*[.M500]/([.L500]+[.M500])" ns41:value-type="float" table:style-name="TL Data" office:value-type="float" office:value="0.221975582685905">
            <text:p>0.2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H500]+[.N500]+[.Q500]+[.R500]+[.T500]+[.U500]+[.V500]+[.W500]" ns41:value-type="float" table:style-name="TL Data" office:value-type="float" office:value="4091">
            <text:p>409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5" office:value-type="float">
            <text:p>5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stellingerwerf</text:p>
          </table:table-cell>
          <table:table-cell table:style-name="TL RowHeader"/>
          <table:table-cell table:style-name="ce23"/>
          <table:table-cell ns41:value-type="float" table:style-name="TL Data" office:value="18508" office:value-type="float">
            <text:p>1850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" office:value-type="float">
            <text:p>1</text:p>
          </table:table-cell>
          <table:table-cell table:formula="of:=SUM([.E501:.G501])" ns41:value-type="float" table:style-name="TL Data" office:value-type="float" office:value="693">
            <text:p>693</text:p>
          </table:table-cell>
          <table:table-cell table:formula="of:=100*[.G501]/[.H501]" ns41:value-type="float" table:style-name="TL Data" office:value-type="float" office:value="0.144300144300144">
            <text:p>0.14</text:p>
          </table:table-cell>
          <table:table-cell table:formula="of:=100*[.G501]/([.F501]+[.G501])" ns41:value-type="float" table:style-name="TL Data" office:value-type="float" office:value="0.263157894736842">
            <text:p>0.2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SUM([.K501:.M501])" ns41:value-type="float" table:style-name="TL Data" office:value-type="float" office:value="274">
            <text:p>274</text:p>
          </table:table-cell>
          <table:table-cell table:formula="of:=100*[.M501]/[.N501]" ns41:value-type="float" table:style-name="TL Data" office:value-type="float" office:value="0">
            <text:p>0.00</text:p>
          </table:table-cell>
          <table:table-cell table:formula="of:=100*[.M501]/([.L501]+[.M501])" ns41:value-type="float" table:style-name="TL Data" office:value-type="float" office:value="0">
            <text:p>0.0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501]+[.N501]+[.Q501]+[.R501]+[.T501]+[.U501]+[.V501]+[.W501]" ns41:value-type="float" table:style-name="TL Data" office:value-type="float" office:value="987">
            <text:p>9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eeuwarden</text:p>
          </table:table-cell>
          <table:table-cell table:style-name="TL RowHeader"/>
          <table:table-cell table:style-name="ce23"/>
          <table:table-cell ns41:value-type="float" table:style-name="TL Data" office:value="42028" office:value-type="float">
            <text:p>42028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6058" office:value-type="float">
            <text:p>6058</text:p>
          </table:table-cell>
          <table:table-cell table:style-name="TL Data"/>
          <table:table-cell table:formula="of:=SUM([.E502:.G502])" ns41:value-type="float" table:style-name="TL Data" office:value-type="float" office:value="8048">
            <text:p>8048</text:p>
          </table:table-cell>
          <table:table-cell table:formula="of:=100*[.G502]/[.H502]" ns41:value-type="float" table:style-name="TL Data" office:value-type="float" office:value="0">
            <text:p>0.00</text:p>
          </table:table-cell>
          <table:table-cell table:formula="of:=100*[.G502]/([.F502]+[.G502])" ns41:value-type="float" table:style-name="TL Data" office:value-type="float" office:value="0">
            <text:p>0.00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/>
          <table:table-cell table:formula="of:=SUM([.K502:.M502])" ns41:value-type="float" table:style-name="TL Data" office:value-type="float" office:value="1225">
            <text:p>1225</text:p>
          </table:table-cell>
          <table:table-cell table:formula="of:=100*[.M502]/[.N502]" ns41:value-type="float" table:style-name="TL Data" office:value-type="float" office:value="0">
            <text:p>0.00</text:p>
          </table:table-cell>
          <table:table-cell table:formula="of:=100*[.M502]/([.L502]+[.M502])" ns41:value-type="float" table:style-name="TL Data" office:value-type="float" office:value="0">
            <text:p>0.00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table:formula="of:=[.H502]+[.N502]+[.Q502]+[.R502]+[.T502]+[.U502]+[.V502]+[.W502]" ns41:value-type="float" table:style-name="TL Data" office:value-type="float" office:value="9641">
            <text:p>964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lokzijl</text:p>
          </table:table-cell>
          <table:table-cell table:style-name="TL RowHeader"/>
          <table:table-cell table:style-name="ce23"/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" office:value-type="float">
            <text:p>4</text:p>
          </table:table-cell>
          <table:table-cell table:formula="of:=SUM([.E503:.G503])" ns41:value-type="float" table:style-name="TL Data" office:value-type="float" office:value="252">
            <text:p>252</text:p>
          </table:table-cell>
          <table:table-cell table:formula="of:=100*[.G503]/[.H503]" ns41:value-type="float" table:style-name="TL Data" office:value-type="float" office:value="1.58730158730159">
            <text:p>1.59</text:p>
          </table:table-cell>
          <table:table-cell table:formula="of:=100*[.G503]/([.F503]+[.G503])" ns41:value-type="float" table:style-name="TL Data" office:value-type="float" office:value="2.53164556962025">
            <text:p>2.5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K503:.M503])" ns41:value-type="float" table:style-name="TL Data" office:value-type="float" office:value="60">
            <text:p>60</text:p>
          </table:table-cell>
          <table:table-cell table:formula="of:=100*[.M503]/[.N503]" ns41:value-type="float" table:style-name="TL Data" office:value-type="float" office:value="0">
            <text:p>0.00</text:p>
          </table:table-cell>
          <table:table-cell table:formula="of:=100*[.M503]/([.L503]+[.M503])" ns41:value-type="float" table:style-name="TL Data" office:value-type="float" office:value="0">
            <text:p>0.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503]+[.N503]+[.Q503]+[.R503]+[.T503]+[.U503]+[.V503]+[.W503]" ns41:value-type="float" table:style-name="TL Data" office:value-type="float" office:value="322">
            <text:p>3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marsum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" office:value-type="float">
            <text:p>8</text:p>
          </table:table-cell>
          <table:table-cell table:formula="of:=SUM([.E504:.G504])" ns41:value-type="float" table:style-name="TL Data" office:value-type="float" office:value="160">
            <text:p>160</text:p>
          </table:table-cell>
          <table:table-cell table:formula="of:=100*[.G504]/[.H504]" ns41:value-type="float" table:style-name="TL Data" office:value-type="float" office:value="5">
            <text:p>5.00</text:p>
          </table:table-cell>
          <table:table-cell table:formula="of:=100*[.G504]/([.F504]+[.G504])" ns41:value-type="float" table:style-name="TL Data" office:value-type="float" office:value="8.98876404494382">
            <text:p>8.9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504:.M504])" ns41:value-type="float" table:style-name="TL Data" office:value-type="float" office:value="77">
            <text:p>77</text:p>
          </table:table-cell>
          <table:table-cell table:formula="of:=100*[.M504]/[.N504]" ns41:value-type="float" table:style-name="TL Data" office:value-type="float" office:value="0">
            <text:p>0.00</text:p>
          </table:table-cell>
          <table:table-cell table:formula="of:=100*[.M504]/([.L504]+[.M504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504]+[.N504]+[.Q504]+[.R504]+[.T504]+[.U504]+[.V504]+[.W504]" ns41:value-type="float" table:style-name="TL Data" office:value-type="float" office:value="246">
            <text:p>24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ad-Vollenhove</text:p>
          </table:table-cell>
          <table:table-cell table:style-name="TL RowHeader"/>
          <table:table-cell table:style-name="ce23"/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table:formula="of:=SUM([.E505:.G505])" ns41:value-type="float" table:style-name="TL Data" office:value-type="float" office:value="295">
            <text:p>295</text:p>
          </table:table-cell>
          <table:table-cell table:formula="of:=100*[.G505]/[.H505]" ns41:value-type="float" table:style-name="TL Data" office:value-type="float" office:value="0">
            <text:p>0.00</text:p>
          </table:table-cell>
          <table:table-cell table:formula="of:=100*[.G505]/([.F505]+[.G505])" ns41:value-type="float" table:style-name="TL Data" office:value-type="float" office:value="0">
            <text:p>0.0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K505:.M505])" ns41:value-type="float" table:style-name="TL Data" office:value-type="float" office:value="60">
            <text:p>60</text:p>
          </table:table-cell>
          <table:table-cell table:formula="of:=100*[.M505]/[.N505]" ns41:value-type="float" table:style-name="TL Data" office:value-type="float" office:value="0">
            <text:p>0.00</text:p>
          </table:table-cell>
          <table:table-cell table:formula="of:=100*[.M505]/([.L505]+[.M505])" ns41:value-type="float" table:style-name="TL Data" office:value-type="float" office:value="0">
            <text:p>0.0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H505]+[.N505]+[.Q505]+[.R505]+[.T505]+[.U505]+[.V505]+[.W505]" ns41:value-type="float" table:style-name="TL Data" office:value-type="float" office:value="374">
            <text:p>374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ad-Ommen</text:p>
          </table:table-cell>
          <table:table-cell table:style-name="TL RowHeader"/>
          <table:table-cell table:style-name="ce23"/>
          <table:table-cell ns41:value-type="float" table:style-name="TL Data" office:value="1900" office:value-type="float">
            <text:p>190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table:formula="of:=SUM([.E506:.G506])" ns41:value-type="float" table:style-name="TL Data" office:value-type="float" office:value="125">
            <text:p>125</text:p>
          </table:table-cell>
          <table:table-cell table:formula="of:=100*[.G506]/[.H506]" ns41:value-type="float" table:style-name="TL Data" office:value-type="float" office:value="2.4">
            <text:p>2.40</text:p>
          </table:table-cell>
          <table:table-cell table:formula="of:=100*[.G506]/([.F506]+[.G506])" ns41:value-type="float" table:style-name="TL Data" office:value-type="float" office:value="5.45454545454545">
            <text:p>5.4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SUM([.K506:.M506])" ns41:value-type="float" table:style-name="TL Data" office:value-type="float" office:value="149">
            <text:p>149</text:p>
          </table:table-cell>
          <table:table-cell table:formula="of:=100*[.M506]/[.N506]" ns41:value-type="float" table:style-name="TL Data" office:value-type="float" office:value="0">
            <text:p>0.00</text:p>
          </table:table-cell>
          <table:table-cell table:formula="of:=100*[.M506]/([.L506]+[.M506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506]+[.N506]+[.Q506]+[.R506]+[.T506]+[.U506]+[.V506]+[.W506]" ns41:value-type="float" table:style-name="TL Data" office:value-type="float" office:value="282">
            <text:p>28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iethoorn</text:p>
          </table:table-cell>
          <table:table-cell table:style-name="TL RowHeader"/>
          <table:table-cell table:style-name="ce23"/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SUM([.E507:.G507])" ns41:value-type="float" table:style-name="TL Data" office:value-type="float" office:value="145">
            <text:p>145</text:p>
          </table:table-cell>
          <table:table-cell table:formula="of:=100*[.G507]/[.H507]" ns41:value-type="float" table:style-name="TL Data" office:value-type="float" office:value="0">
            <text:p>0.00</text:p>
          </table:table-cell>
          <table:table-cell table:formula="of:=100*[.G507]/([.F507]+[.G507])" ns41:value-type="float" table:style-name="TL Data" office:value-type="float" office:value="0">
            <text:p>0.0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SUM([.K507:.M507])" ns41:value-type="float" table:style-name="TL Data" office:value-type="float" office:value="328">
            <text:p>328</text:p>
          </table:table-cell>
          <table:table-cell table:formula="of:=100*[.M507]/[.N507]" ns41:value-type="float" table:style-name="TL Data" office:value-type="float" office:value="0">
            <text:p>0.00</text:p>
          </table:table-cell>
          <table:table-cell table:formula="of:=100*[.M507]/([.L507]+[.M507])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507]+[.N507]+[.Q507]+[.R507]+[.T507]+[.U507]+[.V507]+[.W507]" ns41:value-type="float" table:style-name="TL Data" office:value-type="float" office:value="474">
            <text:p>47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ad-Hardenberg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" office:value-type="float">
            <text:p>4</text:p>
          </table:table-cell>
          <table:table-cell table:formula="of:=SUM([.E508:.G508])" ns41:value-type="float" table:style-name="TL Data" office:value-type="float" office:value="162">
            <text:p>162</text:p>
          </table:table-cell>
          <table:table-cell table:formula="of:=100*[.G508]/[.H508]" ns41:value-type="float" table:style-name="TL Data" office:value-type="float" office:value="2.46913580246914">
            <text:p>2.47</text:p>
          </table:table-cell>
          <table:table-cell table:formula="of:=100*[.G508]/([.F508]+[.G508])" ns41:value-type="float" table:style-name="TL Data" office:value-type="float" office:value="4.65116279069768">
            <text:p>4.6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SUM([.K508:.M508])" ns41:value-type="float" table:style-name="TL Data" office:value-type="float" office:value="136">
            <text:p>136</text:p>
          </table:table-cell>
          <table:table-cell table:formula="of:=100*[.M508]/[.N508]" ns41:value-type="float" table:style-name="TL Data" office:value-type="float" office:value="0">
            <text:p>0.00</text:p>
          </table:table-cell>
          <table:table-cell table:formula="of:=100*[.M508]/([.L508]+[.M508])" ns41:value-type="float" table:style-name="TL Data" office:value-type="float" office:value="0">
            <text:p>0.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508]+[.N508]+[.Q508]+[.R508]+[.T508]+[.U508]+[.V508]+[.W508]" ns41:value-type="float" table:style-name="TL Data" office:value-type="float" office:value="308">
            <text:p>308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sselt</text:p>
          </table:table-cell>
          <table:table-cell table:style-name="TL RowHeader"/>
          <table:table-cell table:style-name="ce23"/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509:.G509])" ns41:value-type="float" table:style-name="TL Data" office:value-type="float" office:value="394">
            <text:p>394</text:p>
          </table:table-cell>
          <table:table-cell table:formula="of:=100*[.G509]/[.H509]" ns41:value-type="float" table:style-name="TL Data" office:value-type="float" office:value="4.82233502538071">
            <text:p>4.82</text:p>
          </table:table-cell>
          <table:table-cell table:formula="of:=100*[.G509]/([.F509]+[.G509])" ns41:value-type="float" table:style-name="TL Data" office:value-type="float" office:value="7.75510204081633">
            <text:p>7.7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K509:.M509])" ns41:value-type="float" table:style-name="TL Data" office:value-type="float" office:value="58">
            <text:p>58</text:p>
          </table:table-cell>
          <table:table-cell table:formula="of:=100*[.M509]/[.N509]" ns41:value-type="float" table:style-name="TL Data" office:value-type="float" office:value="5.17241379310345">
            <text:p>5.17</text:p>
          </table:table-cell>
          <table:table-cell table:formula="of:=100*[.M509]/([.L509]+[.M509])" ns41:value-type="float" table:style-name="TL Data" office:value-type="float" office:value="37.5">
            <text:p>37.50</text:p>
          </table:table-cell>
          <table:table-cell table:style-name="TL Data" table:number-columns-repeated="7"/>
          <table:table-cell table:formula="of:=[.H509]+[.N509]+[.Q509]+[.R509]+[.T509]+[.U509]+[.V509]+[.W509]" ns41:value-type="float" table:style-name="TL Data" office:value-type="float" office:value="452">
            <text:p>45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ad-Delden</text:p>
          </table:table-cell>
          <table:table-cell table:style-name="TL RowHeader"/>
          <table:table-cell table:style-name="ce23"/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" office:value-type="float">
            <text:p>4</text:p>
          </table:table-cell>
          <table:table-cell table:formula="of:=SUM([.E510:.G510])" ns41:value-type="float" table:style-name="TL Data" office:value-type="float" office:value="385">
            <text:p>385</text:p>
          </table:table-cell>
          <table:table-cell table:formula="of:=100*[.G510]/[.H510]" ns41:value-type="float" table:style-name="TL Data" office:value-type="float" office:value="1.03896103896104">
            <text:p>1.04</text:p>
          </table:table-cell>
          <table:table-cell table:formula="of:=100*[.G510]/([.F510]+[.G510])" ns41:value-type="float" table:style-name="TL Data" office:value-type="float" office:value="1.88679245283019">
            <office:annotation draw:style-name="gr1" svg:height="0.899cm" draw:caption-point-y="1.067cm" svg:width="1.568cm" svg:x="18.319cm" draw:caption-point-x="1.276cm" svg:y="231.141cm" draw:text-style-name="P1">
              <dc:creator>CDM</dc:creator>
              <dc:date>2014-12-12T00:00:00</dc:date>
              <text:p text:style-name="P1"><text:span text:style-name="T1">1,90</text:span></text:p>
              <text:p text:style-name="P1"><text:span text:style-name="T2"/></text:p>
            </office:annotation>
            <text:p>1.8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510:.M510])" ns41:value-type="float" table:style-name="TL Data" office:value-type="float" office:value="70">
            <text:p>70</text:p>
          </table:table-cell>
          <table:table-cell table:formula="of:=100*[.M510]/[.N510]" ns41:value-type="float" table:style-name="TL Data" office:value-type="float" office:value="0">
            <text:p>0.00</text:p>
          </table:table-cell>
          <table:table-cell table:formula="of:=100*[.M510]/([.L510]+[.M510])" ns41:value-type="float" table:style-name="TL Data" office:value-type="float" office:value="0">
            <text:p>0.0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formula="of:=[.H510]+[.N510]+[.Q510]+[.R510]+[.T510]+[.U510]+[.V510]+[.W510]" ns41:value-type="float" table:style-name="TL Data" office:value-type="float" office:value="475">
            <office:annotation draw:style-name="gr1" svg:height="0.766cm" draw:caption-point-y="1.067cm" svg:width="1.373cm" svg:x="43.38cm" draw:caption-point-x="-0.318cm" svg:y="231.141cm" draw:text-style-name="P1">
              <dc:creator>CDM</dc:creator>
              <dc:date>2014-12-12T00:00:00</dc:date>
              <text:p text:style-name="P1"><text:span text:style-name="T1">474</text:span></text:p>
              <text:p text:style-name="P1"><text:span text:style-name="T2"/></text:p>
            </office:annotation>
            <text:p>47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ino</text:p>
          </table:table-cell>
          <table:table-cell table:style-name="TL RowHeader"/>
          <table:table-cell table:style-name="ce23"/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formula="of:=SUM([.E511:.G511])" ns41:value-type="float" table:style-name="TL Data" office:value-type="float" office:value="90">
            <text:p>90</text:p>
          </table:table-cell>
          <table:table-cell table:formula="of:=100*[.G511]/[.H511]" ns41:value-type="float" table:style-name="TL Data" office:value-type="float" office:value="0">
            <text:p>0.00</text:p>
          </table:table-cell>
          <table:table-cell table:formula="of:=100*[.G511]/([.F511]+[.G511])" ns41:value-type="float" table:style-name="TL Data" office:value-type="float" office:value="0">
            <text:p>0.0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SUM([.K511:.M511])" ns41:value-type="float" table:style-name="TL Data" office:value-type="float" office:value="124">
            <text:p>124</text:p>
          </table:table-cell>
          <table:table-cell table:formula="of:=100*[.M511]/[.N511]" ns41:value-type="float" table:style-name="TL Data" office:value-type="float" office:value="0">
            <text:p>0.00</text:p>
          </table:table-cell>
          <table:table-cell table:formula="of:=100*[.M511]/([.L511]+[.M511])" ns41:value-type="float" table:style-name="TL Data" office:value-type="float" office:value="0">
            <text:p>0.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H511]+[.N511]+[.Q511]+[.R511]+[.T511]+[.U511]+[.V511]+[.W511]" ns41:value-type="float" table:style-name="TL Data" office:value-type="float" office:value="216">
            <text:p>2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bt-Vollenhove</text:p>
          </table:table-cell>
          <table:table-cell table:style-name="TL RowHeader"/>
          <table:table-cell table:style-name="ce23"/>
          <table:table-cell ns41:value-type="float" table:style-name="TL Data" office:value="2459" office:value-type="float">
            <text:p>2459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formula="of:=SUM([.E512:.G512])" ns41:value-type="float" table:style-name="TL Data" office:value-type="float" office:value="53">
            <text:p>53</text:p>
          </table:table-cell>
          <table:table-cell table:formula="of:=100*[.G512]/[.H512]" ns41:value-type="float" table:style-name="TL Data" office:value-type="float" office:value="1.88679245283019">
            <text:p>1.89</text:p>
          </table:table-cell>
          <table:table-cell table:formula="of:=100*[.G512]/([.F512]+[.G512])" ns41:value-type="float" table:style-name="TL Data" office:value-type="float" office:value="3.7037037037037">
            <text:p>3.7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512:.M512])" ns41:value-type="float" table:style-name="TL Data" office:value-type="float" office:value="25">
            <text:p>25</text:p>
          </table:table-cell>
          <table:table-cell table:formula="of:=100*[.M512]/[.N512]" ns41:value-type="float" table:style-name="TL Data" office:value-type="float" office:value="0">
            <text:p>0.00</text:p>
          </table:table-cell>
          <table:table-cell table:formula="of:=100*[.M512]/([.L512]+[.M512])" ns41:value-type="float" table:style-name="TL Data" office:value-type="float" office:value="0">
            <text:p>0.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H512]+[.N512]+[.Q512]+[.R512]+[.T512]+[.U512]+[.V512]+[.W512]" ns41:value-type="float" table:style-name="TL Data" office:value-type="float" office:value="81">
            <text:p>8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IJsselmuiden</text:p>
          </table:table-cell>
          <table:table-cell table:style-name="TL RowHeader"/>
          <table:table-cell table:style-name="ce23"/>
          <table:table-cell ns41:value-type="float" table:style-name="TL Data" office:value="2660" office:value-type="float">
            <text:p>266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" office:value-type="float">
            <text:p>3</text:p>
          </table:table-cell>
          <table:table-cell table:formula="of:=SUM([.E513:.G513])" ns41:value-type="float" table:style-name="TL Data" office:value-type="float" office:value="384">
            <text:p>384</text:p>
          </table:table-cell>
          <table:table-cell table:formula="of:=100*[.G513]/[.H513]" ns41:value-type="float" table:style-name="TL Data" office:value-type="float" office:value="0.78125">
            <text:p>0.78</text:p>
          </table:table-cell>
          <table:table-cell table:formula="of:=100*[.G513]/([.F513]+[.G513])" ns41:value-type="float" table:style-name="TL Data" office:value-type="float" office:value="1.4218009478673">
            <text:p>1.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table:formula="of:=SUM([.K513:.M513])" ns41:value-type="float" table:style-name="TL Data" office:value-type="float" office:value="98">
            <text:p>98</text:p>
          </table:table-cell>
          <table:table-cell table:formula="of:=100*[.M513]/[.N513]" ns41:value-type="float" table:style-name="TL Data" office:value-type="float" office:value="0">
            <text:p>0.00</text:p>
          </table:table-cell>
          <table:table-cell table:formula="of:=100*[.M513]/([.L513]+[.M513])" ns41:value-type="float" table:style-name="TL Data" office:value-type="float" office:value="0">
            <text:p>0.0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6"/>
          <table:table-cell table:formula="of:=[.H513]+[.N513]+[.Q513]+[.R513]+[.T513]+[.U513]+[.V513]+[.W513]" ns41:value-type="float" table:style-name="TL Data" office:value-type="float" office:value="514">
            <text:p>5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ldemarkt</text:p>
          </table:table-cell>
          <table:table-cell table:style-name="TL RowHeader"/>
          <table:table-cell table:style-name="ce23"/>
          <table:table-cell ns41:value-type="float" table:style-name="TL Data" office:value="2700" office:value-type="float">
            <text:p>270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" office:value-type="float">
            <text:p>7</text:p>
          </table:table-cell>
          <table:table-cell table:formula="of:=SUM([.E514:.G514])" ns41:value-type="float" table:style-name="TL Data" office:value-type="float" office:value="274">
            <text:p>274</text:p>
          </table:table-cell>
          <table:table-cell table:formula="of:=100*[.G514]/[.H514]" ns41:value-type="float" table:style-name="TL Data" office:value-type="float" office:value="2.55474452554745">
            <text:p>2.55</text:p>
          </table:table-cell>
          <table:table-cell table:formula="of:=100*[.G514]/([.F514]+[.G514])" ns41:value-type="float" table:style-name="TL Data" office:value-type="float" office:value="5.46875">
            <text:p>5.4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formula="of:=SUM([.K514:.M514])" ns41:value-type="float" table:style-name="TL Data" office:value-type="float" office:value="323">
            <text:p>323</text:p>
          </table:table-cell>
          <table:table-cell table:formula="of:=100*[.M514]/[.N514]" ns41:value-type="float" table:style-name="TL Data" office:value-type="float" office:value="0.309597523219814">
            <text:p>0.31</text:p>
          </table:table-cell>
          <table:table-cell table:formula="of:=100*[.M514]/([.L514]+[.M514])" ns41:value-type="float" table:style-name="TL Data" office:value-type="float" office:value="1.31578947368421">
            <text:p>1.3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514]+[.N514]+[.Q514]+[.R514]+[.T514]+[.U514]+[.V514]+[.W514]" ns41:value-type="float" table:style-name="TL Data" office:value-type="float" office:value="642">
            <text:p>64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nemuid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151" office:value-type="float">
            <text:p>315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" office:value-type="float">
            <text:p>1</text:p>
          </table:table-cell>
          <table:table-cell table:formula="of:=SUM([.E515:.G515])" ns41:value-type="float" table:style-name="TL Data" office:value-type="float" office:value="416">
            <text:p>416</text:p>
          </table:table-cell>
          <table:table-cell table:formula="of:=100*[.G515]/[.H515]" ns41:value-type="float" table:style-name="TL Data" office:value-type="float" office:value="0.240384615384615">
            <text:p>0.24</text:p>
          </table:table-cell>
          <table:table-cell table:formula="of:=100*[.G515]/([.F515]+[.G515])" ns41:value-type="float" table:style-name="TL Data" office:value-type="float" office:value="0.332225913621262">
            <text:p>0.3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K515:.M515])" ns41:value-type="float" table:style-name="TL Data" office:value-type="float" office:value="174">
            <text:p>174</text:p>
          </table:table-cell>
          <table:table-cell table:formula="of:=100*[.M515]/[.N515]" ns41:value-type="float" table:style-name="TL Data" office:value-type="float" office:value="0">
            <text:p>0.00</text:p>
          </table:table-cell>
          <table:table-cell table:formula="of:=100*[.M515]/([.L515]+[.M515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515]+[.N515]+[.Q515]+[.R515]+[.T515]+[.U515]+[.V515]+[.W515]" ns41:value-type="float" table:style-name="TL Data" office:value-type="float" office:value="598">
            <text:p>59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leusen</text:p>
          </table:table-cell>
          <table:table-cell table:style-name="TL RowHeader"/>
          <table:table-cell table:style-name="ce23"/>
          <table:table-cell ns41:value-type="float" table:style-name="TL Data" office:value="3194" office:value-type="float">
            <text:p>319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formula="of:=SUM([.E516:.G516])" ns41:value-type="float" table:style-name="TL Data" office:value-type="float" office:value="61">
            <text:p>61</text:p>
          </table:table-cell>
          <table:table-cell table:formula="of:=100*[.G516]/[.H516]" ns41:value-type="float" table:style-name="TL Data" office:value-type="float" office:value="1.63934426229508">
            <text:p>1.64</text:p>
          </table:table-cell>
          <table:table-cell table:formula="of:=100*[.G516]/([.F516]+[.G516])" ns41:value-type="float" table:style-name="TL Data" office:value-type="float" office:value="2.12765957446808">
            <text:p>2.1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516:.M516])" ns41:value-type="float" table:style-name="TL Data" office:value-type="float" office:value="140">
            <text:p>140</text:p>
          </table:table-cell>
          <table:table-cell table:formula="of:=100*[.M516]/[.N516]" ns41:value-type="float" table:style-name="TL Data" office:value-type="float" office:value="0">
            <text:p>0.00</text:p>
          </table:table-cell>
          <table:table-cell table:formula="of:=100*[.M516]/([.L516]+[.M516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516]+[.N516]+[.Q516]+[.R516]+[.T516]+[.U516]+[.V516]+[.W516]" ns41:value-type="float" table:style-name="TL Data" office:value-type="float" office:value="209">
            <text:p>20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bt-Deld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E517:.G517])" ns41:value-type="float" table:style-name="TL Data" office:value-type="float" office:value="3">
            <text:p>3</text:p>
          </table:table-cell>
          <table:table-cell table:formula="of:=100*[.G517]/[.H517]" ns41:value-type="float" table:style-name="TL Data" office:value-type="float" office:value="0">
            <text:p>0.00</text:p>
          </table:table-cell>
          <table:table-cell table:formula="of:=100*[.G517]/([.F517]+[.G517])" ns41:value-type="float" table:style-name="TL Data" office:value-type="float" office:value="0">
            <text:p>0.0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K517:.M517])" ns41:value-type="float" table:style-name="TL Data" office:value-type="float" office:value="4">
            <text:p>4</text:p>
          </table:table-cell>
          <table:table-cell table:formula="of:=100*[.M517]/[.N517]" ns41:value-type="float" table:style-name="TL Data" office:value-type="float" office:value="0">
            <text:p>0.00</text:p>
          </table:table-cell>
          <table:table-cell ns41:value-type="string" table:style-name="TL Data" office:value-type="string">
            <office:annotation draw:style-name="gr1" svg:height="0.9cm" draw:caption-point-y="1.067cm" svg:width="2.659cm" svg:x="29.058cm" draw:caption-point-x="1.837cm" svg:y="234.289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H517]+[.N517]+[.Q517]+[.R517]+[.T517]+[.U517]+[.V517]+[.W517]" ns41:value-type="float" table:style-name="TL Data" office:value-type="float" office:value="10">
            <text:p>1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oor</text:p>
          </table:table-cell>
          <table:table-cell table:style-name="TL RowHeader"/>
          <table:table-cell table:style-name="ce23"/>
          <table:table-cell ns41:value-type="float" table:style-name="TL Data" office:value="3456" office:value-type="float">
            <text:p>345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518:.G518])" ns41:value-type="float" table:style-name="TL Data" office:value-type="float" office:value="639">
            <text:p>639</text:p>
          </table:table-cell>
          <table:table-cell table:formula="of:=100*[.G518]/[.H518]" ns41:value-type="float" table:style-name="TL Data" office:value-type="float" office:value="2.03442879499218">
            <text:p>2.03</text:p>
          </table:table-cell>
          <table:table-cell table:formula="of:=100*[.G518]/([.F518]+[.G518])" ns41:value-type="float" table:style-name="TL Data" office:value-type="float" office:value="2.73109243697479">
            <text:p>2.7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formula="of:=SUM([.K518:.M518])" ns41:value-type="float" table:style-name="TL Data" office:value-type="float" office:value="180">
            <text:p>180</text:p>
          </table:table-cell>
          <table:table-cell table:formula="of:=100*[.M518]/[.N518]" ns41:value-type="float" table:style-name="TL Data" office:value-type="float" office:value="0.555555555555556">
            <text:p>0.56</text:p>
          </table:table-cell>
          <table:table-cell table:formula="of:=100*[.M518]/([.L518]+[.M518])" ns41:value-type="float" table:style-name="TL Data" office:value-type="float" office:value="2.27272727272727">
            <text:p>2.2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518]+[.N518]+[.Q518]+[.R518]+[.T518]+[.U518]+[.V518]+[.W518]" ns41:value-type="float" table:style-name="TL Data" office:value-type="float" office:value="824">
            <text:p>82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lt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534" office:value-type="float">
            <text:p>35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table:formula="of:=SUM([.E519:.G519])" ns41:value-type="float" table:style-name="TL Data" office:value-type="float" office:value="89">
            <text:p>89</text:p>
          </table:table-cell>
          <table:table-cell table:formula="of:=100*[.G519]/[.H519]" ns41:value-type="float" table:style-name="TL Data" office:value-type="float" office:value="0">
            <text:p>0.00</text:p>
          </table:table-cell>
          <table:table-cell table:formula="of:=100*[.G519]/([.F519]+[.G519])" ns41:value-type="float" table:style-name="TL Data" office:value-type="float" office:value="0">
            <text:p>0.0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SUM([.K519:.M519])" ns41:value-type="float" table:style-name="TL Data" office:value-type="float" office:value="104">
            <text:p>104</text:p>
          </table:table-cell>
          <table:table-cell table:formula="of:=100*[.M519]/[.N519]" ns41:value-type="float" table:style-name="TL Data" office:value-type="float" office:value="0">
            <text:p>0.00</text:p>
          </table:table-cell>
          <table:table-cell table:formula="of:=100*[.M519]/([.L519]+[.M519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519]+[.N519]+[.Q519]+[.R519]+[.T519]+[.U519]+[.V519]+[.W519]" ns41:value-type="float" table:style-name="TL Data" office:value-type="float" office:value="193">
            <text:p>19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wartsluis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9" office:value-type="float">
            <text:p>9</text:p>
          </table:table-cell>
          <table:table-cell table:formula="of:=SUM([.E520:.G520])" ns41:value-type="float" table:style-name="TL Data" office:value-type="float" office:value="454">
            <text:p>454</text:p>
          </table:table-cell>
          <table:table-cell table:formula="of:=100*[.G520]/[.H520]" ns41:value-type="float" table:style-name="TL Data" office:value-type="float" office:value="1.98237885462555">
            <text:p>1.98</text:p>
          </table:table-cell>
          <table:table-cell table:formula="of:=100*[.G520]/([.F520]+[.G520])" ns41:value-type="float" table:style-name="TL Data" office:value-type="float" office:value="2.94117647058824">
            <text:p>2.9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SUM([.K520:.M520])" ns41:value-type="float" table:style-name="TL Data" office:value-type="float" office:value="184">
            <text:p>184</text:p>
          </table:table-cell>
          <table:table-cell table:formula="of:=100*[.M520]/[.N520]" ns41:value-type="float" table:style-name="TL Data" office:value-type="float" office:value="0">
            <text:p>0.00</text:p>
          </table:table-cell>
          <table:table-cell table:formula="of:=100*[.M520]/([.L520]+[.M520])" ns41:value-type="float" table:style-name="TL Data" office:value-type="float" office:value="0">
            <text:p>0.0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formula="of:=[.H520]+[.N520]+[.Q520]+[.R520]+[.T520]+[.U520]+[.V520]+[.W520]" ns41:value-type="float" table:style-name="TL Data" office:value-type="float" office:value="661">
            <text:p>6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amsberg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898" office:value-type="float">
            <text:p>389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formula="of:=SUM([.E521:.G521])" ns41:value-type="float" table:style-name="TL Data" office:value-type="float" office:value="52">
            <text:p>52</text:p>
          </table:table-cell>
          <table:table-cell table:formula="of:=100*[.G521]/[.H521]" ns41:value-type="float" table:style-name="TL Data" office:value-type="float" office:value="1.92307692307692">
            <text:p>1.92</text:p>
          </table:table-cell>
          <table:table-cell table:formula="of:=100*[.G521]/([.F521]+[.G521])" ns41:value-type="float" table:style-name="TL Data" office:value-type="float" office:value="4">
            <text:p>4.0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K521:.M521])" ns41:value-type="float" table:style-name="TL Data" office:value-type="float" office:value="45">
            <text:p>45</text:p>
          </table:table-cell>
          <table:table-cell table:formula="of:=100*[.M521]/[.N521]" ns41:value-type="float" table:style-name="TL Data" office:value-type="float" office:value="0">
            <text:p>0.00</text:p>
          </table:table-cell>
          <table:table-cell table:formula="of:=100*[.M521]/([.L521]+[.M521])" ns41:value-type="float" table:style-name="TL Data" office:value-type="float" office:value="0">
            <text:p>0.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521]+[.N521]+[.Q521]+[.R521]+[.T521]+[.U521]+[.V521]+[.W521]" ns41:value-type="float" table:style-name="TL Data" office:value-type="float" office:value="104">
            <text:p>1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rkelo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4553" office:value-type="float">
            <text:p>45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table:formula="of:=SUM([.E522:.G522])" ns41:value-type="float" table:style-name="TL Data" office:value-type="float" office:value="43">
            <text:p>43</text:p>
          </table:table-cell>
          <table:table-cell table:formula="of:=100*[.G522]/[.H522]" ns41:value-type="float" table:style-name="TL Data" office:value-type="float" office:value="9.30232558139535">
            <text:p>9.30</text:p>
          </table:table-cell>
          <table:table-cell table:formula="of:=100*[.G522]/([.F522]+[.G522])" ns41:value-type="float" table:style-name="TL Data" office:value-type="float" office:value="16">
            <text:p>16.0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formula="of:=SUM([.K522:.M522])" ns41:value-type="float" table:style-name="TL Data" office:value-type="float" office:value="217">
            <text:p>217</text:p>
          </table:table-cell>
          <table:table-cell table:formula="of:=100*[.M522]/[.N522]" ns41:value-type="float" table:style-name="TL Data" office:value-type="float" office:value="0.460829493087558">
            <text:p>0.46</text:p>
          </table:table-cell>
          <table:table-cell table:formula="of:=100*[.M522]/([.L522]+[.M522])" ns41:value-type="float" table:style-name="TL Data" office:value-type="float" office:value="3.03030303030303">
            <text:p>3.0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[.H522]+[.N522]+[.Q522]+[.R522]+[.T522]+[.U522]+[.V522]+[.W522]" ns41:value-type="float" table:style-name="TL Data" office:value-type="float" office:value="269">
            <text:p>2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ce23"/>
          <table:table-cell ns41:value-type="float" table:style-name="TL Data" office:value="4659" office:value-type="float">
            <text:p>465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" office:value-type="float">
            <text:p>4</text:p>
          </table:table-cell>
          <table:table-cell table:formula="of:=SUM([.E523:.G523])" ns41:value-type="float" table:style-name="TL Data" office:value-type="float" office:value="327">
            <text:p>327</text:p>
          </table:table-cell>
          <table:table-cell table:formula="of:=100*[.G523]/[.H523]" ns41:value-type="float" table:style-name="TL Data" office:value-type="float" office:value="1.22324159021407">
            <text:p>1.22</text:p>
          </table:table-cell>
          <table:table-cell table:formula="of:=100*[.G523]/([.F523]+[.G523])" ns41:value-type="float" table:style-name="TL Data" office:value-type="float" office:value="1.64609053497942">
            <text:p>1.6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SUM([.K523:.M523])" ns41:value-type="float" table:style-name="TL Data" office:value-type="float" office:value="198">
            <text:p>198</text:p>
          </table:table-cell>
          <table:table-cell table:formula="of:=100*[.M523]/[.N523]" ns41:value-type="float" table:style-name="TL Data" office:value-type="float" office:value="0">
            <text:p>0.00</text:p>
          </table:table-cell>
          <table:table-cell table:formula="of:=100*[.M523]/([.L523]+[.M523])" ns41:value-type="float" table:style-name="TL Data" office:value-type="float" office:value="0">
            <text:p>0.0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[.H523]+[.N523]+[.Q523]+[.R523]+[.T523]+[.U523]+[.V523]+[.W523]" ns41:value-type="float" table:style-name="TL Data" office:value-type="float" office:value="565">
            <text:p>56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bt-Ommen</text:p>
          </table:table-cell>
          <table:table-cell table:style-name="TL RowHeader"/>
          <table:table-cell table:style-name="ce23"/>
          <table:table-cell ns41:value-type="float" table:style-name="TL Data" office:value="4915" office:value-type="float">
            <text:p>49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E524:.G524])" ns41:value-type="float" table:style-name="TL Data" office:value-type="float" office:value="10">
            <text:p>10</text:p>
          </table:table-cell>
          <table:table-cell table:formula="of:=100*[.G524]/[.H524]" ns41:value-type="float" table:style-name="TL Data" office:value-type="float" office:value="0">
            <text:p>0.00</text:p>
          </table:table-cell>
          <table:table-cell table:formula="of:=100*[.G524]/([.F524]+[.G524])" ns41:value-type="float" table:style-name="TL Data" office:value-type="float" office:value="0">
            <text:p>0.0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K524:.M524])" ns41:value-type="float" table:style-name="TL Data" office:value-type="float" office:value="9">
            <text:p>9</text:p>
          </table:table-cell>
          <table:table-cell table:formula="of:=100*[.M524]/[.N524]" ns41:value-type="float" table:style-name="TL Data" office:value-type="float" office:value="0">
            <text:p>0.00</text:p>
          </table:table-cell>
          <table:table-cell table:formula="of:=100*[.M524]/([.L524]+[.M524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524]+[.N524]+[.Q524]+[.R524]+[.T524]+[.U524]+[.V524]+[.W524]" ns41:value-type="float" table:style-name="TL Data" office:value-type="float" office:value="19">
            <text:p>1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iepenveen</text:p>
          </table:table-cell>
          <table:table-cell table:style-name="TL RowHeader"/>
          <table:table-cell table:style-name="ce23"/>
          <table:table-cell ns41:value-type="float" table:style-name="TL Data" office:value="5164" office:value-type="float">
            <text:p>516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" office:value-type="float">
            <text:p>3</text:p>
          </table:table-cell>
          <table:table-cell table:formula="of:=SUM([.E525:.G525])" ns41:value-type="float" table:style-name="TL Data" office:value-type="float" office:value="446">
            <text:p>446</text:p>
          </table:table-cell>
          <table:table-cell table:formula="of:=100*[.G525]/[.H525]" ns41:value-type="float" table:style-name="TL Data" office:value-type="float" office:value="0.672645739910314">
            <text:p>0.67</text:p>
          </table:table-cell>
          <table:table-cell table:formula="of:=100*[.G525]/([.F525]+[.G525])" ns41:value-type="float" table:style-name="TL Data" office:value-type="float" office:value="1.20967741935484">
            <text:p>1.2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/>
          <table:table-cell table:formula="of:=SUM([.K525:.M525])" ns41:value-type="float" table:style-name="TL Data" office:value-type="float" office:value="486">
            <text:p>486</text:p>
          </table:table-cell>
          <table:table-cell table:formula="of:=100*[.M525]/[.N525]" ns41:value-type="float" table:style-name="TL Data" office:value-type="float" office:value="0">
            <text:p>0.00</text:p>
          </table:table-cell>
          <table:table-cell table:formula="of:=100*[.M525]/([.L525]+[.M525])" ns41:value-type="float" table:style-name="TL Data" office:value-type="float" office:value="0">
            <text:p>0.00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H525]+[.N525]+[.Q525]+[.R525]+[.T525]+[.U525]+[.V525]+[.W525]" ns41:value-type="float" table:style-name="TL Data" office:value-type="float" office:value="1001">
            <text:p>100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lst</text:p>
          </table:table-cell>
          <table:table-cell table:style-name="TL RowHeader"/>
          <table:table-cell table:style-name="ce23"/>
          <table:table-cell ns41:value-type="float" table:style-name="TL Data" office:value="5247" office:value-type="float">
            <text:p>524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8" office:value-type="float">
            <text:p>8</text:p>
          </table:table-cell>
          <table:table-cell table:formula="of:=SUM([.E526:.G526])" ns41:value-type="float" table:style-name="TL Data" office:value-type="float" office:value="343">
            <text:p>343</text:p>
          </table:table-cell>
          <table:table-cell table:formula="of:=100*[.G526]/[.H526]" ns41:value-type="float" table:style-name="TL Data" office:value-type="float" office:value="2.33236151603499">
            <text:p>2.33</text:p>
          </table:table-cell>
          <table:table-cell table:formula="of:=100*[.G526]/([.F526]+[.G526])" ns41:value-type="float" table:style-name="TL Data" office:value-type="float" office:value="3.55555555555556">
            <text:p>3.5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SUM([.K526:.M526])" ns41:value-type="float" table:style-name="TL Data" office:value-type="float" office:value="159">
            <text:p>159</text:p>
          </table:table-cell>
          <table:table-cell table:formula="of:=100*[.M526]/[.N526]" ns41:value-type="float" table:style-name="TL Data" office:value-type="float" office:value="0">
            <text:p>0.00</text:p>
          </table:table-cell>
          <table:table-cell table:formula="of:=100*[.M526]/([.L526]+[.M526])" ns41:value-type="float" table:style-name="TL Data" office:value-type="float" office:value="0">
            <text:p>0.0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H526]+[.N526]+[.Q526]+[.R526]+[.T526]+[.U526]+[.V526]+[.W526]" ns41:value-type="float" table:style-name="TL Data" office:value-type="float" office:value="537">
            <text:p>53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erselo</text:p>
          </table:table-cell>
          <table:table-cell table:style-name="TL RowHeader"/>
          <table:table-cell table:style-name="ce23"/>
          <table:table-cell ns41:value-type="float" table:style-name="TL Data" office:value="5331" office:value-type="float">
            <text:p>533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E527:.G527])" ns41:value-type="float" table:style-name="TL Data" office:value-type="float" office:value="12">
            <text:p>12</text:p>
          </table:table-cell>
          <table:table-cell table:formula="of:=100*[.G527]/[.H527]" ns41:value-type="float" table:style-name="TL Data" office:value-type="float" office:value="0">
            <text:p>0.00</text:p>
          </table:table-cell>
          <table:table-cell table:formula="of:=100*[.G527]/([.F527]+[.G527])" ns41:value-type="float" table:style-name="TL Data" office:value-type="float" office:value="0">
            <text:p>0.00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table:formula="of:=SUM([.K527:.M527])" ns41:value-type="float" table:style-name="TL Data" office:value-type="float" office:value="926">
            <text:p>926</text:p>
          </table:table-cell>
          <table:table-cell table:formula="of:=100*[.M527]/[.N527]" ns41:value-type="float" table:style-name="TL Data" office:value-type="float" office:value="0">
            <text:p>0.00</text:p>
          </table:table-cell>
          <table:table-cell table:formula="of:=100*[.M527]/([.L527]+[.M527])" ns41:value-type="float" table:style-name="TL Data" office:value-type="float" office:value="0">
            <text:p>0.0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table:formula="of:=[.H527]+[.N527]+[.Q527]+[.R527]+[.T527]+[.U527]+[.V527]+[.W527]" ns41:value-type="float" table:style-name="TL Data" office:value-type="float" office:value="963">
            <text:p>96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nekamp</text:p>
          </table:table-cell>
          <table:table-cell table:style-name="TL RowHeader"/>
          <table:table-cell table:style-name="ce23"/>
          <table:table-cell ns41:value-type="float" table:style-name="TL Data" office:value="5338" office:value-type="float">
            <text:p>5338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/>
          <table:table-cell table:formula="of:=SUM([.E528:.G528])" ns41:value-type="float" table:style-name="TL Data" office:value-type="float" office:value="823">
            <text:p>823</text:p>
          </table:table-cell>
          <table:table-cell table:formula="of:=100*[.G528]/[.H528]" ns41:value-type="float" table:style-name="TL Data" office:value-type="float" office:value="0">
            <text:p>0.00</text:p>
          </table:table-cell>
          <table:table-cell table:formula="of:=100*[.G528]/([.F528]+[.G528])" ns41:value-type="float" table:style-name="TL Data" office:value-type="float" office:value="0">
            <text:p>0.0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SUM([.K528:.M528])" ns41:value-type="float" table:style-name="TL Data" office:value-type="float" office:value="82">
            <text:p>82</text:p>
          </table:table-cell>
          <table:table-cell table:formula="of:=100*[.M528]/[.N528]" ns41:value-type="float" table:style-name="TL Data" office:value-type="float" office:value="0">
            <text:p>0.00</text:p>
          </table:table-cell>
          <table:table-cell table:formula="of:=100*[.M528]/([.L528]+[.M528])" ns41:value-type="float" table:style-name="TL Data" office:value-type="float" office:value="0">
            <text:p>0.0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528]+[.N528]+[.Q528]+[.R528]+[.T528]+[.U528]+[.V528]+[.W528]" ns41:value-type="float" table:style-name="TL Data" office:value-type="float" office:value="926">
            <text:p>92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n Ham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5340" office:value-type="float">
            <text:p>534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table:formula="of:=SUM([.E529:.G529])" ns41:value-type="float" table:style-name="TL Data" office:value-type="float" office:value="198">
            <text:p>198</text:p>
          </table:table-cell>
          <table:table-cell table:formula="of:=100*[.G529]/[.H529]" ns41:value-type="float" table:style-name="TL Data" office:value-type="float" office:value="0">
            <text:p>0.00</text:p>
          </table:table-cell>
          <table:table-cell table:formula="of:=100*[.G529]/([.F529]+[.G529])" ns41:value-type="float" table:style-name="TL Data" office:value-type="float" office:value="0">
            <text:p>0.0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K529:.M529])" ns41:value-type="float" table:style-name="TL Data" office:value-type="float" office:value="114">
            <text:p>114</text:p>
          </table:table-cell>
          <table:table-cell table:formula="of:=100*[.M529]/[.N529]" ns41:value-type="float" table:style-name="TL Data" office:value-type="float" office:value="0">
            <text:p>0.00</text:p>
          </table:table-cell>
          <table:table-cell table:formula="of:=100*[.M529]/([.L529]+[.M529])" ns41:value-type="float" table:style-name="TL Data" office:value-type="float" office:value="0">
            <text:p>0.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529]+[.N529]+[.Q529]+[.R529]+[.T529]+[.U529]+[.V529]+[.W529]" ns41:value-type="float" table:style-name="TL Data" office:value-type="float" office:value="324">
            <text:p>324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aphorst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6131" office:value-type="float">
            <text:p>613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" office:value-type="float">
            <text:p>1</text:p>
          </table:table-cell>
          <table:table-cell table:formula="of:=SUM([.E530:.G530])" ns41:value-type="float" table:style-name="TL Data" office:value-type="float" office:value="387">
            <text:p>387</text:p>
          </table:table-cell>
          <table:table-cell table:formula="of:=100*[.G530]/[.H530]" ns41:value-type="float" table:style-name="TL Data" office:value-type="float" office:value="0.258397932816537">
            <text:p>0.26</text:p>
          </table:table-cell>
          <table:table-cell table:formula="of:=100*[.G530]/([.F530]+[.G530])" ns41:value-type="float" table:style-name="TL Data" office:value-type="float" office:value="0.4739336492891">
            <text:p>0.47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/>
          <table:table-cell table:formula="of:=SUM([.K530:.M530])" ns41:value-type="float" table:style-name="TL Data" office:value-type="float" office:value="1001">
            <text:p>1001</text:p>
          </table:table-cell>
          <table:table-cell table:formula="of:=100*[.M530]/[.N530]" ns41:value-type="float" table:style-name="TL Data" office:value-type="float" office:value="0">
            <text:p>0.00</text:p>
          </table:table-cell>
          <table:table-cell table:formula="of:=100*[.M530]/([.L530]+[.M530])" ns41:value-type="float" table:style-name="TL Data" office:value-type="float" office:value="0">
            <text:p>0.0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530]+[.N530]+[.Q530]+[.R530]+[.T530]+[.U530]+[.V530]+[.W530]" ns41:value-type="float" table:style-name="TL Data" office:value-type="float" office:value="1405">
            <text:p>140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6208" office:value-type="float">
            <text:p>620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" office:value-type="float">
            <text:p>2</text:p>
          </table:table-cell>
          <table:table-cell table:formula="of:=SUM([.E531:.G531])" ns41:value-type="float" table:style-name="TL Data" office:value-type="float" office:value="410">
            <text:p>410</text:p>
          </table:table-cell>
          <table:table-cell table:formula="of:=100*[.G531]/[.H531]" ns41:value-type="float" table:style-name="TL Data" office:value-type="float" office:value="0.487804878048781">
            <text:p>0.49</text:p>
          </table:table-cell>
          <table:table-cell table:formula="of:=100*[.G531]/([.F531]+[.G531])" ns41:value-type="float" table:style-name="TL Data" office:value-type="float" office:value="1.31578947368421">
            <text:p>1.3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/>
          <table:table-cell table:formula="of:=SUM([.K531:.M531])" ns41:value-type="float" table:style-name="TL Data" office:value-type="float" office:value="414">
            <text:p>414</text:p>
          </table:table-cell>
          <table:table-cell table:formula="of:=100*[.M531]/[.N531]" ns41:value-type="float" table:style-name="TL Data" office:value-type="float" office:value="0">
            <text:p>0.00</text:p>
          </table:table-cell>
          <table:table-cell table:formula="of:=100*[.M531]/([.L531]+[.M531])" ns41:value-type="float" table:style-name="TL Data" office:value-type="float" office:value="0">
            <text:p>0.00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531]+[.N531]+[.Q531]+[.R531]+[.T531]+[.U531]+[.V531]+[.W531]" ns41:value-type="float" table:style-name="TL Data" office:value-type="float" office:value="875">
            <text:p>87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ce23"/>
          <table:table-cell ns41:value-type="float" table:style-name="TL Data" office:value="6314" office:value-type="float">
            <text:p>6314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table:style-name="TL Data"/>
          <table:table-cell table:formula="of:=SUM([.E532:.G532])" ns41:value-type="float" table:style-name="TL Data" office:value-type="float" office:value="153">
            <text:p>153</text:p>
          </table:table-cell>
          <table:table-cell table:formula="of:=100*[.G532]/[.H532]" ns41:value-type="float" table:style-name="TL Data" office:value-type="float" office:value="0">
            <text:p>0.00</text:p>
          </table:table-cell>
          <table:table-cell table:formula="of:=100*[.G532]/([.F532]+[.G532])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table:style-name="TL Data"/>
          <table:table-cell table:formula="of:=SUM([.K532:.M532])" ns41:value-type="float" table:style-name="TL Data" office:value-type="float" office:value="185">
            <text:p>185</text:p>
          </table:table-cell>
          <table:table-cell table:formula="of:=100*[.M532]/[.N532]" ns41:value-type="float" table:style-name="TL Data" office:value-type="float" office:value="0">
            <text:p>0.00</text:p>
          </table:table-cell>
          <table:table-cell table:formula="of:=100*[.M532]/([.L532]+[.M532])" ns41:value-type="float" table:style-name="TL Data" office:value-type="float" office:value="0">
            <text:p>0.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532]+[.N532]+[.Q532]+[.R532]+[.T532]+[.U532]+[.V532]+[.W532]" ns41:value-type="float" table:style-name="TL Data" office:value-type="float" office:value="348">
            <text:p>34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riezenveen</text:p>
          </table:table-cell>
          <table:table-cell table:style-name="TL RowHeader"/>
          <table:table-cell table:style-name="ce23"/>
          <table:table-cell ns41:value-type="float" table:style-name="TL Data" office:value="6365" office:value-type="float">
            <text:p>63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table:formula="of:=SUM([.E533:.G533])" ns41:value-type="float" table:style-name="TL Data" office:value-type="float" office:value="186">
            <text:p>186</text:p>
          </table:table-cell>
          <table:table-cell table:formula="of:=100*[.G533]/[.H533]" ns41:value-type="float" table:style-name="TL Data" office:value-type="float" office:value="0">
            <text:p>0.00</text:p>
          </table:table-cell>
          <table:table-cell table:formula="of:=100*[.G533]/([.F533]+[.G533])" ns41:value-type="float" table:style-name="TL Data" office:value-type="float" office:value="0">
            <text:p>0.00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table:formula="of:=SUM([.K533:.M533])" ns41:value-type="float" table:style-name="TL Data" office:value-type="float" office:value="689">
            <text:p>689</text:p>
          </table:table-cell>
          <table:table-cell table:formula="of:=100*[.M533]/[.N533]" ns41:value-type="float" table:style-name="TL Data" office:value-type="float" office:value="0.435413642960813">
            <text:p>0.44</text:p>
          </table:table-cell>
          <table:table-cell table:formula="of:=100*[.M533]/([.L533]+[.M533])" ns41:value-type="float" table:style-name="TL Data" office:value-type="float" office:value="3.48837209302326">
            <text:p>3.4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533]+[.N533]+[.Q533]+[.R533]+[.T533]+[.U533]+[.V533]+[.W533]" ns41:value-type="float" table:style-name="TL Data" office:value-type="float" office:value="876">
            <text:p>87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aksbergen</text:p>
          </table:table-cell>
          <table:table-cell table:style-name="TL RowHeader"/>
          <table:table-cell table:style-name="ce23"/>
          <table:table-cell ns41:value-type="float" table:style-name="TL Data" office:value="6516" office:value-type="float">
            <text:p>65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" office:value-type="float">
            <text:p>3</text:p>
          </table:table-cell>
          <table:table-cell table:formula="of:=SUM([.E534:.G534])" ns41:value-type="float" table:style-name="TL Data" office:value-type="float" office:value="218">
            <text:p>218</text:p>
          </table:table-cell>
          <table:table-cell table:formula="of:=100*[.G534]/[.H534]" ns41:value-type="float" table:style-name="TL Data" office:value-type="float" office:value="1.37614678899083">
            <text:p>1.38</text:p>
          </table:table-cell>
          <table:table-cell table:formula="of:=100*[.G534]/([.F534]+[.G534])" ns41:value-type="float" table:style-name="TL Data" office:value-type="float" office:value="1.93548387096774">
            <text:p>1.9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formula="of:=SUM([.K534:.M534])" ns41:value-type="float" table:style-name="TL Data" office:value-type="float" office:value="112">
            <text:p>112</text:p>
          </table:table-cell>
          <table:table-cell table:formula="of:=100*[.M534]/[.N534]" ns41:value-type="float" table:style-name="TL Data" office:value-type="float" office:value="1.78571428571429">
            <text:p>1.79</text:p>
          </table:table-cell>
          <table:table-cell table:formula="of:=100*[.M534]/([.L534]+[.M534])" ns41:value-type="float" table:style-name="TL Data" office:value-type="float" office:value="8">
            <text:p>8.0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534]+[.N534]+[.Q534]+[.R534]+[.T534]+[.U534]+[.V534]+[.W534]" ns41:value-type="float" table:style-name="TL Data" office:value-type="float" office:value="347">
            <text:p>3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eenwijk</text:p>
          </table:table-cell>
          <table:table-cell table:style-name="TL RowHeader"/>
          <table:table-cell table:style-name="ce23"/>
          <table:table-cell ns41:value-type="float" table:style-name="TL Data" office:value="6660" office:value-type="float">
            <text:p>666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784" office:value-type="float">
            <text:p>784</text:p>
          </table:table-cell>
          <table:table-cell table:style-name="TL Data"/>
          <table:table-cell table:formula="of:=SUM([.E535:.G535])" ns41:value-type="float" table:style-name="TL Data" office:value-type="float" office:value="1100">
            <text:p>1100</text:p>
          </table:table-cell>
          <table:table-cell table:formula="of:=100*[.G535]/[.H535]" ns41:value-type="float" table:style-name="TL Data" office:value-type="float" office:value="0">
            <text:p>0.00</text:p>
          </table:table-cell>
          <table:table-cell table:formula="of:=100*[.G535]/([.F535]+[.G535])" ns41:value-type="float" table:style-name="TL Data" office:value-type="float" office:value="0">
            <text:p>0.0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table:formula="of:=SUM([.K535:.M535])" ns41:value-type="float" table:style-name="TL Data" office:value-type="float" office:value="276">
            <text:p>276</text:p>
          </table:table-cell>
          <table:table-cell table:formula="of:=100*[.M535]/[.N535]" ns41:value-type="float" table:style-name="TL Data" office:value-type="float" office:value="0">
            <text:p>0.00</text:p>
          </table:table-cell>
          <table:table-cell table:formula="of:=100*[.M535]/([.L535]+[.M535])" ns41:value-type="float" table:style-name="TL Data" office:value-type="float" office:value="0">
            <text:p>0.0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table:formula="of:=[.H535]+[.N535]+[.Q535]+[.R535]+[.T535]+[.U535]+[.V535]+[.W535]" ns41:value-type="float" table:style-name="TL Data" office:value-type="float" office:value="1463">
            <text:p>146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ijssen</text:p>
          </table:table-cell>
          <table:table-cell table:style-name="TL RowHeader"/>
          <table:table-cell table:style-name="ce23"/>
          <table:table-cell ns41:value-type="float" table:style-name="TL Data" office:value="6815" office:value-type="float">
            <text:p>681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7" office:value-type="float">
            <text:p>7</text:p>
          </table:table-cell>
          <table:table-cell table:formula="of:=SUM([.E536:.G536])" ns41:value-type="float" table:style-name="TL Data" office:value-type="float" office:value="1068">
            <text:p>1068</text:p>
          </table:table-cell>
          <table:table-cell table:formula="of:=100*[.G536]/[.H536]" ns41:value-type="float" table:style-name="TL Data" office:value-type="float" office:value="0.655430711610487">
            <text:p>0.66</text:p>
          </table:table-cell>
          <table:table-cell table:formula="of:=100*[.G536]/([.F536]+[.G536])" ns41:value-type="float" table:style-name="TL Data" office:value-type="float" office:value="1.43737166324435">
            <text:p>1.4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SUM([.K536:.M536])" ns41:value-type="float" table:style-name="TL Data" office:value-type="float" office:value="122">
            <text:p>122</text:p>
          </table:table-cell>
          <table:table-cell table:formula="of:=100*[.M536]/[.N536]" ns41:value-type="float" table:style-name="TL Data" office:value-type="float" office:value="0">
            <text:p>0.00</text:p>
          </table:table-cell>
          <table:table-cell table:formula="of:=100*[.M536]/([.L536]+[.M536])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536]+[.N536]+[.Q536]+[.R536]+[.T536]+[.U536]+[.V536]+[.W536]" ns41:value-type="float" table:style-name="TL Data" office:value-type="float" office:value="1191">
            <text:p>119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rne</text:p>
          </table:table-cell>
          <table:table-cell table:style-name="TL RowHeader"/>
          <table:table-cell table:style-name="ce23"/>
          <table:table-cell ns41:value-type="float" table:style-name="TL Data" office:value="6975" office:value-type="float">
            <text:p>697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" office:value-type="float">
            <text:p>2</text:p>
          </table:table-cell>
          <table:table-cell table:formula="of:=SUM([.E537:.G537])" ns41:value-type="float" table:style-name="TL Data" office:value-type="float" office:value="717">
            <text:p>717</text:p>
          </table:table-cell>
          <table:table-cell table:formula="of:=100*[.G537]/[.H537]" ns41:value-type="float" table:style-name="TL Data" office:value-type="float" office:value="0.278940027894003">
            <text:p>0.28</text:p>
          </table:table-cell>
          <table:table-cell table:formula="of:=100*[.G537]/([.F537]+[.G537])" ns41:value-type="float" table:style-name="TL Data" office:value-type="float" office:value="0.36036036036036">
            <text:p>0.3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SUM([.K537:.M537])" ns41:value-type="float" table:style-name="TL Data" office:value-type="float" office:value="142">
            <text:p>142</text:p>
          </table:table-cell>
          <table:table-cell table:formula="of:=100*[.M537]/[.N537]" ns41:value-type="float" table:style-name="TL Data" office:value-type="float" office:value="0">
            <text:p>0.00</text:p>
          </table:table-cell>
          <table:table-cell table:formula="of:=100*[.M537]/([.L537]+[.M537])" ns41:value-type="float" table:style-name="TL Data" office:value-type="float" office:value="0">
            <text:p>0.0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537]+[.N537]+[.Q537]+[.R537]+[.T537]+[.U537]+[.V537]+[.W537]" ns41:value-type="float" table:style-name="TL Data" office:value-type="float" office:value="879">
            <text:p>8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wollerkerspel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7157" office:value-type="float">
            <text:p>715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" office:value-type="float">
            <text:p>2</text:p>
          </table:table-cell>
          <table:table-cell table:formula="of:=SUM([.E538:.G538])" ns41:value-type="float" table:style-name="TL Data" office:value-type="float" office:value="511">
            <text:p>511</text:p>
          </table:table-cell>
          <table:table-cell table:formula="of:=100*[.G538]/[.H538]" ns41:value-type="float" table:style-name="TL Data" office:value-type="float" office:value="0.391389432485323">
            <text:p>0.39</text:p>
          </table:table-cell>
          <table:table-cell table:formula="of:=100*[.G538]/([.F538]+[.G538])" ns41:value-type="float" table:style-name="TL Data" office:value-type="float" office:value="0.597014925373134">
            <text:p>0.6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" office:value-type="float">
            <text:p>2</text:p>
          </table:table-cell>
          <table:table-cell table:formula="of:=SUM([.K538:.M538])" ns41:value-type="float" table:style-name="TL Data" office:value-type="float" office:value="421">
            <text:p>421</text:p>
          </table:table-cell>
          <table:table-cell table:formula="of:=100*[.M538]/[.N538]" ns41:value-type="float" table:style-name="TL Data" office:value-type="float" office:value="0.475059382422803">
            <text:p>0.48</text:p>
          </table:table-cell>
          <table:table-cell table:formula="of:=100*[.M538]/([.L538]+[.M538])" ns41:value-type="float" table:style-name="TL Data" office:value-type="float" office:value="1.6260162601626">
            <text:p>1.63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6"/>
          <table:table-cell table:formula="of:=[.H538]+[.N538]+[.Q538]+[.R538]+[.T538]+[.U538]+[.V538]+[.W538]" ns41:value-type="float" table:style-name="TL Data" office:value-type="float" office:value="981">
            <text:p>98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aalte</text:p>
          </table:table-cell>
          <table:table-cell table:style-name="TL RowHeader"/>
          <table:table-cell table:style-name="ce23"/>
          <table:table-cell ns41:value-type="float" table:style-name="TL Data" office:value="7616" office:value-type="float">
            <text:p>761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/>
          <table:table-cell table:formula="of:=SUM([.E539:.G539])" ns41:value-type="float" table:style-name="TL Data" office:value-type="float" office:value="471">
            <text:p>471</text:p>
          </table:table-cell>
          <table:table-cell table:formula="of:=100*[.G539]/[.H539]" ns41:value-type="float" table:style-name="TL Data" office:value-type="float" office:value="0">
            <text:p>0.00</text:p>
          </table:table-cell>
          <table:table-cell table:formula="of:=100*[.G539]/([.F539]+[.G539])" ns41:value-type="float" table:style-name="TL Data" office:value-type="float" office:value="0">
            <text:p>0.00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/>
          <table:table-cell table:formula="of:=SUM([.K539:.M539])" ns41:value-type="float" table:style-name="TL Data" office:value-type="float" office:value="963">
            <text:p>963</text:p>
          </table:table-cell>
          <table:table-cell table:formula="of:=100*[.M539]/[.N539]" ns41:value-type="float" table:style-name="TL Data" office:value-type="float" office:value="0">
            <text:p>0.00</text:p>
          </table:table-cell>
          <table:table-cell table:formula="of:=100*[.M539]/([.L539]+[.M539])" ns41:value-type="float" table:style-name="TL Data" office:value-type="float" office:value="0">
            <text:p>0.0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539]+[.N539]+[.Q539]+[.R539]+[.T539]+[.U539]+[.V539]+[.W539]" ns41:value-type="float" table:style-name="TL Data" office:value-type="float" office:value="1463">
            <text:p>146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ubberg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7623" office:value-type="float">
            <text:p>76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table:formula="of:=SUM([.E540:.G540])" ns41:value-type="float" table:style-name="TL Data" office:value-type="float" office:value="78">
            <text:p>78</text:p>
          </table:table-cell>
          <table:table-cell table:formula="of:=100*[.G540]/[.H540]" ns41:value-type="float" table:style-name="TL Data" office:value-type="float" office:value="6.41025641025641">
            <text:p>6.41</text:p>
          </table:table-cell>
          <table:table-cell table:formula="of:=100*[.G540]/([.F540]+[.G540])" ns41:value-type="float" table:style-name="TL Data" office:value-type="float" office:value="7.93650793650794">
            <text:p>7.9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SUM([.K540:.M540])" ns41:value-type="float" table:style-name="TL Data" office:value-type="float" office:value="202">
            <text:p>202</text:p>
          </table:table-cell>
          <table:table-cell table:formula="of:=100*[.M540]/[.N540]" ns41:value-type="float" table:style-name="TL Data" office:value-type="float" office:value="0">
            <text:p>0.00</text:p>
          </table:table-cell>
          <table:table-cell table:formula="of:=100*[.M540]/([.L540]+[.M540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540]+[.N540]+[.Q540]+[.R540]+[.T540]+[.U540]+[.V540]+[.W540]" ns41:value-type="float" table:style-name="TL Data" office:value-type="float" office:value="280">
            <text:p>2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ldenzaal</text:p>
          </table:table-cell>
          <table:table-cell table:style-name="TL RowHeader"/>
          <table:table-cell table:style-name="ce23"/>
          <table:table-cell ns41:value-type="float" table:style-name="TL Data" office:value="7685" office:value-type="float">
            <text:p>7685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9" office:value-type="float">
            <text:p>9</text:p>
          </table:table-cell>
          <table:table-cell table:formula="of:=SUM([.E541:.G541])" ns41:value-type="float" table:style-name="TL Data" office:value-type="float" office:value="1185">
            <text:p>1185</text:p>
          </table:table-cell>
          <table:table-cell table:formula="of:=100*[.G541]/[.H541]" ns41:value-type="float" table:style-name="TL Data" office:value-type="float" office:value="0.759493670886076">
            <text:p>0.76</text:p>
          </table:table-cell>
          <table:table-cell table:formula="of:=100*[.G541]/([.F541]+[.G541])" ns41:value-type="float" table:style-name="TL Data" office:value-type="float" office:value="1.01580135440181">
            <text:p>1.0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table:formula="of:=SUM([.K541:.M541])" ns41:value-type="float" table:style-name="TL Data" office:value-type="float" office:value="219">
            <text:p>219</text:p>
          </table:table-cell>
          <table:table-cell table:formula="of:=100*[.M541]/[.N541]" ns41:value-type="float" table:style-name="TL Data" office:value-type="float" office:value="0">
            <text:p>0.00</text:p>
          </table:table-cell>
          <table:table-cell table:formula="of:=100*[.M541]/([.L541]+[.M541])" ns41:value-type="float" table:style-name="TL Data" office:value-type="float" office:value="0">
            <text:p>0.0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formula="of:=[.H541]+[.N541]+[.Q541]+[.R541]+[.T541]+[.U541]+[.V541]+[.W541]" ns41:value-type="float" table:style-name="TL Data" office:value-type="float" office:value="1459">
            <text:p>145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erden</text:p>
          </table:table-cell>
          <table:table-cell table:style-name="TL RowHeader"/>
          <table:table-cell table:style-name="ce23"/>
          <table:table-cell ns41:value-type="float" table:style-name="TL Data" office:value="8519" office:value-type="float">
            <text:p>851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" office:value-type="float">
            <text:p>8</text:p>
          </table:table-cell>
          <table:table-cell table:formula="of:=SUM([.E542:.G542])" ns41:value-type="float" table:style-name="TL Data" office:value-type="float" office:value="296">
            <text:p>296</text:p>
          </table:table-cell>
          <table:table-cell table:formula="of:=100*[.G542]/[.H542]" ns41:value-type="float" table:style-name="TL Data" office:value-type="float" office:value="2.7027027027027">
            <text:p>2.70</text:p>
          </table:table-cell>
          <table:table-cell table:formula="of:=100*[.G542]/([.F542]+[.G542])" ns41:value-type="float" table:style-name="TL Data" office:value-type="float" office:value="4.51977401129944">
            <text:p>4.5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K542:.M542])" ns41:value-type="float" table:style-name="TL Data" office:value-type="float" office:value="286">
            <text:p>286</text:p>
          </table:table-cell>
          <table:table-cell table:formula="of:=100*[.M542]/[.N542]" ns41:value-type="float" table:style-name="TL Data" office:value-type="float" office:value="0">
            <text:p>0.00</text:p>
          </table:table-cell>
          <table:table-cell table:formula="of:=100*[.M542]/([.L542]+[.M542])" ns41:value-type="float" table:style-name="TL Data" office:value-type="float" office:value="0">
            <text:p>0.0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table:formula="of:=[.H542]+[.N542]+[.Q542]+[.R542]+[.T542]+[.U542]+[.V542]+[.W542]" ns41:value-type="float" table:style-name="TL Data" office:value-type="float" office:value="603">
            <text:p>60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vereest</text:p>
          </table:table-cell>
          <table:table-cell table:style-name="TL RowHeader"/>
          <table:table-cell table:style-name="ce23"/>
          <table:table-cell ns41:value-type="float" table:style-name="TL Data" office:value="8855" office:value-type="float">
            <text:p>885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9" office:value-type="float">
            <text:p>9</text:p>
          </table:table-cell>
          <table:table-cell table:formula="of:=SUM([.E543:.G543])" ns41:value-type="float" table:style-name="TL Data" office:value-type="float" office:value="893">
            <text:p>893</text:p>
          </table:table-cell>
          <table:table-cell table:formula="of:=100*[.G543]/[.H543]" ns41:value-type="float" table:style-name="TL Data" office:value-type="float" office:value="1.00783874580067">
            <text:p>1.01</text:p>
          </table:table-cell>
          <table:table-cell table:formula="of:=100*[.G543]/([.F543]+[.G543])" ns41:value-type="float" table:style-name="TL Data" office:value-type="float" office:value="1.68224299065421">
            <text:p>1.68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14" office:value-type="float">
            <text:p>314</text:p>
          </table:table-cell>
          <table:table-cell table:style-name="TL Data"/>
          <table:table-cell table:formula="of:=SUM([.K543:.M543])" ns41:value-type="float" table:style-name="TL Data" office:value-type="float" office:value="671">
            <text:p>671</text:p>
          </table:table-cell>
          <table:table-cell table:formula="of:=100*[.M543]/[.N543]" ns41:value-type="float" table:style-name="TL Data" office:value-type="float" office:value="0">
            <text:p>0.00</text:p>
          </table:table-cell>
          <table:table-cell table:formula="of:=100*[.M543]/([.L543]+[.M543])" ns41:value-type="float" table:style-name="TL Data" office:value-type="float" office:value="0">
            <text:p>0.00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table:formula="of:=[.H543]+[.N543]+[.Q543]+[.R543]+[.T543]+[.U543]+[.V543]+[.W543]" ns41:value-type="float" table:style-name="TL Data" office:value-type="float" office:value="1744">
            <text:p>1744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llendoor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0552" office:value-type="float">
            <text:p>1055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1" office:value-type="float">
            <text:p>1</text:p>
          </table:table-cell>
          <table:table-cell table:formula="of:=SUM([.E544:.G544])" ns41:value-type="float" table:style-name="TL Data" office:value-type="float" office:value="1029">
            <text:p>1029</text:p>
          </table:table-cell>
          <table:table-cell table:formula="of:=100*[.G544]/[.H544]" ns41:value-type="float" table:style-name="TL Data" office:value-type="float" office:value="0.0971817298347911">
            <text:p>0.10</text:p>
          </table:table-cell>
          <table:table-cell table:formula="of:=100*[.G544]/([.F544]+[.G544])" ns41:value-type="float" table:style-name="TL Data" office:value-type="float" office:value="0.159744408945687">
            <text:p>0.16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formula="of:=SUM([.K544:.M544])" ns41:value-type="float" table:style-name="TL Data" office:value-type="float" office:value="357">
            <text:p>357</text:p>
          </table:table-cell>
          <table:table-cell table:formula="of:=100*[.M544]/[.N544]" ns41:value-type="float" table:style-name="TL Data" office:value-type="float" office:value="0.280112044817927">
            <text:p>0.28</text:p>
          </table:table-cell>
          <table:table-cell table:formula="of:=100*[.M544]/([.L544]+[.M544])" ns41:value-type="float" table:style-name="TL Data" office:value-type="float" office:value="1.72413793103448">
            <text:p>1.7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[.H544]+[.N544]+[.Q544]+[.R544]+[.T544]+[.U544]+[.V544]+[.W544]" ns41:value-type="float" table:style-name="TL Data" office:value-type="float" office:value="1418">
            <text:p>14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bt-Hardenberg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0988" office:value-type="float">
            <text:p>1098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SUM([.E545:.G545])" ns41:value-type="float" table:style-name="TL Data" office:value-type="float" office:value="90">
            <text:p>90</text:p>
          </table:table-cell>
          <table:table-cell table:formula="of:=100*[.G545]/[.H545]" ns41:value-type="float" table:style-name="TL Data" office:value-type="float" office:value="0">
            <text:p>0.00</text:p>
          </table:table-cell>
          <table:table-cell table:formula="of:=100*[.G545]/([.F545]+[.G545])" ns41:value-type="float" table:style-name="TL Data" office:value-type="float" office:value="0">
            <text:p>0.0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K545:.M545])" ns41:value-type="float" table:style-name="TL Data" office:value-type="float" office:value="70">
            <text:p>70</text:p>
          </table:table-cell>
          <table:table-cell table:formula="of:=100*[.M545]/[.N545]" ns41:value-type="float" table:style-name="TL Data" office:value-type="float" office:value="0">
            <text:p>0.00</text:p>
          </table:table-cell>
          <table:table-cell table:formula="of:=100*[.M545]/([.L545]+[.M545])" ns41:value-type="float" table:style-name="TL Data" office:value-type="float" office:value="0">
            <text:p>0.0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545]+[.N545]+[.Q545]+[.R545]+[.T545]+[.U545]+[.V545]+[.W545]" ns41:value-type="float" table:style-name="TL Data" office:value-type="float" office:value="166">
            <text:p>16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osser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2635" office:value-type="float">
            <text:p>1263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6" office:value-type="float">
            <text:p>6</text:p>
          </table:table-cell>
          <table:table-cell table:formula="of:=SUM([.E546:.G546])" ns41:value-type="float" table:style-name="TL Data" office:value-type="float" office:value="976">
            <text:p>976</text:p>
          </table:table-cell>
          <table:table-cell table:formula="of:=100*[.G546]/[.H546]" ns41:value-type="float" table:style-name="TL Data" office:value-type="float" office:value="0.614754098360656">
            <text:p>0.61</text:p>
          </table:table-cell>
          <table:table-cell table:formula="of:=100*[.G546]/([.F546]+[.G546])" ns41:value-type="float" table:style-name="TL Data" office:value-type="float" office:value="0.77120822622108">
            <text:p>0.7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formula="of:=SUM([.K546:.M546])" ns41:value-type="float" table:style-name="TL Data" office:value-type="float" office:value="150">
            <text:p>150</text:p>
          </table:table-cell>
          <table:table-cell table:formula="of:=100*[.M546]/[.N546]" ns41:value-type="float" table:style-name="TL Data" office:value-type="float" office:value="0.666666666666667">
            <text:p>0.67</text:p>
          </table:table-cell>
          <table:table-cell table:formula="of:=100*[.M546]/([.L546]+[.M546])" ns41:value-type="float" table:style-name="TL Data" office:value-type="float" office:value="1.42857142857143">
            <text:p>1.4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546]+[.N546]+[.Q546]+[.R546]+[.T546]+[.U546]+[.V546]+[.W546]" ns41:value-type="float" table:style-name="TL Data" office:value-type="float" office:value="1143">
            <text:p>11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0448" office:value-type="float">
            <text:p>20448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336" office:value-type="float">
            <text:p>2336</text:p>
          </table:table-cell>
          <table:table-cell ns41:value-type="float" table:style-name="TL Data" office:value="4" office:value-type="float">
            <text:p>4</text:p>
          </table:table-cell>
          <table:table-cell table:formula="of:=SUM([.E547:.G547])" ns41:value-type="float" table:style-name="TL Data" office:value-type="float" office:value="3016">
            <text:p>3016</text:p>
          </table:table-cell>
          <table:table-cell table:formula="of:=100*[.G547]/[.H547]" ns41:value-type="float" table:style-name="TL Data" office:value-type="float" office:value="0.13262599469496">
            <text:p>0.13</text:p>
          </table:table-cell>
          <table:table-cell table:formula="of:=100*[.G547]/([.F547]+[.G547])" ns41:value-type="float" table:style-name="TL Data" office:value-type="float" office:value="0.170940170940171">
            <text:p>0.1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/>
          <table:table-cell table:formula="of:=SUM([.K547:.M547])" ns41:value-type="float" table:style-name="TL Data" office:value-type="float" office:value="621">
            <text:p>621</text:p>
          </table:table-cell>
          <table:table-cell table:formula="of:=100*[.M547]/[.N547]" ns41:value-type="float" table:style-name="TL Data" office:value-type="float" office:value="0">
            <text:p>0.00</text:p>
          </table:table-cell>
          <table:table-cell table:formula="of:=100*[.M547]/([.L547]+[.M547])" ns41:value-type="float" table:style-name="TL Data" office:value-type="float" office:value="0">
            <text:p>0.00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table:style-name="TL Data"/>
          <table:table-cell table:formula="of:=[.H547]+[.N547]+[.Q547]+[.R547]+[.T547]+[.U547]+[.V547]+[.W547]" ns41:value-type="float" table:style-name="TL Data" office:value-type="float" office:value="3924">
            <text:p>392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9" office:value-type="float">
            <text:p>14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onneker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1586" office:value-type="float">
            <text:p>2158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035" office:value-type="float">
            <text:p>2035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548:.G548])" ns41:value-type="float" table:style-name="TL Data" office:value-type="float" office:value="2382">
            <text:p>2382</text:p>
          </table:table-cell>
          <table:table-cell table:formula="of:=100*[.G548]/[.H548]" ns41:value-type="float" table:style-name="TL Data" office:value-type="float" office:value="0.839630562552477">
            <text:p>0.84</text:p>
          </table:table-cell>
          <table:table-cell table:formula="of:=100*[.G548]/([.F548]+[.G548])" ns41:value-type="float" table:style-name="TL Data" office:value-type="float" office:value="0.97323600973236">
            <text:p>0.9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" office:value-type="float">
            <text:p>1</text:p>
          </table:table-cell>
          <table:table-cell table:formula="of:=SUM([.K548:.M548])" ns41:value-type="float" table:style-name="TL Data" office:value-type="float" office:value="345">
            <text:p>345</text:p>
          </table:table-cell>
          <table:table-cell table:formula="of:=100*[.M548]/[.N548]" ns41:value-type="float" table:style-name="TL Data" office:value-type="float" office:value="0.289855072463768">
            <text:p>0.29</text:p>
          </table:table-cell>
          <table:table-cell table:formula="of:=100*[.M548]/([.L548]+[.M548])" ns41:value-type="float" table:style-name="TL Data" office:value-type="float" office:value="0.50251256281407">
            <text:p>0.50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548]+[.N548]+[.Q548]+[.R548]+[.T548]+[.U548]+[.V548]+[.W548]" ns41:value-type="float" table:style-name="TL Data" office:value-type="float" office:value="2781">
            <text:p>2781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lmelo</text:p>
          </table:table-cell>
          <table:table-cell table:style-name="TL RowHeader"/>
          <table:table-cell table:style-name="ce23"/>
          <table:table-cell ns41:value-type="float" table:style-name="TL Data" office:value="24006" office:value-type="float">
            <text:p>24006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2457" office:value-type="float">
            <text:p>2457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549:.G549])" ns41:value-type="float" table:style-name="TL Data" office:value-type="float" office:value="3757">
            <text:p>3757</text:p>
          </table:table-cell>
          <table:table-cell table:formula="of:=100*[.G549]/[.H549]" ns41:value-type="float" table:style-name="TL Data" office:value-type="float" office:value="0.479105669417088">
            <text:p>0.48</text:p>
          </table:table-cell>
          <table:table-cell table:formula="of:=100*[.G549]/([.F549]+[.G549])" ns41:value-type="float" table:style-name="TL Data" office:value-type="float" office:value="0.727272727272727">
            <text:p>0.7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" office:value-type="float">
            <text:p>5</text:p>
          </table:table-cell>
          <table:table-cell table:formula="of:=SUM([.K549:.M549])" ns41:value-type="float" table:style-name="TL Data" office:value-type="float" office:value="567">
            <text:p>567</text:p>
          </table:table-cell>
          <table:table-cell table:formula="of:=100*[.M549]/[.N549]" ns41:value-type="float" table:style-name="TL Data" office:value-type="float" office:value="0.881834215167548">
            <text:p>0.88</text:p>
          </table:table-cell>
          <table:table-cell table:formula="of:=100*[.M549]/([.L549]+[.M549])" ns41:value-type="float" table:style-name="TL Data" office:value-type="float" office:value="2.5">
            <text:p>2.50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H549]+[.N549]+[.Q549]+[.R549]+[.T549]+[.U549]+[.V549]+[.W549]" ns41:value-type="float" table:style-name="TL Data" office:value-type="float" office:value="4426">
            <text:p>442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ce23"/>
          <table:table-cell ns41:value-type="float" table:style-name="TL Data" office:value="25231" office:value-type="float">
            <text:p>25231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3118" office:value-type="float">
            <text:p>3118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550:.G550])" ns41:value-type="float" table:style-name="TL Data" office:value-type="float" office:value="3999">
            <text:p>3999</text:p>
          </table:table-cell>
          <table:table-cell table:formula="of:=100*[.G550]/[.H550]" ns41:value-type="float" table:style-name="TL Data" office:value-type="float" office:value="0.425106276569142">
            <text:p>0.43</text:p>
          </table:table-cell>
          <table:table-cell table:formula="of:=100*[.G550]/([.F550]+[.G550])" ns41:value-type="float" table:style-name="TL Data" office:value-type="float" office:value="0.542264752791069">
            <text:p>0.54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" office:value-type="float">
            <text:p>1</text:p>
          </table:table-cell>
          <table:table-cell table:formula="of:=SUM([.K550:.M550])" ns41:value-type="float" table:style-name="TL Data" office:value-type="float" office:value="822">
            <text:p>822</text:p>
          </table:table-cell>
          <table:table-cell table:formula="of:=100*[.M550]/[.N550]" ns41:value-type="float" table:style-name="TL Data" office:value-type="float" office:value="0.121654501216545">
            <text:p>0.12</text:p>
          </table:table-cell>
          <table:table-cell table:formula="of:=100*[.M550]/([.L550]+[.M550])" ns41:value-type="float" table:style-name="TL Data" office:value-type="float" office:value="0.254452926208651">
            <text:p>0.2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[.H550]+[.N550]+[.Q550]+[.R550]+[.T550]+[.U550]+[.V550]+[.W550]" ns41:value-type="float" table:style-name="TL Data" office:value-type="float" office:value="4931">
            <text:p>493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TL RowHeader"/>
          <table:table-cell table:style-name="ce23"/>
          <table:table-cell ns41:value-type="float" table:style-name="TL Data" office:value="32483" office:value-type="float">
            <text:p>32483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4367" office:value-type="float">
            <text:p>4367</text:p>
          </table:table-cell>
          <table:table-cell ns41:value-type="float" table:style-name="TL Data" office:value="39" office:value-type="float">
            <text:p>39</text:p>
          </table:table-cell>
          <table:table-cell table:formula="of:=SUM([.E551:.G551])" ns41:value-type="float" table:style-name="TL Data" office:value-type="float" office:value="5516">
            <text:p>5516</text:p>
          </table:table-cell>
          <table:table-cell table:formula="of:=100*[.G551]/[.H551]" ns41:value-type="float" table:style-name="TL Data" office:value-type="float" office:value="0.7070340826686">
            <office:annotation draw:style-name="gr1" svg:height="0.766cm" draw:caption-point-y="1.067cm" svg:width="2.241cm" svg:x="16.529cm" draw:caption-point-x="0.269cm" svg:y="249.582cm" draw:text-style-name="P1">
              <dc:creator>CDM</dc:creator>
              <dc:date>2014-12-12T00:00:00</dc:date>
              <text:p text:style-name="P1"><text:span text:style-name="T1">0,47</text:span></text:p>
              <text:p text:style-name="P1"><text:span text:style-name="T2"/></text:p>
            </office:annotation>
            <text:p>0.71</text:p>
          </table:table-cell>
          <table:table-cell table:formula="of:=100*[.G551]/([.F551]+[.G551])" ns41:value-type="float" table:style-name="TL Data" office:value-type="float" office:value="0.88515660463005">
            <office:annotation draw:style-name="gr1" svg:height="0.634cm" draw:caption-point-y="1.067cm" svg:width="1.707cm" svg:x="18.319cm" draw:caption-point-x="1.276cm" svg:y="249.582cm" draw:text-style-name="P1">
              <dc:creator>CDM</dc:creator>
              <dc:date>2014-12-12T00:00:00</dc:date>
              <text:p text:style-name="P1"><text:span text:style-name="T1">0,59</text:span></text:p>
              <text:p text:style-name="P1"><text:span text:style-name="T2"/></text:p>
            </office:annotation>
            <text:p>0.89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" office:value-type="float">
            <text:p>3</text:p>
          </table:table-cell>
          <table:table-cell table:formula="of:=SUM([.K551:.M551])" ns41:value-type="float" table:style-name="TL Data" office:value-type="float" office:value="954">
            <text:p>954</text:p>
          </table:table-cell>
          <table:table-cell table:formula="of:=100*[.M551]/[.N551]" ns41:value-type="float" table:style-name="TL Data" office:value-type="float" office:value="0.314465408805031">
            <text:p>0.31</text:p>
          </table:table-cell>
          <table:table-cell table:formula="of:=100*[.M551]/([.L551]+[.M551])" ns41:value-type="float" table:style-name="TL Data" office:value-type="float" office:value="0.753768844221106">
            <text:p>0.7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formula="of:=[.H551]+[.N551]+[.Q551]+[.R551]+[.T551]+[.U551]+[.V551]+[.W551]" ns41:value-type="float" table:style-name="TL Data" office:value-type="float" office:value="6797">
            <text:p>679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/>
          <table:table-cell table:style-name="ce23"/>
          <table:table-cell ns41:value-type="float" table:style-name="TL Data" office:value="34597" office:value-type="float">
            <text:p>34597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4826" office:value-type="float">
            <text:p>4826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552:.G552])" ns41:value-type="float" table:style-name="TL Data" office:value-type="float" office:value="6132">
            <text:p>6132</text:p>
          </table:table-cell>
          <table:table-cell table:formula="of:=100*[.G552]/[.H552]" ns41:value-type="float" table:style-name="TL Data" office:value-type="float" office:value="0.554468362687541">
            <text:p>0.55</text:p>
          </table:table-cell>
          <table:table-cell table:formula="of:=100*[.G552]/([.F552]+[.G552])" ns41:value-type="float" table:style-name="TL Data" office:value-type="float" office:value="0.699588477366255">
            <text:p>0.70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29" office:value-type="float">
            <text:p>529</text:p>
          </table:table-cell>
          <table:table-cell table:style-name="TL Data"/>
          <table:table-cell table:formula="of:=SUM([.K552:.M552])" ns41:value-type="float" table:style-name="TL Data" office:value-type="float" office:value="1103">
            <text:p>1103</text:p>
          </table:table-cell>
          <table:table-cell table:formula="of:=100*[.M552]/[.N552]" ns41:value-type="float" table:style-name="TL Data" office:value-type="float" office:value="0">
            <text:p>0.00</text:p>
          </table:table-cell>
          <table:table-cell table:formula="of:=100*[.M552]/([.L552]+[.M552])" ns41:value-type="float" table:style-name="TL Data" office:value-type="float" office:value="0">
            <text:p>0.00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552]+[.N552]+[.Q552]+[.R552]+[.T552]+[.U552]+[.V552]+[.W552]" ns41:value-type="float" table:style-name="TL Data" office:value-type="float" office:value="7568">
            <text:p>756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TL RowHeader"/>
          <table:table-cell table:style-name="ce23"/>
          <table:table-cell ns41:value-type="float" table:style-name="TL Data" office:value="41373" office:value-type="float">
            <text:p>41373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5736" office:value-type="float">
            <text:p>5736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553:.G553])" ns41:value-type="float" table:style-name="TL Data" office:value-type="float" office:value="6786">
            <text:p>6786</text:p>
          </table:table-cell>
          <table:table-cell table:formula="of:=100*[.G553]/[.H553]" ns41:value-type="float" table:style-name="TL Data" office:value-type="float" office:value="0.471559092248747">
            <text:p>0.47</text:p>
          </table:table-cell>
          <table:table-cell table:formula="of:=100*[.G553]/([.F553]+[.G553])" ns41:value-type="float" table:style-name="TL Data" office:value-type="float" office:value="0.554785020804438">
            <text:p>0.55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3" office:value-type="float">
            <text:p>3</text:p>
          </table:table-cell>
          <table:table-cell table:formula="of:=SUM([.K553:.M553])" ns41:value-type="float" table:style-name="TL Data" office:value-type="float" office:value="1039">
            <text:p>1039</text:p>
          </table:table-cell>
          <table:table-cell table:formula="of:=100*[.M553]/[.N553]" ns41:value-type="float" table:style-name="TL Data" office:value-type="float" office:value="0.288739172281039">
            <text:p>0.29</text:p>
          </table:table-cell>
          <table:table-cell table:formula="of:=100*[.M553]/([.L553]+[.M553])" ns41:value-type="float" table:style-name="TL Data" office:value-type="float" office:value="0.50251256281407">
            <text:p>0.50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formula="of:=[.H553]+[.N553]+[.Q553]+[.R553]+[.T553]+[.U553]+[.V553]+[.W553]" ns41:value-type="float" table:style-name="TL Data" office:value-type="float" office:value="7941">
            <text:p>7941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e Schans</text:p>
          </table:table-cell>
          <table:table-cell table:style-name="TL RowHeader"/>
          <table:table-cell table:style-name="ce23"/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/>
          <table:table-cell table:formula="of:=SUM([.E554:.G554])" ns41:value-type="float" table:style-name="TL Data" office:value-type="float" office:value="323">
            <text:p>323</text:p>
          </table:table-cell>
          <table:table-cell table:formula="of:=100*[.G554]/[.H554]" ns41:value-type="float" table:style-name="TL Data" office:value-type="float" office:value="0">
            <text:p>0.00</text:p>
          </table:table-cell>
          <table:table-cell table:formula="of:=100*[.G554]/([.F554]+[.G554])" ns41:value-type="float" table:style-name="TL Data" office:value-type="float" office:value="0">
            <text:p>0.0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554:.M554])" ns41:value-type="float" table:style-name="TL Data" office:value-type="float" office:value="58">
            <text:p>58</text:p>
          </table:table-cell>
          <table:table-cell table:formula="of:=100*[.M554]/[.N554]" ns41:value-type="float" table:style-name="TL Data" office:value-type="float" office:value="0">
            <text:p>0.00</text:p>
          </table:table-cell>
          <table:table-cell table:formula="of:=100*[.M554]/([.L554]+[.M554])" ns41:value-type="float" table:style-name="TL Data" office:value-type="float" office:value="0">
            <text:p>0.0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table:formula="of:=[.H554]+[.N554]+[.Q554]+[.R554]+[.T554]+[.U554]+[.V554]+[.W554]" ns41:value-type="float" table:style-name="TL Data" office:value-type="float" office:value="403">
            <text:p>403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antens</text:p>
          </table:table-cell>
          <table:table-cell table:style-name="TL RowHeader"/>
          <table:table-cell table:style-name="ce23"/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" office:value-type="float">
            <text:p>6</text:p>
          </table:table-cell>
          <table:table-cell table:formula="of:=SUM([.E555:.G555])" ns41:value-type="float" table:style-name="TL Data" office:value-type="float" office:value="289">
            <text:p>289</text:p>
          </table:table-cell>
          <table:table-cell table:formula="of:=100*[.G555]/[.H555]" ns41:value-type="float" table:style-name="TL Data" office:value-type="float" office:value="2.07612456747405">
            <text:p>2.08</text:p>
          </table:table-cell>
          <table:table-cell table:formula="of:=100*[.G555]/([.F555]+[.G555])" ns41:value-type="float" table:style-name="TL Data" office:value-type="float" office:value="3.8961038961039">
            <text:p>3.9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SUM([.K555:.M555])" ns41:value-type="float" table:style-name="TL Data" office:value-type="float" office:value="212">
            <text:p>212</text:p>
          </table:table-cell>
          <table:table-cell table:formula="of:=100*[.M555]/[.N555]" ns41:value-type="float" table:style-name="TL Data" office:value-type="float" office:value="0">
            <text:p>0.00</text:p>
          </table:table-cell>
          <table:table-cell table:formula="of:=100*[.M555]/([.L555]+[.M555])" ns41:value-type="float" table:style-name="TL Data" office:value-type="float" office:value="0">
            <text:p>0.0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555]+[.N555]+[.Q555]+[.R555]+[.T555]+[.U555]+[.V555]+[.W555]" ns41:value-type="float" table:style-name="TL Data" office:value-type="float" office:value="513">
            <text:p>5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loosterburen</text:p>
          </table:table-cell>
          <table:table-cell table:style-name="TL RowHeader"/>
          <table:table-cell table:style-name="ce23"/>
          <table:table-cell ns41:value-type="float" table:style-name="TL Data" office:value="2085" office:value-type="float">
            <text:p>208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/>
          <table:table-cell table:formula="of:=SUM([.E556:.G556])" ns41:value-type="float" table:style-name="TL Data" office:value-type="float" office:value="302">
            <text:p>302</text:p>
          </table:table-cell>
          <table:table-cell table:formula="of:=100*[.G556]/[.H556]" ns41:value-type="float" table:style-name="TL Data" office:value-type="float" office:value="0">
            <text:p>0.00</text:p>
          </table:table-cell>
          <table:table-cell table:formula="of:=100*[.G556]/([.F556]+[.G556])" ns41:value-type="float" table:style-name="TL Data" office:value-type="float" office:value="0">
            <text:p>0.0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K556:.M556])" ns41:value-type="float" table:style-name="TL Data" office:value-type="float" office:value="83">
            <text:p>83</text:p>
          </table:table-cell>
          <table:table-cell table:formula="of:=100*[.M556]/[.N556]" ns41:value-type="float" table:style-name="TL Data" office:value-type="float" office:value="0">
            <text:p>0.00</text:p>
          </table:table-cell>
          <table:table-cell table:formula="of:=100*[.M556]/([.L556]+[.M556])" ns41:value-type="float" table:style-name="TL Data" office:value-type="float" office:value="0">
            <text:p>0.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556]+[.N556]+[.Q556]+[.R556]+[.T556]+[.U556]+[.V556]+[.W556]" ns41:value-type="float" table:style-name="TL Data" office:value-type="float" office:value="395">
            <text:p>3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olda</text:p>
          </table:table-cell>
          <table:table-cell table:style-name="TL RowHeader"/>
          <table:table-cell table:style-name="ce23"/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/>
          <table:table-cell table:formula="of:=SUM([.E557:.G557])" ns41:value-type="float" table:style-name="TL Data" office:value-type="float" office:value="325">
            <text:p>325</text:p>
          </table:table-cell>
          <table:table-cell table:formula="of:=100*[.G557]/[.H557]" ns41:value-type="float" table:style-name="TL Data" office:value-type="float" office:value="0">
            <text:p>0.00</text:p>
          </table:table-cell>
          <table:table-cell table:formula="of:=100*[.G557]/([.F557]+[.G557])" ns41:value-type="float" table:style-name="TL Data" office:value-type="float" office:value="0">
            <text:p>0.0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K557:.M557])" ns41:value-type="float" table:style-name="TL Data" office:value-type="float" office:value="107">
            <text:p>107</text:p>
          </table:table-cell>
          <table:table-cell table:formula="of:=100*[.M557]/[.N557]" ns41:value-type="float" table:style-name="TL Data" office:value-type="float" office:value="0">
            <text:p>0.00</text:p>
          </table:table-cell>
          <table:table-cell table:formula="of:=100*[.M557]/([.L557]+[.M557])" ns41:value-type="float" table:style-name="TL Data" office:value-type="float" office:value="0">
            <text:p>0.0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H557]+[.N557]+[.Q557]+[.R557]+[.T557]+[.U557]+[.V557]+[.W557]" ns41:value-type="float" table:style-name="TL Data" office:value-type="float" office:value="492">
            <text:p>49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oordbroek</text:p>
          </table:table-cell>
          <table:table-cell table:style-name="TL RowHeader"/>
          <table:table-cell table:style-name="ce23"/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/>
          <table:table-cell table:formula="of:=SUM([.E558:.G558])" ns41:value-type="float" table:style-name="TL Data" office:value-type="float" office:value="366">
            <text:p>366</text:p>
          </table:table-cell>
          <table:table-cell table:formula="of:=100*[.G558]/[.H558]" ns41:value-type="float" table:style-name="TL Data" office:value-type="float" office:value="0">
            <text:p>0.00</text:p>
          </table:table-cell>
          <table:table-cell table:formula="of:=100*[.G558]/([.F558]+[.G558])" ns41:value-type="float" table:style-name="TL Data" office:value-type="float" office:value="0">
            <text:p>0.0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SUM([.K558:.M558])" ns41:value-type="float" table:style-name="TL Data" office:value-type="float" office:value="166">
            <text:p>166</text:p>
          </table:table-cell>
          <table:table-cell table:formula="of:=100*[.M558]/[.N558]" ns41:value-type="float" table:style-name="TL Data" office:value-type="float" office:value="0">
            <text:p>0.00</text:p>
          </table:table-cell>
          <table:table-cell table:formula="of:=100*[.M558]/([.L558]+[.M558])" ns41:value-type="float" table:style-name="TL Data" office:value-type="float" office:value="0">
            <text:p>0.0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558]+[.N558]+[.Q558]+[.R558]+[.T558]+[.U558]+[.V558]+[.W558]" ns41:value-type="float" table:style-name="TL Data" office:value-type="float" office:value="563">
            <text:p>5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arffum</text:p>
          </table:table-cell>
          <table:table-cell table:style-name="TL RowHeader"/>
          <table:table-cell table:style-name="ce23"/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/>
          <table:table-cell table:formula="of:=SUM([.E559:.G559])" ns41:value-type="float" table:style-name="TL Data" office:value-type="float" office:value="381">
            <text:p>381</text:p>
          </table:table-cell>
          <table:table-cell table:formula="of:=100*[.G559]/[.H559]" ns41:value-type="float" table:style-name="TL Data" office:value-type="float" office:value="0">
            <text:p>0.00</text:p>
          </table:table-cell>
          <table:table-cell table:formula="of:=100*[.G559]/([.F559]+[.G559])" ns41:value-type="float" table:style-name="TL Data" office:value-type="float" office:value="0">
            <text:p>0.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559:.M559])" ns41:value-type="float" table:style-name="TL Data" office:value-type="float" office:value="55">
            <text:p>55</text:p>
          </table:table-cell>
          <table:table-cell table:formula="of:=100*[.M559]/[.N559]" ns41:value-type="float" table:style-name="TL Data" office:value-type="float" office:value="0">
            <text:p>0.00</text:p>
          </table:table-cell>
          <table:table-cell table:formula="of:=100*[.M559]/([.L559]+[.M559])" ns41:value-type="float" table:style-name="TL Data" office:value-type="float" office:value="0">
            <text:p>0.0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H559]+[.N559]+[.Q559]+[.R559]+[.T559]+[.U559]+[.V559]+[.W559]" ns41:value-type="float" table:style-name="TL Data" office:value-type="float" office:value="477">
            <text:p>47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edum</text:p>
          </table:table-cell>
          <table:table-cell table:style-name="TL RowHeader"/>
          <table:table-cell table:style-name="ce23"/>
          <table:table-cell ns41:value-type="float" table:style-name="TL Data" office:value="2271" office:value-type="float">
            <text:p>227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" office:value-type="float">
            <text:p>1</text:p>
          </table:table-cell>
          <table:table-cell table:formula="of:=SUM([.E560:.G560])" ns41:value-type="float" table:style-name="TL Data" office:value-type="float" office:value="341">
            <text:p>341</text:p>
          </table:table-cell>
          <table:table-cell table:formula="of:=100*[.G560]/[.H560]" ns41:value-type="float" table:style-name="TL Data" office:value-type="float" office:value="0.293255131964809">
            <text:p>0.29</text:p>
          </table:table-cell>
          <table:table-cell table:formula="of:=100*[.G560]/([.F560]+[.G560])" ns41:value-type="float" table:style-name="TL Data" office:value-type="float" office:value="0.740740740740741">
            <text:p>0.74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table:formula="of:=SUM([.K560:.M560])" ns41:value-type="float" table:style-name="TL Data" office:value-type="float" office:value="77">
            <text:p>77</text:p>
          </table:table-cell>
          <table:table-cell table:formula="of:=100*[.M560]/[.N560]" ns41:value-type="float" table:style-name="TL Data" office:value-type="float" office:value="0">
            <text:p>0.00</text:p>
          </table:table-cell>
          <table:table-cell ns41:value-type="string" table:style-name="TL Data" office:value-type="string">
            <office:annotation draw:style-name="gr1" svg:height="0.766cm" draw:caption-point-y="1.067cm" svg:width="2.827cm" svg:x="29.058cm" draw:caption-point-x="1.837cm" svg:y="253.63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[.H560]+[.N560]+[.Q560]+[.R560]+[.T560]+[.U560]+[.V560]+[.W560]" ns41:value-type="float" table:style-name="TL Data" office:value-type="float" office:value="430">
            <text:p>43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nsum</text:p>
          </table:table-cell>
          <table:table-cell table:style-name="TL RowHeader"/>
          <table:table-cell table:style-name="ce23"/>
          <table:table-cell ns41:value-type="float" table:style-name="TL Data" office:value="2440" office:value-type="float">
            <text:p>244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" office:value-type="float">
            <text:p>1</text:p>
          </table:table-cell>
          <table:table-cell table:formula="of:=SUM([.E561:.G561])" ns41:value-type="float" table:style-name="TL Data" office:value-type="float" office:value="298">
            <text:p>298</text:p>
          </table:table-cell>
          <table:table-cell table:formula="of:=100*[.G561]/[.H561]" ns41:value-type="float" table:style-name="TL Data" office:value-type="float" office:value="0.335570469798658">
            <text:p>0.34</text:p>
          </table:table-cell>
          <table:table-cell table:formula="of:=100*[.G561]/([.F561]+[.G561])" ns41:value-type="float" table:style-name="TL Data" office:value-type="float" office:value="0.564971751412429">
            <text:p>0.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SUM([.K561:.M561])" ns41:value-type="float" table:style-name="TL Data" office:value-type="float" office:value="113">
            <text:p>113</text:p>
          </table:table-cell>
          <table:table-cell table:formula="of:=100*[.M561]/[.N561]" ns41:value-type="float" table:style-name="TL Data" office:value-type="float" office:value="0">
            <text:p>0.00</text:p>
          </table:table-cell>
          <table:table-cell table:formula="of:=100*[.M561]/([.L561]+[.M561])" ns41:value-type="float" table:style-name="TL Data" office:value-type="float" office:value="0">
            <text:p>0.0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561]+[.N561]+[.Q561]+[.R561]+[.T561]+[.U561]+[.V561]+[.W561]" ns41:value-type="float" table:style-name="TL Data" office:value-type="float" office:value="426">
            <text:p>4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ldehove</text:p>
          </table:table-cell>
          <table:table-cell table:style-name="TL RowHeader"/>
          <table:table-cell table:style-name="ce23"/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" office:value-type="float">
            <text:p>1</text:p>
          </table:table-cell>
          <table:table-cell table:formula="of:=SUM([.E562:.G562])" ns41:value-type="float" table:style-name="TL Data" office:value-type="float" office:value="462">
            <text:p>462</text:p>
          </table:table-cell>
          <table:table-cell table:formula="of:=100*[.G562]/[.H562]" ns41:value-type="float" table:style-name="TL Data" office:value-type="float" office:value="0.216450216450216">
            <text:p>0.22</text:p>
          </table:table-cell>
          <table:table-cell table:formula="of:=100*[.G562]/([.F562]+[.G562])" ns41:value-type="float" table:style-name="TL Data" office:value-type="float" office:value="0.323624595469256">
            <text:p>0.3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K562:.M562])" ns41:value-type="float" table:style-name="TL Data" office:value-type="float" office:value="85">
            <text:p>85</text:p>
          </table:table-cell>
          <table:table-cell table:formula="of:=100*[.M562]/[.N562]" ns41:value-type="float" table:style-name="TL Data" office:value-type="float" office:value="0">
            <text:p>0.00</text:p>
          </table:table-cell>
          <table:table-cell table:formula="of:=100*[.M562]/([.L562]+[.M562])" ns41:value-type="float" table:style-name="TL Data" office:value-type="float" office:value="0">
            <text:p>0.0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formula="of:=[.H562]+[.N562]+[.Q562]+[.R562]+[.T562]+[.U562]+[.V562]+[.W562]" ns41:value-type="float" table:style-name="TL Data" office:value-type="float" office:value="577">
            <text:p>57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iddelstum</text:p>
          </table:table-cell>
          <table:table-cell table:style-name="TL RowHeader"/>
          <table:table-cell table:style-name="ce23"/>
          <table:table-cell ns41:value-type="float" table:style-name="TL Data" office:value="2567" office:value-type="float">
            <text:p>256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/>
          <table:table-cell table:formula="of:=SUM([.E563:.G563])" ns41:value-type="float" table:style-name="TL Data" office:value-type="float" office:value="397">
            <text:p>397</text:p>
          </table:table-cell>
          <table:table-cell table:formula="of:=100*[.G563]/[.H563]" ns41:value-type="float" table:style-name="TL Data" office:value-type="float" office:value="0">
            <text:p>0.00</text:p>
          </table:table-cell>
          <table:table-cell table:formula="of:=100*[.G563]/([.F563]+[.G563])" ns41:value-type="float" table:style-name="TL Data" office:value-type="float" office:value="0">
            <text:p>0.0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SUM([.K563:.M563])" ns41:value-type="float" table:style-name="TL Data" office:value-type="float" office:value="217">
            <text:p>217</text:p>
          </table:table-cell>
          <table:table-cell table:formula="of:=100*[.M563]/[.N563]" ns41:value-type="float" table:style-name="TL Data" office:value-type="float" office:value="0">
            <text:p>0.00</text:p>
          </table:table-cell>
          <table:table-cell table:formula="of:=100*[.M563]/([.L563]+[.M563])" ns41:value-type="float" table:style-name="TL Data" office:value-type="float" office:value="0">
            <text:p>0.00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563]+[.N563]+[.Q563]+[.R563]+[.T563]+[.U563]+[.V563]+[.W563]" ns41:value-type="float" table:style-name="TL Data" office:value-type="float" office:value="618">
            <text:p>6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enrum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" office:value-type="float">
            <text:p>3</text:p>
          </table:table-cell>
          <table:table-cell table:formula="of:=SUM([.E564:.G564])" ns41:value-type="float" table:style-name="TL Data" office:value-type="float" office:value="326">
            <text:p>326</text:p>
          </table:table-cell>
          <table:table-cell table:formula="of:=100*[.G564]/[.H564]" ns41:value-type="float" table:style-name="TL Data" office:value-type="float" office:value="0.920245398773006">
            <text:p>0.92</text:p>
          </table:table-cell>
          <table:table-cell table:formula="of:=100*[.G564]/([.F564]+[.G564])" ns41:value-type="float" table:style-name="TL Data" office:value-type="float" office:value="1.69491525423729">
            <text:p>1.6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564:.M564])" ns41:value-type="float" table:style-name="TL Data" office:value-type="float" office:value="143">
            <text:p>143</text:p>
          </table:table-cell>
          <table:table-cell table:formula="of:=100*[.M564]/[.N564]" ns41:value-type="float" table:style-name="TL Data" office:value-type="float" office:value="0">
            <text:p>0.00</text:p>
          </table:table-cell>
          <table:table-cell table:formula="of:=100*[.M564]/([.L564]+[.M564])" ns41:value-type="float" table:style-name="TL Data" office:value-type="float" office:value="0">
            <text:p>0.0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H564]+[.N564]+[.Q564]+[.R564]+[.T564]+[.U564]+[.V564]+[.W564]" ns41:value-type="float" table:style-name="TL Data" office:value-type="float" office:value="503">
            <text:p>50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uidbroek</text:p>
          </table:table-cell>
          <table:table-cell table:style-name="TL RowHeader"/>
          <table:table-cell table:style-name="ce23"/>
          <table:table-cell ns41:value-type="float" table:style-name="TL Data" office:value="2790" office:value-type="float">
            <text:p>279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/>
          <table:table-cell table:formula="of:=SUM([.E565:.G565])" ns41:value-type="float" table:style-name="TL Data" office:value-type="float" office:value="492">
            <text:p>492</text:p>
          </table:table-cell>
          <table:table-cell table:formula="of:=100*[.G565]/[.H565]" ns41:value-type="float" table:style-name="TL Data" office:value-type="float" office:value="0">
            <text:p>0.00</text:p>
          </table:table-cell>
          <table:table-cell table:formula="of:=100*[.G565]/([.F565]+[.G565])" ns41:value-type="float" table:style-name="TL Data" office:value-type="float" office:value="0">
            <text:p>0.0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SUM([.K565:.M565])" ns41:value-type="float" table:style-name="TL Data" office:value-type="float" office:value="148">
            <text:p>148</text:p>
          </table:table-cell>
          <table:table-cell table:formula="of:=100*[.M565]/[.N565]" ns41:value-type="float" table:style-name="TL Data" office:value-type="float" office:value="0">
            <text:p>0.00</text:p>
          </table:table-cell>
          <table:table-cell table:formula="of:=100*[.M565]/([.L565]+[.M565])" ns41:value-type="float" table:style-name="TL Data" office:value-type="float" office:value="0">
            <text:p>0.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565]+[.N565]+[.Q565]+[.R565]+[.T565]+[.U565]+[.V565]+[.W565]" ns41:value-type="float" table:style-name="TL Data" office:value-type="float" office:value="648">
            <text:p>648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aflo</text:p>
          </table:table-cell>
          <table:table-cell table:style-name="TL RowHeader"/>
          <table:table-cell table:style-name="ce23"/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" office:value-type="float">
            <text:p>2</text:p>
          </table:table-cell>
          <table:table-cell table:formula="of:=SUM([.E566:.G566])" ns41:value-type="float" table:style-name="TL Data" office:value-type="float" office:value="385">
            <text:p>385</text:p>
          </table:table-cell>
          <table:table-cell table:formula="of:=100*[.G566]/[.H566]" ns41:value-type="float" table:style-name="TL Data" office:value-type="float" office:value="0.519480519480519">
            <text:p>0.52</text:p>
          </table:table-cell>
          <table:table-cell table:formula="of:=100*[.G566]/([.F566]+[.G566])" ns41:value-type="float" table:style-name="TL Data" office:value-type="float" office:value="1.02040816326531">
            <text:p>1.0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SUM([.K566:.M566])" ns41:value-type="float" table:style-name="TL Data" office:value-type="float" office:value="143">
            <text:p>143</text:p>
          </table:table-cell>
          <table:table-cell table:formula="of:=100*[.M566]/[.N566]" ns41:value-type="float" table:style-name="TL Data" office:value-type="float" office:value="0">
            <text:p>0.00</text:p>
          </table:table-cell>
          <table:table-cell table:formula="of:=100*[.M566]/([.L566]+[.M566])" ns41:value-type="float" table:style-name="TL Data" office:value-type="float" office:value="0">
            <text:p>0.0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566]+[.N566]+[.Q566]+[.R566]+[.T566]+[.U566]+[.V566]+[.W566]" ns41:value-type="float" table:style-name="TL Data" office:value-type="float" office:value="562">
            <text:p>5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ogkerk</text:p>
          </table:table-cell>
          <table:table-cell table:style-name="TL RowHeader"/>
          <table:table-cell table:style-name="ce23"/>
          <table:table-cell ns41:value-type="float" table:style-name="TL Data" office:value="2846" office:value-type="float">
            <text:p>284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" office:value-type="float">
            <text:p>2</text:p>
          </table:table-cell>
          <table:table-cell table:formula="of:=SUM([.E567:.G567])" ns41:value-type="float" table:style-name="TL Data" office:value-type="float" office:value="398">
            <text:p>398</text:p>
          </table:table-cell>
          <table:table-cell table:formula="of:=100*[.G567]/[.H567]" ns41:value-type="float" table:style-name="TL Data" office:value-type="float" office:value="0.50251256281407">
            <text:p>0.50</text:p>
          </table:table-cell>
          <table:table-cell table:formula="of:=100*[.G567]/([.F567]+[.G567])" ns41:value-type="float" table:style-name="TL Data" office:value-type="float" office:value="0.578034682080925">
            <text:p>0.5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table:formula="of:=SUM([.K567:.M567])" ns41:value-type="float" table:style-name="TL Data" office:value-type="float" office:value="155">
            <text:p>155</text:p>
          </table:table-cell>
          <table:table-cell table:formula="of:=100*[.M567]/[.N567]" ns41:value-type="float" table:style-name="TL Data" office:value-type="float" office:value="0">
            <text:p>0.00</text:p>
          </table:table-cell>
          <table:table-cell table:formula="of:=100*[.M567]/([.L567]+[.M567])" ns41:value-type="float" table:style-name="TL Data" office:value-type="float" office:value="0">
            <text:p>0.0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H567]+[.N567]+[.Q567]+[.R567]+[.T567]+[.U567]+[.V567]+[.W567]" ns41:value-type="float" table:style-name="TL Data" office:value-type="float" office:value="588">
            <text:p>58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Finsterwolde</text:p>
          </table:table-cell>
          <table:table-cell table:style-name="TL RowHeader"/>
          <table:table-cell table:style-name="ce23"/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/>
          <table:table-cell table:formula="of:=SUM([.E568:.G568])" ns41:value-type="float" table:style-name="TL Data" office:value-type="float" office:value="235">
            <text:p>235</text:p>
          </table:table-cell>
          <table:table-cell table:formula="of:=100*[.G568]/[.H568]" ns41:value-type="float" table:style-name="TL Data" office:value-type="float" office:value="0">
            <text:p>0.00</text:p>
          </table:table-cell>
          <table:table-cell table:formula="of:=100*[.G568]/([.F568]+[.G568])" ns41:value-type="float" table:style-name="TL Data" office:value-type="float" office:value="0">
            <text:p>0.0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/>
          <table:table-cell table:formula="of:=SUM([.K568:.M568])" ns41:value-type="float" table:style-name="TL Data" office:value-type="float" office:value="441">
            <text:p>441</text:p>
          </table:table-cell>
          <table:table-cell table:formula="of:=100*[.M568]/[.N568]" ns41:value-type="float" table:style-name="TL Data" office:value-type="float" office:value="0">
            <text:p>0.00</text:p>
          </table:table-cell>
          <table:table-cell table:formula="of:=100*[.M568]/([.L568]+[.M568])" ns41:value-type="float" table:style-name="TL Data" office:value-type="float" office:value="0">
            <text:p>0.0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table:formula="of:=[.H568]+[.N568]+[.Q568]+[.R568]+[.T568]+[.U568]+[.V568]+[.W568]" ns41:value-type="float" table:style-name="TL Data" office:value-type="float" office:value="703">
            <text:p>7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uidhorn</text:p>
          </table:table-cell>
          <table:table-cell table:style-name="TL RowHeader"/>
          <table:table-cell table:style-name="ce23"/>
          <table:table-cell ns41:value-type="float" table:style-name="TL Data" office:value="3170" office:value-type="float">
            <text:p>317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table:formula="of:=SUM([.E569:.G569])" ns41:value-type="float" table:style-name="TL Data" office:value-type="float" office:value="333">
            <text:p>333</text:p>
          </table:table-cell>
          <table:table-cell table:formula="of:=100*[.G569]/[.H569]" ns41:value-type="float" table:style-name="TL Data" office:value-type="float" office:value="0">
            <text:p>0.00</text:p>
          </table:table-cell>
          <table:table-cell table:formula="of:=100*[.G569]/([.F569]+[.G569])" ns41:value-type="float" table:style-name="TL Data" office:value-type="float" office:value="0">
            <text:p>0.0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569:.M569])" ns41:value-type="float" table:style-name="TL Data" office:value-type="float" office:value="118">
            <text:p>118</text:p>
          </table:table-cell>
          <table:table-cell table:formula="of:=100*[.M569]/[.N569]" ns41:value-type="float" table:style-name="TL Data" office:value-type="float" office:value="0">
            <text:p>0.00</text:p>
          </table:table-cell>
          <table:table-cell table:formula="of:=100*[.M569]/([.L569]+[.M569])" ns41:value-type="float" table:style-name="TL Data" office:value-type="float" office:value="0">
            <text:p>0.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formula="of:=[.H569]+[.N569]+[.Q569]+[.R569]+[.T569]+[.U569]+[.V569]+[.W569]" ns41:value-type="float" table:style-name="TL Data" office:value-type="float" office:value="466">
            <text:p>46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 Zandt</text:p>
          </table:table-cell>
          <table:table-cell table:style-name="TL RowHeader"/>
          <table:table-cell table:style-name="ce23"/>
          <table:table-cell ns41:value-type="float" table:style-name="TL Data" office:value="3251" office:value-type="float">
            <text:p>325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/>
          <table:table-cell table:formula="of:=SUM([.E570:.G570])" ns41:value-type="float" table:style-name="TL Data" office:value-type="float" office:value="407">
            <text:p>407</text:p>
          </table:table-cell>
          <table:table-cell table:formula="of:=100*[.G570]/[.H570]" ns41:value-type="float" table:style-name="TL Data" office:value-type="float" office:value="0">
            <text:p>0.00</text:p>
          </table:table-cell>
          <table:table-cell table:formula="of:=100*[.G570]/([.F570]+[.G570])" ns41:value-type="float" table:style-name="TL Data" office:value-type="float" office:value="0">
            <text:p>0.0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K570:.M570])" ns41:value-type="float" table:style-name="TL Data" office:value-type="float" office:value="152">
            <text:p>152</text:p>
          </table:table-cell>
          <table:table-cell table:formula="of:=100*[.M570]/[.N570]" ns41:value-type="float" table:style-name="TL Data" office:value-type="float" office:value="0">
            <text:p>0.00</text:p>
          </table:table-cell>
          <table:table-cell table:formula="of:=100*[.M570]/([.L570]+[.M570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570]+[.N570]+[.Q570]+[.R570]+[.T570]+[.U570]+[.V570]+[.W570]" ns41:value-type="float" table:style-name="TL Data" office:value-type="float" office:value="559">
            <text:p>559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ijpskerk</text:p>
          </table:table-cell>
          <table:table-cell table:style-name="TL RowHeader"/>
          <table:table-cell table:style-name="ce23"/>
          <table:table-cell ns41:value-type="float" table:style-name="TL Data" office:value="3268" office:value-type="float">
            <text:p>3268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SUM([.E571:.G571])" ns41:value-type="float" table:style-name="TL Data" office:value-type="float" office:value="439">
            <text:p>439</text:p>
          </table:table-cell>
          <table:table-cell table:formula="of:=100*[.G571]/[.H571]" ns41:value-type="float" table:style-name="TL Data" office:value-type="float" office:value="0">
            <text:p>0.00</text:p>
          </table:table-cell>
          <table:table-cell table:formula="of:=100*[.G571]/([.F571]+[.G571])" ns41:value-type="float" table:style-name="TL Data" office:value-type="float" office:value="0">
            <text:p>0.0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571:.M571])" ns41:value-type="float" table:style-name="TL Data" office:value-type="float" office:value="144">
            <text:p>144</text:p>
          </table:table-cell>
          <table:table-cell table:formula="of:=100*[.M571]/[.N571]" ns41:value-type="float" table:style-name="TL Data" office:value-type="float" office:value="0">
            <text:p>0.00</text:p>
          </table:table-cell>
          <table:table-cell table:formula="of:=100*[.M571]/([.L571]+[.M571])" ns41:value-type="float" table:style-name="TL Data" office:value-type="float" office:value="0">
            <text:p>0.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571]+[.N571]+[.Q571]+[.R571]+[.T571]+[.U571]+[.V571]+[.W571]" ns41:value-type="float" table:style-name="TL Data" office:value-type="float" office:value="590">
            <text:p>59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oppersum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336" office:value-type="float">
            <text:p>333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572:.G572])" ns41:value-type="float" table:style-name="TL Data" office:value-type="float" office:value="435">
            <text:p>435</text:p>
          </table:table-cell>
          <table:table-cell table:formula="of:=100*[.G572]/[.H572]" ns41:value-type="float" table:style-name="TL Data" office:value-type="float" office:value="2.29885057471264">
            <text:p>2.30</text:p>
          </table:table-cell>
          <table:table-cell table:formula="of:=100*[.G572]/([.F572]+[.G572])" ns41:value-type="float" table:style-name="TL Data" office:value-type="float" office:value="4.0983606557377">
            <text:p>4.1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K572:.M572])" ns41:value-type="float" table:style-name="TL Data" office:value-type="float" office:value="229">
            <text:p>229</text:p>
          </table:table-cell>
          <table:table-cell table:formula="of:=100*[.M572]/[.N572]" ns41:value-type="float" table:style-name="TL Data" office:value-type="float" office:value="0">
            <text:p>0.00</text:p>
          </table:table-cell>
          <table:table-cell table:formula="of:=100*[.M572]/([.L572]+[.M572])" ns41:value-type="float" table:style-name="TL Data" office:value-type="float" office:value="0">
            <text:p>0.0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H572]+[.N572]+[.Q572]+[.R572]+[.T572]+[.U572]+[.V572]+[.W572]" ns41:value-type="float" table:style-name="TL Data" office:value-type="float" office:value="672">
            <text:p>67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dde</text:p>
          </table:table-cell>
          <table:table-cell table:style-name="TL RowHeader"/>
          <table:table-cell table:style-name="ce23"/>
          <table:table-cell ns41:value-type="float" table:style-name="TL Data" office:value="3464" office:value-type="float">
            <text:p>346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85" office:value-type="float">
            <text:p>285</text:p>
          </table:table-cell>
          <table:table-cell table:style-name="TL Data"/>
          <table:table-cell table:formula="of:=SUM([.E573:.G573])" ns41:value-type="float" table:style-name="TL Data" office:value-type="float" office:value="603">
            <text:p>603</text:p>
          </table:table-cell>
          <table:table-cell table:formula="of:=100*[.G573]/[.H573]" ns41:value-type="float" table:style-name="TL Data" office:value-type="float" office:value="0">
            <text:p>0.00</text:p>
          </table:table-cell>
          <table:table-cell table:formula="of:=100*[.G573]/([.F573]+[.G573])" ns41:value-type="float" table:style-name="TL Data" office:value-type="float" office:value="0">
            <text:p>0.0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K573:.M573])" ns41:value-type="float" table:style-name="TL Data" office:value-type="float" office:value="133">
            <text:p>133</text:p>
          </table:table-cell>
          <table:table-cell table:formula="of:=100*[.M573]/[.N573]" ns41:value-type="float" table:style-name="TL Data" office:value-type="float" office:value="0">
            <text:p>0.00</text:p>
          </table:table-cell>
          <table:table-cell table:formula="of:=100*[.M573]/([.L573]+[.M573])" ns41:value-type="float" table:style-name="TL Data" office:value-type="float" office:value="0">
            <text:p>0.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H573]+[.N573]+[.Q573]+[.R573]+[.T573]+[.U573]+[.V573]+[.W573]" ns41:value-type="float" table:style-name="TL Data" office:value-type="float" office:value="739">
            <text:p>7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untendam</text:p>
          </table:table-cell>
          <table:table-cell table:style-name="TL RowHeader"/>
          <table:table-cell table:style-name="ce23"/>
          <table:table-cell ns41:value-type="float" table:style-name="TL Data" office:value="3731" office:value-type="float">
            <text:p>373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96" office:value-type="float">
            <text:p>396</text:p>
          </table:table-cell>
          <table:table-cell table:style-name="TL Data"/>
          <table:table-cell table:formula="of:=SUM([.E574:.G574])" ns41:value-type="float" table:style-name="TL Data" office:value-type="float" office:value="620">
            <text:p>620</text:p>
          </table:table-cell>
          <table:table-cell table:formula="of:=100*[.G574]/[.H574]" ns41:value-type="float" table:style-name="TL Data" office:value-type="float" office:value="0">
            <text:p>0.00</text:p>
          </table:table-cell>
          <table:table-cell table:formula="of:=100*[.G574]/([.F574]+[.G574])" ns41:value-type="float" table:style-name="TL Data" office:value-type="float" office:value="0">
            <text:p>0.0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SUM([.K574:.M574])" ns41:value-type="float" table:style-name="TL Data" office:value-type="float" office:value="157">
            <text:p>157</text:p>
          </table:table-cell>
          <table:table-cell table:formula="of:=100*[.M574]/[.N574]" ns41:value-type="float" table:style-name="TL Data" office:value-type="float" office:value="0">
            <text:p>0.00</text:p>
          </table:table-cell>
          <table:table-cell table:formula="of:=100*[.M574]/([.L574]+[.M574])" ns41:value-type="float" table:style-name="TL Data" office:value-type="float" office:value="0">
            <text:p>0.0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H574]+[.N574]+[.Q574]+[.R574]+[.T574]+[.U574]+[.V574]+[.W574]" ns41:value-type="float" table:style-name="TL Data" office:value-type="float" office:value="793">
            <text:p>79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ermunt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737" office:value-type="float">
            <text:p>373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table:formula="of:=SUM([.E575:.G575])" ns41:value-type="float" table:style-name="TL Data" office:value-type="float" office:value="329">
            <text:p>329</text:p>
          </table:table-cell>
          <table:table-cell table:formula="of:=100*[.G575]/[.H575]" ns41:value-type="float" table:style-name="TL Data" office:value-type="float" office:value="0.303951367781155">
            <text:p>0.30</text:p>
          </table:table-cell>
          <table:table-cell table:formula="of:=100*[.G575]/([.F575]+[.G575])" ns41:value-type="float" table:style-name="TL Data" office:value-type="float" office:value="0.72992700729927">
            <text:p>0.7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formula="of:=SUM([.K575:.M575])" ns41:value-type="float" table:style-name="TL Data" office:value-type="float" office:value="274">
            <text:p>274</text:p>
          </table:table-cell>
          <table:table-cell table:formula="of:=100*[.M575]/[.N575]" ns41:value-type="float" table:style-name="TL Data" office:value-type="float" office:value="0.364963503649635">
            <text:p>0.36</text:p>
          </table:table-cell>
          <table:table-cell table:formula="of:=100*[.M575]/([.L575]+[.M575])" ns41:value-type="float" table:style-name="TL Data" office:value-type="float" office:value="5">
            <text:p>5.0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formula="of:=[.H575]+[.N575]+[.Q575]+[.R575]+[.T575]+[.U575]+[.V575]+[.W575]" ns41:value-type="float" table:style-name="TL Data" office:value-type="float" office:value="627">
            <text:p>6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lrum</text:p>
          </table:table-cell>
          <table:table-cell table:style-name="TL RowHeader"/>
          <table:table-cell table:style-name="ce23"/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" office:value-type="float">
            <text:p>3</text:p>
          </table:table-cell>
          <table:table-cell table:formula="of:=SUM([.E576:.G576])" ns41:value-type="float" table:style-name="TL Data" office:value-type="float" office:value="651">
            <text:p>651</text:p>
          </table:table-cell>
          <table:table-cell table:formula="of:=100*[.G576]/[.H576]" ns41:value-type="float" table:style-name="TL Data" office:value-type="float" office:value="0.460829493087558">
            <text:p>0.46</text:p>
          </table:table-cell>
          <table:table-cell table:formula="of:=100*[.G576]/([.F576]+[.G576])" ns41:value-type="float" table:style-name="TL Data" office:value-type="float" office:value="0.712589073634204">
            <text:p>0.7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SUM([.K576:.M576])" ns41:value-type="float" table:style-name="TL Data" office:value-type="float" office:value="170">
            <text:p>170</text:p>
          </table:table-cell>
          <table:table-cell table:formula="of:=100*[.M576]/[.N576]" ns41:value-type="float" table:style-name="TL Data" office:value-type="float" office:value="0">
            <text:p>0.00</text:p>
          </table:table-cell>
          <table:table-cell table:formula="of:=100*[.M576]/([.L576]+[.M576])" ns41:value-type="float" table:style-name="TL Data" office:value-type="float" office:value="0">
            <text:p>0.0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formula="of:=[.H576]+[.N576]+[.Q576]+[.R576]+[.T576]+[.U576]+[.V576]+[.W576]" ns41:value-type="float" table:style-name="TL Data" office:value-type="float" office:value="837">
            <text:p>8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eens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3991" office:value-type="float">
            <text:p>399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" office:value-type="float">
            <text:p>2</text:p>
          </table:table-cell>
          <table:table-cell table:formula="of:=SUM([.E577:.G577])" ns41:value-type="float" table:style-name="TL Data" office:value-type="float" office:value="605">
            <text:p>605</text:p>
          </table:table-cell>
          <table:table-cell table:formula="of:=100*[.G577]/[.H577]" ns41:value-type="float" table:style-name="TL Data" office:value-type="float" office:value="0.330578512396694">
            <text:p>0.33</text:p>
          </table:table-cell>
          <table:table-cell table:formula="of:=100*[.G577]/([.F577]+[.G577])" ns41:value-type="float" table:style-name="TL Data" office:value-type="float" office:value="0.632911392405063">
            <text:p>0.6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K577:.M577])" ns41:value-type="float" table:style-name="TL Data" office:value-type="float" office:value="195">
            <text:p>195</text:p>
          </table:table-cell>
          <table:table-cell table:formula="of:=100*[.M577]/[.N577]" ns41:value-type="float" table:style-name="TL Data" office:value-type="float" office:value="0">
            <text:p>0.00</text:p>
          </table:table-cell>
          <table:table-cell table:formula="of:=100*[.M577]/([.L577]+[.M577])" ns41:value-type="float" table:style-name="TL Data" office:value-type="float" office:value="0">
            <text:p>0.0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formula="of:=[.H577]+[.N577]+[.Q577]+[.R577]+[.T577]+[.U577]+[.V577]+[.W577]" ns41:value-type="float" table:style-name="TL Data" office:value-type="float" office:value="826">
            <text:p>82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erta</text:p>
          </table:table-cell>
          <table:table-cell table:style-name="TL RowHeader"/>
          <table:table-cell table:style-name="ce23"/>
          <table:table-cell ns41:value-type="float" table:style-name="TL Data" office:value="4019" office:value-type="float">
            <text:p>401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" office:value-type="float">
            <text:p>4</text:p>
          </table:table-cell>
          <table:table-cell table:formula="of:=SUM([.E578:.G578])" ns41:value-type="float" table:style-name="TL Data" office:value-type="float" office:value="728">
            <text:p>728</text:p>
          </table:table-cell>
          <table:table-cell table:formula="of:=100*[.G578]/[.H578]" ns41:value-type="float" table:style-name="TL Data" office:value-type="float" office:value="0.549450549450549">
            <text:p>0.55</text:p>
          </table:table-cell>
          <table:table-cell table:formula="of:=100*[.G578]/([.F578]+[.G578])" ns41:value-type="float" table:style-name="TL Data" office:value-type="float" office:value="0.968523002421308">
            <text:p>0.9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K578:.M578])" ns41:value-type="float" table:style-name="TL Data" office:value-type="float" office:value="186">
            <text:p>186</text:p>
          </table:table-cell>
          <table:table-cell table:formula="of:=100*[.M578]/[.N578]" ns41:value-type="float" table:style-name="TL Data" office:value-type="float" office:value="0">
            <text:p>0.00</text:p>
          </table:table-cell>
          <table:table-cell table:formula="of:=100*[.M578]/([.L578]+[.M578])" ns41:value-type="float" table:style-name="TL Data" office:value-type="float" office:value="0">
            <text:p>0.0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H578]+[.N578]+[.Q578]+[.R578]+[.T578]+[.U578]+[.V578]+[.W578]" ns41:value-type="float" table:style-name="TL Data" office:value-type="float" office:value="955">
            <text:p>95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ierum</text:p>
          </table:table-cell>
          <table:table-cell table:style-name="TL RowHeader"/>
          <table:table-cell table:style-name="ce23"/>
          <table:table-cell ns41:value-type="float" table:style-name="TL Data" office:value="4079" office:value-type="float">
            <text:p>407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/>
          <table:table-cell table:formula="of:=SUM([.E579:.G579])" ns41:value-type="float" table:style-name="TL Data" office:value-type="float" office:value="488">
            <text:p>488</text:p>
          </table:table-cell>
          <table:table-cell table:formula="of:=100*[.G579]/[.H579]" ns41:value-type="float" table:style-name="TL Data" office:value-type="float" office:value="0">
            <text:p>0.00</text:p>
          </table:table-cell>
          <table:table-cell table:formula="of:=100*[.G579]/([.F579]+[.G579])" ns41:value-type="float" table:style-name="TL Data" office:value-type="float" office:value="0">
            <text:p>0.0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K579:.M579])" ns41:value-type="float" table:style-name="TL Data" office:value-type="float" office:value="163">
            <text:p>163</text:p>
          </table:table-cell>
          <table:table-cell table:formula="of:=100*[.M579]/[.N579]" ns41:value-type="float" table:style-name="TL Data" office:value-type="float" office:value="0">
            <text:p>0.00</text:p>
          </table:table-cell>
          <table:table-cell table:formula="of:=100*[.M579]/([.L579]+[.M579])" ns41:value-type="float" table:style-name="TL Data" office:value-type="float" office:value="0">
            <text:p>0.0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formula="of:=[.H579]+[.N579]+[.Q579]+[.R579]+[.T579]+[.U579]+[.V579]+[.W579]" ns41:value-type="float" table:style-name="TL Data" office:value-type="float" office:value="667">
            <text:p>667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ithuizen</text:p>
          </table:table-cell>
          <table:table-cell table:style-name="TL RowHeader"/>
          <table:table-cell table:style-name="ce23"/>
          <table:table-cell ns41:value-type="float" table:style-name="TL Data" office:value="4124" office:value-type="float">
            <text:p>412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580:.G580])" ns41:value-type="float" table:style-name="TL Data" office:value-type="float" office:value="620">
            <text:p>620</text:p>
          </table:table-cell>
          <table:table-cell table:formula="of:=100*[.G580]/[.H580]" ns41:value-type="float" table:style-name="TL Data" office:value-type="float" office:value="1.61290322580645">
            <text:p>1.61</text:p>
          </table:table-cell>
          <table:table-cell table:formula="of:=100*[.G580]/([.F580]+[.G580])" ns41:value-type="float" table:style-name="TL Data" office:value-type="float" office:value="3.35570469798658">
            <office:annotation draw:style-name="gr1" svg:height="0.9cm" draw:caption-point-y="1.067cm" svg:width="2.016cm" svg:x="18.319cm" draw:caption-point-x="1.276cm" svg:y="262.626cm" draw:text-style-name="P1">
              <dc:creator>CDM</dc:creator>
              <dc:date>2014-12-12T00:00:00</dc:date>
              <text:p text:style-name="P1"><text:span text:style-name="T1">3,47</text:span></text:p>
              <text:p text:style-name="P1"><text:span text:style-name="T2"/></text:p>
            </office:annotation>
            <text:p>3.3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K580:.M580])" ns41:value-type="float" table:style-name="TL Data" office:value-type="float" office:value="213">
            <text:p>213</text:p>
          </table:table-cell>
          <table:table-cell table:formula="of:=100*[.M580]/[.N580]" ns41:value-type="float" table:style-name="TL Data" office:value-type="float" office:value="0">
            <text:p>0.00</text:p>
          </table:table-cell>
          <table:table-cell table:formula="of:=100*[.M580]/([.L580]+[.M580])" ns41:value-type="float" table:style-name="TL Data" office:value-type="float" office:value="0">
            <text:p>0.00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[.H580]+[.N580]+[.Q580]+[.R580]+[.T580]+[.U580]+[.V580]+[.W580]" ns41:value-type="float" table:style-name="TL Data" office:value-type="float" office:value="945">
            <text:p>94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ithuizermeeden</text:p>
          </table:table-cell>
          <table:table-cell table:style-name="TL RowHeader"/>
          <table:table-cell table:style-name="ce23"/>
          <table:table-cell ns41:value-type="float" table:style-name="TL Data" office:value="4637" office:value-type="float">
            <text:p>463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" office:value-type="float">
            <text:p>4</text:p>
          </table:table-cell>
          <table:table-cell table:formula="of:=SUM([.E581:.G581])" ns41:value-type="float" table:style-name="TL Data" office:value-type="float" office:value="586">
            <text:p>586</text:p>
          </table:table-cell>
          <table:table-cell table:formula="of:=100*[.G581]/[.H581]" ns41:value-type="float" table:style-name="TL Data" office:value-type="float" office:value="0.68259385665529">
            <text:p>0.68</text:p>
          </table:table-cell>
          <table:table-cell table:formula="of:=100*[.G581]/([.F581]+[.G581])" ns41:value-type="float" table:style-name="TL Data" office:value-type="float" office:value="2.23463687150838">
            <text:p>2.2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K581:.M581])" ns41:value-type="float" table:style-name="TL Data" office:value-type="float" office:value="206">
            <text:p>206</text:p>
          </table:table-cell>
          <table:table-cell table:formula="of:=100*[.M581]/[.N581]" ns41:value-type="float" table:style-name="TL Data" office:value-type="float" office:value="0">
            <text:p>0.00</text:p>
          </table:table-cell>
          <table:table-cell table:formula="of:=100*[.M581]/([.L581]+[.M581])" ns41:value-type="float" table:style-name="TL Data" office:value-type="float" office:value="0">
            <text:p>0.0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H581]+[.N581]+[.Q581]+[.R581]+[.T581]+[.U581]+[.V581]+[.W581]" ns41:value-type="float" table:style-name="TL Data" office:value-type="float" office:value="841">
            <text:p>84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ren</text:p>
          </table:table-cell>
          <table:table-cell table:style-name="TL RowHeader"/>
          <table:table-cell table:style-name="ce23"/>
          <table:table-cell ns41:value-type="float" table:style-name="TL Data" office:value="4639" office:value-type="float">
            <text:p>463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" office:value-type="float">
            <text:p>9</text:p>
          </table:table-cell>
          <table:table-cell table:formula="of:=SUM([.E582:.G582])" ns41:value-type="float" table:style-name="TL Data" office:value-type="float" office:value="557">
            <text:p>557</text:p>
          </table:table-cell>
          <table:table-cell table:formula="of:=100*[.G582]/[.H582]" ns41:value-type="float" table:style-name="TL Data" office:value-type="float" office:value="1.61579892280072">
            <text:p>1.62</text:p>
          </table:table-cell>
          <table:table-cell table:formula="of:=100*[.G582]/([.F582]+[.G582])" ns41:value-type="float" table:style-name="TL Data" office:value-type="float" office:value="3.21428571428571">
            <text:p>3.2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/>
          <table:table-cell table:formula="of:=SUM([.K582:.M582])" ns41:value-type="float" table:style-name="TL Data" office:value-type="float" office:value="384">
            <text:p>384</text:p>
          </table:table-cell>
          <table:table-cell table:formula="of:=100*[.M582]/[.N582]" ns41:value-type="float" table:style-name="TL Data" office:value-type="float" office:value="0">
            <text:p>0.00</text:p>
          </table:table-cell>
          <table:table-cell table:formula="of:=100*[.M582]/([.L582]+[.M582])" ns41:value-type="float" table:style-name="TL Data" office:value-type="float" office:value="0">
            <text:p>0.00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H582]+[.N582]+[.Q582]+[.R582]+[.T582]+[.U582]+[.V582]+[.W582]" ns41:value-type="float" table:style-name="TL Data" office:value-type="float" office:value="1013">
            <text:p>101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idwolda</text:p>
          </table:table-cell>
          <table:table-cell table:style-name="TL RowHeader"/>
          <table:table-cell table:style-name="ce23"/>
          <table:table-cell ns41:value-type="float" table:style-name="TL Data" office:value="4661" office:value-type="float">
            <text:p>466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/>
          <table:table-cell table:formula="of:=SUM([.E583:.G583])" ns41:value-type="float" table:style-name="TL Data" office:value-type="float" office:value="816">
            <text:p>816</text:p>
          </table:table-cell>
          <table:table-cell table:formula="of:=100*[.G583]/[.H583]" ns41:value-type="float" table:style-name="TL Data" office:value-type="float" office:value="0">
            <text:p>0.00</text:p>
          </table:table-cell>
          <table:table-cell table:formula="of:=100*[.G583]/([.F583]+[.G583])" ns41:value-type="float" table:style-name="TL Data" office:value-type="float" office:value="0">
            <text:p>0.0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SUM([.K583:.M583])" ns41:value-type="float" table:style-name="TL Data" office:value-type="float" office:value="232">
            <text:p>232</text:p>
          </table:table-cell>
          <table:table-cell table:formula="of:=100*[.M583]/[.N583]" ns41:value-type="float" table:style-name="TL Data" office:value-type="float" office:value="0">
            <text:p>0.00</text:p>
          </table:table-cell>
          <table:table-cell table:formula="of:=100*[.M583]/([.L583]+[.M583])" ns41:value-type="float" table:style-name="TL Data" office:value-type="float" office:value="0">
            <text:p>0.0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H583]+[.N583]+[.Q583]+[.R583]+[.T583]+[.U583]+[.V583]+[.W583]" ns41:value-type="float" table:style-name="TL Data" office:value-type="float" office:value="1088">
            <text:p>108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en Boer</text:p>
          </table:table-cell>
          <table:table-cell table:style-name="TL RowHeader"/>
          <table:table-cell table:style-name="ce23"/>
          <table:table-cell ns41:value-type="float" table:style-name="TL Data" office:value="5104" office:value-type="float">
            <text:p>5104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375" office:value-type="float">
            <text:p>375</text:p>
          </table:table-cell>
          <table:table-cell table:style-name="TL Data"/>
          <table:table-cell table:formula="of:=SUM([.E584:.G584])" ns41:value-type="float" table:style-name="TL Data" office:value-type="float" office:value="925">
            <text:p>925</text:p>
          </table:table-cell>
          <table:table-cell table:formula="of:=100*[.G584]/[.H584]" ns41:value-type="float" table:style-name="TL Data" office:value-type="float" office:value="0">
            <text:p>0.00</text:p>
          </table:table-cell>
          <table:table-cell table:formula="of:=100*[.G584]/([.F584]+[.G584])" ns41:value-type="float" table:style-name="TL Data" office:value-type="float" office:value="0">
            <text:p>0.0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SUM([.K584:.M584])" ns41:value-type="float" table:style-name="TL Data" office:value-type="float" office:value="212">
            <text:p>212</text:p>
          </table:table-cell>
          <table:table-cell table:formula="of:=100*[.M584]/[.N584]" ns41:value-type="float" table:style-name="TL Data" office:value-type="float" office:value="0">
            <text:p>0.00</text:p>
          </table:table-cell>
          <table:table-cell table:formula="of:=100*[.M584]/([.L584]+[.M584])" ns41:value-type="float" table:style-name="TL Data" office:value-type="float" office:value="0">
            <text:p>0.0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6"/>
          <table:table-cell table:formula="of:=[.H584]+[.N584]+[.Q584]+[.R584]+[.T584]+[.U584]+[.V584]+[.W584]" ns41:value-type="float" table:style-name="TL Data" office:value-type="float" office:value="1200">
            <text:p>120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dum</text:p>
          </table:table-cell>
          <table:table-cell table:style-name="TL RowHeader"/>
          <table:table-cell table:style-name="ce23"/>
          <table:table-cell ns41:value-type="float" table:style-name="TL Data" office:value="5395" office:value-type="float">
            <text:p>539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18" office:value-type="float">
            <text:p>518</text:p>
          </table:table-cell>
          <table:table-cell table:style-name="TL Data"/>
          <table:table-cell table:formula="of:=SUM([.E585:.G585])" ns41:value-type="float" table:style-name="TL Data" office:value-type="float" office:value="835">
            <text:p>835</text:p>
          </table:table-cell>
          <table:table-cell table:formula="of:=100*[.G585]/[.H585]" ns41:value-type="float" table:style-name="TL Data" office:value-type="float" office:value="0">
            <text:p>0.00</text:p>
          </table:table-cell>
          <table:table-cell table:formula="of:=100*[.G585]/([.F585]+[.G585])" ns41:value-type="float" table:style-name="TL Data" office:value-type="float" office:value="0">
            <text:p>0.0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SUM([.K585:.M585])" ns41:value-type="float" table:style-name="TL Data" office:value-type="float" office:value="193">
            <text:p>193</text:p>
          </table:table-cell>
          <table:table-cell table:formula="of:=100*[.M585]/[.N585]" ns41:value-type="float" table:style-name="TL Data" office:value-type="float" office:value="0">
            <text:p>0.00</text:p>
          </table:table-cell>
          <table:table-cell table:formula="of:=100*[.M585]/([.L585]+[.M585])" ns41:value-type="float" table:style-name="TL Data" office:value-type="float" office:value="0">
            <text:p>0.0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585]+[.N585]+[.Q585]+[.R585]+[.T585]+[.U585]+[.V585]+[.W585]" ns41:value-type="float" table:style-name="TL Data" office:value-type="float" office:value="1062">
            <text:p>106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e Pekela</text:p>
          </table:table-cell>
          <table:table-cell table:style-name="TL RowHeader"/>
          <table:table-cell table:style-name="ce23"/>
          <table:table-cell ns41:value-type="float" table:style-name="TL Data" office:value="5472" office:value-type="float">
            <text:p>547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66" office:value-type="float">
            <text:p>366</text:p>
          </table:table-cell>
          <table:table-cell table:style-name="TL Data"/>
          <table:table-cell table:formula="of:=SUM([.E586:.G586])" ns41:value-type="float" table:style-name="TL Data" office:value-type="float" office:value="774">
            <text:p>774</text:p>
          </table:table-cell>
          <table:table-cell table:formula="of:=100*[.G586]/[.H586]" ns41:value-type="float" table:style-name="TL Data" office:value-type="float" office:value="0">
            <text:p>0.00</text:p>
          </table:table-cell>
          <table:table-cell table:formula="of:=100*[.G586]/([.F586]+[.G586])" ns41:value-type="float" table:style-name="TL Data" office:value-type="float" office:value="0">
            <text:p>0.0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SUM([.K586:.M586])" ns41:value-type="float" table:style-name="TL Data" office:value-type="float" office:value="301">
            <text:p>301</text:p>
          </table:table-cell>
          <table:table-cell table:formula="of:=100*[.M586]/[.N586]" ns41:value-type="float" table:style-name="TL Data" office:value-type="float" office:value="0">
            <text:p>0.00</text:p>
          </table:table-cell>
          <table:table-cell table:formula="of:=100*[.M586]/([.L586]+[.M586])" ns41:value-type="float" table:style-name="TL Data" office:value-type="float" office:value="0">
            <text:p>0.0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586]+[.N586]+[.Q586]+[.R586]+[.T586]+[.U586]+[.V586]+[.W586]" ns41:value-type="float" table:style-name="TL Data" office:value-type="float" office:value="1122">
            <text:p>11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rum</text:p>
          </table:table-cell>
          <table:table-cell table:style-name="TL RowHeader"/>
          <table:table-cell table:style-name="ce23"/>
          <table:table-cell ns41:value-type="float" table:style-name="TL Data" office:value="5877" office:value-type="float">
            <text:p>5877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" office:value-type="float">
            <text:p>4</text:p>
          </table:table-cell>
          <table:table-cell table:formula="of:=SUM([.E587:.G587])" ns41:value-type="float" table:style-name="TL Data" office:value-type="float" office:value="955">
            <text:p>955</text:p>
          </table:table-cell>
          <table:table-cell table:formula="of:=100*[.G587]/[.H587]" ns41:value-type="float" table:style-name="TL Data" office:value-type="float" office:value="0.418848167539267">
            <text:p>0.42</text:p>
          </table:table-cell>
          <table:table-cell table:formula="of:=100*[.G587]/([.F587]+[.G587])" ns41:value-type="float" table:style-name="TL Data" office:value-type="float" office:value="2.89855072463768">
            <text:p>2.9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/>
          <table:table-cell table:formula="of:=SUM([.K587:.M587])" ns41:value-type="float" table:style-name="TL Data" office:value-type="float" office:value="201">
            <text:p>201</text:p>
          </table:table-cell>
          <table:table-cell table:formula="of:=100*[.M587]/[.N587]" ns41:value-type="float" table:style-name="TL Data" office:value-type="float" office:value="0">
            <text:p>0.00</text:p>
          </table:table-cell>
          <table:table-cell table:formula="of:=100*[.M587]/([.L587]+[.M587])" ns41:value-type="float" table:style-name="TL Data" office:value-type="float" office:value="0">
            <text:p>0.0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H587]+[.N587]+[.Q587]+[.R587]+[.T587]+[.U587]+[.V587]+[.W587]" ns41:value-type="float" table:style-name="TL Data" office:value-type="float" office:value="1198">
            <text:p>11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ppingedam</text:p>
          </table:table-cell>
          <table:table-cell table:style-name="TL RowHeader"/>
          <table:table-cell table:style-name="ce23"/>
          <table:table-cell ns41:value-type="float" table:style-name="TL Data" office:value="5909" office:value-type="float">
            <text:p>5909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3" office:value-type="float">
            <text:p>3</text:p>
          </table:table-cell>
          <table:table-cell table:formula="of:=SUM([.E588:.G588])" ns41:value-type="float" table:style-name="TL Data" office:value-type="float" office:value="1054">
            <text:p>1054</text:p>
          </table:table-cell>
          <table:table-cell table:formula="of:=100*[.G588]/[.H588]" ns41:value-type="float" table:style-name="TL Data" office:value-type="float" office:value="0.284629981024668">
            <text:p>0.28</text:p>
          </table:table-cell>
          <table:table-cell table:formula="of:=100*[.G588]/([.F588]+[.G588])" ns41:value-type="float" table:style-name="TL Data" office:value-type="float" office:value="0.463678516228748">
            <text:p>0.4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SUM([.K588:.M588])" ns41:value-type="float" table:style-name="TL Data" office:value-type="float" office:value="224">
            <text:p>224</text:p>
          </table:table-cell>
          <table:table-cell table:formula="of:=100*[.M588]/[.N588]" ns41:value-type="float" table:style-name="TL Data" office:value-type="float" office:value="0">
            <text:p>0.00</text:p>
          </table:table-cell>
          <table:table-cell table:formula="of:=100*[.M588]/([.L588]+[.M588])" ns41:value-type="float" table:style-name="TL Data" office:value-type="float" office:value="0">
            <text:p>0.00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6"/>
          <table:table-cell table:formula="of:=[.H588]+[.N588]+[.Q588]+[.R588]+[.T588]+[.U588]+[.V588]+[.W588]" ns41:value-type="float" table:style-name="TL Data" office:value-type="float" office:value="1383">
            <text:p>138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appemeer</text:p>
          </table:table-cell>
          <table:table-cell table:style-name="TL RowHeader"/>
          <table:table-cell table:style-name="ce23"/>
          <table:table-cell ns41:value-type="float" table:style-name="TL Data" office:value="6318" office:value-type="float">
            <text:p>631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3" office:value-type="float">
            <text:p>3</text:p>
          </table:table-cell>
          <table:table-cell table:formula="of:=SUM([.E589:.G589])" ns41:value-type="float" table:style-name="TL Data" office:value-type="float" office:value="1137">
            <text:p>1137</text:p>
          </table:table-cell>
          <table:table-cell table:formula="of:=100*[.G589]/[.H589]" ns41:value-type="float" table:style-name="TL Data" office:value-type="float" office:value="0.263852242744063">
            <text:p>0.26</text:p>
          </table:table-cell>
          <table:table-cell table:formula="of:=100*[.G589]/([.F589]+[.G589])" ns41:value-type="float" table:style-name="TL Data" office:value-type="float" office:value="0.383631713554987">
            <text:p>0.3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table:formula="of:=SUM([.K589:.M589])" ns41:value-type="float" table:style-name="TL Data" office:value-type="float" office:value="286">
            <text:p>286</text:p>
          </table:table-cell>
          <table:table-cell table:formula="of:=100*[.M589]/[.N589]" ns41:value-type="float" table:style-name="TL Data" office:value-type="float" office:value="0">
            <text:p>0.00</text:p>
          </table:table-cell>
          <table:table-cell table:formula="of:=100*[.M589]/([.L589]+[.M589])" ns41:value-type="float" table:style-name="TL Data" office:value-type="float" office:value="0">
            <text:p>0.0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formula="of:=[.H589]+[.N589]+[.Q589]+[.R589]+[.T589]+[.U589]+[.V589]+[.W589]" ns41:value-type="float" table:style-name="TL Data" office:value-type="float" office:value="1469">
            <text:p>146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llingwolde</text:p>
          </table:table-cell>
          <table:table-cell table:style-name="TL RowHeader"/>
          <table:table-cell table:style-name="ce23"/>
          <table:table-cell ns41:value-type="float" table:style-name="TL Data" office:value="6415" office:value-type="float">
            <text:p>6415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" office:value-type="float">
            <text:p>5</text:p>
          </table:table-cell>
          <table:table-cell table:formula="of:=SUM([.E590:.G590])" ns41:value-type="float" table:style-name="TL Data" office:value-type="float" office:value="1222">
            <text:p>1222</text:p>
          </table:table-cell>
          <table:table-cell table:formula="of:=100*[.G590]/[.H590]" ns41:value-type="float" table:style-name="TL Data" office:value-type="float" office:value="0.409165302782324">
            <text:p>0.41</text:p>
          </table:table-cell>
          <table:table-cell table:formula="of:=100*[.G590]/([.F590]+[.G590])" ns41:value-type="float" table:style-name="TL Data" office:value-type="float" office:value="0.899280575539568">
            <office:annotation draw:style-name="gr1" svg:height="0.74cm" draw:caption-point-y="1.067cm" svg:width="2.435cm" svg:x="18.319cm" draw:caption-point-x="1.276cm" svg:y="267.124cm" draw:text-style-name="P1">
              <dc:creator>CDM</dc:creator>
              <dc:date>2014-12-12T00:00:00</dc:date>
              <text:p text:style-name="P1"><text:span text:style-name="T1">0,89</text:span></text:p>
              <text:p text:style-name="P1"><text:span text:style-name="T2"/></text:p>
            </office:annotation>
            <text:p>0.9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K590:.M590])" ns41:value-type="float" table:style-name="TL Data" office:value-type="float" office:value="142">
            <text:p>142</text:p>
          </table:table-cell>
          <table:table-cell table:formula="of:=100*[.M590]/[.N590]" ns41:value-type="float" table:style-name="TL Data" office:value-type="float" office:value="0">
            <text:p>0.00</text:p>
          </table:table-cell>
          <table:table-cell table:formula="of:=100*[.M590]/([.L590]+[.M590])" ns41:value-type="float" table:style-name="TL Data" office:value-type="float" office:value="0">
            <text:p>0.0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table:formula="of:=[.H590]+[.N590]+[.Q590]+[.R590]+[.T590]+[.U590]+[.V590]+[.W590]" ns41:value-type="float" table:style-name="TL Data" office:value-type="float" office:value="1385">
            <text:p>1385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ootegast</text:p>
          </table:table-cell>
          <table:table-cell table:style-name="TL RowHeader"/>
          <table:table-cell table:style-name="ce23"/>
          <table:table-cell ns41:value-type="float" table:style-name="TL Data" office:value="6532" office:value-type="float">
            <text:p>6532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" office:value-type="float">
            <text:p>3</text:p>
          </table:table-cell>
          <table:table-cell table:formula="of:=SUM([.E591:.G591])" ns41:value-type="float" table:style-name="TL Data" office:value-type="float" office:value="1134">
            <text:p>1134</text:p>
          </table:table-cell>
          <table:table-cell table:formula="of:=100*[.G591]/[.H591]" ns41:value-type="float" table:style-name="TL Data" office:value-type="float" office:value="0.264550264550265">
            <text:p>0.26</text:p>
          </table:table-cell>
          <table:table-cell table:formula="of:=100*[.G591]/([.F591]+[.G591])" ns41:value-type="float" table:style-name="TL Data" office:value-type="float" office:value="1.3953488372093">
            <text:p>1.4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/>
          <table:table-cell table:formula="of:=SUM([.K591:.M591])" ns41:value-type="float" table:style-name="TL Data" office:value-type="float" office:value="259">
            <text:p>259</text:p>
          </table:table-cell>
          <table:table-cell table:formula="of:=100*[.M591]/[.N591]" ns41:value-type="float" table:style-name="TL Data" office:value-type="float" office:value="0">
            <text:p>0.00</text:p>
          </table:table-cell>
          <table:table-cell table:formula="of:=100*[.M591]/([.L591]+[.M591])" ns41:value-type="float" table:style-name="TL Data" office:value-type="float" office:value="0">
            <text:p>0.00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[.H591]+[.N591]+[.Q591]+[.R591]+[.T591]+[.U591]+[.V591]+[.W591]" ns41:value-type="float" table:style-name="TL Data" office:value-type="float" office:value="1462">
            <text:p>1462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eemda</text:p>
          </table:table-cell>
          <table:table-cell table:style-name="TL RowHeader"/>
          <table:table-cell table:style-name="ce23"/>
          <table:table-cell ns41:value-type="float" table:style-name="TL Data" office:value="6595" office:value-type="float">
            <text:p>6595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" office:value-type="float">
            <text:p>4</text:p>
          </table:table-cell>
          <table:table-cell table:formula="of:=SUM([.E592:.G592])" ns41:value-type="float" table:style-name="TL Data" office:value-type="float" office:value="966">
            <text:p>966</text:p>
          </table:table-cell>
          <table:table-cell table:formula="of:=100*[.G592]/[.H592]" ns41:value-type="float" table:style-name="TL Data" office:value-type="float" office:value="0.41407867494824">
            <text:p>0.41</text:p>
          </table:table-cell>
          <table:table-cell table:formula="of:=100*[.G592]/([.F592]+[.G592])" ns41:value-type="float" table:style-name="TL Data" office:value-type="float" office:value="0.776699029126214">
            <text:p>0.78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formula="of:=SUM([.K592:.M592])" ns41:value-type="float" table:style-name="TL Data" office:value-type="float" office:value="511">
            <text:p>511</text:p>
          </table:table-cell>
          <table:table-cell table:formula="of:=100*[.M592]/[.N592]" ns41:value-type="float" table:style-name="TL Data" office:value-type="float" office:value="0.195694716242661">
            <text:p>0.20</text:p>
          </table:table-cell>
          <table:table-cell table:formula="of:=100*[.M592]/([.L592]+[.M592])" ns41:value-type="float" table:style-name="TL Data" office:value-type="float" office:value="1.88679245283019">
            <text:p>1.8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6"/>
          <table:table-cell table:formula="of:=[.H592]+[.N592]+[.Q592]+[.R592]+[.T592]+[.U592]+[.V592]+[.W592]" ns41:value-type="float" table:style-name="TL Data" office:value-type="float" office:value="1530">
            <text:p>153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eek</text:p>
          </table:table-cell>
          <table:table-cell table:style-name="TL RowHeader"/>
          <table:table-cell table:style-name="ce23"/>
          <table:table-cell ns41:value-type="float" table:style-name="TL Data" office:value="7210" office:value-type="float">
            <text:p>721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" office:value-type="float">
            <text:p>4</text:p>
          </table:table-cell>
          <table:table-cell table:formula="of:=SUM([.E593:.G593])" ns41:value-type="float" table:style-name="TL Data" office:value-type="float" office:value="524">
            <text:p>524</text:p>
          </table:table-cell>
          <table:table-cell table:formula="of:=100*[.G593]/[.H593]" ns41:value-type="float" table:style-name="TL Data" office:value-type="float" office:value="0.763358778625954">
            <text:p>0.76</text:p>
          </table:table-cell>
          <table:table-cell table:formula="of:=100*[.G593]/([.F593]+[.G593])" ns41:value-type="float" table:style-name="TL Data" office:value-type="float" office:value="1.48148148148148">
            <text:p>1.48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/>
          <table:table-cell table:formula="of:=SUM([.K593:.M593])" ns41:value-type="float" table:style-name="TL Data" office:value-type="float" office:value="826">
            <text:p>826</text:p>
          </table:table-cell>
          <table:table-cell table:formula="of:=100*[.M593]/[.N593]" ns41:value-type="float" table:style-name="TL Data" office:value-type="float" office:value="0">
            <text:p>0.00</text:p>
          </table:table-cell>
          <table:table-cell table:formula="of:=100*[.M593]/([.L593]+[.M593])" ns41:value-type="float" table:style-name="TL Data" office:value-type="float" office:value="0">
            <text:p>0.0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formula="of:=[.H593]+[.N593]+[.Q593]+[.R593]+[.T593]+[.U593]+[.V593]+[.W593]" ns41:value-type="float" table:style-name="TL Data" office:value-type="float" office:value="1444">
            <text:p>1444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e Pekela</text:p>
          </table:table-cell>
          <table:table-cell table:style-name="TL RowHeader"/>
          <table:table-cell table:style-name="ce23"/>
          <table:table-cell ns41:value-type="float" table:style-name="TL Data" office:value="7440" office:value-type="float">
            <text:p>744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" office:value-type="float">
            <text:p>7</text:p>
          </table:table-cell>
          <table:table-cell table:formula="of:=SUM([.E594:.G594])" ns41:value-type="float" table:style-name="TL Data" office:value-type="float" office:value="1052">
            <text:p>1052</text:p>
          </table:table-cell>
          <table:table-cell table:formula="of:=100*[.G594]/[.H594]" ns41:value-type="float" table:style-name="TL Data" office:value-type="float" office:value="0.665399239543726">
            <text:p>0.67</text:p>
          </table:table-cell>
          <table:table-cell table:formula="of:=100*[.G594]/([.F594]+[.G594])" ns41:value-type="float" table:style-name="TL Data" office:value-type="float" office:value="0.952380952380952">
            <text:p>0.9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SUM([.K594:.M594])" ns41:value-type="float" table:style-name="TL Data" office:value-type="float" office:value="203">
            <text:p>203</text:p>
          </table:table-cell>
          <table:table-cell table:formula="of:=100*[.M594]/[.N594]" ns41:value-type="float" table:style-name="TL Data" office:value-type="float" office:value="0">
            <text:p>0.00</text:p>
          </table:table-cell>
          <table:table-cell table:formula="of:=100*[.M594]/([.L594]+[.M594])" ns41:value-type="float" table:style-name="TL Data" office:value-type="float" office:value="0">
            <text:p>0.0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H594]+[.N594]+[.Q594]+[.R594]+[.T594]+[.U594]+[.V594]+[.W594]" ns41:value-type="float" table:style-name="TL Data" office:value-type="float" office:value="1280">
            <text:p>12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lfzijl</text:p>
          </table:table-cell>
          <table:table-cell table:style-name="TL RowHeader"/>
          <table:table-cell table:style-name="ce23"/>
          <table:table-cell ns41:value-type="float" table:style-name="TL Data" office:value="9621" office:value-type="float">
            <text:p>9621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595:.G595])" ns41:value-type="float" table:style-name="TL Data" office:value-type="float" office:value="1485">
            <text:p>1485</text:p>
          </table:table-cell>
          <table:table-cell table:formula="of:=100*[.G595]/[.H595]" ns41:value-type="float" table:style-name="TL Data" office:value-type="float" office:value="1.41414141414141">
            <office:annotation draw:style-name="gr1" svg:height="1.005cm" draw:caption-point-y="1.067cm" svg:width="2.492cm" svg:x="16.529cm" draw:caption-point-x="0.269cm" svg:y="269.373cm" draw:text-style-name="P1">
              <dc:creator>CDM</dc:creator>
              <dc:date>2014-12-12T00:00:00</dc:date>
              <text:p text:style-name="P1"><text:span text:style-name="T1">1,31</text:span></text:p>
              <text:p text:style-name="P1"><text:span text:style-name="T2"/></text:p>
            </office:annotation>
            <text:p>1.41</text:p>
          </table:table-cell>
          <table:table-cell table:formula="of:=100*[.G595]/([.F595]+[.G595])" ns41:value-type="float" table:style-name="TL Data" office:value-type="float" office:value="2.42494226327945">
            <office:annotation draw:style-name="gr1" svg:height="0.926cm" draw:caption-point-y="1.067cm" svg:width="2.211cm" svg:x="18.319cm" draw:caption-point-x="1.276cm" svg:y="269.373cm" draw:text-style-name="P1">
              <dc:creator>CDM</dc:creator>
              <dc:date>2014-12-12T00:00:00</dc:date>
              <text:p text:style-name="P1"><text:span text:style-name="T1">2,48</text:span></text:p>
              <text:p text:style-name="P1"><text:span text:style-name="T2"/></text:p>
            </office:annotation>
            <text:p>2.42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formula="of:=SUM([.K595:.M595])" ns41:value-type="float" table:style-name="TL Data" office:value-type="float" office:value="419">
            <text:p>419</text:p>
          </table:table-cell>
          <table:table-cell table:formula="of:=100*[.M595]/[.N595]" ns41:value-type="float" table:style-name="TL Data" office:value-type="float" office:value="0.238663484486873">
            <text:p>0.24</text:p>
          </table:table-cell>
          <table:table-cell table:formula="of:=100*[.M595]/([.L595]+[.M595])" ns41:value-type="float" table:style-name="TL Data" office:value-type="float" office:value="1.14942528735632">
            <office:annotation draw:style-name="gr1" svg:height="1.031cm" draw:caption-point-y="1.067cm" svg:width="2.296cm" svg:x="29.058cm" draw:caption-point-x="1.837cm" svg:y="269.373cm" draw:text-style-name="P1">
              <dc:creator>CDM</dc:creator>
              <dc:date>2014-12-12T00:00:00</dc:date>
              <text:p text:style-name="P1"><text:span text:style-name="T2">1,16</text:span></text:p>
            </office:annotation>
            <text:p>1.1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H595]+[.N595]+[.Q595]+[.R595]+[.T595]+[.U595]+[.V595]+[.W595]" ns41:value-type="float" table:style-name="TL Data" office:value-type="float" office:value="2018">
            <text:p>201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ldervank</text:p>
          </table:table-cell>
          <table:table-cell table:style-name="TL RowHeader"/>
          <table:table-cell table:style-name="ce23"/>
          <table:table-cell ns41:value-type="float" table:style-name="TL Data" office:value="9884" office:value-type="float">
            <text:p>9884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2" office:value-type="float">
            <text:p>2</text:p>
          </table:table-cell>
          <table:table-cell table:formula="of:=SUM([.E596:.G596])" ns41:value-type="float" table:style-name="TL Data" office:value-type="float" office:value="1485">
            <text:p>1485</text:p>
          </table:table-cell>
          <table:table-cell table:formula="of:=100*[.G596]/[.H596]" ns41:value-type="float" table:style-name="TL Data" office:value-type="float" office:value="0.134680134680135">
            <text:p>0.13</text:p>
          </table:table-cell>
          <table:table-cell table:formula="of:=100*[.G596]/([.F596]+[.G596])" ns41:value-type="float" table:style-name="TL Data" office:value-type="float" office:value="0.251889168765743">
            <text:p>0.25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/>
          <table:table-cell table:formula="of:=SUM([.K596:.M596])" ns41:value-type="float" table:style-name="TL Data" office:value-type="float" office:value="487">
            <text:p>487</text:p>
          </table:table-cell>
          <table:table-cell table:formula="of:=100*[.M596]/[.N596]" ns41:value-type="float" table:style-name="TL Data" office:value-type="float" office:value="0">
            <text:p>0.00</text:p>
          </table:table-cell>
          <table:table-cell table:formula="of:=100*[.M596]/([.L596]+[.M596])" ns41:value-type="float" table:style-name="TL Data" office:value-type="float" office:value="0">
            <text:p>0.00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596]+[.N596]+[.Q596]+[.R596]+[.T596]+[.U596]+[.V596]+[.W596]" ns41:value-type="float" table:style-name="TL Data" office:value-type="float" office:value="2114">
            <text:p>211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lagtwedde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11186" office:value-type="float">
            <text:p>11186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/>
          <table:table-cell table:formula="of:=SUM([.E597:.G597])" ns41:value-type="float" table:style-name="TL Data" office:value-type="float" office:value="786">
            <text:p>786</text:p>
          </table:table-cell>
          <table:table-cell table:formula="of:=100*[.G597]/[.H597]" ns41:value-type="float" table:style-name="TL Data" office:value-type="float" office:value="0">
            <text:p>0.00</text:p>
          </table:table-cell>
          <table:table-cell table:formula="of:=100*[.G597]/([.F597]+[.G597])" ns41:value-type="float" table:style-name="TL Data" office:value-type="float" office:value="0">
            <text:p>0.0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K597:.M597])" ns41:value-type="float" table:style-name="TL Data" office:value-type="float" office:value="174">
            <text:p>174</text:p>
          </table:table-cell>
          <table:table-cell table:formula="of:=100*[.M597]/[.N597]" ns41:value-type="float" table:style-name="TL Data" office:value-type="float" office:value="0">
            <text:p>0.00</text:p>
          </table:table-cell>
          <table:table-cell table:formula="of:=100*[.M597]/([.L597]+[.M597])" ns41:value-type="float" table:style-name="TL Data" office:value-type="float" office:value="0">
            <text:p>0.0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table:formula="of:=[.H597]+[.N597]+[.Q597]+[.R597]+[.T597]+[.U597]+[.V597]+[.W597]" ns41:value-type="float" table:style-name="TL Data" office:value-type="float" office:value="981">
            <text:p>98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ogezand</text:p>
          </table:table-cell>
          <table:table-cell table:style-name="TL RowHeader"/>
          <table:table-cell table:style-name="ce23"/>
          <table:table-cell ns41:value-type="float" table:style-name="TL Data" office:value="11269" office:value-type="float">
            <text:p>11269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598:.G598])" ns41:value-type="float" table:style-name="TL Data" office:value-type="float" office:value="1554">
            <text:p>1554</text:p>
          </table:table-cell>
          <table:table-cell table:formula="of:=100*[.G598]/[.H598]" ns41:value-type="float" table:style-name="TL Data" office:value-type="float" office:value="0.707850707850708">
            <text:p>0.71</text:p>
          </table:table-cell>
          <table:table-cell table:formula="of:=100*[.G598]/([.F598]+[.G598])" ns41:value-type="float" table:style-name="TL Data" office:value-type="float" office:value="0.945017182130584">
            <text:p>0.95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/>
          <table:table-cell table:formula="of:=SUM([.K598:.M598])" ns41:value-type="float" table:style-name="TL Data" office:value-type="float" office:value="570">
            <text:p>570</text:p>
          </table:table-cell>
          <table:table-cell table:formula="of:=100*[.M598]/[.N598]" ns41:value-type="float" table:style-name="TL Data" office:value-type="float" office:value="0">
            <text:p>0.00</text:p>
          </table:table-cell>
          <table:table-cell table:formula="of:=100*[.M598]/([.L598]+[.M598])" ns41:value-type="float" table:style-name="TL Data" office:value-type="float" office:value="0">
            <text:p>0.0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598]+[.N598]+[.Q598]+[.R598]+[.T598]+[.U598]+[.V598]+[.W598]" ns41:value-type="float" table:style-name="TL Data" office:value-type="float" office:value="2258">
            <text:p>225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nschoten</text:p>
          </table:table-cell>
          <table:table-cell table:style-name="TL RowHeader"/>
          <table:table-cell table:style-name="ce23"/>
          <table:table-cell ns41:value-type="float" table:style-name="TL Data" office:value="12498" office:value-type="float">
            <text:p>12498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7" office:value-type="float">
            <text:p>7</text:p>
          </table:table-cell>
          <table:table-cell table:formula="of:=SUM([.E599:.G599])" ns41:value-type="float" table:style-name="TL Data" office:value-type="float" office:value="1963">
            <text:p>1963</text:p>
          </table:table-cell>
          <table:table-cell table:formula="of:=100*[.G599]/[.H599]" ns41:value-type="float" table:style-name="TL Data" office:value-type="float" office:value="0.356597045338767">
            <text:p>0.36</text:p>
          </table:table-cell>
          <table:table-cell table:formula="of:=100*[.G599]/([.F599]+[.G599])" ns41:value-type="float" table:style-name="TL Data" office:value-type="float" office:value="0.559552358113509">
            <text:p>0.5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" office:value-type="float">
            <text:p>1</text:p>
          </table:table-cell>
          <table:table-cell table:formula="of:=SUM([.K599:.M599])" ns41:value-type="float" table:style-name="TL Data" office:value-type="float" office:value="523">
            <text:p>523</text:p>
          </table:table-cell>
          <table:table-cell table:formula="of:=100*[.M599]/[.N599]" ns41:value-type="float" table:style-name="TL Data" office:value-type="float" office:value="0.191204588910134">
            <text:p>0.19</text:p>
          </table:table-cell>
          <table:table-cell table:formula="of:=100*[.M599]/([.L599]+[.M599])" ns41:value-type="float" table:style-name="TL Data" office:value-type="float" office:value="0.819672131147541">
            <text:p>0.82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H599]+[.N599]+[.Q599]+[.R599]+[.T599]+[.U599]+[.V599]+[.W599]" ns41:value-type="float" table:style-name="TL Data" office:value-type="float" office:value="2563">
            <text:p>25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eendam</text:p>
          </table:table-cell>
          <table:table-cell table:style-name="TL RowHeader"/>
          <table:table-cell table:style-name="ce23"/>
          <table:table-cell ns41:value-type="float" table:style-name="TL Data" office:value="13022" office:value-type="float">
            <text:p>13022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TL Data" office:value="5" office:value-type="float">
            <text:p>5</text:p>
          </table:table-cell>
          <table:table-cell table:formula="of:=SUM([.E600:.G600])" ns41:value-type="float" table:style-name="TL Data" office:value-type="float" office:value="2027">
            <text:p>2027</text:p>
          </table:table-cell>
          <table:table-cell table:formula="of:=100*[.G600]/[.H600]" ns41:value-type="float" table:style-name="TL Data" office:value-type="float" office:value="0.246669955599408">
            <text:p>0.25</text:p>
          </table:table-cell>
          <table:table-cell table:formula="of:=100*[.G600]/([.F600]+[.G600])" ns41:value-type="float" table:style-name="TL Data" office:value-type="float" office:value="0.377928949357521">
            <text:p>0.3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" office:value-type="float">
            <text:p>2</text:p>
          </table:table-cell>
          <table:table-cell table:formula="of:=SUM([.K600:.M600])" ns41:value-type="float" table:style-name="TL Data" office:value-type="float" office:value="631">
            <text:p>631</text:p>
          </table:table-cell>
          <table:table-cell table:formula="of:=100*[.M600]/[.N600]" ns41:value-type="float" table:style-name="TL Data" office:value-type="float" office:value="0.316957210776545">
            <text:p>0.32</text:p>
          </table:table-cell>
          <table:table-cell table:formula="of:=100*[.M600]/([.L600]+[.M600])" ns41:value-type="float" table:style-name="TL Data" office:value-type="float" office:value="1.37931034482759">
            <office:annotation draw:style-name="gr1" svg:height="1.005cm" draw:caption-point-y="1.067cm" svg:width="2.268cm" svg:x="29.058cm" draw:caption-point-x="1.837cm" svg:y="271.622cm" draw:text-style-name="P1">
              <dc:creator>CDM</dc:creator>
              <dc:date>2014-12-12T00:00:00</dc:date>
              <text:p text:style-name="P1"><text:span text:style-name="T2">1,37</text:span></text:p>
            </office:annotation>
            <text:p>1.38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H600]+[.N600]+[.Q600]+[.R600]+[.T600]+[.U600]+[.V600]+[.W600]" ns41:value-type="float" table:style-name="TL Data" office:value-type="float" office:value="2871">
            <text:p>2871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lochteren</text:p>
          </table:table-cell>
          <table:table-cell table:style-name="TL RowHeader"/>
          <table:table-cell table:style-name="ce23"/>
          <table:table-cell ns41:value-type="float" table:style-name="TL Data" office:value="13237" office:value-type="float">
            <text:p>13237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" office:value-type="float">
            <text:p>2</text:p>
          </table:table-cell>
          <table:table-cell table:formula="of:=SUM([.E601:.G601])" ns41:value-type="float" table:style-name="TL Data" office:value-type="float" office:value="1273">
            <text:p>1273</text:p>
          </table:table-cell>
          <table:table-cell table:formula="of:=100*[.G601]/[.H601]" ns41:value-type="float" table:style-name="TL Data" office:value-type="float" office:value="0.157109190887667">
            <text:p>0.16</text:p>
          </table:table-cell>
          <table:table-cell table:formula="of:=100*[.G601]/([.F601]+[.G601])" ns41:value-type="float" table:style-name="TL Data" office:value-type="float" office:value="0.294550810014728">
            <text:p>0.29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/>
          <table:table-cell table:formula="of:=SUM([.K601:.M601])" ns41:value-type="float" table:style-name="TL Data" office:value-type="float" office:value="1442">
            <text:p>1442</text:p>
          </table:table-cell>
          <table:table-cell table:formula="of:=100*[.M601]/[.N601]" ns41:value-type="float" table:style-name="TL Data" office:value-type="float" office:value="0">
            <text:p>0.00</text:p>
          </table:table-cell>
          <table:table-cell table:formula="of:=100*[.M601]/([.L601]+[.M601])" ns41:value-type="float" table:style-name="TL Data" office:value-type="float" office:value="0">
            <text:p>0.00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formula="of:=[.H601]+[.N601]+[.Q601]+[.R601]+[.T601]+[.U601]+[.V601]+[.W601]" ns41:value-type="float" table:style-name="TL Data" office:value-type="float" office:value="2846">
            <text:p>2846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nstwedde</text:p>
          </table:table-cell>
          <table:table-cell table:style-name="TL RowHeader"/>
          <table:table-cell table:style-name="ce23"/>
          <table:table-cell ns41:value-type="float" table:style-name="TL Data" office:value="16900" office:value-type="float">
            <text:p>16900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602:.G602])" ns41:value-type="float" table:style-name="TL Data" office:value-type="float" office:value="2051">
            <text:p>2051</text:p>
          </table:table-cell>
          <table:table-cell table:formula="of:=100*[.G602]/[.H602]" ns41:value-type="float" table:style-name="TL Data" office:value-type="float" office:value="0.487567040468064">
            <text:p>0.49</text:p>
          </table:table-cell>
          <table:table-cell table:formula="of:=100*[.G602]/([.F602]+[.G602])" ns41:value-type="float" table:style-name="TL Data" office:value-type="float" office:value="1.001001001001">
            <office:annotation draw:style-name="gr1" svg:height="0.793cm" draw:caption-point-y="1.068cm" svg:width="2.574cm" svg:x="18.319cm" draw:caption-point-x="1.276cm" svg:y="272.521cm" draw:text-style-name="P1">
              <dc:creator>CDM</dc:creator>
              <dc:date>2014-12-12T00:00:00</dc:date>
              <text:p text:style-name="P1"><text:span text:style-name="T1">1,01</text:span></text:p>
              <text:p text:style-name="P1"><text:span text:style-name="T2"/></text:p>
            </office:annotation>
            <text:p>1.00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/>
          <table:table-cell table:formula="of:=SUM([.K602:.M602])" ns41:value-type="float" table:style-name="TL Data" office:value-type="float" office:value="1003">
            <text:p>1003</text:p>
          </table:table-cell>
          <table:table-cell table:formula="of:=100*[.M602]/[.N602]" ns41:value-type="float" table:style-name="TL Data" office:value-type="float" office:value="0">
            <text:p>0.00</text:p>
          </table:table-cell>
          <table:table-cell table:formula="of:=100*[.M602]/([.L602]+[.M602])" ns41:value-type="float" table:style-name="TL Data" office:value-type="float" office:value="0">
            <text:p>0.0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602]+[.N602]+[.Q602]+[.R602]+[.T602]+[.U602]+[.V602]+[.W602]" ns41:value-type="float" table:style-name="TL Data" office:value-type="float" office:value="3232">
            <text:p>323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oningen</text:p>
          </table:table-cell>
          <table:table-cell table:style-name="TL RowHeader"/>
          <table:table-cell table:style-name="ce23"/>
          <table:table-cell ns41:value-type="float" table:style-name="TL Data" office:value="87594" office:value-type="float">
            <text:p>87594</text:p>
          </table:table-cell>
          <table:table-cell ns41:value-type="float" table:style-name="TL Data" office:value="2773" office:value-type="float">
            <text:p>2773</text:p>
          </table:table-cell>
          <table:table-cell ns41:value-type="float" table:style-name="TL Data" office:value="12701" office:value-type="float">
            <text:p>12701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603:.G603])" ns41:value-type="float" table:style-name="TL Data" office:value-type="float" office:value="15522">
            <office:annotation draw:style-name="gr1" svg:height="0.819cm" draw:caption-point-y="1.067cm" svg:width="2.126cm" svg:x="14.739cm" draw:caption-point-x="0.018cm" svg:y="272.971cm" draw:text-style-name="P1">
              <dc:creator>CDM</dc:creator>
              <dc:date>2014-12-12T00:00:00</dc:date>
              <text:p text:style-name="P1"><text:span text:style-name="T1">15552</text:span></text:p>
              <text:p text:style-name="P1"><text:span text:style-name="T2"/></text:p>
            </office:annotation>
            <text:p>15522</text:p>
          </table:table-cell>
          <table:table-cell table:formula="of:=100*[.G603]/[.H603]" ns41:value-type="float" table:style-name="TL Data" office:value-type="float" office:value="0.309238500193274">
            <text:p>0.31</text:p>
          </table:table-cell>
          <table:table-cell table:formula="of:=100*[.G603]/([.F603]+[.G603])" ns41:value-type="float" table:style-name="TL Data" office:value-type="float" office:value="0.376500117656287">
            <text:p>0.38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7" office:value-type="float">
            <text:p>7</text:p>
          </table:table-cell>
          <table:table-cell table:formula="of:=SUM([.K603:.M603])" ns41:value-type="float" table:style-name="TL Data" office:value-type="float" office:value="2470">
            <text:p>2470</text:p>
          </table:table-cell>
          <table:table-cell table:formula="of:=100*[.M603]/[.N603]" ns41:value-type="float" table:style-name="TL Data" office:value-type="float" office:value="0.283400809716599">
            <text:p>0.28</text:p>
          </table:table-cell>
          <table:table-cell table:formula="of:=100*[.M603]/([.L603]+[.M603])" ns41:value-type="float" table:style-name="TL Data" office:value-type="float" office:value="0.538876058506544">
            <text:p>0.54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table:style-name="TL Data" table:number-columns-repeated="2"/>
          <table:table-cell table:formula="of:=[.H603]+[.N603]+[.Q603]+[.R603]+[.T603]+[.U603]+[.V603]+[.W603]" ns41:value-type="float" table:style-name="TL Data" office:value-type="float" office:value="18832">
            <office:annotation draw:style-name="gr1" svg:height="1.058cm" draw:caption-point-y="1.067cm" svg:width="1.512cm" svg:x="43.38cm" draw:caption-point-x="-0.318cm" svg:y="272.971cm" draw:text-style-name="P1">
              <dc:creator>CDM</dc:creator>
              <dc:date>2014-12-12T00:00:00</dc:date>
              <text:p text:style-name="P1"><text:span text:style-name="T2">18862</text:span></text:p>
            </office:annotation>
            <text:p>1883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SUM([.E604:.G604])" ns41:value-type="float" table:style-name="TL Data" office:value-type="float" office:value="26">
            <text:p>26</text:p>
          </table:table-cell>
          <table:table-cell table:formula="of:=100*[.G604]/[.H604]" ns41:value-type="float" table:style-name="TL Data" office:value-type="float" office:value="0">
            <text:p>0.00</text:p>
          </table:table-cell>
          <table:table-cell table:formula="of:=100*[.G604]/([.F604]+[.G604])" ns41:value-type="float" table:style-name="TL Data" office:value-type="float" office:value="0">
            <text:p>0.0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SUM([.K604:.M604])" ns41:value-type="float" table:style-name="TL Data" office:value-type="float" office:value="95">
            <text:p>95</text:p>
          </table:table-cell>
          <table:table-cell table:formula="of:=100*[.M604]/[.N604]" ns41:value-type="float" table:style-name="TL Data" office:value-type="float" office:value="0">
            <text:p>0.00</text:p>
          </table:table-cell>
          <table:table-cell table:formula="of:=100*[.M604]/([.L604]+[.M604])" ns41:value-type="float" table:style-name="TL Data" office:value-type="float" office:value="0">
            <text:p>0.0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604]+[.N604]+[.Q604]+[.R604]+[.T604]+[.U604]+[.V604]+[.W604]" ns41:value-type="float" table:style-name="TL Data" office:value-type="float" office:value="127">
            <text:p>12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table:style-name="ce23"/>
          <table:table-cell ns41:value-type="float" table:style-name="TL Data" office:value="2314" office:value-type="float">
            <text:p>231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table:formula="of:=SUM([.E605:.G605])" ns41:value-type="float" table:style-name="TL Data" office:value-type="float" office:value="186">
            <text:p>186</text:p>
          </table:table-cell>
          <table:table-cell table:formula="of:=100*[.G605]/[.H605]" ns41:value-type="float" table:style-name="TL Data" office:value-type="float" office:value="0">
            <text:p>0.00</text:p>
          </table:table-cell>
          <table:table-cell table:formula="of:=100*[.G605]/([.F605]+[.G605])" ns41:value-type="float" table:style-name="TL Data" office:value-type="float" office:value="0">
            <text:p>0.0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SUM([.K605:.M605])" ns41:value-type="float" table:style-name="TL Data" office:value-type="float" office:value="79">
            <text:p>79</text:p>
          </table:table-cell>
          <table:table-cell table:formula="of:=100*[.M605]/[.N605]" ns41:value-type="float" table:style-name="TL Data" office:value-type="float" office:value="0">
            <text:p>0.00</text:p>
          </table:table-cell>
          <table:table-cell table:formula="of:=100*[.M605]/([.L605]+[.M605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605]+[.N605]+[.Q605]+[.R605]+[.T605]+[.U605]+[.V605]+[.W605]" ns41:value-type="float" table:style-name="TL Data" office:value-type="float" office:value="265">
            <text:p>26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ce23"/>
          <table:table-cell ns41:value-type="float" table:style-name="TL Data" office:value="2496" office:value-type="float">
            <text:p>249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SUM([.E606:.G606])" ns41:value-type="float" table:style-name="TL Data" office:value-type="float" office:value="117">
            <text:p>117</text:p>
          </table:table-cell>
          <table:table-cell table:formula="of:=100*[.G606]/[.H606]" ns41:value-type="float" table:style-name="TL Data" office:value-type="float" office:value="0">
            <text:p>0.00</text:p>
          </table:table-cell>
          <table:table-cell table:formula="of:=100*[.G606]/([.F606]+[.G606])" ns41:value-type="float" table:style-name="TL Data" office:value-type="float" office:value="0">
            <text:p>0.0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table:formula="of:=SUM([.K606:.M606])" ns41:value-type="float" table:style-name="TL Data" office:value-type="float" office:value="387">
            <text:p>387</text:p>
          </table:table-cell>
          <table:table-cell table:formula="of:=100*[.M606]/[.N606]" ns41:value-type="float" table:style-name="TL Data" office:value-type="float" office:value="0">
            <text:p>0.00</text:p>
          </table:table-cell>
          <table:table-cell table:formula="of:=100*[.M606]/([.L606]+[.M606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606]+[.N606]+[.Q606]+[.R606]+[.T606]+[.U606]+[.V606]+[.W606]" ns41:value-type="float" table:style-name="TL Data" office:value-type="float" office:value="504">
            <text:p>504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table:style-name="ce23"/>
          <table:table-cell ns41:value-type="float" table:style-name="TL Data" office:value="2505" office:value-type="float">
            <text:p>250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table:formula="of:=SUM([.E607:.G607])" ns41:value-type="float" table:style-name="TL Data" office:value-type="float" office:value="163">
            <text:p>163</text:p>
          </table:table-cell>
          <table:table-cell table:formula="of:=100*[.G607]/[.H607]" ns41:value-type="float" table:style-name="TL Data" office:value-type="float" office:value="2.45398773006135">
            <text:p>2.45</text:p>
          </table:table-cell>
          <table:table-cell table:formula="of:=100*[.G607]/([.F607]+[.G607])" ns41:value-type="float" table:style-name="TL Data" office:value-type="float" office:value="7.27272727272727">
            <text:p>7.27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" office:value-type="float">
            <text:p>2</text:p>
          </table:table-cell>
          <table:table-cell table:formula="of:=SUM([.K607:.M607])" ns41:value-type="float" table:style-name="TL Data" office:value-type="float" office:value="305">
            <text:p>305</text:p>
          </table:table-cell>
          <table:table-cell table:formula="of:=100*[.M607]/[.N607]" ns41:value-type="float" table:style-name="TL Data" office:value-type="float" office:value="0.655737704918033">
            <text:p>0.66</text:p>
          </table:table-cell>
          <table:table-cell table:formula="of:=100*[.M607]/([.L607]+[.M607])" ns41:value-type="float" table:style-name="TL Data" office:value-type="float" office:value="1.9047619047619">
            <text:p>1.9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H607]+[.N607]+[.Q607]+[.R607]+[.T607]+[.U607]+[.V607]+[.W607]" ns41:value-type="float" table:style-name="TL Data" office:value-type="float" office:value="503">
            <text:p>50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wingeloo</text:p>
          </table:table-cell>
          <table:table-cell table:style-name="TL RowHeader"/>
          <table:table-cell table:style-name="ce23"/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/>
          <table:table-cell table:formula="of:=SUM([.E608:.G608])" ns41:value-type="float" table:style-name="TL Data" office:value-type="float" office:value="469">
            <text:p>469</text:p>
          </table:table-cell>
          <table:table-cell table:formula="of:=100*[.G608]/[.H608]" ns41:value-type="float" table:style-name="TL Data" office:value-type="float" office:value="0">
            <text:p>0.00</text:p>
          </table:table-cell>
          <table:table-cell table:formula="of:=100*[.G608]/([.F608]+[.G608])" ns41:value-type="float" table:style-name="TL Data" office:value-type="float" office:value="0">
            <text:p>0.0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K608:.M608])" ns41:value-type="float" table:style-name="TL Data" office:value-type="float" office:value="20">
            <text:p>20</text:p>
          </table:table-cell>
          <table:table-cell table:formula="of:=100*[.M608]/[.N608]" ns41:value-type="float" table:style-name="TL Data" office:value-type="float" office:value="0">
            <text:p>0.00</text:p>
          </table:table-cell>
          <table:table-cell ns41:value-type="string" table:style-name="TL Data" office:value-type="string">
            <office:annotation draw:style-name="gr1" svg:height="1.19cm" draw:caption-point-y="1.067cm" svg:width="2.323cm" svg:x="29.058cm" draw:caption-point-x="1.837cm" svg:y="275.22cm" draw:text-style-name="P1">
              <dc:creator>CDM</dc:creator>
              <dc:date>2014-12-12T00:00:00</dc:date>
              <text:p text:style-name="P1"><text:span text:style-name="T2">geen waarde</text:span></text:p>
            </office:annotation>
            <text:p>-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608]+[.N608]+[.Q608]+[.R608]+[.T608]+[.U608]+[.V608]+[.W608]" ns41:value-type="float" table:style-name="TL Data" office:value-type="float" office:value="515">
            <text:p>51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/>
          <table:table-cell table:style-name="ce23"/>
          <table:table-cell ns41:value-type="float" table:style-name="TL Data" office:value="2768" office:value-type="float">
            <text:p>276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" office:value-type="float">
            <text:p>9</text:p>
          </table:table-cell>
          <table:table-cell table:formula="of:=SUM([.E609:.G609])" ns41:value-type="float" table:style-name="TL Data" office:value-type="float" office:value="316">
            <text:p>316</text:p>
          </table:table-cell>
          <table:table-cell table:formula="of:=100*[.G609]/[.H609]" ns41:value-type="float" table:style-name="TL Data" office:value-type="float" office:value="2.84810126582278">
            <text:p>2.85</text:p>
          </table:table-cell>
          <table:table-cell table:formula="of:=100*[.G609]/([.F609]+[.G609])" ns41:value-type="float" table:style-name="TL Data" office:value-type="float" office:value="6.66666666666667">
            <text:p>6.6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/>
          <table:table-cell table:formula="of:=SUM([.K609:.M609])" ns41:value-type="float" table:style-name="TL Data" office:value-type="float" office:value="241">
            <text:p>241</text:p>
          </table:table-cell>
          <table:table-cell table:formula="of:=100*[.M609]/[.N609]" ns41:value-type="float" table:style-name="TL Data" office:value-type="float" office:value="0">
            <text:p>0.00</text:p>
          </table:table-cell>
          <table:table-cell table:formula="of:=100*[.M609]/([.L609]+[.M609])" ns41:value-type="float" table:style-name="TL Data" office:value-type="float" office:value="0">
            <text:p>0.0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609]+[.N609]+[.Q609]+[.R609]+[.T609]+[.U609]+[.V609]+[.W609]" ns41:value-type="float" table:style-name="TL Data" office:value-type="float" office:value="584">
            <text:p>58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/>
          <table:table-cell table:style-name="ce23"/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table:formula="of:=SUM([.E610:.G610])" ns41:value-type="float" table:style-name="TL Data" office:value-type="float" office:value="220">
            <text:p>220</text:p>
          </table:table-cell>
          <table:table-cell table:formula="of:=100*[.G610]/[.H610]" ns41:value-type="float" table:style-name="TL Data" office:value-type="float" office:value="0">
            <text:p>0.00</text:p>
          </table:table-cell>
          <table:table-cell table:formula="of:=100*[.G610]/([.F610]+[.G610])" ns41:value-type="float" table:style-name="TL Data" office:value-type="float" office:value="0">
            <text:p>0.0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/>
          <table:table-cell table:formula="of:=SUM([.K610:.M610])" ns41:value-type="float" table:style-name="TL Data" office:value-type="float" office:value="422">
            <text:p>422</text:p>
          </table:table-cell>
          <table:table-cell table:formula="of:=100*[.M610]/[.N610]" ns41:value-type="float" table:style-name="TL Data" office:value-type="float" office:value="0">
            <text:p>0.00</text:p>
          </table:table-cell>
          <table:table-cell table:formula="of:=100*[.M610]/([.L610]+[.M610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610]+[.N610]+[.Q610]+[.R610]+[.T610]+[.U610]+[.V610]+[.W610]" ns41:value-type="float" table:style-name="TL Data" office:value-type="float" office:value="642">
            <text:p>6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ce23"/>
          <table:table-cell ns41:value-type="float" table:style-name="TL Data" office:value="2836" office:value-type="float">
            <text:p>28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table:formula="of:=SUM([.E611:.G611])" ns41:value-type="float" table:style-name="TL Data" office:value-type="float" office:value="57">
            <text:p>57</text:p>
          </table:table-cell>
          <table:table-cell table:formula="of:=100*[.G611]/[.H611]" ns41:value-type="float" table:style-name="TL Data" office:value-type="float" office:value="3.50877192982456">
            <text:p>3.51</text:p>
          </table:table-cell>
          <table:table-cell table:formula="of:=100*[.G611]/([.F611]+[.G611])" ns41:value-type="float" table:style-name="TL Data" office:value-type="float" office:value="5.26315789473684">
            <text:p>5.2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" office:value-type="float">
            <text:p>3</text:p>
          </table:table-cell>
          <table:table-cell table:formula="of:=SUM([.K611:.M611])" ns41:value-type="float" table:style-name="TL Data" office:value-type="float" office:value="426">
            <text:p>426</text:p>
          </table:table-cell>
          <table:table-cell table:formula="of:=100*[.M611]/[.N611]" ns41:value-type="float" table:style-name="TL Data" office:value-type="float" office:value="0.704225352112676">
            <text:p>0.70</text:p>
          </table:table-cell>
          <table:table-cell table:formula="of:=100*[.M611]/([.L611]+[.M611])" ns41:value-type="float" table:style-name="TL Data" office:value-type="float" office:value="1.41509433962264">
            <text:p>1.42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6"/>
          <table:table-cell table:formula="of:=[.H611]+[.N611]+[.Q611]+[.R611]+[.T611]+[.U611]+[.V611]+[.W611]" ns41:value-type="float" table:style-name="TL Data" office:value-type="float" office:value="538">
            <text:p>53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oonebeek</text:p>
          </table:table-cell>
          <table:table-cell table:style-name="TL RowHeader"/>
          <table:table-cell table:style-name="ce23"/>
          <table:table-cell ns41:value-type="float" table:style-name="TL Data" office:value="3037" office:value-type="float">
            <text:p>30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E612:.G612])" ns41:value-type="float" table:style-name="TL Data" office:value-type="float" office:value="36">
            <text:p>36</text:p>
          </table:table-cell>
          <table:table-cell table:formula="of:=100*[.G612]/[.H612]" ns41:value-type="float" table:style-name="TL Data" office:value-type="float" office:value="0">
            <text:p>0.00</text:p>
          </table:table-cell>
          <table:table-cell table:formula="of:=100*[.G612]/([.F612]+[.G612])" ns41:value-type="float" table:style-name="TL Data" office:value-type="float" office:value="0">
            <text:p>0.0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table:formula="of:=SUM([.K612:.M612])" ns41:value-type="float" table:style-name="TL Data" office:value-type="float" office:value="352">
            <text:p>352</text:p>
          </table:table-cell>
          <table:table-cell table:formula="of:=100*[.M612]/[.N612]" ns41:value-type="float" table:style-name="TL Data" office:value-type="float" office:value="0.284090909090909">
            <text:p>0.28</text:p>
          </table:table-cell>
          <table:table-cell table:formula="of:=100*[.M612]/([.L612]+[.M612])" ns41:value-type="float" table:style-name="TL Data" office:value-type="float" office:value="0.763358778625954">
            <text:p>0.7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formula="of:=[.H612]+[.N612]+[.Q612]+[.R612]+[.T612]+[.U612]+[.V612]+[.W612]" ns41:value-type="float" table:style-name="TL Data" office:value-type="float" office:value="407">
            <text:p>407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asselte</text:p>
          </table:table-cell>
          <table:table-cell table:style-name="TL RowHeader"/>
          <table:table-cell table:style-name="ce23"/>
          <table:table-cell ns41:value-type="float" table:style-name="TL Data" office:value="3158" office:value-type="float">
            <text:p>315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" office:value-type="float">
            <text:p>1</text:p>
          </table:table-cell>
          <table:table-cell table:formula="of:=SUM([.E613:.G613])" ns41:value-type="float" table:style-name="TL Data" office:value-type="float" office:value="450">
            <text:p>450</text:p>
          </table:table-cell>
          <table:table-cell table:formula="of:=100*[.G613]/[.H613]" ns41:value-type="float" table:style-name="TL Data" office:value-type="float" office:value="0.222222222222222">
            <text:p>0.22</text:p>
          </table:table-cell>
          <table:table-cell table:formula="of:=100*[.G613]/([.F613]+[.G613])" ns41:value-type="float" table:style-name="TL Data" office:value-type="float" office:value="0.396825396825397">
            <text:p>0.4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SUM([.K613:.M613])" ns41:value-type="float" table:style-name="TL Data" office:value-type="float" office:value="208">
            <text:p>208</text:p>
          </table:table-cell>
          <table:table-cell table:formula="of:=100*[.M613]/[.N613]" ns41:value-type="float" table:style-name="TL Data" office:value-type="float" office:value="0">
            <text:p>0.00</text:p>
          </table:table-cell>
          <table:table-cell table:formula="of:=100*[.M613]/([.L613]+[.M613])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613]+[.N613]+[.Q613]+[.R613]+[.T613]+[.U613]+[.V613]+[.W613]" ns41:value-type="float" table:style-name="TL Data" office:value-type="float" office:value="659">
            <text:p>659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e Wijk</text:p>
          </table:table-cell>
          <table:table-cell table:style-name="TL RowHeader"/>
          <table:table-cell table:style-name="ce23"/>
          <table:table-cell ns41:value-type="float" table:style-name="TL Data" office:value="3216" office:value-type="float">
            <text:p>321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table:formula="of:=SUM([.E614:.G614])" ns41:value-type="float" table:style-name="TL Data" office:value-type="float" office:value="186">
            <text:p>186</text:p>
          </table:table-cell>
          <table:table-cell table:formula="of:=100*[.G614]/[.H614]" ns41:value-type="float" table:style-name="TL Data" office:value-type="float" office:value="0">
            <text:p>0.00</text:p>
          </table:table-cell>
          <table:table-cell table:formula="of:=100*[.G614]/([.F614]+[.G614])" ns41:value-type="float" table:style-name="TL Data" office:value-type="float" office:value="0">
            <text:p>0.0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6" office:value-type="float">
            <text:p>246</text:p>
          </table:table-cell>
          <table:table-cell table:style-name="TL Data"/>
          <table:table-cell table:formula="of:=SUM([.K614:.M614])" ns41:value-type="float" table:style-name="TL Data" office:value-type="float" office:value="495">
            <text:p>495</text:p>
          </table:table-cell>
          <table:table-cell table:formula="of:=100*[.M614]/[.N614]" ns41:value-type="float" table:style-name="TL Data" office:value-type="float" office:value="0">
            <text:p>0.00</text:p>
          </table:table-cell>
          <table:table-cell table:formula="of:=100*[.M614]/([.L614]+[.M614])" ns41:value-type="float" table:style-name="TL Data" office:value-type="float" office:value="0">
            <text:p>0.0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[.H614]+[.N614]+[.Q614]+[.R614]+[.T614]+[.U614]+[.V614]+[.W614]" ns41:value-type="float" table:style-name="TL Data" office:value-type="float" office:value="699">
            <text:p>699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/>
          <table:table-cell table:style-name="ce23"/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table:formula="of:=SUM([.E615:.G615])" ns41:value-type="float" table:style-name="TL Data" office:value-type="float" office:value="525">
            <text:p>525</text:p>
          </table:table-cell>
          <table:table-cell table:formula="of:=100*[.G615]/[.H615]" ns41:value-type="float" table:style-name="TL Data" office:value-type="float" office:value="0.571428571428571">
            <text:p>0.57</text:p>
          </table:table-cell>
          <table:table-cell table:formula="of:=100*[.G615]/([.F615]+[.G615])" ns41:value-type="float" table:style-name="TL Data" office:value-type="float" office:value="2.45901639344262">
            <text:p>2.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formula="of:=SUM([.K615:.M615])" ns41:value-type="float" table:style-name="TL Data" office:value-type="float" office:value="111">
            <text:p>111</text:p>
          </table:table-cell>
          <table:table-cell table:formula="of:=100*[.M615]/[.N615]" ns41:value-type="float" table:style-name="TL Data" office:value-type="float" office:value="0">
            <text:p>0.00</text:p>
          </table:table-cell>
          <table:table-cell table:formula="of:=100*[.M615]/([.L615]+[.M615])" ns41:value-type="float" table:style-name="TL Data" office:value-type="float" office:value="0">
            <text:p>0.0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table:formula="of:=[.H615]+[.N615]+[.Q615]+[.R615]+[.T615]+[.U615]+[.V615]+[.W615]" ns41:value-type="float" table:style-name="TL Data" office:value-type="float" office:value="663">
            <text:p>6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table:style-name="ce23"/>
          <table:table-cell ns41:value-type="float" table:style-name="TL Data" office:value="3674" office:value-type="float">
            <text:p>367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/>
          <table:table-cell table:formula="of:=SUM([.E616:.G616])" ns41:value-type="float" table:style-name="TL Data" office:value-type="float" office:value="643">
            <text:p>643</text:p>
          </table:table-cell>
          <table:table-cell table:formula="of:=100*[.G616]/[.H616]" ns41:value-type="float" table:style-name="TL Data" office:value-type="float" office:value="0">
            <text:p>0.00</text:p>
          </table:table-cell>
          <table:table-cell table:formula="of:=100*[.G616]/([.F616]+[.G616])" ns41:value-type="float" table:style-name="TL Data" office:value-type="float" office:value="0">
            <text:p>0.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616:.M616])" ns41:value-type="float" table:style-name="TL Data" office:value-type="float" office:value="38">
            <text:p>38</text:p>
          </table:table-cell>
          <table:table-cell table:formula="of:=100*[.M616]/[.N616]" ns41:value-type="float" table:style-name="TL Data" office:value-type="float" office:value="0">
            <text:p>0.00</text:p>
          </table:table-cell>
          <table:table-cell table:formula="of:=100*[.M616]/([.L616]+[.M616])" ns41:value-type="float" table:style-name="TL Data" office:value-type="float" office:value="0">
            <text:p>0.00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616]+[.N616]+[.Q616]+[.R616]+[.T616]+[.U616]+[.V616]+[.W616]" ns41:value-type="float" table:style-name="TL Data" office:value-type="float" office:value="723">
            <text:p>7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table:style-name="ce23"/>
          <table:table-cell ns41:value-type="float" table:style-name="TL Data" office:value="3706" office:value-type="float">
            <text:p>370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/>
          <table:table-cell table:formula="of:=SUM([.E617:.G617])" ns41:value-type="float" table:style-name="TL Data" office:value-type="float" office:value="236">
            <text:p>236</text:p>
          </table:table-cell>
          <table:table-cell table:formula="of:=100*[.G617]/[.H617]" ns41:value-type="float" table:style-name="TL Data" office:value-type="float" office:value="0">
            <text:p>0.00</text:p>
          </table:table-cell>
          <table:table-cell table:formula="of:=100*[.G617]/([.F617]+[.G617])" ns41:value-type="float" table:style-name="TL Data" office:value-type="float" office:value="0">
            <text:p>0.00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table:formula="of:=SUM([.K617:.M617])" ns41:value-type="float" table:style-name="TL Data" office:value-type="float" office:value="433">
            <text:p>433</text:p>
          </table:table-cell>
          <table:table-cell table:formula="of:=100*[.M617]/[.N617]" ns41:value-type="float" table:style-name="TL Data" office:value-type="float" office:value="0">
            <text:p>0.00</text:p>
          </table:table-cell>
          <table:table-cell table:formula="of:=100*[.M617]/([.L617]+[.M617])" ns41:value-type="float" table:style-name="TL Data" office:value-type="float" office:value="0">
            <text:p>0.0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[.H617]+[.N617]+[.Q617]+[.R617]+[.T617]+[.U617]+[.V617]+[.W617]" ns41:value-type="float" table:style-name="TL Data" office:value-type="float" office:value="689">
            <text:p>68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table:style-name="ce23"/>
          <table:table-cell ns41:value-type="float" table:style-name="TL Data" office:value="3727" office:value-type="float">
            <text:p>37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E618:.G618])" ns41:value-type="float" table:style-name="TL Data" office:value-type="float" office:value="59">
            <text:p>59</text:p>
          </table:table-cell>
          <table:table-cell table:formula="of:=100*[.G618]/[.H618]" ns41:value-type="float" table:style-name="TL Data" office:value-type="float" office:value="0">
            <text:p>0.00</text:p>
          </table:table-cell>
          <table:table-cell table:formula="of:=100*[.G618]/([.F618]+[.G618])" ns41:value-type="float" table:style-name="TL Data" office:value-type="float" office:value="0">
            <text:p>0.0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" office:value-type="float">
            <text:p>3</text:p>
          </table:table-cell>
          <table:table-cell table:formula="of:=SUM([.K618:.M618])" ns41:value-type="float" table:style-name="TL Data" office:value-type="float" office:value="453">
            <text:p>453</text:p>
          </table:table-cell>
          <table:table-cell table:formula="of:=100*[.M618]/[.N618]" ns41:value-type="float" table:style-name="TL Data" office:value-type="float" office:value="0.662251655629139">
            <text:p>0.66</text:p>
          </table:table-cell>
          <table:table-cell table:formula="of:=100*[.M618]/([.L618]+[.M618])" ns41:value-type="float" table:style-name="TL Data" office:value-type="float" office:value="1.42857142857143">
            <text:p>1.4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H618]+[.N618]+[.Q618]+[.R618]+[.T618]+[.U618]+[.V618]+[.W618]" ns41:value-type="float" table:style-name="TL Data" office:value-type="float" office:value="533">
            <text:p>533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ce23"/>
          <table:table-cell ns41:value-type="float" table:style-name="TL Data" office:value="3736" office:value-type="float">
            <text:p>373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table:formula="of:=SUM([.E619:.G619])" ns41:value-type="float" table:style-name="TL Data" office:value-type="float" office:value="257">
            <text:p>257</text:p>
          </table:table-cell>
          <table:table-cell table:formula="of:=100*[.G619]/[.H619]" ns41:value-type="float" table:style-name="TL Data" office:value-type="float" office:value="0.778210116731518">
            <text:p>0.78</text:p>
          </table:table-cell>
          <table:table-cell table:formula="of:=100*[.G619]/([.F619]+[.G619])" ns41:value-type="float" table:style-name="TL Data" office:value-type="float" office:value="1.92307692307692">
            <text:p>1.9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SUM([.K619:.M619])" ns41:value-type="float" table:style-name="TL Data" office:value-type="float" office:value="295">
            <text:p>295</text:p>
          </table:table-cell>
          <table:table-cell table:formula="of:=100*[.M619]/[.N619]" ns41:value-type="float" table:style-name="TL Data" office:value-type="float" office:value="0">
            <text:p>0.00</text:p>
          </table:table-cell>
          <table:table-cell table:formula="of:=100*[.M619]/([.L619]+[.M619])" ns41:value-type="float" table:style-name="TL Data" office:value-type="float" office:value="0">
            <text:p>0.0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table:formula="of:=[.H619]+[.N619]+[.Q619]+[.R619]+[.T619]+[.U619]+[.V619]+[.W619]" ns41:value-type="float" table:style-name="TL Data" office:value-type="float" office:value="577">
            <text:p>577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table:style-name="ce23"/>
          <table:table-cell ns41:value-type="float" table:style-name="TL Data" office:value="4056" office:value-type="float">
            <text:p>405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formula="of:=SUM([.E620:.G620])" ns41:value-type="float" table:style-name="TL Data" office:value-type="float" office:value="47">
            <text:p>47</text:p>
          </table:table-cell>
          <table:table-cell table:formula="of:=100*[.G620]/[.H620]" ns41:value-type="float" table:style-name="TL Data" office:value-type="float" office:value="4.25531914893617">
            <text:p>4.26</text:p>
          </table:table-cell>
          <table:table-cell table:formula="of:=100*[.G620]/([.F620]+[.G620])" ns41:value-type="float" table:style-name="TL Data" office:value-type="float" office:value="11.1111111111111">
            <text:p>11.1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table:formula="of:=SUM([.K620:.M620])" ns41:value-type="float" table:style-name="TL Data" office:value-type="float" office:value="159">
            <text:p>159</text:p>
          </table:table-cell>
          <table:table-cell table:formula="of:=100*[.M620]/[.N620]" ns41:value-type="float" table:style-name="TL Data" office:value-type="float" office:value="0">
            <text:p>0.00</text:p>
          </table:table-cell>
          <table:table-cell table:formula="of:=100*[.M620]/([.L620]+[.M620])" ns41:value-type="float" table:style-name="TL Data" office:value-type="float" office:value="0">
            <text:p>0.0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[.H620]+[.N620]+[.Q620]+[.R620]+[.T620]+[.U620]+[.V620]+[.W620]" ns41:value-type="float" table:style-name="TL Data" office:value-type="float" office:value="218">
            <text:p>2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ce23"/>
          <table:table-cell ns41:value-type="float" table:style-name="TL Data" office:value="4075" office:value-type="float">
            <text:p>407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SUM([.E621:.G621])" ns41:value-type="float" table:style-name="TL Data" office:value-type="float" office:value="223">
            <text:p>223</text:p>
          </table:table-cell>
          <table:table-cell table:formula="of:=100*[.G621]/[.H621]" ns41:value-type="float" table:style-name="TL Data" office:value-type="float" office:value="0">
            <text:p>0.00</text:p>
          </table:table-cell>
          <table:table-cell table:formula="of:=100*[.G621]/([.F621]+[.G621])" ns41:value-type="float" table:style-name="TL Data" office:value-type="float" office:value="0">
            <text:p>0.0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formula="of:=SUM([.K621:.M621])" ns41:value-type="float" table:style-name="TL Data" office:value-type="float" office:value="85">
            <text:p>85</text:p>
          </table:table-cell>
          <table:table-cell table:formula="of:=100*[.M621]/[.N621]" ns41:value-type="float" table:style-name="TL Data" office:value-type="float" office:value="0">
            <text:p>0.00</text:p>
          </table:table-cell>
          <table:table-cell table:formula="of:=100*[.M621]/([.L621]+[.M621])" ns41:value-type="float" table:style-name="TL Data" office:value-type="float" office:value="0">
            <text:p>0.00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6"/>
          <table:table-cell table:formula="of:=[.H621]+[.N621]+[.Q621]+[.R621]+[.T621]+[.U621]+[.V621]+[.W621]" ns41:value-type="float" table:style-name="TL Data" office:value-type="float" office:value="532">
            <text:p>53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4229" office:value-type="float">
            <text:p>422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table:formula="of:=SUM([.E622:.G622])" ns41:value-type="float" table:style-name="TL Data" office:value-type="float" office:value="265">
            <text:p>265</text:p>
          </table:table-cell>
          <table:table-cell table:formula="of:=100*[.G622]/[.H622]" ns41:value-type="float" table:style-name="TL Data" office:value-type="float" office:value="0">
            <text:p>0.00</text:p>
          </table:table-cell>
          <table:table-cell table:formula="of:=100*[.G622]/([.F622]+[.G622])" ns41:value-type="float" table:style-name="TL Data" office:value-type="float" office:value="0">
            <text:p>0.0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K622:.M622])" ns41:value-type="float" table:style-name="TL Data" office:value-type="float" office:value="37">
            <text:p>37</text:p>
          </table:table-cell>
          <table:table-cell table:formula="of:=100*[.M622]/[.N622]" ns41:value-type="float" table:style-name="TL Data" office:value-type="float" office:value="0">
            <text:p>0.00</text:p>
          </table:table-cell>
          <table:table-cell table:formula="of:=100*[.M622]/([.L622]+[.M622])" ns41:value-type="float" table:style-name="TL Data" office:value-type="float" office:value="0">
            <text:p>0.0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[.H622]+[.N622]+[.Q622]+[.R622]+[.T622]+[.U622]+[.V622]+[.W622]" ns41:value-type="float" table:style-name="TL Data" office:value-type="float" office:value="306">
            <text:p>306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ce23"/>
          <table:table-cell ns41:value-type="float" table:style-name="TL Data" office:value="4753" office:value-type="float">
            <text:p>475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SUM([.E623:.G623])" ns41:value-type="float" table:style-name="TL Data" office:value-type="float" office:value="184">
            <text:p>184</text:p>
          </table:table-cell>
          <table:table-cell table:formula="of:=100*[.G623]/[.H623]" ns41:value-type="float" table:style-name="TL Data" office:value-type="float" office:value="0">
            <text:p>0.00</text:p>
          </table:table-cell>
          <table:table-cell table:formula="of:=100*[.G623]/([.F623]+[.G623])" ns41:value-type="float" table:style-name="TL Data" office:value-type="float" office:value="0">
            <text:p>0.0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formula="of:=SUM([.K623:.M623])" ns41:value-type="float" table:style-name="TL Data" office:value-type="float" office:value="365">
            <text:p>365</text:p>
          </table:table-cell>
          <table:table-cell table:formula="of:=100*[.M623]/[.N623]" ns41:value-type="float" table:style-name="TL Data" office:value-type="float" office:value="0">
            <text:p>0.00</text:p>
          </table:table-cell>
          <table:table-cell table:formula="of:=100*[.M623]/([.L623]+[.M623])" ns41:value-type="float" table:style-name="TL Data" office:value-type="float" office:value="0">
            <text:p>0.0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table:formula="of:=[.H623]+[.N623]+[.Q623]+[.R623]+[.T623]+[.U623]+[.V623]+[.W623]" ns41:value-type="float" table:style-name="TL Data" office:value-type="float" office:value="574">
            <text:p>57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table:style-name="ce23"/>
          <table:table-cell ns41:value-type="float" table:style-name="TL Data" office:value="4902" office:value-type="float">
            <text:p>490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" office:value-type="float">
            <text:p>1</text:p>
          </table:table-cell>
          <table:table-cell table:formula="of:=SUM([.E624:.G624])" ns41:value-type="float" table:style-name="TL Data" office:value-type="float" office:value="458">
            <text:p>458</text:p>
          </table:table-cell>
          <table:table-cell table:formula="of:=100*[.G624]/[.H624]" ns41:value-type="float" table:style-name="TL Data" office:value-type="float" office:value="0.218340611353712">
            <text:p>0.22</text:p>
          </table:table-cell>
          <table:table-cell table:formula="of:=100*[.G624]/([.F624]+[.G624])" ns41:value-type="float" table:style-name="TL Data" office:value-type="float" office:value="0.555555555555556">
            <text:p>0.56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table:formula="of:=SUM([.K624:.M624])" ns41:value-type="float" table:style-name="TL Data" office:value-type="float" office:value="424">
            <text:p>424</text:p>
          </table:table-cell>
          <table:table-cell table:formula="of:=100*[.M624]/[.N624]" ns41:value-type="float" table:style-name="TL Data" office:value-type="float" office:value="0">
            <text:p>0.00</text:p>
          </table:table-cell>
          <table:table-cell table:formula="of:=100*[.M624]/([.L624]+[.M624])" ns41:value-type="float" table:style-name="TL Data" office:value-type="float" office:value="0">
            <text:p>0.0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H624]+[.N624]+[.Q624]+[.R624]+[.T624]+[.U624]+[.V624]+[.W624]" ns41:value-type="float" table:style-name="TL Data" office:value-type="float" office:value="914">
            <text:p>91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nloo</text:p>
          </table:table-cell>
          <table:table-cell table:style-name="TL RowHeader"/>
          <table:table-cell table:style-name="ce23"/>
          <table:table-cell ns41:value-type="float" table:style-name="TL Data" office:value="4904" office:value-type="float">
            <text:p>490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table:formula="of:=SUM([.E625:.G625])" ns41:value-type="float" table:style-name="TL Data" office:value-type="float" office:value="36">
            <text:p>36</text:p>
          </table:table-cell>
          <table:table-cell table:formula="of:=100*[.G625]/[.H625]" ns41:value-type="float" table:style-name="TL Data" office:value-type="float" office:value="8.33333333333333">
            <text:p>8.33</text:p>
          </table:table-cell>
          <table:table-cell table:formula="of:=100*[.G625]/([.F625]+[.G625])" ns41:value-type="float" table:style-name="TL Data" office:value-type="float" office:value="12">
            <text:p>12.00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7" office:value-type="float">
            <text:p>7</text:p>
          </table:table-cell>
          <table:table-cell table:formula="of:=SUM([.K625:.M625])" ns41:value-type="float" table:style-name="TL Data" office:value-type="float" office:value="930">
            <text:p>930</text:p>
          </table:table-cell>
          <table:table-cell table:formula="of:=100*[.M625]/[.N625]" ns41:value-type="float" table:style-name="TL Data" office:value-type="float" office:value="0.752688172043011">
            <text:p>0.75</text:p>
          </table:table-cell>
          <table:table-cell table:formula="of:=100*[.M625]/([.L625]+[.M625])" ns41:value-type="float" table:style-name="TL Data" office:value-type="float" office:value="2.68199233716475">
            <text:p>2.6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H625]+[.N625]+[.Q625]+[.R625]+[.T625]+[.U625]+[.V625]+[.W625]" ns41:value-type="float" table:style-name="TL Data" office:value-type="float" office:value="1008">
            <text:p>100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ce23"/>
          <table:table-cell ns41:value-type="float" table:style-name="TL Data" office:value="4923" office:value-type="float">
            <text:p>492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table:formula="of:=SUM([.E626:.G626])" ns41:value-type="float" table:style-name="TL Data" office:value-type="float" office:value="218">
            <text:p>218</text:p>
          </table:table-cell>
          <table:table-cell table:formula="of:=100*[.G626]/[.H626]" ns41:value-type="float" table:style-name="TL Data" office:value-type="float" office:value="0">
            <text:p>0.00</text:p>
          </table:table-cell>
          <table:table-cell table:formula="of:=100*[.G626]/([.F626]+[.G626])" ns41:value-type="float" table:style-name="TL Data" office:value-type="float" office:value="0">
            <text:p>0.00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/>
          <table:table-cell table:formula="of:=SUM([.K626:.M626])" ns41:value-type="float" table:style-name="TL Data" office:value-type="float" office:value="687">
            <text:p>687</text:p>
          </table:table-cell>
          <table:table-cell table:formula="of:=100*[.M626]/[.N626]" ns41:value-type="float" table:style-name="TL Data" office:value-type="float" office:value="0">
            <text:p>0.00</text:p>
          </table:table-cell>
          <table:table-cell table:formula="of:=100*[.M626]/([.L626]+[.M626])" ns41:value-type="float" table:style-name="TL Data" office:value-type="float" office:value="0">
            <text:p>0.0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table:formula="of:=[.H626]+[.N626]+[.Q626]+[.R626]+[.T626]+[.U626]+[.V626]+[.W626]" ns41:value-type="float" table:style-name="TL Data" office:value-type="float" office:value="936">
            <text:p>9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table:style-name="ce23"/>
          <table:table-cell ns41:value-type="float" table:style-name="TL Data" office:value="5898" office:value-type="float">
            <text:p>5898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76" office:value-type="float">
            <text:p>476</text:p>
          </table:table-cell>
          <table:table-cell table:style-name="TL Data"/>
          <table:table-cell table:formula="of:=SUM([.E627:.G627])" ns41:value-type="float" table:style-name="TL Data" office:value-type="float" office:value="817">
            <text:p>817</text:p>
          </table:table-cell>
          <table:table-cell table:formula="of:=100*[.G627]/[.H627]" ns41:value-type="float" table:style-name="TL Data" office:value-type="float" office:value="0">
            <text:p>0.00</text:p>
          </table:table-cell>
          <table:table-cell table:formula="of:=100*[.G627]/([.F627]+[.G627])" ns41:value-type="float" table:style-name="TL Data" office:value-type="float" office:value="0">
            <text:p>0.0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/>
          <table:table-cell table:formula="of:=SUM([.K627:.M627])" ns41:value-type="float" table:style-name="TL Data" office:value-type="float" office:value="270">
            <text:p>270</text:p>
          </table:table-cell>
          <table:table-cell table:formula="of:=100*[.M627]/[.N627]" ns41:value-type="float" table:style-name="TL Data" office:value-type="float" office:value="0">
            <text:p>0.00</text:p>
          </table:table-cell>
          <table:table-cell table:formula="of:=100*[.M627]/([.L627]+[.M627])" ns41:value-type="float" table:style-name="TL Data" office:value-type="float" office:value="0">
            <text:p>0.0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table:formula="of:=[.H627]+[.N627]+[.Q627]+[.R627]+[.T627]+[.U627]+[.V627]+[.W627]" ns41:value-type="float" table:style-name="TL Data" office:value-type="float" office:value="1201">
            <text:p>120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ce23"/>
          <table:table-cell ns41:value-type="float" table:style-name="TL Data" office:value="6474" office:value-type="float">
            <text:p>647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/>
          <table:table-cell table:formula="of:=SUM([.E628:.G628])" ns41:value-type="float" table:style-name="TL Data" office:value-type="float" office:value="506">
            <text:p>506</text:p>
          </table:table-cell>
          <table:table-cell table:formula="of:=100*[.G628]/[.H628]" ns41:value-type="float" table:style-name="TL Data" office:value-type="float" office:value="0">
            <text:p>0.00</text:p>
          </table:table-cell>
          <table:table-cell table:formula="of:=100*[.G628]/([.F628]+[.G628])" ns41:value-type="float" table:style-name="TL Data" office:value-type="float" office:value="0">
            <text:p>0.00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/>
          <table:table-cell table:formula="of:=SUM([.K628:.M628])" ns41:value-type="float" table:style-name="TL Data" office:value-type="float" office:value="658">
            <text:p>658</text:p>
          </table:table-cell>
          <table:table-cell table:formula="of:=100*[.M628]/[.N628]" ns41:value-type="float" table:style-name="TL Data" office:value-type="float" office:value="0">
            <text:p>0.00</text:p>
          </table:table-cell>
          <table:table-cell table:formula="of:=100*[.M628]/([.L628]+[.M628])" ns41:value-type="float" table:style-name="TL Data" office:value-type="float" office:value="0">
            <text:p>0.0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H628]+[.N628]+[.Q628]+[.R628]+[.T628]+[.U628]+[.V628]+[.W628]" ns41:value-type="float" table:style-name="TL Data" office:value-type="float" office:value="1238">
            <text:p>12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6557" office:value-type="float">
            <text:p>655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/>
          <table:table-cell table:formula="of:=SUM([.E629:.G629])" ns41:value-type="float" table:style-name="TL Data" office:value-type="float" office:value="548">
            <text:p>548</text:p>
          </table:table-cell>
          <table:table-cell table:formula="of:=100*[.G629]/[.H629]" ns41:value-type="float" table:style-name="TL Data" office:value-type="float" office:value="0">
            <text:p>0.00</text:p>
          </table:table-cell>
          <table:table-cell table:formula="of:=100*[.G629]/([.F629]+[.G629])" ns41:value-type="float" table:style-name="TL Data" office:value-type="float" office:value="0">
            <text:p>0.0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table:formula="of:=SUM([.K629:.M629])" ns41:value-type="float" table:style-name="TL Data" office:value-type="float" office:value="193">
            <text:p>193</text:p>
          </table:table-cell>
          <table:table-cell table:formula="of:=100*[.M629]/[.N629]" ns41:value-type="float" table:style-name="TL Data" office:value-type="float" office:value="0">
            <text:p>0.00</text:p>
          </table:table-cell>
          <table:table-cell table:formula="of:=100*[.M629]/([.L629]+[.M629])" ns41:value-type="float" table:style-name="TL Data" office:value-type="float" office:value="0">
            <text:p>0.0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formula="of:=[.H629]+[.N629]+[.Q629]+[.R629]+[.T629]+[.U629]+[.V629]+[.W629]" ns41:value-type="float" table:style-name="TL Data" office:value-type="float" office:value="780">
            <text:p>78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ce23"/>
          <table:table-cell ns41:value-type="float" table:style-name="TL Data" office:value="10011" office:value-type="float">
            <text:p>1001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630:.G630])" ns41:value-type="float" table:style-name="TL Data" office:value-type="float" office:value="757">
            <text:p>757</text:p>
          </table:table-cell>
          <table:table-cell table:formula="of:=100*[.G630]/[.H630]" ns41:value-type="float" table:style-name="TL Data" office:value-type="float" office:value="1.32100396301189">
            <text:p>1.32</text:p>
          </table:table-cell>
          <table:table-cell table:formula="of:=100*[.G630]/([.F630]+[.G630])" ns41:value-type="float" table:style-name="TL Data" office:value-type="float" office:value="1.8348623853211">
            <text:p>1.83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89" office:value-type="float">
            <text:p>289</text:p>
          </table:table-cell>
          <table:table-cell table:style-name="TL Data"/>
          <table:table-cell table:formula="of:=SUM([.K630:.M630])" ns41:value-type="float" table:style-name="TL Data" office:value-type="float" office:value="1125">
            <text:p>1125</text:p>
          </table:table-cell>
          <table:table-cell table:formula="of:=100*[.M630]/[.N630]" ns41:value-type="float" table:style-name="TL Data" office:value-type="float" office:value="0">
            <text:p>0.00</text:p>
          </table:table-cell>
          <table:table-cell table:formula="of:=100*[.M630]/([.L630]+[.M630])" ns41:value-type="float" table:style-name="TL Data" office:value-type="float" office:value="0">
            <text:p>0.0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H630]+[.N630]+[.Q630]+[.R630]+[.T630]+[.U630]+[.V630]+[.W630]" ns41:value-type="float" table:style-name="TL Data" office:value-type="float" office:value="1915">
            <text:p>191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/>
          <table:table-cell table:style-name="ce23"/>
          <table:table-cell ns41:value-type="float" table:style-name="TL Data" office:value="11695" office:value-type="float">
            <text:p>1169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631:.G631])" ns41:value-type="float" table:style-name="TL Data" office:value-type="float" office:value="1853">
            <text:p>1853</text:p>
          </table:table-cell>
          <table:table-cell table:formula="of:=100*[.G631]/[.H631]" ns41:value-type="float" table:style-name="TL Data" office:value-type="float" office:value="0.755531570426336">
            <text:p>0.76</text:p>
          </table:table-cell>
          <table:table-cell table:formula="of:=100*[.G631]/([.F631]+[.G631])" ns41:value-type="float" table:style-name="TL Data" office:value-type="float" office:value="0.951086956521739">
            <text:p>0.9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" office:value-type="float">
            <text:p>1</text:p>
          </table:table-cell>
          <table:table-cell table:formula="of:=SUM([.K631:.M631])" ns41:value-type="float" table:style-name="TL Data" office:value-type="float" office:value="600">
            <text:p>600</text:p>
          </table:table-cell>
          <table:table-cell table:formula="of:=100*[.M631]/[.N631]" ns41:value-type="float" table:style-name="TL Data" office:value-type="float" office:value="0.166666666666667">
            <text:p>0.17</text:p>
          </table:table-cell>
          <table:table-cell table:formula="of:=100*[.M631]/([.L631]+[.M631])" ns41:value-type="float" table:style-name="TL Data" office:value-type="float" office:value="0.366300366300366">
            <text:p>0.3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formula="of:=[.H631]+[.N631]+[.Q631]+[.R631]+[.T631]+[.U631]+[.V631]+[.W631]" ns41:value-type="float" table:style-name="TL Data" office:value-type="float" office:value="2541">
            <text:p>25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table:style-name="ce23"/>
          <table:table-cell ns41:value-type="float" table:style-name="TL Data" office:value="11994" office:value-type="float">
            <text:p>11994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3" office:value-type="float">
            <text:p>3</text:p>
          </table:table-cell>
          <table:table-cell table:formula="of:=SUM([.E632:.G632])" ns41:value-type="float" table:style-name="TL Data" office:value-type="float" office:value="1256">
            <text:p>1256</text:p>
          </table:table-cell>
          <table:table-cell table:formula="of:=100*[.G632]/[.H632]" ns41:value-type="float" table:style-name="TL Data" office:value-type="float" office:value="0.238853503184713">
            <office:annotation draw:style-name="gr1" svg:height="0.926cm" draw:caption-point-y="1.067cm" svg:width="2.156cm" svg:x="16.529cm" draw:caption-point-x="0.269cm" svg:y="286.015cm" draw:text-style-name="P1">
              <dc:creator>CDM</dc:creator>
              <dc:date>2014-12-12T00:00:00</dc:date>
              <text:p text:style-name="P1"><text:span text:style-name="T2">0,25</text:span></text:p>
            </office:annotation>
            <text:p>0.24</text:p>
          </table:table-cell>
          <table:table-cell table:formula="of:=100*[.G632]/([.F632]+[.G632])" ns41:value-type="float" table:style-name="TL Data" office:value-type="float" office:value="0.519930675909879">
            <text:p>0.5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/>
          <table:table-cell table:formula="of:=SUM([.K632:.M632])" ns41:value-type="float" table:style-name="TL Data" office:value-type="float" office:value="478">
            <text:p>478</text:p>
          </table:table-cell>
          <table:table-cell table:formula="of:=100*[.M632]/[.N632]" ns41:value-type="float" table:style-name="TL Data" office:value-type="float" office:value="0">
            <text:p>0.00</text:p>
          </table:table-cell>
          <table:table-cell table:formula="of:=100*[.M632]/([.L632]+[.M632])" ns41:value-type="float" table:style-name="TL Data" office:value-type="float" office:value="0">
            <text:p>0.00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632]+[.N632]+[.Q632]+[.R632]+[.T632]+[.U632]+[.V632]+[.W632]" ns41:value-type="float" table:style-name="TL Data" office:value-type="float" office:value="2069">
            <text:p>206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table:style-name="ce23"/>
          <table:table-cell ns41:value-type="float" table:style-name="TL Data" office:value="13386" office:value-type="float">
            <text:p>1338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005" office:value-type="float">
            <text:p>1005</text:p>
          </table:table-cell>
          <table:table-cell table:style-name="TL Data"/>
          <table:table-cell table:formula="of:=SUM([.E633:.G633])" ns41:value-type="float" table:style-name="TL Data" office:value-type="float" office:value="1277">
            <text:p>1277</text:p>
          </table:table-cell>
          <table:table-cell table:formula="of:=100*[.G633]/[.H633]" ns41:value-type="float" table:style-name="TL Data" office:value-type="float" office:value="0">
            <text:p>0.00</text:p>
          </table:table-cell>
          <table:table-cell table:formula="of:=100*[.G633]/([.F633]+[.G633])" ns41:value-type="float" table:style-name="TL Data" office:value-type="float" office:value="0">
            <text:p>0.00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/>
          <table:table-cell table:formula="of:=SUM([.K633:.M633])" ns41:value-type="float" table:style-name="TL Data" office:value-type="float" office:value="769">
            <text:p>769</text:p>
          </table:table-cell>
          <table:table-cell table:formula="of:=100*[.M633]/[.N633]" ns41:value-type="float" table:style-name="TL Data" office:value-type="float" office:value="0">
            <text:p>0.00</text:p>
          </table:table-cell>
          <table:table-cell table:formula="of:=100*[.M633]/([.L633]+[.M633])" ns41:value-type="float" table:style-name="TL Data" office:value-type="float" office:value="0">
            <text:p>0.00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H633]+[.N633]+[.Q633]+[.R633]+[.T633]+[.U633]+[.V633]+[.W633]" ns41:value-type="float" table:style-name="TL Data" office:value-type="float" office:value="2153">
            <text:p>215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table:style-name="ce23"/>
          <table:table-cell ns41:value-type="float" table:style-name="TL Data" office:value="16233" office:value-type="float">
            <text:p>1623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2" office:value-type="float">
            <text:p>2</text:p>
          </table:table-cell>
          <table:table-cell table:formula="of:=SUM([.E634:.G634])" ns41:value-type="float" table:style-name="TL Data" office:value-type="float" office:value="2516">
            <text:p>2516</text:p>
          </table:table-cell>
          <table:table-cell table:formula="of:=100*[.G634]/[.H634]" ns41:value-type="float" table:style-name="TL Data" office:value-type="float" office:value="0.0794912559618442">
            <text:p>0.08</text:p>
          </table:table-cell>
          <table:table-cell table:formula="of:=100*[.G634]/([.F634]+[.G634])" ns41:value-type="float" table:style-name="TL Data" office:value-type="float" office:value="0.110987791342952">
            <text:p>0.11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289" office:value-type="float">
            <text:p>289</text:p>
          </table:table-cell>
          <table:table-cell table:style-name="TL Data"/>
          <table:table-cell table:formula="of:=SUM([.K634:.M634])" ns41:value-type="float" table:style-name="TL Data" office:value-type="float" office:value="856">
            <text:p>856</text:p>
          </table:table-cell>
          <table:table-cell table:formula="of:=100*[.M634]/[.N634]" ns41:value-type="float" table:style-name="TL Data" office:value-type="float" office:value="0">
            <text:p>0.00</text:p>
          </table:table-cell>
          <table:table-cell table:formula="of:=100*[.M634]/([.L634]+[.M634])" ns41:value-type="float" table:style-name="TL Data" office:value-type="float" office:value="0">
            <text:p>0.00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formula="of:=[.H634]+[.N634]+[.Q634]+[.R634]+[.T634]+[.U634]+[.V634]+[.W634]" ns41:value-type="float" table:style-name="TL Data" office:value-type="float" office:value="3564">
            <text:p>356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ce23"/>
          <table:table-cell ns41:value-type="float" table:style-name="TL Data" office:value="38372" office:value-type="float">
            <text:p>38372</text:p>
          </table:table-cell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1697" office:value-type="float">
            <text:p>1697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635:.G635])" ns41:value-type="float" table:style-name="TL Data" office:value-type="float" office:value="3683">
            <text:p>3683</text:p>
          </table:table-cell>
          <table:table-cell table:formula="of:=100*[.G635]/[.H635]" ns41:value-type="float" table:style-name="TL Data" office:value-type="float" office:value="0.814553353244638">
            <office:annotation draw:style-name="gr1" svg:height="1.163cm" draw:caption-point-y="1.067cm" svg:width="1.989cm" svg:x="16.529cm" draw:caption-point-x="0.269cm" svg:y="287.365cm" draw:text-style-name="P1">
              <dc:creator>CDM</dc:creator>
              <dc:date>2014-12-12T00:00:00</dc:date>
              <text:p text:style-name="P1"><text:span text:style-name="T2">0,82</text:span></text:p>
            </office:annotation>
            <text:p>0.81</text:p>
          </table:table-cell>
          <table:table-cell table:formula="of:=100*[.G635]/([.F635]+[.G635])" ns41:value-type="float" table:style-name="TL Data" office:value-type="float" office:value="1.73711638679792">
            <text:p>1.74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/>
          <table:table-cell table:formula="of:=SUM([.K635:.M635])" ns41:value-type="float" table:style-name="TL Data" office:value-type="float" office:value="1464">
            <text:p>1464</text:p>
          </table:table-cell>
          <table:table-cell table:formula="of:=100*[.M635]/[.N635]" ns41:value-type="float" table:style-name="TL Data" office:value-type="float" office:value="0">
            <text:p>0.00</text:p>
          </table:table-cell>
          <table:table-cell table:formula="of:=100*[.M635]/([.L635]+[.M635])" ns41:value-type="float" table:style-name="TL Data" office:value-type="float" office:value="0">
            <text:p>0.00</text:p>
          </table:table-cell>
          <table:table-cell ns41:value-type="float" table:style-name="TL Data" office:value="1457" office:value-type="float">
            <text:p>1457</text:p>
          </table:table-cell>
          <table:table-cell table:style-name="TL Data" table:number-columns-repeated="6"/>
          <table:table-cell table:formula="of:=[.H635]+[.N635]+[.Q635]+[.R635]+[.T635]+[.U635]+[.V635]+[.W635]" ns41:value-type="float" table:style-name="TL Data" office:value-type="float" office:value="6604">
            <text:p>6604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stenrade</text:p>
          </table:table-cell>
          <table:table-cell table:style-name="TL RowHeader"/>
          <table:table-cell table:style-name="ce23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SUM([.E636:.G636])" ns41:value-type="float" table:style-name="TL Data" office:value-type="float" office:value="71">
            <text:p>71</text:p>
          </table:table-cell>
          <table:table-cell table:formula="of:=100*[.G636]/[.H636]" ns41:value-type="float" table:style-name="TL Data" office:value-type="float" office:value="0">
            <text:p>0.00</text:p>
          </table:table-cell>
          <table:table-cell table:formula="of:=100*[.G636]/([.F636]+[.G636])" ns41:value-type="float" table:style-name="TL Data" office:value-type="float" office:value="0">
            <text:p>0.0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K636:.M636])" ns41:value-type="float" table:style-name="TL Data" office:value-type="float" office:value="56">
            <text:p>56</text:p>
          </table:table-cell>
          <table:table-cell table:formula="of:=100*[.M636]/[.N636]" ns41:value-type="float" table:style-name="TL Data" office:value-type="float" office:value="0">
            <text:p>0.00</text:p>
          </table:table-cell>
          <table:table-cell table:formula="of:=100*[.M636]/([.L636]+[.M636])" ns41:value-type="float" table:style-name="TL Data" office:value-type="float" office:value="0">
            <text:p>0.0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H636]+[.N636]+[.Q636]+[.R636]+[.T636]+[.U636]+[.V636]+[.W636]" ns41:value-type="float" table:style-name="TL Data" office:value-type="float" office:value="149">
            <text:p>1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unstergeleen</text:p>
          </table:table-cell>
          <table:table-cell table:style-name="TL RowHeader"/>
          <table:table-cell table:style-name="ce23"/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formula="of:=SUM([.E637:.G637])" ns41:value-type="float" table:style-name="TL Data" office:value-type="float" office:value="117">
            <text:p>117</text:p>
          </table:table-cell>
          <table:table-cell table:formula="of:=100*[.G637]/[.H637]" ns41:value-type="float" table:style-name="TL Data" office:value-type="float" office:value="3.41880341880342">
            <text:p>3.42</text:p>
          </table:table-cell>
          <table:table-cell table:formula="of:=100*[.G637]/([.F637]+[.G637])" ns41:value-type="float" table:style-name="TL Data" office:value-type="float" office:value="12.1212121212121">
            <office:annotation draw:style-name="gr1" svg:height="1.084cm" draw:caption-point-y="1.067cm" svg:width="1.568cm" svg:x="18.319cm" draw:caption-point-x="1.276cm" svg:y="288.26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9,30</text:span></text:p>
            </office:annotation>
            <text:p>12.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K637:.M637])" ns41:value-type="float" table:style-name="TL Data" office:value-type="float" office:value="49">
            <text:p>49</text:p>
          </table:table-cell>
          <table:table-cell table:formula="of:=100*[.M637]/[.N637]" ns41:value-type="float" table:style-name="TL Data" office:value-type="float" office:value="0">
            <text:p>0.00</text:p>
          </table:table-cell>
          <table:table-cell table:formula="of:=100*[.M637]/([.L637]+[.M637])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H637]+[.N637]+[.Q637]+[.R637]+[.T637]+[.U637]+[.V637]+[.W637]" ns41:value-type="float" table:style-name="TL Data" office:value-type="float" office:value="169">
            <text:p>16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erkelbeek</text:p>
          </table:table-cell>
          <table:table-cell table:style-name="TL RowHeader"/>
          <table:table-cell table:style-name="ce23"/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SUM([.E638:.G638])" ns41:value-type="float" table:style-name="TL Data" office:value-type="float" office:value="37">
            <text:p>37</text:p>
          </table:table-cell>
          <table:table-cell table:formula="of:=100*[.G638]/[.H638]" ns41:value-type="float" table:style-name="TL Data" office:value-type="float" office:value="0">
            <text:p>0.00</text:p>
          </table:table-cell>
          <table:table-cell table:formula="of:=100*[.G638]/([.F638]+[.G638])" ns41:value-type="float" table:style-name="TL Data" office:value-type="float" office:value="0">
            <text:p>0.0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SUM([.K638:.M638])" ns41:value-type="float" table:style-name="TL Data" office:value-type="float" office:value="131">
            <text:p>131</text:p>
          </table:table-cell>
          <table:table-cell table:formula="of:=100*[.M638]/[.N638]" ns41:value-type="float" table:style-name="TL Data" office:value-type="float" office:value="0">
            <text:p>0.00</text:p>
          </table:table-cell>
          <table:table-cell table:formula="of:=100*[.M638]/([.L638]+[.M638])" ns41:value-type="float" table:style-name="TL Data" office:value-type="float" office:value="0">
            <text:p>0.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638]+[.N638]+[.Q638]+[.R638]+[.T638]+[.U638]+[.V638]+[.W638]" ns41:value-type="float" table:style-name="TL Data" office:value-type="float" office:value="175">
            <text:p>17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stadt</text:p>
          </table:table-cell>
          <table:table-cell table:style-name="TL RowHeader"/>
          <table:table-cell table:style-name="ce23"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E639:.G639])" ns41:value-type="float" table:style-name="TL Data" office:value-type="float" office:value="4">
            <text:p>4</text:p>
          </table:table-cell>
          <table:table-cell table:formula="of:=100*[.G639]/[.H639]" ns41:value-type="float" table:style-name="TL Data" office:value-type="float" office:value="0">
            <text:p>0.00</text:p>
          </table:table-cell>
          <table:table-cell table:formula="of:=100*[.G639]/([.F639]+[.G639])" ns41:value-type="float" table:style-name="TL Data" office:value-type="float" office:value="0">
            <text:p>0.0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SUM([.K639:.M639])" ns41:value-type="float" table:style-name="TL Data" office:value-type="float" office:value="158">
            <text:p>158</text:p>
          </table:table-cell>
          <table:table-cell table:formula="of:=100*[.M639]/[.N639]" ns41:value-type="float" table:style-name="TL Data" office:value-type="float" office:value="0">
            <text:p>0.00</text:p>
          </table:table-cell>
          <table:table-cell table:formula="of:=100*[.M639]/([.L639]+[.M639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639]+[.N639]+[.Q639]+[.R639]+[.T639]+[.U639]+[.V639]+[.W639]" ns41:value-type="float" table:style-name="TL Data" office:value-type="float" office:value="162">
            <text:p>16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in op Geulle</text:p>
          </table:table-cell>
          <table:table-cell table:style-name="TL RowHeader"/>
          <table:table-cell table:style-name="ce23"/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table:formula="of:=SUM([.E640:.G640])" ns41:value-type="float" table:style-name="TL Data" office:value-type="float" office:value="109">
            <text:p>109</text:p>
          </table:table-cell>
          <table:table-cell table:formula="of:=100*[.G640]/[.H640]" ns41:value-type="float" table:style-name="TL Data" office:value-type="float" office:value="6.42201834862385">
            <text:p>6.42</text:p>
          </table:table-cell>
          <table:table-cell table:formula="of:=100*[.G640]/([.F640]+[.G640])" ns41:value-type="float" table:style-name="TL Data" office:value-type="float" office:value="11.1111111111111">
            <text:p>11.1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formula="of:=SUM([.K640:.M640])" ns41:value-type="float" table:style-name="TL Data" office:value-type="float" office:value="70">
            <text:p>70</text:p>
          </table:table-cell>
          <table:table-cell table:formula="of:=100*[.M640]/[.N640]" ns41:value-type="float" table:style-name="TL Data" office:value-type="float" office:value="2.85714285714286">
            <text:p>2.86</text:p>
          </table:table-cell>
          <table:table-cell table:formula="of:=100*[.M640]/([.L640]+[.M640])" ns41:value-type="float" table:style-name="TL Data" office:value-type="float" office:value="11.1111111111111">
            <text:p>11.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[.H640]+[.N640]+[.Q640]+[.R640]+[.T640]+[.U640]+[.V640]+[.W640]" ns41:value-type="float" table:style-name="TL Data" office:value-type="float" office:value="183">
            <text:p>18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Limbricht</text:p>
          </table:table-cell>
          <table:table-cell table:style-name="TL RowHeader"/>
          <table:table-cell table:style-name="ce23"/>
          <table:table-cell ns41:value-type="float" table:style-name="TL Data" office:value="1657" office:value-type="float">
            <text:p>165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E641:.G641])" ns41:value-type="float" table:style-name="TL Data" office:value-type="float" office:value="2">
            <text:p>2</text:p>
          </table:table-cell>
          <table:table-cell table:formula="of:=100*[.G641]/[.H641]" ns41:value-type="float" table:style-name="TL Data" office:value-type="float" office:value="0">
            <text:p>0.00</text:p>
          </table:table-cell>
          <table:table-cell ns41:value-type="string" table:style-name="TL Data" office:value-type="string">
            <office:annotation draw:style-name="gr1" svg:height="1.323cm" draw:caption-point-y="1.068cm" svg:width="1.96cm" svg:x="18.319cm" draw:caption-point-x="1.276cm" svg:y="290.063cm" draw:text-style-name="P1">
              <dc:creator>CDM</dc:creator>
              <dc:date>2014-12-12T00:00:00</dc:date>
              <text:p text:style-name="P1"><text:span text:style-name="T2">geen waarde</text:span></text:p>
            </office:annotation>
            <text:p>-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K641:.M641])" ns41:value-type="float" table:style-name="TL Data" office:value-type="float" office:value="300">
            <text:p>300</text:p>
          </table:table-cell>
          <table:table-cell table:formula="of:=100*[.M641]/[.N641]" ns41:value-type="float" table:style-name="TL Data" office:value-type="float" office:value="0">
            <text:p>0.00</text:p>
          </table:table-cell>
          <table:table-cell table:formula="of:=100*[.M641]/([.L641]+[.M641])" ns41:value-type="float" table:style-name="TL Data" office:value-type="float" office:value="0">
            <text:p>0.0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641]+[.N641]+[.Q641]+[.R641]+[.T641]+[.U641]+[.V641]+[.W641]" ns41:value-type="float" table:style-name="TL Data" office:value-type="float" office:value="322">
            <text:p>32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inveld</text:p>
          </table:table-cell>
          <table:table-cell table:style-name="TL RowHeader"/>
          <table:table-cell table:style-name="ce23"/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table:formula="of:=SUM([.E642:.G642])" ns41:value-type="float" table:style-name="TL Data" office:value-type="float" office:value="104">
            <text:p>104</text:p>
          </table:table-cell>
          <table:table-cell table:formula="of:=100*[.G642]/[.H642]" ns41:value-type="float" table:style-name="TL Data" office:value-type="float" office:value="0">
            <text:p>0.00</text:p>
          </table:table-cell>
          <table:table-cell table:formula="of:=100*[.G642]/([.F642]+[.G642])" ns41:value-type="float" table:style-name="TL Data" office:value-type="float" office:value="0">
            <text:p>0.0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SUM([.K642:.M642])" ns41:value-type="float" table:style-name="TL Data" office:value-type="float" office:value="211">
            <text:p>211</text:p>
          </table:table-cell>
          <table:table-cell table:formula="of:=100*[.M642]/[.N642]" ns41:value-type="float" table:style-name="TL Data" office:value-type="float" office:value="0">
            <text:p>0.00</text:p>
          </table:table-cell>
          <table:table-cell table:formula="of:=100*[.M642]/([.L642]+[.M642])" ns41:value-type="float" table:style-name="TL Data" office:value-type="float" office:value="0">
            <text:p>0.0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642]+[.N642]+[.Q642]+[.R642]+[.T642]+[.U642]+[.V642]+[.W642]" ns41:value-type="float" table:style-name="TL Data" office:value-type="float" office:value="320">
            <text:p>32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alkenburg</text:p>
          </table:table-cell>
          <table:table-cell table:style-name="TL RowHeader"/>
          <table:table-cell table:style-name="ce23"/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" office:value-type="float">
            <text:p>4</text:p>
          </table:table-cell>
          <table:table-cell table:formula="of:=SUM([.E643:.G643])" ns41:value-type="float" table:style-name="TL Data" office:value-type="float" office:value="283">
            <text:p>283</text:p>
          </table:table-cell>
          <table:table-cell table:formula="of:=100*[.G643]/[.H643]" ns41:value-type="float" table:style-name="TL Data" office:value-type="float" office:value="1.41342756183746">
            <text:p>1.41</text:p>
          </table:table-cell>
          <table:table-cell table:formula="of:=100*[.G643]/([.F643]+[.G643])" ns41:value-type="float" table:style-name="TL Data" office:value-type="float" office:value="2.42424242424242">
            <text:p>2.4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formula="of:=SUM([.K643:.M643])" ns41:value-type="float" table:style-name="TL Data" office:value-type="float" office:value="108">
            <text:p>108</text:p>
          </table:table-cell>
          <table:table-cell table:formula="of:=100*[.M643]/[.N643]" ns41:value-type="float" table:style-name="TL Data" office:value-type="float" office:value="1.85185185185185">
            <text:p>1.85</text:p>
          </table:table-cell>
          <table:table-cell table:formula="of:=100*[.M643]/([.L643]+[.M643])" ns41:value-type="float" table:style-name="TL Data" office:value-type="float" office:value="7.40740740740741">
            <text:p>7.4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formula="of:=[.H643]+[.N643]+[.Q643]+[.R643]+[.T643]+[.U643]+[.V643]+[.W643]" ns41:value-type="float" table:style-name="TL Data" office:value-type="float" office:value="402">
            <text:p>40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mby</text:p>
          </table:table-cell>
          <table:table-cell table:style-name="TL RowHeader"/>
          <table:table-cell table:style-name="ce23"/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" office:value-type="float">
            <text:p>5</text:p>
          </table:table-cell>
          <table:table-cell table:formula="of:=SUM([.E644:.G644])" ns41:value-type="float" table:style-name="TL Data" office:value-type="float" office:value="234">
            <text:p>234</text:p>
          </table:table-cell>
          <table:table-cell table:formula="of:=100*[.G644]/[.H644]" ns41:value-type="float" table:style-name="TL Data" office:value-type="float" office:value="2.13675213675214">
            <text:p>2.14</text:p>
          </table:table-cell>
          <table:table-cell table:formula="of:=100*[.G644]/([.F644]+[.G644])" ns41:value-type="float" table:style-name="TL Data" office:value-type="float" office:value="3.24675324675325">
            <text:p>3.2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SUM([.K644:.M644])" ns41:value-type="float" table:style-name="TL Data" office:value-type="float" office:value="81">
            <text:p>81</text:p>
          </table:table-cell>
          <table:table-cell table:formula="of:=100*[.M644]/[.N644]" ns41:value-type="float" table:style-name="TL Data" office:value-type="float" office:value="0">
            <text:p>0.00</text:p>
          </table:table-cell>
          <table:table-cell table:formula="of:=100*[.M644]/([.L644]+[.M644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644]+[.N644]+[.Q644]+[.R644]+[.T644]+[.U644]+[.V644]+[.W644]" ns41:value-type="float" table:style-name="TL Data" office:value-type="float" office:value="323">
            <text:p>32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eyel</text:p>
          </table:table-cell>
          <table:table-cell table:style-name="TL RowHeader"/>
          <table:table-cell table:style-name="ce23"/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E645:.G645])" ns41:value-type="float" table:style-name="TL Data" office:value-type="float" office:value="35">
            <text:p>35</text:p>
          </table:table-cell>
          <table:table-cell table:formula="of:=100*[.G645]/[.H645]" ns41:value-type="float" table:style-name="TL Data" office:value-type="float" office:value="0">
            <text:p>0.00</text:p>
          </table:table-cell>
          <table:table-cell table:formula="of:=100*[.G645]/([.F645]+[.G645])" ns41:value-type="float" table:style-name="TL Data" office:value-type="float" office:value="0">
            <text:p>0.0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table:formula="of:=SUM([.K645:.M645])" ns41:value-type="float" table:style-name="TL Data" office:value-type="float" office:value="339">
            <text:p>339</text:p>
          </table:table-cell>
          <table:table-cell table:formula="of:=100*[.M645]/[.N645]" ns41:value-type="float" table:style-name="TL Data" office:value-type="float" office:value="0.884955752212389">
            <text:p>0.88</text:p>
          </table:table-cell>
          <table:table-cell table:formula="of:=100*[.M645]/([.L645]+[.M645])" ns41:value-type="float" table:style-name="TL Data" office:value-type="float" office:value="7.89473684210526">
            <text:p>7.8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H645]+[.N645]+[.Q645]+[.R645]+[.T645]+[.U645]+[.V645]+[.W645]" ns41:value-type="float" table:style-name="TL Data" office:value-type="float" office:value="380">
            <text:p>38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lsloo</text:p>
          </table:table-cell>
          <table:table-cell table:style-name="TL RowHeader"/>
          <table:table-cell table:style-name="ce23"/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" office:value-type="float">
            <text:p>6</text:p>
          </table:table-cell>
          <table:table-cell table:formula="of:=SUM([.E646:.G646])" ns41:value-type="float" table:style-name="TL Data" office:value-type="float" office:value="309">
            <text:p>309</text:p>
          </table:table-cell>
          <table:table-cell table:formula="of:=100*[.G646]/[.H646]" ns41:value-type="float" table:style-name="TL Data" office:value-type="float" office:value="1.94174757281553">
            <text:p>1.94</text:p>
          </table:table-cell>
          <table:table-cell table:formula="of:=100*[.G646]/([.F646]+[.G646])" ns41:value-type="float" table:style-name="TL Data" office:value-type="float" office:value="8.57142857142857">
            <text:p>8.5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formula="of:=SUM([.K646:.M646])" ns41:value-type="float" table:style-name="TL Data" office:value-type="float" office:value="46">
            <text:p>46</text:p>
          </table:table-cell>
          <table:table-cell table:formula="of:=100*[.M646]/[.N646]" ns41:value-type="float" table:style-name="TL Data" office:value-type="float" office:value="10.8695652173913">
            <text:p>10.87</text:p>
          </table:table-cell>
          <table:table-cell table:formula="of:=100*[.M646]/([.L646]+[.M646])" ns41:value-type="float" table:style-name="TL Data" office:value-type="float" office:value="41.6666666666667">
            <text:p>41.67</text:p>
          </table:table-cell>
          <table:table-cell table:style-name="TL Data" table:number-columns-repeated="7"/>
          <table:table-cell table:formula="of:=[.H646]+[.N646]+[.Q646]+[.R646]+[.T646]+[.U646]+[.V646]+[.W646]" ns41:value-type="float" table:style-name="TL Data" office:value-type="float" office:value="355">
            <text:p>3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jlre</text:p>
          </table:table-cell>
          <table:table-cell table:style-name="TL RowHeader"/>
          <table:table-cell table:style-name="ce23"/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647:.G647])" ns41:value-type="float" table:style-name="TL Data" office:value-type="float" office:value="350">
            <text:p>350</text:p>
          </table:table-cell>
          <table:table-cell table:formula="of:=100*[.G647]/[.H647]" ns41:value-type="float" table:style-name="TL Data" office:value-type="float" office:value="6">
            <text:p>6.00</text:p>
          </table:table-cell>
          <table:table-cell table:formula="of:=100*[.G647]/([.F647]+[.G647])" ns41:value-type="float" table:style-name="TL Data" office:value-type="float" office:value="15.4411764705882">
            <text:p>15.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formula="of:=SUM([.K647:.M647])" ns41:value-type="float" table:style-name="TL Data" office:value-type="float" office:value="53">
            <text:p>53</text:p>
          </table:table-cell>
          <table:table-cell table:formula="of:=100*[.M647]/[.N647]" ns41:value-type="float" table:style-name="TL Data" office:value-type="float" office:value="3.77358490566038">
            <text:p>3.77</text:p>
          </table:table-cell>
          <table:table-cell table:formula="of:=100*[.M647]/([.L647]+[.M647])" ns41:value-type="float" table:style-name="TL Data" office:value-type="float" office:value="13.3333333333333">
            <text:p>13.3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H647]+[.N647]+[.Q647]+[.R647]+[.T647]+[.U647]+[.V647]+[.W647]" ns41:value-type="float" table:style-name="TL Data" office:value-type="float" office:value="405">
            <text:p>40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eerlo</text:p>
          </table:table-cell>
          <table:table-cell table:style-name="TL RowHeader"/>
          <table:table-cell table:style-name="ce23"/>
          <table:table-cell ns41:value-type="float" table:style-name="TL Data" office:value="2109" office:value-type="float">
            <text:p>210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SUM([.E648:.G648])" ns41:value-type="float" table:style-name="TL Data" office:value-type="float" office:value="119">
            <text:p>119</text:p>
          </table:table-cell>
          <table:table-cell table:formula="of:=100*[.G648]/[.H648]" ns41:value-type="float" table:style-name="TL Data" office:value-type="float" office:value="0">
            <text:p>0.00</text:p>
          </table:table-cell>
          <table:table-cell table:formula="of:=100*[.G648]/([.F648]+[.G648])" ns41:value-type="float" table:style-name="TL Data" office:value-type="float" office:value="0">
            <text:p>0.0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SUM([.K648:.M648])" ns41:value-type="float" table:style-name="TL Data" office:value-type="float" office:value="143">
            <text:p>143</text:p>
          </table:table-cell>
          <table:table-cell table:formula="of:=100*[.M648]/[.N648]" ns41:value-type="float" table:style-name="TL Data" office:value-type="float" office:value="0">
            <text:p>0.00</text:p>
          </table:table-cell>
          <table:table-cell table:formula="of:=100*[.M648]/([.L648]+[.M648])" ns41:value-type="float" table:style-name="TL Data" office:value-type="float" office:value="0">
            <text:p>0.0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H648]+[.N648]+[.Q648]+[.R648]+[.T648]+[.U648]+[.V648]+[.W648]" ns41:value-type="float" table:style-name="TL Data" office:value-type="float" office:value="300">
            <text:p>3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. Pieter</text:p>
          </table:table-cell>
          <table:table-cell table:style-name="TL RowHeader"/>
          <table:table-cell table:style-name="ce23"/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" office:value-type="float">
            <text:p>5</text:p>
          </table:table-cell>
          <table:table-cell table:formula="of:=SUM([.E649:.G649])" ns41:value-type="float" table:style-name="TL Data" office:value-type="float" office:value="568">
            <text:p>568</text:p>
          </table:table-cell>
          <table:table-cell table:formula="of:=100*[.G649]/[.H649]" ns41:value-type="float" table:style-name="TL Data" office:value-type="float" office:value="0.880281690140845">
            <text:p>0.88</text:p>
          </table:table-cell>
          <table:table-cell table:formula="of:=100*[.G649]/([.F649]+[.G649])" ns41:value-type="float" table:style-name="TL Data" office:value-type="float" office:value="1.10619469026549">
            <text:p>1.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SUM([.K649:.M649])" ns41:value-type="float" table:style-name="TL Data" office:value-type="float" office:value="60">
            <text:p>60</text:p>
          </table:table-cell>
          <table:table-cell table:formula="of:=100*[.M649]/[.N649]" ns41:value-type="float" table:style-name="TL Data" office:value-type="float" office:value="0">
            <text:p>0.00</text:p>
          </table:table-cell>
          <table:table-cell table:formula="of:=100*[.M649]/([.L649]+[.M649])" ns41:value-type="float" table:style-name="TL Data" office:value-type="float" office:value="0">
            <text:p>0.0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formula="of:=[.H649]+[.N649]+[.Q649]+[.R649]+[.T649]+[.U649]+[.V649]+[.W649]" ns41:value-type="float" table:style-name="TL Data" office:value-type="float" office:value="647">
            <text:p>647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ubbenvorst</text:p>
          </table:table-cell>
          <table:table-cell table:style-name="TL RowHeader"/>
          <table:table-cell table:style-name="ce23"/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table:formula="of:=SUM([.E650:.G650])" ns41:value-type="float" table:style-name="TL Data" office:value-type="float" office:value="159">
            <text:p>159</text:p>
          </table:table-cell>
          <table:table-cell table:formula="of:=100*[.G650]/[.H650]" ns41:value-type="float" table:style-name="TL Data" office:value-type="float" office:value="1.25786163522013">
            <text:p>1.26</text:p>
          </table:table-cell>
          <table:table-cell table:formula="of:=100*[.G650]/([.F650]+[.G650])" ns41:value-type="float" table:style-name="TL Data" office:value-type="float" office:value="2.27272727272727">
            <text:p>2.2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table:formula="of:=SUM([.K650:.M650])" ns41:value-type="float" table:style-name="TL Data" office:value-type="float" office:value="210">
            <text:p>210</text:p>
          </table:table-cell>
          <table:table-cell table:formula="of:=100*[.M650]/[.N650]" ns41:value-type="float" table:style-name="TL Data" office:value-type="float" office:value="2.38095238095238">
            <text:p>2.38</text:p>
          </table:table-cell>
          <table:table-cell table:formula="of:=100*[.M650]/([.L650]+[.M650])" ns41:value-type="float" table:style-name="TL Data" office:value-type="float" office:value="11.9047619047619">
            <text:p>11.90</text:p>
          </table:table-cell>
          <table:table-cell table:style-name="TL Data" table:number-columns-repeated="7"/>
          <table:table-cell table:formula="of:=[.H650]+[.N650]+[.Q650]+[.R650]+[.T650]+[.U650]+[.V650]+[.W650]" ns41:value-type="float" table:style-name="TL Data" office:value-type="float" office:value="369">
            <text:p>36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rn</text:p>
          </table:table-cell>
          <table:table-cell table:style-name="TL RowHeader"/>
          <table:table-cell table:style-name="ce23"/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" office:value-type="float">
            <text:p>7</text:p>
          </table:table-cell>
          <table:table-cell table:formula="of:=SUM([.E651:.G651])" ns41:value-type="float" table:style-name="TL Data" office:value-type="float" office:value="296">
            <text:p>296</text:p>
          </table:table-cell>
          <table:table-cell table:formula="of:=100*[.G651]/[.H651]" ns41:value-type="float" table:style-name="TL Data" office:value-type="float" office:value="2.36486486486486">
            <text:p>2.36</text:p>
          </table:table-cell>
          <table:table-cell table:formula="of:=100*[.G651]/([.F651]+[.G651])" ns41:value-type="float" table:style-name="TL Data" office:value-type="float" office:value="13.4615384615385">
            <text:p>13.4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K651:.M651])" ns41:value-type="float" table:style-name="TL Data" office:value-type="float" office:value="56">
            <text:p>56</text:p>
          </table:table-cell>
          <table:table-cell table:formula="of:=100*[.M651]/[.N651]" ns41:value-type="float" table:style-name="TL Data" office:value-type="float" office:value="0">
            <text:p>0.00</text:p>
          </table:table-cell>
          <table:table-cell table:formula="of:=100*[.M651]/([.L651]+[.M651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651]+[.N651]+[.Q651]+[.R651]+[.T651]+[.U651]+[.V651]+[.W651]" ns41:value-type="float" table:style-name="TL Data" office:value-type="float" office:value="352">
            <text:p>3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ulsberg</text:p>
          </table:table-cell>
          <table:table-cell table:style-name="TL RowHeader"/>
          <table:table-cell table:style-name="ce23"/>
          <table:table-cell ns41:value-type="float" table:style-name="TL Data" office:value="2285" office:value-type="float">
            <text:p>228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table:formula="of:=SUM([.E652:.G652])" ns41:value-type="float" table:style-name="TL Data" office:value-type="float" office:value="179">
            <text:p>179</text:p>
          </table:table-cell>
          <table:table-cell table:formula="of:=100*[.G652]/[.H652]" ns41:value-type="float" table:style-name="TL Data" office:value-type="float" office:value="0">
            <text:p>0.00</text:p>
          </table:table-cell>
          <table:table-cell table:formula="of:=100*[.G652]/([.F652]+[.G652])" ns41:value-type="float" table:style-name="TL Data" office:value-type="float" office:value="0">
            <text:p>0.0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K652:.M652])" ns41:value-type="float" table:style-name="TL Data" office:value-type="float" office:value="131">
            <text:p>131</text:p>
          </table:table-cell>
          <table:table-cell table:formula="of:=100*[.M652]/[.N652]" ns41:value-type="float" table:style-name="TL Data" office:value-type="float" office:value="0">
            <text:p>0.00</text:p>
          </table:table-cell>
          <table:table-cell table:formula="of:=100*[.M652]/([.L652]+[.M652])" ns41:value-type="float" table:style-name="TL Data" office:value-type="float" office:value="0">
            <text:p>0.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H652]+[.N652]+[.Q652]+[.R652]+[.T652]+[.U652]+[.V652]+[.W652]" ns41:value-type="float" table:style-name="TL Data" office:value-type="float" office:value="319">
            <text:p>319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uth</text:p>
          </table:table-cell>
          <table:table-cell table:style-name="TL RowHeader"/>
          <table:table-cell table:style-name="ce23"/>
          <table:table-cell ns41:value-type="float" table:style-name="TL Data" office:value="2444" office:value-type="float">
            <text:p>244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table:formula="of:=SUM([.E653:.G653])" ns41:value-type="float" table:style-name="TL Data" office:value-type="float" office:value="146">
            <text:p>146</text:p>
          </table:table-cell>
          <table:table-cell table:formula="of:=100*[.G653]/[.H653]" ns41:value-type="float" table:style-name="TL Data" office:value-type="float" office:value="0.684931506849315">
            <text:p>0.68</text:p>
          </table:table-cell>
          <table:table-cell table:formula="of:=100*[.G653]/([.F653]+[.G653])" ns41:value-type="float" table:style-name="TL Data" office:value-type="float" office:value="0.970873786407767">
            <office:annotation draw:style-name="gr1" svg:height="1.11cm" draw:caption-point-y="1.067cm" svg:width="1.763cm" svg:x="18.319cm" draw:caption-point-x="1.276cm" svg:y="295.461cm" draw:text-style-name="P1">
              <dc:creator>CDM</dc:creator>
              <dc:date>2014-12-12T00:00:00</dc:date>
              <text:p text:style-name="P1"><text:span text:style-name="T2">1,14</text:span></text:p>
            </office:annotation>
            <text:p>0.9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table:formula="of:=SUM([.K653:.M653])" ns41:value-type="float" table:style-name="TL Data" office:value-type="float" office:value="260">
            <text:p>260</text:p>
          </table:table-cell>
          <table:table-cell table:formula="of:=100*[.M653]/[.N653]" ns41:value-type="float" table:style-name="TL Data" office:value-type="float" office:value="0">
            <text:p>0.00</text:p>
          </table:table-cell>
          <table:table-cell table:formula="of:=100*[.M653]/([.L653]+[.M653])" ns41:value-type="float" table:style-name="TL Data" office:value-type="float" office:value="0">
            <text:p>0.0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table:formula="of:=[.H653]+[.N653]+[.Q653]+[.R653]+[.T653]+[.U653]+[.V653]+[.W653]" ns41:value-type="float" table:style-name="TL Data" office:value-type="float" office:value="440">
            <text:p>44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ronsveld</text:p>
          </table:table-cell>
          <table:table-cell table:style-name="TL RowHeader"/>
          <table:table-cell table:style-name="ce23"/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/>
          <table:table-cell table:formula="of:=SUM([.E654:.G654])" ns41:value-type="float" table:style-name="TL Data" office:value-type="float" office:value="431">
            <text:p>431</text:p>
          </table:table-cell>
          <table:table-cell table:formula="of:=100*[.G654]/[.H654]" ns41:value-type="float" table:style-name="TL Data" office:value-type="float" office:value="0">
            <text:p>0.00</text:p>
          </table:table-cell>
          <table:table-cell table:formula="of:=100*[.G654]/([.F654]+[.G654])" ns41:value-type="float" table:style-name="TL Data" office:value-type="float" office:value="0">
            <text:p>0.0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K654:.M654])" ns41:value-type="float" table:style-name="TL Data" office:value-type="float" office:value="10">
            <text:p>10</text:p>
          </table:table-cell>
          <table:table-cell table:formula="of:=100*[.M654]/[.N654]" ns41:value-type="float" table:style-name="TL Data" office:value-type="float" office:value="0">
            <text:p>0.00</text:p>
          </table:table-cell>
          <table:table-cell table:formula="of:=100*[.M654]/([.L654]+[.M654])" ns41:value-type="float" table:style-name="TL Data" office:value-type="float" office:value="0">
            <text:p>0.00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6"/>
          <table:table-cell table:formula="of:=[.H654]+[.N654]+[.Q654]+[.R654]+[.T654]+[.U654]+[.V654]+[.W654]" ns41:value-type="float" table:style-name="TL Data" office:value-type="float" office:value="469">
            <text:p>46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evenum</text:p>
          </table:table-cell>
          <table:table-cell table:style-name="TL RowHeader"/>
          <table:table-cell table:style-name="ce23"/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formula="of:=SUM([.E655:.G655])" ns41:value-type="float" table:style-name="TL Data" office:value-type="float" office:value="67">
            <text:p>67</text:p>
          </table:table-cell>
          <table:table-cell table:formula="of:=100*[.G655]/[.H655]" ns41:value-type="float" table:style-name="TL Data" office:value-type="float" office:value="5.97014925373134">
            <text:p>5.97</text:p>
          </table:table-cell>
          <table:table-cell table:formula="of:=100*[.G655]/([.F655]+[.G655])" ns41:value-type="float" table:style-name="TL Data" office:value-type="float" office:value="23.5294117647059">
            <text:p>23.53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K655:.M655])" ns41:value-type="float" table:style-name="TL Data" office:value-type="float" office:value="23">
            <text:p>23</text:p>
          </table:table-cell>
          <table:table-cell table:formula="of:=100*[.M655]/[.N655]" ns41:value-type="float" table:style-name="TL Data" office:value-type="float" office:value="4.34782608695652">
            <text:p>4.35</text:p>
          </table:table-cell>
          <table:table-cell table:formula="of:=100*[.M655]/([.L655]+[.M655])" ns41:value-type="float" table:style-name="TL Data" office:value-type="float" office:value="50">
            <text:p>50.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655]+[.N655]+[.Q655]+[.R655]+[.T655]+[.U655]+[.V655]+[.W655]" ns41:value-type="float" table:style-name="TL Data" office:value-type="float" office:value="100">
            <text:p>1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tein</text:p>
          </table:table-cell>
          <table:table-cell table:style-name="TL RowHeader"/>
          <table:table-cell table:style-name="ce23"/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656:.G656])" ns41:value-type="float" table:style-name="TL Data" office:value-type="float" office:value="453">
            <text:p>453</text:p>
          </table:table-cell>
          <table:table-cell table:formula="of:=100*[.G656]/[.H656]" ns41:value-type="float" table:style-name="TL Data" office:value-type="float" office:value="3.3112582781457">
            <text:p>3.31</text:p>
          </table:table-cell>
          <table:table-cell table:formula="of:=100*[.G656]/([.F656]+[.G656])" ns41:value-type="float" table:style-name="TL Data" office:value-type="float" office:value="12.8205128205128">
            <text:p>12.8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K656:.M656])" ns41:value-type="float" table:style-name="TL Data" office:value-type="float" office:value="59">
            <text:p>59</text:p>
          </table:table-cell>
          <table:table-cell table:formula="of:=100*[.M656]/[.N656]" ns41:value-type="float" table:style-name="TL Data" office:value-type="float" office:value="0">
            <text:p>0.00</text:p>
          </table:table-cell>
          <table:table-cell table:formula="of:=100*[.M656]/([.L656]+[.M656])" ns41:value-type="float" table:style-name="TL Data" office:value-type="float" office:value="0">
            <text:p>0.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656]+[.N656]+[.Q656]+[.R656]+[.T656]+[.U656]+[.V656]+[.W656]" ns41:value-type="float" table:style-name="TL Data" office:value-type="float" office:value="518">
            <text:p>51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ythuizen</text:p>
          </table:table-cell>
          <table:table-cell table:style-name="TL RowHeader"/>
          <table:table-cell table:style-name="ce23"/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formula="of:=SUM([.E657:.G657])" ns41:value-type="float" table:style-name="TL Data" office:value-type="float" office:value="275">
            <text:p>275</text:p>
          </table:table-cell>
          <table:table-cell table:formula="of:=100*[.G657]/[.H657]" ns41:value-type="float" table:style-name="TL Data" office:value-type="float" office:value="0">
            <text:p>0.00</text:p>
          </table:table-cell>
          <table:table-cell table:formula="of:=100*[.G657]/([.F657]+[.G657])" ns41:value-type="float" table:style-name="TL Data" office:value-type="float" office:value="0">
            <text:p>0.0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K657:.M657])" ns41:value-type="float" table:style-name="TL Data" office:value-type="float" office:value="59">
            <text:p>59</text:p>
          </table:table-cell>
          <table:table-cell table:formula="of:=100*[.M657]/[.N657]" ns41:value-type="float" table:style-name="TL Data" office:value-type="float" office:value="0">
            <text:p>0.00</text:p>
          </table:table-cell>
          <table:table-cell table:formula="of:=100*[.M657]/([.L657]+[.M657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657]+[.N657]+[.Q657]+[.R657]+[.T657]+[.U657]+[.V657]+[.W657]" ns41:value-type="float" table:style-name="TL Data" office:value-type="float" office:value="342">
            <text:p>3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ocholtz</text:p>
          </table:table-cell>
          <table:table-cell table:style-name="TL RowHeader"/>
          <table:table-cell table:style-name="ce23"/>
          <table:table-cell ns41:value-type="float" table:style-name="TL Data" office:value="2601" office:value-type="float">
            <text:p>260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/>
          <table:table-cell table:formula="of:=SUM([.E658:.G658])" ns41:value-type="float" table:style-name="TL Data" office:value-type="float" office:value="299">
            <text:p>299</text:p>
          </table:table-cell>
          <table:table-cell table:formula="of:=100*[.G658]/[.H658]" ns41:value-type="float" table:style-name="TL Data" office:value-type="float" office:value="0">
            <text:p>0.00</text:p>
          </table:table-cell>
          <table:table-cell table:formula="of:=100*[.G658]/([.F658]+[.G658])" ns41:value-type="float" table:style-name="TL Data" office:value-type="float" office:value="0">
            <text:p>0.0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SUM([.K658:.M658])" ns41:value-type="float" table:style-name="TL Data" office:value-type="float" office:value="78">
            <text:p>78</text:p>
          </table:table-cell>
          <table:table-cell table:formula="of:=100*[.M658]/[.N658]" ns41:value-type="float" table:style-name="TL Data" office:value-type="float" office:value="0">
            <text:p>0.00</text:p>
          </table:table-cell>
          <table:table-cell table:formula="of:=100*[.M658]/([.L658]+[.M658])" ns41:value-type="float" table:style-name="TL Data" office:value-type="float" office:value="0">
            <text:p>0.0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H658]+[.N658]+[.Q658]+[.R658]+[.T658]+[.U658]+[.V658]+[.W658]" ns41:value-type="float" table:style-name="TL Data" office:value-type="float" office:value="382">
            <text:p>38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ulpen</text:p>
          </table:table-cell>
          <table:table-cell table:style-name="TL RowHeader"/>
          <table:table-cell table:style-name="ce23"/>
          <table:table-cell ns41:value-type="float" table:style-name="TL Data" office:value="2728" office:value-type="float">
            <text:p>272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659:.G659])" ns41:value-type="float" table:style-name="TL Data" office:value-type="float" office:value="365">
            <text:p>365</text:p>
          </table:table-cell>
          <table:table-cell table:formula="of:=100*[.G659]/[.H659]" ns41:value-type="float" table:style-name="TL Data" office:value-type="float" office:value="2.73972602739726">
            <text:p>2.74</text:p>
          </table:table-cell>
          <table:table-cell table:formula="of:=100*[.G659]/([.F659]+[.G659])" ns41:value-type="float" table:style-name="TL Data" office:value-type="float" office:value="7.04225352112676">
            <office:annotation draw:style-name="gr1" svg:height="1.084cm" draw:caption-point-y="1.067cm" svg:width="1.4cm" svg:x="18.319cm" draw:caption-point-x="1.276cm" svg:y="298.16cm" draw:text-style-name="P1">
              <dc:creator>CDM</dc:creator>
              <dc:date>2014-12-12T00:00:00</dc:date>
              <text:p text:style-name="P1"><text:span text:style-name="T2">0,70</text:span></text:p>
            </office:annotation>
            <text:p>7.0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table:formula="of:=SUM([.K659:.M659])" ns41:value-type="float" table:style-name="TL Data" office:value-type="float" office:value="148">
            <text:p>148</text:p>
          </table:table-cell>
          <table:table-cell table:formula="of:=100*[.M659]/[.N659]" ns41:value-type="float" table:style-name="TL Data" office:value-type="float" office:value="0">
            <text:p>0.00</text:p>
          </table:table-cell>
          <table:table-cell table:formula="of:=100*[.M659]/([.L659]+[.M659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659]+[.N659]+[.Q659]+[.R659]+[.T659]+[.U659]+[.V659]+[.W659]" ns41:value-type="float" table:style-name="TL Data" office:value-type="float" office:value="513">
            <text:p>51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ijgelshoven</text:p>
          </table:table-cell>
          <table:table-cell table:style-name="TL RowHeader"/>
          <table:table-cell table:style-name="ce23"/>
          <table:table-cell ns41:value-type="float" table:style-name="TL Data" office:value="2757" office:value-type="float">
            <text:p>275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" office:value-type="float">
            <text:p>3</text:p>
          </table:table-cell>
          <table:table-cell table:formula="of:=SUM([.E660:.G660])" ns41:value-type="float" table:style-name="TL Data" office:value-type="float" office:value="332">
            <text:p>332</text:p>
          </table:table-cell>
          <table:table-cell table:formula="of:=100*[.G660]/[.H660]" ns41:value-type="float" table:style-name="TL Data" office:value-type="float" office:value="0.903614457831325">
            <text:p>0.90</text:p>
          </table:table-cell>
          <table:table-cell table:formula="of:=100*[.G660]/([.F660]+[.G660])" ns41:value-type="float" table:style-name="TL Data" office:value-type="float" office:value="1.19521912350598">
            <text:p>1.2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table:formula="of:=SUM([.K660:.M660])" ns41:value-type="float" table:style-name="TL Data" office:value-type="float" office:value="135">
            <text:p>135</text:p>
          </table:table-cell>
          <table:table-cell table:formula="of:=100*[.M660]/[.N660]" ns41:value-type="float" table:style-name="TL Data" office:value-type="float" office:value="0">
            <text:p>0.00</text:p>
          </table:table-cell>
          <table:table-cell table:formula="of:=100*[.M660]/([.L660]+[.M660])" ns41:value-type="float" table:style-name="TL Data" office:value-type="float" office:value="0">
            <text:p>0.0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H660]+[.N660]+[.Q660]+[.R660]+[.T660]+[.U660]+[.V660]+[.W660]" ns41:value-type="float" table:style-name="TL Data" office:value-type="float" office:value="487">
            <text:p>48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Arcen en Velden</text:p>
          </table:table-cell>
          <table:table-cell table:style-name="TL RowHeader"/>
          <table:table-cell table:style-name="ce23"/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" office:value-type="float">
            <text:p>5</text:p>
          </table:table-cell>
          <table:table-cell table:formula="of:=SUM([.E661:.G661])" ns41:value-type="float" table:style-name="TL Data" office:value-type="float" office:value="325">
            <text:p>325</text:p>
          </table:table-cell>
          <table:table-cell table:formula="of:=100*[.G661]/[.H661]" ns41:value-type="float" table:style-name="TL Data" office:value-type="float" office:value="1.53846153846154">
            <text:p>1.54</text:p>
          </table:table-cell>
          <table:table-cell table:formula="of:=100*[.G661]/([.F661]+[.G661])" ns41:value-type="float" table:style-name="TL Data" office:value-type="float" office:value="9.80392156862745">
            <text:p>9.8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table:formula="of:=SUM([.K661:.M661])" ns41:value-type="float" table:style-name="TL Data" office:value-type="float" office:value="128">
            <text:p>128</text:p>
          </table:table-cell>
          <table:table-cell table:formula="of:=100*[.M661]/[.N661]" ns41:value-type="float" table:style-name="TL Data" office:value-type="float" office:value="0">
            <text:p>0.00</text:p>
          </table:table-cell>
          <table:table-cell table:formula="of:=100*[.M661]/([.L661]+[.M661])" ns41:value-type="float" table:style-name="TL Data" office:value-type="float" office:value="0">
            <text:p>0.0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661]+[.N661]+[.Q661]+[.R661]+[.T661]+[.U661]+[.V661]+[.W661]" ns41:value-type="float" table:style-name="TL Data" office:value-type="float" office:value="466">
            <text:p>4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elick en Herkenbosch</text:p>
          </table:table-cell>
          <table:table-cell table:style-name="TL RowHeader"/>
          <table:table-cell table:style-name="ce23"/>
          <table:table-cell ns41:value-type="float" table:style-name="TL Data" office:value="2796" office:value-type="float">
            <text:p>279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" office:value-type="float">
            <text:p>8</text:p>
          </table:table-cell>
          <table:table-cell table:formula="of:=SUM([.E662:.G662])" ns41:value-type="float" table:style-name="TL Data" office:value-type="float" office:value="154">
            <text:p>154</text:p>
          </table:table-cell>
          <table:table-cell table:formula="of:=100*[.G662]/[.H662]" ns41:value-type="float" table:style-name="TL Data" office:value-type="float" office:value="5.1948051948052">
            <text:p>5.19</text:p>
          </table:table-cell>
          <table:table-cell table:formula="of:=100*[.G662]/([.F662]+[.G662])" ns41:value-type="float" table:style-name="TL Data" office:value-type="float" office:value="8.33333333333333">
            <text:p>8.3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SUM([.K662:.M662])" ns41:value-type="float" table:style-name="TL Data" office:value-type="float" office:value="303">
            <text:p>303</text:p>
          </table:table-cell>
          <table:table-cell table:formula="of:=100*[.M662]/[.N662]" ns41:value-type="float" table:style-name="TL Data" office:value-type="float" office:value="0">
            <text:p>0.00</text:p>
          </table:table-cell>
          <table:table-cell table:formula="of:=100*[.M662]/([.L662]+[.M662])" ns41:value-type="float" table:style-name="TL Data" office:value-type="float" office:value="0">
            <text:p>0.0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H662]+[.N662]+[.Q662]+[.R662]+[.T662]+[.U662]+[.V662]+[.W662]" ns41:value-type="float" table:style-name="TL Data" office:value-type="float" office:value="484">
            <text:p>484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ttersum</text:p>
          </table:table-cell>
          <table:table-cell ns41:value-type="string" table:style-name="TL RowHeader" office:value-type="string">
            <text:p>*</text:p>
          </table:table-cell>
          <table:table-cell table:style-name="ce23"/>
          <table:table-cell ns41:value-type="float" table:style-name="TL Data" office:value="2854" office:value-type="float">
            <text:p>28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E663:.G663])" ns41:value-type="float" table:style-name="TL Data" office:value-type="float" office:value="23">
            <text:p>23</text:p>
          </table:table-cell>
          <table:table-cell table:formula="of:=100*[.G663]/[.H663]" ns41:value-type="float" table:style-name="TL Data" office:value-type="float" office:value="0">
            <text:p>0.00</text:p>
          </table:table-cell>
          <table:table-cell table:formula="of:=100*[.G663]/([.F663]+[.G663])" ns41:value-type="float" table:style-name="TL Data" office:value-type="float" office:value="0">
            <text:p>0.0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K663:.M663])" ns41:value-type="float" table:style-name="TL Data" office:value-type="float" office:value="332">
            <text:p>332</text:p>
          </table:table-cell>
          <table:table-cell table:formula="of:=100*[.M663]/[.N663]" ns41:value-type="float" table:style-name="TL Data" office:value-type="float" office:value="0">
            <text:p>0.00</text:p>
          </table:table-cell>
          <table:table-cell table:formula="of:=100*[.M663]/([.L663]+[.M663])" ns41:value-type="float" table:style-name="TL Data" office:value-type="float" office:value="0">
            <text:p>0.0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[.H663]+[.N663]+[.Q663]+[.R663]+[.T663]+[.U663]+[.V663]+[.W663]" ns41:value-type="float" table:style-name="TL Data" office:value-type="float" office:value="364">
            <text:p>36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innen</text:p>
          </table:table-cell>
          <table:table-cell table:style-name="TL RowHeader"/>
          <table:table-cell table:style-name="ce23"/>
          <table:table-cell ns41:value-type="float" table:style-name="TL Data" office:value="2858" office:value-type="float">
            <text:p>285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" office:value-type="float">
            <text:p>3</text:p>
          </table:table-cell>
          <table:table-cell table:formula="of:=SUM([.E664:.G664])" ns41:value-type="float" table:style-name="TL Data" office:value-type="float" office:value="310">
            <text:p>310</text:p>
          </table:table-cell>
          <table:table-cell table:formula="of:=100*[.G664]/[.H664]" ns41:value-type="float" table:style-name="TL Data" office:value-type="float" office:value="0.967741935483871">
            <text:p>0.97</text:p>
          </table:table-cell>
          <table:table-cell table:formula="of:=100*[.G664]/([.F664]+[.G664])" ns41:value-type="float" table:style-name="TL Data" office:value-type="float" office:value="1.875">
            <office:annotation draw:style-name="gr1" svg:height="1.957cm" draw:caption-point-y="1.067cm" svg:width="1.456cm" svg:x="18.319cm" draw:caption-point-x="1.276cm" svg:y="300.409cm" draw:text-style-name="P1">
              <dc:creator>CDM</dc:creator>
              <dc:date>2014-12-12T00:00:00</dc:date>
              <text:p text:style-name="P1"><text:span text:style-name="T2">1,87</text:span></text:p>
            </office:annotation>
            <text:p>1.8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SUM([.K664:.M664])" ns41:value-type="float" table:style-name="TL Data" office:value-type="float" office:value="214">
            <text:p>214</text:p>
          </table:table-cell>
          <table:table-cell table:formula="of:=100*[.M664]/[.N664]" ns41:value-type="float" table:style-name="TL Data" office:value-type="float" office:value="0">
            <text:p>0.00</text:p>
          </table:table-cell>
          <table:table-cell table:formula="of:=100*[.M664]/([.L664]+[.M664])" ns41:value-type="float" table:style-name="TL Data" office:value-type="float" office:value="0">
            <text:p>0.0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664]+[.N664]+[.Q664]+[.R664]+[.T664]+[.U664]+[.V664]+[.W664]" ns41:value-type="float" table:style-name="TL Data" office:value-type="float" office:value="543">
            <text:p>54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ijsden</text:p>
          </table:table-cell>
          <table:table-cell table:style-name="TL RowHeader"/>
          <table:table-cell table:style-name="ce23"/>
          <table:table-cell ns41:value-type="float" table:style-name="TL Data" office:value="3084" office:value-type="float">
            <text:p>308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665:.G665])" ns41:value-type="float" table:style-name="TL Data" office:value-type="float" office:value="500">
            <text:p>500</text:p>
          </table:table-cell>
          <table:table-cell table:formula="of:=100*[.G665]/[.H665]" ns41:value-type="float" table:style-name="TL Data" office:value-type="float" office:value="2">
            <text:p>2.00</text:p>
          </table:table-cell>
          <table:table-cell table:formula="of:=100*[.G665]/([.F665]+[.G665])" ns41:value-type="float" table:style-name="TL Data" office:value-type="float" office:value="2.73224043715847">
            <text:p>2.7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SUM([.K665:.M665])" ns41:value-type="float" table:style-name="TL Data" office:value-type="float" office:value="116">
            <text:p>116</text:p>
          </table:table-cell>
          <table:table-cell table:formula="of:=100*[.M665]/[.N665]" ns41:value-type="float" table:style-name="TL Data" office:value-type="float" office:value="0">
            <text:p>0.00</text:p>
          </table:table-cell>
          <table:table-cell table:formula="of:=100*[.M665]/([.L665]+[.M665])" ns41:value-type="float" table:style-name="TL Data" office:value-type="float" office:value="0">
            <text:p>0.0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[.H665]+[.N665]+[.Q665]+[.R665]+[.T665]+[.U665]+[.V665]+[.W665]" ns41:value-type="float" table:style-name="TL Data" office:value-type="float" office:value="628">
            <text:p>62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impelveld</text:p>
          </table:table-cell>
          <table:table-cell table:style-name="TL RowHeader"/>
          <table:table-cell table:style-name="ce23"/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666:.G666])" ns41:value-type="float" table:style-name="TL Data" office:value-type="float" office:value="417">
            <text:p>417</text:p>
          </table:table-cell>
          <table:table-cell table:formula="of:=100*[.G666]/[.H666]" ns41:value-type="float" table:style-name="TL Data" office:value-type="float" office:value="3.35731414868106">
            <office:annotation draw:style-name="gr1" svg:height="1.084cm" draw:caption-point-y="1.067cm" svg:width="2.268cm" svg:x="16.529cm" draw:caption-point-x="0.269cm" svg:y="301.308cm" draw:text-style-name="P1">
              <dc:creator>CDM</dc:creator>
              <dc:date>2014-12-12T00:00:00</dc:date>
              <text:p text:style-name="P1"><text:span text:style-name="T2">3,56</text:span></text:p>
            </office:annotation>
            <text:p>3.36</text:p>
          </table:table-cell>
          <table:table-cell table:formula="of:=100*[.G666]/([.F666]+[.G666])" ns41:value-type="float" table:style-name="TL Data" office:value-type="float" office:value="5.2434456928839">
            <text:p>5.2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SUM([.K666:.M666])" ns41:value-type="float" table:style-name="TL Data" office:value-type="float" office:value="116">
            <text:p>116</text:p>
          </table:table-cell>
          <table:table-cell table:formula="of:=100*[.M666]/[.N666]" ns41:value-type="float" table:style-name="TL Data" office:value-type="float" office:value="0">
            <text:p>0.00</text:p>
          </table:table-cell>
          <table:table-cell table:formula="of:=100*[.M666]/([.L666]+[.M666])" ns41:value-type="float" table:style-name="TL Data" office:value-type="float" office:value="0">
            <text:p>0.0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666]+[.N666]+[.Q666]+[.R666]+[.T666]+[.U666]+[.V666]+[.W666]" ns41:value-type="float" table:style-name="TL Data" office:value-type="float" office:value="535">
            <text:p>5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usteren</text:p>
          </table:table-cell>
          <table:table-cell table:style-name="TL RowHeader"/>
          <table:table-cell table:style-name="ce23"/>
          <table:table-cell ns41:value-type="float" table:style-name="TL Data" office:value="3113" office:value-type="float">
            <text:p>3113</text:p>
          </table:table-cell>
          <table:table-cell ns41:value-type="float" table:style-name="TL Data" office:value="479" office:value-type="float">
            <text:p>479</text:p>
          </table:table-cell>
          <table:table-cell table:style-name="TL Data" table:number-columns-repeated="2"/>
          <table:table-cell table:formula="of:=SUM([.E667:.G667])" ns41:value-type="float" table:style-name="TL Data" office:value-type="float" office:value="479">
            <text:p>479</text:p>
          </table:table-cell>
          <table:table-cell table:formula="of:=100*[.G667]/[.H667]" ns41:value-type="float" table:style-name="TL Data" office:value-type="float" office:value="0">
            <text:p>0.00</text:p>
          </table:table-cell>
          <table:table-cell ns41:value-type="string" table:style-name="TL Data" office:value-type="string">
            <office:annotation draw:style-name="gr1" svg:height="0.819cm" draw:caption-point-y="1.067cm" svg:width="2.128cm" svg:x="18.319cm" draw:caption-point-x="1.276cm" svg:y="301.758cm" draw:text-style-name="P1">
              <dc:creator>CDM</dc:creator>
              <dc:date>2014-12-12T00:00:00</dc:date>
              <text:p text:style-name="P1"><text:span text:style-name="T2">geen waarde</text:span></text:p>
            </office:annotation>
            <text:p>-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2"/>
          <table:table-cell table:formula="of:=SUM([.K667:.M667])" ns41:value-type="float" table:style-name="TL Data" office:value-type="float" office:value="96">
            <text:p>96</text:p>
          </table:table-cell>
          <table:table-cell table:formula="of:=100*[.M667]/[.N667]" ns41:value-type="float" table:style-name="TL Data" office:value-type="float" office:value="0">
            <text:p>0.00</text:p>
          </table:table-cell>
          <table:table-cell ns41:value-type="string" table:style-name="TL Data" office:value-type="string">
            <office:annotation draw:style-name="gr1" svg:height="0.979cm" draw:caption-point-y="1.067cm" svg:width="2.323cm" svg:x="29.058cm" draw:caption-point-x="1.837cm" svg:y="301.758cm" draw:text-style-name="P1">
              <dc:creator>CDM</dc:creator>
              <dc:date>2014-12-12T00:00:00</dc:date>
              <text:p text:style-name="P1"><text:span text:style-name="T2">geen waarde</text:span></text:p>
            </office:annotation>
            <text:p>-</text:p>
          </table:table-cell>
          <table:table-cell table:style-name="TL Data" table:number-columns-repeated="7"/>
          <table:table-cell table:formula="of:=[.H667]+[.N667]+[.Q667]+[.R667]+[.T667]+[.U667]+[.V667]+[.W667]" ns41:value-type="float" table:style-name="TL Data" office:value-type="float" office:value="575">
            <text:p>575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Ubach over Worms</text:p>
          </table:table-cell>
          <table:table-cell table:style-name="TL RowHeader"/>
          <table:table-cell table:style-name="ce23"/>
          <table:table-cell ns41:value-type="float" table:style-name="TL Data" office:value="3266" office:value-type="float">
            <text:p>326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table:formula="of:=SUM([.E668:.G668])" ns41:value-type="float" table:style-name="TL Data" office:value-type="float" office:value="399">
            <text:p>399</text:p>
          </table:table-cell>
          <table:table-cell table:formula="of:=100*[.G668]/[.H668]" ns41:value-type="float" table:style-name="TL Data" office:value-type="float" office:value="0.25062656641604">
            <text:p>0.25</text:p>
          </table:table-cell>
          <table:table-cell table:formula="of:=100*[.G668]/([.F668]+[.G668])" ns41:value-type="float" table:style-name="TL Data" office:value-type="float" office:value="0.613496932515337">
            <text:p>0.6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formula="of:=SUM([.K668:.M668])" ns41:value-type="float" table:style-name="TL Data" office:value-type="float" office:value="146">
            <text:p>146</text:p>
          </table:table-cell>
          <table:table-cell table:formula="of:=100*[.M668]/[.N668]" ns41:value-type="float" table:style-name="TL Data" office:value-type="float" office:value="0.684931506849315">
            <text:p>0.68</text:p>
          </table:table-cell>
          <table:table-cell table:formula="of:=100*[.M668]/([.L668]+[.M668])" ns41:value-type="float" table:style-name="TL Data" office:value-type="float" office:value="8.33333333333333">
            <text:p>8.3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668]+[.N668]+[.Q668]+[.R668]+[.T668]+[.U668]+[.V668]+[.W668]" ns41:value-type="float" table:style-name="TL Data" office:value-type="float" office:value="556">
            <text:p>5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nnep</text:p>
          </table:table-cell>
          <table:table-cell table:style-name="TL RowHeader"/>
          <table:table-cell table:style-name="ce23"/>
          <table:table-cell ns41:value-type="float" table:style-name="TL Data" office:value="3352" office:value-type="float">
            <text:p>335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/>
          <table:table-cell table:formula="of:=SUM([.E669:.G669])" ns41:value-type="float" table:style-name="TL Data" office:value-type="float" office:value="481">
            <text:p>481</text:p>
          </table:table-cell>
          <table:table-cell table:formula="of:=100*[.G669]/[.H669]" ns41:value-type="float" table:style-name="TL Data" office:value-type="float" office:value="0">
            <text:p>0.00</text:p>
          </table:table-cell>
          <table:table-cell table:formula="of:=100*[.G669]/([.F669]+[.G669])" ns41:value-type="float" table:style-name="TL Data" office:value-type="float" office:value="0">
            <text:p>0.0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K669:.M669])" ns41:value-type="float" table:style-name="TL Data" office:value-type="float" office:value="103">
            <text:p>103</text:p>
          </table:table-cell>
          <table:table-cell table:formula="of:=100*[.M669]/[.N669]" ns41:value-type="float" table:style-name="TL Data" office:value-type="float" office:value="0">
            <text:p>0.00</text:p>
          </table:table-cell>
          <table:table-cell table:formula="of:=100*[.M669]/([.L669]+[.M669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table:formula="of:=[.H669]+[.N669]+[.Q669]+[.R669]+[.T669]+[.U669]+[.V669]+[.W669]" ns41:value-type="float" table:style-name="TL Data" office:value-type="float" office:value="603">
            <text:p>6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asniel</text:p>
          </table:table-cell>
          <table:table-cell table:style-name="TL RowHeader"/>
          <table:table-cell table:style-name="ce23"/>
          <table:table-cell ns41:value-type="float" table:style-name="TL Data" office:value="3366" office:value-type="float">
            <text:p>336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table:formula="of:=SUM([.E670:.G670])" ns41:value-type="float" table:style-name="TL Data" office:value-type="float" office:value="363">
            <text:p>363</text:p>
          </table:table-cell>
          <table:table-cell table:formula="of:=100*[.G670]/[.H670]" ns41:value-type="float" table:style-name="TL Data" office:value-type="float" office:value="0">
            <text:p>0.00</text:p>
          </table:table-cell>
          <table:table-cell table:formula="of:=100*[.G670]/([.F670]+[.G670])" ns41:value-type="float" table:style-name="TL Data" office:value-type="float" office:value="0">
            <text:p>0.0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SUM([.K670:.M670])" ns41:value-type="float" table:style-name="TL Data" office:value-type="float" office:value="201">
            <text:p>201</text:p>
          </table:table-cell>
          <table:table-cell table:formula="of:=100*[.M670]/[.N670]" ns41:value-type="float" table:style-name="TL Data" office:value-type="float" office:value="0">
            <text:p>0.00</text:p>
          </table:table-cell>
          <table:table-cell table:formula="of:=100*[.M670]/([.L670]+[.M670])" ns41:value-type="float" table:style-name="TL Data" office:value-type="float" office:value="0">
            <text:p>0.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H670]+[.N670]+[.Q670]+[.R670]+[.T670]+[.U670]+[.V670]+[.W670]" ns41:value-type="float" table:style-name="TL Data" office:value-type="float" office:value="572">
            <text:p>57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esel</text:p>
          </table:table-cell>
          <table:table-cell table:style-name="TL RowHeader"/>
          <table:table-cell table:style-name="ce23"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table:formula="of:=SUM([.E671:.G671])" ns41:value-type="float" table:style-name="TL Data" office:value-type="float" office:value="300">
            <text:p>300</text:p>
          </table:table-cell>
          <table:table-cell table:formula="of:=100*[.G671]/[.H671]" ns41:value-type="float" table:style-name="TL Data" office:value-type="float" office:value="1">
            <text:p>1.00</text:p>
          </table:table-cell>
          <table:table-cell table:formula="of:=100*[.G671]/([.F671]+[.G671])" ns41:value-type="float" table:style-name="TL Data" office:value-type="float" office:value="4.54545454545455">
            <text:p>4.5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SUM([.K671:.M671])" ns41:value-type="float" table:style-name="TL Data" office:value-type="float" office:value="232">
            <text:p>232</text:p>
          </table:table-cell>
          <table:table-cell table:formula="of:=100*[.M671]/[.N671]" ns41:value-type="float" table:style-name="TL Data" office:value-type="float" office:value="0">
            <text:p>0.00</text:p>
          </table:table-cell>
          <table:table-cell table:formula="of:=100*[.M671]/([.L671]+[.M671])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671]+[.N671]+[.Q671]+[.R671]+[.T671]+[.U671]+[.V671]+[.W671]" ns41:value-type="float" table:style-name="TL Data" office:value-type="float" office:value="535">
            <text:p>5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Zwalmen</text:p>
          </table:table-cell>
          <table:table-cell table:style-name="TL RowHeader"/>
          <table:table-cell table:style-name="ce23"/>
          <table:table-cell ns41:value-type="float" table:style-name="TL Data" office:value="3595" office:value-type="float">
            <text:p>359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" office:value-type="float">
            <text:p>8</text:p>
          </table:table-cell>
          <table:table-cell table:formula="of:=SUM([.E672:.G672])" ns41:value-type="float" table:style-name="TL Data" office:value-type="float" office:value="330">
            <text:p>330</text:p>
          </table:table-cell>
          <table:table-cell table:formula="of:=100*[.G672]/[.H672]" ns41:value-type="float" table:style-name="TL Data" office:value-type="float" office:value="2.42424242424242">
            <text:p>2.42</text:p>
          </table:table-cell>
          <table:table-cell table:formula="of:=100*[.G672]/([.F672]+[.G672])" ns41:value-type="float" table:style-name="TL Data" office:value-type="float" office:value="8">
            <text:p>8.0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formula="of:=SUM([.K672:.M672])" ns41:value-type="float" table:style-name="TL Data" office:value-type="float" office:value="312">
            <text:p>312</text:p>
          </table:table-cell>
          <table:table-cell table:formula="of:=100*[.M672]/[.N672]" ns41:value-type="float" table:style-name="TL Data" office:value-type="float" office:value="0.320512820512821">
            <text:p>0.32</text:p>
          </table:table-cell>
          <table:table-cell table:formula="of:=100*[.M672]/([.L672]+[.M672])" ns41:value-type="float" table:style-name="TL Data" office:value-type="float" office:value="1.88679245283019">
            <office:annotation draw:style-name="gr1" svg:height="0.899cm" draw:caption-point-y="1.067cm" svg:width="2.268cm" svg:x="29.058cm" draw:caption-point-x="1.837cm" svg:y="304.007cm" draw:text-style-name="P1">
              <dc:creator>CDM</dc:creator>
              <dc:date>2014-12-12T00:00:00</dc:date>
              <text:p text:style-name="P1"><text:span text:style-name="T2">1,88</text:span></text:p>
            </office:annotation>
            <text:p>1.8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672]+[.N672]+[.Q672]+[.R672]+[.T672]+[.U672]+[.V672]+[.W672]" ns41:value-type="float" table:style-name="TL Data" office:value-type="float" office:value="662">
            <text:p>66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ek</text:p>
          </table:table-cell>
          <table:table-cell table:style-name="TL RowHeader"/>
          <table:table-cell table:style-name="ce23"/>
          <table:table-cell ns41:value-type="float" table:style-name="TL Data" office:value="3630" office:value-type="float">
            <text:p>363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8" office:value-type="float">
            <text:p>8</text:p>
          </table:table-cell>
          <table:table-cell table:formula="of:=SUM([.E673:.G673])" ns41:value-type="float" table:style-name="TL Data" office:value-type="float" office:value="439">
            <text:p>439</text:p>
          </table:table-cell>
          <table:table-cell table:formula="of:=100*[.G673]/[.H673]" ns41:value-type="float" table:style-name="TL Data" office:value-type="float" office:value="1.82232346241458">
            <text:p>1.82</text:p>
          </table:table-cell>
          <table:table-cell table:formula="of:=100*[.G673]/([.F673]+[.G673])" ns41:value-type="float" table:style-name="TL Data" office:value-type="float" office:value="3.2520325203252">
            <text:p>3.2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SUM([.K673:.M673])" ns41:value-type="float" table:style-name="TL Data" office:value-type="float" office:value="320">
            <text:p>320</text:p>
          </table:table-cell>
          <table:table-cell table:formula="of:=100*[.M673]/[.N673]" ns41:value-type="float" table:style-name="TL Data" office:value-type="float" office:value="0">
            <text:p>0.00</text:p>
          </table:table-cell>
          <table:table-cell table:formula="of:=100*[.M673]/([.L673]+[.M673])" ns41:value-type="float" table:style-name="TL Data" office:value-type="float" office:value="0">
            <text:p>0.0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[.H673]+[.N673]+[.Q673]+[.R673]+[.T673]+[.U673]+[.V673]+[.W673]" ns41:value-type="float" table:style-name="TL Data" office:value-type="float" office:value="771">
            <text:p>77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ieuwenhagen</text:p>
          </table:table-cell>
          <table:table-cell table:style-name="TL RowHeader"/>
          <table:table-cell table:style-name="ce23"/>
          <table:table-cell ns41:value-type="float" table:style-name="TL Data" office:value="3685" office:value-type="float">
            <text:p>368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" office:value-type="float">
            <text:p>6</text:p>
          </table:table-cell>
          <table:table-cell table:formula="of:=SUM([.E674:.G674])" ns41:value-type="float" table:style-name="TL Data" office:value-type="float" office:value="502">
            <text:p>502</text:p>
          </table:table-cell>
          <table:table-cell table:formula="of:=100*[.G674]/[.H674]" ns41:value-type="float" table:style-name="TL Data" office:value-type="float" office:value="1.19521912350598">
            <text:p>1.20</text:p>
          </table:table-cell>
          <table:table-cell table:formula="of:=100*[.G674]/([.F674]+[.G674])" ns41:value-type="float" table:style-name="TL Data" office:value-type="float" office:value="1.95439739413681">
            <text:p>1.9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K674:.M674])" ns41:value-type="float" table:style-name="TL Data" office:value-type="float" office:value="58">
            <text:p>58</text:p>
          </table:table-cell>
          <table:table-cell table:formula="of:=100*[.M674]/[.N674]" ns41:value-type="float" table:style-name="TL Data" office:value-type="float" office:value="0">
            <text:p>0.00</text:p>
          </table:table-cell>
          <table:table-cell table:formula="of:=100*[.M674]/([.L674]+[.M674])" ns41:value-type="float" table:style-name="TL Data" office:value-type="float" office:value="0">
            <text:p>0.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H674]+[.N674]+[.Q674]+[.R674]+[.T674]+[.U674]+[.V674]+[.W674]" ns41:value-type="float" table:style-name="TL Data" office:value-type="float" office:value="567">
            <text:p>567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oerendaal</text:p>
          </table:table-cell>
          <table:table-cell table:style-name="TL RowHeader"/>
          <table:table-cell table:style-name="ce23"/>
          <table:table-cell ns41:value-type="float" table:style-name="TL Data" office:value="3982" office:value-type="float">
            <text:p>398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" office:value-type="float">
            <text:p>5</text:p>
          </table:table-cell>
          <table:table-cell table:formula="of:=SUM([.E675:.G675])" ns41:value-type="float" table:style-name="TL Data" office:value-type="float" office:value="385">
            <text:p>385</text:p>
          </table:table-cell>
          <table:table-cell table:formula="of:=100*[.G675]/[.H675]" ns41:value-type="float" table:style-name="TL Data" office:value-type="float" office:value="1.2987012987013">
            <text:p>1.30</text:p>
          </table:table-cell>
          <table:table-cell table:formula="of:=100*[.G675]/([.F675]+[.G675])" ns41:value-type="float" table:style-name="TL Data" office:value-type="float" office:value="2.08333333333333">
            <office:annotation draw:style-name="gr1" svg:height="0.979cm" draw:caption-point-y="1.067cm" svg:width="1.651cm" svg:x="18.319cm" draw:caption-point-x="1.276cm" svg:y="305.356cm" draw:text-style-name="P1">
              <dc:creator>CDM</dc:creator>
              <dc:date>2014-12-12T00:00:00</dc:date>
              <text:p text:style-name="P1"><text:span text:style-name="T2">2,09</text:span></text:p>
            </office:annotation>
            <text:p>2.0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table:formula="of:=SUM([.K675:.M675])" ns41:value-type="float" table:style-name="TL Data" office:value-type="float" office:value="217">
            <text:p>217</text:p>
          </table:table-cell>
          <table:table-cell table:formula="of:=100*[.M675]/[.N675]" ns41:value-type="float" table:style-name="TL Data" office:value-type="float" office:value="0">
            <text:p>0.00</text:p>
          </table:table-cell>
          <table:table-cell table:formula="of:=100*[.M675]/([.L675]+[.M675])" ns41:value-type="float" table:style-name="TL Data" office:value-type="float" office:value="0">
            <text:p>0.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H675]+[.N675]+[.Q675]+[.R675]+[.T675]+[.U675]+[.V675]+[.W675]" ns41:value-type="float" table:style-name="TL Data" office:value-type="float" office:value="607">
            <text:p>607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Geleen</text:p>
          </table:table-cell>
          <table:table-cell table:style-name="TL RowHeader"/>
          <table:table-cell table:style-name="ce23"/>
          <table:table-cell ns41:value-type="float" table:style-name="TL Data" office:value="4108" office:value-type="float">
            <text:p>4108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676:.G676])" ns41:value-type="float" table:style-name="TL Data" office:value-type="float" office:value="570">
            <text:p>570</text:p>
          </table:table-cell>
          <table:table-cell table:formula="of:=100*[.G676]/[.H676]" ns41:value-type="float" table:style-name="TL Data" office:value-type="float" office:value="2.45614035087719">
            <text:p>2.46</text:p>
          </table:table-cell>
          <table:table-cell table:formula="of:=100*[.G676]/([.F676]+[.G676])" ns41:value-type="float" table:style-name="TL Data" office:value-type="float" office:value="4.82758620689655">
            <text:p>4.8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table:formula="of:=SUM([.K676:.M676])" ns41:value-type="float" table:style-name="TL Data" office:value-type="float" office:value="256">
            <text:p>256</text:p>
          </table:table-cell>
          <table:table-cell table:formula="of:=100*[.M676]/[.N676]" ns41:value-type="float" table:style-name="TL Data" office:value-type="float" office:value="0.78125">
            <text:p>0.78</text:p>
          </table:table-cell>
          <table:table-cell table:formula="of:=100*[.M676]/([.L676]+[.M676])" ns41:value-type="float" table:style-name="TL Data" office:value-type="float" office:value="3.57142857142857">
            <text:p>3.5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H676]+[.N676]+[.Q676]+[.R676]+[.T676]+[.U676]+[.V676]+[.W676]" ns41:value-type="float" table:style-name="TL Data" office:value-type="float" office:value="836">
            <text:p>83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ittern</text:p>
          </table:table-cell>
          <table:table-cell table:style-name="TL RowHeader"/>
          <table:table-cell table:style-name="ce23"/>
          <table:table-cell ns41:value-type="float" table:style-name="TL Data" office:value="4323" office:value-type="float">
            <text:p>432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677:.G677])" ns41:value-type="float" table:style-name="TL Data" office:value-type="float" office:value="768">
            <text:p>768</text:p>
          </table:table-cell>
          <table:table-cell table:formula="of:=100*[.G677]/[.H677]" ns41:value-type="float" table:style-name="TL Data" office:value-type="float" office:value="2.21354166666667">
            <text:p>2.21</text:p>
          </table:table-cell>
          <table:table-cell table:formula="of:=100*[.G677]/([.F677]+[.G677])" ns41:value-type="float" table:style-name="TL Data" office:value-type="float" office:value="4.56989247311828">
            <text:p>4.5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K677:.M677])" ns41:value-type="float" table:style-name="TL Data" office:value-type="float" office:value="64">
            <text:p>64</text:p>
          </table:table-cell>
          <table:table-cell table:formula="of:=100*[.M677]/[.N677]" ns41:value-type="float" table:style-name="TL Data" office:value-type="float" office:value="0">
            <text:p>0.00</text:p>
          </table:table-cell>
          <table:table-cell table:formula="of:=100*[.M677]/([.L677]+[.M677])" ns41:value-type="float" table:style-name="TL Data" office:value-type="float" office:value="0">
            <text:p>0.0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formula="of:=[.H677]+[.N677]+[.Q677]+[.R677]+[.T677]+[.U677]+[.V677]+[.W677]" ns41:value-type="float" table:style-name="TL Data" office:value-type="float" office:value="840">
            <text:p>84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Oud-Vroenhoven</text:p>
          </table:table-cell>
          <table:table-cell table:style-name="TL RowHeader"/>
          <table:table-cell table:style-name="ce23"/>
          <table:table-cell ns41:value-type="float" table:style-name="TL Data" office:value="4344" office:value-type="float">
            <text:p>434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93" office:value-type="float">
            <text:p>393</text:p>
          </table:table-cell>
          <table:table-cell table:style-name="TL Data"/>
          <table:table-cell table:formula="of:=SUM([.E678:.G678])" ns41:value-type="float" table:style-name="TL Data" office:value-type="float" office:value="467">
            <text:p>467</text:p>
          </table:table-cell>
          <table:table-cell table:formula="of:=100*[.G678]/[.H678]" ns41:value-type="float" table:style-name="TL Data" office:value-type="float" office:value="0">
            <text:p>0.00</text:p>
          </table:table-cell>
          <table:table-cell table:formula="of:=100*[.G678]/([.F678]+[.G678])" ns41:value-type="float" table:style-name="TL Data" office:value-type="float" office:value="0">
            <text:p>0.0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table:formula="of:=SUM([.K678:.M678])" ns41:value-type="float" table:style-name="TL Data" office:value-type="float" office:value="310">
            <text:p>310</text:p>
          </table:table-cell>
          <table:table-cell table:formula="of:=100*[.M678]/[.N678]" ns41:value-type="float" table:style-name="TL Data" office:value-type="float" office:value="0">
            <text:p>0.00</text:p>
          </table:table-cell>
          <table:table-cell table:formula="of:=100*[.M678]/([.L678]+[.M678])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678]+[.N678]+[.Q678]+[.R678]+[.T678]+[.U678]+[.V678]+[.W678]" ns41:value-type="float" table:style-name="TL Data" office:value-type="float" office:value="778">
            <text:p>77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er</text:p>
          </table:table-cell>
          <table:table-cell table:style-name="TL RowHeader"/>
          <table:table-cell table:style-name="ce23"/>
          <table:table-cell ns41:value-type="float" table:style-name="TL Data" office:value="5140" office:value-type="float">
            <text:p>514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" office:value-type="float">
            <text:p>5</text:p>
          </table:table-cell>
          <table:table-cell table:formula="of:=SUM([.E679:.G679])" ns41:value-type="float" table:style-name="TL Data" office:value-type="float" office:value="396">
            <text:p>396</text:p>
          </table:table-cell>
          <table:table-cell table:formula="of:=100*[.G679]/[.H679]" ns41:value-type="float" table:style-name="TL Data" office:value-type="float" office:value="1.26262626262626">
            <text:p>1.26</text:p>
          </table:table-cell>
          <table:table-cell table:formula="of:=100*[.G679]/([.F679]+[.G679])" ns41:value-type="float" table:style-name="TL Data" office:value-type="float" office:value="1.98412698412698">
            <office:annotation draw:style-name="gr1" svg:height="1.111cm" draw:caption-point-y="1.068cm" svg:width="1.596cm" svg:x="18.319cm" draw:caption-point-x="1.276cm" svg:y="307.155cm" draw:text-style-name="P1">
              <dc:creator>CDM</dc:creator>
              <dc:date>2014-12-12T00:00:00</dc:date>
              <text:p text:style-name="P1"><text:span text:style-name="T2">1,99</text:span></text:p>
            </office:annotation>
            <text:p>1.9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SUM([.K679:.M679])" ns41:value-type="float" table:style-name="TL Data" office:value-type="float" office:value="132">
            <text:p>132</text:p>
          </table:table-cell>
          <table:table-cell table:formula="of:=100*[.M679]/[.N679]" ns41:value-type="float" table:style-name="TL Data" office:value-type="float" office:value="0">
            <text:p>0.00</text:p>
          </table:table-cell>
          <table:table-cell table:formula="of:=100*[.M679]/([.L679]+[.M679])" ns41:value-type="float" table:style-name="TL Data" office:value-type="float" office:value="0">
            <text:p>0.00</text:p>
          </table:table-cell>
          <table:table-cell table:style-name="TL Data" table:number-columns-repeated="7"/>
          <table:table-cell table:formula="of:=[.H679]+[.N679]+[.Q679]+[.R679]+[.T679]+[.U679]+[.V679]+[.W679]" ns41:value-type="float" table:style-name="TL Data" office:value-type="float" office:value="528">
            <text:p>52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lden</text:p>
          </table:table-cell>
          <table:table-cell table:style-name="TL RowHeader"/>
          <table:table-cell table:style-name="ce23"/>
          <table:table-cell ns41:value-type="float" table:style-name="TL Data" office:value="5550" office:value-type="float">
            <text:p>5550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style-name="TL Data"/>
          <table:table-cell table:formula="of:=SUM([.E680:.G680])" ns41:value-type="float" table:style-name="TL Data" office:value-type="float" office:value="122">
            <text:p>122</text:p>
          </table:table-cell>
          <table:table-cell table:formula="of:=100*[.G680]/[.H680]" ns41:value-type="float" table:style-name="TL Data" office:value-type="float" office:value="0">
            <text:p>0.00</text:p>
          </table:table-cell>
          <table:table-cell table:formula="of:=100*[.G680]/([.F680]+[.G680])" ns41:value-type="float" table:style-name="TL Data" office:value-type="float" office:value="0">
            <text:p>0.0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SUM([.K680:.M680])" ns41:value-type="float" table:style-name="TL Data" office:value-type="float" office:value="444">
            <text:p>444</text:p>
          </table:table-cell>
          <table:table-cell table:formula="of:=100*[.M680]/[.N680]" ns41:value-type="float" table:style-name="TL Data" office:value-type="float" office:value="0">
            <text:p>0.00</text:p>
          </table:table-cell>
          <table:table-cell table:formula="of:=100*[.M680]/([.L680]+[.M680])" ns41:value-type="float" table:style-name="TL Data" office:value-type="float" office:value="0">
            <text:p>0.00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6"/>
          <table:table-cell table:formula="of:=[.H680]+[.N680]+[.Q680]+[.R680]+[.T680]+[.U680]+[.V680]+[.W680]" ns41:value-type="float" table:style-name="TL Data" office:value-type="float" office:value="612">
            <text:p>612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Nederweert</text:p>
          </table:table-cell>
          <table:table-cell table:style-name="TL RowHeader"/>
          <table:table-cell table:style-name="ce23"/>
          <table:table-cell ns41:value-type="float" table:style-name="TL Data" office:value="6128" office:value-type="float">
            <text:p>6128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343" office:value-type="float">
            <text:p>343</text:p>
          </table:table-cell>
          <table:table-cell table:style-name="TL Data"/>
          <table:table-cell table:formula="of:=SUM([.E681:.G681])" ns41:value-type="float" table:style-name="TL Data" office:value-type="float" office:value="987">
            <text:p>987</text:p>
          </table:table-cell>
          <table:table-cell table:formula="of:=100*[.G681]/[.H681]" ns41:value-type="float" table:style-name="TL Data" office:value-type="float" office:value="0">
            <text:p>0.00</text:p>
          </table:table-cell>
          <table:table-cell table:formula="of:=100*[.G681]/([.F681]+[.G681])" ns41:value-type="float" table:style-name="TL Data" office:value-type="float" office:value="0">
            <text:p>0.00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table:formula="of:=SUM([.K681:.M681])" ns41:value-type="float" table:style-name="TL Data" office:value-type="float" office:value="102">
            <text:p>102</text:p>
          </table:table-cell>
          <table:table-cell table:formula="of:=100*[.M681]/[.N681]" ns41:value-type="float" table:style-name="TL Data" office:value-type="float" office:value="0">
            <text:p>0.00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6"/>
          <table:table-cell table:formula="of:=[.H681]+[.N681]+[.Q681]+[.R681]+[.T681]+[.U681]+[.V681]+[.W681]" ns41:value-type="float" table:style-name="TL Data" office:value-type="float" office:value="1121">
            <text:p>1121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rst</text:p>
          </table:table-cell>
          <table:table-cell table:style-name="TL RowHeader"/>
          <table:table-cell table:style-name="ce23"/>
          <table:table-cell ns41:value-type="float" table:style-name="TL Data" office:value="6480" office:value-type="float">
            <text:p>6480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" office:value-type="float">
            <text:p>1</text:p>
          </table:table-cell>
          <table:table-cell table:formula="of:=SUM([.E682:.G682])" ns41:value-type="float" table:style-name="TL Data" office:value-type="float" office:value="876">
            <text:p>876</text:p>
          </table:table-cell>
          <table:table-cell table:formula="of:=100*[.G682]/[.H682]" ns41:value-type="float" table:style-name="TL Data" office:value-type="float" office:value="0.114155251141553">
            <text:p>0.11</text:p>
          </table:table-cell>
          <table:table-cell table:formula="of:=100*[.G682]/([.F682]+[.G682])" ns41:value-type="float" table:style-name="TL Data" office:value-type="float" office:value="0.574712643678161">
            <text:p>0.5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K682:.M682])" ns41:value-type="float" table:style-name="TL Data" office:value-type="float" office:value="115">
            <text:p>115</text:p>
          </table:table-cell>
          <table:table-cell table:formula="of:=100*[.M682]/[.N682]" ns41:value-type="float" table:style-name="TL Data" office:value-type="float" office:value="0">
            <text:p>0.00</text:p>
          </table:table-cell>
          <table:table-cell table:formula="of:=100*[.M682]/([.L682]+[.M682])" ns41:value-type="float" table:style-name="TL Data" office:value-type="float" office:value="0">
            <text:p>0.00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682]+[.N682]+[.Q682]+[.R682]+[.T682]+[.U682]+[.V682]+[.W682]" ns41:value-type="float" table:style-name="TL Data" office:value-type="float" office:value="1069">
            <text:p>106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ergen</text:p>
          </table:table-cell>
          <table:table-cell table:style-name="TL RowHeader"/>
          <table:table-cell table:style-name="ce23"/>
          <table:table-cell ns41:value-type="float" table:style-name="TL Data" office:value="6613" office:value-type="float">
            <text:p>661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" office:value-type="float">
            <text:p>5</text:p>
          </table:table-cell>
          <table:table-cell table:formula="of:=SUM([.E683:.G683])" ns41:value-type="float" table:style-name="TL Data" office:value-type="float" office:value="267">
            <text:p>267</text:p>
          </table:table-cell>
          <table:table-cell table:formula="of:=100*[.G683]/[.H683]" ns41:value-type="float" table:style-name="TL Data" office:value-type="float" office:value="1.87265917602996">
            <text:p>1.87</text:p>
          </table:table-cell>
          <table:table-cell table:formula="of:=100*[.G683]/([.F683]+[.G683])" ns41:value-type="float" table:style-name="TL Data" office:value-type="float" office:value="7.57575757575758">
            <text:p>7.58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table:formula="of:=SUM([.K683:.M683])" ns41:value-type="float" table:style-name="TL Data" office:value-type="float" office:value="750">
            <text:p>750</text:p>
          </table:table-cell>
          <table:table-cell table:formula="of:=100*[.M683]/[.N683]" ns41:value-type="float" table:style-name="TL Data" office:value-type="float" office:value="0.266666666666667">
            <text:p>0.27</text:p>
          </table:table-cell>
          <table:table-cell table:formula="of:=100*[.M683]/([.L683]+[.M683])" ns41:value-type="float" table:style-name="TL Data" office:value-type="float" office:value="3.57142857142857">
            <text:p>3.57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6"/>
          <table:table-cell table:formula="of:=[.H683]+[.N683]+[.Q683]+[.R683]+[.T683]+[.U683]+[.V683]+[.W683]" ns41:value-type="float" table:style-name="TL Data" office:value-type="float" office:value="1088">
            <text:p>108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Brunssum</text:p>
          </table:table-cell>
          <table:table-cell table:style-name="TL RowHeader"/>
          <table:table-cell table:style-name="ce23"/>
          <table:table-cell ns41:value-type="float" table:style-name="TL Data" office:value="7059" office:value-type="float">
            <text:p>705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" office:value-type="float">
            <text:p>2</text:p>
          </table:table-cell>
          <table:table-cell table:formula="of:=SUM([.E684:.G684])" ns41:value-type="float" table:style-name="TL Data" office:value-type="float" office:value="1107">
            <text:p>1107</text:p>
          </table:table-cell>
          <table:table-cell table:formula="of:=100*[.G684]/[.H684]" ns41:value-type="float" table:style-name="TL Data" office:value-type="float" office:value="0.1806684733514">
            <text:p>0.18</text:p>
          </table:table-cell>
          <table:table-cell table:formula="of:=100*[.G684]/([.F684]+[.G684])" ns41:value-type="float" table:style-name="TL Data" office:value-type="float" office:value="0.217627856365615">
            <text:p>0.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SUM([.K684:.M684])" ns41:value-type="float" table:style-name="TL Data" office:value-type="float" office:value="36">
            <text:p>36</text:p>
          </table:table-cell>
          <table:table-cell table:formula="of:=100*[.M684]/[.N684]" ns41:value-type="float" table:style-name="TL Data" office:value-type="float" office:value="0">
            <text:p>0.00</text:p>
          </table:table-cell>
          <table:table-cell table:formula="of:=100*[.M684]/([.L684]+[.M684])" ns41:value-type="float" table:style-name="TL Data" office:value-type="float" office:value="0">
            <text:p>0.0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H684]+[.N684]+[.Q684]+[.R684]+[.T684]+[.U684]+[.V684]+[.W684]" ns41:value-type="float" table:style-name="TL Data" office:value-type="float" office:value="1215">
            <text:p>1215</text:p>
          </table:table-cell>
          <table:table-cell ns41:value-type="float" table:style-name="TL Data" office:value="531" office:value-type="float">
            <text:p>53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chaesberg</text:p>
          </table:table-cell>
          <table:table-cell table:style-name="TL RowHeader"/>
          <table:table-cell table:style-name="ce23"/>
          <table:table-cell ns41:value-type="float" table:style-name="TL Data" office:value="7271" office:value-type="float">
            <text:p>727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685:.G685])" ns41:value-type="float" table:style-name="TL Data" office:value-type="float" office:value="1009">
            <text:p>1009</text:p>
          </table:table-cell>
          <table:table-cell table:formula="of:=100*[.G685]/[.H685]" ns41:value-type="float" table:style-name="TL Data" office:value-type="float" office:value="2.2794846382557">
            <text:p>2.28</text:p>
          </table:table-cell>
          <table:table-cell table:formula="of:=100*[.G685]/([.F685]+[.G685])" ns41:value-type="float" table:style-name="TL Data" office:value-type="float" office:value="2.92249047013977">
            <text:p>2.9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SUM([.K685:.M685])" ns41:value-type="float" table:style-name="TL Data" office:value-type="float" office:value="104">
            <text:p>104</text:p>
          </table:table-cell>
          <table:table-cell table:formula="of:=100*[.M685]/[.N685]" ns41:value-type="float" table:style-name="TL Data" office:value-type="float" office:value="0">
            <text:p>0.00</text:p>
          </table:table-cell>
          <table:table-cell table:formula="of:=100*[.M685]/([.L685]+[.M685])" ns41:value-type="float" table:style-name="TL Data" office:value-type="float" office:value="0">
            <text:p>0.00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685]+[.N685]+[.Q685]+[.R685]+[.T685]+[.U685]+[.V685]+[.W685]" ns41:value-type="float" table:style-name="TL Data" office:value-type="float" office:value="1214">
            <text:p>1214</text:p>
          </table:table-cell>
          <table:table-cell ns41:value-type="float" table:style-name="TL Data" office:value="466" office:value-type="float">
            <text:p>466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eerssen</text:p>
          </table:table-cell>
          <table:table-cell table:style-name="TL RowHeader"/>
          <table:table-cell table:style-name="ce23"/>
          <table:table-cell ns41:value-type="float" table:style-name="TL Data" office:value="7483" office:value-type="float">
            <text:p>748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4" office:value-type="float">
            <text:p>4</text:p>
          </table:table-cell>
          <table:table-cell table:formula="of:=SUM([.E686:.G686])" ns41:value-type="float" table:style-name="TL Data" office:value-type="float" office:value="1090">
            <text:p>1090</text:p>
          </table:table-cell>
          <table:table-cell table:formula="of:=100*[.G686]/[.H686]" ns41:value-type="float" table:style-name="TL Data" office:value-type="float" office:value="0.36697247706422">
            <text:p>0.37</text:p>
          </table:table-cell>
          <table:table-cell table:formula="of:=100*[.G686]/([.F686]+[.G686])" ns41:value-type="float" table:style-name="TL Data" office:value-type="float" office:value="0.520156046814044">
            <text:p>0.5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table:formula="of:=SUM([.K686:.M686])" ns41:value-type="float" table:style-name="TL Data" office:value-type="float" office:value="186">
            <text:p>186</text:p>
          </table:table-cell>
          <table:table-cell table:formula="of:=100*[.M686]/[.N686]" ns41:value-type="float" table:style-name="TL Data" office:value-type="float" office:value="0">
            <text:p>0.00</text:p>
          </table:table-cell>
          <table:table-cell table:formula="of:=100*[.M686]/([.L686]+[.M686])" ns41:value-type="float" table:style-name="TL Data" office:value-type="float" office:value="0">
            <text:p>0.0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formula="of:=[.H686]+[.N686]+[.Q686]+[.R686]+[.T686]+[.U686]+[.V686]+[.W686]" ns41:value-type="float" table:style-name="TL Data" office:value-type="float" office:value="1290">
            <text:p>129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oensbroek</text:p>
          </table:table-cell>
          <table:table-cell table:style-name="TL RowHeader"/>
          <table:table-cell table:style-name="ce23"/>
          <table:table-cell ns41:value-type="float" table:style-name="TL Data" office:value="7612" office:value-type="float">
            <text:p>761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2" office:value-type="float">
            <text:p>2</text:p>
          </table:table-cell>
          <table:table-cell table:formula="of:=SUM([.E687:.G687])" ns41:value-type="float" table:style-name="TL Data" office:value-type="float" office:value="928">
            <text:p>928</text:p>
          </table:table-cell>
          <table:table-cell table:formula="of:=100*[.G687]/[.H687]" ns41:value-type="float" table:style-name="TL Data" office:value-type="float" office:value="0.21551724137931">
            <text:p>0.22</text:p>
          </table:table-cell>
          <table:table-cell table:formula="of:=100*[.G687]/([.F687]+[.G687])" ns41:value-type="float" table:style-name="TL Data" office:value-type="float" office:value="0.256739409499358">
            <text:p>0.2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SUM([.K687:.M687])" ns41:value-type="float" table:style-name="TL Data" office:value-type="float" office:value="131">
            <text:p>131</text:p>
          </table:table-cell>
          <table:table-cell table:formula="of:=100*[.M687]/[.N687]" ns41:value-type="float" table:style-name="TL Data" office:value-type="float" office:value="0">
            <text:p>0.00</text:p>
          </table:table-cell>
          <table:table-cell table:formula="of:=100*[.M687]/([.L687]+[.M687])" ns41:value-type="float" table:style-name="TL Data" office:value-type="float" office:value="0">
            <text:p>0.0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formula="of:=[.H687]+[.N687]+[.Q687]+[.R687]+[.T687]+[.U687]+[.V687]+[.W687]" ns41:value-type="float" table:style-name="TL Data" office:value-type="float" office:value="1136">
            <text:p>1136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Echt</text:p>
          </table:table-cell>
          <table:table-cell table:style-name="TL RowHeader"/>
          <table:table-cell table:style-name="ce23"/>
          <table:table-cell ns41:value-type="float" table:style-name="TL Data" office:value="8566" office:value-type="float">
            <text:p>8566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688:.G688])" ns41:value-type="float" table:style-name="TL Data" office:value-type="float" office:value="1128">
            <text:p>1128</text:p>
          </table:table-cell>
          <table:table-cell table:formula="of:=100*[.G688]/[.H688]" ns41:value-type="float" table:style-name="TL Data" office:value-type="float" office:value="2.3936170212766">
            <text:p>2.39</text:p>
          </table:table-cell>
          <table:table-cell table:formula="of:=100*[.G688]/([.F688]+[.G688])" ns41:value-type="float" table:style-name="TL Data" office:value-type="float" office:value="9.44055944055944">
            <text:p>9.4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SUM([.K688:.M688])" ns41:value-type="float" table:style-name="TL Data" office:value-type="float" office:value="171">
            <text:p>171</text:p>
          </table:table-cell>
          <table:table-cell table:formula="of:=100*[.M688]/[.N688]" ns41:value-type="float" table:style-name="TL Data" office:value-type="float" office:value="0">
            <text:p>0.00</text:p>
          </table:table-cell>
          <table:table-cell table:formula="of:=100*[.M688]/([.L688]+[.M688])" ns41:value-type="float" table:style-name="TL Data" office:value-type="float" office:value="0">
            <text:p>0.0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688]+[.N688]+[.Q688]+[.R688]+[.T688]+[.U688]+[.V688]+[.W688]" ns41:value-type="float" table:style-name="TL Data" office:value-type="float" office:value="1356">
            <text:p>13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Tegelen</text:p>
          </table:table-cell>
          <table:table-cell table:style-name="TL RowHeader"/>
          <table:table-cell table:style-name="ce23"/>
          <table:table-cell ns41:value-type="float" table:style-name="TL Data" office:value="8869" office:value-type="float">
            <text:p>8869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689:.G689])" ns41:value-type="float" table:style-name="TL Data" office:value-type="float" office:value="922">
            <text:p>922</text:p>
          </table:table-cell>
          <table:table-cell table:formula="of:=100*[.G689]/[.H689]" ns41:value-type="float" table:style-name="TL Data" office:value-type="float" office:value="1.62689804772234">
            <text:p>1.63</text:p>
          </table:table-cell>
          <table:table-cell table:formula="of:=100*[.G689]/([.F689]+[.G689])" ns41:value-type="float" table:style-name="TL Data" office:value-type="float" office:value="2.71739130434783">
            <text:p>2.7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formula="of:=SUM([.K689:.M689])" ns41:value-type="float" table:style-name="TL Data" office:value-type="float" office:value="241">
            <text:p>241</text:p>
          </table:table-cell>
          <table:table-cell table:formula="of:=100*[.M689]/[.N689]" ns41:value-type="float" table:style-name="TL Data" office:value-type="float" office:value="0.4149377593361">
            <text:p>0.41</text:p>
          </table:table-cell>
          <table:table-cell table:formula="of:=100*[.M689]/([.L689]+[.M689])" ns41:value-type="float" table:style-name="TL Data" office:value-type="float" office:value="1.61290322580645">
            <text:p>1.6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H689]+[.N689]+[.Q689]+[.R689]+[.T689]+[.U689]+[.V689]+[.W689]" ns41:value-type="float" table:style-name="TL Data" office:value-type="float" office:value="1214">
            <text:p>12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aals</text:p>
          </table:table-cell>
          <table:table-cell table:style-name="TL RowHeader"/>
          <table:table-cell table:style-name="ce23"/>
          <table:table-cell ns41:value-type="float" table:style-name="TL Data" office:value="8989" office:value-type="float">
            <text:p>898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013" office:value-type="float">
            <text:p>1013</text:p>
          </table:table-cell>
          <table:table-cell table:style-name="TL Data"/>
          <table:table-cell table:formula="of:=SUM([.E690:.G690])" ns41:value-type="float" table:style-name="TL Data" office:value-type="float" office:value="1335">
            <text:p>1335</text:p>
          </table:table-cell>
          <table:table-cell table:formula="of:=100*[.G690]/[.H690]" ns41:value-type="float" table:style-name="TL Data" office:value-type="float" office:value="0">
            <text:p>0.00</text:p>
          </table:table-cell>
          <table:table-cell table:formula="of:=100*[.G690]/([.F690]+[.G690])" ns41:value-type="float" table:style-name="TL Data" office:value-type="float" office:value="0">
            <text:p>0.0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/>
          <table:table-cell table:formula="of:=SUM([.K690:.M690])" ns41:value-type="float" table:style-name="TL Data" office:value-type="float" office:value="298">
            <text:p>298</text:p>
          </table:table-cell>
          <table:table-cell table:formula="of:=100*[.M690]/[.N690]" ns41:value-type="float" table:style-name="TL Data" office:value-type="float" office:value="0">
            <text:p>0.00</text:p>
          </table:table-cell>
          <table:table-cell table:formula="of:=100*[.M690]/([.L690]+[.M690])" ns41:value-type="float" table:style-name="TL Data" office:value-type="float" office:value="0">
            <text:p>0.0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6"/>
          <table:table-cell table:formula="of:=[.H690]+[.N690]+[.Q690]+[.R690]+[.T690]+[.U690]+[.V690]+[.W690]" ns41:value-type="float" table:style-name="TL Data" office:value-type="float" office:value="1673">
            <text:p>1673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enray</text:p>
          </table:table-cell>
          <table:table-cell table:style-name="TL RowHeader"/>
          <table:table-cell table:style-name="ce23"/>
          <table:table-cell ns41:value-type="float" table:style-name="TL Data" office:value="9661" office:value-type="float">
            <text:p>9661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" office:value-type="float">
            <text:p>6</text:p>
          </table:table-cell>
          <table:table-cell table:formula="of:=SUM([.E691:.G691])" ns41:value-type="float" table:style-name="TL Data" office:value-type="float" office:value="1106">
            <text:p>1106</text:p>
          </table:table-cell>
          <table:table-cell table:formula="of:=100*[.G691]/[.H691]" ns41:value-type="float" table:style-name="TL Data" office:value-type="float" office:value="0.54249547920434">
            <text:p>0.54</text:p>
          </table:table-cell>
          <table:table-cell table:formula="of:=100*[.G691]/([.F691]+[.G691])" ns41:value-type="float" table:style-name="TL Data" office:value-type="float" office:value="5.04201680672269">
            <text:p>5.0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formula="of:=SUM([.K691:.M691])" ns41:value-type="float" table:style-name="TL Data" office:value-type="float" office:value="150">
            <text:p>150</text:p>
          </table:table-cell>
          <table:table-cell table:formula="of:=100*[.M691]/[.N691]" ns41:value-type="float" table:style-name="TL Data" office:value-type="float" office:value="0.666666666666667">
            <text:p>0.67</text:p>
          </table:table-cell>
          <table:table-cell table:formula="of:=100*[.M691]/([.L691]+[.M691])" ns41:value-type="float" table:style-name="TL Data" office:value-type="float" office:value="2.7027027027027">
            <text:p>2.7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H691]+[.N691]+[.Q691]+[.R691]+[.T691]+[.U691]+[.V691]+[.W691]" ns41:value-type="float" table:style-name="TL Data" office:value-type="float" office:value="1284">
            <text:p>128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Sittard</text:p>
          </table:table-cell>
          <table:table-cell table:style-name="TL RowHeader"/>
          <table:table-cell table:style-name="ce23"/>
          <table:table-cell ns41:value-type="float" table:style-name="TL Data" office:value="10602" office:value-type="float">
            <text:p>1060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2" office:value-type="float">
            <text:p>2</text:p>
          </table:table-cell>
          <table:table-cell table:formula="of:=SUM([.E692:.G692])" ns41:value-type="float" table:style-name="TL Data" office:value-type="float" office:value="1128">
            <text:p>1128</text:p>
          </table:table-cell>
          <table:table-cell table:formula="of:=100*[.G692]/[.H692]" ns41:value-type="float" table:style-name="TL Data" office:value-type="float" office:value="0.177304964539007">
            <text:p>0.18</text:p>
          </table:table-cell>
          <table:table-cell table:formula="of:=100*[.G692]/([.F692]+[.G692])" ns41:value-type="float" table:style-name="TL Data" office:value-type="float" office:value="0.239234449760766">
            <text:p>0.24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/>
          <table:table-cell table:formula="of:=SUM([.K692:.M692])" ns41:value-type="float" table:style-name="TL Data" office:value-type="float" office:value="679">
            <text:p>679</text:p>
          </table:table-cell>
          <table:table-cell table:formula="of:=100*[.M692]/[.N692]" ns41:value-type="float" table:style-name="TL Data" office:value-type="float" office:value="0">
            <text:p>0.00</text:p>
          </table:table-cell>
          <table:table-cell table:formula="of:=100*[.M692]/([.L692]+[.M692])" ns41:value-type="float" table:style-name="TL Data" office:value-type="float" office:value="0">
            <text:p>0.0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692]+[.N692]+[.Q692]+[.R692]+[.T692]+[.U692]+[.V692]+[.W692]" ns41:value-type="float" table:style-name="TL Data" office:value-type="float" office:value="1856">
            <text:p>185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Maasbree</text:p>
          </table:table-cell>
          <table:table-cell table:style-name="TL RowHeader"/>
          <table:table-cell table:style-name="ce23"/>
          <table:table-cell ns41:value-type="float" table:style-name="TL Data" office:value="10990" office:value-type="float">
            <text:p>1099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" office:value-type="float">
            <text:p>4</text:p>
          </table:table-cell>
          <table:table-cell table:formula="of:=SUM([.E693:.G693])" ns41:value-type="float" table:style-name="TL Data" office:value-type="float" office:value="972">
            <text:p>972</text:p>
          </table:table-cell>
          <table:table-cell table:formula="of:=100*[.G693]/[.H693]" ns41:value-type="float" table:style-name="TL Data" office:value-type="float" office:value="0.411522633744856">
            <text:p>0.41</text:p>
          </table:table-cell>
          <table:table-cell table:formula="of:=100*[.G693]/([.F693]+[.G693])" ns41:value-type="float" table:style-name="TL Data" office:value-type="float" office:value="0.930232558139535">
            <text:p>0.93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table:formula="of:=SUM([.K693:.M693])" ns41:value-type="float" table:style-name="TL Data" office:value-type="float" office:value="794">
            <text:p>794</text:p>
          </table:table-cell>
          <table:table-cell table:formula="of:=100*[.M693]/[.N693]" ns41:value-type="float" table:style-name="TL Data" office:value-type="float" office:value="0.251889168765743">
            <text:p>0.25</text:p>
          </table:table-cell>
          <table:table-cell table:formula="of:=100*[.M693]/([.L693]+[.M693])" ns41:value-type="float" table:style-name="TL Data" office:value-type="float" office:value="2.63157894736842">
            <text:p>2.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H693]+[.N693]+[.Q693]+[.R693]+[.T693]+[.U693]+[.V693]+[.W693]" ns41:value-type="float" table:style-name="TL Data" office:value-type="float" office:value="1778">
            <text:p>1778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Weert</text:p>
          </table:table-cell>
          <table:table-cell table:style-name="TL RowHeader"/>
          <table:table-cell table:style-name="ce23"/>
          <table:table-cell ns41:value-type="float" table:style-name="TL Data" office:value="12452" office:value-type="float">
            <text:p>1245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59" office:value-type="float">
            <text:p>559</text:p>
          </table:table-cell>
          <table:table-cell table:style-name="TL Data"/>
          <table:table-cell table:formula="of:=SUM([.E694:.G694])" ns41:value-type="float" table:style-name="TL Data" office:value-type="float" office:value="783">
            <text:p>783</text:p>
          </table:table-cell>
          <table:table-cell table:formula="of:=100*[.G694]/[.H694]" ns41:value-type="float" table:style-name="TL Data" office:value-type="float" office:value="0">
            <text:p>0.00</text:p>
          </table:table-cell>
          <table:table-cell table:formula="of:=100*[.G694]/([.F694]+[.G694])" ns41:value-type="float" table:style-name="TL Data" office:value-type="float" office:value="0">
            <text:p>0.0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table:formula="of:=SUM([.K694:.M694])" ns41:value-type="float" table:style-name="TL Data" office:value-type="float" office:value="266">
            <text:p>266</text:p>
          </table:table-cell>
          <table:table-cell table:formula="of:=100*[.M694]/[.N694]" ns41:value-type="float" table:style-name="TL Data" office:value-type="float" office:value="0">
            <text:p>0.00</text:p>
          </table:table-cell>
          <table:table-cell table:formula="of:=100*[.M694]/([.L694]+[.M694])" ns41:value-type="float" table:style-name="TL Data" office:value-type="float" office:value="0">
            <text:p>0.0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H694]+[.N694]+[.Q694]+[.R694]+[.T694]+[.U694]+[.V694]+[.W694]" ns41:value-type="float" table:style-name="TL Data" office:value-type="float" office:value="1068">
            <text:p>10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table:style-name="TL RowHeader"/>
          <table:table-cell table:style-name="ce23"/>
          <table:table-cell ns41:value-type="float" table:style-name="TL Data" office:value="15607" office:value-type="float">
            <text:p>15607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6" office:value-type="float">
            <text:p>6</text:p>
          </table:table-cell>
          <table:table-cell table:formula="of:=SUM([.E695:.G695])" ns41:value-type="float" table:style-name="TL Data" office:value-type="float" office:value="2117">
            <text:p>2117</text:p>
          </table:table-cell>
          <table:table-cell table:formula="of:=100*[.G695]/[.H695]" ns41:value-type="float" table:style-name="TL Data" office:value-type="float" office:value="0.283419933868682">
            <text:p>0.28</text:p>
          </table:table-cell>
          <table:table-cell table:formula="of:=100*[.G695]/([.F695]+[.G695])" ns41:value-type="float" table:style-name="TL Data" office:value-type="float" office:value="0.357142857142857">
            <text:p>0.3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25" office:value-type="float">
            <text:p>325</text:p>
          </table:table-cell>
          <table:table-cell table:style-name="TL Data"/>
          <table:table-cell table:formula="of:=SUM([.K695:.M695])" ns41:value-type="float" table:style-name="TL Data" office:value-type="float" office:value="768">
            <text:p>768</text:p>
          </table:table-cell>
          <table:table-cell table:formula="of:=100*[.M695]/[.N695]" ns41:value-type="float" table:style-name="TL Data" office:value-type="float" office:value="0">
            <text:p>0.00</text:p>
          </table:table-cell>
          <table:table-cell table:formula="of:=100*[.M695]/([.L695]+[.M695])" ns41:value-type="float" table:style-name="TL Data" office:value-type="float" office:value="0">
            <text:p>0.0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695]+[.N695]+[.Q695]+[.R695]+[.T695]+[.U695]+[.V695]+[.W695]" ns41:value-type="float" table:style-name="TL Data" office:value-type="float" office:value="3022">
            <text:p>30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Venlo</text:p>
          </table:table-cell>
          <table:table-cell table:style-name="TL RowHeader"/>
          <table:table-cell table:style-name="ce23"/>
          <table:table-cell ns41:value-type="float" table:style-name="TL Data" office:value="22290" office:value-type="float">
            <text:p>22290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2226" office:value-type="float">
            <text:p>2226</text:p>
          </table:table-cell>
          <table:table-cell table:style-name="TL Data"/>
          <table:table-cell table:formula="of:=SUM([.E696:.G696])" ns41:value-type="float" table:style-name="TL Data" office:value-type="float" office:value="2877">
            <text:p>2877</text:p>
          </table:table-cell>
          <table:table-cell table:formula="of:=100*[.G696]/[.H696]" ns41:value-type="float" table:style-name="TL Data" office:value-type="float" office:value="0">
            <text:p>0.00</text:p>
          </table:table-cell>
          <table:table-cell table:formula="of:=100*[.G696]/([.F696]+[.G696])" ns41:value-type="float" table:style-name="TL Data" office:value-type="float" office:value="0">
            <text:p>0.0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79" office:value-type="float">
            <text:p>479</text:p>
          </table:table-cell>
          <table:table-cell table:style-name="TL Data"/>
          <table:table-cell table:formula="of:=SUM([.K696:.M696])" ns41:value-type="float" table:style-name="TL Data" office:value-type="float" office:value="997">
            <text:p>997</text:p>
          </table:table-cell>
          <table:table-cell table:formula="of:=100*[.M696]/[.N696]" ns41:value-type="float" table:style-name="TL Data" office:value-type="float" office:value="0">
            <text:p>0.00</text:p>
          </table:table-cell>
          <table:table-cell table:formula="of:=100*[.M696]/([.L696]+[.M696])" ns41:value-type="float" table:style-name="TL Data" office:value-type="float" office:value="0">
            <text:p>0.00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H696]+[.N696]+[.Q696]+[.R696]+[.T696]+[.U696]+[.V696]+[.W696]" ns41:value-type="float" table:style-name="TL Data" office:value-type="float" office:value="3982">
            <text:p>398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Kerkrade</text:p>
          </table:table-cell>
          <table:table-cell table:style-name="TL RowHeader"/>
          <table:table-cell table:style-name="ce23"/>
          <table:table-cell ns41:value-type="float" table:style-name="TL Data" office:value="27607" office:value-type="float">
            <text:p>27607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2963" office:value-type="float">
            <text:p>2963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697:.G697])" ns41:value-type="float" table:style-name="TL Data" office:value-type="float" office:value="4089">
            <text:p>4089</text:p>
          </table:table-cell>
          <table:table-cell table:formula="of:=100*[.G697]/[.H697]" ns41:value-type="float" table:style-name="TL Data" office:value-type="float" office:value="0.709219858156028">
            <text:p>0.71</text:p>
          </table:table-cell>
          <table:table-cell table:formula="of:=100*[.G697]/([.F697]+[.G697])" ns41:value-type="float" table:style-name="TL Data" office:value-type="float" office:value="0.969251336898396">
            <text:p>0.9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/>
          <table:table-cell table:formula="of:=SUM([.K697:.M697])" ns41:value-type="float" table:style-name="TL Data" office:value-type="float" office:value="521">
            <text:p>521</text:p>
          </table:table-cell>
          <table:table-cell table:formula="of:=100*[.M697]/[.N697]" ns41:value-type="float" table:style-name="TL Data" office:value-type="float" office:value="0">
            <text:p>0.00</text:p>
          </table:table-cell>
          <table:table-cell table:formula="of:=100*[.M697]/([.L697]+[.M697])" ns41:value-type="float" table:style-name="TL Data" office:value-type="float" office:value="0">
            <text:p>0.00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table:style-name="TL Data" table:number-columns-repeated="3"/>
          <table:table-cell table:formula="of:=[.H697]+[.N697]+[.Q697]+[.R697]+[.T697]+[.U697]+[.V697]+[.W697]" ns41:value-type="float" table:style-name="TL Data" office:value-type="float" office:value="4700">
            <text:p>4700</text:p>
          </table:table-cell>
          <table:table-cell table:style-name="TL Data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TL RowHeader" office:value-type="string">
            <text:p>Heerlen</text:p>
          </table:table-cell>
          <table:table-cell table:style-name="TL RowHeader"/>
          <table:table-cell table:style-name="ce23"/>
          <table:table-cell ns41:value-type="float" table:style-name="TL Data" office:value="27666" office:value-type="float">
            <text:p>27666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2786" office:value-type="float">
            <text:p>2786</text:p>
          </table:table-cell>
          <table:table-cell ns41:value-type="float" table:style-name="TL Data" office:value="143" office:value-type="float">
            <text:p>143</text:p>
          </table:table-cell>
          <table:table-cell table:formula="of:=SUM([.E698:.G698])" ns41:value-type="float" table:style-name="TL Data" office:value-type="float" office:value="3597">
            <text:p>3597</text:p>
          </table:table-cell>
          <table:table-cell table:formula="of:=100*[.G698]/[.H698]" ns41:value-type="float" table:style-name="TL Data" office:value-type="float" office:value="3.97553516819572">
            <office:annotation draw:style-name="gr1" svg:height="1.032cm" draw:caption-point-y="1.068cm" svg:width="2.241cm" svg:x="16.529cm" draw:caption-point-x="0.269cm" svg:y="315.701cm" draw:text-style-name="P1">
              <dc:creator>CDM</dc:creator>
              <dc:date>2014-12-12T00:00:00</dc:date>
              <text:p text:style-name="P1"><text:span text:style-name="T2">3,99</text:span></text:p>
            </office:annotation>
            <text:p>3.98</text:p>
          </table:table-cell>
          <table:table-cell table:formula="of:=100*[.G698]/([.F698]+[.G698])" ns41:value-type="float" table:style-name="TL Data" office:value-type="float" office:value="4.88221235916695">
            <text:p>4.8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5" office:value-type="float">
            <text:p>5</text:p>
          </table:table-cell>
          <table:table-cell table:formula="of:=SUM([.K698:.M698])" ns41:value-type="float" table:style-name="TL Data" office:value-type="float" office:value="659">
            <text:p>659</text:p>
          </table:table-cell>
          <table:table-cell table:formula="of:=100*[.M698]/[.N698]" ns41:value-type="float" table:style-name="TL Data" office:value-type="float" office:value="0.758725341426404">
            <text:p>0.76</text:p>
          </table:table-cell>
          <table:table-cell table:formula="of:=100*[.M698]/([.L698]+[.M698])" ns41:value-type="float" table:style-name="TL Data" office:value-type="float" office:value="1.61290322580645">
            <text:p>1.6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2" office:value-type="float">
            <text:p>192</text:p>
          </table:table-cell>
          <table:table-cell table:style-name="TL Data" table:number-columns-repeated="3"/>
          <table:table-cell table:formula="of:=[.H698]+[.N698]+[.Q698]+[.R698]+[.T698]+[.U698]+[.V698]+[.W698]" ns41:value-type="float" table:style-name="TL Data" office:value-type="float" office:value="4482">
            <text:p>4482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Maastricht</text:p>
          </table:table-cell>
          <table:table-cell table:style-name="TL RowHeader"/>
          <table:table-cell table:style-name="ce23"/>
          <table:table-cell ns41:value-type="float" table:style-name="TL Data" office:value="40941" office:value-type="float">
            <text:p>40941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6493" office:value-type="float">
            <text:p>6493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699:.G699])" ns41:value-type="float" table:style-name="TL Data" office:value-type="float" office:value="7096">
            <text:p>7096</text:p>
          </table:table-cell>
          <table:table-cell table:formula="of:=100*[.G699]/[.H699]" ns41:value-type="float" table:style-name="TL Data" office:value-type="float" office:value="0.676437429537768">
            <text:p>0.68</text:p>
          </table:table-cell>
          <table:table-cell table:formula="of:=100*[.G699]/([.F699]+[.G699])" ns41:value-type="float" table:style-name="TL Data" office:value-type="float" office:value="0.733832747286348">
            <text:p>0.7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9" office:value-type="float">
            <text:p>9</text:p>
          </table:table-cell>
          <table:table-cell table:formula="of:=SUM([.K699:.M699])" ns41:value-type="float" table:style-name="TL Data" office:value-type="float" office:value="1341">
            <text:p>1341</text:p>
          </table:table-cell>
          <table:table-cell table:formula="of:=100*[.M699]/[.N699]" ns41:value-type="float" table:style-name="TL Data" office:value-type="float" office:value="0.671140939597315">
            <text:p>0.67</text:p>
          </table:table-cell>
          <table:table-cell table:formula="of:=100*[.M699]/([.L699]+[.M699])" ns41:value-type="float" table:style-name="TL Data" office:value-type="float" office:value="1.03806228373702">
            <text:p>1.04</text:p>
          </table:table-cell>
          <table:table-cell ns41:value-type="float" table:style-name="TL Data" office:value="289" office:value-type="float">
            <text:p>289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table:formula="of:=[.H699]+[.N699]+[.Q699]+[.R699]+[.T699]+[.U699]+[.V699]+[.W699]" ns41:value-type="float" table:style-name="TL Data" office:value-type="float" office:value="8805">
            <text:p>8805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ce98" office:value-type="string">
            <text:p>WT</text:p>
          </table:table-cell>
          <table:table-cell ns41:value-type="string" table:style-name="ce104" office:value-type="string">
            <text:p>1919_00_T1</text:p>
          </table:table-cell>
          <table:table-cell ns41:value-type="float" table:style-name="ce104" office:value="26" office:value-type="float">
            <text:p>26</text:p>
          </table:table-cell>
          <table:table-cell ns41:value-type="float" table:style-name="ce111" office:value="27" office:value-type="float">
            <text:p>27</text:p>
          </table:table-cell>
          <table:table-cell ns41:value-type="string" table:style-name="ce104" office:value-type="string">
            <text:p>LI</text:p>
          </table:table-cell>
          <table:table-cell ns41:value-type="string" table:style-name="ce118" office:value-type="string">
            <text:p>21_0189</text:p>
          </table:table-cell>
          <table:table-cell table:number-columns-repeated="992"/>
        </table:table-row>
        <table:table-row table:style-name="ro1">
          <table:table-cell table:style-name="ce11"/>
          <table:table-cell table:style-name="ce23" table:number-columns-repeated="3"/>
          <table:table-cell table:style-name="ce38"/>
          <table:table-cell table:style-name="ce23" table:number-columns-repeated="2"/>
          <table:table-cell table:style-name="ce45" table:number-columns-repeated="3"/>
          <table:table-cell table:style-name="ce11" table:number-columns-repeated="2"/>
          <table:table-cell table:style-name="ce59"/>
          <table:table-cell table:style-name="ce11" table:number-columns-repeated="13"/>
          <table:table-cell table:style-name="ce99" table:number-columns-repeated="3"/>
          <table:table-cell table:style-name="ce110"/>
          <table:table-cell table:style-name="ce99" table:number-columns-repeated="2"/>
          <table:table-cell table:number-columns-repeated="992"/>
        </table:table-row>
        <table:table-row table:style-name="ro5">
          <table:table-cell ns41:value-type="string" table:style-name="TL Metadata" office:value-type="string">
            <text:p>1) In de gemeenten, wier namen van een * zijn voorzien, heeft de telling zich niet over de geheele gemeente uitgestrekt, doch slechts over de bebouwde kom of kommen.</text:p>
          </table:table-cell>
          <table:table-cell table:style-name="ce24" table:number-columns-repeated="3"/>
          <table:table-cell/>
          <table:table-cell table:style-name="ce12" table:number-columns-repeated="2"/>
          <table:table-cell table:style-name="ce44" table:number-columns-repeated="3"/>
          <table:table-cell table:style-name="ce24" table:number-columns-repeated="16"/>
          <table:table-cell table:style-name="ce100" table:number-columns-repeated="3"/>
          <table:table-cell table:style-name="ce109"/>
          <table:table-cell table:style-name="ce100"/>
          <table:table-cell table:style-name="ce116"/>
          <table:table-cell table:number-columns-repeated="992"/>
        </table:table-row>
        <table:table-row table:style-name="ro5">
          <table:table-cell ns41:value-type="string" table:style-name="TL Metadata" office:value-type="string">
            <text:p>2) Onbewoonde noodwoning.</text:p>
          </table:table-cell>
          <table:table-cell table:style-name="ce11" table:number-columns-repeated="3"/>
          <table:table-cell table:style-name="ce23" table:number-columns-repeated="3"/>
          <table:table-cell table:style-name="ce45" table:number-columns-repeated="3"/>
          <table:table-cell table:style-name="ce11" table:number-columns-repeated="16"/>
          <table:table-cell table:style-name="ce99" table:number-columns-repeated="3"/>
          <table:table-cell table:style-name="ce110"/>
          <table:table-cell table:style-name="ce99"/>
          <table:table-cell table:style-name="ce117"/>
          <table:table-cell table:number-columns-repeated="992"/>
        </table:table-row>
        <table:table-row table:style-name="ro5">
          <table:table-cell ns41:value-type="string" table:style-name="TL Metadata" office:value-type="string">
            <text:p>3) Hieronder 1 onbewoonde noodwoning.</text:p>
          </table:table-cell>
          <table:table-cell table:style-name="ce11" table:number-columns-repeated="3"/>
          <table:table-cell table:style-name="ce23" table:number-columns-repeated="3"/>
          <table:table-cell table:style-name="ce45" table:number-columns-repeated="3"/>
          <table:table-cell table:style-name="ce11" table:number-columns-repeated="16"/>
          <table:table-cell table:style-name="ce99" table:number-columns-repeated="3"/>
          <table:table-cell table:style-name="ce110"/>
          <table:table-cell table:style-name="ce99"/>
          <table:table-cell table:style-name="ce117"/>
          <table:table-cell table:number-columns-repeated="992"/>
        </table:table-row>
        <table:table-row table:style-name="ro5">
          <table:table-cell ns41:value-type="string" table:style-name="TL Metadata" office:value-type="string">
            <text:p>4) Hieronder 5 onbewoonde noodwoningen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5) Hieronder 2 onbewoonde noodwoningen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6) Onbewoonde noodwoningen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7) Hieronder 4 onbewoonde noodwoningen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8) Onbewoonde noodwoningen 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9) Hieronder 7 onbewoonde noodwoningen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10) Onbewoonde noodwoningen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11) Hieronder 37 onbewoonde noodwoningen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12) Hieronder 1 onbewoonde noodwoning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13) Hieronder 8 onbewoonde noodwoningen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14) Onbewoonde noodwoning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TL Metadata" office:value-type="string">
            <text:p>15) Hieronder 2 onbewoonde noodwoningen.</text:p>
          </table:table-cell>
          <table:table-cell table:style-name="ce11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1">
          <table:table-cell ns41:value-type="string" table:style-name="TL Metadata" office:value-type="string">
            <text:p>16) Hieronder 8 onbewoonde noodwoningen.</text:p>
          </table:table-cell>
          <table:table-cell table:style-name="ce25" table:number-columns-repeated="25"/>
          <table:table-cell table:style-name="ce102" table:number-columns-repeated="5"/>
          <table:table-cell table:style-name="ce120"/>
          <table:table-cell table:number-columns-repeated="992"/>
        </table:table-row>
        <table:table-row table:style-name="ro5" table:number-rows-repeated="10478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T1919_20_Tabel_20_1" style:page-layout-name="Mpm3" style:display-name="PageStyle_WT1919 Tabel 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BV/IT/IS</meta:initial-creator>
    <meta:creation-date>2003-10-24T14:38:13</meta:creation-date>
    <dc:creator>henkl</dc:creator>
    <dc:date>2004-10-12T12:27:44</dc:date>
    <meta:document-statistic meta:object-count="0" meta:cell-count="15679" meta:table-count="1"/>
    <meta:generator>ODFPY/1.3.0dev</meta:generator>
  </office:meta>
</office:document-meta>
</file>